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3" table:style-name="ta1">
        <table:shapes>
          <draw:frame draw:z-index="0" draw:style-name="gr1" draw:text-style-name="P1" svg:width="26.966cm" svg:height="15.174cm" svg:x="12.976cm" svg:y="0.478cm">
            <draw:object draw:notify-on-update-of-ranges="LOGGER03.B1:LOGGER03.B1 LOGGER03.B2:LOGGER03.B1756 LOGGER03.C1:LOGGER03.C1 LOGGER03.C2:LOGGER03.C17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42" calcext:value-type="float">
            <text:p>15042</text:p>
          </table:table-cell>
          <table:table-cell table:formula="of:=[.A3]/1000/(60*60*24)" office:value-type="time" office:time-value="PT00H00M15.042S" calcext:value-type="time">
            <text:p>00:0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1.03" calcext:value-type="float">
            <text:p>1.03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31042" calcext:value-type="float">
            <text:p>31042</text:p>
          </table:table-cell>
          <table:table-cell table:formula="of:=[.A4]/1000/(60*60*24)" office:value-type="time" office:time-value="PT00H00M31.042S" calcext:value-type="time">
            <text:p>00:0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2.12" calcext:value-type="float">
            <text:p>2.12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47042" calcext:value-type="float">
            <text:p>47042</text:p>
          </table:table-cell>
          <table:table-cell table:formula="of:=[.A5]/1000/(60*60*24)" office:value-type="time" office:time-value="PT00H00M47.042S" calcext:value-type="time">
            <text:p>00:0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3.21" calcext:value-type="float">
            <text:p>3.21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63042" calcext:value-type="float">
            <text:p>63042</text:p>
          </table:table-cell>
          <table:table-cell table:formula="of:=[.A6]/1000/(60*60*24)" office:value-type="time" office:time-value="PT00H01M03.042S" calcext:value-type="time">
            <text:p>00:0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4.31" calcext:value-type="float">
            <text:p>4.31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float" office:value="79042" calcext:value-type="float">
            <text:p>79042</text:p>
          </table:table-cell>
          <table:table-cell table:formula="of:=[.A7]/1000/(60*60*24)" office:value-type="time" office:time-value="PT00H01M19.042S" calcext:value-type="time">
            <text:p>00:01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5.4" calcext:value-type="float">
            <text:p>5.4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95042" calcext:value-type="float">
            <text:p>95042</text:p>
          </table:table-cell>
          <table:table-cell table:formula="of:=[.A8]/1000/(60*60*24)" office:value-type="time" office:time-value="PT00H01M35.042S" calcext:value-type="time">
            <text:p>00:0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6.49" calcext:value-type="float">
            <text:p>6.49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111042" calcext:value-type="float">
            <text:p>111042</text:p>
          </table:table-cell>
          <table:table-cell table:formula="of:=[.A9]/1000/(60*60*24)" office:value-type="time" office:time-value="PT00H01M51.042S" calcext:value-type="time">
            <text:p>00:01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4.18" calcext:value-type="float">
            <text:p>304.18</text:p>
          </table:table-cell>
          <table:table-cell office:value-type="float" office:value="7.58" calcext:value-type="float">
            <text:p>7.5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127042" calcext:value-type="float">
            <text:p>127042</text:p>
          </table:table-cell>
          <table:table-cell table:formula="of:=[.A10]/1000/(60*60*24)" office:value-type="time" office:time-value="PT00H02M07.042S" calcext:value-type="time">
            <text:p>00:0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8.67" calcext:value-type="float">
            <text:p>8.67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float" office:value="143042" calcext:value-type="float">
            <text:p>143042</text:p>
          </table:table-cell>
          <table:table-cell table:formula="of:=[.A11]/1000/(60*60*24)" office:value-type="time" office:time-value="PT00H02M23.042S" calcext:value-type="time">
            <text:p>00:0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9.76" calcext:value-type="float">
            <text:p>9.76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159042" calcext:value-type="float">
            <text:p>159042</text:p>
          </table:table-cell>
          <table:table-cell table:formula="of:=[.A12]/1000/(60*60*24)" office:value-type="time" office:time-value="PT00H02M39.042S" calcext:value-type="time">
            <text:p>00:0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10.84" calcext:value-type="float">
            <text:p>10.84</text:p>
          </table:table-cell>
          <table:table-cell office:value-type="float" office:value="13.44" calcext:value-type="float">
            <text:p>13.44</text:p>
          </table:table-cell>
        </table:table-row>
        <table:table-row table:style-name="ro1">
          <table:table-cell office:value-type="float" office:value="175042" calcext:value-type="float">
            <text:p>175042</text:p>
          </table:table-cell>
          <table:table-cell table:formula="of:=[.A13]/1000/(60*60*24)" office:value-type="time" office:time-value="PT00H02M55.042S" calcext:value-type="time">
            <text:p>00:0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11.93" calcext:value-type="float">
            <text:p>11.93</text:p>
          </table:table-cell>
          <table:table-cell office:value-type="float" office:value="14.79" calcext:value-type="float">
            <text:p>14.79</text:p>
          </table:table-cell>
        </table:table-row>
        <table:table-row table:style-name="ro1">
          <table:table-cell office:value-type="float" office:value="191042" calcext:value-type="float">
            <text:p>191042</text:p>
          </table:table-cell>
          <table:table-cell table:formula="of:=[.A14]/1000/(60*60*24)" office:value-type="time" office:time-value="PT00H03M11.042S" calcext:value-type="time">
            <text:p>00:0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13.02" calcext:value-type="float">
            <text:p>13.02</text:p>
          </table:table-cell>
          <table:table-cell office:value-type="float" office:value="16.13" calcext:value-type="float">
            <text:p>16.13</text:p>
          </table:table-cell>
        </table:table-row>
        <table:table-row table:style-name="ro1">
          <table:table-cell office:value-type="float" office:value="207042" calcext:value-type="float">
            <text:p>207042</text:p>
          </table:table-cell>
          <table:table-cell table:formula="of:=[.A15]/1000/(60*60*24)" office:value-type="time" office:time-value="PT00H03M27.042S" calcext:value-type="time">
            <text:p>00:03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14.11" calcext:value-type="float">
            <text:p>14.11</text:p>
          </table:table-cell>
          <table:table-cell office:value-type="float" office:value="17.47" calcext:value-type="float">
            <text:p>17.47</text:p>
          </table:table-cell>
        </table:table-row>
        <table:table-row table:style-name="ro1">
          <table:table-cell office:value-type="float" office:value="223042" calcext:value-type="float">
            <text:p>223042</text:p>
          </table:table-cell>
          <table:table-cell table:formula="of:=[.A16]/1000/(60*60*24)" office:value-type="time" office:time-value="PT00H03M43.042S" calcext:value-type="time">
            <text:p>00:0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4.4" calcext:value-type="float">
            <text:p>244.4</text:p>
          </table:table-cell>
          <table:table-cell office:value-type="float" office:value="302.19" calcext:value-type="float">
            <text:p>302.19</text:p>
          </table:table-cell>
          <table:table-cell office:value-type="float" office:value="15.19" calcext:value-type="float">
            <text:p>15.19</text:p>
          </table:table-cell>
          <table:table-cell office:value-type="float" office:value="18.81" calcext:value-type="float">
            <text:p>18.81</text:p>
          </table:table-cell>
        </table:table-row>
        <table:table-row table:style-name="ro1">
          <table:table-cell office:value-type="float" office:value="239042" calcext:value-type="float">
            <text:p>239042</text:p>
          </table:table-cell>
          <table:table-cell table:formula="of:=[.A17]/1000/(60*60*24)" office:value-type="time" office:time-value="PT00H03M59.042S" calcext:value-type="time">
            <text:p>00:0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4.3" calcext:value-type="float">
            <text:p>244.3</text:p>
          </table:table-cell>
          <table:table-cell office:value-type="float" office:value="302.06" calcext:value-type="float">
            <text:p>302.06</text:p>
          </table:table-cell>
          <table:table-cell office:value-type="float" office:value="16.28" calcext:value-type="float">
            <text:p>16.28</text:p>
          </table:table-cell>
          <table:table-cell office:value-type="float" office:value="20.15" calcext:value-type="float">
            <text:p>20.15</text:p>
          </table:table-cell>
        </table:table-row>
        <table:table-row table:style-name="ro1">
          <table:table-cell office:value-type="float" office:value="255042" calcext:value-type="float">
            <text:p>255042</text:p>
          </table:table-cell>
          <table:table-cell table:formula="of:=[.A18]/1000/(60*60*24)" office:value-type="time" office:time-value="PT00H04M15.042S" calcext:value-type="time">
            <text:p>00:04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7.37" calcext:value-type="float">
            <text:p>17.37</text:p>
          </table:table-cell>
          <table:table-cell office:value-type="float" office:value="21.49" calcext:value-type="float">
            <text:p>21.49</text:p>
          </table:table-cell>
        </table:table-row>
        <table:table-row table:style-name="ro1">
          <table:table-cell office:value-type="float" office:value="271042" calcext:value-type="float">
            <text:p>271042</text:p>
          </table:table-cell>
          <table:table-cell table:formula="of:=[.A19]/1000/(60*60*24)" office:value-type="time" office:time-value="PT00H04M31.042S" calcext:value-type="time">
            <text:p>00:04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8.45" calcext:value-type="float">
            <text:p>18.45</text:p>
          </table:table-cell>
          <table:table-cell office:value-type="float" office:value="22.83" calcext:value-type="float">
            <text:p>22.83</text:p>
          </table:table-cell>
        </table:table-row>
        <table:table-row table:style-name="ro1">
          <table:table-cell office:value-type="float" office:value="287042" calcext:value-type="float">
            <text:p>287042</text:p>
          </table:table-cell>
          <table:table-cell table:formula="of:=[.A20]/1000/(60*60*24)" office:value-type="time" office:time-value="PT00H04M47.042S" calcext:value-type="time">
            <text:p>00:04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19.54" calcext:value-type="float">
            <text:p>19.54</text:p>
          </table:table-cell>
          <table:table-cell office:value-type="float" office:value="24.17" calcext:value-type="float">
            <text:p>24.17</text:p>
          </table:table-cell>
        </table:table-row>
        <table:table-row table:style-name="ro1">
          <table:table-cell office:value-type="float" office:value="303042" calcext:value-type="float">
            <text:p>303042</text:p>
          </table:table-cell>
          <table:table-cell table:formula="of:=[.A21]/1000/(60*60*24)" office:value-type="time" office:time-value="PT00H05M03.042S" calcext:value-type="time">
            <text:p>00:05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20.62" calcext:value-type="float">
            <text:p>20.62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319042" calcext:value-type="float">
            <text:p>319042</text:p>
          </table:table-cell>
          <table:table-cell table:formula="of:=[.A22]/1000/(60*60*24)" office:value-type="time" office:time-value="PT00H05M19.042S" calcext:value-type="time">
            <text:p>00:05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21.7" calcext:value-type="float">
            <text:p>21.7</text:p>
          </table:table-cell>
          <table:table-cell office:value-type="float" office:value="26.84" calcext:value-type="float">
            <text:p>26.84</text:p>
          </table:table-cell>
        </table:table-row>
        <table:table-row table:style-name="ro1">
          <table:table-cell office:value-type="float" office:value="335042" calcext:value-type="float">
            <text:p>335042</text:p>
          </table:table-cell>
          <table:table-cell table:formula="of:=[.A23]/1000/(60*60*24)" office:value-type="time" office:time-value="PT00H05M35.042S" calcext:value-type="time">
            <text:p>00:0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22.79" calcext:value-type="float">
            <text:p>22.79</text:p>
          </table:table-cell>
          <table:table-cell office:value-type="float" office:value="28.17" calcext:value-type="float">
            <text:p>28.17</text:p>
          </table:table-cell>
        </table:table-row>
        <table:table-row table:style-name="ro1">
          <table:table-cell office:value-type="float" office:value="351042" calcext:value-type="float">
            <text:p>351042</text:p>
          </table:table-cell>
          <table:table-cell table:formula="of:=[.A24]/1000/(60*60*24)" office:value-type="time" office:time-value="PT00H05M51.042S" calcext:value-type="time">
            <text:p>00:05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23.87" calcext:value-type="float">
            <text:p>23.87</text:p>
          </table:table-cell>
          <table:table-cell office:value-type="float" office:value="29.51" calcext:value-type="float">
            <text:p>29.51</text:p>
          </table:table-cell>
        </table:table-row>
        <table:table-row table:style-name="ro1">
          <table:table-cell office:value-type="float" office:value="367042" calcext:value-type="float">
            <text:p>367042</text:p>
          </table:table-cell>
          <table:table-cell table:formula="of:=[.A25]/1000/(60*60*24)" office:value-type="time" office:time-value="PT00H06M07.042S" calcext:value-type="time">
            <text:p>00:06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24.95" calcext:value-type="float">
            <text:p>24.95</text:p>
          </table:table-cell>
          <table:table-cell office:value-type="float" office:value="30.84" calcext:value-type="float">
            <text:p>30.84</text:p>
          </table:table-cell>
        </table:table-row>
        <table:table-row table:style-name="ro1">
          <table:table-cell office:value-type="float" office:value="383042" calcext:value-type="float">
            <text:p>383042</text:p>
          </table:table-cell>
          <table:table-cell table:formula="of:=[.A26]/1000/(60*60*24)" office:value-type="time" office:time-value="PT00H06M23.042S" calcext:value-type="time">
            <text:p>00:0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26.04" calcext:value-type="float">
            <text:p>26.04</text:p>
          </table:table-cell>
          <table:table-cell office:value-type="float" office:value="32.17" calcext:value-type="float">
            <text:p>32.17</text:p>
          </table:table-cell>
        </table:table-row>
        <table:table-row table:style-name="ro1">
          <table:table-cell office:value-type="float" office:value="399042" calcext:value-type="float">
            <text:p>399042</text:p>
          </table:table-cell>
          <table:table-cell table:formula="of:=[.A27]/1000/(60*60*24)" office:value-type="time" office:time-value="PT00H06M39.042S" calcext:value-type="time">
            <text:p>00:06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27.12" calcext:value-type="float">
            <text:p>27.12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415042" calcext:value-type="float">
            <text:p>415042</text:p>
          </table:table-cell>
          <table:table-cell table:formula="of:=[.A28]/1000/(60*60*24)" office:value-type="time" office:time-value="PT00H06M55.042S" calcext:value-type="time">
            <text:p>00:0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28.2" calcext:value-type="float">
            <text:p>28.2</text:p>
          </table:table-cell>
          <table:table-cell office:value-type="float" office:value="34.83" calcext:value-type="float">
            <text:p>34.83</text:p>
          </table:table-cell>
        </table:table-row>
        <table:table-row table:style-name="ro1">
          <table:table-cell office:value-type="float" office:value="431042" calcext:value-type="float">
            <text:p>431042</text:p>
          </table:table-cell>
          <table:table-cell table:formula="of:=[.A29]/1000/(60*60*24)" office:value-type="time" office:time-value="PT00H07M11.042S" calcext:value-type="time">
            <text:p>00:07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29.28" calcext:value-type="float">
            <text:p>29.28</text:p>
          </table:table-cell>
          <table:table-cell office:value-type="float" office:value="36.16" calcext:value-type="float">
            <text:p>36.16</text:p>
          </table:table-cell>
        </table:table-row>
        <table:table-row table:style-name="ro1">
          <table:table-cell office:value-type="float" office:value="447042" calcext:value-type="float">
            <text:p>447042</text:p>
          </table:table-cell>
          <table:table-cell table:formula="of:=[.A30]/1000/(60*60*24)" office:value-type="time" office:time-value="PT00H07M27.042S" calcext:value-type="time">
            <text:p>00:07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30.37" calcext:value-type="float">
            <text:p>30.37</text:p>
          </table:table-cell>
          <table:table-cell office:value-type="float" office:value="37.49" calcext:value-type="float">
            <text:p>37.49</text:p>
          </table:table-cell>
        </table:table-row>
        <table:table-row table:style-name="ro1">
          <table:table-cell office:value-type="float" office:value="463042" calcext:value-type="float">
            <text:p>463042</text:p>
          </table:table-cell>
          <table:table-cell table:formula="of:=[.A31]/1000/(60*60*24)" office:value-type="time" office:time-value="PT00H07M43.042S" calcext:value-type="time">
            <text:p>00:07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31.45" calcext:value-type="float">
            <text:p>31.45</text:p>
          </table:table-cell>
          <table:table-cell office:value-type="float" office:value="38.81" calcext:value-type="float">
            <text:p>38.81</text:p>
          </table:table-cell>
        </table:table-row>
        <table:table-row table:style-name="ro1">
          <table:table-cell office:value-type="float" office:value="479042" calcext:value-type="float">
            <text:p>479042</text:p>
          </table:table-cell>
          <table:table-cell table:formula="of:=[.A32]/1000/(60*60*24)" office:value-type="time" office:time-value="PT00H07M59.042S" calcext:value-type="time">
            <text:p>00:07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32.53" calcext:value-type="float">
            <text:p>32.53</text:p>
          </table:table-cell>
          <table:table-cell office:value-type="float" office:value="40.14" calcext:value-type="float">
            <text:p>40.14</text:p>
          </table:table-cell>
        </table:table-row>
        <table:table-row table:style-name="ro1">
          <table:table-cell office:value-type="float" office:value="495042" calcext:value-type="float">
            <text:p>495042</text:p>
          </table:table-cell>
          <table:table-cell table:formula="of:=[.A33]/1000/(60*60*24)" office:value-type="time" office:time-value="PT00H08M15.042S" calcext:value-type="time">
            <text:p>00:08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33.61" calcext:value-type="float">
            <text:p>33.61</text:p>
          </table:table-cell>
          <table:table-cell office:value-type="float" office:value="41.47" calcext:value-type="float">
            <text:p>41.47</text:p>
          </table:table-cell>
        </table:table-row>
        <table:table-row table:style-name="ro1">
          <table:table-cell office:value-type="float" office:value="511042" calcext:value-type="float">
            <text:p>511042</text:p>
          </table:table-cell>
          <table:table-cell table:formula="of:=[.A34]/1000/(60*60*24)" office:value-type="time" office:time-value="PT00H08M31.042S" calcext:value-type="time">
            <text:p>00:08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34.69" calcext:value-type="float">
            <text:p>34.69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float" office:value="527042" calcext:value-type="float">
            <text:p>527042</text:p>
          </table:table-cell>
          <table:table-cell table:formula="of:=[.A35]/1000/(60*60*24)" office:value-type="time" office:time-value="PT00H08M47.042S" calcext:value-type="time">
            <text:p>00:0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35.77" calcext:value-type="float">
            <text:p>35.77</text:p>
          </table:table-cell>
          <table:table-cell office:value-type="float" office:value="44.12" calcext:value-type="float">
            <text:p>44.12</text:p>
          </table:table-cell>
        </table:table-row>
        <table:table-row table:style-name="ro1">
          <table:table-cell office:value-type="float" office:value="543041" calcext:value-type="float">
            <text:p>543041</text:p>
          </table:table-cell>
          <table:table-cell table:formula="of:=[.A36]/1000/(60*60*24)" office:value-type="time" office:time-value="PT00H09M03.041S" calcext:value-type="time">
            <text:p>00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36.85" calcext:value-type="float">
            <text:p>36.85</text:p>
          </table:table-cell>
          <table:table-cell office:value-type="float" office:value="45.45" calcext:value-type="float">
            <text:p>45.45</text:p>
          </table:table-cell>
        </table:table-row>
        <table:table-row table:style-name="ro1">
          <table:table-cell office:value-type="float" office:value="559042" calcext:value-type="float">
            <text:p>559042</text:p>
          </table:table-cell>
          <table:table-cell table:formula="of:=[.A37]/1000/(60*60*24)" office:value-type="time" office:time-value="PT00H09M19.042S" calcext:value-type="time">
            <text:p>00:0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37.93" calcext:value-type="float">
            <text:p>37.93</text:p>
          </table:table-cell>
          <table:table-cell office:value-type="float" office:value="46.77" calcext:value-type="float">
            <text:p>46.77</text:p>
          </table:table-cell>
        </table:table-row>
        <table:table-row table:style-name="ro1">
          <table:table-cell office:value-type="float" office:value="575041" calcext:value-type="float">
            <text:p>575041</text:p>
          </table:table-cell>
          <table:table-cell table:formula="of:=[.A38]/1000/(60*60*24)" office:value-type="time" office:time-value="PT00H09M35.041S" calcext:value-type="time">
            <text:p>00:0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39.01" calcext:value-type="float">
            <text:p>39.01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float" office:value="591042" calcext:value-type="float">
            <text:p>591042</text:p>
          </table:table-cell>
          <table:table-cell table:formula="of:=[.A39]/1000/(60*60*24)" office:value-type="time" office:time-value="PT00H09M51.042S" calcext:value-type="time">
            <text:p>00:0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40.09" calcext:value-type="float">
            <text:p>40.09</text:p>
          </table:table-cell>
          <table:table-cell office:value-type="float" office:value="49.42" calcext:value-type="float">
            <text:p>49.42</text:p>
          </table:table-cell>
        </table:table-row>
        <table:table-row table:style-name="ro1">
          <table:table-cell office:value-type="float" office:value="607042" calcext:value-type="float">
            <text:p>607042</text:p>
          </table:table-cell>
          <table:table-cell table:formula="of:=[.A40]/1000/(60*60*24)" office:value-type="time" office:time-value="PT00H10M07.042S" calcext:value-type="time">
            <text:p>00:1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41.17" calcext:value-type="float">
            <text:p>41.17</text:p>
          </table:table-cell>
          <table:table-cell office:value-type="float" office:value="50.74" calcext:value-type="float">
            <text:p>50.74</text:p>
          </table:table-cell>
        </table:table-row>
        <table:table-row table:style-name="ro1">
          <table:table-cell office:value-type="float" office:value="623042" calcext:value-type="float">
            <text:p>623042</text:p>
          </table:table-cell>
          <table:table-cell table:formula="of:=[.A41]/1000/(60*60*24)" office:value-type="time" office:time-value="PT00H10M23.042S" calcext:value-type="time">
            <text:p>00:1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42.25" calcext:value-type="float">
            <text:p>42.25</text:p>
          </table:table-cell>
          <table:table-cell office:value-type="float" office:value="52.07" calcext:value-type="float">
            <text:p>52.07</text:p>
          </table:table-cell>
        </table:table-row>
        <table:table-row table:style-name="ro1">
          <table:table-cell office:value-type="float" office:value="639042" calcext:value-type="float">
            <text:p>639042</text:p>
          </table:table-cell>
          <table:table-cell table:formula="of:=[.A42]/1000/(60*60*24)" office:value-type="time" office:time-value="PT00H10M39.042S" calcext:value-type="time">
            <text:p>00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43.33" calcext:value-type="float">
            <text:p>43.33</text:p>
          </table:table-cell>
          <table:table-cell office:value-type="float" office:value="53.39" calcext:value-type="float">
            <text:p>53.39</text:p>
          </table:table-cell>
        </table:table-row>
        <table:table-row table:style-name="ro1">
          <table:table-cell office:value-type="float" office:value="655042" calcext:value-type="float">
            <text:p>655042</text:p>
          </table:table-cell>
          <table:table-cell table:formula="of:=[.A43]/1000/(60*60*24)" office:value-type="time" office:time-value="PT00H10M55.042S" calcext:value-type="time">
            <text:p>00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44.41" calcext:value-type="float">
            <text:p>44.41</text:p>
          </table:table-cell>
          <table:table-cell office:value-type="float" office:value="54.71" calcext:value-type="float">
            <text:p>54.71</text:p>
          </table:table-cell>
        </table:table-row>
        <table:table-row table:style-name="ro1">
          <table:table-cell office:value-type="float" office:value="671042" calcext:value-type="float">
            <text:p>671042</text:p>
          </table:table-cell>
          <table:table-cell table:formula="of:=[.A44]/1000/(60*60*24)" office:value-type="time" office:time-value="PT00H11M11.042S" calcext:value-type="time">
            <text:p>00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45.49" calcext:value-type="float">
            <text:p>45.49</text:p>
          </table:table-cell>
          <table:table-cell office:value-type="float" office:value="56.03" calcext:value-type="float">
            <text:p>56.03</text:p>
          </table:table-cell>
        </table:table-row>
        <table:table-row table:style-name="ro1">
          <table:table-cell office:value-type="float" office:value="687042" calcext:value-type="float">
            <text:p>687042</text:p>
          </table:table-cell>
          <table:table-cell table:formula="of:=[.A45]/1000/(60*60*24)" office:value-type="time" office:time-value="PT00H11M27.042S" calcext:value-type="time">
            <text:p>00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46.57" calcext:value-type="float">
            <text:p>46.57</text:p>
          </table:table-cell>
          <table:table-cell office:value-type="float" office:value="57.35" calcext:value-type="float">
            <text:p>57.35</text:p>
          </table:table-cell>
        </table:table-row>
        <table:table-row table:style-name="ro1">
          <table:table-cell office:value-type="float" office:value="703042" calcext:value-type="float">
            <text:p>703042</text:p>
          </table:table-cell>
          <table:table-cell table:formula="of:=[.A46]/1000/(60*60*24)" office:value-type="time" office:time-value="PT00H11M43.042S" calcext:value-type="time">
            <text:p>00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47.65" calcext:value-type="float">
            <text:p>47.65</text:p>
          </table:table-cell>
          <table:table-cell office:value-type="float" office:value="58.67" calcext:value-type="float">
            <text:p>58.67</text:p>
          </table:table-cell>
        </table:table-row>
        <table:table-row table:style-name="ro1">
          <table:table-cell office:value-type="float" office:value="719042" calcext:value-type="float">
            <text:p>719042</text:p>
          </table:table-cell>
          <table:table-cell table:formula="of:=[.A47]/1000/(60*60*24)" office:value-type="time" office:time-value="PT00H11M59.042S" calcext:value-type="time">
            <text:p>00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48.72" calcext:value-type="float">
            <text:p>48.72</text:p>
          </table:table-cell>
          <table:table-cell office:value-type="float" office:value="59.99" calcext:value-type="float">
            <text:p>59.99</text:p>
          </table:table-cell>
        </table:table-row>
        <table:table-row table:style-name="ro1">
          <table:table-cell office:value-type="float" office:value="735042" calcext:value-type="float">
            <text:p>735042</text:p>
          </table:table-cell>
          <table:table-cell table:formula="of:=[.A48]/1000/(60*60*24)" office:value-type="time" office:time-value="PT00H12M15.042S" calcext:value-type="time">
            <text:p>00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49.8" calcext:value-type="float">
            <text:p>49.8</text:p>
          </table:table-cell>
          <table:table-cell office:value-type="float" office:value="61.31" calcext:value-type="float">
            <text:p>61.31</text:p>
          </table:table-cell>
        </table:table-row>
        <table:table-row table:style-name="ro1">
          <table:table-cell office:value-type="float" office:value="751042" calcext:value-type="float">
            <text:p>751042</text:p>
          </table:table-cell>
          <table:table-cell table:formula="of:=[.A49]/1000/(60*60*24)" office:value-type="time" office:time-value="PT00H12M31.042S" calcext:value-type="time">
            <text:p>00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50.88" calcext:value-type="float">
            <text:p>50.88</text:p>
          </table:table-cell>
          <table:table-cell office:value-type="float" office:value="62.63" calcext:value-type="float">
            <text:p>62.63</text:p>
          </table:table-cell>
        </table:table-row>
        <table:table-row table:style-name="ro1">
          <table:table-cell office:value-type="float" office:value="767042" calcext:value-type="float">
            <text:p>767042</text:p>
          </table:table-cell>
          <table:table-cell table:formula="of:=[.A50]/1000/(60*60*24)" office:value-type="time" office:time-value="PT00H12M47.042S" calcext:value-type="time">
            <text:p>00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51.96" calcext:value-type="float">
            <text:p>51.96</text:p>
          </table:table-cell>
          <table:table-cell office:value-type="float" office:value="63.95" calcext:value-type="float">
            <text:p>63.95</text:p>
          </table:table-cell>
        </table:table-row>
        <table:table-row table:style-name="ro1">
          <table:table-cell office:value-type="float" office:value="783042" calcext:value-type="float">
            <text:p>783042</text:p>
          </table:table-cell>
          <table:table-cell table:formula="of:=[.A51]/1000/(60*60*24)" office:value-type="time" office:time-value="PT00H13M03.042S" calcext:value-type="time">
            <text:p>00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53.04" calcext:value-type="float">
            <text:p>53.04</text:p>
          </table:table-cell>
          <table:table-cell office:value-type="float" office:value="65.27" calcext:value-type="float">
            <text:p>65.27</text:p>
          </table:table-cell>
        </table:table-row>
        <table:table-row table:style-name="ro1">
          <table:table-cell office:value-type="float" office:value="799042" calcext:value-type="float">
            <text:p>799042</text:p>
          </table:table-cell>
          <table:table-cell table:formula="of:=[.A52]/1000/(60*60*24)" office:value-type="time" office:time-value="PT00H13M19.042S" calcext:value-type="time">
            <text:p>00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54.11" calcext:value-type="float">
            <text:p>54.11</text:p>
          </table:table-cell>
          <table:table-cell office:value-type="float" office:value="66.59" calcext:value-type="float">
            <text:p>66.59</text:p>
          </table:table-cell>
        </table:table-row>
        <table:table-row table:style-name="ro1">
          <table:table-cell office:value-type="float" office:value="815042" calcext:value-type="float">
            <text:p>815042</text:p>
          </table:table-cell>
          <table:table-cell table:formula="of:=[.A53]/1000/(60*60*24)" office:value-type="time" office:time-value="PT00H13M35.042S" calcext:value-type="time">
            <text:p>00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55.19" calcext:value-type="float">
            <text:p>55.19</text:p>
          </table:table-cell>
          <table:table-cell office:value-type="float" office:value="67.91" calcext:value-type="float">
            <text:p>67.91</text:p>
          </table:table-cell>
        </table:table-row>
        <table:table-row table:style-name="ro1">
          <table:table-cell office:value-type="float" office:value="831042" calcext:value-type="float">
            <text:p>831042</text:p>
          </table:table-cell>
          <table:table-cell table:formula="of:=[.A54]/1000/(60*60*24)" office:value-type="time" office:time-value="PT00H13M51.042S" calcext:value-type="time">
            <text:p>00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56.27" calcext:value-type="float">
            <text:p>56.27</text:p>
          </table:table-cell>
          <table:table-cell office:value-type="float" office:value="69.23" calcext:value-type="float">
            <text:p>69.23</text:p>
          </table:table-cell>
        </table:table-row>
        <table:table-row table:style-name="ro1">
          <table:table-cell office:value-type="float" office:value="847042" calcext:value-type="float">
            <text:p>847042</text:p>
          </table:table-cell>
          <table:table-cell table:formula="of:=[.A55]/1000/(60*60*24)" office:value-type="time" office:time-value="PT00H14M07.042S" calcext:value-type="time">
            <text:p>00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57.35" calcext:value-type="float">
            <text:p>57.35</text:p>
          </table:table-cell>
          <table:table-cell office:value-type="float" office:value="70.55" calcext:value-type="float">
            <text:p>70.55</text:p>
          </table:table-cell>
        </table:table-row>
        <table:table-row table:style-name="ro1">
          <table:table-cell office:value-type="float" office:value="863042" calcext:value-type="float">
            <text:p>863042</text:p>
          </table:table-cell>
          <table:table-cell table:formula="of:=[.A56]/1000/(60*60*24)" office:value-type="time" office:time-value="PT00H14M23.042S" calcext:value-type="time">
            <text:p>00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5" calcext:value-type="float">
            <text:p>296.75</text:p>
          </table:table-cell>
          <table:table-cell office:value-type="float" office:value="58.42" calcext:value-type="float">
            <text:p>58.42</text:p>
          </table:table-cell>
          <table:table-cell office:value-type="float" office:value="71.87" calcext:value-type="float">
            <text:p>71.87</text:p>
          </table:table-cell>
        </table:table-row>
        <table:table-row table:style-name="ro1">
          <table:table-cell office:value-type="float" office:value="879042" calcext:value-type="float">
            <text:p>879042</text:p>
          </table:table-cell>
          <table:table-cell table:formula="of:=[.A57]/1000/(60*60*24)" office:value-type="time" office:time-value="PT00H14M39.042S" calcext:value-type="time">
            <text:p>00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59.5" calcext:value-type="float">
            <text:p>59.5</text:p>
          </table:table-cell>
          <table:table-cell office:value-type="float" office:value="73.18" calcext:value-type="float">
            <text:p>73.18</text:p>
          </table:table-cell>
        </table:table-row>
        <table:table-row table:style-name="ro1">
          <table:table-cell office:value-type="float" office:value="895042" calcext:value-type="float">
            <text:p>895042</text:p>
          </table:table-cell>
          <table:table-cell table:formula="of:=[.A58]/1000/(60*60*24)" office:value-type="time" office:time-value="PT00H14M55.042S" calcext:value-type="time">
            <text:p>00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60.58" calcext:value-type="float">
            <text:p>60.58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911042" calcext:value-type="float">
            <text:p>911042</text:p>
          </table:table-cell>
          <table:table-cell table:formula="of:=[.A59]/1000/(60*60*24)" office:value-type="time" office:time-value="PT00H15M11.042S" calcext:value-type="time">
            <text:p>00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61.66" calcext:value-type="float">
            <text:p>61.66</text:p>
          </table:table-cell>
          <table:table-cell office:value-type="float" office:value="75.82" calcext:value-type="float">
            <text:p>75.82</text:p>
          </table:table-cell>
        </table:table-row>
        <table:table-row table:style-name="ro1">
          <table:table-cell office:value-type="float" office:value="927042" calcext:value-type="float">
            <text:p>927042</text:p>
          </table:table-cell>
          <table:table-cell table:formula="of:=[.A60]/1000/(60*60*24)" office:value-type="time" office:time-value="PT00H15M27.042S" calcext:value-type="time">
            <text:p>00:1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62.73" calcext:value-type="float">
            <text:p>62.73</text:p>
          </table:table-cell>
          <table:table-cell office:value-type="float" office:value="77.14" calcext:value-type="float">
            <text:p>77.14</text:p>
          </table:table-cell>
        </table:table-row>
        <table:table-row table:style-name="ro1">
          <table:table-cell office:value-type="float" office:value="943042" calcext:value-type="float">
            <text:p>943042</text:p>
          </table:table-cell>
          <table:table-cell table:formula="of:=[.A61]/1000/(60*60*24)" office:value-type="time" office:time-value="PT00H15M43.042S" calcext:value-type="time">
            <text:p>00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63.81" calcext:value-type="float">
            <text:p>63.81</text:p>
          </table:table-cell>
          <table:table-cell office:value-type="float" office:value="78.45" calcext:value-type="float">
            <text:p>78.45</text:p>
          </table:table-cell>
        </table:table-row>
        <table:table-row table:style-name="ro1">
          <table:table-cell office:value-type="float" office:value="959041" calcext:value-type="float">
            <text:p>959041</text:p>
          </table:table-cell>
          <table:table-cell table:formula="of:=[.A62]/1000/(60*60*24)" office:value-type="time" office:time-value="PT00H15M59.041S" calcext:value-type="time">
            <text:p>00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64.89" calcext:value-type="float">
            <text:p>64.89</text:p>
          </table:table-cell>
          <table:table-cell office:value-type="float" office:value="79.77" calcext:value-type="float">
            <text:p>79.77</text:p>
          </table:table-cell>
        </table:table-row>
        <table:table-row table:style-name="ro1">
          <table:table-cell office:value-type="float" office:value="975042" calcext:value-type="float">
            <text:p>975042</text:p>
          </table:table-cell>
          <table:table-cell table:formula="of:=[.A63]/1000/(60*60*24)" office:value-type="time" office:time-value="PT00H16M15.042S" calcext:value-type="time">
            <text:p>00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65.96" calcext:value-type="float">
            <text:p>65.96</text:p>
          </table:table-cell>
          <table:table-cell office:value-type="float" office:value="81.08" calcext:value-type="float">
            <text:p>81.08</text:p>
          </table:table-cell>
        </table:table-row>
        <table:table-row table:style-name="ro1">
          <table:table-cell office:value-type="float" office:value="991042" calcext:value-type="float">
            <text:p>991042</text:p>
          </table:table-cell>
          <table:table-cell table:formula="of:=[.A64]/1000/(60*60*24)" office:value-type="time" office:time-value="PT00H16M31.042S" calcext:value-type="time">
            <text:p>00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67.04" calcext:value-type="float">
            <text:p>67.04</text:p>
          </table:table-cell>
          <table:table-cell office:value-type="float" office:value="82.4" calcext:value-type="float">
            <text:p>82.4</text:p>
          </table:table-cell>
        </table:table-row>
        <table:table-row table:style-name="ro1">
          <table:table-cell office:value-type="float" office:value="1007042" calcext:value-type="float">
            <text:p>1007042</text:p>
          </table:table-cell>
          <table:table-cell table:formula="of:=[.A65]/1000/(60*60*24)" office:value-type="time" office:time-value="PT00H16M47.042S" calcext:value-type="time">
            <text:p>00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" calcext:value-type="float">
            <text:p>296.5</text:p>
          </table:table-cell>
          <table:table-cell office:value-type="float" office:value="68.11" calcext:value-type="float">
            <text:p>68.11</text:p>
          </table:table-cell>
          <table:table-cell office:value-type="float" office:value="83.71" calcext:value-type="float">
            <text:p>83.71</text:p>
          </table:table-cell>
        </table:table-row>
        <table:table-row table:style-name="ro1">
          <table:table-cell office:value-type="float" office:value="1023042" calcext:value-type="float">
            <text:p>1023042</text:p>
          </table:table-cell>
          <table:table-cell table:formula="of:=[.A66]/1000/(60*60*24)" office:value-type="time" office:time-value="PT00H17M03.042S" calcext:value-type="time">
            <text:p>00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69.19" calcext:value-type="float">
            <text:p>69.19</text:p>
          </table:table-cell>
          <table:table-cell office:value-type="float" office:value="85.03" calcext:value-type="float">
            <text:p>85.03</text:p>
          </table:table-cell>
        </table:table-row>
        <table:table-row table:style-name="ro1">
          <table:table-cell office:value-type="float" office:value="1039042" calcext:value-type="float">
            <text:p>1039042</text:p>
          </table:table-cell>
          <table:table-cell table:formula="of:=[.A67]/1000/(60*60*24)" office:value-type="time" office:time-value="PT00H17M19.042S" calcext:value-type="time">
            <text:p>00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70.27" calcext:value-type="float">
            <text:p>70.27</text:p>
          </table:table-cell>
          <table:table-cell office:value-type="float" office:value="86.34" calcext:value-type="float">
            <text:p>86.34</text:p>
          </table:table-cell>
        </table:table-row>
        <table:table-row table:style-name="ro1">
          <table:table-cell office:value-type="float" office:value="1055042" calcext:value-type="float">
            <text:p>1055042</text:p>
          </table:table-cell>
          <table:table-cell table:formula="of:=[.A68]/1000/(60*60*24)" office:value-type="time" office:time-value="PT00H17M35.042S" calcext:value-type="time">
            <text:p>00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71.34" calcext:value-type="float">
            <text:p>71.34</text:p>
          </table:table-cell>
          <table:table-cell office:value-type="float" office:value="87.66" calcext:value-type="float">
            <text:p>87.66</text:p>
          </table:table-cell>
        </table:table-row>
        <table:table-row table:style-name="ro1">
          <table:table-cell office:value-type="float" office:value="1071042" calcext:value-type="float">
            <text:p>1071042</text:p>
          </table:table-cell>
          <table:table-cell table:formula="of:=[.A69]/1000/(60*60*24)" office:value-type="time" office:time-value="PT00H17M51.042S" calcext:value-type="time">
            <text:p>00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6.26" calcext:value-type="float">
            <text:p>296.26</text:p>
          </table:table-cell>
          <table:table-cell office:value-type="float" office:value="72.42" calcext:value-type="float">
            <text:p>72.42</text:p>
          </table:table-cell>
          <table:table-cell office:value-type="float" office:value="88.97" calcext:value-type="float">
            <text:p>88.97</text:p>
          </table:table-cell>
        </table:table-row>
        <table:table-row table:style-name="ro1">
          <table:table-cell office:value-type="float" office:value="1087042" calcext:value-type="float">
            <text:p>1087042</text:p>
          </table:table-cell>
          <table:table-cell table:formula="of:=[.A70]/1000/(60*60*24)" office:value-type="time" office:time-value="PT00H18M07.042S" calcext:value-type="time">
            <text:p>00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73.5" calcext:value-type="float">
            <text:p>73.5</text:p>
          </table:table-cell>
          <table:table-cell office:value-type="float" office:value="90.28" calcext:value-type="float">
            <text:p>90.28</text:p>
          </table:table-cell>
        </table:table-row>
        <table:table-row table:style-name="ro1">
          <table:table-cell office:value-type="float" office:value="1103042" calcext:value-type="float">
            <text:p>1103042</text:p>
          </table:table-cell>
          <table:table-cell table:formula="of:=[.A71]/1000/(60*60*24)" office:value-type="time" office:time-value="PT00H18M23.042S" calcext:value-type="time">
            <text:p>00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74.57" calcext:value-type="float">
            <text:p>74.57</text:p>
          </table:table-cell>
          <table:table-cell office:value-type="float" office:value="91.6" calcext:value-type="float">
            <text:p>91.6</text:p>
          </table:table-cell>
        </table:table-row>
        <table:table-row table:style-name="ro1">
          <table:table-cell office:value-type="float" office:value="1119042" calcext:value-type="float">
            <text:p>1119042</text:p>
          </table:table-cell>
          <table:table-cell table:formula="of:=[.A72]/1000/(60*60*24)" office:value-type="time" office:time-value="PT00H18M39.042S" calcext:value-type="time">
            <text:p>00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75.65" calcext:value-type="float">
            <text:p>75.65</text:p>
          </table:table-cell>
          <table:table-cell office:value-type="float" office:value="92.91" calcext:value-type="float">
            <text:p>92.91</text:p>
          </table:table-cell>
        </table:table-row>
        <table:table-row table:style-name="ro1">
          <table:table-cell office:value-type="float" office:value="1135042" calcext:value-type="float">
            <text:p>1135042</text:p>
          </table:table-cell>
          <table:table-cell table:formula="of:=[.A73]/1000/(60*60*24)" office:value-type="time" office:time-value="PT00H18M55.042S" calcext:value-type="time">
            <text:p>00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76.72" calcext:value-type="float">
            <text:p>76.72</text:p>
          </table:table-cell>
          <table:table-cell office:value-type="float" office:value="94.22" calcext:value-type="float">
            <text:p>94.22</text:p>
          </table:table-cell>
        </table:table-row>
        <table:table-row table:style-name="ro1">
          <table:table-cell office:value-type="float" office:value="1151042" calcext:value-type="float">
            <text:p>1151042</text:p>
          </table:table-cell>
          <table:table-cell table:formula="of:=[.A74]/1000/(60*60*24)" office:value-type="time" office:time-value="PT00H19M11.042S" calcext:value-type="time">
            <text:p>00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77.8" calcext:value-type="float">
            <text:p>77.8</text:p>
          </table:table-cell>
          <table:table-cell office:value-type="float" office:value="95.53" calcext:value-type="float">
            <text:p>95.53</text:p>
          </table:table-cell>
        </table:table-row>
        <table:table-row table:style-name="ro1">
          <table:table-cell office:value-type="float" office:value="1167042" calcext:value-type="float">
            <text:p>1167042</text:p>
          </table:table-cell>
          <table:table-cell table:formula="of:=[.A75]/1000/(60*60*24)" office:value-type="time" office:time-value="PT00H19M27.042S" calcext:value-type="time">
            <text:p>00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78.87" calcext:value-type="float">
            <text:p>78.87</text:p>
          </table:table-cell>
          <table:table-cell office:value-type="float" office:value="96.85" calcext:value-type="float">
            <text:p>96.85</text:p>
          </table:table-cell>
        </table:table-row>
        <table:table-row table:style-name="ro1">
          <table:table-cell office:value-type="float" office:value="1183042" calcext:value-type="float">
            <text:p>1183042</text:p>
          </table:table-cell>
          <table:table-cell table:formula="of:=[.A76]/1000/(60*60*24)" office:value-type="time" office:time-value="PT00H19M43.042S" calcext:value-type="time">
            <text:p>00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6.26" calcext:value-type="float">
            <text:p>296.26</text:p>
          </table:table-cell>
          <table:table-cell office:value-type="float" office:value="79.95" calcext:value-type="float">
            <text:p>79.95</text:p>
          </table:table-cell>
          <table:table-cell office:value-type="float" office:value="98.16" calcext:value-type="float">
            <text:p>98.16</text:p>
          </table:table-cell>
        </table:table-row>
        <table:table-row table:style-name="ro1">
          <table:table-cell office:value-type="float" office:value="1199042" calcext:value-type="float">
            <text:p>1199042</text:p>
          </table:table-cell>
          <table:table-cell table:formula="of:=[.A77]/1000/(60*60*24)" office:value-type="time" office:time-value="PT00H19M59.042S" calcext:value-type="time">
            <text:p>00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81.02" calcext:value-type="float">
            <text:p>81.02</text:p>
          </table:table-cell>
          <table:table-cell office:value-type="float" office:value="99.47" calcext:value-type="float">
            <text:p>99.47</text:p>
          </table:table-cell>
        </table:table-row>
        <table:table-row table:style-name="ro1">
          <table:table-cell office:value-type="float" office:value="1215042" calcext:value-type="float">
            <text:p>1215042</text:p>
          </table:table-cell>
          <table:table-cell table:formula="of:=[.A78]/1000/(60*60*24)" office:value-type="time" office:time-value="PT00H20M15.042S" calcext:value-type="time">
            <text:p>00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82.1" calcext:value-type="float">
            <text:p>82.1</text:p>
          </table:table-cell>
          <table:table-cell office:value-type="float" office:value="100.79" calcext:value-type="float">
            <text:p>100.79</text:p>
          </table:table-cell>
        </table:table-row>
        <table:table-row table:style-name="ro1">
          <table:table-cell office:value-type="float" office:value="1231042" calcext:value-type="float">
            <text:p>1231042</text:p>
          </table:table-cell>
          <table:table-cell table:formula="of:=[.A79]/1000/(60*60*24)" office:value-type="time" office:time-value="PT00H20M31.042S" calcext:value-type="time">
            <text:p>00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83.17" calcext:value-type="float">
            <text:p>83.17</text:p>
          </table:table-cell>
          <table:table-cell office:value-type="float" office:value="102.1" calcext:value-type="float">
            <text:p>102.1</text:p>
          </table:table-cell>
        </table:table-row>
        <table:table-row table:style-name="ro1">
          <table:table-cell office:value-type="float" office:value="1247042" calcext:value-type="float">
            <text:p>1247042</text:p>
          </table:table-cell>
          <table:table-cell table:formula="of:=[.A80]/1000/(60*60*24)" office:value-type="time" office:time-value="PT00H20M47.042S" calcext:value-type="time">
            <text:p>00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84.25" calcext:value-type="float">
            <text:p>84.25</text:p>
          </table:table-cell>
          <table:table-cell office:value-type="float" office:value="103.41" calcext:value-type="float">
            <text:p>103.41</text:p>
          </table:table-cell>
        </table:table-row>
        <table:table-row table:style-name="ro1">
          <table:table-cell office:value-type="float" office:value="1263042" calcext:value-type="float">
            <text:p>1263042</text:p>
          </table:table-cell>
          <table:table-cell table:formula="of:=[.A81]/1000/(60*60*24)" office:value-type="time" office:time-value="PT00H21M03.042S" calcext:value-type="time">
            <text:p>00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85.32" calcext:value-type="float">
            <text:p>85.32</text:p>
          </table:table-cell>
          <table:table-cell office:value-type="float" office:value="104.72" calcext:value-type="float">
            <text:p>104.72</text:p>
          </table:table-cell>
        </table:table-row>
        <table:table-row table:style-name="ro1">
          <table:table-cell office:value-type="float" office:value="1279042" calcext:value-type="float">
            <text:p>1279042</text:p>
          </table:table-cell>
          <table:table-cell table:formula="of:=[.A82]/1000/(60*60*24)" office:value-type="time" office:time-value="PT00H21M19.042S" calcext:value-type="time">
            <text:p>00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86.4" calcext:value-type="float">
            <text:p>86.4</text:p>
          </table:table-cell>
          <table:table-cell office:value-type="float" office:value="106.03" calcext:value-type="float">
            <text:p>106.03</text:p>
          </table:table-cell>
        </table:table-row>
        <table:table-row table:style-name="ro1">
          <table:table-cell office:value-type="float" office:value="1295042" calcext:value-type="float">
            <text:p>1295042</text:p>
          </table:table-cell>
          <table:table-cell table:formula="of:=[.A83]/1000/(60*60*24)" office:value-type="time" office:time-value="PT00H21M35.042S" calcext:value-type="time">
            <text:p>00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87.47" calcext:value-type="float">
            <text:p>87.47</text:p>
          </table:table-cell>
          <table:table-cell office:value-type="float" office:value="107.34" calcext:value-type="float">
            <text:p>107.34</text:p>
          </table:table-cell>
        </table:table-row>
        <table:table-row table:style-name="ro1">
          <table:table-cell office:value-type="float" office:value="1311042" calcext:value-type="float">
            <text:p>1311042</text:p>
          </table:table-cell>
          <table:table-cell table:formula="of:=[.A84]/1000/(60*60*24)" office:value-type="time" office:time-value="PT00H21M51.042S" calcext:value-type="time">
            <text:p>00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88.55" calcext:value-type="float">
            <text:p>88.55</text:p>
          </table:table-cell>
          <table:table-cell office:value-type="float" office:value="108.66" calcext:value-type="float">
            <text:p>108.66</text:p>
          </table:table-cell>
        </table:table-row>
        <table:table-row table:style-name="ro1">
          <table:table-cell office:value-type="float" office:value="1327042" calcext:value-type="float">
            <text:p>1327042</text:p>
          </table:table-cell>
          <table:table-cell table:formula="of:=[.A85]/1000/(60*60*24)" office:value-type="time" office:time-value="PT00H22M07.042S" calcext:value-type="time">
            <text:p>00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89.62" calcext:value-type="float">
            <text:p>89.62</text:p>
          </table:table-cell>
          <table:table-cell office:value-type="float" office:value="109.97" calcext:value-type="float">
            <text:p>109.97</text:p>
          </table:table-cell>
        </table:table-row>
        <table:table-row table:style-name="ro1">
          <table:table-cell office:value-type="float" office:value="1343042" calcext:value-type="float">
            <text:p>1343042</text:p>
          </table:table-cell>
          <table:table-cell table:formula="of:=[.A86]/1000/(60*60*24)" office:value-type="time" office:time-value="PT00H22M23.042S" calcext:value-type="time">
            <text:p>00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90.7" calcext:value-type="float">
            <text:p>90.7</text:p>
          </table:table-cell>
          <table:table-cell office:value-type="float" office:value="111.28" calcext:value-type="float">
            <text:p>111.28</text:p>
          </table:table-cell>
        </table:table-row>
        <table:table-row table:style-name="ro1">
          <table:table-cell office:value-type="float" office:value="1359042" calcext:value-type="float">
            <text:p>1359042</text:p>
          </table:table-cell>
          <table:table-cell table:formula="of:=[.A87]/1000/(60*60*24)" office:value-type="time" office:time-value="PT00H22M39.042S" calcext:value-type="time">
            <text:p>00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91.77" calcext:value-type="float">
            <text:p>91.77</text:p>
          </table:table-cell>
          <table:table-cell office:value-type="float" office:value="112.59" calcext:value-type="float">
            <text:p>112.59</text:p>
          </table:table-cell>
        </table:table-row>
        <table:table-row table:style-name="ro1">
          <table:table-cell office:value-type="float" office:value="1375042" calcext:value-type="float">
            <text:p>1375042</text:p>
          </table:table-cell>
          <table:table-cell table:formula="of:=[.A88]/1000/(60*60*24)" office:value-type="time" office:time-value="PT00H22M55.042S" calcext:value-type="time">
            <text:p>00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92.85" calcext:value-type="float">
            <text:p>92.85</text:p>
          </table:table-cell>
          <table:table-cell office:value-type="float" office:value="113.9" calcext:value-type="float">
            <text:p>113.9</text:p>
          </table:table-cell>
        </table:table-row>
        <table:table-row table:style-name="ro1">
          <table:table-cell office:value-type="float" office:value="1391042" calcext:value-type="float">
            <text:p>1391042</text:p>
          </table:table-cell>
          <table:table-cell table:formula="of:=[.A89]/1000/(60*60*24)" office:value-type="time" office:time-value="PT00H23M11.042S" calcext:value-type="time">
            <text:p>00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93.92" calcext:value-type="float">
            <text:p>93.92</text:p>
          </table:table-cell>
          <table:table-cell office:value-type="float" office:value="115.21" calcext:value-type="float">
            <text:p>115.21</text:p>
          </table:table-cell>
        </table:table-row>
        <table:table-row table:style-name="ro1">
          <table:table-cell office:value-type="float" office:value="1407042" calcext:value-type="float">
            <text:p>1407042</text:p>
          </table:table-cell>
          <table:table-cell table:formula="of:=[.A90]/1000/(60*60*24)" office:value-type="time" office:time-value="PT00H23M27.042S" calcext:value-type="time">
            <text:p>00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95" calcext:value-type="float">
            <text:p>95</text:p>
          </table:table-cell>
          <table:table-cell office:value-type="float" office:value="116.52" calcext:value-type="float">
            <text:p>116.52</text:p>
          </table:table-cell>
        </table:table-row>
        <table:table-row table:style-name="ro1">
          <table:table-cell office:value-type="float" office:value="1423042" calcext:value-type="float">
            <text:p>1423042</text:p>
          </table:table-cell>
          <table:table-cell table:formula="of:=[.A91]/1000/(60*60*24)" office:value-type="time" office:time-value="PT00H23M43.042S" calcext:value-type="time">
            <text:p>00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96.07" calcext:value-type="float">
            <text:p>96.07</text:p>
          </table:table-cell>
          <table:table-cell office:value-type="float" office:value="117.83" calcext:value-type="float">
            <text:p>117.83</text:p>
          </table:table-cell>
        </table:table-row>
        <table:table-row table:style-name="ro1">
          <table:table-cell office:value-type="float" office:value="1439042" calcext:value-type="float">
            <text:p>1439042</text:p>
          </table:table-cell>
          <table:table-cell table:formula="of:=[.A92]/1000/(60*60*24)" office:value-type="time" office:time-value="PT00H23M59.042S" calcext:value-type="time">
            <text:p>00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97.15" calcext:value-type="float">
            <text:p>97.15</text:p>
          </table:table-cell>
          <table:table-cell office:value-type="float" office:value="119.14" calcext:value-type="float">
            <text:p>119.14</text:p>
          </table:table-cell>
        </table:table-row>
        <table:table-row table:style-name="ro1">
          <table:table-cell office:value-type="float" office:value="1455042" calcext:value-type="float">
            <text:p>1455042</text:p>
          </table:table-cell>
          <table:table-cell table:formula="of:=[.A93]/1000/(60*60*24)" office:value-type="time" office:time-value="PT00H24M15.042S" calcext:value-type="time">
            <text:p>00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98.22" calcext:value-type="float">
            <text:p>98.22</text:p>
          </table:table-cell>
          <table:table-cell office:value-type="float" office:value="120.46" calcext:value-type="float">
            <text:p>120.46</text:p>
          </table:table-cell>
        </table:table-row>
        <table:table-row table:style-name="ro1">
          <table:table-cell office:value-type="float" office:value="1471042" calcext:value-type="float">
            <text:p>1471042</text:p>
          </table:table-cell>
          <table:table-cell table:formula="of:=[.A94]/1000/(60*60*24)" office:value-type="time" office:time-value="PT00H24M31.042S" calcext:value-type="time">
            <text:p>00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99.29" calcext:value-type="float">
            <text:p>99.29</text:p>
          </table:table-cell>
          <table:table-cell office:value-type="float" office:value="121.76" calcext:value-type="float">
            <text:p>121.76</text:p>
          </table:table-cell>
        </table:table-row>
        <table:table-row table:style-name="ro1">
          <table:table-cell office:value-type="float" office:value="1487042" calcext:value-type="float">
            <text:p>1487042</text:p>
          </table:table-cell>
          <table:table-cell table:formula="of:=[.A95]/1000/(60*60*24)" office:value-type="time" office:time-value="PT00H24M47.042S" calcext:value-type="time">
            <text:p>00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00.37" calcext:value-type="float">
            <text:p>100.37</text:p>
          </table:table-cell>
          <table:table-cell office:value-type="float" office:value="123.07" calcext:value-type="float">
            <text:p>123.07</text:p>
          </table:table-cell>
        </table:table-row>
        <table:table-row table:style-name="ro1">
          <table:table-cell office:value-type="float" office:value="1503042" calcext:value-type="float">
            <text:p>1503042</text:p>
          </table:table-cell>
          <table:table-cell table:formula="of:=[.A96]/1000/(60*60*24)" office:value-type="time" office:time-value="PT00H25M03.042S" calcext:value-type="time">
            <text:p>00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01.44" calcext:value-type="float">
            <text:p>101.44</text:p>
          </table:table-cell>
          <table:table-cell office:value-type="float" office:value="124.38" calcext:value-type="float">
            <text:p>124.38</text:p>
          </table:table-cell>
        </table:table-row>
        <table:table-row table:style-name="ro1">
          <table:table-cell office:value-type="float" office:value="1519042" calcext:value-type="float">
            <text:p>1519042</text:p>
          </table:table-cell>
          <table:table-cell table:formula="of:=[.A97]/1000/(60*60*24)" office:value-type="time" office:time-value="PT00H25M19.042S" calcext:value-type="time">
            <text:p>00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02.52" calcext:value-type="float">
            <text:p>102.52</text:p>
          </table:table-cell>
          <table:table-cell office:value-type="float" office:value="125.69" calcext:value-type="float">
            <text:p>125.69</text:p>
          </table:table-cell>
        </table:table-row>
        <table:table-row table:style-name="ro1">
          <table:table-cell office:value-type="float" office:value="1535042" calcext:value-type="float">
            <text:p>1535042</text:p>
          </table:table-cell>
          <table:table-cell table:formula="of:=[.A98]/1000/(60*60*24)" office:value-type="time" office:time-value="PT00H25M35.042S" calcext:value-type="time">
            <text:p>00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03.59" calcext:value-type="float">
            <text:p>103.5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551042" calcext:value-type="float">
            <text:p>1551042</text:p>
          </table:table-cell>
          <table:table-cell table:formula="of:=[.A99]/1000/(60*60*24)" office:value-type="time" office:time-value="PT00H25M51.042S" calcext:value-type="time">
            <text:p>00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04.67" calcext:value-type="float">
            <text:p>104.67</text:p>
          </table:table-cell>
          <table:table-cell office:value-type="float" office:value="128.31" calcext:value-type="float">
            <text:p>128.31</text:p>
          </table:table-cell>
        </table:table-row>
        <table:table-row table:style-name="ro1">
          <table:table-cell office:value-type="float" office:value="1567042" calcext:value-type="float">
            <text:p>1567042</text:p>
          </table:table-cell>
          <table:table-cell table:formula="of:=[.A100]/1000/(60*60*24)" office:value-type="time" office:time-value="PT00H26M07.042S" calcext:value-type="time">
            <text:p>00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05.74" calcext:value-type="float">
            <text:p>105.74</text:p>
          </table:table-cell>
          <table:table-cell office:value-type="float" office:value="129.62" calcext:value-type="float">
            <text:p>129.62</text:p>
          </table:table-cell>
        </table:table-row>
        <table:table-row table:style-name="ro1">
          <table:table-cell office:value-type="float" office:value="1583042" calcext:value-type="float">
            <text:p>1583042</text:p>
          </table:table-cell>
          <table:table-cell table:formula="of:=[.A101]/1000/(60*60*24)" office:value-type="time" office:time-value="PT00H26M23.042S" calcext:value-type="time">
            <text:p>00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06.81" calcext:value-type="float">
            <text:p>106.81</text:p>
          </table:table-cell>
          <table:table-cell office:value-type="float" office:value="130.93" calcext:value-type="float">
            <text:p>130.93</text:p>
          </table:table-cell>
        </table:table-row>
        <table:table-row table:style-name="ro1">
          <table:table-cell office:value-type="float" office:value="1599042" calcext:value-type="float">
            <text:p>1599042</text:p>
          </table:table-cell>
          <table:table-cell table:formula="of:=[.A102]/1000/(60*60*24)" office:value-type="time" office:time-value="PT00H26M39.042S" calcext:value-type="time">
            <text:p>00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07.89" calcext:value-type="float">
            <text:p>107.89</text:p>
          </table:table-cell>
          <table:table-cell office:value-type="float" office:value="132.24" calcext:value-type="float">
            <text:p>132.24</text:p>
          </table:table-cell>
        </table:table-row>
        <table:table-row table:style-name="ro1">
          <table:table-cell office:value-type="float" office:value="1615042" calcext:value-type="float">
            <text:p>1615042</text:p>
          </table:table-cell>
          <table:table-cell table:formula="of:=[.A103]/1000/(60*60*24)" office:value-type="time" office:time-value="PT00H26M55.042S" calcext:value-type="time">
            <text:p>00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08.96" calcext:value-type="float">
            <text:p>108.96</text:p>
          </table:table-cell>
          <table:table-cell office:value-type="float" office:value="133.55" calcext:value-type="float">
            <text:p>133.55</text:p>
          </table:table-cell>
        </table:table-row>
        <table:table-row table:style-name="ro1">
          <table:table-cell office:value-type="float" office:value="1631042" calcext:value-type="float">
            <text:p>1631042</text:p>
          </table:table-cell>
          <table:table-cell table:formula="of:=[.A104]/1000/(60*60*24)" office:value-type="time" office:time-value="PT00H27M11.042S" calcext:value-type="time">
            <text:p>00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10.03" calcext:value-type="float">
            <text:p>110.03</text:p>
          </table:table-cell>
          <table:table-cell office:value-type="float" office:value="134.86" calcext:value-type="float">
            <text:p>134.86</text:p>
          </table:table-cell>
        </table:table-row>
        <table:table-row table:style-name="ro1">
          <table:table-cell office:value-type="float" office:value="1647042" calcext:value-type="float">
            <text:p>1647042</text:p>
          </table:table-cell>
          <table:table-cell table:formula="of:=[.A105]/1000/(60*60*24)" office:value-type="time" office:time-value="PT00H27M27.042S" calcext:value-type="time">
            <text:p>00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11.11" calcext:value-type="float">
            <text:p>111.11</text:p>
          </table:table-cell>
          <table:table-cell office:value-type="float" office:value="136.17" calcext:value-type="float">
            <text:p>136.17</text:p>
          </table:table-cell>
        </table:table-row>
        <table:table-row table:style-name="ro1">
          <table:table-cell office:value-type="float" office:value="1663042" calcext:value-type="float">
            <text:p>1663042</text:p>
          </table:table-cell>
          <table:table-cell table:formula="of:=[.A106]/1000/(60*60*24)" office:value-type="time" office:time-value="PT00H27M43.042S" calcext:value-type="time">
            <text:p>00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12.18" calcext:value-type="float">
            <text:p>112.18</text:p>
          </table:table-cell>
          <table:table-cell office:value-type="float" office:value="137.48" calcext:value-type="float">
            <text:p>137.48</text:p>
          </table:table-cell>
        </table:table-row>
        <table:table-row table:style-name="ro1">
          <table:table-cell office:value-type="float" office:value="1679042" calcext:value-type="float">
            <text:p>1679042</text:p>
          </table:table-cell>
          <table:table-cell table:formula="of:=[.A107]/1000/(60*60*24)" office:value-type="time" office:time-value="PT00H27M59.042S" calcext:value-type="time">
            <text:p>00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13.26" calcext:value-type="float">
            <text:p>113.26</text:p>
          </table:table-cell>
          <table:table-cell office:value-type="float" office:value="138.78" calcext:value-type="float">
            <text:p>138.78</text:p>
          </table:table-cell>
        </table:table-row>
        <table:table-row table:style-name="ro1">
          <table:table-cell office:value-type="float" office:value="1695042" calcext:value-type="float">
            <text:p>1695042</text:p>
          </table:table-cell>
          <table:table-cell table:formula="of:=[.A108]/1000/(60*60*24)" office:value-type="time" office:time-value="PT00H28M15.042S" calcext:value-type="time">
            <text:p>00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14.33" calcext:value-type="float">
            <text:p>114.33</text:p>
          </table:table-cell>
          <table:table-cell office:value-type="float" office:value="140.09" calcext:value-type="float">
            <text:p>140.09</text:p>
          </table:table-cell>
        </table:table-row>
        <table:table-row table:style-name="ro1">
          <table:table-cell office:value-type="float" office:value="1711042" calcext:value-type="float">
            <text:p>1711042</text:p>
          </table:table-cell>
          <table:table-cell table:formula="of:=[.A109]/1000/(60*60*24)" office:value-type="time" office:time-value="PT00H28M31.042S" calcext:value-type="time">
            <text:p>00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15.4" calcext:value-type="float">
            <text:p>115.4</text:p>
          </table:table-cell>
          <table:table-cell office:value-type="float" office:value="141.4" calcext:value-type="float">
            <text:p>141.4</text:p>
          </table:table-cell>
        </table:table-row>
        <table:table-row table:style-name="ro1">
          <table:table-cell office:value-type="float" office:value="1727042" calcext:value-type="float">
            <text:p>1727042</text:p>
          </table:table-cell>
          <table:table-cell table:formula="of:=[.A110]/1000/(60*60*24)" office:value-type="time" office:time-value="PT00H28M47.042S" calcext:value-type="time">
            <text:p>00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16.48" calcext:value-type="float">
            <text:p>116.48</text:p>
          </table:table-cell>
          <table:table-cell office:value-type="float" office:value="142.7" calcext:value-type="float">
            <text:p>142.7</text:p>
          </table:table-cell>
        </table:table-row>
        <table:table-row table:style-name="ro1">
          <table:table-cell office:value-type="float" office:value="1743042" calcext:value-type="float">
            <text:p>1743042</text:p>
          </table:table-cell>
          <table:table-cell table:formula="of:=[.A111]/1000/(60*60*24)" office:value-type="time" office:time-value="PT00H29M03.042S" calcext:value-type="time">
            <text:p>00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17.55" calcext:value-type="float">
            <text:p>117.55</text:p>
          </table:table-cell>
          <table:table-cell office:value-type="float" office:value="144.01" calcext:value-type="float">
            <text:p>144.01</text:p>
          </table:table-cell>
        </table:table-row>
        <table:table-row table:style-name="ro1">
          <table:table-cell office:value-type="float" office:value="1759042" calcext:value-type="float">
            <text:p>1759042</text:p>
          </table:table-cell>
          <table:table-cell table:formula="of:=[.A112]/1000/(60*60*24)" office:value-type="time" office:time-value="PT00H29M19.042S" calcext:value-type="time">
            <text:p>00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18.62" calcext:value-type="float">
            <text:p>118.62</text:p>
          </table:table-cell>
          <table:table-cell office:value-type="float" office:value="145.32" calcext:value-type="float">
            <text:p>145.32</text:p>
          </table:table-cell>
        </table:table-row>
        <table:table-row table:style-name="ro1">
          <table:table-cell office:value-type="float" office:value="1775042" calcext:value-type="float">
            <text:p>1775042</text:p>
          </table:table-cell>
          <table:table-cell table:formula="of:=[.A113]/1000/(60*60*24)" office:value-type="time" office:time-value="PT00H29M35.042S" calcext:value-type="time">
            <text:p>00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19.7" calcext:value-type="float">
            <text:p>119.7</text:p>
          </table:table-cell>
          <table:table-cell office:value-type="float" office:value="146.63" calcext:value-type="float">
            <text:p>146.63</text:p>
          </table:table-cell>
        </table:table-row>
        <table:table-row table:style-name="ro1">
          <table:table-cell office:value-type="float" office:value="1791042" calcext:value-type="float">
            <text:p>1791042</text:p>
          </table:table-cell>
          <table:table-cell table:formula="of:=[.A114]/1000/(60*60*24)" office:value-type="time" office:time-value="PT00H29M51.042S" calcext:value-type="time">
            <text:p>00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20.77" calcext:value-type="float">
            <text:p>120.77</text:p>
          </table:table-cell>
          <table:table-cell office:value-type="float" office:value="147.94" calcext:value-type="float">
            <text:p>147.94</text:p>
          </table:table-cell>
        </table:table-row>
        <table:table-row table:style-name="ro1">
          <table:table-cell office:value-type="float" office:value="1807042" calcext:value-type="float">
            <text:p>1807042</text:p>
          </table:table-cell>
          <table:table-cell table:formula="of:=[.A115]/1000/(60*60*24)" office:value-type="time" office:time-value="PT00H30M07.042S" calcext:value-type="time">
            <text:p>00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1.84" calcext:value-type="float">
            <text:p>121.84</text:p>
          </table:table-cell>
          <table:table-cell office:value-type="float" office:value="149.25" calcext:value-type="float">
            <text:p>149.25</text:p>
          </table:table-cell>
        </table:table-row>
        <table:table-row table:style-name="ro1">
          <table:table-cell office:value-type="float" office:value="1823042" calcext:value-type="float">
            <text:p>1823042</text:p>
          </table:table-cell>
          <table:table-cell table:formula="of:=[.A116]/1000/(60*60*24)" office:value-type="time" office:time-value="PT00H30M23.042S" calcext:value-type="time">
            <text:p>00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2.92" calcext:value-type="float">
            <text:p>122.92</text:p>
          </table:table-cell>
          <table:table-cell office:value-type="float" office:value="150.55" calcext:value-type="float">
            <text:p>150.55</text:p>
          </table:table-cell>
        </table:table-row>
        <table:table-row table:style-name="ro1">
          <table:table-cell office:value-type="float" office:value="1839042" calcext:value-type="float">
            <text:p>1839042</text:p>
          </table:table-cell>
          <table:table-cell table:formula="of:=[.A117]/1000/(60*60*24)" office:value-type="time" office:time-value="PT00H30M39.042S" calcext:value-type="time">
            <text:p>00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23.99" calcext:value-type="float">
            <text:p>123.99</text:p>
          </table:table-cell>
          <table:table-cell office:value-type="float" office:value="151.86" calcext:value-type="float">
            <text:p>151.86</text:p>
          </table:table-cell>
        </table:table-row>
        <table:table-row table:style-name="ro1">
          <table:table-cell office:value-type="float" office:value="1855042" calcext:value-type="float">
            <text:p>1855042</text:p>
          </table:table-cell>
          <table:table-cell table:formula="of:=[.A118]/1000/(60*60*24)" office:value-type="time" office:time-value="PT00H30M55.042S" calcext:value-type="time">
            <text:p>00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5.06" calcext:value-type="float">
            <text:p>125.06</text:p>
          </table:table-cell>
          <table:table-cell office:value-type="float" office:value="153.16" calcext:value-type="float">
            <text:p>153.16</text:p>
          </table:table-cell>
        </table:table-row>
        <table:table-row table:style-name="ro1">
          <table:table-cell office:value-type="float" office:value="1871042" calcext:value-type="float">
            <text:p>1871042</text:p>
          </table:table-cell>
          <table:table-cell table:formula="of:=[.A119]/1000/(60*60*24)" office:value-type="time" office:time-value="PT00H31M11.042S" calcext:value-type="time">
            <text:p>00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26.14" calcext:value-type="float">
            <text:p>126.14</text:p>
          </table:table-cell>
          <table:table-cell office:value-type="float" office:value="154.47" calcext:value-type="float">
            <text:p>154.47</text:p>
          </table:table-cell>
        </table:table-row>
        <table:table-row table:style-name="ro1">
          <table:table-cell office:value-type="float" office:value="1887042" calcext:value-type="float">
            <text:p>1887042</text:p>
          </table:table-cell>
          <table:table-cell table:formula="of:=[.A120]/1000/(60*60*24)" office:value-type="time" office:time-value="PT00H31M27.042S" calcext:value-type="time">
            <text:p>00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7.21" calcext:value-type="float">
            <text:p>127.21</text:p>
          </table:table-cell>
          <table:table-cell office:value-type="float" office:value="155.78" calcext:value-type="float">
            <text:p>155.78</text:p>
          </table:table-cell>
        </table:table-row>
        <table:table-row table:style-name="ro1">
          <table:table-cell office:value-type="float" office:value="1903042" calcext:value-type="float">
            <text:p>1903042</text:p>
          </table:table-cell>
          <table:table-cell table:formula="of:=[.A121]/1000/(60*60*24)" office:value-type="time" office:time-value="PT00H31M43.042S" calcext:value-type="time">
            <text:p>00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8.28" calcext:value-type="float">
            <text:p>128.28</text:p>
          </table:table-cell>
          <table:table-cell office:value-type="float" office:value="157.08" calcext:value-type="float">
            <text:p>157.08</text:p>
          </table:table-cell>
        </table:table-row>
        <table:table-row table:style-name="ro1">
          <table:table-cell office:value-type="float" office:value="1919042" calcext:value-type="float">
            <text:p>1919042</text:p>
          </table:table-cell>
          <table:table-cell table:formula="of:=[.A122]/1000/(60*60*24)" office:value-type="time" office:time-value="PT00H31M59.042S" calcext:value-type="time">
            <text:p>00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9.35" calcext:value-type="float">
            <text:p>129.35</text:p>
          </table:table-cell>
          <table:table-cell office:value-type="float" office:value="158.39" calcext:value-type="float">
            <text:p>158.39</text:p>
          </table:table-cell>
        </table:table-row>
        <table:table-row table:style-name="ro1">
          <table:table-cell office:value-type="float" office:value="1935042" calcext:value-type="float">
            <text:p>1935042</text:p>
          </table:table-cell>
          <table:table-cell table:formula="of:=[.A123]/1000/(60*60*24)" office:value-type="time" office:time-value="PT00H32M15.042S" calcext:value-type="time">
            <text:p>00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30.43" calcext:value-type="float">
            <text:p>130.43</text:p>
          </table:table-cell>
          <table:table-cell office:value-type="float" office:value="159.69" calcext:value-type="float">
            <text:p>159.69</text:p>
          </table:table-cell>
        </table:table-row>
        <table:table-row table:style-name="ro1">
          <table:table-cell office:value-type="float" office:value="1951042" calcext:value-type="float">
            <text:p>1951042</text:p>
          </table:table-cell>
          <table:table-cell table:formula="of:=[.A124]/1000/(60*60*24)" office:value-type="time" office:time-value="PT00H32M31.042S" calcext:value-type="time">
            <text:p>00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31.5" calcext:value-type="float">
            <text:p>131.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967042" calcext:value-type="float">
            <text:p>1967042</text:p>
          </table:table-cell>
          <table:table-cell table:formula="of:=[.A125]/1000/(60*60*24)" office:value-type="time" office:time-value="PT00H32M47.042S" calcext:value-type="time">
            <text:p>00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32.57" calcext:value-type="float">
            <text:p>132.57</text:p>
          </table:table-cell>
          <table:table-cell office:value-type="float" office:value="162.3" calcext:value-type="float">
            <text:p>162.3</text:p>
          </table:table-cell>
        </table:table-row>
        <table:table-row table:style-name="ro1">
          <table:table-cell office:value-type="float" office:value="1983042" calcext:value-type="float">
            <text:p>1983042</text:p>
          </table:table-cell>
          <table:table-cell table:formula="of:=[.A126]/1000/(60*60*24)" office:value-type="time" office:time-value="PT00H33M03.042S" calcext:value-type="time">
            <text:p>00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33.65" calcext:value-type="float">
            <text:p>133.65</text:p>
          </table:table-cell>
          <table:table-cell office:value-type="float" office:value="163.61" calcext:value-type="float">
            <text:p>163.61</text:p>
          </table:table-cell>
        </table:table-row>
        <table:table-row table:style-name="ro1">
          <table:table-cell office:value-type="float" office:value="1999042" calcext:value-type="float">
            <text:p>1999042</text:p>
          </table:table-cell>
          <table:table-cell table:formula="of:=[.A127]/1000/(60*60*24)" office:value-type="time" office:time-value="PT00H33M19.042S" calcext:value-type="time">
            <text:p>00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64.91" calcext:value-type="float">
            <text:p>164.91</text:p>
          </table:table-cell>
        </table:table-row>
        <table:table-row table:style-name="ro1">
          <table:table-cell office:value-type="float" office:value="2015042" calcext:value-type="float">
            <text:p>2015042</text:p>
          </table:table-cell>
          <table:table-cell table:formula="of:=[.A128]/1000/(60*60*24)" office:value-type="time" office:time-value="PT00H33M35.042S" calcext:value-type="time">
            <text:p>00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35.79" calcext:value-type="float">
            <text:p>135.79</text:p>
          </table:table-cell>
          <table:table-cell office:value-type="float" office:value="166.22" calcext:value-type="float">
            <text:p>166.22</text:p>
          </table:table-cell>
        </table:table-row>
        <table:table-row table:style-name="ro1">
          <table:table-cell office:value-type="float" office:value="2031042" calcext:value-type="float">
            <text:p>2031042</text:p>
          </table:table-cell>
          <table:table-cell table:formula="of:=[.A129]/1000/(60*60*24)" office:value-type="time" office:time-value="PT00H33M51.042S" calcext:value-type="time">
            <text:p>00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36.87" calcext:value-type="float">
            <text:p>136.87</text:p>
          </table:table-cell>
          <table:table-cell office:value-type="float" office:value="167.53" calcext:value-type="float">
            <text:p>167.53</text:p>
          </table:table-cell>
        </table:table-row>
        <table:table-row table:style-name="ro1">
          <table:table-cell office:value-type="float" office:value="2047042" calcext:value-type="float">
            <text:p>2047042</text:p>
          </table:table-cell>
          <table:table-cell table:formula="of:=[.A130]/1000/(60*60*24)" office:value-type="time" office:time-value="PT00H34M07.042S" calcext:value-type="time">
            <text:p>00:3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37.94" calcext:value-type="float">
            <text:p>137.94</text:p>
          </table:table-cell>
          <table:table-cell office:value-type="float" office:value="168.83" calcext:value-type="float">
            <text:p>168.83</text:p>
          </table:table-cell>
        </table:table-row>
        <table:table-row table:style-name="ro1">
          <table:table-cell office:value-type="float" office:value="2063042" calcext:value-type="float">
            <text:p>2063042</text:p>
          </table:table-cell>
          <table:table-cell table:formula="of:=[.A131]/1000/(60*60*24)" office:value-type="time" office:time-value="PT00H34M23.042S" calcext:value-type="time">
            <text:p>00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139.01" calcext:value-type="float">
            <text:p>139.01</text:p>
          </table:table-cell>
          <table:table-cell office:value-type="float" office:value="170.13" calcext:value-type="float">
            <text:p>170.13</text:p>
          </table:table-cell>
        </table:table-row>
        <table:table-row table:style-name="ro1">
          <table:table-cell office:value-type="float" office:value="2079042" calcext:value-type="float">
            <text:p>2079042</text:p>
          </table:table-cell>
          <table:table-cell table:formula="of:=[.A132]/1000/(60*60*24)" office:value-type="time" office:time-value="PT00H34M39.042S" calcext:value-type="time">
            <text:p>00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140.08" calcext:value-type="float">
            <text:p>140.08</text:p>
          </table:table-cell>
          <table:table-cell office:value-type="float" office:value="171.44" calcext:value-type="float">
            <text:p>171.44</text:p>
          </table:table-cell>
        </table:table-row>
        <table:table-row table:style-name="ro1">
          <table:table-cell office:value-type="float" office:value="2095042" calcext:value-type="float">
            <text:p>2095042</text:p>
          </table:table-cell>
          <table:table-cell table:formula="of:=[.A133]/1000/(60*60*24)" office:value-type="time" office:time-value="PT00H34M55.042S" calcext:value-type="time">
            <text:p>00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41.16" calcext:value-type="float">
            <text:p>141.16</text:p>
          </table:table-cell>
          <table:table-cell office:value-type="float" office:value="172.74" calcext:value-type="float">
            <text:p>172.74</text:p>
          </table:table-cell>
        </table:table-row>
        <table:table-row table:style-name="ro1">
          <table:table-cell office:value-type="float" office:value="2111042" calcext:value-type="float">
            <text:p>2111042</text:p>
          </table:table-cell>
          <table:table-cell table:formula="of:=[.A134]/1000/(60*60*24)" office:value-type="time" office:time-value="PT00H35M11.042S" calcext:value-type="time">
            <text:p>00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42.23" calcext:value-type="float">
            <text:p>142.23</text:p>
          </table:table-cell>
          <table:table-cell office:value-type="float" office:value="174.05" calcext:value-type="float">
            <text:p>174.05</text:p>
          </table:table-cell>
        </table:table-row>
        <table:table-row table:style-name="ro1">
          <table:table-cell office:value-type="float" office:value="2127042" calcext:value-type="float">
            <text:p>2127042</text:p>
          </table:table-cell>
          <table:table-cell table:formula="of:=[.A135]/1000/(60*60*24)" office:value-type="time" office:time-value="PT00H35M27.042S" calcext:value-type="time">
            <text:p>00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43.3" calcext:value-type="float">
            <text:p>143.3</text:p>
          </table:table-cell>
          <table:table-cell office:value-type="float" office:value="175.35" calcext:value-type="float">
            <text:p>175.35</text:p>
          </table:table-cell>
        </table:table-row>
        <table:table-row table:style-name="ro1">
          <table:table-cell office:value-type="float" office:value="2143042" calcext:value-type="float">
            <text:p>2143042</text:p>
          </table:table-cell>
          <table:table-cell table:formula="of:=[.A136]/1000/(60*60*24)" office:value-type="time" office:time-value="PT00H35M43.042S" calcext:value-type="time">
            <text:p>00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44.37" calcext:value-type="float">
            <text:p>144.37</text:p>
          </table:table-cell>
          <table:table-cell office:value-type="float" office:value="176.66" calcext:value-type="float">
            <text:p>176.66</text:p>
          </table:table-cell>
        </table:table-row>
        <table:table-row table:style-name="ro1">
          <table:table-cell office:value-type="float" office:value="2159042" calcext:value-type="float">
            <text:p>2159042</text:p>
          </table:table-cell>
          <table:table-cell table:formula="of:=[.A137]/1000/(60*60*24)" office:value-type="time" office:time-value="PT00H35M59.042S" calcext:value-type="time">
            <text:p>00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45.45" calcext:value-type="float">
            <text:p>145.45</text:p>
          </table:table-cell>
          <table:table-cell office:value-type="float" office:value="177.96" calcext:value-type="float">
            <text:p>177.96</text:p>
          </table:table-cell>
        </table:table-row>
        <table:table-row table:style-name="ro1">
          <table:table-cell office:value-type="float" office:value="2175042" calcext:value-type="float">
            <text:p>2175042</text:p>
          </table:table-cell>
          <table:table-cell table:formula="of:=[.A138]/1000/(60*60*24)" office:value-type="time" office:time-value="PT00H36M15.042S" calcext:value-type="time">
            <text:p>00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46.52" calcext:value-type="float">
            <text:p>146.52</text:p>
          </table:table-cell>
          <table:table-cell office:value-type="float" office:value="179.27" calcext:value-type="float">
            <text:p>179.27</text:p>
          </table:table-cell>
        </table:table-row>
        <table:table-row table:style-name="ro1">
          <table:table-cell office:value-type="float" office:value="2191042" calcext:value-type="float">
            <text:p>2191042</text:p>
          </table:table-cell>
          <table:table-cell table:formula="of:=[.A139]/1000/(60*60*24)" office:value-type="time" office:time-value="PT00H36M31.042S" calcext:value-type="time">
            <text:p>00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47.59" calcext:value-type="float">
            <text:p>147.59</text:p>
          </table:table-cell>
          <table:table-cell office:value-type="float" office:value="180.57" calcext:value-type="float">
            <text:p>180.57</text:p>
          </table:table-cell>
        </table:table-row>
        <table:table-row table:style-name="ro1">
          <table:table-cell office:value-type="float" office:value="2207042" calcext:value-type="float">
            <text:p>2207042</text:p>
          </table:table-cell>
          <table:table-cell table:formula="of:=[.A140]/1000/(60*60*24)" office:value-type="time" office:time-value="PT00H36M47.042S" calcext:value-type="time">
            <text:p>00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4.42" calcext:value-type="float">
            <text:p>294.42</text:p>
          </table:table-cell>
          <table:table-cell office:value-type="float" office:value="148.66" calcext:value-type="float">
            <text:p>148.66</text:p>
          </table:table-cell>
          <table:table-cell office:value-type="float" office:value="181.88" calcext:value-type="float">
            <text:p>181.88</text:p>
          </table:table-cell>
        </table:table-row>
        <table:table-row table:style-name="ro1">
          <table:table-cell office:value-type="float" office:value="2223042" calcext:value-type="float">
            <text:p>2223042</text:p>
          </table:table-cell>
          <table:table-cell table:formula="of:=[.A141]/1000/(60*60*24)" office:value-type="time" office:time-value="PT00H37M03.042S" calcext:value-type="time">
            <text:p>00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49.74" calcext:value-type="float">
            <text:p>149.74</text:p>
          </table:table-cell>
          <table:table-cell office:value-type="float" office:value="183.18" calcext:value-type="float">
            <text:p>183.18</text:p>
          </table:table-cell>
        </table:table-row>
        <table:table-row table:style-name="ro1">
          <table:table-cell office:value-type="float" office:value="2239042" calcext:value-type="float">
            <text:p>2239042</text:p>
          </table:table-cell>
          <table:table-cell table:formula="of:=[.A142]/1000/(60*60*24)" office:value-type="time" office:time-value="PT00H37M19.042S" calcext:value-type="time">
            <text:p>00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50.81" calcext:value-type="float">
            <text:p>150.81</text:p>
          </table:table-cell>
          <table:table-cell office:value-type="float" office:value="184.48" calcext:value-type="float">
            <text:p>184.48</text:p>
          </table:table-cell>
        </table:table-row>
        <table:table-row table:style-name="ro1">
          <table:table-cell office:value-type="float" office:value="2255042" calcext:value-type="float">
            <text:p>2255042</text:p>
          </table:table-cell>
          <table:table-cell table:formula="of:=[.A143]/1000/(60*60*24)" office:value-type="time" office:time-value="PT00H37M35.042S" calcext:value-type="time">
            <text:p>00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51.88" calcext:value-type="float">
            <text:p>151.88</text:p>
          </table:table-cell>
          <table:table-cell office:value-type="float" office:value="185.79" calcext:value-type="float">
            <text:p>185.79</text:p>
          </table:table-cell>
        </table:table-row>
        <table:table-row table:style-name="ro1">
          <table:table-cell office:value-type="float" office:value="2271042" calcext:value-type="float">
            <text:p>2271042</text:p>
          </table:table-cell>
          <table:table-cell table:formula="of:=[.A144]/1000/(60*60*24)" office:value-type="time" office:time-value="PT00H37M51.042S" calcext:value-type="time">
            <text:p>00:3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2.95" calcext:value-type="float">
            <text:p>152.95</text:p>
          </table:table-cell>
          <table:table-cell office:value-type="float" office:value="187.09" calcext:value-type="float">
            <text:p>187.09</text:p>
          </table:table-cell>
        </table:table-row>
        <table:table-row table:style-name="ro1">
          <table:table-cell office:value-type="float" office:value="2287042" calcext:value-type="float">
            <text:p>2287042</text:p>
          </table:table-cell>
          <table:table-cell table:formula="of:=[.A145]/1000/(60*60*24)" office:value-type="time" office:time-value="PT00H38M07.042S" calcext:value-type="time">
            <text:p>00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4.03" calcext:value-type="float">
            <text:p>154.03</text:p>
          </table:table-cell>
          <table:table-cell office:value-type="float" office:value="188.4" calcext:value-type="float">
            <text:p>188.4</text:p>
          </table:table-cell>
        </table:table-row>
        <table:table-row table:style-name="ro1">
          <table:table-cell office:value-type="float" office:value="2303042" calcext:value-type="float">
            <text:p>2303042</text:p>
          </table:table-cell>
          <table:table-cell table:formula="of:=[.A146]/1000/(60*60*24)" office:value-type="time" office:time-value="PT00H38M23.042S" calcext:value-type="time">
            <text:p>00:3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5.1" calcext:value-type="float">
            <text:p>155.1</text:p>
          </table:table-cell>
          <table:table-cell office:value-type="float" office:value="189.7" calcext:value-type="float">
            <text:p>189.7</text:p>
          </table:table-cell>
        </table:table-row>
        <table:table-row table:style-name="ro1">
          <table:table-cell office:value-type="float" office:value="2319042" calcext:value-type="float">
            <text:p>2319042</text:p>
          </table:table-cell>
          <table:table-cell table:formula="of:=[.A147]/1000/(60*60*24)" office:value-type="time" office:time-value="PT00H38M39.042S" calcext:value-type="time">
            <text:p>00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56.17" calcext:value-type="float">
            <text:p>156.1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335042" calcext:value-type="float">
            <text:p>2335042</text:p>
          </table:table-cell>
          <table:table-cell table:formula="of:=[.A148]/1000/(60*60*24)" office:value-type="time" office:time-value="PT00H38M55.042S" calcext:value-type="time">
            <text:p>00:3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7.24" calcext:value-type="float">
            <text:p>157.24</text:p>
          </table:table-cell>
          <table:table-cell office:value-type="float" office:value="192.31" calcext:value-type="float">
            <text:p>192.31</text:p>
          </table:table-cell>
        </table:table-row>
        <table:table-row table:style-name="ro1">
          <table:table-cell office:value-type="float" office:value="2351042" calcext:value-type="float">
            <text:p>2351042</text:p>
          </table:table-cell>
          <table:table-cell table:formula="of:=[.A149]/1000/(60*60*24)" office:value-type="time" office:time-value="PT00H39M11.042S" calcext:value-type="time">
            <text:p>00:3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8.31" calcext:value-type="float">
            <text:p>158.31</text:p>
          </table:table-cell>
          <table:table-cell office:value-type="float" office:value="193.61" calcext:value-type="float">
            <text:p>193.61</text:p>
          </table:table-cell>
        </table:table-row>
        <table:table-row table:style-name="ro1">
          <table:table-cell office:value-type="float" office:value="2367042" calcext:value-type="float">
            <text:p>2367042</text:p>
          </table:table-cell>
          <table:table-cell table:formula="of:=[.A150]/1000/(60*60*24)" office:value-type="time" office:time-value="PT00H39M27.042S" calcext:value-type="time">
            <text:p>00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59.39" calcext:value-type="float">
            <text:p>159.39</text:p>
          </table:table-cell>
          <table:table-cell office:value-type="float" office:value="194.92" calcext:value-type="float">
            <text:p>194.92</text:p>
          </table:table-cell>
        </table:table-row>
        <table:table-row table:style-name="ro1">
          <table:table-cell office:value-type="float" office:value="2383042" calcext:value-type="float">
            <text:p>2383042</text:p>
          </table:table-cell>
          <table:table-cell table:formula="of:=[.A151]/1000/(60*60*24)" office:value-type="time" office:time-value="PT00H39M43.042S" calcext:value-type="time">
            <text:p>00:3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60.46" calcext:value-type="float">
            <text:p>160.46</text:p>
          </table:table-cell>
          <table:table-cell office:value-type="float" office:value="196.22" calcext:value-type="float">
            <text:p>196.22</text:p>
          </table:table-cell>
        </table:table-row>
        <table:table-row table:style-name="ro1">
          <table:table-cell office:value-type="float" office:value="2399042" calcext:value-type="float">
            <text:p>2399042</text:p>
          </table:table-cell>
          <table:table-cell table:formula="of:=[.A152]/1000/(60*60*24)" office:value-type="time" office:time-value="PT00H39M59.042S" calcext:value-type="time">
            <text:p>00:3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61.53" calcext:value-type="float">
            <text:p>161.53</text:p>
          </table:table-cell>
          <table:table-cell office:value-type="float" office:value="197.52" calcext:value-type="float">
            <text:p>197.52</text:p>
          </table:table-cell>
        </table:table-row>
        <table:table-row table:style-name="ro1">
          <table:table-cell office:value-type="float" office:value="2415042" calcext:value-type="float">
            <text:p>2415042</text:p>
          </table:table-cell>
          <table:table-cell table:formula="of:=[.A153]/1000/(60*60*24)" office:value-type="time" office:time-value="PT00H40M15.042S" calcext:value-type="time">
            <text:p>00:4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62.6" calcext:value-type="float">
            <text:p>162.6</text:p>
          </table:table-cell>
          <table:table-cell office:value-type="float" office:value="198.83" calcext:value-type="float">
            <text:p>198.83</text:p>
          </table:table-cell>
        </table:table-row>
        <table:table-row table:style-name="ro1">
          <table:table-cell office:value-type="float" office:value="2431042" calcext:value-type="float">
            <text:p>2431042</text:p>
          </table:table-cell>
          <table:table-cell table:formula="of:=[.A154]/1000/(60*60*24)" office:value-type="time" office:time-value="PT00H40M31.042S" calcext:value-type="time">
            <text:p>00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63.67" calcext:value-type="float">
            <text:p>163.67</text:p>
          </table:table-cell>
          <table:table-cell office:value-type="float" office:value="200.13" calcext:value-type="float">
            <text:p>200.13</text:p>
          </table:table-cell>
        </table:table-row>
        <table:table-row table:style-name="ro1">
          <table:table-cell office:value-type="float" office:value="2447042" calcext:value-type="float">
            <text:p>2447042</text:p>
          </table:table-cell>
          <table:table-cell table:formula="of:=[.A155]/1000/(60*60*24)" office:value-type="time" office:time-value="PT00H40M47.042S" calcext:value-type="time">
            <text:p>00:4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64.75" calcext:value-type="float">
            <text:p>164.75</text:p>
          </table:table-cell>
          <table:table-cell office:value-type="float" office:value="201.43" calcext:value-type="float">
            <text:p>201.43</text:p>
          </table:table-cell>
        </table:table-row>
        <table:table-row table:style-name="ro1">
          <table:table-cell office:value-type="float" office:value="2463042" calcext:value-type="float">
            <text:p>2463042</text:p>
          </table:table-cell>
          <table:table-cell table:formula="of:=[.A156]/1000/(60*60*24)" office:value-type="time" office:time-value="PT00H41M03.042S" calcext:value-type="time">
            <text:p>00:4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65.82" calcext:value-type="float">
            <text:p>165.82</text:p>
          </table:table-cell>
          <table:table-cell office:value-type="float" office:value="202.74" calcext:value-type="float">
            <text:p>202.74</text:p>
          </table:table-cell>
        </table:table-row>
        <table:table-row table:style-name="ro1">
          <table:table-cell office:value-type="float" office:value="2479042" calcext:value-type="float">
            <text:p>2479042</text:p>
          </table:table-cell>
          <table:table-cell table:formula="of:=[.A157]/1000/(60*60*24)" office:value-type="time" office:time-value="PT00H41M19.042S" calcext:value-type="time">
            <text:p>00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166.89" calcext:value-type="float">
            <text:p>166.89</text:p>
          </table:table-cell>
          <table:table-cell office:value-type="float" office:value="204.04" calcext:value-type="float">
            <text:p>204.04</text:p>
          </table:table-cell>
        </table:table-row>
        <table:table-row table:style-name="ro1">
          <table:table-cell office:value-type="float" office:value="2495042" calcext:value-type="float">
            <text:p>2495042</text:p>
          </table:table-cell>
          <table:table-cell table:formula="of:=[.A158]/1000/(60*60*24)" office:value-type="time" office:time-value="PT00H41M35.042S" calcext:value-type="time">
            <text:p>00:4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167.96" calcext:value-type="float">
            <text:p>167.96</text:p>
          </table:table-cell>
          <table:table-cell office:value-type="float" office:value="205.34" calcext:value-type="float">
            <text:p>205.34</text:p>
          </table:table-cell>
        </table:table-row>
        <table:table-row table:style-name="ro1">
          <table:table-cell office:value-type="float" office:value="2511042" calcext:value-type="float">
            <text:p>2511042</text:p>
          </table:table-cell>
          <table:table-cell table:formula="of:=[.A159]/1000/(60*60*24)" office:value-type="time" office:time-value="PT00H41M51.042S" calcext:value-type="time">
            <text:p>00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69.03" calcext:value-type="float">
            <text:p>169.03</text:p>
          </table:table-cell>
          <table:table-cell office:value-type="float" office:value="206.65" calcext:value-type="float">
            <text:p>206.65</text:p>
          </table:table-cell>
        </table:table-row>
        <table:table-row table:style-name="ro1">
          <table:table-cell office:value-type="float" office:value="2527042" calcext:value-type="float">
            <text:p>2527042</text:p>
          </table:table-cell>
          <table:table-cell table:formula="of:=[.A160]/1000/(60*60*24)" office:value-type="time" office:time-value="PT00H42M07.042S" calcext:value-type="time">
            <text:p>00:4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70.11" calcext:value-type="float">
            <text:p>170.11</text:p>
          </table:table-cell>
          <table:table-cell office:value-type="float" office:value="207.95" calcext:value-type="float">
            <text:p>207.95</text:p>
          </table:table-cell>
        </table:table-row>
        <table:table-row table:style-name="ro1">
          <table:table-cell office:value-type="float" office:value="2543042" calcext:value-type="float">
            <text:p>2543042</text:p>
          </table:table-cell>
          <table:table-cell table:formula="of:=[.A161]/1000/(60*60*24)" office:value-type="time" office:time-value="PT00H42M23.042S" calcext:value-type="time">
            <text:p>00:4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71.18" calcext:value-type="float">
            <text:p>171.18</text:p>
          </table:table-cell>
          <table:table-cell office:value-type="float" office:value="209.26" calcext:value-type="float">
            <text:p>209.26</text:p>
          </table:table-cell>
        </table:table-row>
        <table:table-row table:style-name="ro1">
          <table:table-cell office:value-type="float" office:value="2559042" calcext:value-type="float">
            <text:p>2559042</text:p>
          </table:table-cell>
          <table:table-cell table:formula="of:=[.A162]/1000/(60*60*24)" office:value-type="time" office:time-value="PT00H42M39.042S" calcext:value-type="time">
            <text:p>00:4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72.25" calcext:value-type="float">
            <text:p>172.25</text:p>
          </table:table-cell>
          <table:table-cell office:value-type="float" office:value="210.56" calcext:value-type="float">
            <text:p>210.56</text:p>
          </table:table-cell>
        </table:table-row>
        <table:table-row table:style-name="ro1">
          <table:table-cell office:value-type="float" office:value="2575042" calcext:value-type="float">
            <text:p>2575042</text:p>
          </table:table-cell>
          <table:table-cell table:formula="of:=[.A163]/1000/(60*60*24)" office:value-type="time" office:time-value="PT00H42M55.042S" calcext:value-type="time">
            <text:p>00:4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73.32" calcext:value-type="float">
            <text:p>173.32</text:p>
          </table:table-cell>
          <table:table-cell office:value-type="float" office:value="211.86" calcext:value-type="float">
            <text:p>211.86</text:p>
          </table:table-cell>
        </table:table-row>
        <table:table-row table:style-name="ro1">
          <table:table-cell office:value-type="float" office:value="2591042" calcext:value-type="float">
            <text:p>2591042</text:p>
          </table:table-cell>
          <table:table-cell table:formula="of:=[.A164]/1000/(60*60*24)" office:value-type="time" office:time-value="PT00H43M11.042S" calcext:value-type="time">
            <text:p>00:4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174.39" calcext:value-type="float">
            <text:p>174.39</text:p>
          </table:table-cell>
          <table:table-cell office:value-type="float" office:value="213.16" calcext:value-type="float">
            <text:p>213.16</text:p>
          </table:table-cell>
        </table:table-row>
        <table:table-row table:style-name="ro1">
          <table:table-cell office:value-type="float" office:value="2607042" calcext:value-type="float">
            <text:p>2607042</text:p>
          </table:table-cell>
          <table:table-cell table:formula="of:=[.A165]/1000/(60*60*24)" office:value-type="time" office:time-value="PT00H43M27.042S" calcext:value-type="time">
            <text:p>00:4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175.46" calcext:value-type="float">
            <text:p>175.46</text:p>
          </table:table-cell>
          <table:table-cell office:value-type="float" office:value="214.47" calcext:value-type="float">
            <text:p>214.47</text:p>
          </table:table-cell>
        </table:table-row>
        <table:table-row table:style-name="ro1">
          <table:table-cell office:value-type="float" office:value="2623042" calcext:value-type="float">
            <text:p>2623042</text:p>
          </table:table-cell>
          <table:table-cell table:formula="of:=[.A166]/1000/(60*60*24)" office:value-type="time" office:time-value="PT00H43M43.042S" calcext:value-type="time">
            <text:p>00:4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76.54" calcext:value-type="float">
            <text:p>176.54</text:p>
          </table:table-cell>
          <table:table-cell office:value-type="float" office:value="215.77" calcext:value-type="float">
            <text:p>215.77</text:p>
          </table:table-cell>
        </table:table-row>
        <table:table-row table:style-name="ro1">
          <table:table-cell office:value-type="float" office:value="2639042" calcext:value-type="float">
            <text:p>2639042</text:p>
          </table:table-cell>
          <table:table-cell table:formula="of:=[.A167]/1000/(60*60*24)" office:value-type="time" office:time-value="PT00H43M59.042S" calcext:value-type="time">
            <text:p>00:4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77.61" calcext:value-type="float">
            <text:p>177.61</text:p>
          </table:table-cell>
          <table:table-cell office:value-type="float" office:value="217.07" calcext:value-type="float">
            <text:p>217.07</text:p>
          </table:table-cell>
        </table:table-row>
        <table:table-row table:style-name="ro1">
          <table:table-cell office:value-type="float" office:value="2655042" calcext:value-type="float">
            <text:p>2655042</text:p>
          </table:table-cell>
          <table:table-cell table:formula="of:=[.A168]/1000/(60*60*24)" office:value-type="time" office:time-value="PT00H44M15.042S" calcext:value-type="time">
            <text:p>00:4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78.68" calcext:value-type="float">
            <text:p>178.68</text:p>
          </table:table-cell>
          <table:table-cell office:value-type="float" office:value="218.38" calcext:value-type="float">
            <text:p>218.38</text:p>
          </table:table-cell>
        </table:table-row>
        <table:table-row table:style-name="ro1">
          <table:table-cell office:value-type="float" office:value="2671042" calcext:value-type="float">
            <text:p>2671042</text:p>
          </table:table-cell>
          <table:table-cell table:formula="of:=[.A169]/1000/(60*60*24)" office:value-type="time" office:time-value="PT00H44M31.042S" calcext:value-type="time">
            <text:p>00:4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79.75" calcext:value-type="float">
            <text:p>179.75</text:p>
          </table:table-cell>
          <table:table-cell office:value-type="float" office:value="219.68" calcext:value-type="float">
            <text:p>219.68</text:p>
          </table:table-cell>
        </table:table-row>
        <table:table-row table:style-name="ro1">
          <table:table-cell office:value-type="float" office:value="2687042" calcext:value-type="float">
            <text:p>2687042</text:p>
          </table:table-cell>
          <table:table-cell table:formula="of:=[.A170]/1000/(60*60*24)" office:value-type="time" office:time-value="PT00H44M47.042S" calcext:value-type="time">
            <text:p>00:4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80.82" calcext:value-type="float">
            <text:p>180.82</text:p>
          </table:table-cell>
          <table:table-cell office:value-type="float" office:value="220.98" calcext:value-type="float">
            <text:p>220.98</text:p>
          </table:table-cell>
        </table:table-row>
        <table:table-row table:style-name="ro1">
          <table:table-cell office:value-type="float" office:value="2703042" calcext:value-type="float">
            <text:p>2703042</text:p>
          </table:table-cell>
          <table:table-cell table:formula="of:=[.A171]/1000/(60*60*24)" office:value-type="time" office:time-value="PT00H45M03.042S" calcext:value-type="time">
            <text:p>00:45:03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181.89" calcext:value-type="float">
            <text:p>181.89</text:p>
          </table:table-cell>
          <table:table-cell office:value-type="float" office:value="222.29" calcext:value-type="float">
            <text:p>222.29</text:p>
          </table:table-cell>
        </table:table-row>
        <table:table-row table:style-name="ro1">
          <table:table-cell office:value-type="float" office:value="2719042" calcext:value-type="float">
            <text:p>2719042</text:p>
          </table:table-cell>
          <table:table-cell table:formula="of:=[.A172]/1000/(60*60*24)" office:value-type="time" office:time-value="PT00H45M19.042S" calcext:value-type="time">
            <text:p>00:4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82.96" calcext:value-type="float">
            <text:p>182.96</text:p>
          </table:table-cell>
          <table:table-cell office:value-type="float" office:value="223.59" calcext:value-type="float">
            <text:p>223.59</text:p>
          </table:table-cell>
        </table:table-row>
        <table:table-row table:style-name="ro1">
          <table:table-cell office:value-type="float" office:value="2735042" calcext:value-type="float">
            <text:p>2735042</text:p>
          </table:table-cell>
          <table:table-cell table:formula="of:=[.A173]/1000/(60*60*24)" office:value-type="time" office:time-value="PT00H45M35.042S" calcext:value-type="time">
            <text:p>00:4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84.04" calcext:value-type="float">
            <text:p>184.04</text:p>
          </table:table-cell>
          <table:table-cell office:value-type="float" office:value="224.89" calcext:value-type="float">
            <text:p>224.89</text:p>
          </table:table-cell>
        </table:table-row>
        <table:table-row table:style-name="ro1">
          <table:table-cell office:value-type="float" office:value="2751042" calcext:value-type="float">
            <text:p>2751042</text:p>
          </table:table-cell>
          <table:table-cell table:formula="of:=[.A174]/1000/(60*60*24)" office:value-type="time" office:time-value="PT00H45M51.042S" calcext:value-type="time">
            <text:p>00:4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85.11" calcext:value-type="float">
            <text:p>185.11</text:p>
          </table:table-cell>
          <table:table-cell office:value-type="float" office:value="226.19" calcext:value-type="float">
            <text:p>226.19</text:p>
          </table:table-cell>
        </table:table-row>
        <table:table-row table:style-name="ro1">
          <table:table-cell office:value-type="float" office:value="2767042" calcext:value-type="float">
            <text:p>2767042</text:p>
          </table:table-cell>
          <table:table-cell table:formula="of:=[.A175]/1000/(60*60*24)" office:value-type="time" office:time-value="PT00H46M07.042S" calcext:value-type="time">
            <text:p>00:4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86.18" calcext:value-type="float">
            <text:p>186.18</text:p>
          </table:table-cell>
          <table:table-cell office:value-type="float" office:value="227.5" calcext:value-type="float">
            <text:p>227.5</text:p>
          </table:table-cell>
        </table:table-row>
        <table:table-row table:style-name="ro1">
          <table:table-cell office:value-type="float" office:value="2783042" calcext:value-type="float">
            <text:p>2783042</text:p>
          </table:table-cell>
          <table:table-cell table:formula="of:=[.A176]/1000/(60*60*24)" office:value-type="time" office:time-value="PT00H46M23.042S" calcext:value-type="time">
            <text:p>00:4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87.25" calcext:value-type="float">
            <text:p>187.25</text:p>
          </table:table-cell>
          <table:table-cell office:value-type="float" office:value="228.8" calcext:value-type="float">
            <text:p>228.8</text:p>
          </table:table-cell>
        </table:table-row>
        <table:table-row table:style-name="ro1">
          <table:table-cell office:value-type="float" office:value="2799042" calcext:value-type="float">
            <text:p>2799042</text:p>
          </table:table-cell>
          <table:table-cell table:formula="of:=[.A177]/1000/(60*60*24)" office:value-type="time" office:time-value="PT00H46M39.042S" calcext:value-type="time">
            <text:p>00:4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88.32" calcext:value-type="float">
            <text:p>188.32</text:p>
          </table:table-cell>
          <table:table-cell office:value-type="float" office:value="230.1" calcext:value-type="float">
            <text:p>230.1</text:p>
          </table:table-cell>
        </table:table-row>
        <table:table-row table:style-name="ro1">
          <table:table-cell office:value-type="float" office:value="2815042" calcext:value-type="float">
            <text:p>2815042</text:p>
          </table:table-cell>
          <table:table-cell table:formula="of:=[.A178]/1000/(60*60*24)" office:value-type="time" office:time-value="PT00H46M55.042S" calcext:value-type="time">
            <text:p>00:4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4.05" calcext:value-type="float">
            <text:p>294.05</text:p>
          </table:table-cell>
          <table:table-cell office:value-type="float" office:value="189.39" calcext:value-type="float">
            <text:p>189.39</text:p>
          </table:table-cell>
          <table:table-cell office:value-type="float" office:value="231.41" calcext:value-type="float">
            <text:p>231.41</text:p>
          </table:table-cell>
        </table:table-row>
        <table:table-row table:style-name="ro1">
          <table:table-cell office:value-type="float" office:value="2831042" calcext:value-type="float">
            <text:p>2831042</text:p>
          </table:table-cell>
          <table:table-cell table:formula="of:=[.A179]/1000/(60*60*24)" office:value-type="time" office:time-value="PT00H47M11.042S" calcext:value-type="time">
            <text:p>00:4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90.46" calcext:value-type="float">
            <text:p>190.46</text:p>
          </table:table-cell>
          <table:table-cell office:value-type="float" office:value="232.71" calcext:value-type="float">
            <text:p>232.71</text:p>
          </table:table-cell>
        </table:table-row>
        <table:table-row table:style-name="ro1">
          <table:table-cell office:value-type="float" office:value="2847042" calcext:value-type="float">
            <text:p>2847042</text:p>
          </table:table-cell>
          <table:table-cell table:formula="of:=[.A180]/1000/(60*60*24)" office:value-type="time" office:time-value="PT00H47M27.042S" calcext:value-type="time">
            <text:p>00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91.53" calcext:value-type="float">
            <text:p>191.53</text:p>
          </table:table-cell>
          <table:table-cell office:value-type="float" office:value="234.01" calcext:value-type="float">
            <text:p>234.01</text:p>
          </table:table-cell>
        </table:table-row>
        <table:table-row table:style-name="ro1">
          <table:table-cell office:value-type="float" office:value="2863042" calcext:value-type="float">
            <text:p>2863042</text:p>
          </table:table-cell>
          <table:table-cell table:formula="of:=[.A181]/1000/(60*60*24)" office:value-type="time" office:time-value="PT00H47M43.042S" calcext:value-type="time">
            <text:p>00:4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92.61" calcext:value-type="float">
            <text:p>192.61</text:p>
          </table:table-cell>
          <table:table-cell office:value-type="float" office:value="235.31" calcext:value-type="float">
            <text:p>235.31</text:p>
          </table:table-cell>
        </table:table-row>
        <table:table-row table:style-name="ro1">
          <table:table-cell office:value-type="float" office:value="2879042" calcext:value-type="float">
            <text:p>2879042</text:p>
          </table:table-cell>
          <table:table-cell table:formula="of:=[.A182]/1000/(60*60*24)" office:value-type="time" office:time-value="PT00H47M59.042S" calcext:value-type="time">
            <text:p>00:4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93.68" calcext:value-type="float">
            <text:p>193.68</text:p>
          </table:table-cell>
          <table:table-cell office:value-type="float" office:value="236.62" calcext:value-type="float">
            <text:p>236.62</text:p>
          </table:table-cell>
        </table:table-row>
        <table:table-row table:style-name="ro1">
          <table:table-cell office:value-type="float" office:value="2895042" calcext:value-type="float">
            <text:p>2895042</text:p>
          </table:table-cell>
          <table:table-cell table:formula="of:=[.A183]/1000/(60*60*24)" office:value-type="time" office:time-value="PT00H48M15.042S" calcext:value-type="time">
            <text:p>00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94.75" calcext:value-type="float">
            <text:p>194.75</text:p>
          </table:table-cell>
          <table:table-cell office:value-type="float" office:value="237.92" calcext:value-type="float">
            <text:p>237.92</text:p>
          </table:table-cell>
        </table:table-row>
        <table:table-row table:style-name="ro1">
          <table:table-cell office:value-type="float" office:value="2911042" calcext:value-type="float">
            <text:p>2911042</text:p>
          </table:table-cell>
          <table:table-cell table:formula="of:=[.A184]/1000/(60*60*24)" office:value-type="time" office:time-value="PT00H48M31.042S" calcext:value-type="time">
            <text:p>00:4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95.82" calcext:value-type="float">
            <text:p>195.82</text:p>
          </table:table-cell>
          <table:table-cell office:value-type="float" office:value="239.22" calcext:value-type="float">
            <text:p>239.22</text:p>
          </table:table-cell>
        </table:table-row>
        <table:table-row table:style-name="ro1">
          <table:table-cell office:value-type="float" office:value="2927042" calcext:value-type="float">
            <text:p>2927042</text:p>
          </table:table-cell>
          <table:table-cell table:formula="of:=[.A185]/1000/(60*60*24)" office:value-type="time" office:time-value="PT00H48M47.042S" calcext:value-type="time">
            <text:p>00:4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96.89" calcext:value-type="float">
            <text:p>196.89</text:p>
          </table:table-cell>
          <table:table-cell office:value-type="float" office:value="240.52" calcext:value-type="float">
            <text:p>240.52</text:p>
          </table:table-cell>
        </table:table-row>
        <table:table-row table:style-name="ro1">
          <table:table-cell office:value-type="float" office:value="2943042" calcext:value-type="float">
            <text:p>2943042</text:p>
          </table:table-cell>
          <table:table-cell table:formula="of:=[.A186]/1000/(60*60*24)" office:value-type="time" office:time-value="PT00H49M03.042S" calcext:value-type="time">
            <text:p>00:4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97.96" calcext:value-type="float">
            <text:p>197.96</text:p>
          </table:table-cell>
          <table:table-cell office:value-type="float" office:value="241.83" calcext:value-type="float">
            <text:p>241.83</text:p>
          </table:table-cell>
        </table:table-row>
        <table:table-row table:style-name="ro1">
          <table:table-cell office:value-type="float" office:value="2959042" calcext:value-type="float">
            <text:p>2959042</text:p>
          </table:table-cell>
          <table:table-cell table:formula="of:=[.A187]/1000/(60*60*24)" office:value-type="time" office:time-value="PT00H49M19.042S" calcext:value-type="time">
            <text:p>00:4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99.03" calcext:value-type="float">
            <text:p>199.03</text:p>
          </table:table-cell>
          <table:table-cell office:value-type="float" office:value="243.13" calcext:value-type="float">
            <text:p>243.13</text:p>
          </table:table-cell>
        </table:table-row>
        <table:table-row table:style-name="ro1">
          <table:table-cell office:value-type="float" office:value="2975042" calcext:value-type="float">
            <text:p>2975042</text:p>
          </table:table-cell>
          <table:table-cell table:formula="of:=[.A188]/1000/(60*60*24)" office:value-type="time" office:time-value="PT00H49M35.042S" calcext:value-type="time">
            <text:p>00:4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00.1" calcext:value-type="float">
            <text:p>200.1</text:p>
          </table:table-cell>
          <table:table-cell office:value-type="float" office:value="244.43" calcext:value-type="float">
            <text:p>244.43</text:p>
          </table:table-cell>
        </table:table-row>
        <table:table-row table:style-name="ro1">
          <table:table-cell office:value-type="float" office:value="2991042" calcext:value-type="float">
            <text:p>2991042</text:p>
          </table:table-cell>
          <table:table-cell table:formula="of:=[.A189]/1000/(60*60*24)" office:value-type="time" office:time-value="PT00H49M51.042S" calcext:value-type="time">
            <text:p>00:4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01.17" calcext:value-type="float">
            <text:p>201.17</text:p>
          </table:table-cell>
          <table:table-cell office:value-type="float" office:value="245.73" calcext:value-type="float">
            <text:p>245.73</text:p>
          </table:table-cell>
        </table:table-row>
        <table:table-row table:style-name="ro1">
          <table:table-cell office:value-type="float" office:value="3007042" calcext:value-type="float">
            <text:p>3007042</text:p>
          </table:table-cell>
          <table:table-cell table:formula="of:=[.A190]/1000/(60*60*24)" office:value-type="time" office:time-value="PT00H50M07.042S" calcext:value-type="time">
            <text:p>00:5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02.25" calcext:value-type="float">
            <text:p>202.25</text:p>
          </table:table-cell>
          <table:table-cell office:value-type="float" office:value="247.04" calcext:value-type="float">
            <text:p>247.04</text:p>
          </table:table-cell>
        </table:table-row>
        <table:table-row table:style-name="ro1">
          <table:table-cell office:value-type="float" office:value="3023042" calcext:value-type="float">
            <text:p>3023042</text:p>
          </table:table-cell>
          <table:table-cell table:formula="of:=[.A191]/1000/(60*60*24)" office:value-type="time" office:time-value="PT00H50M23.042S" calcext:value-type="time">
            <text:p>00:5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03.32" calcext:value-type="float">
            <text:p>203.32</text:p>
          </table:table-cell>
          <table:table-cell office:value-type="float" office:value="248.34" calcext:value-type="float">
            <text:p>248.34</text:p>
          </table:table-cell>
        </table:table-row>
        <table:table-row table:style-name="ro1">
          <table:table-cell office:value-type="float" office:value="3039042" calcext:value-type="float">
            <text:p>3039042</text:p>
          </table:table-cell>
          <table:table-cell table:formula="of:=[.A192]/1000/(60*60*24)" office:value-type="time" office:time-value="PT00H50M39.042S" calcext:value-type="time">
            <text:p>00:5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204.39" calcext:value-type="float">
            <text:p>204.39</text:p>
          </table:table-cell>
          <table:table-cell office:value-type="float" office:value="249.64" calcext:value-type="float">
            <text:p>249.64</text:p>
          </table:table-cell>
        </table:table-row>
        <table:table-row table:style-name="ro1">
          <table:table-cell office:value-type="float" office:value="3055042" calcext:value-type="float">
            <text:p>3055042</text:p>
          </table:table-cell>
          <table:table-cell table:formula="of:=[.A193]/1000/(60*60*24)" office:value-type="time" office:time-value="PT00H50M55.042S" calcext:value-type="time">
            <text:p>00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05.46" calcext:value-type="float">
            <text:p>205.46</text:p>
          </table:table-cell>
          <table:table-cell office:value-type="float" office:value="250.94" calcext:value-type="float">
            <text:p>250.94</text:p>
          </table:table-cell>
        </table:table-row>
        <table:table-row table:style-name="ro1">
          <table:table-cell office:value-type="float" office:value="3071042" calcext:value-type="float">
            <text:p>3071042</text:p>
          </table:table-cell>
          <table:table-cell table:formula="of:=[.A194]/1000/(60*60*24)" office:value-type="time" office:time-value="PT00H51M11.042S" calcext:value-type="time">
            <text:p>00:5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06.53" calcext:value-type="float">
            <text:p>206.53</text:p>
          </table:table-cell>
          <table:table-cell office:value-type="float" office:value="252.24" calcext:value-type="float">
            <text:p>252.24</text:p>
          </table:table-cell>
        </table:table-row>
        <table:table-row table:style-name="ro1">
          <table:table-cell office:value-type="float" office:value="3087042" calcext:value-type="float">
            <text:p>3087042</text:p>
          </table:table-cell>
          <table:table-cell table:formula="of:=[.A195]/1000/(60*60*24)" office:value-type="time" office:time-value="PT00H51M27.042S" calcext:value-type="time">
            <text:p>00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07.6" calcext:value-type="float">
            <text:p>207.6</text:p>
          </table:table-cell>
          <table:table-cell office:value-type="float" office:value="253.55" calcext:value-type="float">
            <text:p>253.55</text:p>
          </table:table-cell>
        </table:table-row>
        <table:table-row table:style-name="ro1">
          <table:table-cell office:value-type="float" office:value="3103042" calcext:value-type="float">
            <text:p>3103042</text:p>
          </table:table-cell>
          <table:table-cell table:formula="of:=[.A196]/1000/(60*60*24)" office:value-type="time" office:time-value="PT00H51M43.042S" calcext:value-type="time">
            <text:p>00:5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208.67" calcext:value-type="float">
            <text:p>208.67</text:p>
          </table:table-cell>
          <table:table-cell office:value-type="float" office:value="254.85" calcext:value-type="float">
            <text:p>254.85</text:p>
          </table:table-cell>
        </table:table-row>
        <table:table-row table:style-name="ro1">
          <table:table-cell office:value-type="float" office:value="3119042" calcext:value-type="float">
            <text:p>3119042</text:p>
          </table:table-cell>
          <table:table-cell table:formula="of:=[.A197]/1000/(60*60*24)" office:value-type="time" office:time-value="PT00H51M59.042S" calcext:value-type="time">
            <text:p>00:5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209.74" calcext:value-type="float">
            <text:p>209.74</text:p>
          </table:table-cell>
          <table:table-cell office:value-type="float" office:value="256.15" calcext:value-type="float">
            <text:p>256.15</text:p>
          </table:table-cell>
        </table:table-row>
        <table:table-row table:style-name="ro1">
          <table:table-cell office:value-type="float" office:value="3135042" calcext:value-type="float">
            <text:p>3135042</text:p>
          </table:table-cell>
          <table:table-cell table:formula="of:=[.A198]/1000/(60*60*24)" office:value-type="time" office:time-value="PT00H52M15.042S" calcext:value-type="time">
            <text:p>00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210.81" calcext:value-type="float">
            <text:p>210.81</text:p>
          </table:table-cell>
          <table:table-cell office:value-type="float" office:value="257.45" calcext:value-type="float">
            <text:p>257.45</text:p>
          </table:table-cell>
        </table:table-row>
        <table:table-row table:style-name="ro1">
          <table:table-cell office:value-type="float" office:value="3151042" calcext:value-type="float">
            <text:p>3151042</text:p>
          </table:table-cell>
          <table:table-cell table:formula="of:=[.A199]/1000/(60*60*24)" office:value-type="time" office:time-value="PT00H52M31.042S" calcext:value-type="time">
            <text:p>00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211.88" calcext:value-type="float">
            <text:p>211.88</text:p>
          </table:table-cell>
          <table:table-cell office:value-type="float" office:value="258.76" calcext:value-type="float">
            <text:p>258.76</text:p>
          </table:table-cell>
        </table:table-row>
        <table:table-row table:style-name="ro1">
          <table:table-cell office:value-type="float" office:value="3167042" calcext:value-type="float">
            <text:p>3167042</text:p>
          </table:table-cell>
          <table:table-cell table:formula="of:=[.A200]/1000/(60*60*24)" office:value-type="time" office:time-value="PT00H52M47.042S" calcext:value-type="time">
            <text:p>00:5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212.95" calcext:value-type="float">
            <text:p>212.95</text:p>
          </table:table-cell>
          <table:table-cell office:value-type="float" office:value="260.06" calcext:value-type="float">
            <text:p>260.06</text:p>
          </table:table-cell>
        </table:table-row>
        <table:table-row table:style-name="ro1">
          <table:table-cell office:value-type="float" office:value="3183042" calcext:value-type="float">
            <text:p>3183042</text:p>
          </table:table-cell>
          <table:table-cell table:formula="of:=[.A201]/1000/(60*60*24)" office:value-type="time" office:time-value="PT00H53M03.042S" calcext:value-type="time">
            <text:p>00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214.02" calcext:value-type="float">
            <text:p>214.02</text:p>
          </table:table-cell>
          <table:table-cell office:value-type="float" office:value="261.36" calcext:value-type="float">
            <text:p>261.36</text:p>
          </table:table-cell>
        </table:table-row>
        <table:table-row table:style-name="ro1">
          <table:table-cell office:value-type="float" office:value="3199042" calcext:value-type="float">
            <text:p>3199042</text:p>
          </table:table-cell>
          <table:table-cell table:formula="of:=[.A202]/1000/(60*60*24)" office:value-type="time" office:time-value="PT00H53M19.042S" calcext:value-type="time">
            <text:p>00:5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215.1" calcext:value-type="float">
            <text:p>215.1</text:p>
          </table:table-cell>
          <table:table-cell office:value-type="float" office:value="262.66" calcext:value-type="float">
            <text:p>262.66</text:p>
          </table:table-cell>
        </table:table-row>
        <table:table-row table:style-name="ro1">
          <table:table-cell office:value-type="float" office:value="3215042" calcext:value-type="float">
            <text:p>3215042</text:p>
          </table:table-cell>
          <table:table-cell table:formula="of:=[.A203]/1000/(60*60*24)" office:value-type="time" office:time-value="PT00H53M35.042S" calcext:value-type="time">
            <text:p>00:5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216.17" calcext:value-type="float">
            <text:p>216.17</text:p>
          </table:table-cell>
          <table:table-cell office:value-type="float" office:value="263.96" calcext:value-type="float">
            <text:p>263.96</text:p>
          </table:table-cell>
        </table:table-row>
        <table:table-row table:style-name="ro1">
          <table:table-cell office:value-type="float" office:value="3231042" calcext:value-type="float">
            <text:p>3231042</text:p>
          </table:table-cell>
          <table:table-cell table:formula="of:=[.A204]/1000/(60*60*24)" office:value-type="time" office:time-value="PT00H53M51.042S" calcext:value-type="time">
            <text:p>00:5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217.24" calcext:value-type="float">
            <text:p>217.24</text:p>
          </table:table-cell>
          <table:table-cell office:value-type="float" office:value="265.27" calcext:value-type="float">
            <text:p>265.27</text:p>
          </table:table-cell>
        </table:table-row>
        <table:table-row table:style-name="ro1">
          <table:table-cell office:value-type="float" office:value="3247042" calcext:value-type="float">
            <text:p>3247042</text:p>
          </table:table-cell>
          <table:table-cell table:formula="of:=[.A205]/1000/(60*60*24)" office:value-type="time" office:time-value="PT00H54M07.042S" calcext:value-type="time">
            <text:p>00:5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218.31" calcext:value-type="float">
            <text:p>218.31</text:p>
          </table:table-cell>
          <table:table-cell office:value-type="float" office:value="266.57" calcext:value-type="float">
            <text:p>266.57</text:p>
          </table:table-cell>
        </table:table-row>
        <table:table-row table:style-name="ro1">
          <table:table-cell office:value-type="float" office:value="3263042" calcext:value-type="float">
            <text:p>3263042</text:p>
          </table:table-cell>
          <table:table-cell table:formula="of:=[.A206]/1000/(60*60*24)" office:value-type="time" office:time-value="PT00H54M23.042S" calcext:value-type="time">
            <text:p>00:5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219.38" calcext:value-type="float">
            <text:p>219.38</text:p>
          </table:table-cell>
          <table:table-cell office:value-type="float" office:value="267.87" calcext:value-type="float">
            <text:p>267.87</text:p>
          </table:table-cell>
        </table:table-row>
        <table:table-row table:style-name="ro1">
          <table:table-cell office:value-type="float" office:value="3279042" calcext:value-type="float">
            <text:p>3279042</text:p>
          </table:table-cell>
          <table:table-cell table:formula="of:=[.A207]/1000/(60*60*24)" office:value-type="time" office:time-value="PT00H54M39.042S" calcext:value-type="time">
            <text:p>00:5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220.45" calcext:value-type="float">
            <text:p>220.45</text:p>
          </table:table-cell>
          <table:table-cell office:value-type="float" office:value="269.17" calcext:value-type="float">
            <text:p>269.17</text:p>
          </table:table-cell>
        </table:table-row>
        <table:table-row table:style-name="ro1">
          <table:table-cell office:value-type="float" office:value="3295042" calcext:value-type="float">
            <text:p>3295042</text:p>
          </table:table-cell>
          <table:table-cell table:formula="of:=[.A208]/1000/(60*60*24)" office:value-type="time" office:time-value="PT00H54M55.042S" calcext:value-type="time">
            <text:p>00:5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221.52" calcext:value-type="float">
            <text:p>221.52</text:p>
          </table:table-cell>
          <table:table-cell office:value-type="float" office:value="270.47" calcext:value-type="float">
            <text:p>270.47</text:p>
          </table:table-cell>
        </table:table-row>
        <table:table-row table:style-name="ro1">
          <table:table-cell office:value-type="float" office:value="3311042" calcext:value-type="float">
            <text:p>3311042</text:p>
          </table:table-cell>
          <table:table-cell table:formula="of:=[.A209]/1000/(60*60*24)" office:value-type="time" office:time-value="PT00H55M11.042S" calcext:value-type="time">
            <text:p>00:5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222.59" calcext:value-type="float">
            <text:p>222.59</text:p>
          </table:table-cell>
          <table:table-cell office:value-type="float" office:value="271.77" calcext:value-type="float">
            <text:p>271.77</text:p>
          </table:table-cell>
        </table:table-row>
        <table:table-row table:style-name="ro1">
          <table:table-cell office:value-type="float" office:value="3327042" calcext:value-type="float">
            <text:p>3327042</text:p>
          </table:table-cell>
          <table:table-cell table:formula="of:=[.A210]/1000/(60*60*24)" office:value-type="time" office:time-value="PT00H55M27.042S" calcext:value-type="time">
            <text:p>00:5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223.66" calcext:value-type="float">
            <text:p>223.66</text:p>
          </table:table-cell>
          <table:table-cell office:value-type="float" office:value="273.08" calcext:value-type="float">
            <text:p>273.08</text:p>
          </table:table-cell>
        </table:table-row>
        <table:table-row table:style-name="ro1">
          <table:table-cell office:value-type="float" office:value="3343042" calcext:value-type="float">
            <text:p>3343042</text:p>
          </table:table-cell>
          <table:table-cell table:formula="of:=[.A211]/1000/(60*60*24)" office:value-type="time" office:time-value="PT00H55M43.042S" calcext:value-type="time">
            <text:p>00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224.73" calcext:value-type="float">
            <text:p>224.73</text:p>
          </table:table-cell>
          <table:table-cell office:value-type="float" office:value="274.38" calcext:value-type="float">
            <text:p>274.38</text:p>
          </table:table-cell>
        </table:table-row>
        <table:table-row table:style-name="ro1">
          <table:table-cell office:value-type="float" office:value="3359042" calcext:value-type="float">
            <text:p>3359042</text:p>
          </table:table-cell>
          <table:table-cell table:formula="of:=[.A212]/1000/(60*60*24)" office:value-type="time" office:time-value="PT00H55M59.042S" calcext:value-type="time">
            <text:p>00:5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225.8" calcext:value-type="float">
            <text:p>225.8</text:p>
          </table:table-cell>
          <table:table-cell office:value-type="float" office:value="275.68" calcext:value-type="float">
            <text:p>275.68</text:p>
          </table:table-cell>
        </table:table-row>
        <table:table-row table:style-name="ro1">
          <table:table-cell office:value-type="float" office:value="3375042" calcext:value-type="float">
            <text:p>3375042</text:p>
          </table:table-cell>
          <table:table-cell table:formula="of:=[.A213]/1000/(60*60*24)" office:value-type="time" office:time-value="PT00H56M15.042S" calcext:value-type="time">
            <text:p>00:5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226.87" calcext:value-type="float">
            <text:p>226.87</text:p>
          </table:table-cell>
          <table:table-cell office:value-type="float" office:value="276.98" calcext:value-type="float">
            <text:p>276.98</text:p>
          </table:table-cell>
        </table:table-row>
        <table:table-row table:style-name="ro1">
          <table:table-cell office:value-type="float" office:value="3391042" calcext:value-type="float">
            <text:p>3391042</text:p>
          </table:table-cell>
          <table:table-cell table:formula="of:=[.A214]/1000/(60*60*24)" office:value-type="time" office:time-value="PT00H56M31.042S" calcext:value-type="time">
            <text:p>00:5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227.94" calcext:value-type="float">
            <text:p>227.94</text:p>
          </table:table-cell>
          <table:table-cell office:value-type="float" office:value="278.28" calcext:value-type="float">
            <text:p>278.28</text:p>
          </table:table-cell>
        </table:table-row>
        <table:table-row table:style-name="ro1">
          <table:table-cell office:value-type="float" office:value="3407042" calcext:value-type="float">
            <text:p>3407042</text:p>
          </table:table-cell>
          <table:table-cell table:formula="of:=[.A215]/1000/(60*60*24)" office:value-type="time" office:time-value="PT00H56M47.042S" calcext:value-type="time">
            <text:p>00:5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229.01" calcext:value-type="float">
            <text:p>229.01</text:p>
          </table:table-cell>
          <table:table-cell office:value-type="float" office:value="279.58" calcext:value-type="float">
            <text:p>279.58</text:p>
          </table:table-cell>
        </table:table-row>
        <table:table-row table:style-name="ro1">
          <table:table-cell office:value-type="float" office:value="3423042" calcext:value-type="float">
            <text:p>3423042</text:p>
          </table:table-cell>
          <table:table-cell table:formula="of:=[.A216]/1000/(60*60*24)" office:value-type="time" office:time-value="PT00H57M03.042S" calcext:value-type="time">
            <text:p>00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230.08" calcext:value-type="float">
            <text:p>230.08</text:p>
          </table:table-cell>
          <table:table-cell office:value-type="float" office:value="280.88" calcext:value-type="float">
            <text:p>280.88</text:p>
          </table:table-cell>
        </table:table-row>
        <table:table-row table:style-name="ro1">
          <table:table-cell office:value-type="float" office:value="3439042" calcext:value-type="float">
            <text:p>3439042</text:p>
          </table:table-cell>
          <table:table-cell table:formula="of:=[.A217]/1000/(60*60*24)" office:value-type="time" office:time-value="PT00H57M19.042S" calcext:value-type="time">
            <text:p>00:5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231.15" calcext:value-type="float">
            <text:p>231.15</text:p>
          </table:table-cell>
          <table:table-cell office:value-type="float" office:value="282.18" calcext:value-type="float">
            <text:p>282.18</text:p>
          </table:table-cell>
        </table:table-row>
        <table:table-row table:style-name="ro1">
          <table:table-cell office:value-type="float" office:value="3455042" calcext:value-type="float">
            <text:p>3455042</text:p>
          </table:table-cell>
          <table:table-cell table:formula="of:=[.A218]/1000/(60*60*24)" office:value-type="time" office:time-value="PT00H57M35.042S" calcext:value-type="time">
            <text:p>00:5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232.22" calcext:value-type="float">
            <text:p>232.22</text:p>
          </table:table-cell>
          <table:table-cell office:value-type="float" office:value="283.48" calcext:value-type="float">
            <text:p>283.48</text:p>
          </table:table-cell>
        </table:table-row>
        <table:table-row table:style-name="ro1">
          <table:table-cell office:value-type="float" office:value="3471042" calcext:value-type="float">
            <text:p>3471042</text:p>
          </table:table-cell>
          <table:table-cell table:formula="of:=[.A219]/1000/(60*60*24)" office:value-type="time" office:time-value="PT00H57M51.042S" calcext:value-type="time">
            <text:p>00:5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233.29" calcext:value-type="float">
            <text:p>233.29</text:p>
          </table:table-cell>
          <table:table-cell office:value-type="float" office:value="284.78" calcext:value-type="float">
            <text:p>284.78</text:p>
          </table:table-cell>
        </table:table-row>
        <table:table-row table:style-name="ro1">
          <table:table-cell office:value-type="float" office:value="3487042" calcext:value-type="float">
            <text:p>3487042</text:p>
          </table:table-cell>
          <table:table-cell table:formula="of:=[.A220]/1000/(60*60*24)" office:value-type="time" office:time-value="PT00H58M07.042S" calcext:value-type="time">
            <text:p>00:5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234.36" calcext:value-type="float">
            <text:p>234.36</text:p>
          </table:table-cell>
          <table:table-cell office:value-type="float" office:value="286.08" calcext:value-type="float">
            <text:p>286.08</text:p>
          </table:table-cell>
        </table:table-row>
        <table:table-row table:style-name="ro1">
          <table:table-cell office:value-type="float" office:value="3503042" calcext:value-type="float">
            <text:p>3503042</text:p>
          </table:table-cell>
          <table:table-cell table:formula="of:=[.A221]/1000/(60*60*24)" office:value-type="time" office:time-value="PT00H58M23.042S" calcext:value-type="time">
            <text:p>00:5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235.44" calcext:value-type="float">
            <text:p>235.44</text:p>
          </table:table-cell>
          <table:table-cell office:value-type="float" office:value="287.39" calcext:value-type="float">
            <text:p>287.39</text:p>
          </table:table-cell>
        </table:table-row>
        <table:table-row table:style-name="ro1">
          <table:table-cell office:value-type="float" office:value="3519042" calcext:value-type="float">
            <text:p>3519042</text:p>
          </table:table-cell>
          <table:table-cell table:formula="of:=[.A222]/1000/(60*60*24)" office:value-type="time" office:time-value="PT00H58M39.042S" calcext:value-type="time">
            <text:p>00:5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236.51" calcext:value-type="float">
            <text:p>236.51</text:p>
          </table:table-cell>
          <table:table-cell office:value-type="float" office:value="288.69" calcext:value-type="float">
            <text:p>288.69</text:p>
          </table:table-cell>
        </table:table-row>
        <table:table-row table:style-name="ro1">
          <table:table-cell office:value-type="float" office:value="3535042" calcext:value-type="float">
            <text:p>3535042</text:p>
          </table:table-cell>
          <table:table-cell table:formula="of:=[.A223]/1000/(60*60*24)" office:value-type="time" office:time-value="PT00H58M55.042S" calcext:value-type="time">
            <text:p>00:5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237.58" calcext:value-type="float">
            <text:p>237.58</text:p>
          </table:table-cell>
          <table:table-cell office:value-type="float" office:value="289.99" calcext:value-type="float">
            <text:p>289.99</text:p>
          </table:table-cell>
        </table:table-row>
        <table:table-row table:style-name="ro1">
          <table:table-cell office:value-type="float" office:value="3551042" calcext:value-type="float">
            <text:p>3551042</text:p>
          </table:table-cell>
          <table:table-cell table:formula="of:=[.A224]/1000/(60*60*24)" office:value-type="time" office:time-value="PT00H59M11.042S" calcext:value-type="time">
            <text:p>00:5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238.65" calcext:value-type="float">
            <text:p>238.65</text:p>
          </table:table-cell>
          <table:table-cell office:value-type="float" office:value="291.29" calcext:value-type="float">
            <text:p>291.29</text:p>
          </table:table-cell>
        </table:table-row>
        <table:table-row table:style-name="ro1">
          <table:table-cell office:value-type="float" office:value="3567042" calcext:value-type="float">
            <text:p>3567042</text:p>
          </table:table-cell>
          <table:table-cell table:formula="of:=[.A225]/1000/(60*60*24)" office:value-type="time" office:time-value="PT00H59M27.042S" calcext:value-type="time">
            <text:p>00:5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239.72" calcext:value-type="float">
            <text:p>239.72</text:p>
          </table:table-cell>
          <table:table-cell office:value-type="float" office:value="292.59" calcext:value-type="float">
            <text:p>292.59</text:p>
          </table:table-cell>
        </table:table-row>
        <table:table-row table:style-name="ro1">
          <table:table-cell office:value-type="float" office:value="3583042" calcext:value-type="float">
            <text:p>3583042</text:p>
          </table:table-cell>
          <table:table-cell table:formula="of:=[.A226]/1000/(60*60*24)" office:value-type="time" office:time-value="PT00H59M43.042S" calcext:value-type="time">
            <text:p>00:5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240.79" calcext:value-type="float">
            <text:p>240.79</text:p>
          </table:table-cell>
          <table:table-cell office:value-type="float" office:value="293.89" calcext:value-type="float">
            <text:p>293.89</text:p>
          </table:table-cell>
        </table:table-row>
        <table:table-row table:style-name="ro1">
          <table:table-cell office:value-type="float" office:value="3599042" calcext:value-type="float">
            <text:p>3599042</text:p>
          </table:table-cell>
          <table:table-cell table:formula="of:=[.A227]/1000/(60*60*24)" office:value-type="time" office:time-value="PT00H59M59.042S" calcext:value-type="time">
            <text:p>00:5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241.86" calcext:value-type="float">
            <text:p>241.86</text:p>
          </table:table-cell>
          <table:table-cell office:value-type="float" office:value="295.19" calcext:value-type="float">
            <text:p>295.19</text:p>
          </table:table-cell>
        </table:table-row>
        <table:table-row table:style-name="ro1">
          <table:table-cell office:value-type="float" office:value="3615042" calcext:value-type="float">
            <text:p>3615042</text:p>
          </table:table-cell>
          <table:table-cell table:formula="of:=[.A228]/1000/(60*60*24)" office:value-type="time" office:time-value="PT01H00M15.042S" calcext:value-type="time">
            <text:p>01:0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242.93" calcext:value-type="float">
            <text:p>242.93</text:p>
          </table:table-cell>
          <table:table-cell office:value-type="float" office:value="296.49" calcext:value-type="float">
            <text:p>296.49</text:p>
          </table:table-cell>
        </table:table-row>
        <table:table-row table:style-name="ro1">
          <table:table-cell office:value-type="float" office:value="3631042" calcext:value-type="float">
            <text:p>3631042</text:p>
          </table:table-cell>
          <table:table-cell table:formula="of:=[.A229]/1000/(60*60*24)" office:value-type="time" office:time-value="PT01H00M31.042S" calcext:value-type="time">
            <text:p>01:00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244" calcext:value-type="float">
            <text:p>244</text:p>
          </table:table-cell>
          <table:table-cell office:value-type="float" office:value="297.79" calcext:value-type="float">
            <text:p>297.79</text:p>
          </table:table-cell>
        </table:table-row>
        <table:table-row table:style-name="ro1">
          <table:table-cell office:value-type="float" office:value="3647042" calcext:value-type="float">
            <text:p>3647042</text:p>
          </table:table-cell>
          <table:table-cell table:formula="of:=[.A230]/1000/(60*60*24)" office:value-type="time" office:time-value="PT01H00M47.042S" calcext:value-type="time">
            <text:p>01:0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245.07" calcext:value-type="float">
            <text:p>245.07</text:p>
          </table:table-cell>
          <table:table-cell office:value-type="float" office:value="299.09" calcext:value-type="float">
            <text:p>299.09</text:p>
          </table:table-cell>
        </table:table-row>
        <table:table-row table:style-name="ro1">
          <table:table-cell office:value-type="float" office:value="3663042" calcext:value-type="float">
            <text:p>3663042</text:p>
          </table:table-cell>
          <table:table-cell table:formula="of:=[.A231]/1000/(60*60*24)" office:value-type="time" office:time-value="PT01H01M03.042S" calcext:value-type="time">
            <text:p>01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246.14" calcext:value-type="float">
            <text:p>246.14</text:p>
          </table:table-cell>
          <table:table-cell office:value-type="float" office:value="300.39" calcext:value-type="float">
            <text:p>300.39</text:p>
          </table:table-cell>
        </table:table-row>
        <table:table-row table:style-name="ro1">
          <table:table-cell office:value-type="float" office:value="3679042" calcext:value-type="float">
            <text:p>3679042</text:p>
          </table:table-cell>
          <table:table-cell table:formula="of:=[.A232]/1000/(60*60*24)" office:value-type="time" office:time-value="PT01H01M19.042S" calcext:value-type="time">
            <text:p>01:0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247.21" calcext:value-type="float">
            <text:p>247.21</text:p>
          </table:table-cell>
          <table:table-cell office:value-type="float" office:value="301.69" calcext:value-type="float">
            <text:p>301.69</text:p>
          </table:table-cell>
        </table:table-row>
        <table:table-row table:style-name="ro1">
          <table:table-cell office:value-type="float" office:value="3695042" calcext:value-type="float">
            <text:p>3695042</text:p>
          </table:table-cell>
          <table:table-cell table:formula="of:=[.A233]/1000/(60*60*24)" office:value-type="time" office:time-value="PT01H01M35.042S" calcext:value-type="time">
            <text:p>01:0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248.28" calcext:value-type="float">
            <text:p>248.28</text:p>
          </table:table-cell>
          <table:table-cell office:value-type="float" office:value="302.99" calcext:value-type="float">
            <text:p>302.99</text:p>
          </table:table-cell>
        </table:table-row>
        <table:table-row table:style-name="ro1">
          <table:table-cell office:value-type="float" office:value="3711042" calcext:value-type="float">
            <text:p>3711042</text:p>
          </table:table-cell>
          <table:table-cell table:formula="of:=[.A234]/1000/(60*60*24)" office:value-type="time" office:time-value="PT01H01M51.042S" calcext:value-type="time">
            <text:p>01:0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249.35" calcext:value-type="float">
            <text:p>249.35</text:p>
          </table:table-cell>
          <table:table-cell office:value-type="float" office:value="304.29" calcext:value-type="float">
            <text:p>304.29</text:p>
          </table:table-cell>
        </table:table-row>
        <table:table-row table:style-name="ro1">
          <table:table-cell office:value-type="float" office:value="3727042" calcext:value-type="float">
            <text:p>3727042</text:p>
          </table:table-cell>
          <table:table-cell table:formula="of:=[.A235]/1000/(60*60*24)" office:value-type="time" office:time-value="PT01H02M07.042S" calcext:value-type="time">
            <text:p>01:0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250.42" calcext:value-type="float">
            <text:p>250.42</text:p>
          </table:table-cell>
          <table:table-cell office:value-type="float" office:value="305.59" calcext:value-type="float">
            <text:p>305.59</text:p>
          </table:table-cell>
        </table:table-row>
        <table:table-row table:style-name="ro1">
          <table:table-cell office:value-type="float" office:value="3743042" calcext:value-type="float">
            <text:p>3743042</text:p>
          </table:table-cell>
          <table:table-cell table:formula="of:=[.A236]/1000/(60*60*24)" office:value-type="time" office:time-value="PT01H02M23.042S" calcext:value-type="time">
            <text:p>01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251.49" calcext:value-type="float">
            <text:p>251.49</text:p>
          </table:table-cell>
          <table:table-cell office:value-type="float" office:value="306.89" calcext:value-type="float">
            <text:p>306.89</text:p>
          </table:table-cell>
        </table:table-row>
        <table:table-row table:style-name="ro1">
          <table:table-cell office:value-type="float" office:value="3759042" calcext:value-type="float">
            <text:p>3759042</text:p>
          </table:table-cell>
          <table:table-cell table:formula="of:=[.A237]/1000/(60*60*24)" office:value-type="time" office:time-value="PT01H02M39.042S" calcext:value-type="time">
            <text:p>01:02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252.56" calcext:value-type="float">
            <text:p>252.56</text:p>
          </table:table-cell>
          <table:table-cell office:value-type="float" office:value="308.19" calcext:value-type="float">
            <text:p>308.19</text:p>
          </table:table-cell>
        </table:table-row>
        <table:table-row table:style-name="ro1">
          <table:table-cell office:value-type="float" office:value="3775042" calcext:value-type="float">
            <text:p>3775042</text:p>
          </table:table-cell>
          <table:table-cell table:formula="of:=[.A238]/1000/(60*60*24)" office:value-type="time" office:time-value="PT01H02M55.042S" calcext:value-type="time">
            <text:p>01:02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253.63" calcext:value-type="float">
            <text:p>253.63</text:p>
          </table:table-cell>
          <table:table-cell office:value-type="float" office:value="309.49" calcext:value-type="float">
            <text:p>309.49</text:p>
          </table:table-cell>
        </table:table-row>
        <table:table-row table:style-name="ro1">
          <table:table-cell office:value-type="float" office:value="3791042" calcext:value-type="float">
            <text:p>3791042</text:p>
          </table:table-cell>
          <table:table-cell table:formula="of:=[.A239]/1000/(60*60*24)" office:value-type="time" office:time-value="PT01H03M11.042S" calcext:value-type="time">
            <text:p>01:0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254.7" calcext:value-type="float">
            <text:p>254.7</text:p>
          </table:table-cell>
          <table:table-cell office:value-type="float" office:value="310.79" calcext:value-type="float">
            <text:p>310.79</text:p>
          </table:table-cell>
        </table:table-row>
        <table:table-row table:style-name="ro1">
          <table:table-cell office:value-type="float" office:value="3807042" calcext:value-type="float">
            <text:p>3807042</text:p>
          </table:table-cell>
          <table:table-cell table:formula="of:=[.A240]/1000/(60*60*24)" office:value-type="time" office:time-value="PT01H03M27.042S" calcext:value-type="time">
            <text:p>01:0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255.77" calcext:value-type="float">
            <text:p>255.77</text:p>
          </table:table-cell>
          <table:table-cell office:value-type="float" office:value="312.08" calcext:value-type="float">
            <text:p>312.08</text:p>
          </table:table-cell>
        </table:table-row>
        <table:table-row table:style-name="ro1">
          <table:table-cell office:value-type="float" office:value="3823042" calcext:value-type="float">
            <text:p>3823042</text:p>
          </table:table-cell>
          <table:table-cell table:formula="of:=[.A241]/1000/(60*60*24)" office:value-type="time" office:time-value="PT01H03M43.042S" calcext:value-type="time">
            <text:p>01:0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256.84" calcext:value-type="float">
            <text:p>256.84</text:p>
          </table:table-cell>
          <table:table-cell office:value-type="float" office:value="313.38" calcext:value-type="float">
            <text:p>313.38</text:p>
          </table:table-cell>
        </table:table-row>
        <table:table-row table:style-name="ro1">
          <table:table-cell office:value-type="float" office:value="3839042" calcext:value-type="float">
            <text:p>3839042</text:p>
          </table:table-cell>
          <table:table-cell table:formula="of:=[.A242]/1000/(60*60*24)" office:value-type="time" office:time-value="PT01H03M59.042S" calcext:value-type="time">
            <text:p>01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257.91" calcext:value-type="float">
            <text:p>257.91</text:p>
          </table:table-cell>
          <table:table-cell office:value-type="float" office:value="314.68" calcext:value-type="float">
            <text:p>314.68</text:p>
          </table:table-cell>
        </table:table-row>
        <table:table-row table:style-name="ro1">
          <table:table-cell office:value-type="float" office:value="3855042" calcext:value-type="float">
            <text:p>3855042</text:p>
          </table:table-cell>
          <table:table-cell table:formula="of:=[.A243]/1000/(60*60*24)" office:value-type="time" office:time-value="PT01H04M15.042S" calcext:value-type="time">
            <text:p>01:04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258.98" calcext:value-type="float">
            <text:p>258.98</text:p>
          </table:table-cell>
          <table:table-cell office:value-type="float" office:value="315.98" calcext:value-type="float">
            <text:p>315.98</text:p>
          </table:table-cell>
        </table:table-row>
        <table:table-row table:style-name="ro1">
          <table:table-cell office:value-type="float" office:value="3871042" calcext:value-type="float">
            <text:p>3871042</text:p>
          </table:table-cell>
          <table:table-cell table:formula="of:=[.A244]/1000/(60*60*24)" office:value-type="time" office:time-value="PT01H04M31.042S" calcext:value-type="time">
            <text:p>01:0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260.05" calcext:value-type="float">
            <text:p>260.05</text:p>
          </table:table-cell>
          <table:table-cell office:value-type="float" office:value="317.28" calcext:value-type="float">
            <text:p>317.28</text:p>
          </table:table-cell>
        </table:table-row>
        <table:table-row table:style-name="ro1">
          <table:table-cell office:value-type="float" office:value="3887042" calcext:value-type="float">
            <text:p>3887042</text:p>
          </table:table-cell>
          <table:table-cell table:formula="of:=[.A245]/1000/(60*60*24)" office:value-type="time" office:time-value="PT01H04M47.042S" calcext:value-type="time">
            <text:p>01:0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261.12" calcext:value-type="float">
            <text:p>261.12</text:p>
          </table:table-cell>
          <table:table-cell office:value-type="float" office:value="318.58" calcext:value-type="float">
            <text:p>318.58</text:p>
          </table:table-cell>
        </table:table-row>
        <table:table-row table:style-name="ro1">
          <table:table-cell office:value-type="float" office:value="3903042" calcext:value-type="float">
            <text:p>3903042</text:p>
          </table:table-cell>
          <table:table-cell table:formula="of:=[.A246]/1000/(60*60*24)" office:value-type="time" office:time-value="PT01H05M03.042S" calcext:value-type="time">
            <text:p>01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262.19" calcext:value-type="float">
            <text:p>262.19</text:p>
          </table:table-cell>
          <table:table-cell office:value-type="float" office:value="319.88" calcext:value-type="float">
            <text:p>319.88</text:p>
          </table:table-cell>
        </table:table-row>
        <table:table-row table:style-name="ro1">
          <table:table-cell office:value-type="float" office:value="3919042" calcext:value-type="float">
            <text:p>3919042</text:p>
          </table:table-cell>
          <table:table-cell table:formula="of:=[.A247]/1000/(60*60*24)" office:value-type="time" office:time-value="PT01H05M19.042S" calcext:value-type="time">
            <text:p>01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263.26" calcext:value-type="float">
            <text:p>263.26</text:p>
          </table:table-cell>
          <table:table-cell office:value-type="float" office:value="321.18" calcext:value-type="float">
            <text:p>321.18</text:p>
          </table:table-cell>
        </table:table-row>
        <table:table-row table:style-name="ro1">
          <table:table-cell office:value-type="float" office:value="3935042" calcext:value-type="float">
            <text:p>3935042</text:p>
          </table:table-cell>
          <table:table-cell table:formula="of:=[.A248]/1000/(60*60*24)" office:value-type="time" office:time-value="PT01H05M35.042S" calcext:value-type="time">
            <text:p>01:0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264.33" calcext:value-type="float">
            <text:p>264.33</text:p>
          </table:table-cell>
          <table:table-cell office:value-type="float" office:value="322.48" calcext:value-type="float">
            <text:p>322.48</text:p>
          </table:table-cell>
        </table:table-row>
        <table:table-row table:style-name="ro1">
          <table:table-cell office:value-type="float" office:value="3951042" calcext:value-type="float">
            <text:p>3951042</text:p>
          </table:table-cell>
          <table:table-cell table:formula="of:=[.A249]/1000/(60*60*24)" office:value-type="time" office:time-value="PT01H05M51.042S" calcext:value-type="time">
            <text:p>01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265.4" calcext:value-type="float">
            <text:p>265.4</text:p>
          </table:table-cell>
          <table:table-cell office:value-type="float" office:value="323.77" calcext:value-type="float">
            <text:p>323.77</text:p>
          </table:table-cell>
        </table:table-row>
        <table:table-row table:style-name="ro1">
          <table:table-cell office:value-type="float" office:value="3967042" calcext:value-type="float">
            <text:p>3967042</text:p>
          </table:table-cell>
          <table:table-cell table:formula="of:=[.A250]/1000/(60*60*24)" office:value-type="time" office:time-value="PT01H06M07.042S" calcext:value-type="time">
            <text:p>01:0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266.47" calcext:value-type="float">
            <text:p>266.47</text:p>
          </table:table-cell>
          <table:table-cell office:value-type="float" office:value="325.07" calcext:value-type="float">
            <text:p>325.07</text:p>
          </table:table-cell>
        </table:table-row>
        <table:table-row table:style-name="ro1">
          <table:table-cell office:value-type="float" office:value="3983042" calcext:value-type="float">
            <text:p>3983042</text:p>
          </table:table-cell>
          <table:table-cell table:formula="of:=[.A251]/1000/(60*60*24)" office:value-type="time" office:time-value="PT01H06M23.042S" calcext:value-type="time">
            <text:p>01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267.54" calcext:value-type="float">
            <text:p>267.54</text:p>
          </table:table-cell>
          <table:table-cell office:value-type="float" office:value="326.37" calcext:value-type="float">
            <text:p>326.37</text:p>
          </table:table-cell>
        </table:table-row>
        <table:table-row table:style-name="ro1">
          <table:table-cell office:value-type="float" office:value="3999042" calcext:value-type="float">
            <text:p>3999042</text:p>
          </table:table-cell>
          <table:table-cell table:formula="of:=[.A252]/1000/(60*60*24)" office:value-type="time" office:time-value="PT01H06M39.042S" calcext:value-type="time">
            <text:p>01:0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268.61" calcext:value-type="float">
            <text:p>268.61</text:p>
          </table:table-cell>
          <table:table-cell office:value-type="float" office:value="327.67" calcext:value-type="float">
            <text:p>327.67</text:p>
          </table:table-cell>
        </table:table-row>
        <table:table-row table:style-name="ro1">
          <table:table-cell office:value-type="float" office:value="4015042" calcext:value-type="float">
            <text:p>4015042</text:p>
          </table:table-cell>
          <table:table-cell table:formula="of:=[.A253]/1000/(60*60*24)" office:value-type="time" office:time-value="PT01H06M55.042S" calcext:value-type="time">
            <text:p>01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269.68" calcext:value-type="float">
            <text:p>269.68</text:p>
          </table:table-cell>
          <table:table-cell office:value-type="float" office:value="328.97" calcext:value-type="float">
            <text:p>328.97</text:p>
          </table:table-cell>
        </table:table-row>
        <table:table-row table:style-name="ro1">
          <table:table-cell office:value-type="float" office:value="4031042" calcext:value-type="float">
            <text:p>4031042</text:p>
          </table:table-cell>
          <table:table-cell table:formula="of:=[.A254]/1000/(60*60*24)" office:value-type="time" office:time-value="PT01H07M11.042S" calcext:value-type="time">
            <text:p>01:0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270.75" calcext:value-type="float">
            <text:p>270.75</text:p>
          </table:table-cell>
          <table:table-cell office:value-type="float" office:value="330.26" calcext:value-type="float">
            <text:p>330.26</text:p>
          </table:table-cell>
        </table:table-row>
        <table:table-row table:style-name="ro1">
          <table:table-cell office:value-type="float" office:value="4047042" calcext:value-type="float">
            <text:p>4047042</text:p>
          </table:table-cell>
          <table:table-cell table:formula="of:=[.A255]/1000/(60*60*24)" office:value-type="time" office:time-value="PT01H07M27.042S" calcext:value-type="time">
            <text:p>01:0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271.82" calcext:value-type="float">
            <text:p>271.82</text:p>
          </table:table-cell>
          <table:table-cell office:value-type="float" office:value="331.56" calcext:value-type="float">
            <text:p>331.56</text:p>
          </table:table-cell>
        </table:table-row>
        <table:table-row table:style-name="ro1">
          <table:table-cell office:value-type="float" office:value="4063042" calcext:value-type="float">
            <text:p>4063042</text:p>
          </table:table-cell>
          <table:table-cell table:formula="of:=[.A256]/1000/(60*60*24)" office:value-type="time" office:time-value="PT01H07M43.042S" calcext:value-type="time">
            <text:p>01:0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9" calcext:value-type="float">
            <text:p>292.59</text:p>
          </table:table-cell>
          <table:table-cell office:value-type="float" office:value="272.89" calcext:value-type="float">
            <text:p>272.89</text:p>
          </table:table-cell>
          <table:table-cell office:value-type="float" office:value="332.86" calcext:value-type="float">
            <text:p>332.86</text:p>
          </table:table-cell>
        </table:table-row>
        <table:table-row table:style-name="ro1">
          <table:table-cell office:value-type="float" office:value="4079042" calcext:value-type="float">
            <text:p>4079042</text:p>
          </table:table-cell>
          <table:table-cell table:formula="of:=[.A257]/1000/(60*60*24)" office:value-type="time" office:time-value="PT01H07M59.042S" calcext:value-type="time">
            <text:p>01:0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273.96" calcext:value-type="float">
            <text:p>273.96</text:p>
          </table:table-cell>
          <table:table-cell office:value-type="float" office:value="334.16" calcext:value-type="float">
            <text:p>334.16</text:p>
          </table:table-cell>
        </table:table-row>
        <table:table-row table:style-name="ro1">
          <table:table-cell office:value-type="float" office:value="4095042" calcext:value-type="float">
            <text:p>4095042</text:p>
          </table:table-cell>
          <table:table-cell table:formula="of:=[.A258]/1000/(60*60*24)" office:value-type="time" office:time-value="PT01H08M15.042S" calcext:value-type="time">
            <text:p>01:08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275.03" calcext:value-type="float">
            <text:p>275.03</text:p>
          </table:table-cell>
          <table:table-cell office:value-type="float" office:value="335.46" calcext:value-type="float">
            <text:p>335.46</text:p>
          </table:table-cell>
        </table:table-row>
        <table:table-row table:style-name="ro1">
          <table:table-cell office:value-type="float" office:value="4111042" calcext:value-type="float">
            <text:p>4111042</text:p>
          </table:table-cell>
          <table:table-cell table:formula="of:=[.A259]/1000/(60*60*24)" office:value-type="time" office:time-value="PT01H08M31.042S" calcext:value-type="time">
            <text:p>01:0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276.09" calcext:value-type="float">
            <text:p>276.09</text:p>
          </table:table-cell>
          <table:table-cell office:value-type="float" office:value="336.76" calcext:value-type="float">
            <text:p>336.76</text:p>
          </table:table-cell>
        </table:table-row>
        <table:table-row table:style-name="ro1">
          <table:table-cell office:value-type="float" office:value="4127042" calcext:value-type="float">
            <text:p>4127042</text:p>
          </table:table-cell>
          <table:table-cell table:formula="of:=[.A260]/1000/(60*60*24)" office:value-type="time" office:time-value="PT01H08M47.042S" calcext:value-type="time">
            <text:p>01:08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277.16" calcext:value-type="float">
            <text:p>277.16</text:p>
          </table:table-cell>
          <table:table-cell office:value-type="float" office:value="338.05" calcext:value-type="float">
            <text:p>338.05</text:p>
          </table:table-cell>
        </table:table-row>
        <table:table-row table:style-name="ro1">
          <table:table-cell office:value-type="float" office:value="4143042" calcext:value-type="float">
            <text:p>4143042</text:p>
          </table:table-cell>
          <table:table-cell table:formula="of:=[.A261]/1000/(60*60*24)" office:value-type="time" office:time-value="PT01H09M03.042S" calcext:value-type="time">
            <text:p>01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278.23" calcext:value-type="float">
            <text:p>278.23</text:p>
          </table:table-cell>
          <table:table-cell office:value-type="float" office:value="339.35" calcext:value-type="float">
            <text:p>339.35</text:p>
          </table:table-cell>
        </table:table-row>
        <table:table-row table:style-name="ro1">
          <table:table-cell office:value-type="float" office:value="4159042" calcext:value-type="float">
            <text:p>4159042</text:p>
          </table:table-cell>
          <table:table-cell table:formula="of:=[.A262]/1000/(60*60*24)" office:value-type="time" office:time-value="PT01H09M19.042S" calcext:value-type="time">
            <text:p>01:0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279.3" calcext:value-type="float">
            <text:p>279.3</text:p>
          </table:table-cell>
          <table:table-cell office:value-type="float" office:value="340.65" calcext:value-type="float">
            <text:p>340.65</text:p>
          </table:table-cell>
        </table:table-row>
        <table:table-row table:style-name="ro1">
          <table:table-cell office:value-type="float" office:value="4175042" calcext:value-type="float">
            <text:p>4175042</text:p>
          </table:table-cell>
          <table:table-cell table:formula="of:=[.A263]/1000/(60*60*24)" office:value-type="time" office:time-value="PT01H09M35.042S" calcext:value-type="time">
            <text:p>01:0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280.37" calcext:value-type="float">
            <text:p>280.37</text:p>
          </table:table-cell>
          <table:table-cell office:value-type="float" office:value="341.95" calcext:value-type="float">
            <text:p>341.95</text:p>
          </table:table-cell>
        </table:table-row>
        <table:table-row table:style-name="ro1">
          <table:table-cell office:value-type="float" office:value="4191042" calcext:value-type="float">
            <text:p>4191042</text:p>
          </table:table-cell>
          <table:table-cell table:formula="of:=[.A264]/1000/(60*60*24)" office:value-type="time" office:time-value="PT01H09M51.042S" calcext:value-type="time">
            <text:p>01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281.44" calcext:value-type="float">
            <text:p>281.44</text:p>
          </table:table-cell>
          <table:table-cell office:value-type="float" office:value="343.24" calcext:value-type="float">
            <text:p>343.24</text:p>
          </table:table-cell>
        </table:table-row>
        <table:table-row table:style-name="ro1">
          <table:table-cell office:value-type="float" office:value="4207042" calcext:value-type="float">
            <text:p>4207042</text:p>
          </table:table-cell>
          <table:table-cell table:formula="of:=[.A265]/1000/(60*60*24)" office:value-type="time" office:time-value="PT01H10M07.042S" calcext:value-type="time">
            <text:p>01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282.51" calcext:value-type="float">
            <text:p>282.51</text:p>
          </table:table-cell>
          <table:table-cell office:value-type="float" office:value="344.54" calcext:value-type="float">
            <text:p>344.54</text:p>
          </table:table-cell>
        </table:table-row>
        <table:table-row table:style-name="ro1">
          <table:table-cell office:value-type="float" office:value="4223042" calcext:value-type="float">
            <text:p>4223042</text:p>
          </table:table-cell>
          <table:table-cell table:formula="of:=[.A266]/1000/(60*60*24)" office:value-type="time" office:time-value="PT01H10M23.042S" calcext:value-type="time">
            <text:p>01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283.58" calcext:value-type="float">
            <text:p>283.58</text:p>
          </table:table-cell>
          <table:table-cell office:value-type="float" office:value="345.84" calcext:value-type="float">
            <text:p>345.84</text:p>
          </table:table-cell>
        </table:table-row>
        <table:table-row table:style-name="ro1">
          <table:table-cell office:value-type="float" office:value="4239042" calcext:value-type="float">
            <text:p>4239042</text:p>
          </table:table-cell>
          <table:table-cell table:formula="of:=[.A267]/1000/(60*60*24)" office:value-type="time" office:time-value="PT01H10M39.042S" calcext:value-type="time">
            <text:p>01:10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284.65" calcext:value-type="float">
            <text:p>284.65</text:p>
          </table:table-cell>
          <table:table-cell office:value-type="float" office:value="347.13" calcext:value-type="float">
            <text:p>347.13</text:p>
          </table:table-cell>
        </table:table-row>
        <table:table-row table:style-name="ro1">
          <table:table-cell office:value-type="float" office:value="4255042" calcext:value-type="float">
            <text:p>4255042</text:p>
          </table:table-cell>
          <table:table-cell table:formula="of:=[.A268]/1000/(60*60*24)" office:value-type="time" office:time-value="PT01H10M55.042S" calcext:value-type="time">
            <text:p>01:1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285.72" calcext:value-type="float">
            <text:p>285.72</text:p>
          </table:table-cell>
          <table:table-cell office:value-type="float" office:value="348.43" calcext:value-type="float">
            <text:p>348.43</text:p>
          </table:table-cell>
        </table:table-row>
        <table:table-row table:style-name="ro1">
          <table:table-cell office:value-type="float" office:value="4271042" calcext:value-type="float">
            <text:p>4271042</text:p>
          </table:table-cell>
          <table:table-cell table:formula="of:=[.A269]/1000/(60*60*24)" office:value-type="time" office:time-value="PT01H11M11.042S" calcext:value-type="time">
            <text:p>01:1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286.79" calcext:value-type="float">
            <text:p>286.79</text:p>
          </table:table-cell>
          <table:table-cell office:value-type="float" office:value="349.73" calcext:value-type="float">
            <text:p>349.73</text:p>
          </table:table-cell>
        </table:table-row>
        <table:table-row table:style-name="ro1">
          <table:table-cell office:value-type="float" office:value="4287042" calcext:value-type="float">
            <text:p>4287042</text:p>
          </table:table-cell>
          <table:table-cell table:formula="of:=[.A270]/1000/(60*60*24)" office:value-type="time" office:time-value="PT01H11M27.042S" calcext:value-type="time">
            <text:p>01:11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287.86" calcext:value-type="float">
            <text:p>287.86</text:p>
          </table:table-cell>
          <table:table-cell office:value-type="float" office:value="351.02" calcext:value-type="float">
            <text:p>351.02</text:p>
          </table:table-cell>
        </table:table-row>
        <table:table-row table:style-name="ro1">
          <table:table-cell office:value-type="float" office:value="4303042" calcext:value-type="float">
            <text:p>4303042</text:p>
          </table:table-cell>
          <table:table-cell table:formula="of:=[.A271]/1000/(60*60*24)" office:value-type="time" office:time-value="PT01H11M43.042S" calcext:value-type="time">
            <text:p>01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0.5" calcext:value-type="float">
            <text:p>240.5</text:p>
          </table:table-cell>
          <table:table-cell office:value-type="float" office:value="292.46" calcext:value-type="float">
            <text:p>292.46</text:p>
          </table:table-cell>
          <table:table-cell office:value-type="float" office:value="288.93" calcext:value-type="float">
            <text:p>288.93</text:p>
          </table:table-cell>
          <table:table-cell office:value-type="float" office:value="352.32" calcext:value-type="float">
            <text:p>352.32</text:p>
          </table:table-cell>
        </table:table-row>
        <table:table-row table:style-name="ro1">
          <table:table-cell office:value-type="float" office:value="4319042" calcext:value-type="float">
            <text:p>4319042</text:p>
          </table:table-cell>
          <table:table-cell table:formula="of:=[.A272]/1000/(60*60*24)" office:value-type="time" office:time-value="PT01H11M59.042S" calcext:value-type="time">
            <text:p>01:1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290" calcext:value-type="float">
            <text:p>290</text:p>
          </table:table-cell>
          <table:table-cell office:value-type="float" office:value="353.61" calcext:value-type="float">
            <text:p>353.61</text:p>
          </table:table-cell>
        </table:table-row>
        <table:table-row table:style-name="ro1">
          <table:table-cell office:value-type="float" office:value="4335042" calcext:value-type="float">
            <text:p>4335042</text:p>
          </table:table-cell>
          <table:table-cell table:formula="of:=[.A273]/1000/(60*60*24)" office:value-type="time" office:time-value="PT01H12M15.042S" calcext:value-type="time">
            <text:p>01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291.07" calcext:value-type="float">
            <text:p>291.07</text:p>
          </table:table-cell>
          <table:table-cell office:value-type="float" office:value="354.91" calcext:value-type="float">
            <text:p>354.91</text:p>
          </table:table-cell>
        </table:table-row>
        <table:table-row table:style-name="ro1">
          <table:table-cell office:value-type="float" office:value="4351042" calcext:value-type="float">
            <text:p>4351042</text:p>
          </table:table-cell>
          <table:table-cell table:formula="of:=[.A274]/1000/(60*60*24)" office:value-type="time" office:time-value="PT01H12M31.042S" calcext:value-type="time">
            <text:p>01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292.14" calcext:value-type="float">
            <text:p>292.14</text:p>
          </table:table-cell>
          <table:table-cell office:value-type="float" office:value="356.21" calcext:value-type="float">
            <text:p>356.21</text:p>
          </table:table-cell>
        </table:table-row>
        <table:table-row table:style-name="ro1">
          <table:table-cell office:value-type="float" office:value="4367042" calcext:value-type="float">
            <text:p>4367042</text:p>
          </table:table-cell>
          <table:table-cell table:formula="of:=[.A275]/1000/(60*60*24)" office:value-type="time" office:time-value="PT01H12M47.042S" calcext:value-type="time">
            <text:p>01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293.2" calcext:value-type="float">
            <text:p>293.2</text:p>
          </table:table-cell>
          <table:table-cell office:value-type="float" office:value="357.5" calcext:value-type="float">
            <text:p>357.5</text:p>
          </table:table-cell>
        </table:table-row>
        <table:table-row table:style-name="ro1">
          <table:table-cell office:value-type="float" office:value="4383042" calcext:value-type="float">
            <text:p>4383042</text:p>
          </table:table-cell>
          <table:table-cell table:formula="of:=[.A276]/1000/(60*60*24)" office:value-type="time" office:time-value="PT01H13M03.042S" calcext:value-type="time">
            <text:p>01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294.27" calcext:value-type="float">
            <text:p>294.27</text:p>
          </table:table-cell>
          <table:table-cell office:value-type="float" office:value="358.8" calcext:value-type="float">
            <text:p>358.8</text:p>
          </table:table-cell>
        </table:table-row>
        <table:table-row table:style-name="ro1">
          <table:table-cell office:value-type="float" office:value="4399042" calcext:value-type="float">
            <text:p>4399042</text:p>
          </table:table-cell>
          <table:table-cell table:formula="of:=[.A277]/1000/(60*60*24)" office:value-type="time" office:time-value="PT01H13M19.042S" calcext:value-type="time">
            <text:p>01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295.34" calcext:value-type="float">
            <text:p>295.34</text:p>
          </table:table-cell>
          <table:table-cell office:value-type="float" office:value="360.1" calcext:value-type="float">
            <text:p>360.1</text:p>
          </table:table-cell>
        </table:table-row>
        <table:table-row table:style-name="ro1">
          <table:table-cell office:value-type="float" office:value="4415042" calcext:value-type="float">
            <text:p>4415042</text:p>
          </table:table-cell>
          <table:table-cell table:formula="of:=[.A278]/1000/(60*60*24)" office:value-type="time" office:time-value="PT01H13M35.042S" calcext:value-type="time">
            <text:p>01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296.41" calcext:value-type="float">
            <text:p>296.41</text:p>
          </table:table-cell>
          <table:table-cell office:value-type="float" office:value="361.39" calcext:value-type="float">
            <text:p>361.39</text:p>
          </table:table-cell>
        </table:table-row>
        <table:table-row table:style-name="ro1">
          <table:table-cell office:value-type="float" office:value="4431042" calcext:value-type="float">
            <text:p>4431042</text:p>
          </table:table-cell>
          <table:table-cell table:formula="of:=[.A279]/1000/(60*60*24)" office:value-type="time" office:time-value="PT01H13M51.042S" calcext:value-type="time">
            <text:p>01:13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297.48" calcext:value-type="float">
            <text:p>297.48</text:p>
          </table:table-cell>
          <table:table-cell office:value-type="float" office:value="362.69" calcext:value-type="float">
            <text:p>362.69</text:p>
          </table:table-cell>
        </table:table-row>
        <table:table-row table:style-name="ro1">
          <table:table-cell office:value-type="float" office:value="4447042" calcext:value-type="float">
            <text:p>4447042</text:p>
          </table:table-cell>
          <table:table-cell table:formula="of:=[.A280]/1000/(60*60*24)" office:value-type="time" office:time-value="PT01H14M07.042S" calcext:value-type="time">
            <text:p>01:1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298.55" calcext:value-type="float">
            <text:p>298.55</text:p>
          </table:table-cell>
          <table:table-cell office:value-type="float" office:value="363.98" calcext:value-type="float">
            <text:p>363.98</text:p>
          </table:table-cell>
        </table:table-row>
        <table:table-row table:style-name="ro1">
          <table:table-cell office:value-type="float" office:value="4463042" calcext:value-type="float">
            <text:p>4463042</text:p>
          </table:table-cell>
          <table:table-cell table:formula="of:=[.A281]/1000/(60*60*24)" office:value-type="time" office:time-value="PT01H14M23.042S" calcext:value-type="time">
            <text:p>01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299.62" calcext:value-type="float">
            <text:p>299.62</text:p>
          </table:table-cell>
          <table:table-cell office:value-type="float" office:value="365.28" calcext:value-type="float">
            <text:p>365.28</text:p>
          </table:table-cell>
        </table:table-row>
        <table:table-row table:style-name="ro1">
          <table:table-cell office:value-type="float" office:value="4479042" calcext:value-type="float">
            <text:p>4479042</text:p>
          </table:table-cell>
          <table:table-cell table:formula="of:=[.A282]/1000/(60*60*24)" office:value-type="time" office:time-value="PT01H14M39.042S" calcext:value-type="time">
            <text:p>01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5" calcext:value-type="float">
            <text:p>240.5</text:p>
          </table:table-cell>
          <table:table-cell office:value-type="float" office:value="292.46" calcext:value-type="float">
            <text:p>292.46</text:p>
          </table:table-cell>
          <table:table-cell office:value-type="float" office:value="300.69" calcext:value-type="float">
            <text:p>300.69</text:p>
          </table:table-cell>
          <table:table-cell office:value-type="float" office:value="366.58" calcext:value-type="float">
            <text:p>366.58</text:p>
          </table:table-cell>
        </table:table-row>
        <table:table-row table:style-name="ro1">
          <table:table-cell office:value-type="float" office:value="4495042" calcext:value-type="float">
            <text:p>4495042</text:p>
          </table:table-cell>
          <table:table-cell table:formula="of:=[.A283]/1000/(60*60*24)" office:value-type="time" office:time-value="PT01H14M55.042S" calcext:value-type="time">
            <text:p>01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301.76" calcext:value-type="float">
            <text:p>301.76</text:p>
          </table:table-cell>
          <table:table-cell office:value-type="float" office:value="367.87" calcext:value-type="float">
            <text:p>367.87</text:p>
          </table:table-cell>
        </table:table-row>
        <table:table-row table:style-name="ro1">
          <table:table-cell office:value-type="float" office:value="4511042" calcext:value-type="float">
            <text:p>4511042</text:p>
          </table:table-cell>
          <table:table-cell table:formula="of:=[.A284]/1000/(60*60*24)" office:value-type="time" office:time-value="PT01H15M11.042S" calcext:value-type="time">
            <text:p>01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302.82" calcext:value-type="float">
            <text:p>302.82</text:p>
          </table:table-cell>
          <table:table-cell office:value-type="float" office:value="369.17" calcext:value-type="float">
            <text:p>369.17</text:p>
          </table:table-cell>
        </table:table-row>
        <table:table-row table:style-name="ro1">
          <table:table-cell office:value-type="float" office:value="4527042" calcext:value-type="float">
            <text:p>4527042</text:p>
          </table:table-cell>
          <table:table-cell table:formula="of:=[.A285]/1000/(60*60*24)" office:value-type="time" office:time-value="PT01H15M27.042S" calcext:value-type="time">
            <text:p>01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303.89" calcext:value-type="float">
            <text:p>303.89</text:p>
          </table:table-cell>
          <table:table-cell office:value-type="float" office:value="370.47" calcext:value-type="float">
            <text:p>370.47</text:p>
          </table:table-cell>
        </table:table-row>
        <table:table-row table:style-name="ro1">
          <table:table-cell office:value-type="float" office:value="4543042" calcext:value-type="float">
            <text:p>4543042</text:p>
          </table:table-cell>
          <table:table-cell table:formula="of:=[.A286]/1000/(60*60*24)" office:value-type="time" office:time-value="PT01H15M43.042S" calcext:value-type="time">
            <text:p>01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304.96" calcext:value-type="float">
            <text:p>304.96</text:p>
          </table:table-cell>
          <table:table-cell office:value-type="float" office:value="371.76" calcext:value-type="float">
            <text:p>371.76</text:p>
          </table:table-cell>
        </table:table-row>
        <table:table-row table:style-name="ro1">
          <table:table-cell office:value-type="float" office:value="4559042" calcext:value-type="float">
            <text:p>4559042</text:p>
          </table:table-cell>
          <table:table-cell table:formula="of:=[.A287]/1000/(60*60*24)" office:value-type="time" office:time-value="PT01H15M59.042S" calcext:value-type="time">
            <text:p>01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306.03" calcext:value-type="float">
            <text:p>306.03</text:p>
          </table:table-cell>
          <table:table-cell office:value-type="float" office:value="373.06" calcext:value-type="float">
            <text:p>373.06</text:p>
          </table:table-cell>
        </table:table-row>
        <table:table-row table:style-name="ro1">
          <table:table-cell office:value-type="float" office:value="4575042" calcext:value-type="float">
            <text:p>4575042</text:p>
          </table:table-cell>
          <table:table-cell table:formula="of:=[.A288]/1000/(60*60*24)" office:value-type="time" office:time-value="PT01H16M15.042S" calcext:value-type="time">
            <text:p>01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307.1" calcext:value-type="float">
            <text:p>307.1</text:p>
          </table:table-cell>
          <table:table-cell office:value-type="float" office:value="374.35" calcext:value-type="float">
            <text:p>374.35</text:p>
          </table:table-cell>
        </table:table-row>
        <table:table-row table:style-name="ro1">
          <table:table-cell office:value-type="float" office:value="4591042" calcext:value-type="float">
            <text:p>4591042</text:p>
          </table:table-cell>
          <table:table-cell table:formula="of:=[.A289]/1000/(60*60*24)" office:value-type="time" office:time-value="PT01H16M31.042S" calcext:value-type="time">
            <text:p>01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0.5" calcext:value-type="float">
            <text:p>240.5</text:p>
          </table:table-cell>
          <table:table-cell office:value-type="float" office:value="292.46" calcext:value-type="float">
            <text:p>292.46</text:p>
          </table:table-cell>
          <table:table-cell office:value-type="float" office:value="308.17" calcext:value-type="float">
            <text:p>308.17</text:p>
          </table:table-cell>
          <table:table-cell office:value-type="float" office:value="375.65" calcext:value-type="float">
            <text:p>375.65</text:p>
          </table:table-cell>
        </table:table-row>
        <table:table-row table:style-name="ro1">
          <table:table-cell office:value-type="float" office:value="4607042" calcext:value-type="float">
            <text:p>4607042</text:p>
          </table:table-cell>
          <table:table-cell table:formula="of:=[.A290]/1000/(60*60*24)" office:value-type="time" office:time-value="PT01H16M47.042S" calcext:value-type="time">
            <text:p>01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309.24" calcext:value-type="float">
            <text:p>309.24</text:p>
          </table:table-cell>
          <table:table-cell office:value-type="float" office:value="376.95" calcext:value-type="float">
            <text:p>376.95</text:p>
          </table:table-cell>
        </table:table-row>
        <table:table-row table:style-name="ro1">
          <table:table-cell office:value-type="float" office:value="4623042" calcext:value-type="float">
            <text:p>4623042</text:p>
          </table:table-cell>
          <table:table-cell table:formula="of:=[.A291]/1000/(60*60*24)" office:value-type="time" office:time-value="PT01H17M03.042S" calcext:value-type="time">
            <text:p>01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310.31" calcext:value-type="float">
            <text:p>310.31</text:p>
          </table:table-cell>
          <table:table-cell office:value-type="float" office:value="378.24" calcext:value-type="float">
            <text:p>378.24</text:p>
          </table:table-cell>
        </table:table-row>
        <table:table-row table:style-name="ro1">
          <table:table-cell office:value-type="float" office:value="4639042" calcext:value-type="float">
            <text:p>4639042</text:p>
          </table:table-cell>
          <table:table-cell table:formula="of:=[.A292]/1000/(60*60*24)" office:value-type="time" office:time-value="PT01H17M19.042S" calcext:value-type="time">
            <text:p>01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311.37" calcext:value-type="float">
            <text:p>311.37</text:p>
          </table:table-cell>
          <table:table-cell office:value-type="float" office:value="379.54" calcext:value-type="float">
            <text:p>379.54</text:p>
          </table:table-cell>
        </table:table-row>
        <table:table-row table:style-name="ro1">
          <table:table-cell office:value-type="float" office:value="4655042" calcext:value-type="float">
            <text:p>4655042</text:p>
          </table:table-cell>
          <table:table-cell table:formula="of:=[.A293]/1000/(60*60*24)" office:value-type="time" office:time-value="PT01H17M35.042S" calcext:value-type="time">
            <text:p>01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312.44" calcext:value-type="float">
            <text:p>312.44</text:p>
          </table:table-cell>
          <table:table-cell office:value-type="float" office:value="380.83" calcext:value-type="float">
            <text:p>380.83</text:p>
          </table:table-cell>
        </table:table-row>
        <table:table-row table:style-name="ro1">
          <table:table-cell office:value-type="float" office:value="4671042" calcext:value-type="float">
            <text:p>4671042</text:p>
          </table:table-cell>
          <table:table-cell table:formula="of:=[.A294]/1000/(60*60*24)" office:value-type="time" office:time-value="PT01H17M51.042S" calcext:value-type="time">
            <text:p>01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313.51" calcext:value-type="float">
            <text:p>313.51</text:p>
          </table:table-cell>
          <table:table-cell office:value-type="float" office:value="382.13" calcext:value-type="float">
            <text:p>382.13</text:p>
          </table:table-cell>
        </table:table-row>
        <table:table-row table:style-name="ro1">
          <table:table-cell office:value-type="float" office:value="4687042" calcext:value-type="float">
            <text:p>4687042</text:p>
          </table:table-cell>
          <table:table-cell table:formula="of:=[.A295]/1000/(60*60*24)" office:value-type="time" office:time-value="PT01H18M07.042S" calcext:value-type="time">
            <text:p>01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314.58" calcext:value-type="float">
            <text:p>314.58</text:p>
          </table:table-cell>
          <table:table-cell office:value-type="float" office:value="383.43" calcext:value-type="float">
            <text:p>383.43</text:p>
          </table:table-cell>
        </table:table-row>
        <table:table-row table:style-name="ro1">
          <table:table-cell office:value-type="float" office:value="4703042" calcext:value-type="float">
            <text:p>4703042</text:p>
          </table:table-cell>
          <table:table-cell table:formula="of:=[.A296]/1000/(60*60*24)" office:value-type="time" office:time-value="PT01H18M23.042S" calcext:value-type="time">
            <text:p>01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315.65" calcext:value-type="float">
            <text:p>315.65</text:p>
          </table:table-cell>
          <table:table-cell office:value-type="float" office:value="384.72" calcext:value-type="float">
            <text:p>384.72</text:p>
          </table:table-cell>
        </table:table-row>
        <table:table-row table:style-name="ro1">
          <table:table-cell office:value-type="float" office:value="4719042" calcext:value-type="float">
            <text:p>4719042</text:p>
          </table:table-cell>
          <table:table-cell table:formula="of:=[.A297]/1000/(60*60*24)" office:value-type="time" office:time-value="PT01H18M39.042S" calcext:value-type="time">
            <text:p>01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316.72" calcext:value-type="float">
            <text:p>316.72</text:p>
          </table:table-cell>
          <table:table-cell office:value-type="float" office:value="386.02" calcext:value-type="float">
            <text:p>386.02</text:p>
          </table:table-cell>
        </table:table-row>
        <table:table-row table:style-name="ro1">
          <table:table-cell office:value-type="float" office:value="4735042" calcext:value-type="float">
            <text:p>4735042</text:p>
          </table:table-cell>
          <table:table-cell table:formula="of:=[.A298]/1000/(60*60*24)" office:value-type="time" office:time-value="PT01H18M55.042S" calcext:value-type="time">
            <text:p>01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317.79" calcext:value-type="float">
            <text:p>317.79</text:p>
          </table:table-cell>
          <table:table-cell office:value-type="float" office:value="387.31" calcext:value-type="float">
            <text:p>387.31</text:p>
          </table:table-cell>
        </table:table-row>
        <table:table-row table:style-name="ro1">
          <table:table-cell office:value-type="float" office:value="4751042" calcext:value-type="float">
            <text:p>4751042</text:p>
          </table:table-cell>
          <table:table-cell table:formula="of:=[.A299]/1000/(60*60*24)" office:value-type="time" office:time-value="PT01H19M11.042S" calcext:value-type="time">
            <text:p>01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318.85" calcext:value-type="float">
            <text:p>318.85</text:p>
          </table:table-cell>
          <table:table-cell office:value-type="float" office:value="388.61" calcext:value-type="float">
            <text:p>388.61</text:p>
          </table:table-cell>
        </table:table-row>
        <table:table-row table:style-name="ro1">
          <table:table-cell office:value-type="float" office:value="4767042" calcext:value-type="float">
            <text:p>4767042</text:p>
          </table:table-cell>
          <table:table-cell table:formula="of:=[.A300]/1000/(60*60*24)" office:value-type="time" office:time-value="PT01H19M27.042S" calcext:value-type="time">
            <text:p>01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319.92" calcext:value-type="float">
            <text:p>319.92</text:p>
          </table:table-cell>
          <table:table-cell office:value-type="float" office:value="389.9" calcext:value-type="float">
            <text:p>389.9</text:p>
          </table:table-cell>
        </table:table-row>
        <table:table-row table:style-name="ro1">
          <table:table-cell office:value-type="float" office:value="4783042" calcext:value-type="float">
            <text:p>4783042</text:p>
          </table:table-cell>
          <table:table-cell table:formula="of:=[.A301]/1000/(60*60*24)" office:value-type="time" office:time-value="PT01H19M43.042S" calcext:value-type="time">
            <text:p>01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320.99" calcext:value-type="float">
            <text:p>320.99</text:p>
          </table:table-cell>
          <table:table-cell office:value-type="float" office:value="391.2" calcext:value-type="float">
            <text:p>391.2</text:p>
          </table:table-cell>
        </table:table-row>
        <table:table-row table:style-name="ro1">
          <table:table-cell office:value-type="float" office:value="4799042" calcext:value-type="float">
            <text:p>4799042</text:p>
          </table:table-cell>
          <table:table-cell table:formula="of:=[.A302]/1000/(60*60*24)" office:value-type="time" office:time-value="PT01H19M59.042S" calcext:value-type="time">
            <text:p>01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322.06" calcext:value-type="float">
            <text:p>322.06</text:p>
          </table:table-cell>
          <table:table-cell office:value-type="float" office:value="392.49" calcext:value-type="float">
            <text:p>392.49</text:p>
          </table:table-cell>
        </table:table-row>
        <table:table-row table:style-name="ro1">
          <table:table-cell office:value-type="float" office:value="4815042" calcext:value-type="float">
            <text:p>4815042</text:p>
          </table:table-cell>
          <table:table-cell table:formula="of:=[.A303]/1000/(60*60*24)" office:value-type="time" office:time-value="PT01H20M15.042S" calcext:value-type="time">
            <text:p>01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323.13" calcext:value-type="float">
            <text:p>323.13</text:p>
          </table:table-cell>
          <table:table-cell office:value-type="float" office:value="393.79" calcext:value-type="float">
            <text:p>393.79</text:p>
          </table:table-cell>
        </table:table-row>
        <table:table-row table:style-name="ro1">
          <table:table-cell office:value-type="float" office:value="4831042" calcext:value-type="float">
            <text:p>4831042</text:p>
          </table:table-cell>
          <table:table-cell table:formula="of:=[.A304]/1000/(60*60*24)" office:value-type="time" office:time-value="PT01H20M31.042S" calcext:value-type="time">
            <text:p>01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324.2" calcext:value-type="float">
            <text:p>324.2</text:p>
          </table:table-cell>
          <table:table-cell office:value-type="float" office:value="395.08" calcext:value-type="float">
            <text:p>395.08</text:p>
          </table:table-cell>
        </table:table-row>
        <table:table-row table:style-name="ro1">
          <table:table-cell office:value-type="float" office:value="4847042" calcext:value-type="float">
            <text:p>4847042</text:p>
          </table:table-cell>
          <table:table-cell table:formula="of:=[.A305]/1000/(60*60*24)" office:value-type="time" office:time-value="PT01H20M47.042S" calcext:value-type="time">
            <text:p>01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325.27" calcext:value-type="float">
            <text:p>325.27</text:p>
          </table:table-cell>
          <table:table-cell office:value-type="float" office:value="396.38" calcext:value-type="float">
            <text:p>396.38</text:p>
          </table:table-cell>
        </table:table-row>
        <table:table-row table:style-name="ro1">
          <table:table-cell office:value-type="float" office:value="4863042" calcext:value-type="float">
            <text:p>4863042</text:p>
          </table:table-cell>
          <table:table-cell table:formula="of:=[.A306]/1000/(60*60*24)" office:value-type="time" office:time-value="PT01H21M03.042S" calcext:value-type="time">
            <text:p>01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26.33" calcext:value-type="float">
            <text:p>326.33</text:p>
          </table:table-cell>
          <table:table-cell office:value-type="float" office:value="397.67" calcext:value-type="float">
            <text:p>397.67</text:p>
          </table:table-cell>
        </table:table-row>
        <table:table-row table:style-name="ro1">
          <table:table-cell office:value-type="float" office:value="4879042" calcext:value-type="float">
            <text:p>4879042</text:p>
          </table:table-cell>
          <table:table-cell table:formula="of:=[.A307]/1000/(60*60*24)" office:value-type="time" office:time-value="PT01H21M19.042S" calcext:value-type="time">
            <text:p>01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27.4" calcext:value-type="float">
            <text:p>327.4</text:p>
          </table:table-cell>
          <table:table-cell office:value-type="float" office:value="398.97" calcext:value-type="float">
            <text:p>398.97</text:p>
          </table:table-cell>
        </table:table-row>
        <table:table-row table:style-name="ro1">
          <table:table-cell office:value-type="float" office:value="4895042" calcext:value-type="float">
            <text:p>4895042</text:p>
          </table:table-cell>
          <table:table-cell table:formula="of:=[.A308]/1000/(60*60*24)" office:value-type="time" office:time-value="PT01H21M35.042S" calcext:value-type="time">
            <text:p>01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28.47" calcext:value-type="float">
            <text:p>328.47</text:p>
          </table:table-cell>
          <table:table-cell office:value-type="float" office:value="400.26" calcext:value-type="float">
            <text:p>400.26</text:p>
          </table:table-cell>
        </table:table-row>
        <table:table-row table:style-name="ro1">
          <table:table-cell office:value-type="float" office:value="4911042" calcext:value-type="float">
            <text:p>4911042</text:p>
          </table:table-cell>
          <table:table-cell table:formula="of:=[.A309]/1000/(60*60*24)" office:value-type="time" office:time-value="PT01H21M51.042S" calcext:value-type="time">
            <text:p>01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329.54" calcext:value-type="float">
            <text:p>329.54</text:p>
          </table:table-cell>
          <table:table-cell office:value-type="float" office:value="401.56" calcext:value-type="float">
            <text:p>401.56</text:p>
          </table:table-cell>
        </table:table-row>
        <table:table-row table:style-name="ro1">
          <table:table-cell office:value-type="float" office:value="4927042" calcext:value-type="float">
            <text:p>4927042</text:p>
          </table:table-cell>
          <table:table-cell table:formula="of:=[.A310]/1000/(60*60*24)" office:value-type="time" office:time-value="PT01H22M07.042S" calcext:value-type="time">
            <text:p>01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330.61" calcext:value-type="float">
            <text:p>330.61</text:p>
          </table:table-cell>
          <table:table-cell office:value-type="float" office:value="402.85" calcext:value-type="float">
            <text:p>402.85</text:p>
          </table:table-cell>
        </table:table-row>
        <table:table-row table:style-name="ro1">
          <table:table-cell office:value-type="float" office:value="4943042" calcext:value-type="float">
            <text:p>4943042</text:p>
          </table:table-cell>
          <table:table-cell table:formula="of:=[.A311]/1000/(60*60*24)" office:value-type="time" office:time-value="PT01H22M23.042S" calcext:value-type="time">
            <text:p>01:22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31.67" calcext:value-type="float">
            <text:p>331.67</text:p>
          </table:table-cell>
          <table:table-cell office:value-type="float" office:value="404.15" calcext:value-type="float">
            <text:p>404.15</text:p>
          </table:table-cell>
        </table:table-row>
        <table:table-row table:style-name="ro1">
          <table:table-cell office:value-type="float" office:value="4959042" calcext:value-type="float">
            <text:p>4959042</text:p>
          </table:table-cell>
          <table:table-cell table:formula="of:=[.A312]/1000/(60*60*24)" office:value-type="time" office:time-value="PT01H22M39.042S" calcext:value-type="time">
            <text:p>01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332.74" calcext:value-type="float">
            <text:p>332.74</text:p>
          </table:table-cell>
          <table:table-cell office:value-type="float" office:value="405.44" calcext:value-type="float">
            <text:p>405.44</text:p>
          </table:table-cell>
        </table:table-row>
        <table:table-row table:style-name="ro1">
          <table:table-cell office:value-type="float" office:value="4975042" calcext:value-type="float">
            <text:p>4975042</text:p>
          </table:table-cell>
          <table:table-cell table:formula="of:=[.A313]/1000/(60*60*24)" office:value-type="time" office:time-value="PT01H22M55.042S" calcext:value-type="time">
            <text:p>01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333.81" calcext:value-type="float">
            <text:p>333.81</text:p>
          </table:table-cell>
          <table:table-cell office:value-type="float" office:value="406.74" calcext:value-type="float">
            <text:p>406.74</text:p>
          </table:table-cell>
        </table:table-row>
        <table:table-row table:style-name="ro1">
          <table:table-cell office:value-type="float" office:value="4991042" calcext:value-type="float">
            <text:p>4991042</text:p>
          </table:table-cell>
          <table:table-cell table:formula="of:=[.A314]/1000/(60*60*24)" office:value-type="time" office:time-value="PT01H23M11.042S" calcext:value-type="time">
            <text:p>01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334.88" calcext:value-type="float">
            <text:p>334.88</text:p>
          </table:table-cell>
          <table:table-cell office:value-type="float" office:value="408.03" calcext:value-type="float">
            <text:p>408.03</text:p>
          </table:table-cell>
        </table:table-row>
        <table:table-row table:style-name="ro1">
          <table:table-cell office:value-type="float" office:value="5007042" calcext:value-type="float">
            <text:p>5007042</text:p>
          </table:table-cell>
          <table:table-cell table:formula="of:=[.A315]/1000/(60*60*24)" office:value-type="time" office:time-value="PT01H23M27.042S" calcext:value-type="time">
            <text:p>01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335.95" calcext:value-type="float">
            <text:p>335.95</text:p>
          </table:table-cell>
          <table:table-cell office:value-type="float" office:value="409.33" calcext:value-type="float">
            <text:p>409.33</text:p>
          </table:table-cell>
        </table:table-row>
        <table:table-row table:style-name="ro1">
          <table:table-cell office:value-type="float" office:value="5023042" calcext:value-type="float">
            <text:p>5023042</text:p>
          </table:table-cell>
          <table:table-cell table:formula="of:=[.A316]/1000/(60*60*24)" office:value-type="time" office:time-value="PT01H23M43.042S" calcext:value-type="time">
            <text:p>01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37.02" calcext:value-type="float">
            <text:p>337.02</text:p>
          </table:table-cell>
          <table:table-cell office:value-type="float" office:value="410.62" calcext:value-type="float">
            <text:p>410.62</text:p>
          </table:table-cell>
        </table:table-row>
        <table:table-row table:style-name="ro1">
          <table:table-cell office:value-type="float" office:value="5039042" calcext:value-type="float">
            <text:p>5039042</text:p>
          </table:table-cell>
          <table:table-cell table:formula="of:=[.A317]/1000/(60*60*24)" office:value-type="time" office:time-value="PT01H23M59.042S" calcext:value-type="time">
            <text:p>01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38.08" calcext:value-type="float">
            <text:p>338.08</text:p>
          </table:table-cell>
          <table:table-cell office:value-type="float" office:value="411.92" calcext:value-type="float">
            <text:p>411.92</text:p>
          </table:table-cell>
        </table:table-row>
        <table:table-row table:style-name="ro1">
          <table:table-cell office:value-type="float" office:value="5055042" calcext:value-type="float">
            <text:p>5055042</text:p>
          </table:table-cell>
          <table:table-cell table:formula="of:=[.A318]/1000/(60*60*24)" office:value-type="time" office:time-value="PT01H24M15.042S" calcext:value-type="time">
            <text:p>01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339.15" calcext:value-type="float">
            <text:p>339.15</text:p>
          </table:table-cell>
          <table:table-cell office:value-type="float" office:value="413.21" calcext:value-type="float">
            <text:p>413.21</text:p>
          </table:table-cell>
        </table:table-row>
        <table:table-row table:style-name="ro1">
          <table:table-cell office:value-type="float" office:value="5071042" calcext:value-type="float">
            <text:p>5071042</text:p>
          </table:table-cell>
          <table:table-cell table:formula="of:=[.A319]/1000/(60*60*24)" office:value-type="time" office:time-value="PT01H24M31.042S" calcext:value-type="time">
            <text:p>01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340.22" calcext:value-type="float">
            <text:p>340.22</text:p>
          </table:table-cell>
          <table:table-cell office:value-type="float" office:value="414.51" calcext:value-type="float">
            <text:p>414.51</text:p>
          </table:table-cell>
        </table:table-row>
        <table:table-row table:style-name="ro1">
          <table:table-cell office:value-type="float" office:value="5087042" calcext:value-type="float">
            <text:p>5087042</text:p>
          </table:table-cell>
          <table:table-cell table:formula="of:=[.A320]/1000/(60*60*24)" office:value-type="time" office:time-value="PT01H24M47.042S" calcext:value-type="time">
            <text:p>01:24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41.29" calcext:value-type="float">
            <text:p>341.29</text:p>
          </table:table-cell>
          <table:table-cell office:value-type="float" office:value="415.8" calcext:value-type="float">
            <text:p>415.8</text:p>
          </table:table-cell>
        </table:table-row>
        <table:table-row table:style-name="ro1">
          <table:table-cell office:value-type="float" office:value="5103042" calcext:value-type="float">
            <text:p>5103042</text:p>
          </table:table-cell>
          <table:table-cell table:formula="of:=[.A321]/1000/(60*60*24)" office:value-type="time" office:time-value="PT01H25M03.042S" calcext:value-type="time">
            <text:p>01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42.36" calcext:value-type="float">
            <text:p>342.36</text:p>
          </table:table-cell>
          <table:table-cell office:value-type="float" office:value="417.1" calcext:value-type="float">
            <text:p>417.1</text:p>
          </table:table-cell>
        </table:table-row>
        <table:table-row table:style-name="ro1">
          <table:table-cell office:value-type="float" office:value="5119042" calcext:value-type="float">
            <text:p>5119042</text:p>
          </table:table-cell>
          <table:table-cell table:formula="of:=[.A322]/1000/(60*60*24)" office:value-type="time" office:time-value="PT01H25M19.042S" calcext:value-type="time">
            <text:p>01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43.42" calcext:value-type="float">
            <text:p>343.42</text:p>
          </table:table-cell>
          <table:table-cell office:value-type="float" office:value="418.39" calcext:value-type="float">
            <text:p>418.39</text:p>
          </table:table-cell>
        </table:table-row>
        <table:table-row table:style-name="ro1">
          <table:table-cell office:value-type="float" office:value="5135042" calcext:value-type="float">
            <text:p>5135042</text:p>
          </table:table-cell>
          <table:table-cell table:formula="of:=[.A323]/1000/(60*60*24)" office:value-type="time" office:time-value="PT01H25M35.042S" calcext:value-type="time">
            <text:p>01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44.49" calcext:value-type="float">
            <text:p>344.49</text:p>
          </table:table-cell>
          <table:table-cell office:value-type="float" office:value="419.69" calcext:value-type="float">
            <text:p>419.69</text:p>
          </table:table-cell>
        </table:table-row>
        <table:table-row table:style-name="ro1">
          <table:table-cell office:value-type="float" office:value="5151042" calcext:value-type="float">
            <text:p>5151042</text:p>
          </table:table-cell>
          <table:table-cell table:formula="of:=[.A324]/1000/(60*60*24)" office:value-type="time" office:time-value="PT01H25M51.042S" calcext:value-type="time">
            <text:p>01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45.56" calcext:value-type="float">
            <text:p>345.56</text:p>
          </table:table-cell>
          <table:table-cell office:value-type="float" office:value="420.98" calcext:value-type="float">
            <text:p>420.98</text:p>
          </table:table-cell>
        </table:table-row>
        <table:table-row table:style-name="ro1">
          <table:table-cell office:value-type="float" office:value="5167042" calcext:value-type="float">
            <text:p>5167042</text:p>
          </table:table-cell>
          <table:table-cell table:formula="of:=[.A325]/1000/(60*60*24)" office:value-type="time" office:time-value="PT01H26M07.042S" calcext:value-type="time">
            <text:p>01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346.63" calcext:value-type="float">
            <text:p>346.63</text:p>
          </table:table-cell>
          <table:table-cell office:value-type="float" office:value="422.27" calcext:value-type="float">
            <text:p>422.27</text:p>
          </table:table-cell>
        </table:table-row>
        <table:table-row table:style-name="ro1">
          <table:table-cell office:value-type="float" office:value="5183042" calcext:value-type="float">
            <text:p>5183042</text:p>
          </table:table-cell>
          <table:table-cell table:formula="of:=[.A326]/1000/(60*60*24)" office:value-type="time" office:time-value="PT01H26M23.042S" calcext:value-type="time">
            <text:p>01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47.69" calcext:value-type="float">
            <text:p>347.69</text:p>
          </table:table-cell>
          <table:table-cell office:value-type="float" office:value="423.57" calcext:value-type="float">
            <text:p>423.57</text:p>
          </table:table-cell>
        </table:table-row>
        <table:table-row table:style-name="ro1">
          <table:table-cell office:value-type="float" office:value="5199042" calcext:value-type="float">
            <text:p>5199042</text:p>
          </table:table-cell>
          <table:table-cell table:formula="of:=[.A327]/1000/(60*60*24)" office:value-type="time" office:time-value="PT01H26M39.042S" calcext:value-type="time">
            <text:p>01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48.76" calcext:value-type="float">
            <text:p>348.76</text:p>
          </table:table-cell>
          <table:table-cell office:value-type="float" office:value="424.86" calcext:value-type="float">
            <text:p>424.86</text:p>
          </table:table-cell>
        </table:table-row>
        <table:table-row table:style-name="ro1">
          <table:table-cell office:value-type="float" office:value="5215042" calcext:value-type="float">
            <text:p>5215042</text:p>
          </table:table-cell>
          <table:table-cell table:formula="of:=[.A328]/1000/(60*60*24)" office:value-type="time" office:time-value="PT01H26M55.042S" calcext:value-type="time">
            <text:p>01:26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49.83" calcext:value-type="float">
            <text:p>349.83</text:p>
          </table:table-cell>
          <table:table-cell office:value-type="float" office:value="426.16" calcext:value-type="float">
            <text:p>426.16</text:p>
          </table:table-cell>
        </table:table-row>
        <table:table-row table:style-name="ro1">
          <table:table-cell office:value-type="float" office:value="5231042" calcext:value-type="float">
            <text:p>5231042</text:p>
          </table:table-cell>
          <table:table-cell table:formula="of:=[.A329]/1000/(60*60*24)" office:value-type="time" office:time-value="PT01H27M11.042S" calcext:value-type="time">
            <text:p>01:2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50.9" calcext:value-type="float">
            <text:p>350.9</text:p>
          </table:table-cell>
          <table:table-cell office:value-type="float" office:value="427.45" calcext:value-type="float">
            <text:p>427.45</text:p>
          </table:table-cell>
        </table:table-row>
        <table:table-row table:style-name="ro1">
          <table:table-cell office:value-type="float" office:value="5247042" calcext:value-type="float">
            <text:p>5247042</text:p>
          </table:table-cell>
          <table:table-cell table:formula="of:=[.A330]/1000/(60*60*24)" office:value-type="time" office:time-value="PT01H27M27.042S" calcext:value-type="time">
            <text:p>01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351.97" calcext:value-type="float">
            <text:p>351.97</text:p>
          </table:table-cell>
          <table:table-cell office:value-type="float" office:value="428.75" calcext:value-type="float">
            <text:p>428.75</text:p>
          </table:table-cell>
        </table:table-row>
        <table:table-row table:style-name="ro1">
          <table:table-cell office:value-type="float" office:value="5262043" calcext:value-type="float">
            <text:p>5262043</text:p>
          </table:table-cell>
          <table:table-cell table:formula="of:=[.A331]/1000/(60*60*24)" office:value-type="time" office:time-value="PT01H27M42.043S" calcext:value-type="time">
            <text:p>01:27:4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52.97" calcext:value-type="float">
            <text:p>352.97</text:p>
          </table:table-cell>
          <table:table-cell office:value-type="float" office:value="429.96" calcext:value-type="float">
            <text:p>429.96</text:p>
          </table:table-cell>
        </table:table-row>
        <table:table-row table:style-name="ro1">
          <table:table-cell office:value-type="float" office:value="5278043" calcext:value-type="float">
            <text:p>5278043</text:p>
          </table:table-cell>
          <table:table-cell table:formula="of:=[.A332]/1000/(60*60*24)" office:value-type="time" office:time-value="PT01H27M58.043S" calcext:value-type="time">
            <text:p>01:27:5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354.03" calcext:value-type="float">
            <text:p>354.03</text:p>
          </table:table-cell>
          <table:table-cell office:value-type="float" office:value="431.25" calcext:value-type="float">
            <text:p>431.25</text:p>
          </table:table-cell>
        </table:table-row>
        <table:table-row table:style-name="ro1">
          <table:table-cell office:value-type="float" office:value="5294043" calcext:value-type="float">
            <text:p>5294043</text:p>
          </table:table-cell>
          <table:table-cell table:formula="of:=[.A333]/1000/(60*60*24)" office:value-type="time" office:time-value="PT01H28M14.043S" calcext:value-type="time">
            <text:p>01:28:14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55.1" calcext:value-type="float">
            <text:p>355.1</text:p>
          </table:table-cell>
          <table:table-cell office:value-type="float" office:value="432.55" calcext:value-type="float">
            <text:p>432.55</text:p>
          </table:table-cell>
        </table:table-row>
        <table:table-row table:style-name="ro1">
          <table:table-cell office:value-type="float" office:value="5310043" calcext:value-type="float">
            <text:p>5310043</text:p>
          </table:table-cell>
          <table:table-cell table:formula="of:=[.A334]/1000/(60*60*24)" office:value-type="time" office:time-value="PT01H28M30.043S" calcext:value-type="time">
            <text:p>01:28:3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56.17" calcext:value-type="float">
            <text:p>356.17</text:p>
          </table:table-cell>
          <table:table-cell office:value-type="float" office:value="433.84" calcext:value-type="float">
            <text:p>433.84</text:p>
          </table:table-cell>
        </table:table-row>
        <table:table-row table:style-name="ro1">
          <table:table-cell office:value-type="float" office:value="5326043" calcext:value-type="float">
            <text:p>5326043</text:p>
          </table:table-cell>
          <table:table-cell table:formula="of:=[.A335]/1000/(60*60*24)" office:value-type="time" office:time-value="PT01H28M46.043S" calcext:value-type="time">
            <text:p>01:28:46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57.24" calcext:value-type="float">
            <text:p>357.24</text:p>
          </table:table-cell>
          <table:table-cell office:value-type="float" office:value="435.14" calcext:value-type="float">
            <text:p>435.14</text:p>
          </table:table-cell>
        </table:table-row>
        <table:table-row table:style-name="ro1">
          <table:table-cell office:value-type="float" office:value="5342043" calcext:value-type="float">
            <text:p>5342043</text:p>
          </table:table-cell>
          <table:table-cell table:formula="of:=[.A336]/1000/(60*60*24)" office:value-type="time" office:time-value="PT01H29M02.043S" calcext:value-type="time">
            <text:p>01:29:0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358.31" calcext:value-type="float">
            <text:p>358.31</text:p>
          </table:table-cell>
          <table:table-cell office:value-type="float" office:value="436.43" calcext:value-type="float">
            <text:p>436.43</text:p>
          </table:table-cell>
        </table:table-row>
        <table:table-row table:style-name="ro1">
          <table:table-cell office:value-type="float" office:value="5358043" calcext:value-type="float">
            <text:p>5358043</text:p>
          </table:table-cell>
          <table:table-cell table:formula="of:=[.A337]/1000/(60*60*24)" office:value-type="time" office:time-value="PT01H29M18.043S" calcext:value-type="time">
            <text:p>01:29:18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59.37" calcext:value-type="float">
            <text:p>359.37</text:p>
          </table:table-cell>
          <table:table-cell office:value-type="float" office:value="437.73" calcext:value-type="float">
            <text:p>437.73</text:p>
          </table:table-cell>
        </table:table-row>
        <table:table-row table:style-name="ro1">
          <table:table-cell office:value-type="float" office:value="5374043" calcext:value-type="float">
            <text:p>5374043</text:p>
          </table:table-cell>
          <table:table-cell table:formula="of:=[.A338]/1000/(60*60*24)" office:value-type="time" office:time-value="PT01H29M34.043S" calcext:value-type="time">
            <text:p>01:29:3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360.44" calcext:value-type="float">
            <text:p>360.44</text:p>
          </table:table-cell>
          <table:table-cell office:value-type="float" office:value="439.02" calcext:value-type="float">
            <text:p>439.02</text:p>
          </table:table-cell>
        </table:table-row>
        <table:table-row table:style-name="ro1">
          <table:table-cell office:value-type="float" office:value="5390043" calcext:value-type="float">
            <text:p>5390043</text:p>
          </table:table-cell>
          <table:table-cell table:formula="of:=[.A339]/1000/(60*60*24)" office:value-type="time" office:time-value="PT01H29M50.043S" calcext:value-type="time">
            <text:p>01:29:5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361.51" calcext:value-type="float">
            <text:p>361.51</text:p>
          </table:table-cell>
          <table:table-cell office:value-type="float" office:value="440.31" calcext:value-type="float">
            <text:p>440.31</text:p>
          </table:table-cell>
        </table:table-row>
        <table:table-row table:style-name="ro1">
          <table:table-cell office:value-type="float" office:value="5406043" calcext:value-type="float">
            <text:p>5406043</text:p>
          </table:table-cell>
          <table:table-cell table:formula="of:=[.A340]/1000/(60*60*24)" office:value-type="time" office:time-value="PT01H30M06.043S" calcext:value-type="time">
            <text:p>01:30:0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362.58" calcext:value-type="float">
            <text:p>362.58</text:p>
          </table:table-cell>
          <table:table-cell office:value-type="float" office:value="441.61" calcext:value-type="float">
            <text:p>441.61</text:p>
          </table:table-cell>
        </table:table-row>
        <table:table-row table:style-name="ro1">
          <table:table-cell office:value-type="float" office:value="5422043" calcext:value-type="float">
            <text:p>5422043</text:p>
          </table:table-cell>
          <table:table-cell table:formula="of:=[.A341]/1000/(60*60*24)" office:value-type="time" office:time-value="PT01H30M22.043S" calcext:value-type="time">
            <text:p>01:30:2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363.64" calcext:value-type="float">
            <text:p>363.64</text:p>
          </table:table-cell>
          <table:table-cell office:value-type="float" office:value="442.9" calcext:value-type="float">
            <text:p>442.9</text:p>
          </table:table-cell>
        </table:table-row>
        <table:table-row table:style-name="ro1">
          <table:table-cell office:value-type="float" office:value="5438043" calcext:value-type="float">
            <text:p>5438043</text:p>
          </table:table-cell>
          <table:table-cell table:formula="of:=[.A342]/1000/(60*60*24)" office:value-type="time" office:time-value="PT01H30M38.043S" calcext:value-type="time">
            <text:p>01:30:3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364.71" calcext:value-type="float">
            <text:p>364.71</text:p>
          </table:table-cell>
          <table:table-cell office:value-type="float" office:value="444.19" calcext:value-type="float">
            <text:p>444.19</text:p>
          </table:table-cell>
        </table:table-row>
        <table:table-row table:style-name="ro1">
          <table:table-cell office:value-type="float" office:value="5454043" calcext:value-type="float">
            <text:p>5454043</text:p>
          </table:table-cell>
          <table:table-cell table:formula="of:=[.A343]/1000/(60*60*24)" office:value-type="time" office:time-value="PT01H30M54.043S" calcext:value-type="time">
            <text:p>01:30:5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365.78" calcext:value-type="float">
            <text:p>365.78</text:p>
          </table:table-cell>
          <table:table-cell office:value-type="float" office:value="445.49" calcext:value-type="float">
            <text:p>445.49</text:p>
          </table:table-cell>
        </table:table-row>
        <table:table-row table:style-name="ro1">
          <table:table-cell office:value-type="float" office:value="5470043" calcext:value-type="float">
            <text:p>5470043</text:p>
          </table:table-cell>
          <table:table-cell table:formula="of:=[.A344]/1000/(60*60*24)" office:value-type="time" office:time-value="PT01H31M10.043S" calcext:value-type="time">
            <text:p>01:31:1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366.85" calcext:value-type="float">
            <text:p>366.85</text:p>
          </table:table-cell>
          <table:table-cell office:value-type="float" office:value="446.78" calcext:value-type="float">
            <text:p>446.78</text:p>
          </table:table-cell>
        </table:table-row>
        <table:table-row table:style-name="ro1">
          <table:table-cell office:value-type="float" office:value="5486043" calcext:value-type="float">
            <text:p>5486043</text:p>
          </table:table-cell>
          <table:table-cell table:formula="of:=[.A345]/1000/(60*60*24)" office:value-type="time" office:time-value="PT01H31M26.043S" calcext:value-type="time">
            <text:p>01:31:2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367.91" calcext:value-type="float">
            <text:p>367.91</text:p>
          </table:table-cell>
          <table:table-cell office:value-type="float" office:value="448.08" calcext:value-type="float">
            <text:p>448.08</text:p>
          </table:table-cell>
        </table:table-row>
        <table:table-row table:style-name="ro1">
          <table:table-cell office:value-type="float" office:value="5502043" calcext:value-type="float">
            <text:p>5502043</text:p>
          </table:table-cell>
          <table:table-cell table:formula="of:=[.A346]/1000/(60*60*24)" office:value-type="time" office:time-value="PT01H31M42.043S" calcext:value-type="time">
            <text:p>01:31:4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368.98" calcext:value-type="float">
            <text:p>368.98</text:p>
          </table:table-cell>
          <table:table-cell office:value-type="float" office:value="449.37" calcext:value-type="float">
            <text:p>449.37</text:p>
          </table:table-cell>
        </table:table-row>
        <table:table-row table:style-name="ro1">
          <table:table-cell office:value-type="float" office:value="5518043" calcext:value-type="float">
            <text:p>5518043</text:p>
          </table:table-cell>
          <table:table-cell table:formula="of:=[.A347]/1000/(60*60*24)" office:value-type="time" office:time-value="PT01H31M58.043S" calcext:value-type="time">
            <text:p>01:31:5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370.05" calcext:value-type="float">
            <text:p>370.05</text:p>
          </table:table-cell>
          <table:table-cell office:value-type="float" office:value="450.66" calcext:value-type="float">
            <text:p>450.66</text:p>
          </table:table-cell>
        </table:table-row>
        <table:table-row table:style-name="ro1">
          <table:table-cell office:value-type="float" office:value="5534043" calcext:value-type="float">
            <text:p>5534043</text:p>
          </table:table-cell>
          <table:table-cell table:formula="of:=[.A348]/1000/(60*60*24)" office:value-type="time" office:time-value="PT01H32M14.043S" calcext:value-type="time">
            <text:p>01:32:1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371.12" calcext:value-type="float">
            <text:p>371.12</text:p>
          </table:table-cell>
          <table:table-cell office:value-type="float" office:value="451.96" calcext:value-type="float">
            <text:p>451.96</text:p>
          </table:table-cell>
        </table:table-row>
        <table:table-row table:style-name="ro1">
          <table:table-cell office:value-type="float" office:value="5550043" calcext:value-type="float">
            <text:p>5550043</text:p>
          </table:table-cell>
          <table:table-cell table:formula="of:=[.A349]/1000/(60*60*24)" office:value-type="time" office:time-value="PT01H32M30.043S" calcext:value-type="time">
            <text:p>01:32:3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372.18" calcext:value-type="float">
            <text:p>372.18</text:p>
          </table:table-cell>
          <table:table-cell office:value-type="float" office:value="453.25" calcext:value-type="float">
            <text:p>453.25</text:p>
          </table:table-cell>
        </table:table-row>
        <table:table-row table:style-name="ro1">
          <table:table-cell office:value-type="float" office:value="5566043" calcext:value-type="float">
            <text:p>5566043</text:p>
          </table:table-cell>
          <table:table-cell table:formula="of:=[.A350]/1000/(60*60*24)" office:value-type="time" office:time-value="PT01H32M46.043S" calcext:value-type="time">
            <text:p>01:32:4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373.25" calcext:value-type="float">
            <text:p>373.25</text:p>
          </table:table-cell>
          <table:table-cell office:value-type="float" office:value="454.54" calcext:value-type="float">
            <text:p>454.54</text:p>
          </table:table-cell>
        </table:table-row>
        <table:table-row table:style-name="ro1">
          <table:table-cell office:value-type="float" office:value="5582043" calcext:value-type="float">
            <text:p>5582043</text:p>
          </table:table-cell>
          <table:table-cell table:formula="of:=[.A351]/1000/(60*60*24)" office:value-type="time" office:time-value="PT01H33M02.043S" calcext:value-type="time">
            <text:p>01:33:0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374.32" calcext:value-type="float">
            <text:p>374.32</text:p>
          </table:table-cell>
          <table:table-cell office:value-type="float" office:value="455.84" calcext:value-type="float">
            <text:p>455.84</text:p>
          </table:table-cell>
        </table:table-row>
        <table:table-row table:style-name="ro1">
          <table:table-cell office:value-type="float" office:value="5598043" calcext:value-type="float">
            <text:p>5598043</text:p>
          </table:table-cell>
          <table:table-cell table:formula="of:=[.A352]/1000/(60*60*24)" office:value-type="time" office:time-value="PT01H33M18.043S" calcext:value-type="time">
            <text:p>01:33:1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375.38" calcext:value-type="float">
            <text:p>375.38</text:p>
          </table:table-cell>
          <table:table-cell office:value-type="float" office:value="457.13" calcext:value-type="float">
            <text:p>457.13</text:p>
          </table:table-cell>
        </table:table-row>
        <table:table-row table:style-name="ro1">
          <table:table-cell office:value-type="float" office:value="5614043" calcext:value-type="float">
            <text:p>5614043</text:p>
          </table:table-cell>
          <table:table-cell table:formula="of:=[.A353]/1000/(60*60*24)" office:value-type="time" office:time-value="PT01H33M34.043S" calcext:value-type="time">
            <text:p>01:33:3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376.45" calcext:value-type="float">
            <text:p>376.45</text:p>
          </table:table-cell>
          <table:table-cell office:value-type="float" office:value="458.42" calcext:value-type="float">
            <text:p>458.42</text:p>
          </table:table-cell>
        </table:table-row>
        <table:table-row table:style-name="ro1">
          <table:table-cell office:value-type="float" office:value="5630043" calcext:value-type="float">
            <text:p>5630043</text:p>
          </table:table-cell>
          <table:table-cell table:formula="of:=[.A354]/1000/(60*60*24)" office:value-type="time" office:time-value="PT01H33M50.043S" calcext:value-type="time">
            <text:p>01:33:5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377.52" calcext:value-type="float">
            <text:p>377.52</text:p>
          </table:table-cell>
          <table:table-cell office:value-type="float" office:value="459.72" calcext:value-type="float">
            <text:p>459.72</text:p>
          </table:table-cell>
        </table:table-row>
        <table:table-row table:style-name="ro1">
          <table:table-cell office:value-type="float" office:value="5646043" calcext:value-type="float">
            <text:p>5646043</text:p>
          </table:table-cell>
          <table:table-cell table:formula="of:=[.A355]/1000/(60*60*24)" office:value-type="time" office:time-value="PT01H34M06.043S" calcext:value-type="time">
            <text:p>01:34:0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378.59" calcext:value-type="float">
            <text:p>378.59</text:p>
          </table:table-cell>
          <table:table-cell office:value-type="float" office:value="461.01" calcext:value-type="float">
            <text:p>461.01</text:p>
          </table:table-cell>
        </table:table-row>
        <table:table-row table:style-name="ro1">
          <table:table-cell office:value-type="float" office:value="5662043" calcext:value-type="float">
            <text:p>5662043</text:p>
          </table:table-cell>
          <table:table-cell table:formula="of:=[.A356]/1000/(60*60*24)" office:value-type="time" office:time-value="PT01H34M22.043S" calcext:value-type="time">
            <text:p>01:34:2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379.65" calcext:value-type="float">
            <text:p>379.65</text:p>
          </table:table-cell>
          <table:table-cell office:value-type="float" office:value="462.3" calcext:value-type="float">
            <text:p>462.3</text:p>
          </table:table-cell>
        </table:table-row>
        <table:table-row table:style-name="ro1">
          <table:table-cell office:value-type="float" office:value="5678043" calcext:value-type="float">
            <text:p>5678043</text:p>
          </table:table-cell>
          <table:table-cell table:formula="of:=[.A357]/1000/(60*60*24)" office:value-type="time" office:time-value="PT01H34M38.043S" calcext:value-type="time">
            <text:p>01:34:3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380.72" calcext:value-type="float">
            <text:p>380.72</text:p>
          </table:table-cell>
          <table:table-cell office:value-type="float" office:value="463.6" calcext:value-type="float">
            <text:p>463.6</text:p>
          </table:table-cell>
        </table:table-row>
        <table:table-row table:style-name="ro1">
          <table:table-cell office:value-type="float" office:value="5694043" calcext:value-type="float">
            <text:p>5694043</text:p>
          </table:table-cell>
          <table:table-cell table:formula="of:=[.A358]/1000/(60*60*24)" office:value-type="time" office:time-value="PT01H34M54.043S" calcext:value-type="time">
            <text:p>01:34:5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381.79" calcext:value-type="float">
            <text:p>381.79</text:p>
          </table:table-cell>
          <table:table-cell office:value-type="float" office:value="464.89" calcext:value-type="float">
            <text:p>464.89</text:p>
          </table:table-cell>
        </table:table-row>
        <table:table-row table:style-name="ro1">
          <table:table-cell office:value-type="float" office:value="5710043" calcext:value-type="float">
            <text:p>5710043</text:p>
          </table:table-cell>
          <table:table-cell table:formula="of:=[.A359]/1000/(60*60*24)" office:value-type="time" office:time-value="PT01H35M10.043S" calcext:value-type="time">
            <text:p>01:35:1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382.85" calcext:value-type="float">
            <text:p>382.85</text:p>
          </table:table-cell>
          <table:table-cell office:value-type="float" office:value="466.18" calcext:value-type="float">
            <text:p>466.18</text:p>
          </table:table-cell>
        </table:table-row>
        <table:table-row table:style-name="ro1">
          <table:table-cell office:value-type="float" office:value="5726043" calcext:value-type="float">
            <text:p>5726043</text:p>
          </table:table-cell>
          <table:table-cell table:formula="of:=[.A360]/1000/(60*60*24)" office:value-type="time" office:time-value="PT01H35M26.043S" calcext:value-type="time">
            <text:p>01:35:2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383.92" calcext:value-type="float">
            <text:p>383.92</text:p>
          </table:table-cell>
          <table:table-cell office:value-type="float" office:value="467.48" calcext:value-type="float">
            <text:p>467.48</text:p>
          </table:table-cell>
        </table:table-row>
        <table:table-row table:style-name="ro1">
          <table:table-cell office:value-type="float" office:value="5742043" calcext:value-type="float">
            <text:p>5742043</text:p>
          </table:table-cell>
          <table:table-cell table:formula="of:=[.A361]/1000/(60*60*24)" office:value-type="time" office:time-value="PT01H35M42.043S" calcext:value-type="time">
            <text:p>01:35:4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384.99" calcext:value-type="float">
            <text:p>384.99</text:p>
          </table:table-cell>
          <table:table-cell office:value-type="float" office:value="468.77" calcext:value-type="float">
            <text:p>468.77</text:p>
          </table:table-cell>
        </table:table-row>
        <table:table-row table:style-name="ro1">
          <table:table-cell office:value-type="float" office:value="5758043" calcext:value-type="float">
            <text:p>5758043</text:p>
          </table:table-cell>
          <table:table-cell table:formula="of:=[.A362]/1000/(60*60*24)" office:value-type="time" office:time-value="PT01H35M58.043S" calcext:value-type="time">
            <text:p>01:35:5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386.06" calcext:value-type="float">
            <text:p>386.06</text:p>
          </table:table-cell>
          <table:table-cell office:value-type="float" office:value="470.06" calcext:value-type="float">
            <text:p>470.06</text:p>
          </table:table-cell>
        </table:table-row>
        <table:table-row table:style-name="ro1">
          <table:table-cell office:value-type="float" office:value="5774043" calcext:value-type="float">
            <text:p>5774043</text:p>
          </table:table-cell>
          <table:table-cell table:formula="of:=[.A363]/1000/(60*60*24)" office:value-type="time" office:time-value="PT01H36M14.043S" calcext:value-type="time">
            <text:p>01:36:1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387.12" calcext:value-type="float">
            <text:p>387.12</text:p>
          </table:table-cell>
          <table:table-cell office:value-type="float" office:value="471.35" calcext:value-type="float">
            <text:p>471.35</text:p>
          </table:table-cell>
        </table:table-row>
        <table:table-row table:style-name="ro1">
          <table:table-cell office:value-type="float" office:value="5790043" calcext:value-type="float">
            <text:p>5790043</text:p>
          </table:table-cell>
          <table:table-cell table:formula="of:=[.A364]/1000/(60*60*24)" office:value-type="time" office:time-value="PT01H36M30.043S" calcext:value-type="time">
            <text:p>01:36:3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388.19" calcext:value-type="float">
            <text:p>388.19</text:p>
          </table:table-cell>
          <table:table-cell office:value-type="float" office:value="472.65" calcext:value-type="float">
            <text:p>472.65</text:p>
          </table:table-cell>
        </table:table-row>
        <table:table-row table:style-name="ro1">
          <table:table-cell office:value-type="float" office:value="5806043" calcext:value-type="float">
            <text:p>5806043</text:p>
          </table:table-cell>
          <table:table-cell table:formula="of:=[.A365]/1000/(60*60*24)" office:value-type="time" office:time-value="PT01H36M46.043S" calcext:value-type="time">
            <text:p>01:36:4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389.26" calcext:value-type="float">
            <text:p>389.26</text:p>
          </table:table-cell>
          <table:table-cell office:value-type="float" office:value="473.94" calcext:value-type="float">
            <text:p>473.94</text:p>
          </table:table-cell>
        </table:table-row>
        <table:table-row table:style-name="ro1">
          <table:table-cell office:value-type="float" office:value="5822043" calcext:value-type="float">
            <text:p>5822043</text:p>
          </table:table-cell>
          <table:table-cell table:formula="of:=[.A366]/1000/(60*60*24)" office:value-type="time" office:time-value="PT01H37M02.043S" calcext:value-type="time">
            <text:p>01:37:0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390.32" calcext:value-type="float">
            <text:p>390.32</text:p>
          </table:table-cell>
          <table:table-cell office:value-type="float" office:value="475.23" calcext:value-type="float">
            <text:p>475.23</text:p>
          </table:table-cell>
        </table:table-row>
        <table:table-row table:style-name="ro1">
          <table:table-cell office:value-type="float" office:value="5838043" calcext:value-type="float">
            <text:p>5838043</text:p>
          </table:table-cell>
          <table:table-cell table:formula="of:=[.A367]/1000/(60*60*24)" office:value-type="time" office:time-value="PT01H37M18.043S" calcext:value-type="time">
            <text:p>01:37:1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391.39" calcext:value-type="float">
            <text:p>391.39</text:p>
          </table:table-cell>
          <table:table-cell office:value-type="float" office:value="476.53" calcext:value-type="float">
            <text:p>476.53</text:p>
          </table:table-cell>
        </table:table-row>
        <table:table-row table:style-name="ro1">
          <table:table-cell office:value-type="float" office:value="5854043" calcext:value-type="float">
            <text:p>5854043</text:p>
          </table:table-cell>
          <table:table-cell table:formula="of:=[.A368]/1000/(60*60*24)" office:value-type="time" office:time-value="PT01H37M34.043S" calcext:value-type="time">
            <text:p>01:37:3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392.46" calcext:value-type="float">
            <text:p>392.46</text:p>
          </table:table-cell>
          <table:table-cell office:value-type="float" office:value="477.82" calcext:value-type="float">
            <text:p>477.82</text:p>
          </table:table-cell>
        </table:table-row>
        <table:table-row table:style-name="ro1">
          <table:table-cell office:value-type="float" office:value="5870043" calcext:value-type="float">
            <text:p>5870043</text:p>
          </table:table-cell>
          <table:table-cell table:formula="of:=[.A369]/1000/(60*60*24)" office:value-type="time" office:time-value="PT01H37M50.043S" calcext:value-type="time">
            <text:p>01:37:50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393.52" calcext:value-type="float">
            <text:p>393.52</text:p>
          </table:table-cell>
          <table:table-cell office:value-type="float" office:value="479.11" calcext:value-type="float">
            <text:p>479.11</text:p>
          </table:table-cell>
        </table:table-row>
        <table:table-row table:style-name="ro1">
          <table:table-cell office:value-type="float" office:value="5886043" calcext:value-type="float">
            <text:p>5886043</text:p>
          </table:table-cell>
          <table:table-cell table:formula="of:=[.A370]/1000/(60*60*24)" office:value-type="time" office:time-value="PT01H38M06.043S" calcext:value-type="time">
            <text:p>01:38:0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394.59" calcext:value-type="float">
            <text:p>394.59</text:p>
          </table:table-cell>
          <table:table-cell office:value-type="float" office:value="480.4" calcext:value-type="float">
            <text:p>480.4</text:p>
          </table:table-cell>
        </table:table-row>
        <table:table-row table:style-name="ro1">
          <table:table-cell office:value-type="float" office:value="5902043" calcext:value-type="float">
            <text:p>5902043</text:p>
          </table:table-cell>
          <table:table-cell table:formula="of:=[.A371]/1000/(60*60*24)" office:value-type="time" office:time-value="PT01H38M22.043S" calcext:value-type="time">
            <text:p>01:38:2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395.66" calcext:value-type="float">
            <text:p>395.66</text:p>
          </table:table-cell>
          <table:table-cell office:value-type="float" office:value="481.69" calcext:value-type="float">
            <text:p>481.69</text:p>
          </table:table-cell>
        </table:table-row>
        <table:table-row table:style-name="ro1">
          <table:table-cell office:value-type="float" office:value="5918043" calcext:value-type="float">
            <text:p>5918043</text:p>
          </table:table-cell>
          <table:table-cell table:formula="of:=[.A372]/1000/(60*60*24)" office:value-type="time" office:time-value="PT01H38M38.043S" calcext:value-type="time">
            <text:p>01:38:38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396.72" calcext:value-type="float">
            <text:p>396.72</text:p>
          </table:table-cell>
          <table:table-cell office:value-type="float" office:value="482.99" calcext:value-type="float">
            <text:p>482.99</text:p>
          </table:table-cell>
        </table:table-row>
        <table:table-row table:style-name="ro1">
          <table:table-cell office:value-type="float" office:value="5934043" calcext:value-type="float">
            <text:p>5934043</text:p>
          </table:table-cell>
          <table:table-cell table:formula="of:=[.A373]/1000/(60*60*24)" office:value-type="time" office:time-value="PT01H38M54.043S" calcext:value-type="time">
            <text:p>01:38:5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397.79" calcext:value-type="float">
            <text:p>397.79</text:p>
          </table:table-cell>
          <table:table-cell office:value-type="float" office:value="484.28" calcext:value-type="float">
            <text:p>484.28</text:p>
          </table:table-cell>
        </table:table-row>
        <table:table-row table:style-name="ro1">
          <table:table-cell office:value-type="float" office:value="5950043" calcext:value-type="float">
            <text:p>5950043</text:p>
          </table:table-cell>
          <table:table-cell table:formula="of:=[.A374]/1000/(60*60*24)" office:value-type="time" office:time-value="PT01H39M10.043S" calcext:value-type="time">
            <text:p>01:39:1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398.86" calcext:value-type="float">
            <text:p>398.86</text:p>
          </table:table-cell>
          <table:table-cell office:value-type="float" office:value="485.57" calcext:value-type="float">
            <text:p>485.57</text:p>
          </table:table-cell>
        </table:table-row>
        <table:table-row table:style-name="ro1">
          <table:table-cell office:value-type="float" office:value="5966043" calcext:value-type="float">
            <text:p>5966043</text:p>
          </table:table-cell>
          <table:table-cell table:formula="of:=[.A375]/1000/(60*60*24)" office:value-type="time" office:time-value="PT01H39M26.043S" calcext:value-type="time">
            <text:p>01:39:2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399.92" calcext:value-type="float">
            <text:p>399.92</text:p>
          </table:table-cell>
          <table:table-cell office:value-type="float" office:value="486.86" calcext:value-type="float">
            <text:p>486.86</text:p>
          </table:table-cell>
        </table:table-row>
        <table:table-row table:style-name="ro1">
          <table:table-cell office:value-type="float" office:value="5982043" calcext:value-type="float">
            <text:p>5982043</text:p>
          </table:table-cell>
          <table:table-cell table:formula="of:=[.A376]/1000/(60*60*24)" office:value-type="time" office:time-value="PT01H39M42.043S" calcext:value-type="time">
            <text:p>01:39:42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400.99" calcext:value-type="float">
            <text:p>400.99</text:p>
          </table:table-cell>
          <table:table-cell office:value-type="float" office:value="488.15" calcext:value-type="float">
            <text:p>488.15</text:p>
          </table:table-cell>
        </table:table-row>
        <table:table-row table:style-name="ro1">
          <table:table-cell office:value-type="float" office:value="5998043" calcext:value-type="float">
            <text:p>5998043</text:p>
          </table:table-cell>
          <table:table-cell table:formula="of:=[.A377]/1000/(60*60*24)" office:value-type="time" office:time-value="PT01H39M58.043S" calcext:value-type="time">
            <text:p>01:39:58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402.06" calcext:value-type="float">
            <text:p>402.06</text:p>
          </table:table-cell>
          <table:table-cell office:value-type="float" office:value="489.45" calcext:value-type="float">
            <text:p>489.45</text:p>
          </table:table-cell>
        </table:table-row>
        <table:table-row table:style-name="ro1">
          <table:table-cell office:value-type="float" office:value="6014043" calcext:value-type="float">
            <text:p>6014043</text:p>
          </table:table-cell>
          <table:table-cell table:formula="of:=[.A378]/1000/(60*60*24)" office:value-type="time" office:time-value="PT01H40M14.043S" calcext:value-type="time">
            <text:p>01:40:1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403.13" calcext:value-type="float">
            <text:p>403.13</text:p>
          </table:table-cell>
          <table:table-cell office:value-type="float" office:value="490.74" calcext:value-type="float">
            <text:p>490.74</text:p>
          </table:table-cell>
        </table:table-row>
        <table:table-row table:style-name="ro1">
          <table:table-cell office:value-type="float" office:value="6030043" calcext:value-type="float">
            <text:p>6030043</text:p>
          </table:table-cell>
          <table:table-cell table:formula="of:=[.A379]/1000/(60*60*24)" office:value-type="time" office:time-value="PT01H40M30.043S" calcext:value-type="time">
            <text:p>01:40:30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404.19" calcext:value-type="float">
            <text:p>404.19</text:p>
          </table:table-cell>
          <table:table-cell office:value-type="float" office:value="492.03" calcext:value-type="float">
            <text:p>492.03</text:p>
          </table:table-cell>
        </table:table-row>
        <table:table-row table:style-name="ro1">
          <table:table-cell office:value-type="float" office:value="6046043" calcext:value-type="float">
            <text:p>6046043</text:p>
          </table:table-cell>
          <table:table-cell table:formula="of:=[.A380]/1000/(60*60*24)" office:value-type="time" office:time-value="PT01H40M46.043S" calcext:value-type="time">
            <text:p>01:40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405.26" calcext:value-type="float">
            <text:p>405.26</text:p>
          </table:table-cell>
          <table:table-cell office:value-type="float" office:value="493.32" calcext:value-type="float">
            <text:p>493.32</text:p>
          </table:table-cell>
        </table:table-row>
        <table:table-row table:style-name="ro1">
          <table:table-cell office:value-type="float" office:value="6062043" calcext:value-type="float">
            <text:p>6062043</text:p>
          </table:table-cell>
          <table:table-cell table:formula="of:=[.A381]/1000/(60*60*24)" office:value-type="time" office:time-value="PT01H41M02.043S" calcext:value-type="time">
            <text:p>01:41:02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406.33" calcext:value-type="float">
            <text:p>406.33</text:p>
          </table:table-cell>
          <table:table-cell office:value-type="float" office:value="494.61" calcext:value-type="float">
            <text:p>494.61</text:p>
          </table:table-cell>
        </table:table-row>
        <table:table-row table:style-name="ro1">
          <table:table-cell office:value-type="float" office:value="6078043" calcext:value-type="float">
            <text:p>6078043</text:p>
          </table:table-cell>
          <table:table-cell table:formula="of:=[.A382]/1000/(60*60*24)" office:value-type="time" office:time-value="PT01H41M18.043S" calcext:value-type="time">
            <text:p>01:41:18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407.39" calcext:value-type="float">
            <text:p>407.39</text:p>
          </table:table-cell>
          <table:table-cell office:value-type="float" office:value="495.9" calcext:value-type="float">
            <text:p>495.9</text:p>
          </table:table-cell>
        </table:table-row>
        <table:table-row table:style-name="ro1">
          <table:table-cell office:value-type="float" office:value="6094043" calcext:value-type="float">
            <text:p>6094043</text:p>
          </table:table-cell>
          <table:table-cell table:formula="of:=[.A383]/1000/(60*60*24)" office:value-type="time" office:time-value="PT01H41M34.043S" calcext:value-type="time">
            <text:p>01:41:3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408.46" calcext:value-type="float">
            <text:p>408.46</text:p>
          </table:table-cell>
          <table:table-cell office:value-type="float" office:value="497.2" calcext:value-type="float">
            <text:p>497.2</text:p>
          </table:table-cell>
        </table:table-row>
        <table:table-row table:style-name="ro1">
          <table:table-cell office:value-type="float" office:value="6110043" calcext:value-type="float">
            <text:p>6110043</text:p>
          </table:table-cell>
          <table:table-cell table:formula="of:=[.A384]/1000/(60*60*24)" office:value-type="time" office:time-value="PT01H41M50.043S" calcext:value-type="time">
            <text:p>01:41:50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409.53" calcext:value-type="float">
            <text:p>409.53</text:p>
          </table:table-cell>
          <table:table-cell office:value-type="float" office:value="498.49" calcext:value-type="float">
            <text:p>498.49</text:p>
          </table:table-cell>
        </table:table-row>
        <table:table-row table:style-name="ro1">
          <table:table-cell office:value-type="float" office:value="6126043" calcext:value-type="float">
            <text:p>6126043</text:p>
          </table:table-cell>
          <table:table-cell table:formula="of:=[.A385]/1000/(60*60*24)" office:value-type="time" office:time-value="PT01H42M06.043S" calcext:value-type="time">
            <text:p>01:42:0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410.59" calcext:value-type="float">
            <text:p>410.59</text:p>
          </table:table-cell>
          <table:table-cell office:value-type="float" office:value="499.78" calcext:value-type="float">
            <text:p>499.78</text:p>
          </table:table-cell>
        </table:table-row>
        <table:table-row table:style-name="ro1">
          <table:table-cell office:value-type="float" office:value="6142043" calcext:value-type="float">
            <text:p>6142043</text:p>
          </table:table-cell>
          <table:table-cell table:formula="of:=[.A386]/1000/(60*60*24)" office:value-type="time" office:time-value="PT01H42M22.043S" calcext:value-type="time">
            <text:p>01:42:22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411.66" calcext:value-type="float">
            <text:p>411.66</text:p>
          </table:table-cell>
          <table:table-cell office:value-type="float" office:value="501.07" calcext:value-type="float">
            <text:p>501.07</text:p>
          </table:table-cell>
        </table:table-row>
        <table:table-row table:style-name="ro1">
          <table:table-cell office:value-type="float" office:value="6158041" calcext:value-type="float">
            <text:p>6158041</text:p>
          </table:table-cell>
          <table:table-cell table:formula="of:=[.A387]/1000/(60*60*24)" office:value-type="time" office:time-value="PT01H42M38.041S" calcext:value-type="time">
            <text:p>01:42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412.73" calcext:value-type="float">
            <text:p>412.73</text:p>
          </table:table-cell>
          <table:table-cell office:value-type="float" office:value="502.36" calcext:value-type="float">
            <text:p>502.36</text:p>
          </table:table-cell>
        </table:table-row>
        <table:table-row table:style-name="ro1">
          <table:table-cell office:value-type="float" office:value="6174043" calcext:value-type="float">
            <text:p>6174043</text:p>
          </table:table-cell>
          <table:table-cell table:formula="of:=[.A388]/1000/(60*60*24)" office:value-type="time" office:time-value="PT01H42M54.043S" calcext:value-type="time">
            <text:p>01:42:5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413.79" calcext:value-type="float">
            <text:p>413.79</text:p>
          </table:table-cell>
          <table:table-cell office:value-type="float" office:value="503.65" calcext:value-type="float">
            <text:p>503.65</text:p>
          </table:table-cell>
        </table:table-row>
        <table:table-row table:style-name="ro1">
          <table:table-cell office:value-type="float" office:value="6190043" calcext:value-type="float">
            <text:p>6190043</text:p>
          </table:table-cell>
          <table:table-cell table:formula="of:=[.A389]/1000/(60*60*24)" office:value-type="time" office:time-value="PT01H43M10.043S" calcext:value-type="time">
            <text:p>01:43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414.86" calcext:value-type="float">
            <text:p>414.86</text:p>
          </table:table-cell>
          <table:table-cell office:value-type="float" office:value="504.94" calcext:value-type="float">
            <text:p>504.94</text:p>
          </table:table-cell>
        </table:table-row>
        <table:table-row table:style-name="ro1">
          <table:table-cell office:value-type="float" office:value="6206043" calcext:value-type="float">
            <text:p>6206043</text:p>
          </table:table-cell>
          <table:table-cell table:formula="of:=[.A390]/1000/(60*60*24)" office:value-type="time" office:time-value="PT01H43M26.043S" calcext:value-type="time">
            <text:p>01:43:26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415.93" calcext:value-type="float">
            <text:p>415.93</text:p>
          </table:table-cell>
          <table:table-cell office:value-type="float" office:value="506.23" calcext:value-type="float">
            <text:p>506.23</text:p>
          </table:table-cell>
        </table:table-row>
        <table:table-row table:style-name="ro1">
          <table:table-cell office:value-type="float" office:value="6222043" calcext:value-type="float">
            <text:p>6222043</text:p>
          </table:table-cell>
          <table:table-cell table:formula="of:=[.A391]/1000/(60*60*24)" office:value-type="time" office:time-value="PT01H43M42.043S" calcext:value-type="time">
            <text:p>01:43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416.99" calcext:value-type="float">
            <text:p>416.99</text:p>
          </table:table-cell>
          <table:table-cell office:value-type="float" office:value="507.52" calcext:value-type="float">
            <text:p>507.52</text:p>
          </table:table-cell>
        </table:table-row>
        <table:table-row table:style-name="ro1">
          <table:table-cell office:value-type="float" office:value="6238043" calcext:value-type="float">
            <text:p>6238043</text:p>
          </table:table-cell>
          <table:table-cell table:formula="of:=[.A392]/1000/(60*60*24)" office:value-type="time" office:time-value="PT01H43M58.043S" calcext:value-type="time">
            <text:p>01:43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418.06" calcext:value-type="float">
            <text:p>418.06</text:p>
          </table:table-cell>
          <table:table-cell office:value-type="float" office:value="508.81" calcext:value-type="float">
            <text:p>508.81</text:p>
          </table:table-cell>
        </table:table-row>
        <table:table-row table:style-name="ro1">
          <table:table-cell office:value-type="float" office:value="6254043" calcext:value-type="float">
            <text:p>6254043</text:p>
          </table:table-cell>
          <table:table-cell table:formula="of:=[.A393]/1000/(60*60*24)" office:value-type="time" office:time-value="PT01H44M14.043S" calcext:value-type="time">
            <text:p>01:44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419.13" calcext:value-type="float">
            <text:p>419.13</text:p>
          </table:table-cell>
          <table:table-cell office:value-type="float" office:value="510.1" calcext:value-type="float">
            <text:p>510.1</text:p>
          </table:table-cell>
        </table:table-row>
        <table:table-row table:style-name="ro1">
          <table:table-cell office:value-type="float" office:value="6270043" calcext:value-type="float">
            <text:p>6270043</text:p>
          </table:table-cell>
          <table:table-cell table:formula="of:=[.A394]/1000/(60*60*24)" office:value-type="time" office:time-value="PT01H44M30.043S" calcext:value-type="time">
            <text:p>01:44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420.19" calcext:value-type="float">
            <text:p>420.19</text:p>
          </table:table-cell>
          <table:table-cell office:value-type="float" office:value="511.39" calcext:value-type="float">
            <text:p>511.39</text:p>
          </table:table-cell>
        </table:table-row>
        <table:table-row table:style-name="ro1">
          <table:table-cell office:value-type="float" office:value="6286043" calcext:value-type="float">
            <text:p>6286043</text:p>
          </table:table-cell>
          <table:table-cell table:formula="of:=[.A395]/1000/(60*60*24)" office:value-type="time" office:time-value="PT01H44M46.043S" calcext:value-type="time">
            <text:p>01:44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421.26" calcext:value-type="float">
            <text:p>421.26</text:p>
          </table:table-cell>
          <table:table-cell office:value-type="float" office:value="512.68" calcext:value-type="float">
            <text:p>512.68</text:p>
          </table:table-cell>
        </table:table-row>
        <table:table-row table:style-name="ro1">
          <table:table-cell office:value-type="float" office:value="6302043" calcext:value-type="float">
            <text:p>6302043</text:p>
          </table:table-cell>
          <table:table-cell table:formula="of:=[.A396]/1000/(60*60*24)" office:value-type="time" office:time-value="PT01H45M02.043S" calcext:value-type="time">
            <text:p>01:45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422.32" calcext:value-type="float">
            <text:p>422.32</text:p>
          </table:table-cell>
          <table:table-cell office:value-type="float" office:value="513.97" calcext:value-type="float">
            <text:p>513.97</text:p>
          </table:table-cell>
        </table:table-row>
        <table:table-row table:style-name="ro1">
          <table:table-cell office:value-type="float" office:value="6318043" calcext:value-type="float">
            <text:p>6318043</text:p>
          </table:table-cell>
          <table:table-cell table:formula="of:=[.A397]/1000/(60*60*24)" office:value-type="time" office:time-value="PT01H45M18.043S" calcext:value-type="time">
            <text:p>01:45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423.39" calcext:value-type="float">
            <text:p>423.39</text:p>
          </table:table-cell>
          <table:table-cell office:value-type="float" office:value="515.26" calcext:value-type="float">
            <text:p>515.26</text:p>
          </table:table-cell>
        </table:table-row>
        <table:table-row table:style-name="ro1">
          <table:table-cell office:value-type="float" office:value="6334043" calcext:value-type="float">
            <text:p>6334043</text:p>
          </table:table-cell>
          <table:table-cell table:formula="of:=[.A398]/1000/(60*60*24)" office:value-type="time" office:time-value="PT01H45M34.043S" calcext:value-type="time">
            <text:p>01:45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424.46" calcext:value-type="float">
            <text:p>424.46</text:p>
          </table:table-cell>
          <table:table-cell office:value-type="float" office:value="516.55" calcext:value-type="float">
            <text:p>516.55</text:p>
          </table:table-cell>
        </table:table-row>
        <table:table-row table:style-name="ro1">
          <table:table-cell office:value-type="float" office:value="6350043" calcext:value-type="float">
            <text:p>6350043</text:p>
          </table:table-cell>
          <table:table-cell table:formula="of:=[.A399]/1000/(60*60*24)" office:value-type="time" office:time-value="PT01H45M50.043S" calcext:value-type="time">
            <text:p>01:45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425.52" calcext:value-type="float">
            <text:p>425.52</text:p>
          </table:table-cell>
          <table:table-cell office:value-type="float" office:value="517.84" calcext:value-type="float">
            <text:p>517.84</text:p>
          </table:table-cell>
        </table:table-row>
        <table:table-row table:style-name="ro1">
          <table:table-cell office:value-type="float" office:value="6366043" calcext:value-type="float">
            <text:p>6366043</text:p>
          </table:table-cell>
          <table:table-cell table:formula="of:=[.A400]/1000/(60*60*24)" office:value-type="time" office:time-value="PT01H46M06.043S" calcext:value-type="time">
            <text:p>01:46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426.59" calcext:value-type="float">
            <text:p>426.59</text:p>
          </table:table-cell>
          <table:table-cell office:value-type="float" office:value="519.13" calcext:value-type="float">
            <text:p>519.13</text:p>
          </table:table-cell>
        </table:table-row>
        <table:table-row table:style-name="ro1">
          <table:table-cell office:value-type="float" office:value="6382043" calcext:value-type="float">
            <text:p>6382043</text:p>
          </table:table-cell>
          <table:table-cell table:formula="of:=[.A401]/1000/(60*60*24)" office:value-type="time" office:time-value="PT01H46M22.043S" calcext:value-type="time">
            <text:p>01:46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427.66" calcext:value-type="float">
            <text:p>427.66</text:p>
          </table:table-cell>
          <table:table-cell office:value-type="float" office:value="520.42" calcext:value-type="float">
            <text:p>520.42</text:p>
          </table:table-cell>
        </table:table-row>
        <table:table-row table:style-name="ro1">
          <table:table-cell office:value-type="float" office:value="6398043" calcext:value-type="float">
            <text:p>6398043</text:p>
          </table:table-cell>
          <table:table-cell table:formula="of:=[.A402]/1000/(60*60*24)" office:value-type="time" office:time-value="PT01H46M38.043S" calcext:value-type="time">
            <text:p>01:46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428.72" calcext:value-type="float">
            <text:p>428.72</text:p>
          </table:table-cell>
          <table:table-cell office:value-type="float" office:value="521.71" calcext:value-type="float">
            <text:p>521.71</text:p>
          </table:table-cell>
        </table:table-row>
        <table:table-row table:style-name="ro1">
          <table:table-cell office:value-type="float" office:value="6414043" calcext:value-type="float">
            <text:p>6414043</text:p>
          </table:table-cell>
          <table:table-cell table:formula="of:=[.A403]/1000/(60*60*24)" office:value-type="time" office:time-value="PT01H46M54.043S" calcext:value-type="time">
            <text:p>01:46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429.79" calcext:value-type="float">
            <text:p>429.7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430043" calcext:value-type="float">
            <text:p>6430043</text:p>
          </table:table-cell>
          <table:table-cell table:formula="of:=[.A404]/1000/(60*60*24)" office:value-type="time" office:time-value="PT01H47M10.043S" calcext:value-type="time">
            <text:p>01:47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430.85" calcext:value-type="float">
            <text:p>430.85</text:p>
          </table:table-cell>
          <table:table-cell office:value-type="float" office:value="524.29" calcext:value-type="float">
            <text:p>524.29</text:p>
          </table:table-cell>
        </table:table-row>
        <table:table-row table:style-name="ro1">
          <table:table-cell office:value-type="float" office:value="6446043" calcext:value-type="float">
            <text:p>6446043</text:p>
          </table:table-cell>
          <table:table-cell table:formula="of:=[.A405]/1000/(60*60*24)" office:value-type="time" office:time-value="PT01H47M26.043S" calcext:value-type="time">
            <text:p>01:47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431.92" calcext:value-type="float">
            <text:p>431.92</text:p>
          </table:table-cell>
          <table:table-cell office:value-type="float" office:value="525.58" calcext:value-type="float">
            <text:p>525.58</text:p>
          </table:table-cell>
        </table:table-row>
        <table:table-row table:style-name="ro1">
          <table:table-cell office:value-type="float" office:value="6462043" calcext:value-type="float">
            <text:p>6462043</text:p>
          </table:table-cell>
          <table:table-cell table:formula="of:=[.A406]/1000/(60*60*24)" office:value-type="time" office:time-value="PT01H47M42.043S" calcext:value-type="time">
            <text:p>01:47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432.99" calcext:value-type="float">
            <text:p>432.99</text:p>
          </table:table-cell>
          <table:table-cell office:value-type="float" office:value="526.87" calcext:value-type="float">
            <text:p>526.87</text:p>
          </table:table-cell>
        </table:table-row>
        <table:table-row table:style-name="ro1">
          <table:table-cell office:value-type="float" office:value="6478043" calcext:value-type="float">
            <text:p>6478043</text:p>
          </table:table-cell>
          <table:table-cell table:formula="of:=[.A407]/1000/(60*60*24)" office:value-type="time" office:time-value="PT01H47M58.043S" calcext:value-type="time">
            <text:p>01:47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434.05" calcext:value-type="float">
            <text:p>434.05</text:p>
          </table:table-cell>
          <table:table-cell office:value-type="float" office:value="528.17" calcext:value-type="float">
            <text:p>528.17</text:p>
          </table:table-cell>
        </table:table-row>
        <table:table-row table:style-name="ro1">
          <table:table-cell office:value-type="float" office:value="6494043" calcext:value-type="float">
            <text:p>6494043</text:p>
          </table:table-cell>
          <table:table-cell table:formula="of:=[.A408]/1000/(60*60*24)" office:value-type="time" office:time-value="PT01H48M14.043S" calcext:value-type="time">
            <text:p>01:48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435.12" calcext:value-type="float">
            <text:p>435.12</text:p>
          </table:table-cell>
          <table:table-cell office:value-type="float" office:value="529.46" calcext:value-type="float">
            <text:p>529.46</text:p>
          </table:table-cell>
        </table:table-row>
        <table:table-row table:style-name="ro1">
          <table:table-cell office:value-type="float" office:value="6510043" calcext:value-type="float">
            <text:p>6510043</text:p>
          </table:table-cell>
          <table:table-cell table:formula="of:=[.A409]/1000/(60*60*24)" office:value-type="time" office:time-value="PT01H48M30.043S" calcext:value-type="time">
            <text:p>01:48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4" calcext:value-type="float">
            <text:p>290.64</text:p>
          </table:table-cell>
          <table:table-cell office:value-type="float" office:value="436.19" calcext:value-type="float">
            <text:p>436.19</text:p>
          </table:table-cell>
          <table:table-cell office:value-type="float" office:value="530.74" calcext:value-type="float">
            <text:p>530.74</text:p>
          </table:table-cell>
        </table:table-row>
        <table:table-row table:style-name="ro1">
          <table:table-cell office:value-type="float" office:value="6526043" calcext:value-type="float">
            <text:p>6526043</text:p>
          </table:table-cell>
          <table:table-cell table:formula="of:=[.A410]/1000/(60*60*24)" office:value-type="time" office:time-value="PT01H48M46.043S" calcext:value-type="time">
            <text:p>01:48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5" calcext:value-type="float">
            <text:p>290.75</text:p>
          </table:table-cell>
          <table:table-cell office:value-type="float" office:value="437.25" calcext:value-type="float">
            <text:p>437.25</text:p>
          </table:table-cell>
          <table:table-cell office:value-type="float" office:value="532.03" calcext:value-type="float">
            <text:p>532.03</text:p>
          </table:table-cell>
        </table:table-row>
        <table:table-row table:style-name="ro1">
          <table:table-cell office:value-type="float" office:value="6542043" calcext:value-type="float">
            <text:p>6542043</text:p>
          </table:table-cell>
          <table:table-cell table:formula="of:=[.A411]/1000/(60*60*24)" office:value-type="time" office:time-value="PT01H49M02.043S" calcext:value-type="time">
            <text:p>01:49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4" calcext:value-type="float">
            <text:p>290.64</text:p>
          </table:table-cell>
          <table:table-cell office:value-type="float" office:value="438.32" calcext:value-type="float">
            <text:p>438.32</text:p>
          </table:table-cell>
          <table:table-cell office:value-type="float" office:value="533.32" calcext:value-type="float">
            <text:p>533.32</text:p>
          </table:table-cell>
        </table:table-row>
        <table:table-row table:style-name="ro1">
          <table:table-cell office:value-type="float" office:value="6558043" calcext:value-type="float">
            <text:p>6558043</text:p>
          </table:table-cell>
          <table:table-cell table:formula="of:=[.A412]/1000/(60*60*24)" office:value-type="time" office:time-value="PT01H49M18.043S" calcext:value-type="time">
            <text:p>01:49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439.38" calcext:value-type="float">
            <text:p>439.38</text:p>
          </table:table-cell>
          <table:table-cell office:value-type="float" office:value="534.61" calcext:value-type="float">
            <text:p>534.61</text:p>
          </table:table-cell>
        </table:table-row>
        <table:table-row table:style-name="ro1">
          <table:table-cell office:value-type="float" office:value="6574043" calcext:value-type="float">
            <text:p>6574043</text:p>
          </table:table-cell>
          <table:table-cell table:formula="of:=[.A413]/1000/(60*60*24)" office:value-type="time" office:time-value="PT01H49M34.043S" calcext:value-type="time">
            <text:p>01:49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440.45" calcext:value-type="float">
            <text:p>440.45</text:p>
          </table:table-cell>
          <table:table-cell office:value-type="float" office:value="535.9" calcext:value-type="float">
            <text:p>535.9</text:p>
          </table:table-cell>
        </table:table-row>
        <table:table-row table:style-name="ro1">
          <table:table-cell office:value-type="float" office:value="6590043" calcext:value-type="float">
            <text:p>6590043</text:p>
          </table:table-cell>
          <table:table-cell table:formula="of:=[.A414]/1000/(60*60*24)" office:value-type="time" office:time-value="PT01H49M50.043S" calcext:value-type="time">
            <text:p>01:49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441.52" calcext:value-type="float">
            <text:p>441.52</text:p>
          </table:table-cell>
          <table:table-cell office:value-type="float" office:value="537.19" calcext:value-type="float">
            <text:p>537.19</text:p>
          </table:table-cell>
        </table:table-row>
        <table:table-row table:style-name="ro1">
          <table:table-cell office:value-type="float" office:value="6606043" calcext:value-type="float">
            <text:p>6606043</text:p>
          </table:table-cell>
          <table:table-cell table:formula="of:=[.A415]/1000/(60*60*24)" office:value-type="time" office:time-value="PT01H50M06.043S" calcext:value-type="time">
            <text:p>01:50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442.58" calcext:value-type="float">
            <text:p>442.58</text:p>
          </table:table-cell>
          <table:table-cell office:value-type="float" office:value="538.48" calcext:value-type="float">
            <text:p>538.48</text:p>
          </table:table-cell>
        </table:table-row>
        <table:table-row table:style-name="ro1">
          <table:table-cell office:value-type="float" office:value="6622043" calcext:value-type="float">
            <text:p>6622043</text:p>
          </table:table-cell>
          <table:table-cell table:formula="of:=[.A416]/1000/(60*60*24)" office:value-type="time" office:time-value="PT01H50M22.043S" calcext:value-type="time">
            <text:p>01:50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443.65" calcext:value-type="float">
            <text:p>443.65</text:p>
          </table:table-cell>
          <table:table-cell office:value-type="float" office:value="539.77" calcext:value-type="float">
            <text:p>539.77</text:p>
          </table:table-cell>
        </table:table-row>
        <table:table-row table:style-name="ro1">
          <table:table-cell office:value-type="float" office:value="6638043" calcext:value-type="float">
            <text:p>6638043</text:p>
          </table:table-cell>
          <table:table-cell table:formula="of:=[.A417]/1000/(60*60*24)" office:value-type="time" office:time-value="PT01H50M38.043S" calcext:value-type="time">
            <text:p>01:50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444.71" calcext:value-type="float">
            <text:p>444.71</text:p>
          </table:table-cell>
          <table:table-cell office:value-type="float" office:value="541.06" calcext:value-type="float">
            <text:p>541.06</text:p>
          </table:table-cell>
        </table:table-row>
        <table:table-row table:style-name="ro1">
          <table:table-cell office:value-type="float" office:value="6654043" calcext:value-type="float">
            <text:p>6654043</text:p>
          </table:table-cell>
          <table:table-cell table:formula="of:=[.A418]/1000/(60*60*24)" office:value-type="time" office:time-value="PT01H50M54.043S" calcext:value-type="time">
            <text:p>01:50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445.78" calcext:value-type="float">
            <text:p>445.78</text:p>
          </table:table-cell>
          <table:table-cell office:value-type="float" office:value="542.35" calcext:value-type="float">
            <text:p>542.35</text:p>
          </table:table-cell>
        </table:table-row>
        <table:table-row table:style-name="ro1">
          <table:table-cell office:value-type="float" office:value="6670043" calcext:value-type="float">
            <text:p>6670043</text:p>
          </table:table-cell>
          <table:table-cell table:formula="of:=[.A419]/1000/(60*60*24)" office:value-type="time" office:time-value="PT01H51M10.043S" calcext:value-type="time">
            <text:p>01:51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446.85" calcext:value-type="float">
            <text:p>446.85</text:p>
          </table:table-cell>
          <table:table-cell office:value-type="float" office:value="543.64" calcext:value-type="float">
            <text:p>543.64</text:p>
          </table:table-cell>
        </table:table-row>
        <table:table-row table:style-name="ro1">
          <table:table-cell office:value-type="float" office:value="6686043" calcext:value-type="float">
            <text:p>6686043</text:p>
          </table:table-cell>
          <table:table-cell table:formula="of:=[.A420]/1000/(60*60*24)" office:value-type="time" office:time-value="PT01H51M26.043S" calcext:value-type="time">
            <text:p>01:51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447.91" calcext:value-type="float">
            <text:p>447.91</text:p>
          </table:table-cell>
          <table:table-cell office:value-type="float" office:value="544.93" calcext:value-type="float">
            <text:p>544.93</text:p>
          </table:table-cell>
        </table:table-row>
        <table:table-row table:style-name="ro1">
          <table:table-cell office:value-type="float" office:value="6702043" calcext:value-type="float">
            <text:p>6702043</text:p>
          </table:table-cell>
          <table:table-cell table:formula="of:=[.A421]/1000/(60*60*24)" office:value-type="time" office:time-value="PT01H51M42.043S" calcext:value-type="time">
            <text:p>01:51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448.98" calcext:value-type="float">
            <text:p>448.98</text:p>
          </table:table-cell>
          <table:table-cell office:value-type="float" office:value="546.22" calcext:value-type="float">
            <text:p>546.22</text:p>
          </table:table-cell>
        </table:table-row>
        <table:table-row table:style-name="ro1">
          <table:table-cell office:value-type="float" office:value="6718043" calcext:value-type="float">
            <text:p>6718043</text:p>
          </table:table-cell>
          <table:table-cell table:formula="of:=[.A422]/1000/(60*60*24)" office:value-type="time" office:time-value="PT01H51M58.043S" calcext:value-type="time">
            <text:p>01:51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450.04" calcext:value-type="float">
            <text:p>450.04</text:p>
          </table:table-cell>
          <table:table-cell office:value-type="float" office:value="547.5" calcext:value-type="float">
            <text:p>547.5</text:p>
          </table:table-cell>
        </table:table-row>
        <table:table-row table:style-name="ro1">
          <table:table-cell office:value-type="float" office:value="6734043" calcext:value-type="float">
            <text:p>6734043</text:p>
          </table:table-cell>
          <table:table-cell table:formula="of:=[.A423]/1000/(60*60*24)" office:value-type="time" office:time-value="PT01H52M14.043S" calcext:value-type="time">
            <text:p>01:52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451.11" calcext:value-type="float">
            <text:p>451.11</text:p>
          </table:table-cell>
          <table:table-cell office:value-type="float" office:value="548.79" calcext:value-type="float">
            <text:p>548.79</text:p>
          </table:table-cell>
        </table:table-row>
        <table:table-row table:style-name="ro1">
          <table:table-cell office:value-type="float" office:value="6750043" calcext:value-type="float">
            <text:p>6750043</text:p>
          </table:table-cell>
          <table:table-cell table:formula="of:=[.A424]/1000/(60*60*24)" office:value-type="time" office:time-value="PT01H52M30.043S" calcext:value-type="time">
            <text:p>01:52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52.17" calcext:value-type="float">
            <text:p>452.17</text:p>
          </table:table-cell>
          <table:table-cell office:value-type="float" office:value="550.08" calcext:value-type="float">
            <text:p>550.08</text:p>
          </table:table-cell>
        </table:table-row>
        <table:table-row table:style-name="ro1">
          <table:table-cell office:value-type="float" office:value="6766043" calcext:value-type="float">
            <text:p>6766043</text:p>
          </table:table-cell>
          <table:table-cell table:formula="of:=[.A425]/1000/(60*60*24)" office:value-type="time" office:time-value="PT01H52M46.043S" calcext:value-type="time">
            <text:p>01:52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453.24" calcext:value-type="float">
            <text:p>453.24</text:p>
          </table:table-cell>
          <table:table-cell office:value-type="float" office:value="551.37" calcext:value-type="float">
            <text:p>551.37</text:p>
          </table:table-cell>
        </table:table-row>
        <table:table-row table:style-name="ro1">
          <table:table-cell office:value-type="float" office:value="6782043" calcext:value-type="float">
            <text:p>6782043</text:p>
          </table:table-cell>
          <table:table-cell table:formula="of:=[.A426]/1000/(60*60*24)" office:value-type="time" office:time-value="PT01H53M02.043S" calcext:value-type="time">
            <text:p>01:53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454.31" calcext:value-type="float">
            <text:p>454.31</text:p>
          </table:table-cell>
          <table:table-cell office:value-type="float" office:value="552.66" calcext:value-type="float">
            <text:p>552.66</text:p>
          </table:table-cell>
        </table:table-row>
        <table:table-row table:style-name="ro1">
          <table:table-cell office:value-type="float" office:value="6798043" calcext:value-type="float">
            <text:p>6798043</text:p>
          </table:table-cell>
          <table:table-cell table:formula="of:=[.A427]/1000/(60*60*24)" office:value-type="time" office:time-value="PT01H53M18.043S" calcext:value-type="time">
            <text:p>01:53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55.37" calcext:value-type="float">
            <text:p>455.37</text:p>
          </table:table-cell>
          <table:table-cell office:value-type="float" office:value="553.95" calcext:value-type="float">
            <text:p>553.95</text:p>
          </table:table-cell>
        </table:table-row>
        <table:table-row table:style-name="ro1">
          <table:table-cell office:value-type="float" office:value="6814043" calcext:value-type="float">
            <text:p>6814043</text:p>
          </table:table-cell>
          <table:table-cell table:formula="of:=[.A428]/1000/(60*60*24)" office:value-type="time" office:time-value="PT01H53M34.043S" calcext:value-type="time">
            <text:p>01:53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456.44" calcext:value-type="float">
            <text:p>456.44</text:p>
          </table:table-cell>
          <table:table-cell office:value-type="float" office:value="555.23" calcext:value-type="float">
            <text:p>555.23</text:p>
          </table:table-cell>
        </table:table-row>
        <table:table-row table:style-name="ro1">
          <table:table-cell office:value-type="float" office:value="6830043" calcext:value-type="float">
            <text:p>6830043</text:p>
          </table:table-cell>
          <table:table-cell table:formula="of:=[.A429]/1000/(60*60*24)" office:value-type="time" office:time-value="PT01H53M50.043S" calcext:value-type="time">
            <text:p>01:53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57.5" calcext:value-type="float">
            <text:p>457.5</text:p>
          </table:table-cell>
          <table:table-cell office:value-type="float" office:value="556.52" calcext:value-type="float">
            <text:p>556.52</text:p>
          </table:table-cell>
        </table:table-row>
        <table:table-row table:style-name="ro1">
          <table:table-cell office:value-type="float" office:value="6846043" calcext:value-type="float">
            <text:p>6846043</text:p>
          </table:table-cell>
          <table:table-cell table:formula="of:=[.A430]/1000/(60*60*24)" office:value-type="time" office:time-value="PT01H54M06.043S" calcext:value-type="time">
            <text:p>01:54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90.51" calcext:value-type="float">
            <text:p>290.51</text:p>
          </table:table-cell>
          <table:table-cell office:value-type="float" office:value="458.57" calcext:value-type="float">
            <text:p>458.57</text:p>
          </table:table-cell>
          <table:table-cell office:value-type="float" office:value="557.81" calcext:value-type="float">
            <text:p>557.81</text:p>
          </table:table-cell>
        </table:table-row>
        <table:table-row table:style-name="ro1">
          <table:table-cell office:value-type="float" office:value="6862043" calcext:value-type="float">
            <text:p>6862043</text:p>
          </table:table-cell>
          <table:table-cell table:formula="of:=[.A431]/1000/(60*60*24)" office:value-type="time" office:time-value="PT01H54M22.043S" calcext:value-type="time">
            <text:p>01:54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459.63" calcext:value-type="float">
            <text:p>459.63</text:p>
          </table:table-cell>
          <table:table-cell office:value-type="float" office:value="559.1" calcext:value-type="float">
            <text:p>559.1</text:p>
          </table:table-cell>
        </table:table-row>
        <table:table-row table:style-name="ro1">
          <table:table-cell office:value-type="float" office:value="6878043" calcext:value-type="float">
            <text:p>6878043</text:p>
          </table:table-cell>
          <table:table-cell table:formula="of:=[.A432]/1000/(60*60*24)" office:value-type="time" office:time-value="PT01H54M38.043S" calcext:value-type="time">
            <text:p>01:54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460.7" calcext:value-type="float">
            <text:p>460.7</text:p>
          </table:table-cell>
          <table:table-cell office:value-type="float" office:value="560.39" calcext:value-type="float">
            <text:p>560.39</text:p>
          </table:table-cell>
        </table:table-row>
        <table:table-row table:style-name="ro1">
          <table:table-cell office:value-type="float" office:value="6894043" calcext:value-type="float">
            <text:p>6894043</text:p>
          </table:table-cell>
          <table:table-cell table:formula="of:=[.A433]/1000/(60*60*24)" office:value-type="time" office:time-value="PT01H54M54.043S" calcext:value-type="time">
            <text:p>01:54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61.77" calcext:value-type="float">
            <text:p>461.77</text:p>
          </table:table-cell>
          <table:table-cell office:value-type="float" office:value="561.67" calcext:value-type="float">
            <text:p>561.67</text:p>
          </table:table-cell>
        </table:table-row>
        <table:table-row table:style-name="ro1">
          <table:table-cell office:value-type="float" office:value="6910043" calcext:value-type="float">
            <text:p>6910043</text:p>
          </table:table-cell>
          <table:table-cell table:formula="of:=[.A434]/1000/(60*60*24)" office:value-type="time" office:time-value="PT01H55M10.043S" calcext:value-type="time">
            <text:p>01:55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62.83" calcext:value-type="float">
            <text:p>462.83</text:p>
          </table:table-cell>
          <table:table-cell office:value-type="float" office:value="562.96" calcext:value-type="float">
            <text:p>562.96</text:p>
          </table:table-cell>
        </table:table-row>
        <table:table-row table:style-name="ro1">
          <table:table-cell office:value-type="float" office:value="6926043" calcext:value-type="float">
            <text:p>6926043</text:p>
          </table:table-cell>
          <table:table-cell table:formula="of:=[.A435]/1000/(60*60*24)" office:value-type="time" office:time-value="PT01H55M26.043S" calcext:value-type="time">
            <text:p>01:55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63.9" calcext:value-type="float">
            <text:p>463.9</text:p>
          </table:table-cell>
          <table:table-cell office:value-type="float" office:value="564.25" calcext:value-type="float">
            <text:p>564.25</text:p>
          </table:table-cell>
        </table:table-row>
        <table:table-row table:style-name="ro1">
          <table:table-cell office:value-type="float" office:value="6942043" calcext:value-type="float">
            <text:p>6942043</text:p>
          </table:table-cell>
          <table:table-cell table:formula="of:=[.A436]/1000/(60*60*24)" office:value-type="time" office:time-value="PT01H55M42.043S" calcext:value-type="time">
            <text:p>01:55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64.96" calcext:value-type="float">
            <text:p>464.96</text:p>
          </table:table-cell>
          <table:table-cell office:value-type="float" office:value="565.54" calcext:value-type="float">
            <text:p>565.54</text:p>
          </table:table-cell>
        </table:table-row>
        <table:table-row table:style-name="ro1">
          <table:table-cell office:value-type="float" office:value="6958043" calcext:value-type="float">
            <text:p>6958043</text:p>
          </table:table-cell>
          <table:table-cell table:formula="of:=[.A437]/1000/(60*60*24)" office:value-type="time" office:time-value="PT01H55M58.043S" calcext:value-type="time">
            <text:p>01:55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466.03" calcext:value-type="float">
            <text:p>466.03</text:p>
          </table:table-cell>
          <table:table-cell office:value-type="float" office:value="566.83" calcext:value-type="float">
            <text:p>566.83</text:p>
          </table:table-cell>
        </table:table-row>
        <table:table-row table:style-name="ro1">
          <table:table-cell office:value-type="float" office:value="6974043" calcext:value-type="float">
            <text:p>6974043</text:p>
          </table:table-cell>
          <table:table-cell table:formula="of:=[.A438]/1000/(60*60*24)" office:value-type="time" office:time-value="PT01H56M14.043S" calcext:value-type="time">
            <text:p>01:56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67.09" calcext:value-type="float">
            <text:p>467.09</text:p>
          </table:table-cell>
          <table:table-cell office:value-type="float" office:value="568.11" calcext:value-type="float">
            <text:p>568.11</text:p>
          </table:table-cell>
        </table:table-row>
        <table:table-row table:style-name="ro1">
          <table:table-cell office:value-type="float" office:value="6990043" calcext:value-type="float">
            <text:p>6990043</text:p>
          </table:table-cell>
          <table:table-cell table:formula="of:=[.A439]/1000/(60*60*24)" office:value-type="time" office:time-value="PT01H56M30.043S" calcext:value-type="time">
            <text:p>01:56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68.16" calcext:value-type="float">
            <text:p>468.16</text:p>
          </table:table-cell>
          <table:table-cell office:value-type="float" office:value="569.4" calcext:value-type="float">
            <text:p>569.4</text:p>
          </table:table-cell>
        </table:table-row>
        <table:table-row table:style-name="ro1">
          <table:table-cell office:value-type="float" office:value="7006043" calcext:value-type="float">
            <text:p>7006043</text:p>
          </table:table-cell>
          <table:table-cell table:formula="of:=[.A440]/1000/(60*60*24)" office:value-type="time" office:time-value="PT01H56M46.043S" calcext:value-type="time">
            <text:p>01:56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69.22" calcext:value-type="float">
            <text:p>469.22</text:p>
          </table:table-cell>
          <table:table-cell office:value-type="float" office:value="570.69" calcext:value-type="float">
            <text:p>570.69</text:p>
          </table:table-cell>
        </table:table-row>
        <table:table-row table:style-name="ro1">
          <table:table-cell office:value-type="float" office:value="7022043" calcext:value-type="float">
            <text:p>7022043</text:p>
          </table:table-cell>
          <table:table-cell table:formula="of:=[.A441]/1000/(60*60*24)" office:value-type="time" office:time-value="PT01H57M02.043S" calcext:value-type="time">
            <text:p>01:57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90.51" calcext:value-type="float">
            <text:p>290.51</text:p>
          </table:table-cell>
          <table:table-cell office:value-type="float" office:value="470.29" calcext:value-type="float">
            <text:p>470.29</text:p>
          </table:table-cell>
          <table:table-cell office:value-type="float" office:value="571.98" calcext:value-type="float">
            <text:p>571.98</text:p>
          </table:table-cell>
        </table:table-row>
        <table:table-row table:style-name="ro1">
          <table:table-cell office:value-type="float" office:value="7038043" calcext:value-type="float">
            <text:p>7038043</text:p>
          </table:table-cell>
          <table:table-cell table:formula="of:=[.A442]/1000/(60*60*24)" office:value-type="time" office:time-value="PT01H57M18.043S" calcext:value-type="time">
            <text:p>01:57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471.35" calcext:value-type="float">
            <text:p>471.35</text:p>
          </table:table-cell>
          <table:table-cell office:value-type="float" office:value="573.26" calcext:value-type="float">
            <text:p>573.26</text:p>
          </table:table-cell>
        </table:table-row>
        <table:table-row table:style-name="ro1">
          <table:table-cell office:value-type="float" office:value="7054043" calcext:value-type="float">
            <text:p>7054043</text:p>
          </table:table-cell>
          <table:table-cell table:formula="of:=[.A443]/1000/(60*60*24)" office:value-type="time" office:time-value="PT01H57M34.043S" calcext:value-type="time">
            <text:p>01:57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72.42" calcext:value-type="float">
            <text:p>472.42</text:p>
          </table:table-cell>
          <table:table-cell office:value-type="float" office:value="574.55" calcext:value-type="float">
            <text:p>574.55</text:p>
          </table:table-cell>
        </table:table-row>
        <table:table-row table:style-name="ro1">
          <table:table-cell office:value-type="float" office:value="7070043" calcext:value-type="float">
            <text:p>7070043</text:p>
          </table:table-cell>
          <table:table-cell table:formula="of:=[.A444]/1000/(60*60*24)" office:value-type="time" office:time-value="PT01H57M50.043S" calcext:value-type="time">
            <text:p>01:57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73.49" calcext:value-type="float">
            <text:p>473.49</text:p>
          </table:table-cell>
          <table:table-cell office:value-type="float" office:value="575.84" calcext:value-type="float">
            <text:p>575.84</text:p>
          </table:table-cell>
        </table:table-row>
        <table:table-row table:style-name="ro1">
          <table:table-cell office:value-type="float" office:value="7086043" calcext:value-type="float">
            <text:p>7086043</text:p>
          </table:table-cell>
          <table:table-cell table:formula="of:=[.A445]/1000/(60*60*24)" office:value-type="time" office:time-value="PT01H58M06.043S" calcext:value-type="time">
            <text:p>01:58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74.55" calcext:value-type="float">
            <text:p>474.55</text:p>
          </table:table-cell>
          <table:table-cell office:value-type="float" office:value="577.13" calcext:value-type="float">
            <text:p>577.13</text:p>
          </table:table-cell>
        </table:table-row>
        <table:table-row table:style-name="ro1">
          <table:table-cell office:value-type="float" office:value="7102043" calcext:value-type="float">
            <text:p>7102043</text:p>
          </table:table-cell>
          <table:table-cell table:formula="of:=[.A446]/1000/(60*60*24)" office:value-type="time" office:time-value="PT01H58M22.043S" calcext:value-type="time">
            <text:p>01:58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75.62" calcext:value-type="float">
            <text:p>475.62</text:p>
          </table:table-cell>
          <table:table-cell office:value-type="float" office:value="578.41" calcext:value-type="float">
            <text:p>578.41</text:p>
          </table:table-cell>
        </table:table-row>
        <table:table-row table:style-name="ro1">
          <table:table-cell office:value-type="float" office:value="7118043" calcext:value-type="float">
            <text:p>7118043</text:p>
          </table:table-cell>
          <table:table-cell table:formula="of:=[.A447]/1000/(60*60*24)" office:value-type="time" office:time-value="PT01H58M38.043S" calcext:value-type="time">
            <text:p>01:58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76.68" calcext:value-type="float">
            <text:p>476.68</text:p>
          </table:table-cell>
          <table:table-cell office:value-type="float" office:value="579.7" calcext:value-type="float">
            <text:p>579.7</text:p>
          </table:table-cell>
        </table:table-row>
        <table:table-row table:style-name="ro1">
          <table:table-cell office:value-type="float" office:value="7134043" calcext:value-type="float">
            <text:p>7134043</text:p>
          </table:table-cell>
          <table:table-cell table:formula="of:=[.A448]/1000/(60*60*24)" office:value-type="time" office:time-value="PT01H58M54.043S" calcext:value-type="time">
            <text:p>01:58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77.75" calcext:value-type="float">
            <text:p>477.75</text:p>
          </table:table-cell>
          <table:table-cell office:value-type="float" office:value="580.99" calcext:value-type="float">
            <text:p>580.99</text:p>
          </table:table-cell>
        </table:table-row>
        <table:table-row table:style-name="ro1">
          <table:table-cell office:value-type="float" office:value="7150043" calcext:value-type="float">
            <text:p>7150043</text:p>
          </table:table-cell>
          <table:table-cell table:formula="of:=[.A449]/1000/(60*60*24)" office:value-type="time" office:time-value="PT01H59M10.043S" calcext:value-type="time">
            <text:p>01:59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78.81" calcext:value-type="float">
            <text:p>478.81</text:p>
          </table:table-cell>
          <table:table-cell office:value-type="float" office:value="582.27" calcext:value-type="float">
            <text:p>582.27</text:p>
          </table:table-cell>
        </table:table-row>
        <table:table-row table:style-name="ro1">
          <table:table-cell office:value-type="float" office:value="7166043" calcext:value-type="float">
            <text:p>7166043</text:p>
          </table:table-cell>
          <table:table-cell table:formula="of:=[.A450]/1000/(60*60*24)" office:value-type="time" office:time-value="PT01H59M26.043S" calcext:value-type="time">
            <text:p>01:59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79.88" calcext:value-type="float">
            <text:p>479.88</text:p>
          </table:table-cell>
          <table:table-cell office:value-type="float" office:value="583.56" calcext:value-type="float">
            <text:p>583.56</text:p>
          </table:table-cell>
        </table:table-row>
        <table:table-row table:style-name="ro1">
          <table:table-cell office:value-type="float" office:value="7182043" calcext:value-type="float">
            <text:p>7182043</text:p>
          </table:table-cell>
          <table:table-cell table:formula="of:=[.A451]/1000/(60*60*24)" office:value-type="time" office:time-value="PT01H59M42.043S" calcext:value-type="time">
            <text:p>01:59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480.94" calcext:value-type="float">
            <text:p>480.94</text:p>
          </table:table-cell>
          <table:table-cell office:value-type="float" office:value="584.85" calcext:value-type="float">
            <text:p>584.85</text:p>
          </table:table-cell>
        </table:table-row>
        <table:table-row table:style-name="ro1">
          <table:table-cell office:value-type="float" office:value="7198043" calcext:value-type="float">
            <text:p>7198043</text:p>
          </table:table-cell>
          <table:table-cell table:formula="of:=[.A452]/1000/(60*60*24)" office:value-type="time" office:time-value="PT01H59M58.043S" calcext:value-type="time">
            <text:p>01:59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482.01" calcext:value-type="float">
            <text:p>482.01</text:p>
          </table:table-cell>
          <table:table-cell office:value-type="float" office:value="586.14" calcext:value-type="float">
            <text:p>586.14</text:p>
          </table:table-cell>
        </table:table-row>
        <table:table-row table:style-name="ro1">
          <table:table-cell office:value-type="float" office:value="7214043" calcext:value-type="float">
            <text:p>7214043</text:p>
          </table:table-cell>
          <table:table-cell table:formula="of:=[.A453]/1000/(60*60*24)" office:value-type="time" office:time-value="PT02H00M14.043S" calcext:value-type="time">
            <text:p>02:00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83.07" calcext:value-type="float">
            <text:p>483.07</text:p>
          </table:table-cell>
          <table:table-cell office:value-type="float" office:value="587.42" calcext:value-type="float">
            <text:p>587.42</text:p>
          </table:table-cell>
        </table:table-row>
        <table:table-row table:style-name="ro1">
          <table:table-cell office:value-type="float" office:value="7230043" calcext:value-type="float">
            <text:p>7230043</text:p>
          </table:table-cell>
          <table:table-cell table:formula="of:=[.A454]/1000/(60*60*24)" office:value-type="time" office:time-value="PT02H00M30.043S" calcext:value-type="time">
            <text:p>02:00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484.14" calcext:value-type="float">
            <text:p>484.14</text:p>
          </table:table-cell>
          <table:table-cell office:value-type="float" office:value="588.71" calcext:value-type="float">
            <text:p>588.71</text:p>
          </table:table-cell>
        </table:table-row>
        <table:table-row table:style-name="ro1">
          <table:table-cell office:value-type="float" office:value="7246043" calcext:value-type="float">
            <text:p>7246043</text:p>
          </table:table-cell>
          <table:table-cell table:formula="of:=[.A455]/1000/(60*60*24)" office:value-type="time" office:time-value="PT02H00M46.043S" calcext:value-type="time">
            <text:p>02:00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85.2" calcext:value-type="float">
            <text:p>485.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7262043" calcext:value-type="float">
            <text:p>7262043</text:p>
          </table:table-cell>
          <table:table-cell table:formula="of:=[.A456]/1000/(60*60*24)" office:value-type="time" office:time-value="PT02H01M02.043S" calcext:value-type="time">
            <text:p>02:01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90.39" calcext:value-type="float">
            <text:p>290.39</text:p>
          </table:table-cell>
          <table:table-cell office:value-type="float" office:value="486.27" calcext:value-type="float">
            <text:p>486.27</text:p>
          </table:table-cell>
          <table:table-cell office:value-type="float" office:value="591.28" calcext:value-type="float">
            <text:p>591.28</text:p>
          </table:table-cell>
        </table:table-row>
        <table:table-row table:style-name="ro1">
          <table:table-cell office:value-type="float" office:value="7278043" calcext:value-type="float">
            <text:p>7278043</text:p>
          </table:table-cell>
          <table:table-cell table:formula="of:=[.A457]/1000/(60*60*24)" office:value-type="time" office:time-value="PT02H01M18.043S" calcext:value-type="time">
            <text:p>02:01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87.33" calcext:value-type="float">
            <text:p>487.33</text:p>
          </table:table-cell>
          <table:table-cell office:value-type="float" office:value="592.57" calcext:value-type="float">
            <text:p>592.57</text:p>
          </table:table-cell>
        </table:table-row>
        <table:table-row table:style-name="ro1">
          <table:table-cell office:value-type="float" office:value="7294043" calcext:value-type="float">
            <text:p>7294043</text:p>
          </table:table-cell>
          <table:table-cell table:formula="of:=[.A458]/1000/(60*60*24)" office:value-type="time" office:time-value="PT02H01M34.043S" calcext:value-type="time">
            <text:p>02:01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88.4" calcext:value-type="float">
            <text:p>488.4</text:p>
          </table:table-cell>
          <table:table-cell office:value-type="float" office:value="593.86" calcext:value-type="float">
            <text:p>593.86</text:p>
          </table:table-cell>
        </table:table-row>
        <table:table-row table:style-name="ro1">
          <table:table-cell office:value-type="float" office:value="7310043" calcext:value-type="float">
            <text:p>7310043</text:p>
          </table:table-cell>
          <table:table-cell table:formula="of:=[.A459]/1000/(60*60*24)" office:value-type="time" office:time-value="PT02H01M50.043S" calcext:value-type="time">
            <text:p>02:01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489.46" calcext:value-type="float">
            <text:p>489.46</text:p>
          </table:table-cell>
          <table:table-cell office:value-type="float" office:value="595.14" calcext:value-type="float">
            <text:p>595.14</text:p>
          </table:table-cell>
        </table:table-row>
        <table:table-row table:style-name="ro1">
          <table:table-cell office:value-type="float" office:value="7326043" calcext:value-type="float">
            <text:p>7326043</text:p>
          </table:table-cell>
          <table:table-cell table:formula="of:=[.A460]/1000/(60*60*24)" office:value-type="time" office:time-value="PT02H02M06.043S" calcext:value-type="time">
            <text:p>02:02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90.53" calcext:value-type="float">
            <text:p>490.53</text:p>
          </table:table-cell>
          <table:table-cell office:value-type="float" office:value="596.43" calcext:value-type="float">
            <text:p>596.43</text:p>
          </table:table-cell>
        </table:table-row>
        <table:table-row table:style-name="ro1">
          <table:table-cell office:value-type="float" office:value="7342043" calcext:value-type="float">
            <text:p>7342043</text:p>
          </table:table-cell>
          <table:table-cell table:formula="of:=[.A461]/1000/(60*60*24)" office:value-type="time" office:time-value="PT02H02M22.043S" calcext:value-type="time">
            <text:p>02:02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491.59" calcext:value-type="float">
            <text:p>491.59</text:p>
          </table:table-cell>
          <table:table-cell office:value-type="float" office:value="597.72" calcext:value-type="float">
            <text:p>597.72</text:p>
          </table:table-cell>
        </table:table-row>
        <table:table-row table:style-name="ro1">
          <table:table-cell office:value-type="float" office:value="7358043" calcext:value-type="float">
            <text:p>7358043</text:p>
          </table:table-cell>
          <table:table-cell table:formula="of:=[.A462]/1000/(60*60*24)" office:value-type="time" office:time-value="PT02H02M38.043S" calcext:value-type="time">
            <text:p>02:02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492.66" calcext:value-type="float">
            <text:p>492.6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7374043" calcext:value-type="float">
            <text:p>7374043</text:p>
          </table:table-cell>
          <table:table-cell table:formula="of:=[.A463]/1000/(60*60*24)" office:value-type="time" office:time-value="PT02H02M54.043S" calcext:value-type="time">
            <text:p>02:02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493.72" calcext:value-type="float">
            <text:p>493.72</text:p>
          </table:table-cell>
          <table:table-cell office:value-type="float" office:value="600.29" calcext:value-type="float">
            <text:p>600.29</text:p>
          </table:table-cell>
        </table:table-row>
        <table:table-row table:style-name="ro1">
          <table:table-cell office:value-type="float" office:value="7390043" calcext:value-type="float">
            <text:p>7390043</text:p>
          </table:table-cell>
          <table:table-cell table:formula="of:=[.A464]/1000/(60*60*24)" office:value-type="time" office:time-value="PT02H03M10.043S" calcext:value-type="time">
            <text:p>02:03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494.79" calcext:value-type="float">
            <text:p>494.79</text:p>
          </table:table-cell>
          <table:table-cell office:value-type="float" office:value="601.58" calcext:value-type="float">
            <text:p>601.58</text:p>
          </table:table-cell>
        </table:table-row>
        <table:table-row table:style-name="ro1">
          <table:table-cell office:value-type="float" office:value="7406043" calcext:value-type="float">
            <text:p>7406043</text:p>
          </table:table-cell>
          <table:table-cell table:formula="of:=[.A465]/1000/(60*60*24)" office:value-type="time" office:time-value="PT02H03M26.043S" calcext:value-type="time">
            <text:p>02:03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495.85" calcext:value-type="float">
            <text:p>495.85</text:p>
          </table:table-cell>
          <table:table-cell office:value-type="float" office:value="602.86" calcext:value-type="float">
            <text:p>602.86</text:p>
          </table:table-cell>
        </table:table-row>
        <table:table-row table:style-name="ro1">
          <table:table-cell office:value-type="float" office:value="7422043" calcext:value-type="float">
            <text:p>7422043</text:p>
          </table:table-cell>
          <table:table-cell table:formula="of:=[.A466]/1000/(60*60*24)" office:value-type="time" office:time-value="PT02H03M42.043S" calcext:value-type="time">
            <text:p>02:03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496.92" calcext:value-type="float">
            <text:p>496.92</text:p>
          </table:table-cell>
          <table:table-cell office:value-type="float" office:value="604.15" calcext:value-type="float">
            <text:p>604.15</text:p>
          </table:table-cell>
        </table:table-row>
        <table:table-row table:style-name="ro1">
          <table:table-cell office:value-type="float" office:value="7438043" calcext:value-type="float">
            <text:p>7438043</text:p>
          </table:table-cell>
          <table:table-cell table:formula="of:=[.A467]/1000/(60*60*24)" office:value-type="time" office:time-value="PT02H03M58.043S" calcext:value-type="time">
            <text:p>02:03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497.98" calcext:value-type="float">
            <text:p>497.98</text:p>
          </table:table-cell>
          <table:table-cell office:value-type="float" office:value="605.44" calcext:value-type="float">
            <text:p>605.44</text:p>
          </table:table-cell>
        </table:table-row>
        <table:table-row table:style-name="ro1">
          <table:table-cell office:value-type="float" office:value="7454043" calcext:value-type="float">
            <text:p>7454043</text:p>
          </table:table-cell>
          <table:table-cell table:formula="of:=[.A468]/1000/(60*60*24)" office:value-type="time" office:time-value="PT02H04M14.043S" calcext:value-type="time">
            <text:p>02:04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499.05" calcext:value-type="float">
            <text:p>499.05</text:p>
          </table:table-cell>
          <table:table-cell office:value-type="float" office:value="606.72" calcext:value-type="float">
            <text:p>606.72</text:p>
          </table:table-cell>
        </table:table-row>
        <table:table-row table:style-name="ro1">
          <table:table-cell office:value-type="float" office:value="7470043" calcext:value-type="float">
            <text:p>7470043</text:p>
          </table:table-cell>
          <table:table-cell table:formula="of:=[.A469]/1000/(60*60*24)" office:value-type="time" office:time-value="PT02H04M30.043S" calcext:value-type="time">
            <text:p>02:04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500.11" calcext:value-type="float">
            <text:p>500.11</text:p>
          </table:table-cell>
          <table:table-cell office:value-type="float" office:value="608.01" calcext:value-type="float">
            <text:p>608.01</text:p>
          </table:table-cell>
        </table:table-row>
        <table:table-row table:style-name="ro1">
          <table:table-cell office:value-type="float" office:value="7486043" calcext:value-type="float">
            <text:p>7486043</text:p>
          </table:table-cell>
          <table:table-cell table:formula="of:=[.A470]/1000/(60*60*24)" office:value-type="time" office:time-value="PT02H04M46.043S" calcext:value-type="time">
            <text:p>02:04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501.18" calcext:value-type="float">
            <text:p>501.18</text:p>
          </table:table-cell>
          <table:table-cell office:value-type="float" office:value="609.29" calcext:value-type="float">
            <text:p>609.29</text:p>
          </table:table-cell>
        </table:table-row>
        <table:table-row table:style-name="ro1">
          <table:table-cell office:value-type="float" office:value="7502043" calcext:value-type="float">
            <text:p>7502043</text:p>
          </table:table-cell>
          <table:table-cell table:formula="of:=[.A471]/1000/(60*60*24)" office:value-type="time" office:time-value="PT02H05M02.043S" calcext:value-type="time">
            <text:p>02:05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502.24" calcext:value-type="float">
            <text:p>502.24</text:p>
          </table:table-cell>
          <table:table-cell office:value-type="float" office:value="610.58" calcext:value-type="float">
            <text:p>610.58</text:p>
          </table:table-cell>
        </table:table-row>
        <table:table-row table:style-name="ro1">
          <table:table-cell office:value-type="float" office:value="7518043" calcext:value-type="float">
            <text:p>7518043</text:p>
          </table:table-cell>
          <table:table-cell table:formula="of:=[.A472]/1000/(60*60*24)" office:value-type="time" office:time-value="PT02H05M18.043S" calcext:value-type="time">
            <text:p>02:05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503.31" calcext:value-type="float">
            <text:p>503.31</text:p>
          </table:table-cell>
          <table:table-cell office:value-type="float" office:value="611.87" calcext:value-type="float">
            <text:p>611.87</text:p>
          </table:table-cell>
        </table:table-row>
        <table:table-row table:style-name="ro1">
          <table:table-cell office:value-type="float" office:value="7534043" calcext:value-type="float">
            <text:p>7534043</text:p>
          </table:table-cell>
          <table:table-cell table:formula="of:=[.A473]/1000/(60*60*24)" office:value-type="time" office:time-value="PT02H05M34.043S" calcext:value-type="time">
            <text:p>02:05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90.38" calcext:value-type="float">
            <text:p>290.38</text:p>
          </table:table-cell>
          <table:table-cell office:value-type="float" office:value="504.37" calcext:value-type="float">
            <text:p>504.37</text:p>
          </table:table-cell>
          <table:table-cell office:value-type="float" office:value="613.15" calcext:value-type="float">
            <text:p>613.15</text:p>
          </table:table-cell>
        </table:table-row>
        <table:table-row table:style-name="ro1">
          <table:table-cell office:value-type="float" office:value="7550043" calcext:value-type="float">
            <text:p>7550043</text:p>
          </table:table-cell>
          <table:table-cell table:formula="of:=[.A474]/1000/(60*60*24)" office:value-type="time" office:time-value="PT02H05M50.043S" calcext:value-type="time">
            <text:p>02:05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505.44" calcext:value-type="float">
            <text:p>505.44</text:p>
          </table:table-cell>
          <table:table-cell office:value-type="float" office:value="614.44" calcext:value-type="float">
            <text:p>614.44</text:p>
          </table:table-cell>
        </table:table-row>
        <table:table-row table:style-name="ro1">
          <table:table-cell office:value-type="float" office:value="7566043" calcext:value-type="float">
            <text:p>7566043</text:p>
          </table:table-cell>
          <table:table-cell table:formula="of:=[.A475]/1000/(60*60*24)" office:value-type="time" office:time-value="PT02H06M06.043S" calcext:value-type="time">
            <text:p>02:06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06.5" calcext:value-type="float">
            <text:p>506.5</text:p>
          </table:table-cell>
          <table:table-cell office:value-type="float" office:value="615.73" calcext:value-type="float">
            <text:p>615.73</text:p>
          </table:table-cell>
        </table:table-row>
        <table:table-row table:style-name="ro1">
          <table:table-cell office:value-type="float" office:value="7582043" calcext:value-type="float">
            <text:p>7582043</text:p>
          </table:table-cell>
          <table:table-cell table:formula="of:=[.A476]/1000/(60*60*24)" office:value-type="time" office:time-value="PT02H06M22.043S" calcext:value-type="time">
            <text:p>02:06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507.57" calcext:value-type="float">
            <text:p>507.57</text:p>
          </table:table-cell>
          <table:table-cell office:value-type="float" office:value="617.01" calcext:value-type="float">
            <text:p>617.01</text:p>
          </table:table-cell>
        </table:table-row>
        <table:table-row table:style-name="ro1">
          <table:table-cell office:value-type="float" office:value="7598043" calcext:value-type="float">
            <text:p>7598043</text:p>
          </table:table-cell>
          <table:table-cell table:formula="of:=[.A477]/1000/(60*60*24)" office:value-type="time" office:time-value="PT02H06M38.043S" calcext:value-type="time">
            <text:p>02:06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508.63" calcext:value-type="float">
            <text:p>508.63</text:p>
          </table:table-cell>
          <table:table-cell office:value-type="float" office:value="618.3" calcext:value-type="float">
            <text:p>618.3</text:p>
          </table:table-cell>
        </table:table-row>
        <table:table-row table:style-name="ro1">
          <table:table-cell office:value-type="float" office:value="7614043" calcext:value-type="float">
            <text:p>7614043</text:p>
          </table:table-cell>
          <table:table-cell table:formula="of:=[.A478]/1000/(60*60*24)" office:value-type="time" office:time-value="PT02H06M54.043S" calcext:value-type="time">
            <text:p>02:06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509.7" calcext:value-type="float">
            <text:p>509.7</text:p>
          </table:table-cell>
          <table:table-cell office:value-type="float" office:value="619.59" calcext:value-type="float">
            <text:p>619.59</text:p>
          </table:table-cell>
        </table:table-row>
        <table:table-row table:style-name="ro1">
          <table:table-cell office:value-type="float" office:value="7630043" calcext:value-type="float">
            <text:p>7630043</text:p>
          </table:table-cell>
          <table:table-cell table:formula="of:=[.A479]/1000/(60*60*24)" office:value-type="time" office:time-value="PT02H07M10.043S" calcext:value-type="time">
            <text:p>02:07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510.76" calcext:value-type="float">
            <text:p>510.76</text:p>
          </table:table-cell>
          <table:table-cell office:value-type="float" office:value="620.87" calcext:value-type="float">
            <text:p>620.87</text:p>
          </table:table-cell>
        </table:table-row>
        <table:table-row table:style-name="ro1">
          <table:table-cell office:value-type="float" office:value="7646043" calcext:value-type="float">
            <text:p>7646043</text:p>
          </table:table-cell>
          <table:table-cell table:formula="of:=[.A480]/1000/(60*60*24)" office:value-type="time" office:time-value="PT02H07M26.043S" calcext:value-type="time">
            <text:p>02:07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511.83" calcext:value-type="float">
            <text:p>511.83</text:p>
          </table:table-cell>
          <table:table-cell office:value-type="float" office:value="622.16" calcext:value-type="float">
            <text:p>622.16</text:p>
          </table:table-cell>
        </table:table-row>
        <table:table-row table:style-name="ro1">
          <table:table-cell office:value-type="float" office:value="7662043" calcext:value-type="float">
            <text:p>7662043</text:p>
          </table:table-cell>
          <table:table-cell table:formula="of:=[.A481]/1000/(60*60*24)" office:value-type="time" office:time-value="PT02H07M42.043S" calcext:value-type="time">
            <text:p>02:07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512.89" calcext:value-type="float">
            <text:p>512.89</text:p>
          </table:table-cell>
          <table:table-cell office:value-type="float" office:value="623.44" calcext:value-type="float">
            <text:p>623.44</text:p>
          </table:table-cell>
        </table:table-row>
        <table:table-row table:style-name="ro1">
          <table:table-cell office:value-type="float" office:value="7678043" calcext:value-type="float">
            <text:p>7678043</text:p>
          </table:table-cell>
          <table:table-cell table:formula="of:=[.A482]/1000/(60*60*24)" office:value-type="time" office:time-value="PT02H07M58.043S" calcext:value-type="time">
            <text:p>02:07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13.95" calcext:value-type="float">
            <text:p>513.95</text:p>
          </table:table-cell>
          <table:table-cell office:value-type="float" office:value="624.73" calcext:value-type="float">
            <text:p>624.73</text:p>
          </table:table-cell>
        </table:table-row>
        <table:table-row table:style-name="ro1">
          <table:table-cell office:value-type="float" office:value="7694043" calcext:value-type="float">
            <text:p>7694043</text:p>
          </table:table-cell>
          <table:table-cell table:formula="of:=[.A483]/1000/(60*60*24)" office:value-type="time" office:time-value="PT02H08M14.043S" calcext:value-type="time">
            <text:p>02:08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15.02" calcext:value-type="float">
            <text:p>515.02</text:p>
          </table:table-cell>
          <table:table-cell office:value-type="float" office:value="626.02" calcext:value-type="float">
            <text:p>626.02</text:p>
          </table:table-cell>
        </table:table-row>
        <table:table-row table:style-name="ro1">
          <table:table-cell office:value-type="float" office:value="7710043" calcext:value-type="float">
            <text:p>7710043</text:p>
          </table:table-cell>
          <table:table-cell table:formula="of:=[.A484]/1000/(60*60*24)" office:value-type="time" office:time-value="PT02H08M30.043S" calcext:value-type="time">
            <text:p>02:08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16.08" calcext:value-type="float">
            <text:p>516.08</text:p>
          </table:table-cell>
          <table:table-cell office:value-type="float" office:value="627.3" calcext:value-type="float">
            <text:p>627.3</text:p>
          </table:table-cell>
        </table:table-row>
        <table:table-row table:style-name="ro1">
          <table:table-cell office:value-type="float" office:value="7726043" calcext:value-type="float">
            <text:p>7726043</text:p>
          </table:table-cell>
          <table:table-cell table:formula="of:=[.A485]/1000/(60*60*24)" office:value-type="time" office:time-value="PT02H08M46.043S" calcext:value-type="time">
            <text:p>02:08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17.15" calcext:value-type="float">
            <text:p>517.15</text:p>
          </table:table-cell>
          <table:table-cell office:value-type="float" office:value="628.59" calcext:value-type="float">
            <text:p>628.59</text:p>
          </table:table-cell>
        </table:table-row>
        <table:table-row table:style-name="ro1">
          <table:table-cell office:value-type="float" office:value="7742043" calcext:value-type="float">
            <text:p>7742043</text:p>
          </table:table-cell>
          <table:table-cell table:formula="of:=[.A486]/1000/(60*60*24)" office:value-type="time" office:time-value="PT02H09M02.043S" calcext:value-type="time">
            <text:p>02:09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18.21" calcext:value-type="float">
            <text:p>518.21</text:p>
          </table:table-cell>
          <table:table-cell office:value-type="float" office:value="629.87" calcext:value-type="float">
            <text:p>629.87</text:p>
          </table:table-cell>
        </table:table-row>
        <table:table-row table:style-name="ro1">
          <table:table-cell office:value-type="float" office:value="7758043" calcext:value-type="float">
            <text:p>7758043</text:p>
          </table:table-cell>
          <table:table-cell table:formula="of:=[.A487]/1000/(60*60*24)" office:value-type="time" office:time-value="PT02H09M18.043S" calcext:value-type="time">
            <text:p>02:09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19.28" calcext:value-type="float">
            <text:p>519.28</text:p>
          </table:table-cell>
          <table:table-cell office:value-type="float" office:value="631.16" calcext:value-type="float">
            <text:p>631.16</text:p>
          </table:table-cell>
        </table:table-row>
        <table:table-row table:style-name="ro1">
          <table:table-cell office:value-type="float" office:value="7774043" calcext:value-type="float">
            <text:p>7774043</text:p>
          </table:table-cell>
          <table:table-cell table:formula="of:=[.A488]/1000/(60*60*24)" office:value-type="time" office:time-value="PT02H09M34.043S" calcext:value-type="time">
            <text:p>02:09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20.34" calcext:value-type="float">
            <text:p>520.34</text:p>
          </table:table-cell>
          <table:table-cell office:value-type="float" office:value="632.45" calcext:value-type="float">
            <text:p>632.45</text:p>
          </table:table-cell>
        </table:table-row>
        <table:table-row table:style-name="ro1">
          <table:table-cell office:value-type="float" office:value="7790043" calcext:value-type="float">
            <text:p>7790043</text:p>
          </table:table-cell>
          <table:table-cell table:formula="of:=[.A489]/1000/(60*60*24)" office:value-type="time" office:time-value="PT02H09M50.043S" calcext:value-type="time">
            <text:p>02:09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21.41" calcext:value-type="float">
            <text:p>521.41</text:p>
          </table:table-cell>
          <table:table-cell office:value-type="float" office:value="633.73" calcext:value-type="float">
            <text:p>633.73</text:p>
          </table:table-cell>
        </table:table-row>
        <table:table-row table:style-name="ro1">
          <table:table-cell office:value-type="float" office:value="7806043" calcext:value-type="float">
            <text:p>7806043</text:p>
          </table:table-cell>
          <table:table-cell table:formula="of:=[.A490]/1000/(60*60*24)" office:value-type="time" office:time-value="PT02H10M06.043S" calcext:value-type="time">
            <text:p>02:10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22.47" calcext:value-type="float">
            <text:p>522.47</text:p>
          </table:table-cell>
          <table:table-cell office:value-type="float" office:value="635.02" calcext:value-type="float">
            <text:p>635.02</text:p>
          </table:table-cell>
        </table:table-row>
        <table:table-row table:style-name="ro1">
          <table:table-cell office:value-type="float" office:value="7822043" calcext:value-type="float">
            <text:p>7822043</text:p>
          </table:table-cell>
          <table:table-cell table:formula="of:=[.A491]/1000/(60*60*24)" office:value-type="time" office:time-value="PT02H10M22.043S" calcext:value-type="time">
            <text:p>02:10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23.53" calcext:value-type="float">
            <text:p>523.53</text:p>
          </table:table-cell>
          <table:table-cell office:value-type="float" office:value="636.3" calcext:value-type="float">
            <text:p>636.3</text:p>
          </table:table-cell>
        </table:table-row>
        <table:table-row table:style-name="ro1">
          <table:table-cell office:value-type="float" office:value="7838043" calcext:value-type="float">
            <text:p>7838043</text:p>
          </table:table-cell>
          <table:table-cell table:formula="of:=[.A492]/1000/(60*60*24)" office:value-type="time" office:time-value="PT02H10M38.043S" calcext:value-type="time">
            <text:p>02:10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24.6" calcext:value-type="float">
            <text:p>524.6</text:p>
          </table:table-cell>
          <table:table-cell office:value-type="float" office:value="637.59" calcext:value-type="float">
            <text:p>637.59</text:p>
          </table:table-cell>
        </table:table-row>
        <table:table-row table:style-name="ro1">
          <table:table-cell office:value-type="float" office:value="7854043" calcext:value-type="float">
            <text:p>7854043</text:p>
          </table:table-cell>
          <table:table-cell table:formula="of:=[.A493]/1000/(60*60*24)" office:value-type="time" office:time-value="PT02H10M54.043S" calcext:value-type="time">
            <text:p>02:10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25.66" calcext:value-type="float">
            <text:p>525.66</text:p>
          </table:table-cell>
          <table:table-cell office:value-type="float" office:value="638.88" calcext:value-type="float">
            <text:p>638.88</text:p>
          </table:table-cell>
        </table:table-row>
        <table:table-row table:style-name="ro1">
          <table:table-cell office:value-type="float" office:value="7870043" calcext:value-type="float">
            <text:p>7870043</text:p>
          </table:table-cell>
          <table:table-cell table:formula="of:=[.A494]/1000/(60*60*24)" office:value-type="time" office:time-value="PT02H11M10.043S" calcext:value-type="time">
            <text:p>02:11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526.73" calcext:value-type="float">
            <text:p>526.73</text:p>
          </table:table-cell>
          <table:table-cell office:value-type="float" office:value="640.16" calcext:value-type="float">
            <text:p>640.16</text:p>
          </table:table-cell>
        </table:table-row>
        <table:table-row table:style-name="ro1">
          <table:table-cell office:value-type="float" office:value="7886043" calcext:value-type="float">
            <text:p>7886043</text:p>
          </table:table-cell>
          <table:table-cell table:formula="of:=[.A495]/1000/(60*60*24)" office:value-type="time" office:time-value="PT02H11M26.043S" calcext:value-type="time">
            <text:p>02:11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27.79" calcext:value-type="float">
            <text:p>527.79</text:p>
          </table:table-cell>
          <table:table-cell office:value-type="float" office:value="641.45" calcext:value-type="float">
            <text:p>641.45</text:p>
          </table:table-cell>
        </table:table-row>
        <table:table-row table:style-name="ro1">
          <table:table-cell office:value-type="float" office:value="7902043" calcext:value-type="float">
            <text:p>7902043</text:p>
          </table:table-cell>
          <table:table-cell table:formula="of:=[.A496]/1000/(60*60*24)" office:value-type="time" office:time-value="PT02H11M42.043S" calcext:value-type="time">
            <text:p>02:11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28.86" calcext:value-type="float">
            <text:p>528.86</text:p>
          </table:table-cell>
          <table:table-cell office:value-type="float" office:value="642.73" calcext:value-type="float">
            <text:p>642.73</text:p>
          </table:table-cell>
        </table:table-row>
        <table:table-row table:style-name="ro1">
          <table:table-cell office:value-type="float" office:value="7918043" calcext:value-type="float">
            <text:p>7918043</text:p>
          </table:table-cell>
          <table:table-cell table:formula="of:=[.A497]/1000/(60*60*24)" office:value-type="time" office:time-value="PT02H11M58.043S" calcext:value-type="time">
            <text:p>02:11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29.92" calcext:value-type="float">
            <text:p>529.92</text:p>
          </table:table-cell>
          <table:table-cell office:value-type="float" office:value="644.02" calcext:value-type="float">
            <text:p>644.02</text:p>
          </table:table-cell>
        </table:table-row>
        <table:table-row table:style-name="ro1">
          <table:table-cell office:value-type="float" office:value="7934043" calcext:value-type="float">
            <text:p>7934043</text:p>
          </table:table-cell>
          <table:table-cell table:formula="of:=[.A498]/1000/(60*60*24)" office:value-type="time" office:time-value="PT02H12M14.043S" calcext:value-type="time">
            <text:p>02:12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30.99" calcext:value-type="float">
            <text:p>530.99</text:p>
          </table:table-cell>
          <table:table-cell office:value-type="float" office:value="645.3" calcext:value-type="float">
            <text:p>645.3</text:p>
          </table:table-cell>
        </table:table-row>
        <table:table-row table:style-name="ro1">
          <table:table-cell office:value-type="float" office:value="7950043" calcext:value-type="float">
            <text:p>7950043</text:p>
          </table:table-cell>
          <table:table-cell table:formula="of:=[.A499]/1000/(60*60*24)" office:value-type="time" office:time-value="PT02H12M30.043S" calcext:value-type="time">
            <text:p>02:12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32.05" calcext:value-type="float">
            <text:p>532.05</text:p>
          </table:table-cell>
          <table:table-cell office:value-type="float" office:value="646.59" calcext:value-type="float">
            <text:p>646.59</text:p>
          </table:table-cell>
        </table:table-row>
        <table:table-row table:style-name="ro1">
          <table:table-cell office:value-type="float" office:value="7966043" calcext:value-type="float">
            <text:p>7966043</text:p>
          </table:table-cell>
          <table:table-cell table:formula="of:=[.A500]/1000/(60*60*24)" office:value-type="time" office:time-value="PT02H12M46.043S" calcext:value-type="time">
            <text:p>02:12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33.12" calcext:value-type="float">
            <text:p>533.12</text:p>
          </table:table-cell>
          <table:table-cell office:value-type="float" office:value="647.88" calcext:value-type="float">
            <text:p>647.88</text:p>
          </table:table-cell>
        </table:table-row>
        <table:table-row table:style-name="ro1">
          <table:table-cell office:value-type="float" office:value="7982043" calcext:value-type="float">
            <text:p>7982043</text:p>
          </table:table-cell>
          <table:table-cell table:formula="of:=[.A501]/1000/(60*60*24)" office:value-type="time" office:time-value="PT02H13M02.043S" calcext:value-type="time">
            <text:p>02:13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34.18" calcext:value-type="float">
            <text:p>534.18</text:p>
          </table:table-cell>
          <table:table-cell office:value-type="float" office:value="649.16" calcext:value-type="float">
            <text:p>649.16</text:p>
          </table:table-cell>
        </table:table-row>
        <table:table-row table:style-name="ro1">
          <table:table-cell office:value-type="float" office:value="7998043" calcext:value-type="float">
            <text:p>7998043</text:p>
          </table:table-cell>
          <table:table-cell table:formula="of:=[.A502]/1000/(60*60*24)" office:value-type="time" office:time-value="PT02H13M18.043S" calcext:value-type="time">
            <text:p>02:13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35.24" calcext:value-type="float">
            <text:p>535.24</text:p>
          </table:table-cell>
          <table:table-cell office:value-type="float" office:value="650.45" calcext:value-type="float">
            <text:p>650.45</text:p>
          </table:table-cell>
        </table:table-row>
        <table:table-row table:style-name="ro1">
          <table:table-cell office:value-type="float" office:value="8014043" calcext:value-type="float">
            <text:p>8014043</text:p>
          </table:table-cell>
          <table:table-cell table:formula="of:=[.A503]/1000/(60*60*24)" office:value-type="time" office:time-value="PT02H13M34.043S" calcext:value-type="time">
            <text:p>02:13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36.31" calcext:value-type="float">
            <text:p>536.31</text:p>
          </table:table-cell>
          <table:table-cell office:value-type="float" office:value="651.73" calcext:value-type="float">
            <text:p>651.73</text:p>
          </table:table-cell>
        </table:table-row>
        <table:table-row table:style-name="ro1">
          <table:table-cell office:value-type="float" office:value="8030043" calcext:value-type="float">
            <text:p>8030043</text:p>
          </table:table-cell>
          <table:table-cell table:formula="of:=[.A504]/1000/(60*60*24)" office:value-type="time" office:time-value="PT02H13M50.043S" calcext:value-type="time">
            <text:p>02:13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37.37" calcext:value-type="float">
            <text:p>537.37</text:p>
          </table:table-cell>
          <table:table-cell office:value-type="float" office:value="653.02" calcext:value-type="float">
            <text:p>653.02</text:p>
          </table:table-cell>
        </table:table-row>
        <table:table-row table:style-name="ro1">
          <table:table-cell office:value-type="float" office:value="8046043" calcext:value-type="float">
            <text:p>8046043</text:p>
          </table:table-cell>
          <table:table-cell table:formula="of:=[.A505]/1000/(60*60*24)" office:value-type="time" office:time-value="PT02H14M06.043S" calcext:value-type="time">
            <text:p>02:14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38.44" calcext:value-type="float">
            <text:p>538.44</text:p>
          </table:table-cell>
          <table:table-cell office:value-type="float" office:value="654.3" calcext:value-type="float">
            <text:p>654.3</text:p>
          </table:table-cell>
        </table:table-row>
        <table:table-row table:style-name="ro1">
          <table:table-cell office:value-type="float" office:value="8062043" calcext:value-type="float">
            <text:p>8062043</text:p>
          </table:table-cell>
          <table:table-cell table:formula="of:=[.A506]/1000/(60*60*24)" office:value-type="time" office:time-value="PT02H14M22.043S" calcext:value-type="time">
            <text:p>02:14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39.5" calcext:value-type="float">
            <text:p>539.5</text:p>
          </table:table-cell>
          <table:table-cell office:value-type="float" office:value="655.59" calcext:value-type="float">
            <text:p>655.59</text:p>
          </table:table-cell>
        </table:table-row>
        <table:table-row table:style-name="ro1">
          <table:table-cell office:value-type="float" office:value="8078043" calcext:value-type="float">
            <text:p>8078043</text:p>
          </table:table-cell>
          <table:table-cell table:formula="of:=[.A507]/1000/(60*60*24)" office:value-type="time" office:time-value="PT02H14M38.043S" calcext:value-type="time">
            <text:p>02:14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40.57" calcext:value-type="float">
            <text:p>540.57</text:p>
          </table:table-cell>
          <table:table-cell office:value-type="float" office:value="656.88" calcext:value-type="float">
            <text:p>656.88</text:p>
          </table:table-cell>
        </table:table-row>
        <table:table-row table:style-name="ro1">
          <table:table-cell office:value-type="float" office:value="8094043" calcext:value-type="float">
            <text:p>8094043</text:p>
          </table:table-cell>
          <table:table-cell table:formula="of:=[.A508]/1000/(60*60*24)" office:value-type="time" office:time-value="PT02H14M54.043S" calcext:value-type="time">
            <text:p>02:14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41.63" calcext:value-type="float">
            <text:p>541.63</text:p>
          </table:table-cell>
          <table:table-cell office:value-type="float" office:value="658.16" calcext:value-type="float">
            <text:p>658.16</text:p>
          </table:table-cell>
        </table:table-row>
        <table:table-row table:style-name="ro1">
          <table:table-cell office:value-type="float" office:value="8110043" calcext:value-type="float">
            <text:p>8110043</text:p>
          </table:table-cell>
          <table:table-cell table:formula="of:=[.A509]/1000/(60*60*24)" office:value-type="time" office:time-value="PT02H15M10.043S" calcext:value-type="time">
            <text:p>02:15:10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542.69" calcext:value-type="float">
            <text:p>542.69</text:p>
          </table:table-cell>
          <table:table-cell office:value-type="float" office:value="659.45" calcext:value-type="float">
            <text:p>659.45</text:p>
          </table:table-cell>
        </table:table-row>
        <table:table-row table:style-name="ro1">
          <table:table-cell office:value-type="float" office:value="8126043" calcext:value-type="float">
            <text:p>8126043</text:p>
          </table:table-cell>
          <table:table-cell table:formula="of:=[.A510]/1000/(60*60*24)" office:value-type="time" office:time-value="PT02H15M26.043S" calcext:value-type="time">
            <text:p>02:15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43.76" calcext:value-type="float">
            <text:p>543.76</text:p>
          </table:table-cell>
          <table:table-cell office:value-type="float" office:value="660.73" calcext:value-type="float">
            <text:p>660.73</text:p>
          </table:table-cell>
        </table:table-row>
        <table:table-row table:style-name="ro1">
          <table:table-cell office:value-type="float" office:value="8142043" calcext:value-type="float">
            <text:p>8142043</text:p>
          </table:table-cell>
          <table:table-cell table:formula="of:=[.A511]/1000/(60*60*24)" office:value-type="time" office:time-value="PT02H15M42.043S" calcext:value-type="time">
            <text:p>02:15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44.82" calcext:value-type="float">
            <text:p>544.82</text:p>
          </table:table-cell>
          <table:table-cell office:value-type="float" office:value="662.02" calcext:value-type="float">
            <text:p>662.02</text:p>
          </table:table-cell>
        </table:table-row>
        <table:table-row table:style-name="ro1">
          <table:table-cell office:value-type="float" office:value="8158043" calcext:value-type="float">
            <text:p>8158043</text:p>
          </table:table-cell>
          <table:table-cell table:formula="of:=[.A512]/1000/(60*60*24)" office:value-type="time" office:time-value="PT02H15M58.043S" calcext:value-type="time">
            <text:p>02:15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45.89" calcext:value-type="float">
            <text:p>545.89</text:p>
          </table:table-cell>
          <table:table-cell office:value-type="float" office:value="663.3" calcext:value-type="float">
            <text:p>663.3</text:p>
          </table:table-cell>
        </table:table-row>
        <table:table-row table:style-name="ro1">
          <table:table-cell office:value-type="float" office:value="8174043" calcext:value-type="float">
            <text:p>8174043</text:p>
          </table:table-cell>
          <table:table-cell table:formula="of:=[.A513]/1000/(60*60*24)" office:value-type="time" office:time-value="PT02H16M14.043S" calcext:value-type="time">
            <text:p>02:16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46.95" calcext:value-type="float">
            <text:p>546.95</text:p>
          </table:table-cell>
          <table:table-cell office:value-type="float" office:value="664.59" calcext:value-type="float">
            <text:p>664.59</text:p>
          </table:table-cell>
        </table:table-row>
        <table:table-row table:style-name="ro1">
          <table:table-cell office:value-type="float" office:value="8190043" calcext:value-type="float">
            <text:p>8190043</text:p>
          </table:table-cell>
          <table:table-cell table:formula="of:=[.A514]/1000/(60*60*24)" office:value-type="time" office:time-value="PT02H16M30.043S" calcext:value-type="time">
            <text:p>02:16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48.02" calcext:value-type="float">
            <text:p>548.02</text:p>
          </table:table-cell>
          <table:table-cell office:value-type="float" office:value="665.87" calcext:value-type="float">
            <text:p>665.87</text:p>
          </table:table-cell>
        </table:table-row>
        <table:table-row table:style-name="ro1">
          <table:table-cell office:value-type="float" office:value="8206043" calcext:value-type="float">
            <text:p>8206043</text:p>
          </table:table-cell>
          <table:table-cell table:formula="of:=[.A515]/1000/(60*60*24)" office:value-type="time" office:time-value="PT02H16M46.043S" calcext:value-type="time">
            <text:p>02:16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549.08" calcext:value-type="float">
            <text:p>549.08</text:p>
          </table:table-cell>
          <table:table-cell office:value-type="float" office:value="667.16" calcext:value-type="float">
            <text:p>667.16</text:p>
          </table:table-cell>
        </table:table-row>
        <table:table-row table:style-name="ro1">
          <table:table-cell office:value-type="float" office:value="8222043" calcext:value-type="float">
            <text:p>8222043</text:p>
          </table:table-cell>
          <table:table-cell table:formula="of:=[.A516]/1000/(60*60*24)" office:value-type="time" office:time-value="PT02H17M02.043S" calcext:value-type="time">
            <text:p>02:17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50.15" calcext:value-type="float">
            <text:p>550.15</text:p>
          </table:table-cell>
          <table:table-cell office:value-type="float" office:value="668.44" calcext:value-type="float">
            <text:p>668.44</text:p>
          </table:table-cell>
        </table:table-row>
        <table:table-row table:style-name="ro1">
          <table:table-cell office:value-type="float" office:value="8238043" calcext:value-type="float">
            <text:p>8238043</text:p>
          </table:table-cell>
          <table:table-cell table:formula="of:=[.A517]/1000/(60*60*24)" office:value-type="time" office:time-value="PT02H17M18.043S" calcext:value-type="time">
            <text:p>02:17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51.21" calcext:value-type="float">
            <text:p>551.21</text:p>
          </table:table-cell>
          <table:table-cell office:value-type="float" office:value="669.73" calcext:value-type="float">
            <text:p>669.73</text:p>
          </table:table-cell>
        </table:table-row>
        <table:table-row table:style-name="ro1">
          <table:table-cell office:value-type="float" office:value="8254043" calcext:value-type="float">
            <text:p>8254043</text:p>
          </table:table-cell>
          <table:table-cell table:formula="of:=[.A518]/1000/(60*60*24)" office:value-type="time" office:time-value="PT02H17M34.043S" calcext:value-type="time">
            <text:p>02:17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52.27" calcext:value-type="float">
            <text:p>552.27</text:p>
          </table:table-cell>
          <table:table-cell office:value-type="float" office:value="671.01" calcext:value-type="float">
            <text:p>671.01</text:p>
          </table:table-cell>
        </table:table-row>
        <table:table-row table:style-name="ro1">
          <table:table-cell office:value-type="float" office:value="8270043" calcext:value-type="float">
            <text:p>8270043</text:p>
          </table:table-cell>
          <table:table-cell table:formula="of:=[.A519]/1000/(60*60*24)" office:value-type="time" office:time-value="PT02H17M50.043S" calcext:value-type="time">
            <text:p>02:17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53.34" calcext:value-type="float">
            <text:p>553.34</text:p>
          </table:table-cell>
          <table:table-cell office:value-type="float" office:value="672.3" calcext:value-type="float">
            <text:p>672.3</text:p>
          </table:table-cell>
        </table:table-row>
        <table:table-row table:style-name="ro1">
          <table:table-cell office:value-type="float" office:value="8286043" calcext:value-type="float">
            <text:p>8286043</text:p>
          </table:table-cell>
          <table:table-cell table:formula="of:=[.A520]/1000/(60*60*24)" office:value-type="time" office:time-value="PT02H18M06.043S" calcext:value-type="time">
            <text:p>02:18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54.4" calcext:value-type="float">
            <text:p>554.4</text:p>
          </table:table-cell>
          <table:table-cell office:value-type="float" office:value="673.58" calcext:value-type="float">
            <text:p>673.58</text:p>
          </table:table-cell>
        </table:table-row>
        <table:table-row table:style-name="ro1">
          <table:table-cell office:value-type="float" office:value="8302043" calcext:value-type="float">
            <text:p>8302043</text:p>
          </table:table-cell>
          <table:table-cell table:formula="of:=[.A521]/1000/(60*60*24)" office:value-type="time" office:time-value="PT02H18M22.043S" calcext:value-type="time">
            <text:p>02:18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55.47" calcext:value-type="float">
            <text:p>555.47</text:p>
          </table:table-cell>
          <table:table-cell office:value-type="float" office:value="674.87" calcext:value-type="float">
            <text:p>674.87</text:p>
          </table:table-cell>
        </table:table-row>
        <table:table-row table:style-name="ro1">
          <table:table-cell office:value-type="float" office:value="8318043" calcext:value-type="float">
            <text:p>8318043</text:p>
          </table:table-cell>
          <table:table-cell table:formula="of:=[.A522]/1000/(60*60*24)" office:value-type="time" office:time-value="PT02H18M38.043S" calcext:value-type="time">
            <text:p>02:18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56.53" calcext:value-type="float">
            <text:p>556.53</text:p>
          </table:table-cell>
          <table:table-cell office:value-type="float" office:value="676.15" calcext:value-type="float">
            <text:p>676.15</text:p>
          </table:table-cell>
        </table:table-row>
        <table:table-row table:style-name="ro1">
          <table:table-cell office:value-type="float" office:value="8334043" calcext:value-type="float">
            <text:p>8334043</text:p>
          </table:table-cell>
          <table:table-cell table:formula="of:=[.A523]/1000/(60*60*24)" office:value-type="time" office:time-value="PT02H18M54.043S" calcext:value-type="time">
            <text:p>02:18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57.59" calcext:value-type="float">
            <text:p>557.59</text:p>
          </table:table-cell>
          <table:table-cell office:value-type="float" office:value="677.44" calcext:value-type="float">
            <text:p>677.44</text:p>
          </table:table-cell>
        </table:table-row>
        <table:table-row table:style-name="ro1">
          <table:table-cell office:value-type="float" office:value="8350043" calcext:value-type="float">
            <text:p>8350043</text:p>
          </table:table-cell>
          <table:table-cell table:formula="of:=[.A524]/1000/(60*60*24)" office:value-type="time" office:time-value="PT02H19M10.043S" calcext:value-type="time">
            <text:p>02:19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58.66" calcext:value-type="float">
            <text:p>558.66</text:p>
          </table:table-cell>
          <table:table-cell office:value-type="float" office:value="678.72" calcext:value-type="float">
            <text:p>678.72</text:p>
          </table:table-cell>
        </table:table-row>
        <table:table-row table:style-name="ro1">
          <table:table-cell office:value-type="float" office:value="8366043" calcext:value-type="float">
            <text:p>8366043</text:p>
          </table:table-cell>
          <table:table-cell table:formula="of:=[.A525]/1000/(60*60*24)" office:value-type="time" office:time-value="PT02H19M26.043S" calcext:value-type="time">
            <text:p>02:19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59.72" calcext:value-type="float">
            <text:p>559.72</text:p>
          </table:table-cell>
          <table:table-cell office:value-type="float" office:value="680.01" calcext:value-type="float">
            <text:p>680.01</text:p>
          </table:table-cell>
        </table:table-row>
        <table:table-row table:style-name="ro1">
          <table:table-cell office:value-type="float" office:value="8382043" calcext:value-type="float">
            <text:p>8382043</text:p>
          </table:table-cell>
          <table:table-cell table:formula="of:=[.A526]/1000/(60*60*24)" office:value-type="time" office:time-value="PT02H19M42.043S" calcext:value-type="time">
            <text:p>02:19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560.79" calcext:value-type="float">
            <text:p>560.79</text:p>
          </table:table-cell>
          <table:table-cell office:value-type="float" office:value="681.29" calcext:value-type="float">
            <text:p>681.29</text:p>
          </table:table-cell>
        </table:table-row>
        <table:table-row table:style-name="ro1">
          <table:table-cell office:value-type="float" office:value="8398043" calcext:value-type="float">
            <text:p>8398043</text:p>
          </table:table-cell>
          <table:table-cell table:formula="of:=[.A527]/1000/(60*60*24)" office:value-type="time" office:time-value="PT02H19M58.043S" calcext:value-type="time">
            <text:p>02:19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61.85" calcext:value-type="float">
            <text:p>561.85</text:p>
          </table:table-cell>
          <table:table-cell office:value-type="float" office:value="682.58" calcext:value-type="float">
            <text:p>682.58</text:p>
          </table:table-cell>
        </table:table-row>
        <table:table-row table:style-name="ro1">
          <table:table-cell office:value-type="float" office:value="8414043" calcext:value-type="float">
            <text:p>8414043</text:p>
          </table:table-cell>
          <table:table-cell table:formula="of:=[.A528]/1000/(60*60*24)" office:value-type="time" office:time-value="PT02H20M14.043S" calcext:value-type="time">
            <text:p>02:20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62.92" calcext:value-type="float">
            <text:p>562.92</text:p>
          </table:table-cell>
          <table:table-cell office:value-type="float" office:value="683.86" calcext:value-type="float">
            <text:p>683.86</text:p>
          </table:table-cell>
        </table:table-row>
        <table:table-row table:style-name="ro1">
          <table:table-cell office:value-type="float" office:value="8430043" calcext:value-type="float">
            <text:p>8430043</text:p>
          </table:table-cell>
          <table:table-cell table:formula="of:=[.A529]/1000/(60*60*24)" office:value-type="time" office:time-value="PT02H20M30.043S" calcext:value-type="time">
            <text:p>02:20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63.98" calcext:value-type="float">
            <text:p>563.98</text:p>
          </table:table-cell>
          <table:table-cell office:value-type="float" office:value="685.15" calcext:value-type="float">
            <text:p>685.15</text:p>
          </table:table-cell>
        </table:table-row>
        <table:table-row table:style-name="ro1">
          <table:table-cell office:value-type="float" office:value="8446043" calcext:value-type="float">
            <text:p>8446043</text:p>
          </table:table-cell>
          <table:table-cell table:formula="of:=[.A530]/1000/(60*60*24)" office:value-type="time" office:time-value="PT02H20M46.043S" calcext:value-type="time">
            <text:p>02:20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65.04" calcext:value-type="float">
            <text:p>565.04</text:p>
          </table:table-cell>
          <table:table-cell office:value-type="float" office:value="686.43" calcext:value-type="float">
            <text:p>686.43</text:p>
          </table:table-cell>
        </table:table-row>
        <table:table-row table:style-name="ro1">
          <table:table-cell office:value-type="float" office:value="8462043" calcext:value-type="float">
            <text:p>8462043</text:p>
          </table:table-cell>
          <table:table-cell table:formula="of:=[.A531]/1000/(60*60*24)" office:value-type="time" office:time-value="PT02H21M02.043S" calcext:value-type="time">
            <text:p>02:21:02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66.11" calcext:value-type="float">
            <text:p>566.11</text:p>
          </table:table-cell>
          <table:table-cell office:value-type="float" office:value="687.72" calcext:value-type="float">
            <text:p>687.72</text:p>
          </table:table-cell>
        </table:table-row>
        <table:table-row table:style-name="ro1">
          <table:table-cell office:value-type="float" office:value="8478043" calcext:value-type="float">
            <text:p>8478043</text:p>
          </table:table-cell>
          <table:table-cell table:formula="of:=[.A532]/1000/(60*60*24)" office:value-type="time" office:time-value="PT02H21M18.043S" calcext:value-type="time">
            <text:p>02:21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567.17" calcext:value-type="float">
            <text:p>567.17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8494043" calcext:value-type="float">
            <text:p>8494043</text:p>
          </table:table-cell>
          <table:table-cell table:formula="of:=[.A533]/1000/(60*60*24)" office:value-type="time" office:time-value="PT02H21M34.043S" calcext:value-type="time">
            <text:p>02:21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68.24" calcext:value-type="float">
            <text:p>568.24</text:p>
          </table:table-cell>
          <table:table-cell office:value-type="float" office:value="690.29" calcext:value-type="float">
            <text:p>690.29</text:p>
          </table:table-cell>
        </table:table-row>
        <table:table-row table:style-name="ro1">
          <table:table-cell office:value-type="float" office:value="8510043" calcext:value-type="float">
            <text:p>8510043</text:p>
          </table:table-cell>
          <table:table-cell table:formula="of:=[.A534]/1000/(60*60*24)" office:value-type="time" office:time-value="PT02H21M50.043S" calcext:value-type="time">
            <text:p>02:21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569.3" calcext:value-type="float">
            <text:p>569.3</text:p>
          </table:table-cell>
          <table:table-cell office:value-type="float" office:value="691.57" calcext:value-type="float">
            <text:p>691.57</text:p>
          </table:table-cell>
        </table:table-row>
        <table:table-row table:style-name="ro1">
          <table:table-cell office:value-type="float" office:value="8526043" calcext:value-type="float">
            <text:p>8526043</text:p>
          </table:table-cell>
          <table:table-cell table:formula="of:=[.A535]/1000/(60*60*24)" office:value-type="time" office:time-value="PT02H22M06.043S" calcext:value-type="time">
            <text:p>02:22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570.36" calcext:value-type="float">
            <text:p>570.36</text:p>
          </table:table-cell>
          <table:table-cell office:value-type="float" office:value="692.86" calcext:value-type="float">
            <text:p>692.86</text:p>
          </table:table-cell>
        </table:table-row>
        <table:table-row table:style-name="ro1">
          <table:table-cell office:value-type="float" office:value="8542043" calcext:value-type="float">
            <text:p>8542043</text:p>
          </table:table-cell>
          <table:table-cell table:formula="of:=[.A536]/1000/(60*60*24)" office:value-type="time" office:time-value="PT02H22M22.043S" calcext:value-type="time">
            <text:p>02:22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71.43" calcext:value-type="float">
            <text:p>571.43</text:p>
          </table:table-cell>
          <table:table-cell office:value-type="float" office:value="694.14" calcext:value-type="float">
            <text:p>694.14</text:p>
          </table:table-cell>
        </table:table-row>
        <table:table-row table:style-name="ro1">
          <table:table-cell office:value-type="float" office:value="8558043" calcext:value-type="float">
            <text:p>8558043</text:p>
          </table:table-cell>
          <table:table-cell table:formula="of:=[.A537]/1000/(60*60*24)" office:value-type="time" office:time-value="PT02H22M38.043S" calcext:value-type="time">
            <text:p>02:22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72.49" calcext:value-type="float">
            <text:p>572.49</text:p>
          </table:table-cell>
          <table:table-cell office:value-type="float" office:value="695.43" calcext:value-type="float">
            <text:p>695.43</text:p>
          </table:table-cell>
        </table:table-row>
        <table:table-row table:style-name="ro1">
          <table:table-cell office:value-type="float" office:value="8574043" calcext:value-type="float">
            <text:p>8574043</text:p>
          </table:table-cell>
          <table:table-cell table:formula="of:=[.A538]/1000/(60*60*24)" office:value-type="time" office:time-value="PT02H22M54.043S" calcext:value-type="time">
            <text:p>02:22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573.55" calcext:value-type="float">
            <text:p>573.55</text:p>
          </table:table-cell>
          <table:table-cell office:value-type="float" office:value="696.71" calcext:value-type="float">
            <text:p>696.71</text:p>
          </table:table-cell>
        </table:table-row>
        <table:table-row table:style-name="ro1">
          <table:table-cell office:value-type="float" office:value="8590043" calcext:value-type="float">
            <text:p>8590043</text:p>
          </table:table-cell>
          <table:table-cell table:formula="of:=[.A539]/1000/(60*60*24)" office:value-type="time" office:time-value="PT02H23M10.043S" calcext:value-type="time">
            <text:p>02:23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574.62" calcext:value-type="float">
            <text:p>574.62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8606043" calcext:value-type="float">
            <text:p>8606043</text:p>
          </table:table-cell>
          <table:table-cell table:formula="of:=[.A540]/1000/(60*60*24)" office:value-type="time" office:time-value="PT02H23M26.043S" calcext:value-type="time">
            <text:p>02:23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575.68" calcext:value-type="float">
            <text:p>575.68</text:p>
          </table:table-cell>
          <table:table-cell office:value-type="float" office:value="699.28" calcext:value-type="float">
            <text:p>699.28</text:p>
          </table:table-cell>
        </table:table-row>
        <table:table-row table:style-name="ro1">
          <table:table-cell office:value-type="float" office:value="8622043" calcext:value-type="float">
            <text:p>8622043</text:p>
          </table:table-cell>
          <table:table-cell table:formula="of:=[.A541]/1000/(60*60*24)" office:value-type="time" office:time-value="PT02H23M42.043S" calcext:value-type="time">
            <text:p>02:23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576.74" calcext:value-type="float">
            <text:p>576.74</text:p>
          </table:table-cell>
          <table:table-cell office:value-type="float" office:value="700.57" calcext:value-type="float">
            <text:p>700.57</text:p>
          </table:table-cell>
        </table:table-row>
        <table:table-row table:style-name="ro1">
          <table:table-cell office:value-type="float" office:value="8638043" calcext:value-type="float">
            <text:p>8638043</text:p>
          </table:table-cell>
          <table:table-cell table:formula="of:=[.A542]/1000/(60*60*24)" office:value-type="time" office:time-value="PT02H23M58.043S" calcext:value-type="time">
            <text:p>02:23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577.81" calcext:value-type="float">
            <text:p>577.81</text:p>
          </table:table-cell>
          <table:table-cell office:value-type="float" office:value="701.85" calcext:value-type="float">
            <text:p>701.85</text:p>
          </table:table-cell>
        </table:table-row>
        <table:table-row table:style-name="ro1">
          <table:table-cell office:value-type="float" office:value="8654043" calcext:value-type="float">
            <text:p>8654043</text:p>
          </table:table-cell>
          <table:table-cell table:formula="of:=[.A543]/1000/(60*60*24)" office:value-type="time" office:time-value="PT02H24M14.043S" calcext:value-type="time">
            <text:p>02:24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578.87" calcext:value-type="float">
            <text:p>578.87</text:p>
          </table:table-cell>
          <table:table-cell office:value-type="float" office:value="703.13" calcext:value-type="float">
            <text:p>703.13</text:p>
          </table:table-cell>
        </table:table-row>
        <table:table-row table:style-name="ro1">
          <table:table-cell office:value-type="float" office:value="8670043" calcext:value-type="float">
            <text:p>8670043</text:p>
          </table:table-cell>
          <table:table-cell table:formula="of:=[.A544]/1000/(60*60*24)" office:value-type="time" office:time-value="PT02H24M30.043S" calcext:value-type="time">
            <text:p>02:24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579.93" calcext:value-type="float">
            <text:p>579.93</text:p>
          </table:table-cell>
          <table:table-cell office:value-type="float" office:value="704.42" calcext:value-type="float">
            <text:p>704.42</text:p>
          </table:table-cell>
        </table:table-row>
        <table:table-row table:style-name="ro1">
          <table:table-cell office:value-type="float" office:value="8686043" calcext:value-type="float">
            <text:p>8686043</text:p>
          </table:table-cell>
          <table:table-cell table:formula="of:=[.A545]/1000/(60*60*24)" office:value-type="time" office:time-value="PT02H24M46.043S" calcext:value-type="time">
            <text:p>02:24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581" calcext:value-type="float">
            <text:p>581</text:p>
          </table:table-cell>
          <table:table-cell office:value-type="float" office:value="705.7" calcext:value-type="float">
            <text:p>705.7</text:p>
          </table:table-cell>
        </table:table-row>
        <table:table-row table:style-name="ro1">
          <table:table-cell office:value-type="float" office:value="8702041" calcext:value-type="float">
            <text:p>8702041</text:p>
          </table:table-cell>
          <table:table-cell table:formula="of:=[.A546]/1000/(60*60*24)" office:value-type="time" office:time-value="PT02H25M02.041S" calcext:value-type="time">
            <text:p>02:25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582.06" calcext:value-type="float">
            <text:p>582.06</text:p>
          </table:table-cell>
          <table:table-cell office:value-type="float" office:value="706.99" calcext:value-type="float">
            <text:p>706.99</text:p>
          </table:table-cell>
        </table:table-row>
        <table:table-row table:style-name="ro1">
          <table:table-cell office:value-type="float" office:value="8718043" calcext:value-type="float">
            <text:p>8718043</text:p>
          </table:table-cell>
          <table:table-cell table:formula="of:=[.A547]/1000/(60*60*24)" office:value-type="time" office:time-value="PT02H25M18.043S" calcext:value-type="time">
            <text:p>02:25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583.12" calcext:value-type="float">
            <text:p>583.12</text:p>
          </table:table-cell>
          <table:table-cell office:value-type="float" office:value="708.27" calcext:value-type="float">
            <text:p>708.27</text:p>
          </table:table-cell>
        </table:table-row>
        <table:table-row table:style-name="ro1">
          <table:table-cell office:value-type="float" office:value="8734043" calcext:value-type="float">
            <text:p>8734043</text:p>
          </table:table-cell>
          <table:table-cell table:formula="of:=[.A548]/1000/(60*60*24)" office:value-type="time" office:time-value="PT02H25M34.043S" calcext:value-type="time">
            <text:p>02:25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584.19" calcext:value-type="float">
            <text:p>584.19</text:p>
          </table:table-cell>
          <table:table-cell office:value-type="float" office:value="709.56" calcext:value-type="float">
            <text:p>709.56</text:p>
          </table:table-cell>
        </table:table-row>
        <table:table-row table:style-name="ro1">
          <table:table-cell office:value-type="float" office:value="8750043" calcext:value-type="float">
            <text:p>8750043</text:p>
          </table:table-cell>
          <table:table-cell table:formula="of:=[.A549]/1000/(60*60*24)" office:value-type="time" office:time-value="PT02H25M50.043S" calcext:value-type="time">
            <text:p>02:25:50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85.25" calcext:value-type="float">
            <text:p>585.25</text:p>
          </table:table-cell>
          <table:table-cell office:value-type="float" office:value="710.84" calcext:value-type="float">
            <text:p>710.84</text:p>
          </table:table-cell>
        </table:table-row>
        <table:table-row table:style-name="ro1">
          <table:table-cell office:value-type="float" office:value="8766043" calcext:value-type="float">
            <text:p>8766043</text:p>
          </table:table-cell>
          <table:table-cell table:formula="of:=[.A550]/1000/(60*60*24)" office:value-type="time" office:time-value="PT02H26M06.043S" calcext:value-type="time">
            <text:p>02:26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586.32" calcext:value-type="float">
            <text:p>586.32</text:p>
          </table:table-cell>
          <table:table-cell office:value-type="float" office:value="712.13" calcext:value-type="float">
            <text:p>712.13</text:p>
          </table:table-cell>
        </table:table-row>
        <table:table-row table:style-name="ro1">
          <table:table-cell office:value-type="float" office:value="8782043" calcext:value-type="float">
            <text:p>8782043</text:p>
          </table:table-cell>
          <table:table-cell table:formula="of:=[.A551]/1000/(60*60*24)" office:value-type="time" office:time-value="PT02H26M22.043S" calcext:value-type="time">
            <text:p>02:26:22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587.38" calcext:value-type="float">
            <text:p>587.38</text:p>
          </table:table-cell>
          <table:table-cell office:value-type="float" office:value="713.41" calcext:value-type="float">
            <text:p>713.41</text:p>
          </table:table-cell>
        </table:table-row>
        <table:table-row table:style-name="ro1">
          <table:table-cell office:value-type="float" office:value="8798043" calcext:value-type="float">
            <text:p>8798043</text:p>
          </table:table-cell>
          <table:table-cell table:formula="of:=[.A552]/1000/(60*60*24)" office:value-type="time" office:time-value="PT02H26M38.043S" calcext:value-type="time">
            <text:p>02:26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588.44" calcext:value-type="float">
            <text:p>588.44</text:p>
          </table:table-cell>
          <table:table-cell office:value-type="float" office:value="714.69" calcext:value-type="float">
            <text:p>714.69</text:p>
          </table:table-cell>
        </table:table-row>
        <table:table-row table:style-name="ro1">
          <table:table-cell office:value-type="float" office:value="8814041" calcext:value-type="float">
            <text:p>8814041</text:p>
          </table:table-cell>
          <table:table-cell table:formula="of:=[.A553]/1000/(60*60*24)" office:value-type="time" office:time-value="PT02H26M54.041S" calcext:value-type="time">
            <text:p>02:26:54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589.51" calcext:value-type="float">
            <text:p>589.51</text:p>
          </table:table-cell>
          <table:table-cell office:value-type="float" office:value="715.98" calcext:value-type="float">
            <text:p>715.98</text:p>
          </table:table-cell>
        </table:table-row>
        <table:table-row table:style-name="ro1">
          <table:table-cell office:value-type="float" office:value="8830043" calcext:value-type="float">
            <text:p>8830043</text:p>
          </table:table-cell>
          <table:table-cell table:formula="of:=[.A554]/1000/(60*60*24)" office:value-type="time" office:time-value="PT02H27M10.043S" calcext:value-type="time">
            <text:p>02:27:10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90.57" calcext:value-type="float">
            <text:p>590.57</text:p>
          </table:table-cell>
          <table:table-cell office:value-type="float" office:value="717.26" calcext:value-type="float">
            <text:p>717.26</text:p>
          </table:table-cell>
        </table:table-row>
        <table:table-row table:style-name="ro1">
          <table:table-cell office:value-type="float" office:value="8846043" calcext:value-type="float">
            <text:p>8846043</text:p>
          </table:table-cell>
          <table:table-cell table:formula="of:=[.A555]/1000/(60*60*24)" office:value-type="time" office:time-value="PT02H27M26.043S" calcext:value-type="time">
            <text:p>02:27:26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591.63" calcext:value-type="float">
            <text:p>591.63</text:p>
          </table:table-cell>
          <table:table-cell office:value-type="float" office:value="718.54" calcext:value-type="float">
            <text:p>718.54</text:p>
          </table:table-cell>
        </table:table-row>
        <table:table-row table:style-name="ro1">
          <table:table-cell office:value-type="float" office:value="8862043" calcext:value-type="float">
            <text:p>8862043</text:p>
          </table:table-cell>
          <table:table-cell table:formula="of:=[.A556]/1000/(60*60*24)" office:value-type="time" office:time-value="PT02H27M42.043S" calcext:value-type="time">
            <text:p>02:27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592.7" calcext:value-type="float">
            <text:p>592.7</text:p>
          </table:table-cell>
          <table:table-cell office:value-type="float" office:value="719.83" calcext:value-type="float">
            <text:p>719.83</text:p>
          </table:table-cell>
        </table:table-row>
        <table:table-row table:style-name="ro1">
          <table:table-cell office:value-type="float" office:value="8878043" calcext:value-type="float">
            <text:p>8878043</text:p>
          </table:table-cell>
          <table:table-cell table:formula="of:=[.A557]/1000/(60*60*24)" office:value-type="time" office:time-value="PT02H27M58.043S" calcext:value-type="time">
            <text:p>02:27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593.76" calcext:value-type="float">
            <text:p>593.76</text:p>
          </table:table-cell>
          <table:table-cell office:value-type="float" office:value="721.11" calcext:value-type="float">
            <text:p>721.11</text:p>
          </table:table-cell>
        </table:table-row>
        <table:table-row table:style-name="ro1">
          <table:table-cell office:value-type="float" office:value="8894043" calcext:value-type="float">
            <text:p>8894043</text:p>
          </table:table-cell>
          <table:table-cell table:formula="of:=[.A558]/1000/(60*60*24)" office:value-type="time" office:time-value="PT02H28M14.043S" calcext:value-type="time">
            <text:p>02:28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594.82" calcext:value-type="float">
            <text:p>594.82</text:p>
          </table:table-cell>
          <table:table-cell office:value-type="float" office:value="722.4" calcext:value-type="float">
            <text:p>722.4</text:p>
          </table:table-cell>
        </table:table-row>
        <table:table-row table:style-name="ro1">
          <table:table-cell office:value-type="float" office:value="8910043" calcext:value-type="float">
            <text:p>8910043</text:p>
          </table:table-cell>
          <table:table-cell table:formula="of:=[.A559]/1000/(60*60*24)" office:value-type="time" office:time-value="PT02H28M30.043S" calcext:value-type="time">
            <text:p>02:28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595.89" calcext:value-type="float">
            <text:p>595.89</text:p>
          </table:table-cell>
          <table:table-cell office:value-type="float" office:value="723.68" calcext:value-type="float">
            <text:p>723.68</text:p>
          </table:table-cell>
        </table:table-row>
        <table:table-row table:style-name="ro1">
          <table:table-cell office:value-type="float" office:value="8926043" calcext:value-type="float">
            <text:p>8926043</text:p>
          </table:table-cell>
          <table:table-cell table:formula="of:=[.A560]/1000/(60*60*24)" office:value-type="time" office:time-value="PT02H28M46.043S" calcext:value-type="time">
            <text:p>02:28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596.95" calcext:value-type="float">
            <text:p>596.95</text:p>
          </table:table-cell>
          <table:table-cell office:value-type="float" office:value="724.96" calcext:value-type="float">
            <text:p>724.96</text:p>
          </table:table-cell>
        </table:table-row>
        <table:table-row table:style-name="ro1">
          <table:table-cell office:value-type="float" office:value="8942043" calcext:value-type="float">
            <text:p>8942043</text:p>
          </table:table-cell>
          <table:table-cell table:formula="of:=[.A561]/1000/(60*60*24)" office:value-type="time" office:time-value="PT02H29M02.043S" calcext:value-type="time">
            <text:p>02:29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598.01" calcext:value-type="float">
            <text:p>598.01</text:p>
          </table:table-cell>
          <table:table-cell office:value-type="float" office:value="726.25" calcext:value-type="float">
            <text:p>726.25</text:p>
          </table:table-cell>
        </table:table-row>
        <table:table-row table:style-name="ro1">
          <table:table-cell office:value-type="float" office:value="8958043" calcext:value-type="float">
            <text:p>8958043</text:p>
          </table:table-cell>
          <table:table-cell table:formula="of:=[.A562]/1000/(60*60*24)" office:value-type="time" office:time-value="PT02H29M18.043S" calcext:value-type="time">
            <text:p>02:29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599.08" calcext:value-type="float">
            <text:p>599.08</text:p>
          </table:table-cell>
          <table:table-cell office:value-type="float" office:value="727.53" calcext:value-type="float">
            <text:p>727.53</text:p>
          </table:table-cell>
        </table:table-row>
        <table:table-row table:style-name="ro1">
          <table:table-cell office:value-type="float" office:value="8974043" calcext:value-type="float">
            <text:p>8974043</text:p>
          </table:table-cell>
          <table:table-cell table:formula="of:=[.A563]/1000/(60*60*24)" office:value-type="time" office:time-value="PT02H29M34.043S" calcext:value-type="time">
            <text:p>02:29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600.14" calcext:value-type="float">
            <text:p>600.14</text:p>
          </table:table-cell>
          <table:table-cell office:value-type="float" office:value="728.81" calcext:value-type="float">
            <text:p>728.81</text:p>
          </table:table-cell>
        </table:table-row>
        <table:table-row table:style-name="ro1">
          <table:table-cell office:value-type="float" office:value="8990043" calcext:value-type="float">
            <text:p>8990043</text:p>
          </table:table-cell>
          <table:table-cell table:formula="of:=[.A564]/1000/(60*60*24)" office:value-type="time" office:time-value="PT02H29M50.043S" calcext:value-type="time">
            <text:p>02:29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601.2" calcext:value-type="float">
            <text:p>601.2</text:p>
          </table:table-cell>
          <table:table-cell office:value-type="float" office:value="730.1" calcext:value-type="float">
            <text:p>730.1</text:p>
          </table:table-cell>
        </table:table-row>
        <table:table-row table:style-name="ro1">
          <table:table-cell office:value-type="float" office:value="9006043" calcext:value-type="float">
            <text:p>9006043</text:p>
          </table:table-cell>
          <table:table-cell table:formula="of:=[.A565]/1000/(60*60*24)" office:value-type="time" office:time-value="PT02H30M06.043S" calcext:value-type="time">
            <text:p>02:30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602.27" calcext:value-type="float">
            <text:p>602.27</text:p>
          </table:table-cell>
          <table:table-cell office:value-type="float" office:value="731.38" calcext:value-type="float">
            <text:p>731.38</text:p>
          </table:table-cell>
        </table:table-row>
        <table:table-row table:style-name="ro1">
          <table:table-cell office:value-type="float" office:value="9022043" calcext:value-type="float">
            <text:p>9022043</text:p>
          </table:table-cell>
          <table:table-cell table:formula="of:=[.A566]/1000/(60*60*24)" office:value-type="time" office:time-value="PT02H30M22.043S" calcext:value-type="time">
            <text:p>02:30:22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603.33" calcext:value-type="float">
            <text:p>603.33</text:p>
          </table:table-cell>
          <table:table-cell office:value-type="float" office:value="732.66" calcext:value-type="float">
            <text:p>732.66</text:p>
          </table:table-cell>
        </table:table-row>
        <table:table-row table:style-name="ro1">
          <table:table-cell office:value-type="float" office:value="9038043" calcext:value-type="float">
            <text:p>9038043</text:p>
          </table:table-cell>
          <table:table-cell table:formula="of:=[.A567]/1000/(60*60*24)" office:value-type="time" office:time-value="PT02H30M38.043S" calcext:value-type="time">
            <text:p>02:30:38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604.39" calcext:value-type="float">
            <text:p>604.39</text:p>
          </table:table-cell>
          <table:table-cell office:value-type="float" office:value="733.95" calcext:value-type="float">
            <text:p>733.95</text:p>
          </table:table-cell>
        </table:table-row>
        <table:table-row table:style-name="ro1">
          <table:table-cell office:value-type="float" office:value="9054041" calcext:value-type="float">
            <text:p>9054041</text:p>
          </table:table-cell>
          <table:table-cell table:formula="of:=[.A568]/1000/(60*60*24)" office:value-type="time" office:time-value="PT02H30M54.041S" calcext:value-type="time">
            <text:p>02:30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605.46" calcext:value-type="float">
            <text:p>605.46</text:p>
          </table:table-cell>
          <table:table-cell office:value-type="float" office:value="735.23" calcext:value-type="float">
            <text:p>735.23</text:p>
          </table:table-cell>
        </table:table-row>
        <table:table-row table:style-name="ro1">
          <table:table-cell office:value-type="float" office:value="9070043" calcext:value-type="float">
            <text:p>9070043</text:p>
          </table:table-cell>
          <table:table-cell table:formula="of:=[.A569]/1000/(60*60*24)" office:value-type="time" office:time-value="PT02H31M10.043S" calcext:value-type="time">
            <text:p>02:31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606.52" calcext:value-type="float">
            <text:p>606.52</text:p>
          </table:table-cell>
          <table:table-cell office:value-type="float" office:value="736.51" calcext:value-type="float">
            <text:p>736.51</text:p>
          </table:table-cell>
        </table:table-row>
        <table:table-row table:style-name="ro1">
          <table:table-cell office:value-type="float" office:value="9086041" calcext:value-type="float">
            <text:p>9086041</text:p>
          </table:table-cell>
          <table:table-cell table:formula="of:=[.A570]/1000/(60*60*24)" office:value-type="time" office:time-value="PT02H31M26.041S" calcext:value-type="time">
            <text:p>02:31:26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607.58" calcext:value-type="float">
            <text:p>607.58</text:p>
          </table:table-cell>
          <table:table-cell office:value-type="float" office:value="737.8" calcext:value-type="float">
            <text:p>737.8</text:p>
          </table:table-cell>
        </table:table-row>
        <table:table-row table:style-name="ro1">
          <table:table-cell office:value-type="float" office:value="9102043" calcext:value-type="float">
            <text:p>9102043</text:p>
          </table:table-cell>
          <table:table-cell table:formula="of:=[.A571]/1000/(60*60*24)" office:value-type="time" office:time-value="PT02H31M42.043S" calcext:value-type="time">
            <text:p>02:31:42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608.65" calcext:value-type="float">
            <text:p>608.65</text:p>
          </table:table-cell>
          <table:table-cell office:value-type="float" office:value="739.08" calcext:value-type="float">
            <text:p>739.08</text:p>
          </table:table-cell>
        </table:table-row>
        <table:table-row table:style-name="ro1">
          <table:table-cell office:value-type="float" office:value="9118043" calcext:value-type="float">
            <text:p>9118043</text:p>
          </table:table-cell>
          <table:table-cell table:formula="of:=[.A572]/1000/(60*60*24)" office:value-type="time" office:time-value="PT02H31M58.043S" calcext:value-type="time">
            <text:p>02:31:58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609.71" calcext:value-type="float">
            <text:p>609.71</text:p>
          </table:table-cell>
          <table:table-cell office:value-type="float" office:value="740.36" calcext:value-type="float">
            <text:p>740.36</text:p>
          </table:table-cell>
        </table:table-row>
        <table:table-row table:style-name="ro1">
          <table:table-cell office:value-type="float" office:value="9134043" calcext:value-type="float">
            <text:p>9134043</text:p>
          </table:table-cell>
          <table:table-cell table:formula="of:=[.A573]/1000/(60*60*24)" office:value-type="time" office:time-value="PT02H32M14.043S" calcext:value-type="time">
            <text:p>02:32:14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610.77" calcext:value-type="float">
            <text:p>610.77</text:p>
          </table:table-cell>
          <table:table-cell office:value-type="float" office:value="741.65" calcext:value-type="float">
            <text:p>741.65</text:p>
          </table:table-cell>
        </table:table-row>
        <table:table-row table:style-name="ro1">
          <table:table-cell office:value-type="float" office:value="9150043" calcext:value-type="float">
            <text:p>9150043</text:p>
          </table:table-cell>
          <table:table-cell table:formula="of:=[.A574]/1000/(60*60*24)" office:value-type="time" office:time-value="PT02H32M30.043S" calcext:value-type="time">
            <text:p>02:32:30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611.84" calcext:value-type="float">
            <text:p>611.84</text:p>
          </table:table-cell>
          <table:table-cell office:value-type="float" office:value="742.93" calcext:value-type="float">
            <text:p>742.93</text:p>
          </table:table-cell>
        </table:table-row>
        <table:table-row table:style-name="ro1">
          <table:table-cell office:value-type="float" office:value="9166043" calcext:value-type="float">
            <text:p>9166043</text:p>
          </table:table-cell>
          <table:table-cell table:formula="of:=[.A575]/1000/(60*60*24)" office:value-type="time" office:time-value="PT02H32M46.043S" calcext:value-type="time">
            <text:p>02:32:46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612.9" calcext:value-type="float">
            <text:p>612.9</text:p>
          </table:table-cell>
          <table:table-cell office:value-type="float" office:value="744.21" calcext:value-type="float">
            <text:p>744.21</text:p>
          </table:table-cell>
        </table:table-row>
        <table:table-row table:style-name="ro1">
          <table:table-cell office:value-type="float" office:value="9182043" calcext:value-type="float">
            <text:p>9182043</text:p>
          </table:table-cell>
          <table:table-cell table:formula="of:=[.A576]/1000/(60*60*24)" office:value-type="time" office:time-value="PT02H33M02.043S" calcext:value-type="time">
            <text:p>02:33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613.96" calcext:value-type="float">
            <text:p>613.96</text:p>
          </table:table-cell>
          <table:table-cell office:value-type="float" office:value="745.49" calcext:value-type="float">
            <text:p>745.49</text:p>
          </table:table-cell>
        </table:table-row>
        <table:table-row table:style-name="ro1">
          <table:table-cell office:value-type="float" office:value="9198043" calcext:value-type="float">
            <text:p>9198043</text:p>
          </table:table-cell>
          <table:table-cell table:formula="of:=[.A577]/1000/(60*60*24)" office:value-type="time" office:time-value="PT02H33M18.043S" calcext:value-type="time">
            <text:p>02:33:18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615.03" calcext:value-type="float">
            <text:p>615.03</text:p>
          </table:table-cell>
          <table:table-cell office:value-type="float" office:value="746.77" calcext:value-type="float">
            <text:p>746.77</text:p>
          </table:table-cell>
        </table:table-row>
        <table:table-row table:style-name="ro1">
          <table:table-cell office:value-type="float" office:value="9214043" calcext:value-type="float">
            <text:p>9214043</text:p>
          </table:table-cell>
          <table:table-cell table:formula="of:=[.A578]/1000/(60*60*24)" office:value-type="time" office:time-value="PT02H33M34.043S" calcext:value-type="time">
            <text:p>02:33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616.09" calcext:value-type="float">
            <text:p>616.09</text:p>
          </table:table-cell>
          <table:table-cell office:value-type="float" office:value="748.06" calcext:value-type="float">
            <text:p>748.06</text:p>
          </table:table-cell>
        </table:table-row>
        <table:table-row table:style-name="ro1">
          <table:table-cell office:value-type="float" office:value="9230043" calcext:value-type="float">
            <text:p>9230043</text:p>
          </table:table-cell>
          <table:table-cell table:formula="of:=[.A579]/1000/(60*60*24)" office:value-type="time" office:time-value="PT02H33M50.043S" calcext:value-type="time">
            <text:p>02:33:50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617.15" calcext:value-type="float">
            <text:p>617.15</text:p>
          </table:table-cell>
          <table:table-cell office:value-type="float" office:value="749.34" calcext:value-type="float">
            <text:p>749.34</text:p>
          </table:table-cell>
        </table:table-row>
        <table:table-row table:style-name="ro1">
          <table:table-cell office:value-type="float" office:value="9246043" calcext:value-type="float">
            <text:p>9246043</text:p>
          </table:table-cell>
          <table:table-cell table:formula="of:=[.A580]/1000/(60*60*24)" office:value-type="time" office:time-value="PT02H34M06.043S" calcext:value-type="time">
            <text:p>02:34:06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618.22" calcext:value-type="float">
            <text:p>618.22</text:p>
          </table:table-cell>
          <table:table-cell office:value-type="float" office:value="750.62" calcext:value-type="float">
            <text:p>750.62</text:p>
          </table:table-cell>
        </table:table-row>
        <table:table-row table:style-name="ro1">
          <table:table-cell office:value-type="float" office:value="9262043" calcext:value-type="float">
            <text:p>9262043</text:p>
          </table:table-cell>
          <table:table-cell table:formula="of:=[.A581]/1000/(60*60*24)" office:value-type="time" office:time-value="PT02H34M22.043S" calcext:value-type="time">
            <text:p>02:34:22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619.28" calcext:value-type="float">
            <text:p>619.28</text:p>
          </table:table-cell>
          <table:table-cell office:value-type="float" office:value="751.9" calcext:value-type="float">
            <text:p>751.9</text:p>
          </table:table-cell>
        </table:table-row>
        <table:table-row table:style-name="ro1">
          <table:table-cell office:value-type="float" office:value="9278043" calcext:value-type="float">
            <text:p>9278043</text:p>
          </table:table-cell>
          <table:table-cell table:formula="of:=[.A582]/1000/(60*60*24)" office:value-type="time" office:time-value="PT02H34M38.043S" calcext:value-type="time">
            <text:p>02:34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620.34" calcext:value-type="float">
            <text:p>620.34</text:p>
          </table:table-cell>
          <table:table-cell office:value-type="float" office:value="753.19" calcext:value-type="float">
            <text:p>753.19</text:p>
          </table:table-cell>
        </table:table-row>
        <table:table-row table:style-name="ro1">
          <table:table-cell office:value-type="float" office:value="9294043" calcext:value-type="float">
            <text:p>9294043</text:p>
          </table:table-cell>
          <table:table-cell table:formula="of:=[.A583]/1000/(60*60*24)" office:value-type="time" office:time-value="PT02H34M54.043S" calcext:value-type="time">
            <text:p>02:34:54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621.41" calcext:value-type="float">
            <text:p>621.41</text:p>
          </table:table-cell>
          <table:table-cell office:value-type="float" office:value="754.47" calcext:value-type="float">
            <text:p>754.47</text:p>
          </table:table-cell>
        </table:table-row>
        <table:table-row table:style-name="ro1">
          <table:table-cell office:value-type="float" office:value="9310043" calcext:value-type="float">
            <text:p>9310043</text:p>
          </table:table-cell>
          <table:table-cell table:formula="of:=[.A584]/1000/(60*60*24)" office:value-type="time" office:time-value="PT02H35M10.043S" calcext:value-type="time">
            <text:p>02:35:1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622.47" calcext:value-type="float">
            <text:p>622.47</text:p>
          </table:table-cell>
          <table:table-cell office:value-type="float" office:value="755.75" calcext:value-type="float">
            <text:p>755.75</text:p>
          </table:table-cell>
        </table:table-row>
        <table:table-row table:style-name="ro1">
          <table:table-cell office:value-type="float" office:value="9326043" calcext:value-type="float">
            <text:p>9326043</text:p>
          </table:table-cell>
          <table:table-cell table:formula="of:=[.A585]/1000/(60*60*24)" office:value-type="time" office:time-value="PT02H35M26.043S" calcext:value-type="time">
            <text:p>02:35:26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623.53" calcext:value-type="float">
            <text:p>623.53</text:p>
          </table:table-cell>
          <table:table-cell office:value-type="float" office:value="757.03" calcext:value-type="float">
            <text:p>757.03</text:p>
          </table:table-cell>
        </table:table-row>
        <table:table-row table:style-name="ro1">
          <table:table-cell office:value-type="float" office:value="9342043" calcext:value-type="float">
            <text:p>9342043</text:p>
          </table:table-cell>
          <table:table-cell table:formula="of:=[.A586]/1000/(60*60*24)" office:value-type="time" office:time-value="PT02H35M42.043S" calcext:value-type="time">
            <text:p>02:35:42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624.6" calcext:value-type="float">
            <text:p>624.6</text:p>
          </table:table-cell>
          <table:table-cell office:value-type="float" office:value="758.31" calcext:value-type="float">
            <text:p>758.31</text:p>
          </table:table-cell>
        </table:table-row>
        <table:table-row table:style-name="ro1">
          <table:table-cell office:value-type="float" office:value="9358043" calcext:value-type="float">
            <text:p>9358043</text:p>
          </table:table-cell>
          <table:table-cell table:formula="of:=[.A587]/1000/(60*60*24)" office:value-type="time" office:time-value="PT02H35M58.043S" calcext:value-type="time">
            <text:p>02:35:5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625.66" calcext:value-type="float">
            <text:p>625.66</text:p>
          </table:table-cell>
          <table:table-cell office:value-type="float" office:value="759.59" calcext:value-type="float">
            <text:p>759.59</text:p>
          </table:table-cell>
        </table:table-row>
        <table:table-row table:style-name="ro1">
          <table:table-cell office:value-type="float" office:value="9374043" calcext:value-type="float">
            <text:p>9374043</text:p>
          </table:table-cell>
          <table:table-cell table:formula="of:=[.A588]/1000/(60*60*24)" office:value-type="time" office:time-value="PT02H36M14.043S" calcext:value-type="time">
            <text:p>02:36:1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626.72" calcext:value-type="float">
            <text:p>626.72</text:p>
          </table:table-cell>
          <table:table-cell office:value-type="float" office:value="760.87" calcext:value-type="float">
            <text:p>760.87</text:p>
          </table:table-cell>
        </table:table-row>
        <table:table-row table:style-name="ro1">
          <table:table-cell office:value-type="float" office:value="9390043" calcext:value-type="float">
            <text:p>9390043</text:p>
          </table:table-cell>
          <table:table-cell table:formula="of:=[.A589]/1000/(60*60*24)" office:value-type="time" office:time-value="PT02H36M30.043S" calcext:value-type="time">
            <text:p>02:36:3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627.78" calcext:value-type="float">
            <text:p>627.78</text:p>
          </table:table-cell>
          <table:table-cell office:value-type="float" office:value="762.16" calcext:value-type="float">
            <text:p>762.16</text:p>
          </table:table-cell>
        </table:table-row>
        <table:table-row table:style-name="ro1">
          <table:table-cell office:value-type="float" office:value="9406043" calcext:value-type="float">
            <text:p>9406043</text:p>
          </table:table-cell>
          <table:table-cell table:formula="of:=[.A590]/1000/(60*60*24)" office:value-type="time" office:time-value="PT02H36M46.043S" calcext:value-type="time">
            <text:p>02:36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628.85" calcext:value-type="float">
            <text:p>628.85</text:p>
          </table:table-cell>
          <table:table-cell office:value-type="float" office:value="763.44" calcext:value-type="float">
            <text:p>763.44</text:p>
          </table:table-cell>
        </table:table-row>
        <table:table-row table:style-name="ro1">
          <table:table-cell office:value-type="float" office:value="9422043" calcext:value-type="float">
            <text:p>9422043</text:p>
          </table:table-cell>
          <table:table-cell table:formula="of:=[.A591]/1000/(60*60*24)" office:value-type="time" office:time-value="PT02H37M02.043S" calcext:value-type="time">
            <text:p>02:37:0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629.91" calcext:value-type="float">
            <text:p>629.91</text:p>
          </table:table-cell>
          <table:table-cell office:value-type="float" office:value="764.72" calcext:value-type="float">
            <text:p>764.72</text:p>
          </table:table-cell>
        </table:table-row>
        <table:table-row table:style-name="ro1">
          <table:table-cell office:value-type="float" office:value="9438043" calcext:value-type="float">
            <text:p>9438043</text:p>
          </table:table-cell>
          <table:table-cell table:formula="of:=[.A592]/1000/(60*60*24)" office:value-type="time" office:time-value="PT02H37M18.043S" calcext:value-type="time">
            <text:p>02:37:18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630.97" calcext:value-type="float">
            <text:p>630.97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9454043" calcext:value-type="float">
            <text:p>9454043</text:p>
          </table:table-cell>
          <table:table-cell table:formula="of:=[.A593]/1000/(60*60*24)" office:value-type="time" office:time-value="PT02H37M34.043S" calcext:value-type="time">
            <text:p>02:37:34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632.03" calcext:value-type="float">
            <text:p>632.03</text:p>
          </table:table-cell>
          <table:table-cell office:value-type="float" office:value="767.28" calcext:value-type="float">
            <text:p>767.28</text:p>
          </table:table-cell>
        </table:table-row>
        <table:table-row table:style-name="ro1">
          <table:table-cell office:value-type="float" office:value="9470043" calcext:value-type="float">
            <text:p>9470043</text:p>
          </table:table-cell>
          <table:table-cell table:formula="of:=[.A594]/1000/(60*60*24)" office:value-type="time" office:time-value="PT02H37M50.043S" calcext:value-type="time">
            <text:p>02:37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633.1" calcext:value-type="float">
            <text:p>633.1</text:p>
          </table:table-cell>
          <table:table-cell office:value-type="float" office:value="768.56" calcext:value-type="float">
            <text:p>768.56</text:p>
          </table:table-cell>
        </table:table-row>
        <table:table-row table:style-name="ro1">
          <table:table-cell office:value-type="float" office:value="9486043" calcext:value-type="float">
            <text:p>9486043</text:p>
          </table:table-cell>
          <table:table-cell table:formula="of:=[.A595]/1000/(60*60*24)" office:value-type="time" office:time-value="PT02H38M06.043S" calcext:value-type="time">
            <text:p>02:38:06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634.16" calcext:value-type="float">
            <text:p>634.16</text:p>
          </table:table-cell>
          <table:table-cell office:value-type="float" office:value="769.84" calcext:value-type="float">
            <text:p>769.84</text:p>
          </table:table-cell>
        </table:table-row>
        <table:table-row table:style-name="ro1">
          <table:table-cell office:value-type="float" office:value="9502043" calcext:value-type="float">
            <text:p>9502043</text:p>
          </table:table-cell>
          <table:table-cell table:formula="of:=[.A596]/1000/(60*60*24)" office:value-type="time" office:time-value="PT02H38M22.043S" calcext:value-type="time">
            <text:p>02:38:2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635.22" calcext:value-type="float">
            <text:p>635.22</text:p>
          </table:table-cell>
          <table:table-cell office:value-type="float" office:value="771.12" calcext:value-type="float">
            <text:p>771.12</text:p>
          </table:table-cell>
        </table:table-row>
        <table:table-row table:style-name="ro1">
          <table:table-cell office:value-type="float" office:value="9518043" calcext:value-type="float">
            <text:p>9518043</text:p>
          </table:table-cell>
          <table:table-cell table:formula="of:=[.A597]/1000/(60*60*24)" office:value-type="time" office:time-value="PT02H38M38.043S" calcext:value-type="time">
            <text:p>02:38:38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636.28" calcext:value-type="float">
            <text:p>636.28</text:p>
          </table:table-cell>
          <table:table-cell office:value-type="float" office:value="772.4" calcext:value-type="float">
            <text:p>772.4</text:p>
          </table:table-cell>
        </table:table-row>
        <table:table-row table:style-name="ro1">
          <table:table-cell office:value-type="float" office:value="9534043" calcext:value-type="float">
            <text:p>9534043</text:p>
          </table:table-cell>
          <table:table-cell table:formula="of:=[.A598]/1000/(60*60*24)" office:value-type="time" office:time-value="PT02H38M54.043S" calcext:value-type="time">
            <text:p>02:38:5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37.35" calcext:value-type="float">
            <text:p>637.35</text:p>
          </table:table-cell>
          <table:table-cell office:value-type="float" office:value="773.68" calcext:value-type="float">
            <text:p>773.68</text:p>
          </table:table-cell>
        </table:table-row>
        <table:table-row table:style-name="ro1">
          <table:table-cell office:value-type="float" office:value="9550043" calcext:value-type="float">
            <text:p>9550043</text:p>
          </table:table-cell>
          <table:table-cell table:formula="of:=[.A599]/1000/(60*60*24)" office:value-type="time" office:time-value="PT02H39M10.043S" calcext:value-type="time">
            <text:p>02:39:10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638.41" calcext:value-type="float">
            <text:p>638.41</text:p>
          </table:table-cell>
          <table:table-cell office:value-type="float" office:value="774.96" calcext:value-type="float">
            <text:p>774.96</text:p>
          </table:table-cell>
        </table:table-row>
        <table:table-row table:style-name="ro1">
          <table:table-cell office:value-type="float" office:value="9566043" calcext:value-type="float">
            <text:p>9566043</text:p>
          </table:table-cell>
          <table:table-cell table:formula="of:=[.A600]/1000/(60*60*24)" office:value-type="time" office:time-value="PT02H39M26.043S" calcext:value-type="time">
            <text:p>02:39:26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639.47" calcext:value-type="float">
            <text:p>639.47</text:p>
          </table:table-cell>
          <table:table-cell office:value-type="float" office:value="776.24" calcext:value-type="float">
            <text:p>776.24</text:p>
          </table:table-cell>
        </table:table-row>
        <table:table-row table:style-name="ro1">
          <table:table-cell office:value-type="float" office:value="9582043" calcext:value-type="float">
            <text:p>9582043</text:p>
          </table:table-cell>
          <table:table-cell table:formula="of:=[.A601]/1000/(60*60*24)" office:value-type="time" office:time-value="PT02H39M42.043S" calcext:value-type="time">
            <text:p>02:39:4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40.53" calcext:value-type="float">
            <text:p>640.53</text:p>
          </table:table-cell>
          <table:table-cell office:value-type="float" office:value="777.52" calcext:value-type="float">
            <text:p>777.52</text:p>
          </table:table-cell>
        </table:table-row>
        <table:table-row table:style-name="ro1">
          <table:table-cell office:value-type="float" office:value="9598043" calcext:value-type="float">
            <text:p>9598043</text:p>
          </table:table-cell>
          <table:table-cell table:formula="of:=[.A602]/1000/(60*60*24)" office:value-type="time" office:time-value="PT02H39M58.043S" calcext:value-type="time">
            <text:p>02:39:5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41.6" calcext:value-type="float">
            <text:p>641.6</text:p>
          </table:table-cell>
          <table:table-cell office:value-type="float" office:value="778.8" calcext:value-type="float">
            <text:p>778.8</text:p>
          </table:table-cell>
        </table:table-row>
        <table:table-row table:style-name="ro1">
          <table:table-cell office:value-type="float" office:value="9614043" calcext:value-type="float">
            <text:p>9614043</text:p>
          </table:table-cell>
          <table:table-cell table:formula="of:=[.A603]/1000/(60*60*24)" office:value-type="time" office:time-value="PT02H40M14.043S" calcext:value-type="time">
            <text:p>02:40:14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642.66" calcext:value-type="float">
            <text:p>642.66</text:p>
          </table:table-cell>
          <table:table-cell office:value-type="float" office:value="780.08" calcext:value-type="float">
            <text:p>780.08</text:p>
          </table:table-cell>
        </table:table-row>
        <table:table-row table:style-name="ro1">
          <table:table-cell office:value-type="float" office:value="9630043" calcext:value-type="float">
            <text:p>9630043</text:p>
          </table:table-cell>
          <table:table-cell table:formula="of:=[.A604]/1000/(60*60*24)" office:value-type="time" office:time-value="PT02H40M30.043S" calcext:value-type="time">
            <text:p>02:40:30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43.72" calcext:value-type="float">
            <text:p>643.72</text:p>
          </table:table-cell>
          <table:table-cell office:value-type="float" office:value="781.36" calcext:value-type="float">
            <text:p>781.36</text:p>
          </table:table-cell>
        </table:table-row>
        <table:table-row table:style-name="ro1">
          <table:table-cell office:value-type="float" office:value="9646043" calcext:value-type="float">
            <text:p>9646043</text:p>
          </table:table-cell>
          <table:table-cell table:formula="of:=[.A605]/1000/(60*60*24)" office:value-type="time" office:time-value="PT02H40M46.043S" calcext:value-type="time">
            <text:p>02:40:46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644.78" calcext:value-type="float">
            <text:p>644.78</text:p>
          </table:table-cell>
          <table:table-cell office:value-type="float" office:value="782.65" calcext:value-type="float">
            <text:p>782.65</text:p>
          </table:table-cell>
        </table:table-row>
        <table:table-row table:style-name="ro1">
          <table:table-cell office:value-type="float" office:value="9662043" calcext:value-type="float">
            <text:p>9662043</text:p>
          </table:table-cell>
          <table:table-cell table:formula="of:=[.A606]/1000/(60*60*24)" office:value-type="time" office:time-value="PT02H41M02.043S" calcext:value-type="time">
            <text:p>02:41:0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45.85" calcext:value-type="float">
            <text:p>645.85</text:p>
          </table:table-cell>
          <table:table-cell office:value-type="float" office:value="783.93" calcext:value-type="float">
            <text:p>783.93</text:p>
          </table:table-cell>
        </table:table-row>
        <table:table-row table:style-name="ro1">
          <table:table-cell office:value-type="float" office:value="9678043" calcext:value-type="float">
            <text:p>9678043</text:p>
          </table:table-cell>
          <table:table-cell table:formula="of:=[.A607]/1000/(60*60*24)" office:value-type="time" office:time-value="PT02H41M18.043S" calcext:value-type="time">
            <text:p>02:41:1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646.91" calcext:value-type="float">
            <text:p>646.91</text:p>
          </table:table-cell>
          <table:table-cell office:value-type="float" office:value="785.2" calcext:value-type="float">
            <text:p>785.2</text:p>
          </table:table-cell>
        </table:table-row>
        <table:table-row table:style-name="ro1">
          <table:table-cell office:value-type="float" office:value="9694043" calcext:value-type="float">
            <text:p>9694043</text:p>
          </table:table-cell>
          <table:table-cell table:formula="of:=[.A608]/1000/(60*60*24)" office:value-type="time" office:time-value="PT02H41M34.043S" calcext:value-type="time">
            <text:p>02:41:3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647.97" calcext:value-type="float">
            <text:p>647.97</text:p>
          </table:table-cell>
          <table:table-cell office:value-type="float" office:value="786.48" calcext:value-type="float">
            <text:p>786.48</text:p>
          </table:table-cell>
        </table:table-row>
        <table:table-row table:style-name="ro1">
          <table:table-cell office:value-type="float" office:value="9710043" calcext:value-type="float">
            <text:p>9710043</text:p>
          </table:table-cell>
          <table:table-cell table:formula="of:=[.A609]/1000/(60*60*24)" office:value-type="time" office:time-value="PT02H41M50.043S" calcext:value-type="time">
            <text:p>02:41:50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649.03" calcext:value-type="float">
            <text:p>649.03</text:p>
          </table:table-cell>
          <table:table-cell office:value-type="float" office:value="787.76" calcext:value-type="float">
            <text:p>787.76</text:p>
          </table:table-cell>
        </table:table-row>
        <table:table-row table:style-name="ro1">
          <table:table-cell office:value-type="float" office:value="9726043" calcext:value-type="float">
            <text:p>9726043</text:p>
          </table:table-cell>
          <table:table-cell table:formula="of:=[.A610]/1000/(60*60*24)" office:value-type="time" office:time-value="PT02H42M06.043S" calcext:value-type="time">
            <text:p>02:42:0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50.1" calcext:value-type="float">
            <text:p>650.1</text:p>
          </table:table-cell>
          <table:table-cell office:value-type="float" office:value="789.04" calcext:value-type="float">
            <text:p>789.04</text:p>
          </table:table-cell>
        </table:table-row>
        <table:table-row table:style-name="ro1">
          <table:table-cell office:value-type="float" office:value="9742043" calcext:value-type="float">
            <text:p>9742043</text:p>
          </table:table-cell>
          <table:table-cell table:formula="of:=[.A611]/1000/(60*60*24)" office:value-type="time" office:time-value="PT02H42M22.043S" calcext:value-type="time">
            <text:p>02:42:2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51.16" calcext:value-type="float">
            <text:p>651.16</text:p>
          </table:table-cell>
          <table:table-cell office:value-type="float" office:value="790.32" calcext:value-type="float">
            <text:p>790.32</text:p>
          </table:table-cell>
        </table:table-row>
        <table:table-row table:style-name="ro1">
          <table:table-cell office:value-type="float" office:value="9758043" calcext:value-type="float">
            <text:p>9758043</text:p>
          </table:table-cell>
          <table:table-cell table:formula="of:=[.A612]/1000/(60*60*24)" office:value-type="time" office:time-value="PT02H42M38.043S" calcext:value-type="time">
            <text:p>02:42:3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52.22" calcext:value-type="float">
            <text:p>652.22</text:p>
          </table:table-cell>
          <table:table-cell office:value-type="float" office:value="791.6" calcext:value-type="float">
            <text:p>791.6</text:p>
          </table:table-cell>
        </table:table-row>
        <table:table-row table:style-name="ro1">
          <table:table-cell office:value-type="float" office:value="9774043" calcext:value-type="float">
            <text:p>9774043</text:p>
          </table:table-cell>
          <table:table-cell table:formula="of:=[.A613]/1000/(60*60*24)" office:value-type="time" office:time-value="PT02H42M54.043S" calcext:value-type="time">
            <text:p>02:42:5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53.28" calcext:value-type="float">
            <text:p>653.28</text:p>
          </table:table-cell>
          <table:table-cell office:value-type="float" office:value="792.88" calcext:value-type="float">
            <text:p>792.88</text:p>
          </table:table-cell>
        </table:table-row>
        <table:table-row table:style-name="ro1">
          <table:table-cell office:value-type="float" office:value="9790043" calcext:value-type="float">
            <text:p>9790043</text:p>
          </table:table-cell>
          <table:table-cell table:formula="of:=[.A614]/1000/(60*60*24)" office:value-type="time" office:time-value="PT02H43M10.043S" calcext:value-type="time">
            <text:p>02:43:10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54.35" calcext:value-type="float">
            <text:p>654.35</text:p>
          </table:table-cell>
          <table:table-cell office:value-type="float" office:value="794.16" calcext:value-type="float">
            <text:p>794.16</text:p>
          </table:table-cell>
        </table:table-row>
        <table:table-row table:style-name="ro1">
          <table:table-cell office:value-type="float" office:value="9806043" calcext:value-type="float">
            <text:p>9806043</text:p>
          </table:table-cell>
          <table:table-cell table:formula="of:=[.A615]/1000/(60*60*24)" office:value-type="time" office:time-value="PT02H43M26.043S" calcext:value-type="time">
            <text:p>02:43:2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55.41" calcext:value-type="float">
            <text:p>655.41</text:p>
          </table:table-cell>
          <table:table-cell office:value-type="float" office:value="795.44" calcext:value-type="float">
            <text:p>795.44</text:p>
          </table:table-cell>
        </table:table-row>
        <table:table-row table:style-name="ro1">
          <table:table-cell office:value-type="float" office:value="9822043" calcext:value-type="float">
            <text:p>9822043</text:p>
          </table:table-cell>
          <table:table-cell table:formula="of:=[.A616]/1000/(60*60*24)" office:value-type="time" office:time-value="PT02H43M42.043S" calcext:value-type="time">
            <text:p>02:43:4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56.47" calcext:value-type="float">
            <text:p>656.47</text:p>
          </table:table-cell>
          <table:table-cell office:value-type="float" office:value="796.72" calcext:value-type="float">
            <text:p>796.72</text:p>
          </table:table-cell>
        </table:table-row>
        <table:table-row table:style-name="ro1">
          <table:table-cell office:value-type="float" office:value="9838043" calcext:value-type="float">
            <text:p>9838043</text:p>
          </table:table-cell>
          <table:table-cell table:formula="of:=[.A617]/1000/(60*60*24)" office:value-type="time" office:time-value="PT02H43M58.043S" calcext:value-type="time">
            <text:p>02:43:5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57.53" calcext:value-type="float">
            <text:p>657.5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9854043" calcext:value-type="float">
            <text:p>9854043</text:p>
          </table:table-cell>
          <table:table-cell table:formula="of:=[.A618]/1000/(60*60*24)" office:value-type="time" office:time-value="PT02H44M14.043S" calcext:value-type="time">
            <text:p>02:44:1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58.6" calcext:value-type="float">
            <text:p>658.6</text:p>
          </table:table-cell>
          <table:table-cell office:value-type="float" office:value="799.28" calcext:value-type="float">
            <text:p>799.28</text:p>
          </table:table-cell>
        </table:table-row>
        <table:table-row table:style-name="ro1">
          <table:table-cell office:value-type="float" office:value="9870043" calcext:value-type="float">
            <text:p>9870043</text:p>
          </table:table-cell>
          <table:table-cell table:formula="of:=[.A619]/1000/(60*60*24)" office:value-type="time" office:time-value="PT02H44M30.043S" calcext:value-type="time">
            <text:p>02:44:30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659.66" calcext:value-type="float">
            <text:p>659.66</text:p>
          </table:table-cell>
          <table:table-cell office:value-type="float" office:value="800.56" calcext:value-type="float">
            <text:p>800.56</text:p>
          </table:table-cell>
        </table:table-row>
        <table:table-row table:style-name="ro1">
          <table:table-cell office:value-type="float" office:value="9886043" calcext:value-type="float">
            <text:p>9886043</text:p>
          </table:table-cell>
          <table:table-cell table:formula="of:=[.A620]/1000/(60*60*24)" office:value-type="time" office:time-value="PT02H44M46.043S" calcext:value-type="time">
            <text:p>02:44:4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60.72" calcext:value-type="float">
            <text:p>660.72</text:p>
          </table:table-cell>
          <table:table-cell office:value-type="float" office:value="801.84" calcext:value-type="float">
            <text:p>801.84</text:p>
          </table:table-cell>
        </table:table-row>
        <table:table-row table:style-name="ro1">
          <table:table-cell office:value-type="float" office:value="9902043" calcext:value-type="float">
            <text:p>9902043</text:p>
          </table:table-cell>
          <table:table-cell table:formula="of:=[.A621]/1000/(60*60*24)" office:value-type="time" office:time-value="PT02H45M02.043S" calcext:value-type="time">
            <text:p>02:45:02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661.78" calcext:value-type="float">
            <text:p>661.78</text:p>
          </table:table-cell>
          <table:table-cell office:value-type="float" office:value="803.12" calcext:value-type="float">
            <text:p>803.12</text:p>
          </table:table-cell>
        </table:table-row>
        <table:table-row table:style-name="ro1">
          <table:table-cell office:value-type="float" office:value="9918043" calcext:value-type="float">
            <text:p>9918043</text:p>
          </table:table-cell>
          <table:table-cell table:formula="of:=[.A622]/1000/(60*60*24)" office:value-type="time" office:time-value="PT02H45M18.043S" calcext:value-type="time">
            <text:p>02:45:1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62.85" calcext:value-type="float">
            <text:p>662.85</text:p>
          </table:table-cell>
          <table:table-cell office:value-type="float" office:value="804.4" calcext:value-type="float">
            <text:p>804.4</text:p>
          </table:table-cell>
        </table:table-row>
        <table:table-row table:style-name="ro1">
          <table:table-cell office:value-type="float" office:value="9934043" calcext:value-type="float">
            <text:p>9934043</text:p>
          </table:table-cell>
          <table:table-cell table:formula="of:=[.A623]/1000/(60*60*24)" office:value-type="time" office:time-value="PT02H45M34.043S" calcext:value-type="time">
            <text:p>02:45:3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63.91" calcext:value-type="float">
            <text:p>663.91</text:p>
          </table:table-cell>
          <table:table-cell office:value-type="float" office:value="805.68" calcext:value-type="float">
            <text:p>805.68</text:p>
          </table:table-cell>
        </table:table-row>
        <table:table-row table:style-name="ro1">
          <table:table-cell office:value-type="float" office:value="9950043" calcext:value-type="float">
            <text:p>9950043</text:p>
          </table:table-cell>
          <table:table-cell table:formula="of:=[.A624]/1000/(60*60*24)" office:value-type="time" office:time-value="PT02H45M50.043S" calcext:value-type="time">
            <text:p>02:45:50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64.97" calcext:value-type="float">
            <text:p>664.97</text:p>
          </table:table-cell>
          <table:table-cell office:value-type="float" office:value="806.96" calcext:value-type="float">
            <text:p>806.96</text:p>
          </table:table-cell>
        </table:table-row>
        <table:table-row table:style-name="ro1">
          <table:table-cell office:value-type="float" office:value="9966043" calcext:value-type="float">
            <text:p>9966043</text:p>
          </table:table-cell>
          <table:table-cell table:formula="of:=[.A625]/1000/(60*60*24)" office:value-type="time" office:time-value="PT02H46M06.043S" calcext:value-type="time">
            <text:p>02:46:0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66.03" calcext:value-type="float">
            <text:p>666.03</text:p>
          </table:table-cell>
          <table:table-cell office:value-type="float" office:value="808.24" calcext:value-type="float">
            <text:p>808.24</text:p>
          </table:table-cell>
        </table:table-row>
        <table:table-row table:style-name="ro1">
          <table:table-cell office:value-type="float" office:value="9982043" calcext:value-type="float">
            <text:p>9982043</text:p>
          </table:table-cell>
          <table:table-cell table:formula="of:=[.A626]/1000/(60*60*24)" office:value-type="time" office:time-value="PT02H46M22.043S" calcext:value-type="time">
            <text:p>02:46:2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67.09" calcext:value-type="float">
            <text:p>667.09</text:p>
          </table:table-cell>
          <table:table-cell office:value-type="float" office:value="809.51" calcext:value-type="float">
            <text:p>809.51</text:p>
          </table:table-cell>
        </table:table-row>
        <table:table-row table:style-name="ro1">
          <table:table-cell office:value-type="float" office:value="9998043" calcext:value-type="float">
            <text:p>9998043</text:p>
          </table:table-cell>
          <table:table-cell table:formula="of:=[.A627]/1000/(60*60*24)" office:value-type="time" office:time-value="PT02H46M38.043S" calcext:value-type="time">
            <text:p>02:46:3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668.16" calcext:value-type="float">
            <text:p>668.16</text:p>
          </table:table-cell>
          <table:table-cell office:value-type="float" office:value="810.79" calcext:value-type="float">
            <text:p>810.79</text:p>
          </table:table-cell>
        </table:table-row>
        <table:table-row table:style-name="ro1">
          <table:table-cell office:value-type="float" office:value="10014043" calcext:value-type="float">
            <text:p>10014043</text:p>
          </table:table-cell>
          <table:table-cell table:formula="of:=[.A628]/1000/(60*60*24)" office:value-type="time" office:time-value="PT02H46M54.043S" calcext:value-type="time">
            <text:p>02:46:5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69.22" calcext:value-type="float">
            <text:p>669.22</text:p>
          </table:table-cell>
          <table:table-cell office:value-type="float" office:value="812.07" calcext:value-type="float">
            <text:p>812.07</text:p>
          </table:table-cell>
        </table:table-row>
        <table:table-row table:style-name="ro1">
          <table:table-cell office:value-type="float" office:value="10030043" calcext:value-type="float">
            <text:p>10030043</text:p>
          </table:table-cell>
          <table:table-cell table:formula="of:=[.A629]/1000/(60*60*24)" office:value-type="time" office:time-value="PT02H47M10.043S" calcext:value-type="time">
            <text:p>02:47:1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670.28" calcext:value-type="float">
            <text:p>670.28</text:p>
          </table:table-cell>
          <table:table-cell office:value-type="float" office:value="813.35" calcext:value-type="float">
            <text:p>813.35</text:p>
          </table:table-cell>
        </table:table-row>
        <table:table-row table:style-name="ro1">
          <table:table-cell office:value-type="float" office:value="10046043" calcext:value-type="float">
            <text:p>10046043</text:p>
          </table:table-cell>
          <table:table-cell table:formula="of:=[.A630]/1000/(60*60*24)" office:value-type="time" office:time-value="PT02H47M26.043S" calcext:value-type="time">
            <text:p>02:47:2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671.34" calcext:value-type="float">
            <text:p>671.34</text:p>
          </table:table-cell>
          <table:table-cell office:value-type="float" office:value="814.63" calcext:value-type="float">
            <text:p>814.63</text:p>
          </table:table-cell>
        </table:table-row>
        <table:table-row table:style-name="ro1">
          <table:table-cell office:value-type="float" office:value="10062043" calcext:value-type="float">
            <text:p>10062043</text:p>
          </table:table-cell>
          <table:table-cell table:formula="of:=[.A631]/1000/(60*60*24)" office:value-type="time" office:time-value="PT02H47M42.043S" calcext:value-type="time">
            <text:p>02:47:4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672.4" calcext:value-type="float">
            <text:p>672.4</text:p>
          </table:table-cell>
          <table:table-cell office:value-type="float" office:value="815.91" calcext:value-type="float">
            <text:p>815.91</text:p>
          </table:table-cell>
        </table:table-row>
        <table:table-row table:style-name="ro1">
          <table:table-cell office:value-type="float" office:value="10078043" calcext:value-type="float">
            <text:p>10078043</text:p>
          </table:table-cell>
          <table:table-cell table:formula="of:=[.A632]/1000/(60*60*24)" office:value-type="time" office:time-value="PT02H47M58.043S" calcext:value-type="time">
            <text:p>02:47:5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73.47" calcext:value-type="float">
            <text:p>673.47</text:p>
          </table:table-cell>
          <table:table-cell office:value-type="float" office:value="817.19" calcext:value-type="float">
            <text:p>817.19</text:p>
          </table:table-cell>
        </table:table-row>
        <table:table-row table:style-name="ro1">
          <table:table-cell office:value-type="float" office:value="10094043" calcext:value-type="float">
            <text:p>10094043</text:p>
          </table:table-cell>
          <table:table-cell table:formula="of:=[.A633]/1000/(60*60*24)" office:value-type="time" office:time-value="PT02H48M14.043S" calcext:value-type="time">
            <text:p>02:48:1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74.53" calcext:value-type="float">
            <text:p>674.53</text:p>
          </table:table-cell>
          <table:table-cell office:value-type="float" office:value="818.47" calcext:value-type="float">
            <text:p>818.47</text:p>
          </table:table-cell>
        </table:table-row>
        <table:table-row table:style-name="ro1">
          <table:table-cell office:value-type="float" office:value="10110043" calcext:value-type="float">
            <text:p>10110043</text:p>
          </table:table-cell>
          <table:table-cell table:formula="of:=[.A634]/1000/(60*60*24)" office:value-type="time" office:time-value="PT02H48M30.043S" calcext:value-type="time">
            <text:p>02:48:3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675.59" calcext:value-type="float">
            <text:p>675.59</text:p>
          </table:table-cell>
          <table:table-cell office:value-type="float" office:value="819.74" calcext:value-type="float">
            <text:p>819.74</text:p>
          </table:table-cell>
        </table:table-row>
        <table:table-row table:style-name="ro1">
          <table:table-cell office:value-type="float" office:value="10126043" calcext:value-type="float">
            <text:p>10126043</text:p>
          </table:table-cell>
          <table:table-cell table:formula="of:=[.A635]/1000/(60*60*24)" office:value-type="time" office:time-value="PT02H48M46.043S" calcext:value-type="time">
            <text:p>02:48:4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676.65" calcext:value-type="float">
            <text:p>676.65</text:p>
          </table:table-cell>
          <table:table-cell office:value-type="float" office:value="821.02" calcext:value-type="float">
            <text:p>821.02</text:p>
          </table:table-cell>
        </table:table-row>
        <table:table-row table:style-name="ro1">
          <table:table-cell office:value-type="float" office:value="10142043" calcext:value-type="float">
            <text:p>10142043</text:p>
          </table:table-cell>
          <table:table-cell table:formula="of:=[.A636]/1000/(60*60*24)" office:value-type="time" office:time-value="PT02H49M02.043S" calcext:value-type="time">
            <text:p>02:49:0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77.71" calcext:value-type="float">
            <text:p>677.71</text:p>
          </table:table-cell>
          <table:table-cell office:value-type="float" office:value="822.3" calcext:value-type="float">
            <text:p>822.3</text:p>
          </table:table-cell>
        </table:table-row>
        <table:table-row table:style-name="ro1">
          <table:table-cell office:value-type="float" office:value="10158043" calcext:value-type="float">
            <text:p>10158043</text:p>
          </table:table-cell>
          <table:table-cell table:formula="of:=[.A637]/1000/(60*60*24)" office:value-type="time" office:time-value="PT02H49M18.043S" calcext:value-type="time">
            <text:p>02:49:1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678.77" calcext:value-type="float">
            <text:p>678.77</text:p>
          </table:table-cell>
          <table:table-cell office:value-type="float" office:value="823.58" calcext:value-type="float">
            <text:p>823.58</text:p>
          </table:table-cell>
        </table:table-row>
        <table:table-row table:style-name="ro1">
          <table:table-cell office:value-type="float" office:value="10174043" calcext:value-type="float">
            <text:p>10174043</text:p>
          </table:table-cell>
          <table:table-cell table:formula="of:=[.A638]/1000/(60*60*24)" office:value-type="time" office:time-value="PT02H49M34.043S" calcext:value-type="time">
            <text:p>02:49:3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679.84" calcext:value-type="float">
            <text:p>679.84</text:p>
          </table:table-cell>
          <table:table-cell office:value-type="float" office:value="824.86" calcext:value-type="float">
            <text:p>824.86</text:p>
          </table:table-cell>
        </table:table-row>
        <table:table-row table:style-name="ro1">
          <table:table-cell office:value-type="float" office:value="10190043" calcext:value-type="float">
            <text:p>10190043</text:p>
          </table:table-cell>
          <table:table-cell table:formula="of:=[.A639]/1000/(60*60*24)" office:value-type="time" office:time-value="PT02H49M50.043S" calcext:value-type="time">
            <text:p>02:49:5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680.9" calcext:value-type="float">
            <text:p>680.9</text:p>
          </table:table-cell>
          <table:table-cell office:value-type="float" office:value="826.14" calcext:value-type="float">
            <text:p>826.14</text:p>
          </table:table-cell>
        </table:table-row>
        <table:table-row table:style-name="ro1">
          <table:table-cell office:value-type="float" office:value="10206043" calcext:value-type="float">
            <text:p>10206043</text:p>
          </table:table-cell>
          <table:table-cell table:formula="of:=[.A640]/1000/(60*60*24)" office:value-type="time" office:time-value="PT02H50M06.043S" calcext:value-type="time">
            <text:p>02:50:0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681.96" calcext:value-type="float">
            <text:p>681.96</text:p>
          </table:table-cell>
          <table:table-cell office:value-type="float" office:value="827.41" calcext:value-type="float">
            <text:p>827.41</text:p>
          </table:table-cell>
        </table:table-row>
        <table:table-row table:style-name="ro1">
          <table:table-cell office:value-type="float" office:value="10222043" calcext:value-type="float">
            <text:p>10222043</text:p>
          </table:table-cell>
          <table:table-cell table:formula="of:=[.A641]/1000/(60*60*24)" office:value-type="time" office:time-value="PT02H50M22.043S" calcext:value-type="time">
            <text:p>02:50:2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683.02" calcext:value-type="float">
            <text:p>683.02</text:p>
          </table:table-cell>
          <table:table-cell office:value-type="float" office:value="828.69" calcext:value-type="float">
            <text:p>828.69</text:p>
          </table:table-cell>
        </table:table-row>
        <table:table-row table:style-name="ro1">
          <table:table-cell office:value-type="float" office:value="10238043" calcext:value-type="float">
            <text:p>10238043</text:p>
          </table:table-cell>
          <table:table-cell table:formula="of:=[.A642]/1000/(60*60*24)" office:value-type="time" office:time-value="PT02H50M38.043S" calcext:value-type="time">
            <text:p>02:50:3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684.08" calcext:value-type="float">
            <text:p>684.08</text:p>
          </table:table-cell>
          <table:table-cell office:value-type="float" office:value="829.97" calcext:value-type="float">
            <text:p>829.97</text:p>
          </table:table-cell>
        </table:table-row>
        <table:table-row table:style-name="ro1">
          <table:table-cell office:value-type="float" office:value="10254043" calcext:value-type="float">
            <text:p>10254043</text:p>
          </table:table-cell>
          <table:table-cell table:formula="of:=[.A643]/1000/(60*60*24)" office:value-type="time" office:time-value="PT02H50M54.043S" calcext:value-type="time">
            <text:p>02:50:54</text:p>
          </table:table-cell>
          <table:table-cell office:value-type="float" office:value="1.21" calcext:value-type="float">
            <text:p>1.21</text:p>
          </table:table-cell>
          <table:table-cell office:value-type="float" office:value="238.9" calcext:value-type="float">
            <text:p>238.9</text:p>
          </table:table-cell>
          <table:table-cell office:value-type="float" office:value="288.56" calcext:value-type="float">
            <text:p>288.56</text:p>
          </table:table-cell>
          <table:table-cell office:value-type="float" office:value="685.14" calcext:value-type="float">
            <text:p>685.14</text:p>
          </table:table-cell>
          <table:table-cell office:value-type="float" office:value="831.25" calcext:value-type="float">
            <text:p>831.25</text:p>
          </table:table-cell>
        </table:table-row>
        <table:table-row table:style-name="ro1">
          <table:table-cell office:value-type="float" office:value="10270043" calcext:value-type="float">
            <text:p>10270043</text:p>
          </table:table-cell>
          <table:table-cell table:formula="of:=[.A644]/1000/(60*60*24)" office:value-type="time" office:time-value="PT02H51M10.043S" calcext:value-type="time">
            <text:p>02:51:1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686.2" calcext:value-type="float">
            <text:p>686.2</text:p>
          </table:table-cell>
          <table:table-cell office:value-type="float" office:value="832.53" calcext:value-type="float">
            <text:p>832.53</text:p>
          </table:table-cell>
        </table:table-row>
        <table:table-row table:style-name="ro1">
          <table:table-cell office:value-type="float" office:value="10286043" calcext:value-type="float">
            <text:p>10286043</text:p>
          </table:table-cell>
          <table:table-cell table:formula="of:=[.A645]/1000/(60*60*24)" office:value-type="time" office:time-value="PT02H51M26.043S" calcext:value-type="time">
            <text:p>02:51:2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687.27" calcext:value-type="float">
            <text:p>687.27</text:p>
          </table:table-cell>
          <table:table-cell office:value-type="float" office:value="833.81" calcext:value-type="float">
            <text:p>833.81</text:p>
          </table:table-cell>
        </table:table-row>
        <table:table-row table:style-name="ro1">
          <table:table-cell office:value-type="float" office:value="10302043" calcext:value-type="float">
            <text:p>10302043</text:p>
          </table:table-cell>
          <table:table-cell table:formula="of:=[.A646]/1000/(60*60*24)" office:value-type="time" office:time-value="PT02H51M42.043S" calcext:value-type="time">
            <text:p>02:51:4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688.33" calcext:value-type="float">
            <text:p>688.33</text:p>
          </table:table-cell>
          <table:table-cell office:value-type="float" office:value="835.09" calcext:value-type="float">
            <text:p>835.09</text:p>
          </table:table-cell>
        </table:table-row>
        <table:table-row table:style-name="ro1">
          <table:table-cell office:value-type="float" office:value="10318043" calcext:value-type="float">
            <text:p>10318043</text:p>
          </table:table-cell>
          <table:table-cell table:formula="of:=[.A647]/1000/(60*60*24)" office:value-type="time" office:time-value="PT02H51M58.043S" calcext:value-type="time">
            <text:p>02:51:5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689.39" calcext:value-type="float">
            <text:p>689.39</text:p>
          </table:table-cell>
          <table:table-cell office:value-type="float" office:value="836.36" calcext:value-type="float">
            <text:p>836.36</text:p>
          </table:table-cell>
        </table:table-row>
        <table:table-row table:style-name="ro1">
          <table:table-cell office:value-type="float" office:value="10334043" calcext:value-type="float">
            <text:p>10334043</text:p>
          </table:table-cell>
          <table:table-cell table:formula="of:=[.A648]/1000/(60*60*24)" office:value-type="time" office:time-value="PT02H52M14.043S" calcext:value-type="time">
            <text:p>02:52:1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690.45" calcext:value-type="float">
            <text:p>690.45</text:p>
          </table:table-cell>
          <table:table-cell office:value-type="float" office:value="837.64" calcext:value-type="float">
            <text:p>837.64</text:p>
          </table:table-cell>
        </table:table-row>
        <table:table-row table:style-name="ro1">
          <table:table-cell office:value-type="float" office:value="10350043" calcext:value-type="float">
            <text:p>10350043</text:p>
          </table:table-cell>
          <table:table-cell table:formula="of:=[.A649]/1000/(60*60*24)" office:value-type="time" office:time-value="PT02H52M30.043S" calcext:value-type="time">
            <text:p>02:52:3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691.51" calcext:value-type="float">
            <text:p>691.51</text:p>
          </table:table-cell>
          <table:table-cell office:value-type="float" office:value="838.92" calcext:value-type="float">
            <text:p>838.92</text:p>
          </table:table-cell>
        </table:table-row>
        <table:table-row table:style-name="ro1">
          <table:table-cell office:value-type="float" office:value="10366043" calcext:value-type="float">
            <text:p>10366043</text:p>
          </table:table-cell>
          <table:table-cell table:formula="of:=[.A650]/1000/(60*60*24)" office:value-type="time" office:time-value="PT02H52M46.043S" calcext:value-type="time">
            <text:p>02:52:4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692.57" calcext:value-type="float">
            <text:p>692.57</text:p>
          </table:table-cell>
          <table:table-cell office:value-type="float" office:value="840.2" calcext:value-type="float">
            <text:p>840.2</text:p>
          </table:table-cell>
        </table:table-row>
        <table:table-row table:style-name="ro1">
          <table:table-cell office:value-type="float" office:value="10382043" calcext:value-type="float">
            <text:p>10382043</text:p>
          </table:table-cell>
          <table:table-cell table:formula="of:=[.A651]/1000/(60*60*24)" office:value-type="time" office:time-value="PT02H53M02.043S" calcext:value-type="time">
            <text:p>02:53:0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693.64" calcext:value-type="float">
            <text:p>693.64</text:p>
          </table:table-cell>
          <table:table-cell office:value-type="float" office:value="841.48" calcext:value-type="float">
            <text:p>841.48</text:p>
          </table:table-cell>
        </table:table-row>
        <table:table-row table:style-name="ro1">
          <table:table-cell office:value-type="float" office:value="10398043" calcext:value-type="float">
            <text:p>10398043</text:p>
          </table:table-cell>
          <table:table-cell table:formula="of:=[.A652]/1000/(60*60*24)" office:value-type="time" office:time-value="PT02H53M18.043S" calcext:value-type="time">
            <text:p>02:53:18</text:p>
          </table:table-cell>
          <table:table-cell office:value-type="float" office:value="1.21" calcext:value-type="float">
            <text:p>1.21</text:p>
          </table:table-cell>
          <table:table-cell office:value-type="float" office:value="238.9" calcext:value-type="float">
            <text:p>238.9</text:p>
          </table:table-cell>
          <table:table-cell office:value-type="float" office:value="288.56" calcext:value-type="float">
            <text:p>288.56</text:p>
          </table:table-cell>
          <table:table-cell office:value-type="float" office:value="694.7" calcext:value-type="float">
            <text:p>694.7</text:p>
          </table:table-cell>
          <table:table-cell office:value-type="float" office:value="842.76" calcext:value-type="float">
            <text:p>842.76</text:p>
          </table:table-cell>
        </table:table-row>
        <table:table-row table:style-name="ro1">
          <table:table-cell office:value-type="float" office:value="10414043" calcext:value-type="float">
            <text:p>10414043</text:p>
          </table:table-cell>
          <table:table-cell table:formula="of:=[.A653]/1000/(60*60*24)" office:value-type="time" office:time-value="PT02H53M34.043S" calcext:value-type="time">
            <text:p>02:53:3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695.76" calcext:value-type="float">
            <text:p>695.76</text:p>
          </table:table-cell>
          <table:table-cell office:value-type="float" office:value="844.03" calcext:value-type="float">
            <text:p>844.03</text:p>
          </table:table-cell>
        </table:table-row>
        <table:table-row table:style-name="ro1">
          <table:table-cell office:value-type="float" office:value="10430043" calcext:value-type="float">
            <text:p>10430043</text:p>
          </table:table-cell>
          <table:table-cell table:formula="of:=[.A654]/1000/(60*60*24)" office:value-type="time" office:time-value="PT02H53M50.043S" calcext:value-type="time">
            <text:p>02:53:5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696.82" calcext:value-type="float">
            <text:p>696.82</text:p>
          </table:table-cell>
          <table:table-cell office:value-type="float" office:value="845.31" calcext:value-type="float">
            <text:p>845.31</text:p>
          </table:table-cell>
        </table:table-row>
        <table:table-row table:style-name="ro1">
          <table:table-cell office:value-type="float" office:value="10446043" calcext:value-type="float">
            <text:p>10446043</text:p>
          </table:table-cell>
          <table:table-cell table:formula="of:=[.A655]/1000/(60*60*24)" office:value-type="time" office:time-value="PT02H54M06.043S" calcext:value-type="time">
            <text:p>02:54:0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697.88" calcext:value-type="float">
            <text:p>697.88</text:p>
          </table:table-cell>
          <table:table-cell office:value-type="float" office:value="846.59" calcext:value-type="float">
            <text:p>846.59</text:p>
          </table:table-cell>
        </table:table-row>
        <table:table-row table:style-name="ro1">
          <table:table-cell office:value-type="float" office:value="10462043" calcext:value-type="float">
            <text:p>10462043</text:p>
          </table:table-cell>
          <table:table-cell table:formula="of:=[.A656]/1000/(60*60*24)" office:value-type="time" office:time-value="PT02H54M22.043S" calcext:value-type="time">
            <text:p>02:54:2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698.94" calcext:value-type="float">
            <text:p>698.94</text:p>
          </table:table-cell>
          <table:table-cell office:value-type="float" office:value="847.87" calcext:value-type="float">
            <text:p>847.87</text:p>
          </table:table-cell>
        </table:table-row>
        <table:table-row table:style-name="ro1">
          <table:table-cell office:value-type="float" office:value="10478043" calcext:value-type="float">
            <text:p>10478043</text:p>
          </table:table-cell>
          <table:table-cell table:formula="of:=[.A657]/1000/(60*60*24)" office:value-type="time" office:time-value="PT02H54M38.043S" calcext:value-type="time">
            <text:p>02:54:3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700" calcext:value-type="float">
            <text:p>700</text:p>
          </table:table-cell>
          <table:table-cell office:value-type="float" office:value="849.14" calcext:value-type="float">
            <text:p>849.14</text:p>
          </table:table-cell>
        </table:table-row>
        <table:table-row table:style-name="ro1">
          <table:table-cell office:value-type="float" office:value="10494043" calcext:value-type="float">
            <text:p>10494043</text:p>
          </table:table-cell>
          <table:table-cell table:formula="of:=[.A658]/1000/(60*60*24)" office:value-type="time" office:time-value="PT02H54M54.043S" calcext:value-type="time">
            <text:p>02:54:5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701.07" calcext:value-type="float">
            <text:p>701.07</text:p>
          </table:table-cell>
          <table:table-cell office:value-type="float" office:value="850.42" calcext:value-type="float">
            <text:p>850.42</text:p>
          </table:table-cell>
        </table:table-row>
        <table:table-row table:style-name="ro1">
          <table:table-cell office:value-type="float" office:value="10510043" calcext:value-type="float">
            <text:p>10510043</text:p>
          </table:table-cell>
          <table:table-cell table:formula="of:=[.A659]/1000/(60*60*24)" office:value-type="time" office:time-value="PT02H55M10.043S" calcext:value-type="time">
            <text:p>02:55:1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702.13" calcext:value-type="float">
            <text:p>702.13</text:p>
          </table:table-cell>
          <table:table-cell office:value-type="float" office:value="851.7" calcext:value-type="float">
            <text:p>851.7</text:p>
          </table:table-cell>
        </table:table-row>
        <table:table-row table:style-name="ro1">
          <table:table-cell office:value-type="float" office:value="10526043" calcext:value-type="float">
            <text:p>10526043</text:p>
          </table:table-cell>
          <table:table-cell table:formula="of:=[.A660]/1000/(60*60*24)" office:value-type="time" office:time-value="PT02H55M26.043S" calcext:value-type="time">
            <text:p>02:55:2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703.19" calcext:value-type="float">
            <text:p>703.19</text:p>
          </table:table-cell>
          <table:table-cell office:value-type="float" office:value="852.98" calcext:value-type="float">
            <text:p>852.98</text:p>
          </table:table-cell>
        </table:table-row>
        <table:table-row table:style-name="ro1">
          <table:table-cell office:value-type="float" office:value="10542043" calcext:value-type="float">
            <text:p>10542043</text:p>
          </table:table-cell>
          <table:table-cell table:formula="of:=[.A661]/1000/(60*60*24)" office:value-type="time" office:time-value="PT02H55M42.043S" calcext:value-type="time">
            <text:p>02:55:4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704.25" calcext:value-type="float">
            <text:p>704.25</text:p>
          </table:table-cell>
          <table:table-cell office:value-type="float" office:value="854.25" calcext:value-type="float">
            <text:p>854.25</text:p>
          </table:table-cell>
        </table:table-row>
        <table:table-row table:style-name="ro1">
          <table:table-cell office:value-type="float" office:value="10558043" calcext:value-type="float">
            <text:p>10558043</text:p>
          </table:table-cell>
          <table:table-cell table:formula="of:=[.A662]/1000/(60*60*24)" office:value-type="time" office:time-value="PT02H55M58.043S" calcext:value-type="time">
            <text:p>02:55:5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705.31" calcext:value-type="float">
            <text:p>705.31</text:p>
          </table:table-cell>
          <table:table-cell office:value-type="float" office:value="855.53" calcext:value-type="float">
            <text:p>855.53</text:p>
          </table:table-cell>
        </table:table-row>
        <table:table-row table:style-name="ro1">
          <table:table-cell office:value-type="float" office:value="10574043" calcext:value-type="float">
            <text:p>10574043</text:p>
          </table:table-cell>
          <table:table-cell table:formula="of:=[.A663]/1000/(60*60*24)" office:value-type="time" office:time-value="PT02H56M14.043S" calcext:value-type="time">
            <text:p>02:56:1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706.37" calcext:value-type="float">
            <text:p>706.37</text:p>
          </table:table-cell>
          <table:table-cell office:value-type="float" office:value="856.81" calcext:value-type="float">
            <text:p>856.81</text:p>
          </table:table-cell>
        </table:table-row>
        <table:table-row table:style-name="ro1">
          <table:table-cell office:value-type="float" office:value="10590043" calcext:value-type="float">
            <text:p>10590043</text:p>
          </table:table-cell>
          <table:table-cell table:formula="of:=[.A664]/1000/(60*60*24)" office:value-type="time" office:time-value="PT02H56M30.043S" calcext:value-type="time">
            <text:p>02:56:3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707.43" calcext:value-type="float">
            <text:p>707.43</text:p>
          </table:table-cell>
          <table:table-cell office:value-type="float" office:value="858.09" calcext:value-type="float">
            <text:p>858.09</text:p>
          </table:table-cell>
        </table:table-row>
        <table:table-row table:style-name="ro1">
          <table:table-cell office:value-type="float" office:value="10606043" calcext:value-type="float">
            <text:p>10606043</text:p>
          </table:table-cell>
          <table:table-cell table:formula="of:=[.A665]/1000/(60*60*24)" office:value-type="time" office:time-value="PT02H56M46.043S" calcext:value-type="time">
            <text:p>02:56:4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708.5" calcext:value-type="float">
            <text:p>708.5</text:p>
          </table:table-cell>
          <table:table-cell office:value-type="float" office:value="859.36" calcext:value-type="float">
            <text:p>859.36</text:p>
          </table:table-cell>
        </table:table-row>
        <table:table-row table:style-name="ro1">
          <table:table-cell office:value-type="float" office:value="10622043" calcext:value-type="float">
            <text:p>10622043</text:p>
          </table:table-cell>
          <table:table-cell table:formula="of:=[.A666]/1000/(60*60*24)" office:value-type="time" office:time-value="PT02H57M02.043S" calcext:value-type="time">
            <text:p>02:57:0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709.56" calcext:value-type="float">
            <text:p>709.56</text:p>
          </table:table-cell>
          <table:table-cell office:value-type="float" office:value="860.64" calcext:value-type="float">
            <text:p>860.64</text:p>
          </table:table-cell>
        </table:table-row>
        <table:table-row table:style-name="ro1">
          <table:table-cell office:value-type="float" office:value="10638043" calcext:value-type="float">
            <text:p>10638043</text:p>
          </table:table-cell>
          <table:table-cell table:formula="of:=[.A667]/1000/(60*60*24)" office:value-type="time" office:time-value="PT02H57M18.043S" calcext:value-type="time">
            <text:p>02:57:1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710.62" calcext:value-type="float">
            <text:p>710.62</text:p>
          </table:table-cell>
          <table:table-cell office:value-type="float" office:value="861.92" calcext:value-type="float">
            <text:p>861.92</text:p>
          </table:table-cell>
        </table:table-row>
        <table:table-row table:style-name="ro1">
          <table:table-cell office:value-type="float" office:value="10654043" calcext:value-type="float">
            <text:p>10654043</text:p>
          </table:table-cell>
          <table:table-cell table:formula="of:=[.A668]/1000/(60*60*24)" office:value-type="time" office:time-value="PT02H57M34.043S" calcext:value-type="time">
            <text:p>02:57:3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711.68" calcext:value-type="float">
            <text:p>711.68</text:p>
          </table:table-cell>
          <table:table-cell office:value-type="float" office:value="863.2" calcext:value-type="float">
            <text:p>863.2</text:p>
          </table:table-cell>
        </table:table-row>
        <table:table-row table:style-name="ro1">
          <table:table-cell office:value-type="float" office:value="10670043" calcext:value-type="float">
            <text:p>10670043</text:p>
          </table:table-cell>
          <table:table-cell table:formula="of:=[.A669]/1000/(60*60*24)" office:value-type="time" office:time-value="PT02H57M50.043S" calcext:value-type="time">
            <text:p>02:57:5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712.74" calcext:value-type="float">
            <text:p>712.74</text:p>
          </table:table-cell>
          <table:table-cell office:value-type="float" office:value="864.47" calcext:value-type="float">
            <text:p>864.47</text:p>
          </table:table-cell>
        </table:table-row>
        <table:table-row table:style-name="ro1">
          <table:table-cell office:value-type="float" office:value="10686043" calcext:value-type="float">
            <text:p>10686043</text:p>
          </table:table-cell>
          <table:table-cell table:formula="of:=[.A670]/1000/(60*60*24)" office:value-type="time" office:time-value="PT02H58M06.043S" calcext:value-type="time">
            <text:p>02:58:0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713.8" calcext:value-type="float">
            <text:p>713.8</text:p>
          </table:table-cell>
          <table:table-cell office:value-type="float" office:value="865.75" calcext:value-type="float">
            <text:p>865.75</text:p>
          </table:table-cell>
        </table:table-row>
        <table:table-row table:style-name="ro1">
          <table:table-cell office:value-type="float" office:value="10702043" calcext:value-type="float">
            <text:p>10702043</text:p>
          </table:table-cell>
          <table:table-cell table:formula="of:=[.A671]/1000/(60*60*24)" office:value-type="time" office:time-value="PT02H58M22.043S" calcext:value-type="time">
            <text:p>02:58:2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714.86" calcext:value-type="float">
            <text:p>714.86</text:p>
          </table:table-cell>
          <table:table-cell office:value-type="float" office:value="867.03" calcext:value-type="float">
            <text:p>867.03</text:p>
          </table:table-cell>
        </table:table-row>
        <table:table-row table:style-name="ro1">
          <table:table-cell office:value-type="float" office:value="10718043" calcext:value-type="float">
            <text:p>10718043</text:p>
          </table:table-cell>
          <table:table-cell table:formula="of:=[.A672]/1000/(60*60*24)" office:value-type="time" office:time-value="PT02H58M38.043S" calcext:value-type="time">
            <text:p>02:58:3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715.92" calcext:value-type="float">
            <text:p>715.92</text:p>
          </table:table-cell>
          <table:table-cell office:value-type="float" office:value="868.31" calcext:value-type="float">
            <text:p>868.31</text:p>
          </table:table-cell>
        </table:table-row>
        <table:table-row table:style-name="ro1">
          <table:table-cell office:value-type="float" office:value="10734043" calcext:value-type="float">
            <text:p>10734043</text:p>
          </table:table-cell>
          <table:table-cell table:formula="of:=[.A673]/1000/(60*60*24)" office:value-type="time" office:time-value="PT02H58M54.043S" calcext:value-type="time">
            <text:p>02:58:5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716.98" calcext:value-type="float">
            <text:p>716.98</text:p>
          </table:table-cell>
          <table:table-cell office:value-type="float" office:value="869.58" calcext:value-type="float">
            <text:p>869.58</text:p>
          </table:table-cell>
        </table:table-row>
        <table:table-row table:style-name="ro1">
          <table:table-cell office:value-type="float" office:value="10750043" calcext:value-type="float">
            <text:p>10750043</text:p>
          </table:table-cell>
          <table:table-cell table:formula="of:=[.A674]/1000/(60*60*24)" office:value-type="time" office:time-value="PT02H59M10.043S" calcext:value-type="time">
            <text:p>02:59:1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718.04" calcext:value-type="float">
            <text:p>718.04</text:p>
          </table:table-cell>
          <table:table-cell office:value-type="float" office:value="870.86" calcext:value-type="float">
            <text:p>870.86</text:p>
          </table:table-cell>
        </table:table-row>
        <table:table-row table:style-name="ro1">
          <table:table-cell office:value-type="float" office:value="10766043" calcext:value-type="float">
            <text:p>10766043</text:p>
          </table:table-cell>
          <table:table-cell table:formula="of:=[.A675]/1000/(60*60*24)" office:value-type="time" office:time-value="PT02H59M26.043S" calcext:value-type="time">
            <text:p>02:59:2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719.1" calcext:value-type="float">
            <text:p>719.1</text:p>
          </table:table-cell>
          <table:table-cell office:value-type="float" office:value="872.14" calcext:value-type="float">
            <text:p>872.14</text:p>
          </table:table-cell>
        </table:table-row>
        <table:table-row table:style-name="ro1">
          <table:table-cell office:value-type="float" office:value="10782043" calcext:value-type="float">
            <text:p>10782043</text:p>
          </table:table-cell>
          <table:table-cell table:formula="of:=[.A676]/1000/(60*60*24)" office:value-type="time" office:time-value="PT02H59M42.043S" calcext:value-type="time">
            <text:p>02:59:42</text:p>
          </table:table-cell>
          <table:table-cell office:value-type="float" office:value="1.21" calcext:value-type="float">
            <text:p>1.21</text:p>
          </table:table-cell>
          <table:table-cell office:value-type="float" office:value="238.7" calcext:value-type="float">
            <text:p>238.7</text:p>
          </table:table-cell>
          <table:table-cell office:value-type="float" office:value="288.32" calcext:value-type="float">
            <text:p>288.32</text:p>
          </table:table-cell>
          <table:table-cell office:value-type="float" office:value="720.16" calcext:value-type="float">
            <text:p>720.16</text:p>
          </table:table-cell>
          <table:table-cell office:value-type="float" office:value="873.42" calcext:value-type="float">
            <text:p>873.42</text:p>
          </table:table-cell>
        </table:table-row>
        <table:table-row table:style-name="ro1">
          <table:table-cell office:value-type="float" office:value="10798043" calcext:value-type="float">
            <text:p>10798043</text:p>
          </table:table-cell>
          <table:table-cell table:formula="of:=[.A677]/1000/(60*60*24)" office:value-type="time" office:time-value="PT02H59M58.043S" calcext:value-type="time">
            <text:p>02:59:5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721.23" calcext:value-type="float">
            <text:p>721.23</text:p>
          </table:table-cell>
          <table:table-cell office:value-type="float" office:value="874.69" calcext:value-type="float">
            <text:p>874.69</text:p>
          </table:table-cell>
        </table:table-row>
        <table:table-row table:style-name="ro1">
          <table:table-cell office:value-type="float" office:value="10814043" calcext:value-type="float">
            <text:p>10814043</text:p>
          </table:table-cell>
          <table:table-cell table:formula="of:=[.A678]/1000/(60*60*24)" office:value-type="time" office:time-value="PT03H00M14.043S" calcext:value-type="time">
            <text:p>03:00:1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722.29" calcext:value-type="float">
            <text:p>722.29</text:p>
          </table:table-cell>
          <table:table-cell office:value-type="float" office:value="875.97" calcext:value-type="float">
            <text:p>875.97</text:p>
          </table:table-cell>
        </table:table-row>
        <table:table-row table:style-name="ro1">
          <table:table-cell office:value-type="float" office:value="10830043" calcext:value-type="float">
            <text:p>10830043</text:p>
          </table:table-cell>
          <table:table-cell table:formula="of:=[.A679]/1000/(60*60*24)" office:value-type="time" office:time-value="PT03H00M30.043S" calcext:value-type="time">
            <text:p>03:00:3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723.35" calcext:value-type="float">
            <text:p>723.35</text:p>
          </table:table-cell>
          <table:table-cell office:value-type="float" office:value="877.25" calcext:value-type="float">
            <text:p>877.25</text:p>
          </table:table-cell>
        </table:table-row>
        <table:table-row table:style-name="ro1">
          <table:table-cell office:value-type="float" office:value="10846043" calcext:value-type="float">
            <text:p>10846043</text:p>
          </table:table-cell>
          <table:table-cell table:formula="of:=[.A680]/1000/(60*60*24)" office:value-type="time" office:time-value="PT03H00M46.043S" calcext:value-type="time">
            <text:p>03:00:4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724.41" calcext:value-type="float">
            <text:p>724.41</text:p>
          </table:table-cell>
          <table:table-cell office:value-type="float" office:value="878.53" calcext:value-type="float">
            <text:p>878.53</text:p>
          </table:table-cell>
        </table:table-row>
        <table:table-row table:style-name="ro1">
          <table:table-cell office:value-type="float" office:value="10862043" calcext:value-type="float">
            <text:p>10862043</text:p>
          </table:table-cell>
          <table:table-cell table:formula="of:=[.A681]/1000/(60*60*24)" office:value-type="time" office:time-value="PT03H01M02.043S" calcext:value-type="time">
            <text:p>03:01:0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725.47" calcext:value-type="float">
            <text:p>725.47</text:p>
          </table:table-cell>
          <table:table-cell office:value-type="float" office:value="879.8" calcext:value-type="float">
            <text:p>879.8</text:p>
          </table:table-cell>
        </table:table-row>
        <table:table-row table:style-name="ro1">
          <table:table-cell office:value-type="float" office:value="10878043" calcext:value-type="float">
            <text:p>10878043</text:p>
          </table:table-cell>
          <table:table-cell table:formula="of:=[.A682]/1000/(60*60*24)" office:value-type="time" office:time-value="PT03H01M18.043S" calcext:value-type="time">
            <text:p>03:01:1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726.53" calcext:value-type="float">
            <text:p>726.53</text:p>
          </table:table-cell>
          <table:table-cell office:value-type="float" office:value="881.08" calcext:value-type="float">
            <text:p>881.08</text:p>
          </table:table-cell>
        </table:table-row>
        <table:table-row table:style-name="ro1">
          <table:table-cell office:value-type="float" office:value="10894043" calcext:value-type="float">
            <text:p>10894043</text:p>
          </table:table-cell>
          <table:table-cell table:formula="of:=[.A683]/1000/(60*60*24)" office:value-type="time" office:time-value="PT03H01M34.043S" calcext:value-type="time">
            <text:p>03:01:3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727.59" calcext:value-type="float">
            <text:p>727.59</text:p>
          </table:table-cell>
          <table:table-cell office:value-type="float" office:value="882.36" calcext:value-type="float">
            <text:p>882.36</text:p>
          </table:table-cell>
        </table:table-row>
        <table:table-row table:style-name="ro1">
          <table:table-cell office:value-type="float" office:value="10910043" calcext:value-type="float">
            <text:p>10910043</text:p>
          </table:table-cell>
          <table:table-cell table:formula="of:=[.A684]/1000/(60*60*24)" office:value-type="time" office:time-value="PT03H01M50.043S" calcext:value-type="time">
            <text:p>03:01:5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728.65" calcext:value-type="float">
            <text:p>728.65</text:p>
          </table:table-cell>
          <table:table-cell office:value-type="float" office:value="883.64" calcext:value-type="float">
            <text:p>883.64</text:p>
          </table:table-cell>
        </table:table-row>
        <table:table-row table:style-name="ro1">
          <table:table-cell office:value-type="float" office:value="10926043" calcext:value-type="float">
            <text:p>10926043</text:p>
          </table:table-cell>
          <table:table-cell table:formula="of:=[.A685]/1000/(60*60*24)" office:value-type="time" office:time-value="PT03H02M06.043S" calcext:value-type="time">
            <text:p>03:02:0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729.71" calcext:value-type="float">
            <text:p>729.71</text:p>
          </table:table-cell>
          <table:table-cell office:value-type="float" office:value="884.91" calcext:value-type="float">
            <text:p>884.91</text:p>
          </table:table-cell>
        </table:table-row>
        <table:table-row table:style-name="ro1">
          <table:table-cell office:value-type="float" office:value="10942043" calcext:value-type="float">
            <text:p>10942043</text:p>
          </table:table-cell>
          <table:table-cell table:formula="of:=[.A686]/1000/(60*60*24)" office:value-type="time" office:time-value="PT03H02M22.043S" calcext:value-type="time">
            <text:p>03:02:2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730.77" calcext:value-type="float">
            <text:p>730.77</text:p>
          </table:table-cell>
          <table:table-cell office:value-type="float" office:value="886.19" calcext:value-type="float">
            <text:p>886.19</text:p>
          </table:table-cell>
        </table:table-row>
        <table:table-row table:style-name="ro1">
          <table:table-cell office:value-type="float" office:value="10958043" calcext:value-type="float">
            <text:p>10958043</text:p>
          </table:table-cell>
          <table:table-cell table:formula="of:=[.A687]/1000/(60*60*24)" office:value-type="time" office:time-value="PT03H02M38.043S" calcext:value-type="time">
            <text:p>03:02:3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731.83" calcext:value-type="float">
            <text:p>731.83</text:p>
          </table:table-cell>
          <table:table-cell office:value-type="float" office:value="887.47" calcext:value-type="float">
            <text:p>887.47</text:p>
          </table:table-cell>
        </table:table-row>
        <table:table-row table:style-name="ro1">
          <table:table-cell office:value-type="float" office:value="10974043" calcext:value-type="float">
            <text:p>10974043</text:p>
          </table:table-cell>
          <table:table-cell table:formula="of:=[.A688]/1000/(60*60*24)" office:value-type="time" office:time-value="PT03H02M54.043S" calcext:value-type="time">
            <text:p>03:02:5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732.89" calcext:value-type="float">
            <text:p>732.89</text:p>
          </table:table-cell>
          <table:table-cell office:value-type="float" office:value="888.74" calcext:value-type="float">
            <text:p>888.74</text:p>
          </table:table-cell>
        </table:table-row>
        <table:table-row table:style-name="ro1">
          <table:table-cell office:value-type="float" office:value="10990043" calcext:value-type="float">
            <text:p>10990043</text:p>
          </table:table-cell>
          <table:table-cell table:formula="of:=[.A689]/1000/(60*60*24)" office:value-type="time" office:time-value="PT03H03M10.043S" calcext:value-type="time">
            <text:p>03:03:1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733.95" calcext:value-type="float">
            <text:p>733.95</text:p>
          </table:table-cell>
          <table:table-cell office:value-type="float" office:value="890.02" calcext:value-type="float">
            <text:p>890.02</text:p>
          </table:table-cell>
        </table:table-row>
        <table:table-row table:style-name="ro1">
          <table:table-cell office:value-type="float" office:value="11006043" calcext:value-type="float">
            <text:p>11006043</text:p>
          </table:table-cell>
          <table:table-cell table:formula="of:=[.A690]/1000/(60*60*24)" office:value-type="time" office:time-value="PT03H03M26.043S" calcext:value-type="time">
            <text:p>03:03:2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735.01" calcext:value-type="float">
            <text:p>735.01</text:p>
          </table:table-cell>
          <table:table-cell office:value-type="float" office:value="891.3" calcext:value-type="float">
            <text:p>891.3</text:p>
          </table:table-cell>
        </table:table-row>
        <table:table-row table:style-name="ro1">
          <table:table-cell office:value-type="float" office:value="11022041" calcext:value-type="float">
            <text:p>11022041</text:p>
          </table:table-cell>
          <table:table-cell table:formula="of:=[.A691]/1000/(60*60*24)" office:value-type="time" office:time-value="PT03H03M42.041S" calcext:value-type="time">
            <text:p>03:03:4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736.07" calcext:value-type="float">
            <text:p>736.07</text:p>
          </table:table-cell>
          <table:table-cell office:value-type="float" office:value="892.57" calcext:value-type="float">
            <text:p>892.57</text:p>
          </table:table-cell>
        </table:table-row>
        <table:table-row table:style-name="ro1">
          <table:table-cell office:value-type="float" office:value="11038043" calcext:value-type="float">
            <text:p>11038043</text:p>
          </table:table-cell>
          <table:table-cell table:formula="of:=[.A692]/1000/(60*60*24)" office:value-type="time" office:time-value="PT03H03M58.043S" calcext:value-type="time">
            <text:p>03:03:5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737.13" calcext:value-type="float">
            <text:p>737.13</text:p>
          </table:table-cell>
          <table:table-cell office:value-type="float" office:value="893.85" calcext:value-type="float">
            <text:p>893.85</text:p>
          </table:table-cell>
        </table:table-row>
        <table:table-row table:style-name="ro1">
          <table:table-cell office:value-type="float" office:value="11054043" calcext:value-type="float">
            <text:p>11054043</text:p>
          </table:table-cell>
          <table:table-cell table:formula="of:=[.A693]/1000/(60*60*24)" office:value-type="time" office:time-value="PT03H04M14.043S" calcext:value-type="time">
            <text:p>03:04:1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738.19" calcext:value-type="float">
            <text:p>738.19</text:p>
          </table:table-cell>
          <table:table-cell office:value-type="float" office:value="895.13" calcext:value-type="float">
            <text:p>895.13</text:p>
          </table:table-cell>
        </table:table-row>
        <table:table-row table:style-name="ro1">
          <table:table-cell office:value-type="float" office:value="11070043" calcext:value-type="float">
            <text:p>11070043</text:p>
          </table:table-cell>
          <table:table-cell table:formula="of:=[.A694]/1000/(60*60*24)" office:value-type="time" office:time-value="PT03H04M30.043S" calcext:value-type="time">
            <text:p>03:04:3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739.25" calcext:value-type="float">
            <text:p>739.25</text:p>
          </table:table-cell>
          <table:table-cell office:value-type="float" office:value="896.4" calcext:value-type="float">
            <text:p>896.4</text:p>
          </table:table-cell>
        </table:table-row>
        <table:table-row table:style-name="ro1">
          <table:table-cell office:value-type="float" office:value="11086043" calcext:value-type="float">
            <text:p>11086043</text:p>
          </table:table-cell>
          <table:table-cell table:formula="of:=[.A695]/1000/(60*60*24)" office:value-type="time" office:time-value="PT03H04M46.043S" calcext:value-type="time">
            <text:p>03:04:4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740.32" calcext:value-type="float">
            <text:p>740.32</text:p>
          </table:table-cell>
          <table:table-cell office:value-type="float" office:value="897.68" calcext:value-type="float">
            <text:p>897.68</text:p>
          </table:table-cell>
        </table:table-row>
        <table:table-row table:style-name="ro1">
          <table:table-cell office:value-type="float" office:value="11102043" calcext:value-type="float">
            <text:p>11102043</text:p>
          </table:table-cell>
          <table:table-cell table:formula="of:=[.A696]/1000/(60*60*24)" office:value-type="time" office:time-value="PT03H05M02.043S" calcext:value-type="time">
            <text:p>03:05:0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741.38" calcext:value-type="float">
            <text:p>741.38</text:p>
          </table:table-cell>
          <table:table-cell office:value-type="float" office:value="898.96" calcext:value-type="float">
            <text:p>898.96</text:p>
          </table:table-cell>
        </table:table-row>
        <table:table-row table:style-name="ro1">
          <table:table-cell office:value-type="float" office:value="11118043" calcext:value-type="float">
            <text:p>11118043</text:p>
          </table:table-cell>
          <table:table-cell table:formula="of:=[.A697]/1000/(60*60*24)" office:value-type="time" office:time-value="PT03H05M18.043S" calcext:value-type="time">
            <text:p>03:05:1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742.44" calcext:value-type="float">
            <text:p>742.44</text:p>
          </table:table-cell>
          <table:table-cell office:value-type="float" office:value="900.23" calcext:value-type="float">
            <text:p>900.23</text:p>
          </table:table-cell>
        </table:table-row>
        <table:table-row table:style-name="ro1">
          <table:table-cell office:value-type="float" office:value="11134043" calcext:value-type="float">
            <text:p>11134043</text:p>
          </table:table-cell>
          <table:table-cell table:formula="of:=[.A698]/1000/(60*60*24)" office:value-type="time" office:time-value="PT03H05M34.043S" calcext:value-type="time">
            <text:p>03:05:3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743.5" calcext:value-type="float">
            <text:p>743.5</text:p>
          </table:table-cell>
          <table:table-cell office:value-type="float" office:value="901.51" calcext:value-type="float">
            <text:p>901.51</text:p>
          </table:table-cell>
        </table:table-row>
        <table:table-row table:style-name="ro1">
          <table:table-cell office:value-type="float" office:value="11150043" calcext:value-type="float">
            <text:p>11150043</text:p>
          </table:table-cell>
          <table:table-cell table:formula="of:=[.A699]/1000/(60*60*24)" office:value-type="time" office:time-value="PT03H05M50.043S" calcext:value-type="time">
            <text:p>03:05:5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744.56" calcext:value-type="float">
            <text:p>744.56</text:p>
          </table:table-cell>
          <table:table-cell office:value-type="float" office:value="902.79" calcext:value-type="float">
            <text:p>902.79</text:p>
          </table:table-cell>
        </table:table-row>
        <table:table-row table:style-name="ro1">
          <table:table-cell office:value-type="float" office:value="11166043" calcext:value-type="float">
            <text:p>11166043</text:p>
          </table:table-cell>
          <table:table-cell table:formula="of:=[.A700]/1000/(60*60*24)" office:value-type="time" office:time-value="PT03H06M06.043S" calcext:value-type="time">
            <text:p>03:06:0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745.62" calcext:value-type="float">
            <text:p>745.62</text:p>
          </table:table-cell>
          <table:table-cell office:value-type="float" office:value="904.06" calcext:value-type="float">
            <text:p>904.06</text:p>
          </table:table-cell>
        </table:table-row>
        <table:table-row table:style-name="ro1">
          <table:table-cell office:value-type="float" office:value="11182043" calcext:value-type="float">
            <text:p>11182043</text:p>
          </table:table-cell>
          <table:table-cell table:formula="of:=[.A701]/1000/(60*60*24)" office:value-type="time" office:time-value="PT03H06M22.043S" calcext:value-type="time">
            <text:p>03:06:2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746.68" calcext:value-type="float">
            <text:p>746.68</text:p>
          </table:table-cell>
          <table:table-cell office:value-type="float" office:value="905.34" calcext:value-type="float">
            <text:p>905.34</text:p>
          </table:table-cell>
        </table:table-row>
        <table:table-row table:style-name="ro1">
          <table:table-cell office:value-type="float" office:value="11198043" calcext:value-type="float">
            <text:p>11198043</text:p>
          </table:table-cell>
          <table:table-cell table:formula="of:=[.A702]/1000/(60*60*24)" office:value-type="time" office:time-value="PT03H06M38.043S" calcext:value-type="time">
            <text:p>03:06:3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747.74" calcext:value-type="float">
            <text:p>747.74</text:p>
          </table:table-cell>
          <table:table-cell office:value-type="float" office:value="906.62" calcext:value-type="float">
            <text:p>906.62</text:p>
          </table:table-cell>
        </table:table-row>
        <table:table-row table:style-name="ro1">
          <table:table-cell office:value-type="float" office:value="11214043" calcext:value-type="float">
            <text:p>11214043</text:p>
          </table:table-cell>
          <table:table-cell table:formula="of:=[.A703]/1000/(60*60*24)" office:value-type="time" office:time-value="PT03H06M54.043S" calcext:value-type="time">
            <text:p>03:06:5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748.8" calcext:value-type="float">
            <text:p>748.8</text:p>
          </table:table-cell>
          <table:table-cell office:value-type="float" office:value="907.89" calcext:value-type="float">
            <text:p>907.89</text:p>
          </table:table-cell>
        </table:table-row>
        <table:table-row table:style-name="ro1">
          <table:table-cell office:value-type="float" office:value="11230043" calcext:value-type="float">
            <text:p>11230043</text:p>
          </table:table-cell>
          <table:table-cell table:formula="of:=[.A704]/1000/(60*60*24)" office:value-type="time" office:time-value="PT03H07M10.043S" calcext:value-type="time">
            <text:p>03:07:1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749.86" calcext:value-type="float">
            <text:p>749.86</text:p>
          </table:table-cell>
          <table:table-cell office:value-type="float" office:value="909.17" calcext:value-type="float">
            <text:p>909.17</text:p>
          </table:table-cell>
        </table:table-row>
        <table:table-row table:style-name="ro1">
          <table:table-cell office:value-type="float" office:value="11246043" calcext:value-type="float">
            <text:p>11246043</text:p>
          </table:table-cell>
          <table:table-cell table:formula="of:=[.A705]/1000/(60*60*24)" office:value-type="time" office:time-value="PT03H07M26.043S" calcext:value-type="time">
            <text:p>03:07:2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7" calcext:value-type="float">
            <text:p>286.17</text:p>
          </table:table-cell>
          <table:table-cell office:value-type="float" office:value="750.92" calcext:value-type="float">
            <text:p>750.92</text:p>
          </table:table-cell>
          <table:table-cell office:value-type="float" office:value="910.44" calcext:value-type="float">
            <text:p>910.44</text:p>
          </table:table-cell>
        </table:table-row>
        <table:table-row table:style-name="ro1">
          <table:table-cell office:value-type="float" office:value="11262041" calcext:value-type="float">
            <text:p>11262041</text:p>
          </table:table-cell>
          <table:table-cell table:formula="of:=[.A706]/1000/(60*60*24)" office:value-type="time" office:time-value="PT03H07M42.041S" calcext:value-type="time">
            <text:p>03:07:4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751.98" calcext:value-type="float">
            <text:p>751.98</text:p>
          </table:table-cell>
          <table:table-cell office:value-type="float" office:value="911.72" calcext:value-type="float">
            <text:p>911.72</text:p>
          </table:table-cell>
        </table:table-row>
        <table:table-row table:style-name="ro1">
          <table:table-cell office:value-type="float" office:value="11278043" calcext:value-type="float">
            <text:p>11278043</text:p>
          </table:table-cell>
          <table:table-cell table:formula="of:=[.A707]/1000/(60*60*24)" office:value-type="time" office:time-value="PT03H07M58.043S" calcext:value-type="time">
            <text:p>03:07:5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753.04" calcext:value-type="float">
            <text:p>753.0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11294043" calcext:value-type="float">
            <text:p>11294043</text:p>
          </table:table-cell>
          <table:table-cell table:formula="of:=[.A708]/1000/(60*60*24)" office:value-type="time" office:time-value="PT03H08M14.043S" calcext:value-type="time">
            <text:p>03:08:1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754.1" calcext:value-type="float">
            <text:p>754.1</text:p>
          </table:table-cell>
          <table:table-cell office:value-type="float" office:value="914.27" calcext:value-type="float">
            <text:p>914.27</text:p>
          </table:table-cell>
        </table:table-row>
        <table:table-row table:style-name="ro1">
          <table:table-cell office:value-type="float" office:value="11310043" calcext:value-type="float">
            <text:p>11310043</text:p>
          </table:table-cell>
          <table:table-cell table:formula="of:=[.A709]/1000/(60*60*24)" office:value-type="time" office:time-value="PT03H08M30.043S" calcext:value-type="time">
            <text:p>03:08:3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755.16" calcext:value-type="float">
            <text:p>755.16</text:p>
          </table:table-cell>
          <table:table-cell office:value-type="float" office:value="915.55" calcext:value-type="float">
            <text:p>915.55</text:p>
          </table:table-cell>
        </table:table-row>
        <table:table-row table:style-name="ro1">
          <table:table-cell office:value-type="float" office:value="11326043" calcext:value-type="float">
            <text:p>11326043</text:p>
          </table:table-cell>
          <table:table-cell table:formula="of:=[.A710]/1000/(60*60*24)" office:value-type="time" office:time-value="PT03H08M46.043S" calcext:value-type="time">
            <text:p>03:08:4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756.22" calcext:value-type="float">
            <text:p>756.22</text:p>
          </table:table-cell>
          <table:table-cell office:value-type="float" office:value="916.82" calcext:value-type="float">
            <text:p>916.82</text:p>
          </table:table-cell>
        </table:table-row>
        <table:table-row table:style-name="ro1">
          <table:table-cell office:value-type="float" office:value="11342043" calcext:value-type="float">
            <text:p>11342043</text:p>
          </table:table-cell>
          <table:table-cell table:formula="of:=[.A711]/1000/(60*60*24)" office:value-type="time" office:time-value="PT03H09M02.043S" calcext:value-type="time">
            <text:p>03:09:0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757.28" calcext:value-type="float">
            <text:p>757.28</text:p>
          </table:table-cell>
          <table:table-cell office:value-type="float" office:value="918.1" calcext:value-type="float">
            <text:p>918.1</text:p>
          </table:table-cell>
        </table:table-row>
        <table:table-row table:style-name="ro1">
          <table:table-cell office:value-type="float" office:value="11358043" calcext:value-type="float">
            <text:p>11358043</text:p>
          </table:table-cell>
          <table:table-cell table:formula="of:=[.A712]/1000/(60*60*24)" office:value-type="time" office:time-value="PT03H09M18.043S" calcext:value-type="time">
            <text:p>03:09:1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58.34" calcext:value-type="float">
            <text:p>758.34</text:p>
          </table:table-cell>
          <table:table-cell office:value-type="float" office:value="919.38" calcext:value-type="float">
            <text:p>919.38</text:p>
          </table:table-cell>
        </table:table-row>
        <table:table-row table:style-name="ro1">
          <table:table-cell office:value-type="float" office:value="11374043" calcext:value-type="float">
            <text:p>11374043</text:p>
          </table:table-cell>
          <table:table-cell table:formula="of:=[.A713]/1000/(60*60*24)" office:value-type="time" office:time-value="PT03H09M34.043S" calcext:value-type="time">
            <text:p>03:09:3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59.4" calcext:value-type="float">
            <text:p>759.4</text:p>
          </table:table-cell>
          <table:table-cell office:value-type="float" office:value="920.65" calcext:value-type="float">
            <text:p>920.65</text:p>
          </table:table-cell>
        </table:table-row>
        <table:table-row table:style-name="ro1">
          <table:table-cell office:value-type="float" office:value="11390043" calcext:value-type="float">
            <text:p>11390043</text:p>
          </table:table-cell>
          <table:table-cell table:formula="of:=[.A714]/1000/(60*60*24)" office:value-type="time" office:time-value="PT03H09M50.043S" calcext:value-type="time">
            <text:p>03:09:5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760.46" calcext:value-type="float">
            <text:p>760.46</text:p>
          </table:table-cell>
          <table:table-cell office:value-type="float" office:value="921.93" calcext:value-type="float">
            <text:p>921.93</text:p>
          </table:table-cell>
        </table:table-row>
        <table:table-row table:style-name="ro1">
          <table:table-cell office:value-type="float" office:value="11406043" calcext:value-type="float">
            <text:p>11406043</text:p>
          </table:table-cell>
          <table:table-cell table:formula="of:=[.A715]/1000/(60*60*24)" office:value-type="time" office:time-value="PT03H10M06.043S" calcext:value-type="time">
            <text:p>03:10:0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61.52" calcext:value-type="float">
            <text:p>761.52</text:p>
          </table:table-cell>
          <table:table-cell office:value-type="float" office:value="923.2" calcext:value-type="float">
            <text:p>923.2</text:p>
          </table:table-cell>
        </table:table-row>
        <table:table-row table:style-name="ro1">
          <table:table-cell office:value-type="float" office:value="11422043" calcext:value-type="float">
            <text:p>11422043</text:p>
          </table:table-cell>
          <table:table-cell table:formula="of:=[.A716]/1000/(60*60*24)" office:value-type="time" office:time-value="PT03H10M22.043S" calcext:value-type="time">
            <text:p>03:10:2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62.58" calcext:value-type="float">
            <text:p>762.58</text:p>
          </table:table-cell>
          <table:table-cell office:value-type="float" office:value="924.48" calcext:value-type="float">
            <text:p>924.48</text:p>
          </table:table-cell>
        </table:table-row>
        <table:table-row table:style-name="ro1">
          <table:table-cell office:value-type="float" office:value="11438043" calcext:value-type="float">
            <text:p>11438043</text:p>
          </table:table-cell>
          <table:table-cell table:formula="of:=[.A717]/1000/(60*60*24)" office:value-type="time" office:time-value="PT03H10M38.043S" calcext:value-type="time">
            <text:p>03:10:3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63.64" calcext:value-type="float">
            <text:p>763.64</text:p>
          </table:table-cell>
          <table:table-cell office:value-type="float" office:value="925.76" calcext:value-type="float">
            <text:p>925.76</text:p>
          </table:table-cell>
        </table:table-row>
        <table:table-row table:style-name="ro1">
          <table:table-cell office:value-type="float" office:value="11454043" calcext:value-type="float">
            <text:p>11454043</text:p>
          </table:table-cell>
          <table:table-cell table:formula="of:=[.A718]/1000/(60*60*24)" office:value-type="time" office:time-value="PT03H10M54.043S" calcext:value-type="time">
            <text:p>03:10:5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64.7" calcext:value-type="float">
            <text:p>764.7</text:p>
          </table:table-cell>
          <table:table-cell office:value-type="float" office:value="927.03" calcext:value-type="float">
            <text:p>927.03</text:p>
          </table:table-cell>
        </table:table-row>
        <table:table-row table:style-name="ro1">
          <table:table-cell office:value-type="float" office:value="11470043" calcext:value-type="float">
            <text:p>11470043</text:p>
          </table:table-cell>
          <table:table-cell table:formula="of:=[.A719]/1000/(60*60*24)" office:value-type="time" office:time-value="PT03H11M10.043S" calcext:value-type="time">
            <text:p>03:11:1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65.76" calcext:value-type="float">
            <text:p>765.76</text:p>
          </table:table-cell>
          <table:table-cell office:value-type="float" office:value="928.31" calcext:value-type="float">
            <text:p>928.31</text:p>
          </table:table-cell>
        </table:table-row>
        <table:table-row table:style-name="ro1">
          <table:table-cell office:value-type="float" office:value="11486043" calcext:value-type="float">
            <text:p>11486043</text:p>
          </table:table-cell>
          <table:table-cell table:formula="of:=[.A720]/1000/(60*60*24)" office:value-type="time" office:time-value="PT03H11M26.043S" calcext:value-type="time">
            <text:p>03:11:2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766.82" calcext:value-type="float">
            <text:p>766.82</text:p>
          </table:table-cell>
          <table:table-cell office:value-type="float" office:value="929.58" calcext:value-type="float">
            <text:p>929.58</text:p>
          </table:table-cell>
        </table:table-row>
        <table:table-row table:style-name="ro1">
          <table:table-cell office:value-type="float" office:value="11502043" calcext:value-type="float">
            <text:p>11502043</text:p>
          </table:table-cell>
          <table:table-cell table:formula="of:=[.A721]/1000/(60*60*24)" office:value-type="time" office:time-value="PT03H11M42.043S" calcext:value-type="time">
            <text:p>03:11:4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67.88" calcext:value-type="float">
            <text:p>767.88</text:p>
          </table:table-cell>
          <table:table-cell office:value-type="float" office:value="930.86" calcext:value-type="float">
            <text:p>930.86</text:p>
          </table:table-cell>
        </table:table-row>
        <table:table-row table:style-name="ro1">
          <table:table-cell office:value-type="float" office:value="11518043" calcext:value-type="float">
            <text:p>11518043</text:p>
          </table:table-cell>
          <table:table-cell table:formula="of:=[.A722]/1000/(60*60*24)" office:value-type="time" office:time-value="PT03H11M58.043S" calcext:value-type="time">
            <text:p>03:11:5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68.94" calcext:value-type="float">
            <text:p>768.94</text:p>
          </table:table-cell>
          <table:table-cell office:value-type="float" office:value="932.13" calcext:value-type="float">
            <text:p>932.13</text:p>
          </table:table-cell>
        </table:table-row>
        <table:table-row table:style-name="ro1">
          <table:table-cell office:value-type="float" office:value="11534043" calcext:value-type="float">
            <text:p>11534043</text:p>
          </table:table-cell>
          <table:table-cell table:formula="of:=[.A723]/1000/(60*60*24)" office:value-type="time" office:time-value="PT03H12M14.043S" calcext:value-type="time">
            <text:p>03:12:1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70" calcext:value-type="float">
            <text:p>770</text:p>
          </table:table-cell>
          <table:table-cell office:value-type="float" office:value="933.41" calcext:value-type="float">
            <text:p>933.41</text:p>
          </table:table-cell>
        </table:table-row>
        <table:table-row table:style-name="ro1">
          <table:table-cell office:value-type="float" office:value="11550043" calcext:value-type="float">
            <text:p>11550043</text:p>
          </table:table-cell>
          <table:table-cell table:formula="of:=[.A724]/1000/(60*60*24)" office:value-type="time" office:time-value="PT03H12M30.043S" calcext:value-type="time">
            <text:p>03:12:3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71.06" calcext:value-type="float">
            <text:p>771.06</text:p>
          </table:table-cell>
          <table:table-cell office:value-type="float" office:value="934.68" calcext:value-type="float">
            <text:p>934.68</text:p>
          </table:table-cell>
        </table:table-row>
        <table:table-row table:style-name="ro1">
          <table:table-cell office:value-type="float" office:value="11566043" calcext:value-type="float">
            <text:p>11566043</text:p>
          </table:table-cell>
          <table:table-cell table:formula="of:=[.A725]/1000/(60*60*24)" office:value-type="time" office:time-value="PT03H12M46.043S" calcext:value-type="time">
            <text:p>03:12:4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72.12" calcext:value-type="float">
            <text:p>772.12</text:p>
          </table:table-cell>
          <table:table-cell office:value-type="float" office:value="935.96" calcext:value-type="float">
            <text:p>935.96</text:p>
          </table:table-cell>
        </table:table-row>
        <table:table-row table:style-name="ro1">
          <table:table-cell office:value-type="float" office:value="11582043" calcext:value-type="float">
            <text:p>11582043</text:p>
          </table:table-cell>
          <table:table-cell table:formula="of:=[.A726]/1000/(60*60*24)" office:value-type="time" office:time-value="PT03H13M02.043S" calcext:value-type="time">
            <text:p>03:13:0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73.18" calcext:value-type="float">
            <text:p>773.18</text:p>
          </table:table-cell>
          <table:table-cell office:value-type="float" office:value="937.23" calcext:value-type="float">
            <text:p>937.23</text:p>
          </table:table-cell>
        </table:table-row>
        <table:table-row table:style-name="ro1">
          <table:table-cell office:value-type="float" office:value="11598043" calcext:value-type="float">
            <text:p>11598043</text:p>
          </table:table-cell>
          <table:table-cell table:formula="of:=[.A727]/1000/(60*60*24)" office:value-type="time" office:time-value="PT03H13M18.043S" calcext:value-type="time">
            <text:p>03:13:1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74.24" calcext:value-type="float">
            <text:p>774.24</text:p>
          </table:table-cell>
          <table:table-cell office:value-type="float" office:value="938.51" calcext:value-type="float">
            <text:p>938.51</text:p>
          </table:table-cell>
        </table:table-row>
        <table:table-row table:style-name="ro1">
          <table:table-cell office:value-type="float" office:value="11614041" calcext:value-type="float">
            <text:p>11614041</text:p>
          </table:table-cell>
          <table:table-cell table:formula="of:=[.A728]/1000/(60*60*24)" office:value-type="time" office:time-value="PT03H13M34.041S" calcext:value-type="time">
            <text:p>03:13:3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75.3" calcext:value-type="float">
            <text:p>775.3</text:p>
          </table:table-cell>
          <table:table-cell office:value-type="float" office:value="939.78" calcext:value-type="float">
            <text:p>939.78</text:p>
          </table:table-cell>
        </table:table-row>
        <table:table-row table:style-name="ro1">
          <table:table-cell office:value-type="float" office:value="11630043" calcext:value-type="float">
            <text:p>11630043</text:p>
          </table:table-cell>
          <table:table-cell table:formula="of:=[.A729]/1000/(60*60*24)" office:value-type="time" office:time-value="PT03H13M50.043S" calcext:value-type="time">
            <text:p>03:13:5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76.36" calcext:value-type="float">
            <text:p>776.36</text:p>
          </table:table-cell>
          <table:table-cell office:value-type="float" office:value="941.06" calcext:value-type="float">
            <text:p>941.06</text:p>
          </table:table-cell>
        </table:table-row>
        <table:table-row table:style-name="ro1">
          <table:table-cell office:value-type="float" office:value="11646043" calcext:value-type="float">
            <text:p>11646043</text:p>
          </table:table-cell>
          <table:table-cell table:formula="of:=[.A730]/1000/(60*60*24)" office:value-type="time" office:time-value="PT03H14M06.043S" calcext:value-type="time">
            <text:p>03:14:0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77.42" calcext:value-type="float">
            <text:p>777.42</text:p>
          </table:table-cell>
          <table:table-cell office:value-type="float" office:value="942.33" calcext:value-type="float">
            <text:p>942.33</text:p>
          </table:table-cell>
        </table:table-row>
        <table:table-row table:style-name="ro1">
          <table:table-cell office:value-type="float" office:value="11662043" calcext:value-type="float">
            <text:p>11662043</text:p>
          </table:table-cell>
          <table:table-cell table:formula="of:=[.A731]/1000/(60*60*24)" office:value-type="time" office:time-value="PT03H14M22.043S" calcext:value-type="time">
            <text:p>03:14:2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78.48" calcext:value-type="float">
            <text:p>778.48</text:p>
          </table:table-cell>
          <table:table-cell office:value-type="float" office:value="943.61" calcext:value-type="float">
            <text:p>943.61</text:p>
          </table:table-cell>
        </table:table-row>
        <table:table-row table:style-name="ro1">
          <table:table-cell office:value-type="float" office:value="11678043" calcext:value-type="float">
            <text:p>11678043</text:p>
          </table:table-cell>
          <table:table-cell table:formula="of:=[.A732]/1000/(60*60*24)" office:value-type="time" office:time-value="PT03H14M38.043S" calcext:value-type="time">
            <text:p>03:14:3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79.54" calcext:value-type="float">
            <text:p>779.54</text:p>
          </table:table-cell>
          <table:table-cell office:value-type="float" office:value="944.88" calcext:value-type="float">
            <text:p>944.88</text:p>
          </table:table-cell>
        </table:table-row>
        <table:table-row table:style-name="ro1">
          <table:table-cell office:value-type="float" office:value="11694043" calcext:value-type="float">
            <text:p>11694043</text:p>
          </table:table-cell>
          <table:table-cell table:formula="of:=[.A733]/1000/(60*60*24)" office:value-type="time" office:time-value="PT03H14M54.043S" calcext:value-type="time">
            <text:p>03:14:5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80.6" calcext:value-type="float">
            <text:p>780.6</text:p>
          </table:table-cell>
          <table:table-cell office:value-type="float" office:value="946.16" calcext:value-type="float">
            <text:p>946.16</text:p>
          </table:table-cell>
        </table:table-row>
        <table:table-row table:style-name="ro1">
          <table:table-cell office:value-type="float" office:value="11710043" calcext:value-type="float">
            <text:p>11710043</text:p>
          </table:table-cell>
          <table:table-cell table:formula="of:=[.A734]/1000/(60*60*24)" office:value-type="time" office:time-value="PT03H15M10.043S" calcext:value-type="time">
            <text:p>03:15:1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781.66" calcext:value-type="float">
            <text:p>781.66</text:p>
          </table:table-cell>
          <table:table-cell office:value-type="float" office:value="947.43" calcext:value-type="float">
            <text:p>947.43</text:p>
          </table:table-cell>
        </table:table-row>
        <table:table-row table:style-name="ro1">
          <table:table-cell office:value-type="float" office:value="11726043" calcext:value-type="float">
            <text:p>11726043</text:p>
          </table:table-cell>
          <table:table-cell table:formula="of:=[.A735]/1000/(60*60*24)" office:value-type="time" office:time-value="PT03H15M26.043S" calcext:value-type="time">
            <text:p>03:15:2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82.72" calcext:value-type="float">
            <text:p>782.72</text:p>
          </table:table-cell>
          <table:table-cell office:value-type="float" office:value="948.71" calcext:value-type="float">
            <text:p>948.71</text:p>
          </table:table-cell>
        </table:table-row>
        <table:table-row table:style-name="ro1">
          <table:table-cell office:value-type="float" office:value="11742043" calcext:value-type="float">
            <text:p>11742043</text:p>
          </table:table-cell>
          <table:table-cell table:formula="of:=[.A736]/1000/(60*60*24)" office:value-type="time" office:time-value="PT03H15M42.043S" calcext:value-type="time">
            <text:p>03:15:4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83.78" calcext:value-type="float">
            <text:p>783.78</text:p>
          </table:table-cell>
          <table:table-cell office:value-type="float" office:value="949.98" calcext:value-type="float">
            <text:p>949.98</text:p>
          </table:table-cell>
        </table:table-row>
        <table:table-row table:style-name="ro1">
          <table:table-cell office:value-type="float" office:value="11758043" calcext:value-type="float">
            <text:p>11758043</text:p>
          </table:table-cell>
          <table:table-cell table:formula="of:=[.A737]/1000/(60*60*24)" office:value-type="time" office:time-value="PT03H15M58.043S" calcext:value-type="time">
            <text:p>03:15:5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84.83" calcext:value-type="float">
            <text:p>784.83</text:p>
          </table:table-cell>
          <table:table-cell office:value-type="float" office:value="951.26" calcext:value-type="float">
            <text:p>951.26</text:p>
          </table:table-cell>
        </table:table-row>
        <table:table-row table:style-name="ro1">
          <table:table-cell office:value-type="float" office:value="11774043" calcext:value-type="float">
            <text:p>11774043</text:p>
          </table:table-cell>
          <table:table-cell table:formula="of:=[.A738]/1000/(60*60*24)" office:value-type="time" office:time-value="PT03H16M14.043S" calcext:value-type="time">
            <text:p>03:16:1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85.89" calcext:value-type="float">
            <text:p>785.89</text:p>
          </table:table-cell>
          <table:table-cell office:value-type="float" office:value="952.53" calcext:value-type="float">
            <text:p>952.53</text:p>
          </table:table-cell>
        </table:table-row>
        <table:table-row table:style-name="ro1">
          <table:table-cell office:value-type="float" office:value="11790043" calcext:value-type="float">
            <text:p>11790043</text:p>
          </table:table-cell>
          <table:table-cell table:formula="of:=[.A739]/1000/(60*60*24)" office:value-type="time" office:time-value="PT03H16M30.043S" calcext:value-type="time">
            <text:p>03:16:3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86.95" calcext:value-type="float">
            <text:p>786.95</text:p>
          </table:table-cell>
          <table:table-cell office:value-type="float" office:value="953.81" calcext:value-type="float">
            <text:p>953.81</text:p>
          </table:table-cell>
        </table:table-row>
        <table:table-row table:style-name="ro1">
          <table:table-cell office:value-type="float" office:value="11806043" calcext:value-type="float">
            <text:p>11806043</text:p>
          </table:table-cell>
          <table:table-cell table:formula="of:=[.A740]/1000/(60*60*24)" office:value-type="time" office:time-value="PT03H16M46.043S" calcext:value-type="time">
            <text:p>03:16:4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8" calcext:value-type="float">
            <text:p>286.88</text:p>
          </table:table-cell>
          <table:table-cell office:value-type="float" office:value="788.01" calcext:value-type="float">
            <text:p>788.01</text:p>
          </table:table-cell>
          <table:table-cell office:value-type="float" office:value="955.08" calcext:value-type="float">
            <text:p>955.08</text:p>
          </table:table-cell>
        </table:table-row>
        <table:table-row table:style-name="ro1">
          <table:table-cell office:value-type="float" office:value="11822043" calcext:value-type="float">
            <text:p>11822043</text:p>
          </table:table-cell>
          <table:table-cell table:formula="of:=[.A741]/1000/(60*60*24)" office:value-type="time" office:time-value="PT03H17M02.043S" calcext:value-type="time">
            <text:p>03:17:0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89.07" calcext:value-type="float">
            <text:p>789.07</text:p>
          </table:table-cell>
          <table:table-cell office:value-type="float" office:value="956.36" calcext:value-type="float">
            <text:p>956.36</text:p>
          </table:table-cell>
        </table:table-row>
        <table:table-row table:style-name="ro1">
          <table:table-cell office:value-type="float" office:value="11838043" calcext:value-type="float">
            <text:p>11838043</text:p>
          </table:table-cell>
          <table:table-cell table:formula="of:=[.A742]/1000/(60*60*24)" office:value-type="time" office:time-value="PT03H17M18.043S" calcext:value-type="time">
            <text:p>03:17:1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90.13" calcext:value-type="float">
            <text:p>790.13</text:p>
          </table:table-cell>
          <table:table-cell office:value-type="float" office:value="957.63" calcext:value-type="float">
            <text:p>957.63</text:p>
          </table:table-cell>
        </table:table-row>
        <table:table-row table:style-name="ro1">
          <table:table-cell office:value-type="float" office:value="11854043" calcext:value-type="float">
            <text:p>11854043</text:p>
          </table:table-cell>
          <table:table-cell table:formula="of:=[.A743]/1000/(60*60*24)" office:value-type="time" office:time-value="PT03H17M34.043S" calcext:value-type="time">
            <text:p>03:17:3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8" calcext:value-type="float">
            <text:p>286.88</text:p>
          </table:table-cell>
          <table:table-cell office:value-type="float" office:value="791.19" calcext:value-type="float">
            <text:p>791.19</text:p>
          </table:table-cell>
          <table:table-cell office:value-type="float" office:value="958.91" calcext:value-type="float">
            <text:p>958.91</text:p>
          </table:table-cell>
        </table:table-row>
        <table:table-row table:style-name="ro1">
          <table:table-cell office:value-type="float" office:value="11870043" calcext:value-type="float">
            <text:p>11870043</text:p>
          </table:table-cell>
          <table:table-cell table:formula="of:=[.A744]/1000/(60*60*24)" office:value-type="time" office:time-value="PT03H17M50.043S" calcext:value-type="time">
            <text:p>03:17:5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99" calcext:value-type="float">
            <text:p>286.99</text:p>
          </table:table-cell>
          <table:table-cell office:value-type="float" office:value="792.25" calcext:value-type="float">
            <text:p>792.25</text:p>
          </table:table-cell>
          <table:table-cell office:value-type="float" office:value="960.18" calcext:value-type="float">
            <text:p>960.18</text:p>
          </table:table-cell>
        </table:table-row>
        <table:table-row table:style-name="ro1">
          <table:table-cell office:value-type="float" office:value="11886043" calcext:value-type="float">
            <text:p>11886043</text:p>
          </table:table-cell>
          <table:table-cell table:formula="of:=[.A745]/1000/(60*60*24)" office:value-type="time" office:time-value="PT03H18M06.043S" calcext:value-type="time">
            <text:p>03:18:0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93.31" calcext:value-type="float">
            <text:p>793.31</text:p>
          </table:table-cell>
          <table:table-cell office:value-type="float" office:value="961.45" calcext:value-type="float">
            <text:p>961.45</text:p>
          </table:table-cell>
        </table:table-row>
        <table:table-row table:style-name="ro1">
          <table:table-cell office:value-type="float" office:value="11902043" calcext:value-type="float">
            <text:p>11902043</text:p>
          </table:table-cell>
          <table:table-cell table:formula="of:=[.A746]/1000/(60*60*24)" office:value-type="time" office:time-value="PT03H18M22.043S" calcext:value-type="time">
            <text:p>03:18:2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794.37" calcext:value-type="float">
            <text:p>794.37</text:p>
          </table:table-cell>
          <table:table-cell office:value-type="float" office:value="962.73" calcext:value-type="float">
            <text:p>962.73</text:p>
          </table:table-cell>
        </table:table-row>
        <table:table-row table:style-name="ro1">
          <table:table-cell office:value-type="float" office:value="11918043" calcext:value-type="float">
            <text:p>11918043</text:p>
          </table:table-cell>
          <table:table-cell table:formula="of:=[.A747]/1000/(60*60*24)" office:value-type="time" office:time-value="PT03H18M38.043S" calcext:value-type="time">
            <text:p>03:18:3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95.43" calcext:value-type="float">
            <text:p>795.43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1934043" calcext:value-type="float">
            <text:p>11934043</text:p>
          </table:table-cell>
          <table:table-cell table:formula="of:=[.A748]/1000/(60*60*24)" office:value-type="time" office:time-value="PT03H18M54.043S" calcext:value-type="time">
            <text:p>03:18:5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796.49" calcext:value-type="float">
            <text:p>796.49</text:p>
          </table:table-cell>
          <table:table-cell office:value-type="float" office:value="965.28" calcext:value-type="float">
            <text:p>965.28</text:p>
          </table:table-cell>
        </table:table-row>
        <table:table-row table:style-name="ro1">
          <table:table-cell office:value-type="float" office:value="11950043" calcext:value-type="float">
            <text:p>11950043</text:p>
          </table:table-cell>
          <table:table-cell table:formula="of:=[.A749]/1000/(60*60*24)" office:value-type="time" office:time-value="PT03H19M10.043S" calcext:value-type="time">
            <text:p>03:19:1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797.55" calcext:value-type="float">
            <text:p>797.55</text:p>
          </table:table-cell>
          <table:table-cell office:value-type="float" office:value="966.55" calcext:value-type="float">
            <text:p>966.55</text:p>
          </table:table-cell>
        </table:table-row>
        <table:table-row table:style-name="ro1">
          <table:table-cell office:value-type="float" office:value="11966043" calcext:value-type="float">
            <text:p>11966043</text:p>
          </table:table-cell>
          <table:table-cell table:formula="of:=[.A750]/1000/(60*60*24)" office:value-type="time" office:time-value="PT03H19M26.043S" calcext:value-type="time">
            <text:p>03:19:2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8" calcext:value-type="float">
            <text:p>286.88</text:p>
          </table:table-cell>
          <table:table-cell office:value-type="float" office:value="798.61" calcext:value-type="float">
            <text:p>798.61</text:p>
          </table:table-cell>
          <table:table-cell office:value-type="float" office:value="967.82" calcext:value-type="float">
            <text:p>967.82</text:p>
          </table:table-cell>
        </table:table-row>
        <table:table-row table:style-name="ro1">
          <table:table-cell office:value-type="float" office:value="11982043" calcext:value-type="float">
            <text:p>11982043</text:p>
          </table:table-cell>
          <table:table-cell table:formula="of:=[.A751]/1000/(60*60*24)" office:value-type="time" office:time-value="PT03H19M42.043S" calcext:value-type="time">
            <text:p>03:19:4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99" calcext:value-type="float">
            <text:p>286.99</text:p>
          </table:table-cell>
          <table:table-cell office:value-type="float" office:value="799.67" calcext:value-type="float">
            <text:p>799.67</text:p>
          </table:table-cell>
          <table:table-cell office:value-type="float" office:value="969.1" calcext:value-type="float">
            <text:p>969.1</text:p>
          </table:table-cell>
        </table:table-row>
        <table:table-row table:style-name="ro1">
          <table:table-cell office:value-type="float" office:value="11998043" calcext:value-type="float">
            <text:p>11998043</text:p>
          </table:table-cell>
          <table:table-cell table:formula="of:=[.A752]/1000/(60*60*24)" office:value-type="time" office:time-value="PT03H19M58.043S" calcext:value-type="time">
            <text:p>03:19:5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800.73" calcext:value-type="float">
            <text:p>800.73</text:p>
          </table:table-cell>
          <table:table-cell office:value-type="float" office:value="970.37" calcext:value-type="float">
            <text:p>970.37</text:p>
          </table:table-cell>
        </table:table-row>
        <table:table-row table:style-name="ro1">
          <table:table-cell office:value-type="float" office:value="12014043" calcext:value-type="float">
            <text:p>12014043</text:p>
          </table:table-cell>
          <table:table-cell table:formula="of:=[.A753]/1000/(60*60*24)" office:value-type="time" office:time-value="PT03H20M14.043S" calcext:value-type="time">
            <text:p>03:20:1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801.79" calcext:value-type="float">
            <text:p>801.79</text:p>
          </table:table-cell>
          <table:table-cell office:value-type="float" office:value="971.65" calcext:value-type="float">
            <text:p>971.65</text:p>
          </table:table-cell>
        </table:table-row>
        <table:table-row table:style-name="ro1">
          <table:table-cell office:value-type="float" office:value="12030043" calcext:value-type="float">
            <text:p>12030043</text:p>
          </table:table-cell>
          <table:table-cell table:formula="of:=[.A754]/1000/(60*60*24)" office:value-type="time" office:time-value="PT03H20M30.043S" calcext:value-type="time">
            <text:p>03:20:3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802.85" calcext:value-type="float">
            <text:p>802.85</text:p>
          </table:table-cell>
          <table:table-cell office:value-type="float" office:value="972.92" calcext:value-type="float">
            <text:p>972.92</text:p>
          </table:table-cell>
        </table:table-row>
        <table:table-row table:style-name="ro1">
          <table:table-cell office:value-type="float" office:value="12046043" calcext:value-type="float">
            <text:p>12046043</text:p>
          </table:table-cell>
          <table:table-cell table:formula="of:=[.A755]/1000/(60*60*24)" office:value-type="time" office:time-value="PT03H20M46.043S" calcext:value-type="time">
            <text:p>03:20:4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803.91" calcext:value-type="float">
            <text:p>803.91</text:p>
          </table:table-cell>
          <table:table-cell office:value-type="float" office:value="974.2" calcext:value-type="float">
            <text:p>974.2</text:p>
          </table:table-cell>
        </table:table-row>
        <table:table-row table:style-name="ro1">
          <table:table-cell office:value-type="float" office:value="12062043" calcext:value-type="float">
            <text:p>12062043</text:p>
          </table:table-cell>
          <table:table-cell table:formula="of:=[.A756]/1000/(60*60*24)" office:value-type="time" office:time-value="PT03H21M02.043S" calcext:value-type="time">
            <text:p>03:21:0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804.97" calcext:value-type="float">
            <text:p>804.97</text:p>
          </table:table-cell>
          <table:table-cell office:value-type="float" office:value="975.47" calcext:value-type="float">
            <text:p>975.47</text:p>
          </table:table-cell>
        </table:table-row>
        <table:table-row table:style-name="ro1">
          <table:table-cell office:value-type="float" office:value="12078043" calcext:value-type="float">
            <text:p>12078043</text:p>
          </table:table-cell>
          <table:table-cell table:formula="of:=[.A757]/1000/(60*60*24)" office:value-type="time" office:time-value="PT03H21M18.043S" calcext:value-type="time">
            <text:p>03:21:1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806.02" calcext:value-type="float">
            <text:p>806.02</text:p>
          </table:table-cell>
          <table:table-cell office:value-type="float" office:value="976.74" calcext:value-type="float">
            <text:p>976.74</text:p>
          </table:table-cell>
        </table:table-row>
        <table:table-row table:style-name="ro1">
          <table:table-cell office:value-type="float" office:value="12094043" calcext:value-type="float">
            <text:p>12094043</text:p>
          </table:table-cell>
          <table:table-cell table:formula="of:=[.A758]/1000/(60*60*24)" office:value-type="time" office:time-value="PT03H21M34.043S" calcext:value-type="time">
            <text:p>03:21:3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807.08" calcext:value-type="float">
            <text:p>807.08</text:p>
          </table:table-cell>
          <table:table-cell office:value-type="float" office:value="978.01" calcext:value-type="float">
            <text:p>978.01</text:p>
          </table:table-cell>
        </table:table-row>
        <table:table-row table:style-name="ro1">
          <table:table-cell office:value-type="float" office:value="12110043" calcext:value-type="float">
            <text:p>12110043</text:p>
          </table:table-cell>
          <table:table-cell table:formula="of:=[.A759]/1000/(60*60*24)" office:value-type="time" office:time-value="PT03H21M50.043S" calcext:value-type="time">
            <text:p>03:21:5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808.14" calcext:value-type="float">
            <text:p>808.14</text:p>
          </table:table-cell>
          <table:table-cell office:value-type="float" office:value="979.28" calcext:value-type="float">
            <text:p>979.28</text:p>
          </table:table-cell>
        </table:table-row>
        <table:table-row table:style-name="ro1">
          <table:table-cell office:value-type="float" office:value="12126043" calcext:value-type="float">
            <text:p>12126043</text:p>
          </table:table-cell>
          <table:table-cell table:formula="of:=[.A760]/1000/(60*60*24)" office:value-type="time" office:time-value="PT03H22M06.043S" calcext:value-type="time">
            <text:p>03:22:0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809.2" calcext:value-type="float">
            <text:p>809.2</text:p>
          </table:table-cell>
          <table:table-cell office:value-type="float" office:value="980.56" calcext:value-type="float">
            <text:p>980.56</text:p>
          </table:table-cell>
        </table:table-row>
        <table:table-row table:style-name="ro1">
          <table:table-cell office:value-type="float" office:value="12142043" calcext:value-type="float">
            <text:p>12142043</text:p>
          </table:table-cell>
          <table:table-cell table:formula="of:=[.A761]/1000/(60*60*24)" office:value-type="time" office:time-value="PT03H22M22.043S" calcext:value-type="time">
            <text:p>03:22:2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810.26" calcext:value-type="float">
            <text:p>810.26</text:p>
          </table:table-cell>
          <table:table-cell office:value-type="float" office:value="981.83" calcext:value-type="float">
            <text:p>981.83</text:p>
          </table:table-cell>
        </table:table-row>
        <table:table-row table:style-name="ro1">
          <table:table-cell office:value-type="float" office:value="12158043" calcext:value-type="float">
            <text:p>12158043</text:p>
          </table:table-cell>
          <table:table-cell table:formula="of:=[.A762]/1000/(60*60*24)" office:value-type="time" office:time-value="PT03H22M38.043S" calcext:value-type="time">
            <text:p>03:22:3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811.32" calcext:value-type="float">
            <text:p>811.32</text:p>
          </table:table-cell>
          <table:table-cell office:value-type="float" office:value="983.1" calcext:value-type="float">
            <text:p>983.1</text:p>
          </table:table-cell>
        </table:table-row>
        <table:table-row table:style-name="ro1">
          <table:table-cell office:value-type="float" office:value="12174043" calcext:value-type="float">
            <text:p>12174043</text:p>
          </table:table-cell>
          <table:table-cell table:formula="of:=[.A763]/1000/(60*60*24)" office:value-type="time" office:time-value="PT03H22M54.043S" calcext:value-type="time">
            <text:p>03:22:5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812.38" calcext:value-type="float">
            <text:p>812.38</text:p>
          </table:table-cell>
          <table:table-cell office:value-type="float" office:value="984.38" calcext:value-type="float">
            <text:p>984.38</text:p>
          </table:table-cell>
        </table:table-row>
        <table:table-row table:style-name="ro1">
          <table:table-cell office:value-type="float" office:value="12190043" calcext:value-type="float">
            <text:p>12190043</text:p>
          </table:table-cell>
          <table:table-cell table:formula="of:=[.A764]/1000/(60*60*24)" office:value-type="time" office:time-value="PT03H23M10.043S" calcext:value-type="time">
            <text:p>03:23:1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813.44" calcext:value-type="float">
            <text:p>813.44</text:p>
          </table:table-cell>
          <table:table-cell office:value-type="float" office:value="985.65" calcext:value-type="float">
            <text:p>985.65</text:p>
          </table:table-cell>
        </table:table-row>
        <table:table-row table:style-name="ro1">
          <table:table-cell office:value-type="float" office:value="12206043" calcext:value-type="float">
            <text:p>12206043</text:p>
          </table:table-cell>
          <table:table-cell table:formula="of:=[.A765]/1000/(60*60*24)" office:value-type="time" office:time-value="PT03H23M26.043S" calcext:value-type="time">
            <text:p>03:23:2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14.5" calcext:value-type="float">
            <text:p>814.5</text:p>
          </table:table-cell>
          <table:table-cell office:value-type="float" office:value="986.93" calcext:value-type="float">
            <text:p>986.93</text:p>
          </table:table-cell>
        </table:table-row>
        <table:table-row table:style-name="ro1">
          <table:table-cell office:value-type="float" office:value="12222043" calcext:value-type="float">
            <text:p>12222043</text:p>
          </table:table-cell>
          <table:table-cell table:formula="of:=[.A766]/1000/(60*60*24)" office:value-type="time" office:time-value="PT03H23M42.043S" calcext:value-type="time">
            <text:p>03:23:4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15.56" calcext:value-type="float">
            <text:p>815.56</text:p>
          </table:table-cell>
          <table:table-cell office:value-type="float" office:value="988.2" calcext:value-type="float">
            <text:p>988.2</text:p>
          </table:table-cell>
        </table:table-row>
        <table:table-row table:style-name="ro1">
          <table:table-cell office:value-type="float" office:value="12238043" calcext:value-type="float">
            <text:p>12238043</text:p>
          </table:table-cell>
          <table:table-cell table:formula="of:=[.A767]/1000/(60*60*24)" office:value-type="time" office:time-value="PT03H23M58.043S" calcext:value-type="time">
            <text:p>03:23:5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816.62" calcext:value-type="float">
            <text:p>816.62</text:p>
          </table:table-cell>
          <table:table-cell office:value-type="float" office:value="989.47" calcext:value-type="float">
            <text:p>989.47</text:p>
          </table:table-cell>
        </table:table-row>
        <table:table-row table:style-name="ro1">
          <table:table-cell office:value-type="float" office:value="12254043" calcext:value-type="float">
            <text:p>12254043</text:p>
          </table:table-cell>
          <table:table-cell table:formula="of:=[.A768]/1000/(60*60*24)" office:value-type="time" office:time-value="PT03H24M14.043S" calcext:value-type="time">
            <text:p>03:24:1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817.68" calcext:value-type="float">
            <text:p>817.68</text:p>
          </table:table-cell>
          <table:table-cell office:value-type="float" office:value="990.74" calcext:value-type="float">
            <text:p>990.74</text:p>
          </table:table-cell>
        </table:table-row>
        <table:table-row table:style-name="ro1">
          <table:table-cell office:value-type="float" office:value="12270043" calcext:value-type="float">
            <text:p>12270043</text:p>
          </table:table-cell>
          <table:table-cell table:formula="of:=[.A769]/1000/(60*60*24)" office:value-type="time" office:time-value="PT03H24M30.043S" calcext:value-type="time">
            <text:p>03:24:3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18.73" calcext:value-type="float">
            <text:p>818.73</text:p>
          </table:table-cell>
          <table:table-cell office:value-type="float" office:value="992.01" calcext:value-type="float">
            <text:p>992.01</text:p>
          </table:table-cell>
        </table:table-row>
        <table:table-row table:style-name="ro1">
          <table:table-cell office:value-type="float" office:value="12286043" calcext:value-type="float">
            <text:p>12286043</text:p>
          </table:table-cell>
          <table:table-cell table:formula="of:=[.A770]/1000/(60*60*24)" office:value-type="time" office:time-value="PT03H24M46.043S" calcext:value-type="time">
            <text:p>03:24:4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819.79" calcext:value-type="float">
            <text:p>819.79</text:p>
          </table:table-cell>
          <table:table-cell office:value-type="float" office:value="993.28" calcext:value-type="float">
            <text:p>993.28</text:p>
          </table:table-cell>
        </table:table-row>
        <table:table-row table:style-name="ro1">
          <table:table-cell office:value-type="float" office:value="12302043" calcext:value-type="float">
            <text:p>12302043</text:p>
          </table:table-cell>
          <table:table-cell table:formula="of:=[.A771]/1000/(60*60*24)" office:value-type="time" office:time-value="PT03H25M02.043S" calcext:value-type="time">
            <text:p>03:25:0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820.85" calcext:value-type="float">
            <text:p>820.85</text:p>
          </table:table-cell>
          <table:table-cell office:value-type="float" office:value="994.56" calcext:value-type="float">
            <text:p>994.56</text:p>
          </table:table-cell>
        </table:table-row>
        <table:table-row table:style-name="ro1">
          <table:table-cell office:value-type="float" office:value="12318043" calcext:value-type="float">
            <text:p>12318043</text:p>
          </table:table-cell>
          <table:table-cell table:formula="of:=[.A772]/1000/(60*60*24)" office:value-type="time" office:time-value="PT03H25M18.043S" calcext:value-type="time">
            <text:p>03:25:1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821.91" calcext:value-type="float">
            <text:p>821.91</text:p>
          </table:table-cell>
          <table:table-cell office:value-type="float" office:value="995.83" calcext:value-type="float">
            <text:p>995.83</text:p>
          </table:table-cell>
        </table:table-row>
        <table:table-row table:style-name="ro1">
          <table:table-cell office:value-type="float" office:value="12334043" calcext:value-type="float">
            <text:p>12334043</text:p>
          </table:table-cell>
          <table:table-cell table:formula="of:=[.A773]/1000/(60*60*24)" office:value-type="time" office:time-value="PT03H25M34.043S" calcext:value-type="time">
            <text:p>03:25:3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822.97" calcext:value-type="float">
            <text:p>822.97</text:p>
          </table:table-cell>
          <table:table-cell office:value-type="float" office:value="997.1" calcext:value-type="float">
            <text:p>997.1</text:p>
          </table:table-cell>
        </table:table-row>
        <table:table-row table:style-name="ro1">
          <table:table-cell office:value-type="float" office:value="12350043" calcext:value-type="float">
            <text:p>12350043</text:p>
          </table:table-cell>
          <table:table-cell table:formula="of:=[.A774]/1000/(60*60*24)" office:value-type="time" office:time-value="PT03H25M50.043S" calcext:value-type="time">
            <text:p>03:25:5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24.03" calcext:value-type="float">
            <text:p>824.03</text:p>
          </table:table-cell>
          <table:table-cell office:value-type="float" office:value="998.37" calcext:value-type="float">
            <text:p>998.37</text:p>
          </table:table-cell>
        </table:table-row>
        <table:table-row table:style-name="ro1">
          <table:table-cell office:value-type="float" office:value="12366043" calcext:value-type="float">
            <text:p>12366043</text:p>
          </table:table-cell>
          <table:table-cell table:formula="of:=[.A775]/1000/(60*60*24)" office:value-type="time" office:time-value="PT03H26M06.043S" calcext:value-type="time">
            <text:p>03:26:0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825.09" calcext:value-type="float">
            <text:p>825.09</text:p>
          </table:table-cell>
          <table:table-cell office:value-type="float" office:value="999.65" calcext:value-type="float">
            <text:p>999.65</text:p>
          </table:table-cell>
        </table:table-row>
        <table:table-row table:style-name="ro1">
          <table:table-cell office:value-type="float" office:value="12382043" calcext:value-type="float">
            <text:p>12382043</text:p>
          </table:table-cell>
          <table:table-cell table:formula="of:=[.A776]/1000/(60*60*24)" office:value-type="time" office:time-value="PT03H26M22.043S" calcext:value-type="time">
            <text:p>03:26:2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826.15" calcext:value-type="float">
            <text:p>826.15</text:p>
          </table:table-cell>
          <table:table-cell office:value-type="float" office:value="1000.92" calcext:value-type="float">
            <text:p>1000.92</text:p>
          </table:table-cell>
        </table:table-row>
        <table:table-row table:style-name="ro1">
          <table:table-cell office:value-type="float" office:value="12398043" calcext:value-type="float">
            <text:p>12398043</text:p>
          </table:table-cell>
          <table:table-cell table:formula="of:=[.A777]/1000/(60*60*24)" office:value-type="time" office:time-value="PT03H26M38.043S" calcext:value-type="time">
            <text:p>03:26:3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27.2" calcext:value-type="float">
            <text:p>827.2</text:p>
          </table:table-cell>
          <table:table-cell office:value-type="float" office:value="1002.19" calcext:value-type="float">
            <text:p>1002.19</text:p>
          </table:table-cell>
        </table:table-row>
        <table:table-row table:style-name="ro1">
          <table:table-cell office:value-type="float" office:value="12414043" calcext:value-type="float">
            <text:p>12414043</text:p>
          </table:table-cell>
          <table:table-cell table:formula="of:=[.A778]/1000/(60*60*24)" office:value-type="time" office:time-value="PT03H26M54.043S" calcext:value-type="time">
            <text:p>03:26:5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28.26" calcext:value-type="float">
            <text:p>828.26</text:p>
          </table:table-cell>
          <table:table-cell office:value-type="float" office:value="1003.46" calcext:value-type="float">
            <text:p>1003.46</text:p>
          </table:table-cell>
        </table:table-row>
        <table:table-row table:style-name="ro1">
          <table:table-cell office:value-type="float" office:value="12430043" calcext:value-type="float">
            <text:p>12430043</text:p>
          </table:table-cell>
          <table:table-cell table:formula="of:=[.A779]/1000/(60*60*24)" office:value-type="time" office:time-value="PT03H27M10.043S" calcext:value-type="time">
            <text:p>03:27:1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29.32" calcext:value-type="float">
            <text:p>829.32</text:p>
          </table:table-cell>
          <table:table-cell office:value-type="float" office:value="1004.73" calcext:value-type="float">
            <text:p>1004.73</text:p>
          </table:table-cell>
        </table:table-row>
        <table:table-row table:style-name="ro1">
          <table:table-cell office:value-type="float" office:value="12446043" calcext:value-type="float">
            <text:p>12446043</text:p>
          </table:table-cell>
          <table:table-cell table:formula="of:=[.A780]/1000/(60*60*24)" office:value-type="time" office:time-value="PT03H27M26.043S" calcext:value-type="time">
            <text:p>03:27:2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30.38" calcext:value-type="float">
            <text:p>830.38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2462043" calcext:value-type="float">
            <text:p>12462043</text:p>
          </table:table-cell>
          <table:table-cell table:formula="of:=[.A781]/1000/(60*60*24)" office:value-type="time" office:time-value="PT03H27M42.043S" calcext:value-type="time">
            <text:p>03:27:4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831.44" calcext:value-type="float">
            <text:p>831.44</text:p>
          </table:table-cell>
          <table:table-cell office:value-type="float" office:value="1007.27" calcext:value-type="float">
            <text:p>1007.27</text:p>
          </table:table-cell>
        </table:table-row>
        <table:table-row table:style-name="ro1">
          <table:table-cell office:value-type="float" office:value="12478043" calcext:value-type="float">
            <text:p>12478043</text:p>
          </table:table-cell>
          <table:table-cell table:formula="of:=[.A782]/1000/(60*60*24)" office:value-type="time" office:time-value="PT03H27M58.043S" calcext:value-type="time">
            <text:p>03:27:5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32.5" calcext:value-type="float">
            <text:p>832.5</text:p>
          </table:table-cell>
          <table:table-cell office:value-type="float" office:value="1008.54" calcext:value-type="float">
            <text:p>1008.54</text:p>
          </table:table-cell>
        </table:table-row>
        <table:table-row table:style-name="ro1">
          <table:table-cell office:value-type="float" office:value="12494043" calcext:value-type="float">
            <text:p>12494043</text:p>
          </table:table-cell>
          <table:table-cell table:formula="of:=[.A783]/1000/(60*60*24)" office:value-type="time" office:time-value="PT03H28M14.043S" calcext:value-type="time">
            <text:p>03:28:1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33.56" calcext:value-type="float">
            <text:p>833.56</text:p>
          </table:table-cell>
          <table:table-cell office:value-type="float" office:value="1009.81" calcext:value-type="float">
            <text:p>1009.81</text:p>
          </table:table-cell>
        </table:table-row>
        <table:table-row table:style-name="ro1">
          <table:table-cell office:value-type="float" office:value="12510043" calcext:value-type="float">
            <text:p>12510043</text:p>
          </table:table-cell>
          <table:table-cell table:formula="of:=[.A784]/1000/(60*60*24)" office:value-type="time" office:time-value="PT03H28M30.043S" calcext:value-type="time">
            <text:p>03:28:3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834.61" calcext:value-type="float">
            <text:p>834.61</text:p>
          </table:table-cell>
          <table:table-cell office:value-type="float" office:value="1011.08" calcext:value-type="float">
            <text:p>1011.08</text:p>
          </table:table-cell>
        </table:table-row>
        <table:table-row table:style-name="ro1">
          <table:table-cell office:value-type="float" office:value="12526043" calcext:value-type="float">
            <text:p>12526043</text:p>
          </table:table-cell>
          <table:table-cell table:formula="of:=[.A785]/1000/(60*60*24)" office:value-type="time" office:time-value="PT03H28M46.043S" calcext:value-type="time">
            <text:p>03:28:4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8" calcext:value-type="float">
            <text:p>285.68</text:p>
          </table:table-cell>
          <table:table-cell office:value-type="float" office:value="835.67" calcext:value-type="float">
            <text:p>835.67</text:p>
          </table:table-cell>
          <table:table-cell office:value-type="float" office:value="1012.36" calcext:value-type="float">
            <text:p>1012.36</text:p>
          </table:table-cell>
        </table:table-row>
        <table:table-row table:style-name="ro1">
          <table:table-cell office:value-type="float" office:value="12542041" calcext:value-type="float">
            <text:p>12542041</text:p>
          </table:table-cell>
          <table:table-cell table:formula="of:=[.A786]/1000/(60*60*24)" office:value-type="time" office:time-value="PT03H29M02.041S" calcext:value-type="time">
            <text:p>03:29:0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8" calcext:value-type="float">
            <text:p>285.68</text:p>
          </table:table-cell>
          <table:table-cell office:value-type="float" office:value="836.73" calcext:value-type="float">
            <text:p>836.73</text:p>
          </table:table-cell>
          <table:table-cell office:value-type="float" office:value="1013.63" calcext:value-type="float">
            <text:p>1013.63</text:p>
          </table:table-cell>
        </table:table-row>
        <table:table-row table:style-name="ro1">
          <table:table-cell office:value-type="float" office:value="12558043" calcext:value-type="float">
            <text:p>12558043</text:p>
          </table:table-cell>
          <table:table-cell table:formula="of:=[.A787]/1000/(60*60*24)" office:value-type="time" office:time-value="PT03H29M18.043S" calcext:value-type="time">
            <text:p>03:29:1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837.79" calcext:value-type="float">
            <text:p>837.79</text:p>
          </table:table-cell>
          <table:table-cell office:value-type="float" office:value="1014.9" calcext:value-type="float">
            <text:p>1014.9</text:p>
          </table:table-cell>
        </table:table-row>
        <table:table-row table:style-name="ro1">
          <table:table-cell office:value-type="float" office:value="12574043" calcext:value-type="float">
            <text:p>12574043</text:p>
          </table:table-cell>
          <table:table-cell table:formula="of:=[.A788]/1000/(60*60*24)" office:value-type="time" office:time-value="PT03H29M34.043S" calcext:value-type="time">
            <text:p>03:29:3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838.85" calcext:value-type="float">
            <text:p>838.85</text:p>
          </table:table-cell>
          <table:table-cell office:value-type="float" office:value="1016.17" calcext:value-type="float">
            <text:p>1016.17</text:p>
          </table:table-cell>
        </table:table-row>
        <table:table-row table:style-name="ro1">
          <table:table-cell office:value-type="float" office:value="12590043" calcext:value-type="float">
            <text:p>12590043</text:p>
          </table:table-cell>
          <table:table-cell table:formula="of:=[.A789]/1000/(60*60*24)" office:value-type="time" office:time-value="PT03H29M50.043S" calcext:value-type="time">
            <text:p>03:29:5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8" calcext:value-type="float">
            <text:p>285.68</text:p>
          </table:table-cell>
          <table:table-cell office:value-type="float" office:value="839.91" calcext:value-type="float">
            <text:p>839.91</text:p>
          </table:table-cell>
          <table:table-cell office:value-type="float" office:value="1017.44" calcext:value-type="float">
            <text:p>1017.44</text:p>
          </table:table-cell>
        </table:table-row>
        <table:table-row table:style-name="ro1">
          <table:table-cell office:value-type="float" office:value="12606043" calcext:value-type="float">
            <text:p>12606043</text:p>
          </table:table-cell>
          <table:table-cell table:formula="of:=[.A790]/1000/(60*60*24)" office:value-type="time" office:time-value="PT03H30M06.043S" calcext:value-type="time">
            <text:p>03:30:0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840.97" calcext:value-type="float">
            <text:p>840.97</text:p>
          </table:table-cell>
          <table:table-cell office:value-type="float" office:value="1018.71" calcext:value-type="float">
            <text:p>1018.71</text:p>
          </table:table-cell>
        </table:table-row>
        <table:table-row table:style-name="ro1">
          <table:table-cell office:value-type="float" office:value="12622043" calcext:value-type="float">
            <text:p>12622043</text:p>
          </table:table-cell>
          <table:table-cell table:formula="of:=[.A791]/1000/(60*60*24)" office:value-type="time" office:time-value="PT03H30M22.043S" calcext:value-type="time">
            <text:p>03:30:2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842.02" calcext:value-type="float">
            <text:p>842.02</text:p>
          </table:table-cell>
          <table:table-cell office:value-type="float" office:value="1019.98" calcext:value-type="float">
            <text:p>1019.98</text:p>
          </table:table-cell>
        </table:table-row>
        <table:table-row table:style-name="ro1">
          <table:table-cell office:value-type="float" office:value="12638043" calcext:value-type="float">
            <text:p>12638043</text:p>
          </table:table-cell>
          <table:table-cell table:formula="of:=[.A792]/1000/(60*60*24)" office:value-type="time" office:time-value="PT03H30M38.043S" calcext:value-type="time">
            <text:p>03:30:3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843.08" calcext:value-type="float">
            <text:p>843.08</text:p>
          </table:table-cell>
          <table:table-cell office:value-type="float" office:value="1021.25" calcext:value-type="float">
            <text:p>1021.25</text:p>
          </table:table-cell>
        </table:table-row>
        <table:table-row table:style-name="ro1">
          <table:table-cell office:value-type="float" office:value="12654043" calcext:value-type="float">
            <text:p>12654043</text:p>
          </table:table-cell>
          <table:table-cell table:formula="of:=[.A793]/1000/(60*60*24)" office:value-type="time" office:time-value="PT03H30M54.043S" calcext:value-type="time">
            <text:p>03:30:5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44.14" calcext:value-type="float">
            <text:p>844.14</text:p>
          </table:table-cell>
          <table:table-cell office:value-type="float" office:value="1022.52" calcext:value-type="float">
            <text:p>1022.52</text:p>
          </table:table-cell>
        </table:table-row>
        <table:table-row table:style-name="ro1">
          <table:table-cell office:value-type="float" office:value="12670043" calcext:value-type="float">
            <text:p>12670043</text:p>
          </table:table-cell>
          <table:table-cell table:formula="of:=[.A794]/1000/(60*60*24)" office:value-type="time" office:time-value="PT03H31M10.043S" calcext:value-type="time">
            <text:p>03:31:1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45.2" calcext:value-type="float">
            <text:p>845.2</text:p>
          </table:table-cell>
          <table:table-cell office:value-type="float" office:value="1023.79" calcext:value-type="float">
            <text:p>1023.79</text:p>
          </table:table-cell>
        </table:table-row>
        <table:table-row table:style-name="ro1">
          <table:table-cell office:value-type="float" office:value="12686043" calcext:value-type="float">
            <text:p>12686043</text:p>
          </table:table-cell>
          <table:table-cell table:formula="of:=[.A795]/1000/(60*60*24)" office:value-type="time" office:time-value="PT03H31M26.043S" calcext:value-type="time">
            <text:p>03:31:2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46.26" calcext:value-type="float">
            <text:p>846.26</text:p>
          </table:table-cell>
          <table:table-cell office:value-type="float" office:value="1025.06" calcext:value-type="float">
            <text:p>1025.06</text:p>
          </table:table-cell>
        </table:table-row>
        <table:table-row table:style-name="ro1">
          <table:table-cell office:value-type="float" office:value="12702043" calcext:value-type="float">
            <text:p>12702043</text:p>
          </table:table-cell>
          <table:table-cell table:formula="of:=[.A796]/1000/(60*60*24)" office:value-type="time" office:time-value="PT03H31M42.043S" calcext:value-type="time">
            <text:p>03:31:4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47.32" calcext:value-type="float">
            <text:p>847.32</text:p>
          </table:table-cell>
          <table:table-cell office:value-type="float" office:value="1026.33" calcext:value-type="float">
            <text:p>1026.33</text:p>
          </table:table-cell>
        </table:table-row>
        <table:table-row table:style-name="ro1">
          <table:table-cell office:value-type="float" office:value="12718043" calcext:value-type="float">
            <text:p>12718043</text:p>
          </table:table-cell>
          <table:table-cell table:formula="of:=[.A797]/1000/(60*60*24)" office:value-type="time" office:time-value="PT03H31M58.043S" calcext:value-type="time">
            <text:p>03:31:5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6.51" calcext:value-type="float">
            <text:p>286.51</text:p>
          </table:table-cell>
          <table:table-cell office:value-type="float" office:value="848.38" calcext:value-type="float">
            <text:p>848.38</text:p>
          </table:table-cell>
          <table:table-cell office:value-type="float" office:value="1027.6" calcext:value-type="float">
            <text:p>1027.6</text:p>
          </table:table-cell>
        </table:table-row>
        <table:table-row table:style-name="ro1">
          <table:table-cell office:value-type="float" office:value="12734043" calcext:value-type="float">
            <text:p>12734043</text:p>
          </table:table-cell>
          <table:table-cell table:formula="of:=[.A798]/1000/(60*60*24)" office:value-type="time" office:time-value="PT03H32M14.043S" calcext:value-type="time">
            <text:p>03:32:1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49.43" calcext:value-type="float">
            <text:p>849.43</text:p>
          </table:table-cell>
          <table:table-cell office:value-type="float" office:value="1028.87" calcext:value-type="float">
            <text:p>1028.87</text:p>
          </table:table-cell>
        </table:table-row>
        <table:table-row table:style-name="ro1">
          <table:table-cell office:value-type="float" office:value="12750043" calcext:value-type="float">
            <text:p>12750043</text:p>
          </table:table-cell>
          <table:table-cell table:formula="of:=[.A799]/1000/(60*60*24)" office:value-type="time" office:time-value="PT03H32M30.043S" calcext:value-type="time">
            <text:p>03:32:3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6.62" calcext:value-type="float">
            <text:p>286.62</text:p>
          </table:table-cell>
          <table:table-cell office:value-type="float" office:value="850.49" calcext:value-type="float">
            <text:p>850.49</text:p>
          </table:table-cell>
          <table:table-cell office:value-type="float" office:value="1030.14" calcext:value-type="float">
            <text:p>1030.14</text:p>
          </table:table-cell>
        </table:table-row>
        <table:table-row table:style-name="ro1">
          <table:table-cell office:value-type="float" office:value="12766043" calcext:value-type="float">
            <text:p>12766043</text:p>
          </table:table-cell>
          <table:table-cell table:formula="of:=[.A800]/1000/(60*60*24)" office:value-type="time" office:time-value="PT03H32M46.043S" calcext:value-type="time">
            <text:p>03:32:4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851.55" calcext:value-type="float">
            <text:p>851.55</text:p>
          </table:table-cell>
          <table:table-cell office:value-type="float" office:value="1031.41" calcext:value-type="float">
            <text:p>1031.41</text:p>
          </table:table-cell>
        </table:table-row>
        <table:table-row table:style-name="ro1">
          <table:table-cell office:value-type="float" office:value="12782043" calcext:value-type="float">
            <text:p>12782043</text:p>
          </table:table-cell>
          <table:table-cell table:formula="of:=[.A801]/1000/(60*60*24)" office:value-type="time" office:time-value="PT03H33M02.043S" calcext:value-type="time">
            <text:p>03:33:0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52.61" calcext:value-type="float">
            <text:p>852.61</text:p>
          </table:table-cell>
          <table:table-cell office:value-type="float" office:value="1032.68" calcext:value-type="float">
            <text:p>1032.68</text:p>
          </table:table-cell>
        </table:table-row>
        <table:table-row table:style-name="ro1">
          <table:table-cell office:value-type="float" office:value="12798043" calcext:value-type="float">
            <text:p>12798043</text:p>
          </table:table-cell>
          <table:table-cell table:formula="of:=[.A802]/1000/(60*60*24)" office:value-type="time" office:time-value="PT03H33M18.043S" calcext:value-type="time">
            <text:p>03:33:1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853.67" calcext:value-type="float">
            <text:p>853.67</text:p>
          </table:table-cell>
          <table:table-cell office:value-type="float" office:value="1033.95" calcext:value-type="float">
            <text:p>1033.95</text:p>
          </table:table-cell>
        </table:table-row>
        <table:table-row table:style-name="ro1">
          <table:table-cell office:value-type="float" office:value="12814043" calcext:value-type="float">
            <text:p>12814043</text:p>
          </table:table-cell>
          <table:table-cell table:formula="of:=[.A803]/1000/(60*60*24)" office:value-type="time" office:time-value="PT03H33M34.043S" calcext:value-type="time">
            <text:p>03:33:3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54.73" calcext:value-type="float">
            <text:p>854.73</text:p>
          </table:table-cell>
          <table:table-cell office:value-type="float" office:value="1035.22" calcext:value-type="float">
            <text:p>1035.22</text:p>
          </table:table-cell>
        </table:table-row>
        <table:table-row table:style-name="ro1">
          <table:table-cell office:value-type="float" office:value="12830043" calcext:value-type="float">
            <text:p>12830043</text:p>
          </table:table-cell>
          <table:table-cell table:formula="of:=[.A804]/1000/(60*60*24)" office:value-type="time" office:time-value="PT03H33M50.043S" calcext:value-type="time">
            <text:p>03:33:5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855.78" calcext:value-type="float">
            <text:p>855.78</text:p>
          </table:table-cell>
          <table:table-cell office:value-type="float" office:value="1036.48" calcext:value-type="float">
            <text:p>1036.48</text:p>
          </table:table-cell>
        </table:table-row>
        <table:table-row table:style-name="ro1">
          <table:table-cell office:value-type="float" office:value="12846043" calcext:value-type="float">
            <text:p>12846043</text:p>
          </table:table-cell>
          <table:table-cell table:formula="of:=[.A805]/1000/(60*60*24)" office:value-type="time" office:time-value="PT03H34M06.043S" calcext:value-type="time">
            <text:p>03:34:0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856.84" calcext:value-type="float">
            <text:p>856.84</text:p>
          </table:table-cell>
          <table:table-cell office:value-type="float" office:value="1037.75" calcext:value-type="float">
            <text:p>1037.75</text:p>
          </table:table-cell>
        </table:table-row>
        <table:table-row table:style-name="ro1">
          <table:table-cell office:value-type="float" office:value="12862043" calcext:value-type="float">
            <text:p>12862043</text:p>
          </table:table-cell>
          <table:table-cell table:formula="of:=[.A806]/1000/(60*60*24)" office:value-type="time" office:time-value="PT03H34M22.043S" calcext:value-type="time">
            <text:p>03:34:2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857.9" calcext:value-type="float">
            <text:p>857.9</text:p>
          </table:table-cell>
          <table:table-cell office:value-type="float" office:value="1039.02" calcext:value-type="float">
            <text:p>1039.02</text:p>
          </table:table-cell>
        </table:table-row>
        <table:table-row table:style-name="ro1">
          <table:table-cell office:value-type="float" office:value="12878043" calcext:value-type="float">
            <text:p>12878043</text:p>
          </table:table-cell>
          <table:table-cell table:formula="of:=[.A807]/1000/(60*60*24)" office:value-type="time" office:time-value="PT03H34M38.043S" calcext:value-type="time">
            <text:p>03:34:3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858.96" calcext:value-type="float">
            <text:p>858.96</text:p>
          </table:table-cell>
          <table:table-cell office:value-type="float" office:value="1040.29" calcext:value-type="float">
            <text:p>1040.29</text:p>
          </table:table-cell>
        </table:table-row>
        <table:table-row table:style-name="ro1">
          <table:table-cell office:value-type="float" office:value="12894043" calcext:value-type="float">
            <text:p>12894043</text:p>
          </table:table-cell>
          <table:table-cell table:formula="of:=[.A808]/1000/(60*60*24)" office:value-type="time" office:time-value="PT03H34M54.043S" calcext:value-type="time">
            <text:p>03:34:5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860.02" calcext:value-type="float">
            <text:p>860.02</text:p>
          </table:table-cell>
          <table:table-cell office:value-type="float" office:value="1041.56" calcext:value-type="float">
            <text:p>1041.56</text:p>
          </table:table-cell>
        </table:table-row>
        <table:table-row table:style-name="ro1">
          <table:table-cell office:value-type="float" office:value="12910043" calcext:value-type="float">
            <text:p>12910043</text:p>
          </table:table-cell>
          <table:table-cell table:formula="of:=[.A809]/1000/(60*60*24)" office:value-type="time" office:time-value="PT03H35M10.043S" calcext:value-type="time">
            <text:p>03:35:1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61.07" calcext:value-type="float">
            <text:p>861.07</text:p>
          </table:table-cell>
          <table:table-cell office:value-type="float" office:value="1042.83" calcext:value-type="float">
            <text:p>1042.83</text:p>
          </table:table-cell>
        </table:table-row>
        <table:table-row table:style-name="ro1">
          <table:table-cell office:value-type="float" office:value="12926043" calcext:value-type="float">
            <text:p>12926043</text:p>
          </table:table-cell>
          <table:table-cell table:formula="of:=[.A810]/1000/(60*60*24)" office:value-type="time" office:time-value="PT03H35M26.043S" calcext:value-type="time">
            <text:p>03:35:2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862.13" calcext:value-type="float">
            <text:p>862.13</text:p>
          </table:table-cell>
          <table:table-cell office:value-type="float" office:value="1044.1" calcext:value-type="float">
            <text:p>1044.1</text:p>
          </table:table-cell>
        </table:table-row>
        <table:table-row table:style-name="ro1">
          <table:table-cell office:value-type="float" office:value="12942043" calcext:value-type="float">
            <text:p>12942043</text:p>
          </table:table-cell>
          <table:table-cell table:formula="of:=[.A811]/1000/(60*60*24)" office:value-type="time" office:time-value="PT03H35M42.043S" calcext:value-type="time">
            <text:p>03:35:4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863.19" calcext:value-type="float">
            <text:p>863.19</text:p>
          </table:table-cell>
          <table:table-cell office:value-type="float" office:value="1045.37" calcext:value-type="float">
            <text:p>1045.37</text:p>
          </table:table-cell>
        </table:table-row>
        <table:table-row table:style-name="ro1">
          <table:table-cell office:value-type="float" office:value="12958043" calcext:value-type="float">
            <text:p>12958043</text:p>
          </table:table-cell>
          <table:table-cell table:formula="of:=[.A812]/1000/(60*60*24)" office:value-type="time" office:time-value="PT03H35M58.043S" calcext:value-type="time">
            <text:p>03:35:5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864.25" calcext:value-type="float">
            <text:p>864.25</text:p>
          </table:table-cell>
          <table:table-cell office:value-type="float" office:value="1046.64" calcext:value-type="float">
            <text:p>1046.64</text:p>
          </table:table-cell>
        </table:table-row>
        <table:table-row table:style-name="ro1">
          <table:table-cell office:value-type="float" office:value="12974043" calcext:value-type="float">
            <text:p>12974043</text:p>
          </table:table-cell>
          <table:table-cell table:formula="of:=[.A813]/1000/(60*60*24)" office:value-type="time" office:time-value="PT03H36M14.043S" calcext:value-type="time">
            <text:p>03:36:1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865.31" calcext:value-type="float">
            <text:p>865.31</text:p>
          </table:table-cell>
          <table:table-cell office:value-type="float" office:value="1047.91" calcext:value-type="float">
            <text:p>1047.91</text:p>
          </table:table-cell>
        </table:table-row>
        <table:table-row table:style-name="ro1">
          <table:table-cell office:value-type="float" office:value="12990043" calcext:value-type="float">
            <text:p>12990043</text:p>
          </table:table-cell>
          <table:table-cell table:formula="of:=[.A814]/1000/(60*60*24)" office:value-type="time" office:time-value="PT03H36M30.043S" calcext:value-type="time">
            <text:p>03:36:3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866.36" calcext:value-type="float">
            <text:p>866.36</text:p>
          </table:table-cell>
          <table:table-cell office:value-type="float" office:value="1049.18" calcext:value-type="float">
            <text:p>1049.18</text:p>
          </table:table-cell>
        </table:table-row>
        <table:table-row table:style-name="ro1">
          <table:table-cell office:value-type="float" office:value="13006043" calcext:value-type="float">
            <text:p>13006043</text:p>
          </table:table-cell>
          <table:table-cell table:formula="of:=[.A815]/1000/(60*60*24)" office:value-type="time" office:time-value="PT03H36M46.043S" calcext:value-type="time">
            <text:p>03:36:4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867.42" calcext:value-type="float">
            <text:p>867.42</text:p>
          </table:table-cell>
          <table:table-cell office:value-type="float" office:value="1050.45" calcext:value-type="float">
            <text:p>1050.45</text:p>
          </table:table-cell>
        </table:table-row>
        <table:table-row table:style-name="ro1">
          <table:table-cell office:value-type="float" office:value="13022043" calcext:value-type="float">
            <text:p>13022043</text:p>
          </table:table-cell>
          <table:table-cell table:formula="of:=[.A816]/1000/(60*60*24)" office:value-type="time" office:time-value="PT03H37M02.043S" calcext:value-type="time">
            <text:p>03:37:0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868.48" calcext:value-type="float">
            <text:p>868.48</text:p>
          </table:table-cell>
          <table:table-cell office:value-type="float" office:value="1051.72" calcext:value-type="float">
            <text:p>1051.72</text:p>
          </table:table-cell>
        </table:table-row>
        <table:table-row table:style-name="ro1">
          <table:table-cell office:value-type="float" office:value="13038043" calcext:value-type="float">
            <text:p>13038043</text:p>
          </table:table-cell>
          <table:table-cell table:formula="of:=[.A817]/1000/(60*60*24)" office:value-type="time" office:time-value="PT03H37M18.043S" calcext:value-type="time">
            <text:p>03:37:1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869.54" calcext:value-type="float">
            <text:p>869.54</text:p>
          </table:table-cell>
          <table:table-cell office:value-type="float" office:value="1052.99" calcext:value-type="float">
            <text:p>1052.99</text:p>
          </table:table-cell>
        </table:table-row>
        <table:table-row table:style-name="ro1">
          <table:table-cell office:value-type="float" office:value="13054043" calcext:value-type="float">
            <text:p>13054043</text:p>
          </table:table-cell>
          <table:table-cell table:formula="of:=[.A818]/1000/(60*60*24)" office:value-type="time" office:time-value="PT03H37M34.043S" calcext:value-type="time">
            <text:p>03:37:3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870.59" calcext:value-type="float">
            <text:p>870.59</text:p>
          </table:table-cell>
          <table:table-cell office:value-type="float" office:value="1054.26" calcext:value-type="float">
            <text:p>1054.26</text:p>
          </table:table-cell>
        </table:table-row>
        <table:table-row table:style-name="ro1">
          <table:table-cell office:value-type="float" office:value="13070043" calcext:value-type="float">
            <text:p>13070043</text:p>
          </table:table-cell>
          <table:table-cell table:formula="of:=[.A819]/1000/(60*60*24)" office:value-type="time" office:time-value="PT03H37M50.043S" calcext:value-type="time">
            <text:p>03:37:5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871.65" calcext:value-type="float">
            <text:p>871.65</text:p>
          </table:table-cell>
          <table:table-cell office:value-type="float" office:value="1055.53" calcext:value-type="float">
            <text:p>1055.53</text:p>
          </table:table-cell>
        </table:table-row>
        <table:table-row table:style-name="ro1">
          <table:table-cell office:value-type="float" office:value="13086043" calcext:value-type="float">
            <text:p>13086043</text:p>
          </table:table-cell>
          <table:table-cell table:formula="of:=[.A820]/1000/(60*60*24)" office:value-type="time" office:time-value="PT03H38M06.043S" calcext:value-type="time">
            <text:p>03:38:0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872.71" calcext:value-type="float">
            <text:p>872.71</text:p>
          </table:table-cell>
          <table:table-cell office:value-type="float" office:value="1056.79" calcext:value-type="float">
            <text:p>1056.79</text:p>
          </table:table-cell>
        </table:table-row>
        <table:table-row table:style-name="ro1">
          <table:table-cell office:value-type="float" office:value="13102043" calcext:value-type="float">
            <text:p>13102043</text:p>
          </table:table-cell>
          <table:table-cell table:formula="of:=[.A821]/1000/(60*60*24)" office:value-type="time" office:time-value="PT03H38M22.043S" calcext:value-type="time">
            <text:p>03:38:2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873.77" calcext:value-type="float">
            <text:p>873.77</text:p>
          </table:table-cell>
          <table:table-cell office:value-type="float" office:value="1058.06" calcext:value-type="float">
            <text:p>1058.06</text:p>
          </table:table-cell>
        </table:table-row>
        <table:table-row table:style-name="ro1">
          <table:table-cell office:value-type="float" office:value="13118043" calcext:value-type="float">
            <text:p>13118043</text:p>
          </table:table-cell>
          <table:table-cell table:formula="of:=[.A822]/1000/(60*60*24)" office:value-type="time" office:time-value="PT03H38M38.043S" calcext:value-type="time">
            <text:p>03:38:3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874.82" calcext:value-type="float">
            <text:p>874.82</text:p>
          </table:table-cell>
          <table:table-cell office:value-type="float" office:value="1059.33" calcext:value-type="float">
            <text:p>1059.33</text:p>
          </table:table-cell>
        </table:table-row>
        <table:table-row table:style-name="ro1">
          <table:table-cell office:value-type="float" office:value="13134043" calcext:value-type="float">
            <text:p>13134043</text:p>
          </table:table-cell>
          <table:table-cell table:formula="of:=[.A823]/1000/(60*60*24)" office:value-type="time" office:time-value="PT03H38M54.043S" calcext:value-type="time">
            <text:p>03:38:5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875.88" calcext:value-type="float">
            <text:p>875.88</text:p>
          </table:table-cell>
          <table:table-cell office:value-type="float" office:value="1060.6" calcext:value-type="float">
            <text:p>1060.6</text:p>
          </table:table-cell>
        </table:table-row>
        <table:table-row table:style-name="ro1">
          <table:table-cell office:value-type="float" office:value="13150043" calcext:value-type="float">
            <text:p>13150043</text:p>
          </table:table-cell>
          <table:table-cell table:formula="of:=[.A824]/1000/(60*60*24)" office:value-type="time" office:time-value="PT03H39M10.043S" calcext:value-type="time">
            <text:p>03:39:1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876.94" calcext:value-type="float">
            <text:p>876.94</text:p>
          </table:table-cell>
          <table:table-cell office:value-type="float" office:value="1061.87" calcext:value-type="float">
            <text:p>1061.87</text:p>
          </table:table-cell>
        </table:table-row>
        <table:table-row table:style-name="ro1">
          <table:table-cell office:value-type="float" office:value="13166043" calcext:value-type="float">
            <text:p>13166043</text:p>
          </table:table-cell>
          <table:table-cell table:formula="of:=[.A825]/1000/(60*60*24)" office:value-type="time" office:time-value="PT03H39M26.043S" calcext:value-type="time">
            <text:p>03:39:2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6.38" calcext:value-type="float">
            <text:p>286.38</text:p>
          </table:table-cell>
          <table:table-cell office:value-type="float" office:value="878" calcext:value-type="float">
            <text:p>878</text:p>
          </table:table-cell>
          <table:table-cell office:value-type="float" office:value="1063.14" calcext:value-type="float">
            <text:p>1063.14</text:p>
          </table:table-cell>
        </table:table-row>
        <table:table-row table:style-name="ro1">
          <table:table-cell office:value-type="float" office:value="13182043" calcext:value-type="float">
            <text:p>13182043</text:p>
          </table:table-cell>
          <table:table-cell table:formula="of:=[.A826]/1000/(60*60*24)" office:value-type="time" office:time-value="PT03H39M42.043S" calcext:value-type="time">
            <text:p>03:39:4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879.05" calcext:value-type="float">
            <text:p>879.05</text:p>
          </table:table-cell>
          <table:table-cell office:value-type="float" office:value="1064.41" calcext:value-type="float">
            <text:p>1064.41</text:p>
          </table:table-cell>
        </table:table-row>
        <table:table-row table:style-name="ro1">
          <table:table-cell office:value-type="float" office:value="13198043" calcext:value-type="float">
            <text:p>13198043</text:p>
          </table:table-cell>
          <table:table-cell table:formula="of:=[.A827]/1000/(60*60*24)" office:value-type="time" office:time-value="PT03H39M58.043S" calcext:value-type="time">
            <text:p>03:39:5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880.11" calcext:value-type="float">
            <text:p>880.11</text:p>
          </table:table-cell>
          <table:table-cell office:value-type="float" office:value="1065.68" calcext:value-type="float">
            <text:p>1065.68</text:p>
          </table:table-cell>
        </table:table-row>
        <table:table-row table:style-name="ro1">
          <table:table-cell office:value-type="float" office:value="13214043" calcext:value-type="float">
            <text:p>13214043</text:p>
          </table:table-cell>
          <table:table-cell table:formula="of:=[.A828]/1000/(60*60*24)" office:value-type="time" office:time-value="PT03H40M14.043S" calcext:value-type="time">
            <text:p>03:40:1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881.17" calcext:value-type="float">
            <text:p>881.17</text:p>
          </table:table-cell>
          <table:table-cell office:value-type="float" office:value="1066.95" calcext:value-type="float">
            <text:p>1066.95</text:p>
          </table:table-cell>
        </table:table-row>
        <table:table-row table:style-name="ro1">
          <table:table-cell office:value-type="float" office:value="13230043" calcext:value-type="float">
            <text:p>13230043</text:p>
          </table:table-cell>
          <table:table-cell table:formula="of:=[.A829]/1000/(60*60*24)" office:value-type="time" office:time-value="PT03H40M30.043S" calcext:value-type="time">
            <text:p>03:40:3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882.23" calcext:value-type="float">
            <text:p>882.23</text:p>
          </table:table-cell>
          <table:table-cell office:value-type="float" office:value="1068.22" calcext:value-type="float">
            <text:p>1068.22</text:p>
          </table:table-cell>
        </table:table-row>
        <table:table-row table:style-name="ro1">
          <table:table-cell office:value-type="float" office:value="13246043" calcext:value-type="float">
            <text:p>13246043</text:p>
          </table:table-cell>
          <table:table-cell table:formula="of:=[.A830]/1000/(60*60*24)" office:value-type="time" office:time-value="PT03H40M46.043S" calcext:value-type="time">
            <text:p>03:40:4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883.29" calcext:value-type="float">
            <text:p>883.29</text:p>
          </table:table-cell>
          <table:table-cell office:value-type="float" office:value="1069.49" calcext:value-type="float">
            <text:p>1069.49</text:p>
          </table:table-cell>
        </table:table-row>
        <table:table-row table:style-name="ro1">
          <table:table-cell office:value-type="float" office:value="13262043" calcext:value-type="float">
            <text:p>13262043</text:p>
          </table:table-cell>
          <table:table-cell table:formula="of:=[.A831]/1000/(60*60*24)" office:value-type="time" office:time-value="PT03H41M02.043S" calcext:value-type="time">
            <text:p>03:41:0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884.34" calcext:value-type="float">
            <text:p>884.34</text:p>
          </table:table-cell>
          <table:table-cell office:value-type="float" office:value="1070.76" calcext:value-type="float">
            <text:p>1070.76</text:p>
          </table:table-cell>
        </table:table-row>
        <table:table-row table:style-name="ro1">
          <table:table-cell office:value-type="float" office:value="13278043" calcext:value-type="float">
            <text:p>13278043</text:p>
          </table:table-cell>
          <table:table-cell table:formula="of:=[.A832]/1000/(60*60*24)" office:value-type="time" office:time-value="PT03H41M18.043S" calcext:value-type="time">
            <text:p>03:41:1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885.4" calcext:value-type="float">
            <text:p>885.4</text:p>
          </table:table-cell>
          <table:table-cell office:value-type="float" office:value="1072.03" calcext:value-type="float">
            <text:p>1072.03</text:p>
          </table:table-cell>
        </table:table-row>
        <table:table-row table:style-name="ro1">
          <table:table-cell office:value-type="float" office:value="13294043" calcext:value-type="float">
            <text:p>13294043</text:p>
          </table:table-cell>
          <table:table-cell table:formula="of:=[.A833]/1000/(60*60*24)" office:value-type="time" office:time-value="PT03H41M34.043S" calcext:value-type="time">
            <text:p>03:41:3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886.46" calcext:value-type="float">
            <text:p>886.46</text:p>
          </table:table-cell>
          <table:table-cell office:value-type="float" office:value="1073.3" calcext:value-type="float">
            <text:p>1073.3</text:p>
          </table:table-cell>
        </table:table-row>
        <table:table-row table:style-name="ro1">
          <table:table-cell office:value-type="float" office:value="13310043" calcext:value-type="float">
            <text:p>13310043</text:p>
          </table:table-cell>
          <table:table-cell table:formula="of:=[.A834]/1000/(60*60*24)" office:value-type="time" office:time-value="PT03H41M50.043S" calcext:value-type="time">
            <text:p>03:41:5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887.52" calcext:value-type="float">
            <text:p>887.52</text:p>
          </table:table-cell>
          <table:table-cell office:value-type="float" office:value="1074.57" calcext:value-type="float">
            <text:p>1074.57</text:p>
          </table:table-cell>
        </table:table-row>
        <table:table-row table:style-name="ro1">
          <table:table-cell office:value-type="float" office:value="13326043" calcext:value-type="float">
            <text:p>13326043</text:p>
          </table:table-cell>
          <table:table-cell table:formula="of:=[.A835]/1000/(60*60*24)" office:value-type="time" office:time-value="PT03H42M06.043S" calcext:value-type="time">
            <text:p>03:42:0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888.57" calcext:value-type="float">
            <text:p>888.57</text:p>
          </table:table-cell>
          <table:table-cell office:value-type="float" office:value="1075.83" calcext:value-type="float">
            <text:p>1075.83</text:p>
          </table:table-cell>
        </table:table-row>
        <table:table-row table:style-name="ro1">
          <table:table-cell office:value-type="float" office:value="13342043" calcext:value-type="float">
            <text:p>13342043</text:p>
          </table:table-cell>
          <table:table-cell table:formula="of:=[.A836]/1000/(60*60*24)" office:value-type="time" office:time-value="PT03H42M22.043S" calcext:value-type="time">
            <text:p>03:42:2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889.63" calcext:value-type="float">
            <text:p>889.63</text:p>
          </table:table-cell>
          <table:table-cell office:value-type="float" office:value="1077.1" calcext:value-type="float">
            <text:p>1077.1</text:p>
          </table:table-cell>
        </table:table-row>
        <table:table-row table:style-name="ro1">
          <table:table-cell office:value-type="float" office:value="13358043" calcext:value-type="float">
            <text:p>13358043</text:p>
          </table:table-cell>
          <table:table-cell table:formula="of:=[.A837]/1000/(60*60*24)" office:value-type="time" office:time-value="PT03H42M38.043S" calcext:value-type="time">
            <text:p>03:42:3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890.69" calcext:value-type="float">
            <text:p>890.69</text:p>
          </table:table-cell>
          <table:table-cell office:value-type="float" office:value="1078.37" calcext:value-type="float">
            <text:p>1078.37</text:p>
          </table:table-cell>
        </table:table-row>
        <table:table-row table:style-name="ro1">
          <table:table-cell office:value-type="float" office:value="13374043" calcext:value-type="float">
            <text:p>13374043</text:p>
          </table:table-cell>
          <table:table-cell table:formula="of:=[.A838]/1000/(60*60*24)" office:value-type="time" office:time-value="PT03H42M54.043S" calcext:value-type="time">
            <text:p>03:42:5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891.74" calcext:value-type="float">
            <text:p>891.74</text:p>
          </table:table-cell>
          <table:table-cell office:value-type="float" office:value="1079.64" calcext:value-type="float">
            <text:p>1079.64</text:p>
          </table:table-cell>
        </table:table-row>
        <table:table-row table:style-name="ro1">
          <table:table-cell office:value-type="float" office:value="13390043" calcext:value-type="float">
            <text:p>13390043</text:p>
          </table:table-cell>
          <table:table-cell table:formula="of:=[.A839]/1000/(60*60*24)" office:value-type="time" office:time-value="PT03H43M10.043S" calcext:value-type="time">
            <text:p>03:43:1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892.8" calcext:value-type="float">
            <text:p>892.8</text:p>
          </table:table-cell>
          <table:table-cell office:value-type="float" office:value="1080.91" calcext:value-type="float">
            <text:p>1080.91</text:p>
          </table:table-cell>
        </table:table-row>
        <table:table-row table:style-name="ro1">
          <table:table-cell office:value-type="float" office:value="13406043" calcext:value-type="float">
            <text:p>13406043</text:p>
          </table:table-cell>
          <table:table-cell table:formula="of:=[.A840]/1000/(60*60*24)" office:value-type="time" office:time-value="PT03H43M26.043S" calcext:value-type="time">
            <text:p>03:43:2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893.86" calcext:value-type="float">
            <text:p>893.86</text:p>
          </table:table-cell>
          <table:table-cell office:value-type="float" office:value="1082.18" calcext:value-type="float">
            <text:p>1082.18</text:p>
          </table:table-cell>
        </table:table-row>
        <table:table-row table:style-name="ro1">
          <table:table-cell office:value-type="float" office:value="13422043" calcext:value-type="float">
            <text:p>13422043</text:p>
          </table:table-cell>
          <table:table-cell table:formula="of:=[.A841]/1000/(60*60*24)" office:value-type="time" office:time-value="PT03H43M42.043S" calcext:value-type="time">
            <text:p>03:43:4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894.91" calcext:value-type="float">
            <text:p>894.91</text:p>
          </table:table-cell>
          <table:table-cell office:value-type="float" office:value="1083.44" calcext:value-type="float">
            <text:p>1083.44</text:p>
          </table:table-cell>
        </table:table-row>
        <table:table-row table:style-name="ro1">
          <table:table-cell office:value-type="float" office:value="13438043" calcext:value-type="float">
            <text:p>13438043</text:p>
          </table:table-cell>
          <table:table-cell table:formula="of:=[.A842]/1000/(60*60*24)" office:value-type="time" office:time-value="PT03H43M58.043S" calcext:value-type="time">
            <text:p>03:43:5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895.97" calcext:value-type="float">
            <text:p>895.97</text:p>
          </table:table-cell>
          <table:table-cell office:value-type="float" office:value="1084.71" calcext:value-type="float">
            <text:p>1084.71</text:p>
          </table:table-cell>
        </table:table-row>
        <table:table-row table:style-name="ro1">
          <table:table-cell office:value-type="float" office:value="13454043" calcext:value-type="float">
            <text:p>13454043</text:p>
          </table:table-cell>
          <table:table-cell table:formula="of:=[.A843]/1000/(60*60*24)" office:value-type="time" office:time-value="PT03H44M14.043S" calcext:value-type="time">
            <text:p>03:44:1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897.03" calcext:value-type="float">
            <text:p>897.03</text:p>
          </table:table-cell>
          <table:table-cell office:value-type="float" office:value="1085.98" calcext:value-type="float">
            <text:p>1085.98</text:p>
          </table:table-cell>
        </table:table-row>
        <table:table-row table:style-name="ro1">
          <table:table-cell office:value-type="float" office:value="13470043" calcext:value-type="float">
            <text:p>13470043</text:p>
          </table:table-cell>
          <table:table-cell table:formula="of:=[.A844]/1000/(60*60*24)" office:value-type="time" office:time-value="PT03H44M30.043S" calcext:value-type="time">
            <text:p>03:44:3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6.26" calcext:value-type="float">
            <text:p>286.26</text:p>
          </table:table-cell>
          <table:table-cell office:value-type="float" office:value="898.09" calcext:value-type="float">
            <text:p>898.09</text:p>
          </table:table-cell>
          <table:table-cell office:value-type="float" office:value="1087.25" calcext:value-type="float">
            <text:p>1087.25</text:p>
          </table:table-cell>
        </table:table-row>
        <table:table-row table:style-name="ro1">
          <table:table-cell office:value-type="float" office:value="13486043" calcext:value-type="float">
            <text:p>13486043</text:p>
          </table:table-cell>
          <table:table-cell table:formula="of:=[.A845]/1000/(60*60*24)" office:value-type="time" office:time-value="PT03H44M46.043S" calcext:value-type="time">
            <text:p>03:44:4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899.14" calcext:value-type="float">
            <text:p>899.14</text:p>
          </table:table-cell>
          <table:table-cell office:value-type="float" office:value="1088.52" calcext:value-type="float">
            <text:p>1088.52</text:p>
          </table:table-cell>
        </table:table-row>
        <table:table-row table:style-name="ro1">
          <table:table-cell office:value-type="float" office:value="13502043" calcext:value-type="float">
            <text:p>13502043</text:p>
          </table:table-cell>
          <table:table-cell table:formula="of:=[.A846]/1000/(60*60*24)" office:value-type="time" office:time-value="PT03H45M02.043S" calcext:value-type="time">
            <text:p>03:45:0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00.2" calcext:value-type="float">
            <text:p>900.2</text:p>
          </table:table-cell>
          <table:table-cell office:value-type="float" office:value="1089.78" calcext:value-type="float">
            <text:p>1089.78</text:p>
          </table:table-cell>
        </table:table-row>
        <table:table-row table:style-name="ro1">
          <table:table-cell office:value-type="float" office:value="13518043" calcext:value-type="float">
            <text:p>13518043</text:p>
          </table:table-cell>
          <table:table-cell table:formula="of:=[.A847]/1000/(60*60*24)" office:value-type="time" office:time-value="PT03H45M18.043S" calcext:value-type="time">
            <text:p>03:45:1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01.26" calcext:value-type="float">
            <text:p>901.26</text:p>
          </table:table-cell>
          <table:table-cell office:value-type="float" office:value="1091.05" calcext:value-type="float">
            <text:p>1091.05</text:p>
          </table:table-cell>
        </table:table-row>
        <table:table-row table:style-name="ro1">
          <table:table-cell office:value-type="float" office:value="13534043" calcext:value-type="float">
            <text:p>13534043</text:p>
          </table:table-cell>
          <table:table-cell table:formula="of:=[.A848]/1000/(60*60*24)" office:value-type="time" office:time-value="PT03H45M34.043S" calcext:value-type="time">
            <text:p>03:45:3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902.31" calcext:value-type="float">
            <text:p>902.31</text:p>
          </table:table-cell>
          <table:table-cell office:value-type="float" office:value="1092.32" calcext:value-type="float">
            <text:p>1092.32</text:p>
          </table:table-cell>
        </table:table-row>
        <table:table-row table:style-name="ro1">
          <table:table-cell office:value-type="float" office:value="13550043" calcext:value-type="float">
            <text:p>13550043</text:p>
          </table:table-cell>
          <table:table-cell table:formula="of:=[.A849]/1000/(60*60*24)" office:value-type="time" office:time-value="PT03H45M50.043S" calcext:value-type="time">
            <text:p>03:45:5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03.37" calcext:value-type="float">
            <text:p>903.37</text:p>
          </table:table-cell>
          <table:table-cell office:value-type="float" office:value="1093.59" calcext:value-type="float">
            <text:p>1093.59</text:p>
          </table:table-cell>
        </table:table-row>
        <table:table-row table:style-name="ro1">
          <table:table-cell office:value-type="float" office:value="13566043" calcext:value-type="float">
            <text:p>13566043</text:p>
          </table:table-cell>
          <table:table-cell table:formula="of:=[.A850]/1000/(60*60*24)" office:value-type="time" office:time-value="PT03H46M06.043S" calcext:value-type="time">
            <text:p>03:46:0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04.43" calcext:value-type="float">
            <text:p>904.43</text:p>
          </table:table-cell>
          <table:table-cell office:value-type="float" office:value="1094.85" calcext:value-type="float">
            <text:p>1094.85</text:p>
          </table:table-cell>
        </table:table-row>
        <table:table-row table:style-name="ro1">
          <table:table-cell office:value-type="float" office:value="13582043" calcext:value-type="float">
            <text:p>13582043</text:p>
          </table:table-cell>
          <table:table-cell table:formula="of:=[.A851]/1000/(60*60*24)" office:value-type="time" office:time-value="PT03H46M22.043S" calcext:value-type="time">
            <text:p>03:46:2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905.48" calcext:value-type="float">
            <text:p>905.48</text:p>
          </table:table-cell>
          <table:table-cell office:value-type="float" office:value="1096.12" calcext:value-type="float">
            <text:p>1096.12</text:p>
          </table:table-cell>
        </table:table-row>
        <table:table-row table:style-name="ro1">
          <table:table-cell office:value-type="float" office:value="13598043" calcext:value-type="float">
            <text:p>13598043</text:p>
          </table:table-cell>
          <table:table-cell table:formula="of:=[.A852]/1000/(60*60*24)" office:value-type="time" office:time-value="PT03H46M38.043S" calcext:value-type="time">
            <text:p>03:46:3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06.54" calcext:value-type="float">
            <text:p>906.54</text:p>
          </table:table-cell>
          <table:table-cell office:value-type="float" office:value="1097.39" calcext:value-type="float">
            <text:p>1097.39</text:p>
          </table:table-cell>
        </table:table-row>
        <table:table-row table:style-name="ro1">
          <table:table-cell office:value-type="float" office:value="13614043" calcext:value-type="float">
            <text:p>13614043</text:p>
          </table:table-cell>
          <table:table-cell table:formula="of:=[.A853]/1000/(60*60*24)" office:value-type="time" office:time-value="PT03H46M54.043S" calcext:value-type="time">
            <text:p>03:46:5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07.6" calcext:value-type="float">
            <text:p>907.6</text:p>
          </table:table-cell>
          <table:table-cell office:value-type="float" office:value="1098.66" calcext:value-type="float">
            <text:p>1098.66</text:p>
          </table:table-cell>
        </table:table-row>
        <table:table-row table:style-name="ro1">
          <table:table-cell office:value-type="float" office:value="13630043" calcext:value-type="float">
            <text:p>13630043</text:p>
          </table:table-cell>
          <table:table-cell table:formula="of:=[.A854]/1000/(60*60*24)" office:value-type="time" office:time-value="PT03H47M10.043S" calcext:value-type="time">
            <text:p>03:47:1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908.65" calcext:value-type="float">
            <text:p>908.65</text:p>
          </table:table-cell>
          <table:table-cell office:value-type="float" office:value="1099.92" calcext:value-type="float">
            <text:p>1099.92</text:p>
          </table:table-cell>
        </table:table-row>
        <table:table-row table:style-name="ro1">
          <table:table-cell office:value-type="float" office:value="13646043" calcext:value-type="float">
            <text:p>13646043</text:p>
          </table:table-cell>
          <table:table-cell table:formula="of:=[.A855]/1000/(60*60*24)" office:value-type="time" office:time-value="PT03H47M26.043S" calcext:value-type="time">
            <text:p>03:47:2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909.71" calcext:value-type="float">
            <text:p>909.71</text:p>
          </table:table-cell>
          <table:table-cell office:value-type="float" office:value="1101.19" calcext:value-type="float">
            <text:p>1101.19</text:p>
          </table:table-cell>
        </table:table-row>
        <table:table-row table:style-name="ro1">
          <table:table-cell office:value-type="float" office:value="13662043" calcext:value-type="float">
            <text:p>13662043</text:p>
          </table:table-cell>
          <table:table-cell table:formula="of:=[.A856]/1000/(60*60*24)" office:value-type="time" office:time-value="PT03H47M42.043S" calcext:value-type="time">
            <text:p>03:47:4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910.77" calcext:value-type="float">
            <text:p>910.77</text:p>
          </table:table-cell>
          <table:table-cell office:value-type="float" office:value="1102.46" calcext:value-type="float">
            <text:p>1102.46</text:p>
          </table:table-cell>
        </table:table-row>
        <table:table-row table:style-name="ro1">
          <table:table-cell office:value-type="float" office:value="13678043" calcext:value-type="float">
            <text:p>13678043</text:p>
          </table:table-cell>
          <table:table-cell table:formula="of:=[.A857]/1000/(60*60*24)" office:value-type="time" office:time-value="PT03H47M58.043S" calcext:value-type="time">
            <text:p>03:47:5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911.82" calcext:value-type="float">
            <text:p>911.82</text:p>
          </table:table-cell>
          <table:table-cell office:value-type="float" office:value="1103.73" calcext:value-type="float">
            <text:p>1103.73</text:p>
          </table:table-cell>
        </table:table-row>
        <table:table-row table:style-name="ro1">
          <table:table-cell office:value-type="float" office:value="13694043" calcext:value-type="float">
            <text:p>13694043</text:p>
          </table:table-cell>
          <table:table-cell table:formula="of:=[.A858]/1000/(60*60*24)" office:value-type="time" office:time-value="PT03H48M14.043S" calcext:value-type="time">
            <text:p>03:48:1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912.88" calcext:value-type="float">
            <text:p>912.88</text:p>
          </table:table-cell>
          <table:table-cell office:value-type="float" office:value="1104.99" calcext:value-type="float">
            <text:p>1104.99</text:p>
          </table:table-cell>
        </table:table-row>
        <table:table-row table:style-name="ro1">
          <table:table-cell office:value-type="float" office:value="13710043" calcext:value-type="float">
            <text:p>13710043</text:p>
          </table:table-cell>
          <table:table-cell table:formula="of:=[.A859]/1000/(60*60*24)" office:value-type="time" office:time-value="PT03H48M30.043S" calcext:value-type="time">
            <text:p>03:48:3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913.94" calcext:value-type="float">
            <text:p>913.94</text:p>
          </table:table-cell>
          <table:table-cell office:value-type="float" office:value="1106.26" calcext:value-type="float">
            <text:p>1106.26</text:p>
          </table:table-cell>
        </table:table-row>
        <table:table-row table:style-name="ro1">
          <table:table-cell office:value-type="float" office:value="13726043" calcext:value-type="float">
            <text:p>13726043</text:p>
          </table:table-cell>
          <table:table-cell table:formula="of:=[.A860]/1000/(60*60*24)" office:value-type="time" office:time-value="PT03H48M46.043S" calcext:value-type="time">
            <text:p>03:48:4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914.99" calcext:value-type="float">
            <text:p>914.99</text:p>
          </table:table-cell>
          <table:table-cell office:value-type="float" office:value="1107.53" calcext:value-type="float">
            <text:p>1107.53</text:p>
          </table:table-cell>
        </table:table-row>
        <table:table-row table:style-name="ro1">
          <table:table-cell office:value-type="float" office:value="13742043" calcext:value-type="float">
            <text:p>13742043</text:p>
          </table:table-cell>
          <table:table-cell table:formula="of:=[.A861]/1000/(60*60*24)" office:value-type="time" office:time-value="PT03H49M02.043S" calcext:value-type="time">
            <text:p>03:49:0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916.05" calcext:value-type="float">
            <text:p>916.05</text:p>
          </table:table-cell>
          <table:table-cell office:value-type="float" office:value="1108.8" calcext:value-type="float">
            <text:p>1108.8</text:p>
          </table:table-cell>
        </table:table-row>
        <table:table-row table:style-name="ro1">
          <table:table-cell office:value-type="float" office:value="13758043" calcext:value-type="float">
            <text:p>13758043</text:p>
          </table:table-cell>
          <table:table-cell table:formula="of:=[.A862]/1000/(60*60*24)" office:value-type="time" office:time-value="PT03H49M18.043S" calcext:value-type="time">
            <text:p>03:49:1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917.11" calcext:value-type="float">
            <text:p>917.11</text:p>
          </table:table-cell>
          <table:table-cell office:value-type="float" office:value="1110.06" calcext:value-type="float">
            <text:p>1110.06</text:p>
          </table:table-cell>
        </table:table-row>
        <table:table-row table:style-name="ro1">
          <table:table-cell office:value-type="float" office:value="13774043" calcext:value-type="float">
            <text:p>13774043</text:p>
          </table:table-cell>
          <table:table-cell table:formula="of:=[.A863]/1000/(60*60*24)" office:value-type="time" office:time-value="PT03H49M34.043S" calcext:value-type="time">
            <text:p>03:49:3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918.16" calcext:value-type="float">
            <text:p>918.16</text:p>
          </table:table-cell>
          <table:table-cell office:value-type="float" office:value="1111.33" calcext:value-type="float">
            <text:p>1111.33</text:p>
          </table:table-cell>
        </table:table-row>
        <table:table-row table:style-name="ro1">
          <table:table-cell office:value-type="float" office:value="13790043" calcext:value-type="float">
            <text:p>13790043</text:p>
          </table:table-cell>
          <table:table-cell table:formula="of:=[.A864]/1000/(60*60*24)" office:value-type="time" office:time-value="PT03H49M50.043S" calcext:value-type="time">
            <text:p>03:49:5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919.22" calcext:value-type="float">
            <text:p>919.22</text:p>
          </table:table-cell>
          <table:table-cell office:value-type="float" office:value="1112.6" calcext:value-type="float">
            <text:p>1112.6</text:p>
          </table:table-cell>
        </table:table-row>
        <table:table-row table:style-name="ro1">
          <table:table-cell office:value-type="float" office:value="13806043" calcext:value-type="float">
            <text:p>13806043</text:p>
          </table:table-cell>
          <table:table-cell table:formula="of:=[.A865]/1000/(60*60*24)" office:value-type="time" office:time-value="PT03H50M06.043S" calcext:value-type="time">
            <text:p>03:50:0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920.28" calcext:value-type="float">
            <text:p>920.28</text:p>
          </table:table-cell>
          <table:table-cell office:value-type="float" office:value="1113.86" calcext:value-type="float">
            <text:p>1113.86</text:p>
          </table:table-cell>
        </table:table-row>
        <table:table-row table:style-name="ro1">
          <table:table-cell office:value-type="float" office:value="13822043" calcext:value-type="float">
            <text:p>13822043</text:p>
          </table:table-cell>
          <table:table-cell table:formula="of:=[.A866]/1000/(60*60*24)" office:value-type="time" office:time-value="PT03H50M22.043S" calcext:value-type="time">
            <text:p>03:50:2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921.33" calcext:value-type="float">
            <text:p>921.33</text:p>
          </table:table-cell>
          <table:table-cell office:value-type="float" office:value="1115.13" calcext:value-type="float">
            <text:p>1115.13</text:p>
          </table:table-cell>
        </table:table-row>
        <table:table-row table:style-name="ro1">
          <table:table-cell office:value-type="float" office:value="13838043" calcext:value-type="float">
            <text:p>13838043</text:p>
          </table:table-cell>
          <table:table-cell table:formula="of:=[.A867]/1000/(60*60*24)" office:value-type="time" office:time-value="PT03H50M38.043S" calcext:value-type="time">
            <text:p>03:50:3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922.39" calcext:value-type="float">
            <text:p>922.39</text:p>
          </table:table-cell>
          <table:table-cell office:value-type="float" office:value="1116.4" calcext:value-type="float">
            <text:p>1116.4</text:p>
          </table:table-cell>
        </table:table-row>
        <table:table-row table:style-name="ro1">
          <table:table-cell office:value-type="float" office:value="13854043" calcext:value-type="float">
            <text:p>13854043</text:p>
          </table:table-cell>
          <table:table-cell table:formula="of:=[.A868]/1000/(60*60*24)" office:value-type="time" office:time-value="PT03H50M54.043S" calcext:value-type="time">
            <text:p>03:50:5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923.45" calcext:value-type="float">
            <text:p>923.45</text:p>
          </table:table-cell>
          <table:table-cell office:value-type="float" office:value="1117.66" calcext:value-type="float">
            <text:p>1117.66</text:p>
          </table:table-cell>
        </table:table-row>
        <table:table-row table:style-name="ro1">
          <table:table-cell office:value-type="float" office:value="13870043" calcext:value-type="float">
            <text:p>13870043</text:p>
          </table:table-cell>
          <table:table-cell table:formula="of:=[.A869]/1000/(60*60*24)" office:value-type="time" office:time-value="PT03H51M10.043S" calcext:value-type="time">
            <text:p>03:51:1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924.5" calcext:value-type="float">
            <text:p>924.5</text:p>
          </table:table-cell>
          <table:table-cell office:value-type="float" office:value="1118.93" calcext:value-type="float">
            <text:p>1118.93</text:p>
          </table:table-cell>
        </table:table-row>
        <table:table-row table:style-name="ro1">
          <table:table-cell office:value-type="float" office:value="13886043" calcext:value-type="float">
            <text:p>13886043</text:p>
          </table:table-cell>
          <table:table-cell table:formula="of:=[.A870]/1000/(60*60*24)" office:value-type="time" office:time-value="PT03H51M26.043S" calcext:value-type="time">
            <text:p>03:51:2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8" calcext:value-type="float">
            <text:p>285.18</text:p>
          </table:table-cell>
          <table:table-cell office:value-type="float" office:value="925.56" calcext:value-type="float">
            <text:p>925.56</text:p>
          </table:table-cell>
          <table:table-cell office:value-type="float" office:value="1120.2" calcext:value-type="float">
            <text:p>1120.2</text:p>
          </table:table-cell>
        </table:table-row>
        <table:table-row table:style-name="ro1">
          <table:table-cell office:value-type="float" office:value="13902043" calcext:value-type="float">
            <text:p>13902043</text:p>
          </table:table-cell>
          <table:table-cell table:formula="of:=[.A871]/1000/(60*60*24)" office:value-type="time" office:time-value="PT03H51M42.043S" calcext:value-type="time">
            <text:p>03:51:4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926.61" calcext:value-type="float">
            <text:p>926.61</text:p>
          </table:table-cell>
          <table:table-cell office:value-type="float" office:value="1121.46" calcext:value-type="float">
            <text:p>1121.46</text:p>
          </table:table-cell>
        </table:table-row>
        <table:table-row table:style-name="ro1">
          <table:table-cell office:value-type="float" office:value="13918043" calcext:value-type="float">
            <text:p>13918043</text:p>
          </table:table-cell>
          <table:table-cell table:formula="of:=[.A872]/1000/(60*60*24)" office:value-type="time" office:time-value="PT03H51M58.043S" calcext:value-type="time">
            <text:p>03:51:5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927.67" calcext:value-type="float">
            <text:p>927.67</text:p>
          </table:table-cell>
          <table:table-cell office:value-type="float" office:value="1122.73" calcext:value-type="float">
            <text:p>1122.73</text:p>
          </table:table-cell>
        </table:table-row>
        <table:table-row table:style-name="ro1">
          <table:table-cell office:value-type="float" office:value="13934043" calcext:value-type="float">
            <text:p>13934043</text:p>
          </table:table-cell>
          <table:table-cell table:formula="of:=[.A873]/1000/(60*60*24)" office:value-type="time" office:time-value="PT03H52M14.043S" calcext:value-type="time">
            <text:p>03:52:1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928.73" calcext:value-type="float">
            <text:p>928.73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3950043" calcext:value-type="float">
            <text:p>13950043</text:p>
          </table:table-cell>
          <table:table-cell table:formula="of:=[.A874]/1000/(60*60*24)" office:value-type="time" office:time-value="PT03H52M30.043S" calcext:value-type="time">
            <text:p>03:52:3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929.78" calcext:value-type="float">
            <text:p>929.78</text:p>
          </table:table-cell>
          <table:table-cell office:value-type="float" office:value="1125.26" calcext:value-type="float">
            <text:p>1125.26</text:p>
          </table:table-cell>
        </table:table-row>
        <table:table-row table:style-name="ro1">
          <table:table-cell office:value-type="float" office:value="13966043" calcext:value-type="float">
            <text:p>13966043</text:p>
          </table:table-cell>
          <table:table-cell table:formula="of:=[.A875]/1000/(60*60*24)" office:value-type="time" office:time-value="PT03H52M46.043S" calcext:value-type="time">
            <text:p>03:52:4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8" calcext:value-type="float">
            <text:p>285.18</text:p>
          </table:table-cell>
          <table:table-cell office:value-type="float" office:value="930.84" calcext:value-type="float">
            <text:p>930.84</text:p>
          </table:table-cell>
          <table:table-cell office:value-type="float" office:value="1126.53" calcext:value-type="float">
            <text:p>1126.53</text:p>
          </table:table-cell>
        </table:table-row>
        <table:table-row table:style-name="ro1">
          <table:table-cell office:value-type="float" office:value="13982043" calcext:value-type="float">
            <text:p>13982043</text:p>
          </table:table-cell>
          <table:table-cell table:formula="of:=[.A876]/1000/(60*60*24)" office:value-type="time" office:time-value="PT03H53M02.043S" calcext:value-type="time">
            <text:p>03:53:0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931.9" calcext:value-type="float">
            <text:p>931.9</text:p>
          </table:table-cell>
          <table:table-cell office:value-type="float" office:value="1127.79" calcext:value-type="float">
            <text:p>1127.79</text:p>
          </table:table-cell>
        </table:table-row>
        <table:table-row table:style-name="ro1">
          <table:table-cell office:value-type="float" office:value="13998043" calcext:value-type="float">
            <text:p>13998043</text:p>
          </table:table-cell>
          <table:table-cell table:formula="of:=[.A877]/1000/(60*60*24)" office:value-type="time" office:time-value="PT03H53M18.043S" calcext:value-type="time">
            <text:p>03:53:1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7" calcext:value-type="float">
            <text:p>285.07</text:p>
          </table:table-cell>
          <table:table-cell office:value-type="float" office:value="932.95" calcext:value-type="float">
            <text:p>932.95</text:p>
          </table:table-cell>
          <table:table-cell office:value-type="float" office:value="1129.06" calcext:value-type="float">
            <text:p>1129.06</text:p>
          </table:table-cell>
        </table:table-row>
        <table:table-row table:style-name="ro1">
          <table:table-cell office:value-type="float" office:value="14014043" calcext:value-type="float">
            <text:p>14014043</text:p>
          </table:table-cell>
          <table:table-cell table:formula="of:=[.A878]/1000/(60*60*24)" office:value-type="time" office:time-value="PT03H53M34.043S" calcext:value-type="time">
            <text:p>03:53:3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7" calcext:value-type="float">
            <text:p>285.07</text:p>
          </table:table-cell>
          <table:table-cell office:value-type="float" office:value="934.01" calcext:value-type="float">
            <text:p>934.01</text:p>
          </table:table-cell>
          <table:table-cell office:value-type="float" office:value="1130.33" calcext:value-type="float">
            <text:p>1130.33</text:p>
          </table:table-cell>
        </table:table-row>
        <table:table-row table:style-name="ro1">
          <table:table-cell office:value-type="float" office:value="14030043" calcext:value-type="float">
            <text:p>14030043</text:p>
          </table:table-cell>
          <table:table-cell table:formula="of:=[.A879]/1000/(60*60*24)" office:value-type="time" office:time-value="PT03H53M50.043S" calcext:value-type="time">
            <text:p>03:53:5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8" calcext:value-type="float">
            <text:p>285.18</text:p>
          </table:table-cell>
          <table:table-cell office:value-type="float" office:value="935.06" calcext:value-type="float">
            <text:p>935.06</text:p>
          </table:table-cell>
          <table:table-cell office:value-type="float" office:value="1131.59" calcext:value-type="float">
            <text:p>1131.59</text:p>
          </table:table-cell>
        </table:table-row>
        <table:table-row table:style-name="ro1">
          <table:table-cell office:value-type="float" office:value="14046043" calcext:value-type="float">
            <text:p>14046043</text:p>
          </table:table-cell>
          <table:table-cell table:formula="of:=[.A880]/1000/(60*60*24)" office:value-type="time" office:time-value="PT03H54M06.043S" calcext:value-type="time">
            <text:p>03:54:0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936.12" calcext:value-type="float">
            <text:p>936.12</text:p>
          </table:table-cell>
          <table:table-cell office:value-type="float" office:value="1132.86" calcext:value-type="float">
            <text:p>1132.86</text:p>
          </table:table-cell>
        </table:table-row>
        <table:table-row table:style-name="ro1">
          <table:table-cell office:value-type="float" office:value="14062043" calcext:value-type="float">
            <text:p>14062043</text:p>
          </table:table-cell>
          <table:table-cell table:formula="of:=[.A881]/1000/(60*60*24)" office:value-type="time" office:time-value="PT03H54M22.043S" calcext:value-type="time">
            <text:p>03:54:2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8" calcext:value-type="float">
            <text:p>285.18</text:p>
          </table:table-cell>
          <table:table-cell office:value-type="float" office:value="937.18" calcext:value-type="float">
            <text:p>937.18</text:p>
          </table:table-cell>
          <table:table-cell office:value-type="float" office:value="1134.13" calcext:value-type="float">
            <text:p>1134.13</text:p>
          </table:table-cell>
        </table:table-row>
        <table:table-row table:style-name="ro1">
          <table:table-cell office:value-type="float" office:value="14078043" calcext:value-type="float">
            <text:p>14078043</text:p>
          </table:table-cell>
          <table:table-cell table:formula="of:=[.A882]/1000/(60*60*24)" office:value-type="time" office:time-value="PT03H54M38.043S" calcext:value-type="time">
            <text:p>03:54:3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938.23" calcext:value-type="float">
            <text:p>938.23</text:p>
          </table:table-cell>
          <table:table-cell office:value-type="float" office:value="1135.39" calcext:value-type="float">
            <text:p>1135.39</text:p>
          </table:table-cell>
        </table:table-row>
        <table:table-row table:style-name="ro1">
          <table:table-cell office:value-type="float" office:value="14094043" calcext:value-type="float">
            <text:p>14094043</text:p>
          </table:table-cell>
          <table:table-cell table:formula="of:=[.A883]/1000/(60*60*24)" office:value-type="time" office:time-value="PT03H54M54.043S" calcext:value-type="time">
            <text:p>03:54:5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939.29" calcext:value-type="float">
            <text:p>939.29</text:p>
          </table:table-cell>
          <table:table-cell office:value-type="float" office:value="1136.66" calcext:value-type="float">
            <text:p>1136.66</text:p>
          </table:table-cell>
        </table:table-row>
        <table:table-row table:style-name="ro1">
          <table:table-cell office:value-type="float" office:value="14110043" calcext:value-type="float">
            <text:p>14110043</text:p>
          </table:table-cell>
          <table:table-cell table:formula="of:=[.A884]/1000/(60*60*24)" office:value-type="time" office:time-value="PT03H55M10.043S" calcext:value-type="time">
            <text:p>03:55:1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940.34" calcext:value-type="float">
            <text:p>940.34</text:p>
          </table:table-cell>
          <table:table-cell office:value-type="float" office:value="1137.93" calcext:value-type="float">
            <text:p>1137.93</text:p>
          </table:table-cell>
        </table:table-row>
        <table:table-row table:style-name="ro1">
          <table:table-cell office:value-type="float" office:value="14126043" calcext:value-type="float">
            <text:p>14126043</text:p>
          </table:table-cell>
          <table:table-cell table:formula="of:=[.A885]/1000/(60*60*24)" office:value-type="time" office:time-value="PT03H55M26.043S" calcext:value-type="time">
            <text:p>03:55:2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941.4" calcext:value-type="float">
            <text:p>941.4</text:p>
          </table:table-cell>
          <table:table-cell office:value-type="float" office:value="1139.19" calcext:value-type="float">
            <text:p>1139.19</text:p>
          </table:table-cell>
        </table:table-row>
        <table:table-row table:style-name="ro1">
          <table:table-cell office:value-type="float" office:value="14142043" calcext:value-type="float">
            <text:p>14142043</text:p>
          </table:table-cell>
          <table:table-cell table:formula="of:=[.A886]/1000/(60*60*24)" office:value-type="time" office:time-value="PT03H55M42.043S" calcext:value-type="time">
            <text:p>03:55:4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942.45" calcext:value-type="float">
            <text:p>942.45</text:p>
          </table:table-cell>
          <table:table-cell office:value-type="float" office:value="1140.46" calcext:value-type="float">
            <text:p>1140.46</text:p>
          </table:table-cell>
        </table:table-row>
        <table:table-row table:style-name="ro1">
          <table:table-cell office:value-type="float" office:value="14158043" calcext:value-type="float">
            <text:p>14158043</text:p>
          </table:table-cell>
          <table:table-cell table:formula="of:=[.A887]/1000/(60*60*24)" office:value-type="time" office:time-value="PT03H55M58.043S" calcext:value-type="time">
            <text:p>03:55:5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943.51" calcext:value-type="float">
            <text:p>943.51</text:p>
          </table:table-cell>
          <table:table-cell office:value-type="float" office:value="1141.72" calcext:value-type="float">
            <text:p>1141.72</text:p>
          </table:table-cell>
        </table:table-row>
        <table:table-row table:style-name="ro1">
          <table:table-cell office:value-type="float" office:value="14174043" calcext:value-type="float">
            <text:p>14174043</text:p>
          </table:table-cell>
          <table:table-cell table:formula="of:=[.A888]/1000/(60*60*24)" office:value-type="time" office:time-value="PT03H56M14.043S" calcext:value-type="time">
            <text:p>03:56:1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944.57" calcext:value-type="float">
            <text:p>944.57</text:p>
          </table:table-cell>
          <table:table-cell office:value-type="float" office:value="1142.99" calcext:value-type="float">
            <text:p>1142.99</text:p>
          </table:table-cell>
        </table:table-row>
        <table:table-row table:style-name="ro1">
          <table:table-cell office:value-type="float" office:value="14190043" calcext:value-type="float">
            <text:p>14190043</text:p>
          </table:table-cell>
          <table:table-cell table:formula="of:=[.A889]/1000/(60*60*24)" office:value-type="time" office:time-value="PT03H56M30.043S" calcext:value-type="time">
            <text:p>03:56:3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945.62" calcext:value-type="float">
            <text:p>945.62</text:p>
          </table:table-cell>
          <table:table-cell office:value-type="float" office:value="1144.25" calcext:value-type="float">
            <text:p>1144.25</text:p>
          </table:table-cell>
        </table:table-row>
        <table:table-row table:style-name="ro1">
          <table:table-cell office:value-type="float" office:value="14206043" calcext:value-type="float">
            <text:p>14206043</text:p>
          </table:table-cell>
          <table:table-cell table:formula="of:=[.A890]/1000/(60*60*24)" office:value-type="time" office:time-value="PT03H56M46.043S" calcext:value-type="time">
            <text:p>03:56:4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946.68" calcext:value-type="float">
            <text:p>946.68</text:p>
          </table:table-cell>
          <table:table-cell office:value-type="float" office:value="1145.52" calcext:value-type="float">
            <text:p>1145.52</text:p>
          </table:table-cell>
        </table:table-row>
        <table:table-row table:style-name="ro1">
          <table:table-cell office:value-type="float" office:value="14222043" calcext:value-type="float">
            <text:p>14222043</text:p>
          </table:table-cell>
          <table:table-cell table:formula="of:=[.A891]/1000/(60*60*24)" office:value-type="time" office:time-value="PT03H57M02.043S" calcext:value-type="time">
            <text:p>03:57:0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947.73" calcext:value-type="float">
            <text:p>947.73</text:p>
          </table:table-cell>
          <table:table-cell office:value-type="float" office:value="1146.78" calcext:value-type="float">
            <text:p>1146.78</text:p>
          </table:table-cell>
        </table:table-row>
        <table:table-row table:style-name="ro1">
          <table:table-cell office:value-type="float" office:value="14238043" calcext:value-type="float">
            <text:p>14238043</text:p>
          </table:table-cell>
          <table:table-cell table:formula="of:=[.A892]/1000/(60*60*24)" office:value-type="time" office:time-value="PT03H57M18.043S" calcext:value-type="time">
            <text:p>03:57:18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948.79" calcext:value-type="float">
            <text:p>948.79</text:p>
          </table:table-cell>
          <table:table-cell office:value-type="float" office:value="1148.05" calcext:value-type="float">
            <text:p>1148.05</text:p>
          </table:table-cell>
        </table:table-row>
        <table:table-row table:style-name="ro1">
          <table:table-cell office:value-type="float" office:value="14254043" calcext:value-type="float">
            <text:p>14254043</text:p>
          </table:table-cell>
          <table:table-cell table:formula="of:=[.A893]/1000/(60*60*24)" office:value-type="time" office:time-value="PT03H57M34.043S" calcext:value-type="time">
            <text:p>03:57:3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949.84" calcext:value-type="float">
            <text:p>949.84</text:p>
          </table:table-cell>
          <table:table-cell office:value-type="float" office:value="1149.31" calcext:value-type="float">
            <text:p>1149.31</text:p>
          </table:table-cell>
        </table:table-row>
        <table:table-row table:style-name="ro1">
          <table:table-cell office:value-type="float" office:value="14270043" calcext:value-type="float">
            <text:p>14270043</text:p>
          </table:table-cell>
          <table:table-cell table:formula="of:=[.A894]/1000/(60*60*24)" office:value-type="time" office:time-value="PT03H57M50.043S" calcext:value-type="time">
            <text:p>03:57:5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950.9" calcext:value-type="float">
            <text:p>950.9</text:p>
          </table:table-cell>
          <table:table-cell office:value-type="float" office:value="1150.58" calcext:value-type="float">
            <text:p>1150.58</text:p>
          </table:table-cell>
        </table:table-row>
        <table:table-row table:style-name="ro1">
          <table:table-cell office:value-type="float" office:value="14286043" calcext:value-type="float">
            <text:p>14286043</text:p>
          </table:table-cell>
          <table:table-cell table:formula="of:=[.A895]/1000/(60*60*24)" office:value-type="time" office:time-value="PT03H58M06.043S" calcext:value-type="time">
            <text:p>03:58:0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951.96" calcext:value-type="float">
            <text:p>951.96</text:p>
          </table:table-cell>
          <table:table-cell office:value-type="float" office:value="1151.84" calcext:value-type="float">
            <text:p>1151.84</text:p>
          </table:table-cell>
        </table:table-row>
        <table:table-row table:style-name="ro1">
          <table:table-cell office:value-type="float" office:value="14302043" calcext:value-type="float">
            <text:p>14302043</text:p>
          </table:table-cell>
          <table:table-cell table:formula="of:=[.A896]/1000/(60*60*24)" office:value-type="time" office:time-value="PT03H58M22.043S" calcext:value-type="time">
            <text:p>03:58:2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953.01" calcext:value-type="float">
            <text:p>953.01</text:p>
          </table:table-cell>
          <table:table-cell office:value-type="float" office:value="1153.1" calcext:value-type="float">
            <text:p>1153.1</text:p>
          </table:table-cell>
        </table:table-row>
        <table:table-row table:style-name="ro1">
          <table:table-cell office:value-type="float" office:value="14318043" calcext:value-type="float">
            <text:p>14318043</text:p>
          </table:table-cell>
          <table:table-cell table:formula="of:=[.A897]/1000/(60*60*24)" office:value-type="time" office:time-value="PT03H58M38.043S" calcext:value-type="time">
            <text:p>03:58:3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954.07" calcext:value-type="float">
            <text:p>954.07</text:p>
          </table:table-cell>
          <table:table-cell office:value-type="float" office:value="1154.37" calcext:value-type="float">
            <text:p>1154.37</text:p>
          </table:table-cell>
        </table:table-row>
        <table:table-row table:style-name="ro1">
          <table:table-cell office:value-type="float" office:value="14334043" calcext:value-type="float">
            <text:p>14334043</text:p>
          </table:table-cell>
          <table:table-cell table:formula="of:=[.A898]/1000/(60*60*24)" office:value-type="time" office:time-value="PT03H58M54.043S" calcext:value-type="time">
            <text:p>03:58:54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955.12" calcext:value-type="float">
            <text:p>955.12</text:p>
          </table:table-cell>
          <table:table-cell office:value-type="float" office:value="1155.63" calcext:value-type="float">
            <text:p>1155.63</text:p>
          </table:table-cell>
        </table:table-row>
        <table:table-row table:style-name="ro1">
          <table:table-cell office:value-type="float" office:value="14350043" calcext:value-type="float">
            <text:p>14350043</text:p>
          </table:table-cell>
          <table:table-cell table:formula="of:=[.A899]/1000/(60*60*24)" office:value-type="time" office:time-value="PT03H59M10.043S" calcext:value-type="time">
            <text:p>03:59:10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956.18" calcext:value-type="float">
            <text:p>956.18</text:p>
          </table:table-cell>
          <table:table-cell office:value-type="float" office:value="1156.9" calcext:value-type="float">
            <text:p>1156.9</text:p>
          </table:table-cell>
        </table:table-row>
        <table:table-row table:style-name="ro1">
          <table:table-cell office:value-type="float" office:value="14366043" calcext:value-type="float">
            <text:p>14366043</text:p>
          </table:table-cell>
          <table:table-cell table:formula="of:=[.A900]/1000/(60*60*24)" office:value-type="time" office:time-value="PT03H59M26.043S" calcext:value-type="time">
            <text:p>03:59:2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957.23" calcext:value-type="float">
            <text:p>957.23</text:p>
          </table:table-cell>
          <table:table-cell office:value-type="float" office:value="1158.16" calcext:value-type="float">
            <text:p>1158.16</text:p>
          </table:table-cell>
        </table:table-row>
        <table:table-row table:style-name="ro1">
          <table:table-cell office:value-type="float" office:value="14382043" calcext:value-type="float">
            <text:p>14382043</text:p>
          </table:table-cell>
          <table:table-cell table:formula="of:=[.A901]/1000/(60*60*24)" office:value-type="time" office:time-value="PT03H59M42.043S" calcext:value-type="time">
            <text:p>03:59:4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958.29" calcext:value-type="float">
            <text:p>958.29</text:p>
          </table:table-cell>
          <table:table-cell office:value-type="float" office:value="1159.42" calcext:value-type="float">
            <text:p>1159.42</text:p>
          </table:table-cell>
        </table:table-row>
        <table:table-row table:style-name="ro1">
          <table:table-cell office:value-type="float" office:value="14398043" calcext:value-type="float">
            <text:p>14398043</text:p>
          </table:table-cell>
          <table:table-cell table:formula="of:=[.A902]/1000/(60*60*24)" office:value-type="time" office:time-value="PT03H59M58.043S" calcext:value-type="time">
            <text:p>03:59:5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959.35" calcext:value-type="float">
            <text:p>959.35</text:p>
          </table:table-cell>
          <table:table-cell office:value-type="float" office:value="1160.69" calcext:value-type="float">
            <text:p>1160.69</text:p>
          </table:table-cell>
        </table:table-row>
        <table:table-row table:style-name="ro1">
          <table:table-cell office:value-type="float" office:value="14414043" calcext:value-type="float">
            <text:p>14414043</text:p>
          </table:table-cell>
          <table:table-cell table:formula="of:=[.A903]/1000/(60*60*24)" office:value-type="time" office:time-value="PT04H00M14.043S" calcext:value-type="time">
            <text:p>04:00:14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960.4" calcext:value-type="float">
            <text:p>960.4</text:p>
          </table:table-cell>
          <table:table-cell office:value-type="float" office:value="1161.95" calcext:value-type="float">
            <text:p>1161.95</text:p>
          </table:table-cell>
        </table:table-row>
        <table:table-row table:style-name="ro1">
          <table:table-cell office:value-type="float" office:value="14430043" calcext:value-type="float">
            <text:p>14430043</text:p>
          </table:table-cell>
          <table:table-cell table:formula="of:=[.A904]/1000/(60*60*24)" office:value-type="time" office:time-value="PT04H00M30.043S" calcext:value-type="time">
            <text:p>04:00:30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961.46" calcext:value-type="float">
            <text:p>961.46</text:p>
          </table:table-cell>
          <table:table-cell office:value-type="float" office:value="1163.21" calcext:value-type="float">
            <text:p>1163.21</text:p>
          </table:table-cell>
        </table:table-row>
        <table:table-row table:style-name="ro1">
          <table:table-cell office:value-type="float" office:value="14446043" calcext:value-type="float">
            <text:p>14446043</text:p>
          </table:table-cell>
          <table:table-cell table:formula="of:=[.A905]/1000/(60*60*24)" office:value-type="time" office:time-value="PT04H00M46.043S" calcext:value-type="time">
            <text:p>04:00:46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962.51" calcext:value-type="float">
            <text:p>962.51</text:p>
          </table:table-cell>
          <table:table-cell office:value-type="float" office:value="1164.48" calcext:value-type="float">
            <text:p>1164.48</text:p>
          </table:table-cell>
        </table:table-row>
        <table:table-row table:style-name="ro1">
          <table:table-cell office:value-type="float" office:value="14462043" calcext:value-type="float">
            <text:p>14462043</text:p>
          </table:table-cell>
          <table:table-cell table:formula="of:=[.A906]/1000/(60*60*24)" office:value-type="time" office:time-value="PT04H01M02.043S" calcext:value-type="time">
            <text:p>04:01:0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963.57" calcext:value-type="float">
            <text:p>963.57</text:p>
          </table:table-cell>
          <table:table-cell office:value-type="float" office:value="1165.74" calcext:value-type="float">
            <text:p>1165.74</text:p>
          </table:table-cell>
        </table:table-row>
        <table:table-row table:style-name="ro1">
          <table:table-cell office:value-type="float" office:value="14478043" calcext:value-type="float">
            <text:p>14478043</text:p>
          </table:table-cell>
          <table:table-cell table:formula="of:=[.A907]/1000/(60*60*24)" office:value-type="time" office:time-value="PT04H01M18.043S" calcext:value-type="time">
            <text:p>04:01:18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964.62" calcext:value-type="float">
            <text:p>964.62</text:p>
          </table:table-cell>
          <table:table-cell office:value-type="float" office:value="1167.01" calcext:value-type="float">
            <text:p>1167.01</text:p>
          </table:table-cell>
        </table:table-row>
        <table:table-row table:style-name="ro1">
          <table:table-cell office:value-type="float" office:value="14494043" calcext:value-type="float">
            <text:p>14494043</text:p>
          </table:table-cell>
          <table:table-cell table:formula="of:=[.A908]/1000/(60*60*24)" office:value-type="time" office:time-value="PT04H01M34.043S" calcext:value-type="time">
            <text:p>04:01:34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965.68" calcext:value-type="float">
            <text:p>965.68</text:p>
          </table:table-cell>
          <table:table-cell office:value-type="float" office:value="1168.27" calcext:value-type="float">
            <text:p>1168.27</text:p>
          </table:table-cell>
        </table:table-row>
        <table:table-row table:style-name="ro1">
          <table:table-cell office:value-type="float" office:value="14510043" calcext:value-type="float">
            <text:p>14510043</text:p>
          </table:table-cell>
          <table:table-cell table:formula="of:=[.A909]/1000/(60*60*24)" office:value-type="time" office:time-value="PT04H01M50.043S" calcext:value-type="time">
            <text:p>04:01:50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966.73" calcext:value-type="float">
            <text:p>966.73</text:p>
          </table:table-cell>
          <table:table-cell office:value-type="float" office:value="1169.54" calcext:value-type="float">
            <text:p>1169.54</text:p>
          </table:table-cell>
        </table:table-row>
        <table:table-row table:style-name="ro1">
          <table:table-cell office:value-type="float" office:value="14526043" calcext:value-type="float">
            <text:p>14526043</text:p>
          </table:table-cell>
          <table:table-cell table:formula="of:=[.A910]/1000/(60*60*24)" office:value-type="time" office:time-value="PT04H02M06.043S" calcext:value-type="time">
            <text:p>04:02:06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967.79" calcext:value-type="float">
            <text:p>967.79</text:p>
          </table:table-cell>
          <table:table-cell office:value-type="float" office:value="1170.8" calcext:value-type="float">
            <text:p>1170.8</text:p>
          </table:table-cell>
        </table:table-row>
        <table:table-row table:style-name="ro1">
          <table:table-cell office:value-type="float" office:value="14542043" calcext:value-type="float">
            <text:p>14542043</text:p>
          </table:table-cell>
          <table:table-cell table:formula="of:=[.A911]/1000/(60*60*24)" office:value-type="time" office:time-value="PT04H02M22.043S" calcext:value-type="time">
            <text:p>04:02:22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968.85" calcext:value-type="float">
            <text:p>968.85</text:p>
          </table:table-cell>
          <table:table-cell office:value-type="float" office:value="1172.06" calcext:value-type="float">
            <text:p>1172.06</text:p>
          </table:table-cell>
        </table:table-row>
        <table:table-row table:style-name="ro1">
          <table:table-cell office:value-type="float" office:value="14558043" calcext:value-type="float">
            <text:p>14558043</text:p>
          </table:table-cell>
          <table:table-cell table:formula="of:=[.A912]/1000/(60*60*24)" office:value-type="time" office:time-value="PT04H02M38.043S" calcext:value-type="time">
            <text:p>04:02:38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969.9" calcext:value-type="float">
            <text:p>969.9</text:p>
          </table:table-cell>
          <table:table-cell office:value-type="float" office:value="1173.33" calcext:value-type="float">
            <text:p>1173.33</text:p>
          </table:table-cell>
        </table:table-row>
        <table:table-row table:style-name="ro1">
          <table:table-cell office:value-type="float" office:value="14574043" calcext:value-type="float">
            <text:p>14574043</text:p>
          </table:table-cell>
          <table:table-cell table:formula="of:=[.A913]/1000/(60*60*24)" office:value-type="time" office:time-value="PT04H02M54.043S" calcext:value-type="time">
            <text:p>04:02:54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970.96" calcext:value-type="float">
            <text:p>970.96</text:p>
          </table:table-cell>
          <table:table-cell office:value-type="float" office:value="1174.59" calcext:value-type="float">
            <text:p>1174.59</text:p>
          </table:table-cell>
        </table:table-row>
        <table:table-row table:style-name="ro1">
          <table:table-cell office:value-type="float" office:value="14590043" calcext:value-type="float">
            <text:p>14590043</text:p>
          </table:table-cell>
          <table:table-cell table:formula="of:=[.A914]/1000/(60*60*24)" office:value-type="time" office:time-value="PT04H03M10.043S" calcext:value-type="time">
            <text:p>04:03:10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972.01" calcext:value-type="float">
            <text:p>972.01</text:p>
          </table:table-cell>
          <table:table-cell office:value-type="float" office:value="1175.86" calcext:value-type="float">
            <text:p>1175.86</text:p>
          </table:table-cell>
        </table:table-row>
        <table:table-row table:style-name="ro1">
          <table:table-cell office:value-type="float" office:value="14606043" calcext:value-type="float">
            <text:p>14606043</text:p>
          </table:table-cell>
          <table:table-cell table:formula="of:=[.A915]/1000/(60*60*24)" office:value-type="time" office:time-value="PT04H03M26.043S" calcext:value-type="time">
            <text:p>04:03:2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973.07" calcext:value-type="float">
            <text:p>973.07</text:p>
          </table:table-cell>
          <table:table-cell office:value-type="float" office:value="1177.12" calcext:value-type="float">
            <text:p>1177.12</text:p>
          </table:table-cell>
        </table:table-row>
        <table:table-row table:style-name="ro1">
          <table:table-cell office:value-type="float" office:value="14622043" calcext:value-type="float">
            <text:p>14622043</text:p>
          </table:table-cell>
          <table:table-cell table:formula="of:=[.A916]/1000/(60*60*24)" office:value-type="time" office:time-value="PT04H03M42.043S" calcext:value-type="time">
            <text:p>04:03:42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974.12" calcext:value-type="float">
            <text:p>974.12</text:p>
          </table:table-cell>
          <table:table-cell office:value-type="float" office:value="1178.38" calcext:value-type="float">
            <text:p>1178.38</text:p>
          </table:table-cell>
        </table:table-row>
        <table:table-row table:style-name="ro1">
          <table:table-cell office:value-type="float" office:value="14638043" calcext:value-type="float">
            <text:p>14638043</text:p>
          </table:table-cell>
          <table:table-cell table:formula="of:=[.A917]/1000/(60*60*24)" office:value-type="time" office:time-value="PT04H03M58.043S" calcext:value-type="time">
            <text:p>04:03:58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975.18" calcext:value-type="float">
            <text:p>975.18</text:p>
          </table:table-cell>
          <table:table-cell office:value-type="float" office:value="1179.65" calcext:value-type="float">
            <text:p>1179.65</text:p>
          </table:table-cell>
        </table:table-row>
        <table:table-row table:style-name="ro1">
          <table:table-cell office:value-type="float" office:value="14654043" calcext:value-type="float">
            <text:p>14654043</text:p>
          </table:table-cell>
          <table:table-cell table:formula="of:=[.A918]/1000/(60*60*24)" office:value-type="time" office:time-value="PT04H04M14.043S" calcext:value-type="time">
            <text:p>04:04:14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976.23" calcext:value-type="float">
            <text:p>976.23</text:p>
          </table:table-cell>
          <table:table-cell office:value-type="float" office:value="1180.91" calcext:value-type="float">
            <text:p>1180.91</text:p>
          </table:table-cell>
        </table:table-row>
        <table:table-row table:style-name="ro1">
          <table:table-cell office:value-type="float" office:value="14670043" calcext:value-type="float">
            <text:p>14670043</text:p>
          </table:table-cell>
          <table:table-cell table:formula="of:=[.A919]/1000/(60*60*24)" office:value-type="time" office:time-value="PT04H04M30.043S" calcext:value-type="time">
            <text:p>04:04:30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977.29" calcext:value-type="float">
            <text:p>977.29</text:p>
          </table:table-cell>
          <table:table-cell office:value-type="float" office:value="1182.17" calcext:value-type="float">
            <text:p>1182.17</text:p>
          </table:table-cell>
        </table:table-row>
        <table:table-row table:style-name="ro1">
          <table:table-cell office:value-type="float" office:value="14686043" calcext:value-type="float">
            <text:p>14686043</text:p>
          </table:table-cell>
          <table:table-cell table:formula="of:=[.A920]/1000/(60*60*24)" office:value-type="time" office:time-value="PT04H04M46.043S" calcext:value-type="time">
            <text:p>04:04:46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978.34" calcext:value-type="float">
            <text:p>978.34</text:p>
          </table:table-cell>
          <table:table-cell office:value-type="float" office:value="1183.44" calcext:value-type="float">
            <text:p>1183.44</text:p>
          </table:table-cell>
        </table:table-row>
        <table:table-row table:style-name="ro1">
          <table:table-cell office:value-type="float" office:value="14702043" calcext:value-type="float">
            <text:p>14702043</text:p>
          </table:table-cell>
          <table:table-cell table:formula="of:=[.A921]/1000/(60*60*24)" office:value-type="time" office:time-value="PT04H05M02.043S" calcext:value-type="time">
            <text:p>04:05:02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979.39" calcext:value-type="float">
            <text:p>979.39</text:p>
          </table:table-cell>
          <table:table-cell office:value-type="float" office:value="1184.7" calcext:value-type="float">
            <text:p>1184.7</text:p>
          </table:table-cell>
        </table:table-row>
        <table:table-row table:style-name="ro1">
          <table:table-cell office:value-type="float" office:value="14718043" calcext:value-type="float">
            <text:p>14718043</text:p>
          </table:table-cell>
          <table:table-cell table:formula="of:=[.A922]/1000/(60*60*24)" office:value-type="time" office:time-value="PT04H05M18.043S" calcext:value-type="time">
            <text:p>04:05:18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980.45" calcext:value-type="float">
            <text:p>980.45</text:p>
          </table:table-cell>
          <table:table-cell office:value-type="float" office:value="1185.96" calcext:value-type="float">
            <text:p>1185.96</text:p>
          </table:table-cell>
        </table:table-row>
        <table:table-row table:style-name="ro1">
          <table:table-cell office:value-type="float" office:value="14734043" calcext:value-type="float">
            <text:p>14734043</text:p>
          </table:table-cell>
          <table:table-cell table:formula="of:=[.A923]/1000/(60*60*24)" office:value-type="time" office:time-value="PT04H05M34.043S" calcext:value-type="time">
            <text:p>04:05:34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981.5" calcext:value-type="float">
            <text:p>981.5</text:p>
          </table:table-cell>
          <table:table-cell office:value-type="float" office:value="1187.23" calcext:value-type="float">
            <text:p>1187.23</text:p>
          </table:table-cell>
        </table:table-row>
        <table:table-row table:style-name="ro1">
          <table:table-cell office:value-type="float" office:value="14750043" calcext:value-type="float">
            <text:p>14750043</text:p>
          </table:table-cell>
          <table:table-cell table:formula="of:=[.A924]/1000/(60*60*24)" office:value-type="time" office:time-value="PT04H05M50.043S" calcext:value-type="time">
            <text:p>04:05:50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982.56" calcext:value-type="float">
            <text:p>982.56</text:p>
          </table:table-cell>
          <table:table-cell office:value-type="float" office:value="1188.49" calcext:value-type="float">
            <text:p>1188.49</text:p>
          </table:table-cell>
        </table:table-row>
        <table:table-row table:style-name="ro1">
          <table:table-cell office:value-type="float" office:value="14766043" calcext:value-type="float">
            <text:p>14766043</text:p>
          </table:table-cell>
          <table:table-cell table:formula="of:=[.A925]/1000/(60*60*24)" office:value-type="time" office:time-value="PT04H06M06.043S" calcext:value-type="time">
            <text:p>04:06:06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983.61" calcext:value-type="float">
            <text:p>983.61</text:p>
          </table:table-cell>
          <table:table-cell office:value-type="float" office:value="1189.75" calcext:value-type="float">
            <text:p>1189.75</text:p>
          </table:table-cell>
        </table:table-row>
        <table:table-row table:style-name="ro1">
          <table:table-cell office:value-type="float" office:value="14782043" calcext:value-type="float">
            <text:p>14782043</text:p>
          </table:table-cell>
          <table:table-cell table:formula="of:=[.A926]/1000/(60*60*24)" office:value-type="time" office:time-value="PT04H06M22.043S" calcext:value-type="time">
            <text:p>04:06:22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984.67" calcext:value-type="float">
            <text:p>984.67</text:p>
          </table:table-cell>
          <table:table-cell office:value-type="float" office:value="1191.01" calcext:value-type="float">
            <text:p>1191.01</text:p>
          </table:table-cell>
        </table:table-row>
        <table:table-row table:style-name="ro1">
          <table:table-cell office:value-type="float" office:value="14798043" calcext:value-type="float">
            <text:p>14798043</text:p>
          </table:table-cell>
          <table:table-cell table:formula="of:=[.A927]/1000/(60*60*24)" office:value-type="time" office:time-value="PT04H06M38.043S" calcext:value-type="time">
            <text:p>04:06:38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985.72" calcext:value-type="float">
            <text:p>985.72</text:p>
          </table:table-cell>
          <table:table-cell office:value-type="float" office:value="1192.27" calcext:value-type="float">
            <text:p>1192.27</text:p>
          </table:table-cell>
        </table:table-row>
        <table:table-row table:style-name="ro1">
          <table:table-cell office:value-type="float" office:value="14814043" calcext:value-type="float">
            <text:p>14814043</text:p>
          </table:table-cell>
          <table:table-cell table:formula="of:=[.A928]/1000/(60*60*24)" office:value-type="time" office:time-value="PT04H06M54.043S" calcext:value-type="time">
            <text:p>04:06:54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986.78" calcext:value-type="float">
            <text:p>986.78</text:p>
          </table:table-cell>
          <table:table-cell office:value-type="float" office:value="1193.54" calcext:value-type="float">
            <text:p>1193.54</text:p>
          </table:table-cell>
        </table:table-row>
        <table:table-row table:style-name="ro1">
          <table:table-cell office:value-type="float" office:value="14830043" calcext:value-type="float">
            <text:p>14830043</text:p>
          </table:table-cell>
          <table:table-cell table:formula="of:=[.A929]/1000/(60*60*24)" office:value-type="time" office:time-value="PT04H07M10.043S" calcext:value-type="time">
            <text:p>04:07:10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987.83" calcext:value-type="float">
            <text:p>987.83</text:p>
          </table:table-cell>
          <table:table-cell office:value-type="float" office:value="1194.8" calcext:value-type="float">
            <text:p>1194.8</text:p>
          </table:table-cell>
        </table:table-row>
        <table:table-row table:style-name="ro1">
          <table:table-cell office:value-type="float" office:value="14846043" calcext:value-type="float">
            <text:p>14846043</text:p>
          </table:table-cell>
          <table:table-cell table:formula="of:=[.A930]/1000/(60*60*24)" office:value-type="time" office:time-value="PT04H07M26.043S" calcext:value-type="time">
            <text:p>04:07:26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988.89" calcext:value-type="float">
            <text:p>988.89</text:p>
          </table:table-cell>
          <table:table-cell office:value-type="float" office:value="1196.06" calcext:value-type="float">
            <text:p>1196.06</text:p>
          </table:table-cell>
        </table:table-row>
        <table:table-row table:style-name="ro1">
          <table:table-cell office:value-type="float" office:value="14862043" calcext:value-type="float">
            <text:p>14862043</text:p>
          </table:table-cell>
          <table:table-cell table:formula="of:=[.A931]/1000/(60*60*24)" office:value-type="time" office:time-value="PT04H07M42.043S" calcext:value-type="time">
            <text:p>04:07:42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989.94" calcext:value-type="float">
            <text:p>989.94</text:p>
          </table:table-cell>
          <table:table-cell office:value-type="float" office:value="1197.32" calcext:value-type="float">
            <text:p>1197.32</text:p>
          </table:table-cell>
        </table:table-row>
        <table:table-row table:style-name="ro1">
          <table:table-cell office:value-type="float" office:value="14878043" calcext:value-type="float">
            <text:p>14878043</text:p>
          </table:table-cell>
          <table:table-cell table:formula="of:=[.A932]/1000/(60*60*24)" office:value-type="time" office:time-value="PT04H07M58.043S" calcext:value-type="time">
            <text:p>04:07:58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991" calcext:value-type="float">
            <text:p>991</text:p>
          </table:table-cell>
          <table:table-cell office:value-type="float" office:value="1198.59" calcext:value-type="float">
            <text:p>1198.59</text:p>
          </table:table-cell>
        </table:table-row>
        <table:table-row table:style-name="ro1">
          <table:table-cell office:value-type="float" office:value="14894043" calcext:value-type="float">
            <text:p>14894043</text:p>
          </table:table-cell>
          <table:table-cell table:formula="of:=[.A933]/1000/(60*60*24)" office:value-type="time" office:time-value="PT04H08M14.043S" calcext:value-type="time">
            <text:p>04:08:14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992.05" calcext:value-type="float">
            <text:p>992.05</text:p>
          </table:table-cell>
          <table:table-cell office:value-type="float" office:value="1199.85" calcext:value-type="float">
            <text:p>1199.85</text:p>
          </table:table-cell>
        </table:table-row>
        <table:table-row table:style-name="ro1">
          <table:table-cell office:value-type="float" office:value="14910043" calcext:value-type="float">
            <text:p>14910043</text:p>
          </table:table-cell>
          <table:table-cell table:formula="of:=[.A934]/1000/(60*60*24)" office:value-type="time" office:time-value="PT04H08M30.043S" calcext:value-type="time">
            <text:p>04:08:30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993.11" calcext:value-type="float">
            <text:p>993.11</text:p>
          </table:table-cell>
          <table:table-cell office:value-type="float" office:value="1201.11" calcext:value-type="float">
            <text:p>1201.11</text:p>
          </table:table-cell>
        </table:table-row>
        <table:table-row table:style-name="ro1">
          <table:table-cell office:value-type="float" office:value="14926043" calcext:value-type="float">
            <text:p>14926043</text:p>
          </table:table-cell>
          <table:table-cell table:formula="of:=[.A935]/1000/(60*60*24)" office:value-type="time" office:time-value="PT04H08M46.043S" calcext:value-type="time">
            <text:p>04:08:46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994.16" calcext:value-type="float">
            <text:p>994.16</text:p>
          </table:table-cell>
          <table:table-cell office:value-type="float" office:value="1202.37" calcext:value-type="float">
            <text:p>1202.37</text:p>
          </table:table-cell>
        </table:table-row>
        <table:table-row table:style-name="ro1">
          <table:table-cell office:value-type="float" office:value="14942043" calcext:value-type="float">
            <text:p>14942043</text:p>
          </table:table-cell>
          <table:table-cell table:formula="of:=[.A936]/1000/(60*60*24)" office:value-type="time" office:time-value="PT04H09M02.043S" calcext:value-type="time">
            <text:p>04:09:02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995.22" calcext:value-type="float">
            <text:p>995.22</text:p>
          </table:table-cell>
          <table:table-cell office:value-type="float" office:value="1203.63" calcext:value-type="float">
            <text:p>1203.63</text:p>
          </table:table-cell>
        </table:table-row>
        <table:table-row table:style-name="ro1">
          <table:table-cell office:value-type="float" office:value="14958043" calcext:value-type="float">
            <text:p>14958043</text:p>
          </table:table-cell>
          <table:table-cell table:formula="of:=[.A937]/1000/(60*60*24)" office:value-type="time" office:time-value="PT04H09M18.043S" calcext:value-type="time">
            <text:p>04:09:18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996.27" calcext:value-type="float">
            <text:p>996.27</text:p>
          </table:table-cell>
          <table:table-cell office:value-type="float" office:value="1204.9" calcext:value-type="float">
            <text:p>1204.9</text:p>
          </table:table-cell>
        </table:table-row>
        <table:table-row table:style-name="ro1">
          <table:table-cell office:value-type="float" office:value="14974043" calcext:value-type="float">
            <text:p>14974043</text:p>
          </table:table-cell>
          <table:table-cell table:formula="of:=[.A938]/1000/(60*60*24)" office:value-type="time" office:time-value="PT04H09M34.043S" calcext:value-type="time">
            <text:p>04:09:34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997.33" calcext:value-type="float">
            <text:p>997.33</text:p>
          </table:table-cell>
          <table:table-cell office:value-type="float" office:value="1206.16" calcext:value-type="float">
            <text:p>1206.16</text:p>
          </table:table-cell>
        </table:table-row>
        <table:table-row table:style-name="ro1">
          <table:table-cell office:value-type="float" office:value="14990043" calcext:value-type="float">
            <text:p>14990043</text:p>
          </table:table-cell>
          <table:table-cell table:formula="of:=[.A939]/1000/(60*60*24)" office:value-type="time" office:time-value="PT04H09M50.043S" calcext:value-type="time">
            <text:p>04:09:50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998.38" calcext:value-type="float">
            <text:p>998.38</text:p>
          </table:table-cell>
          <table:table-cell office:value-type="float" office:value="1207.42" calcext:value-type="float">
            <text:p>1207.42</text:p>
          </table:table-cell>
        </table:table-row>
        <table:table-row table:style-name="ro1">
          <table:table-cell office:value-type="float" office:value="15006043" calcext:value-type="float">
            <text:p>15006043</text:p>
          </table:table-cell>
          <table:table-cell table:formula="of:=[.A940]/1000/(60*60*24)" office:value-type="time" office:time-value="PT04H10M06.043S" calcext:value-type="time">
            <text:p>04:10:06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999.43" calcext:value-type="float">
            <text:p>999.43</text:p>
          </table:table-cell>
          <table:table-cell office:value-type="float" office:value="1208.68" calcext:value-type="float">
            <text:p>1208.68</text:p>
          </table:table-cell>
        </table:table-row>
        <table:table-row table:style-name="ro1">
          <table:table-cell office:value-type="float" office:value="15022043" calcext:value-type="float">
            <text:p>15022043</text:p>
          </table:table-cell>
          <table:table-cell table:formula="of:=[.A941]/1000/(60*60*24)" office:value-type="time" office:time-value="PT04H10M22.043S" calcext:value-type="time">
            <text:p>04:10:22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000.49" calcext:value-type="float">
            <text:p>1000.49</text:p>
          </table:table-cell>
          <table:table-cell office:value-type="float" office:value="1209.94" calcext:value-type="float">
            <text:p>1209.94</text:p>
          </table:table-cell>
        </table:table-row>
        <table:table-row table:style-name="ro1">
          <table:table-cell office:value-type="float" office:value="15038043" calcext:value-type="float">
            <text:p>15038043</text:p>
          </table:table-cell>
          <table:table-cell table:formula="of:=[.A942]/1000/(60*60*24)" office:value-type="time" office:time-value="PT04H10M38.043S" calcext:value-type="time">
            <text:p>04:10:38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001.54" calcext:value-type="float">
            <text:p>1001.54</text:p>
          </table:table-cell>
          <table:table-cell office:value-type="float" office:value="1211.2" calcext:value-type="float">
            <text:p>1211.2</text:p>
          </table:table-cell>
        </table:table-row>
        <table:table-row table:style-name="ro1">
          <table:table-cell office:value-type="float" office:value="15054043" calcext:value-type="float">
            <text:p>15054043</text:p>
          </table:table-cell>
          <table:table-cell table:formula="of:=[.A943]/1000/(60*60*24)" office:value-type="time" office:time-value="PT04H10M54.043S" calcext:value-type="time">
            <text:p>04:10:54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002.6" calcext:value-type="float">
            <text:p>1002.6</text:p>
          </table:table-cell>
          <table:table-cell office:value-type="float" office:value="1212.46" calcext:value-type="float">
            <text:p>1212.46</text:p>
          </table:table-cell>
        </table:table-row>
        <table:table-row table:style-name="ro1">
          <table:table-cell office:value-type="float" office:value="15070043" calcext:value-type="float">
            <text:p>15070043</text:p>
          </table:table-cell>
          <table:table-cell table:formula="of:=[.A944]/1000/(60*60*24)" office:value-type="time" office:time-value="PT04H11M10.043S" calcext:value-type="time">
            <text:p>04:11:10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003.65" calcext:value-type="float">
            <text:p>1003.65</text:p>
          </table:table-cell>
          <table:table-cell office:value-type="float" office:value="1213.72" calcext:value-type="float">
            <text:p>1213.72</text:p>
          </table:table-cell>
        </table:table-row>
        <table:table-row table:style-name="ro1">
          <table:table-cell office:value-type="float" office:value="15086043" calcext:value-type="float">
            <text:p>15086043</text:p>
          </table:table-cell>
          <table:table-cell table:formula="of:=[.A945]/1000/(60*60*24)" office:value-type="time" office:time-value="PT04H11M26.043S" calcext:value-type="time">
            <text:p>04:11:26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004.71" calcext:value-type="float">
            <text:p>1004.71</text:p>
          </table:table-cell>
          <table:table-cell office:value-type="float" office:value="1214.99" calcext:value-type="float">
            <text:p>1214.99</text:p>
          </table:table-cell>
        </table:table-row>
        <table:table-row table:style-name="ro1">
          <table:table-cell office:value-type="float" office:value="15102043" calcext:value-type="float">
            <text:p>15102043</text:p>
          </table:table-cell>
          <table:table-cell table:formula="of:=[.A946]/1000/(60*60*24)" office:value-type="time" office:time-value="PT04H11M42.043S" calcext:value-type="time">
            <text:p>04:11:42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005.76" calcext:value-type="float">
            <text:p>1005.76</text:p>
          </table:table-cell>
          <table:table-cell office:value-type="float" office:value="1216.25" calcext:value-type="float">
            <text:p>1216.25</text:p>
          </table:table-cell>
        </table:table-row>
        <table:table-row table:style-name="ro1">
          <table:table-cell office:value-type="float" office:value="15118043" calcext:value-type="float">
            <text:p>15118043</text:p>
          </table:table-cell>
          <table:table-cell table:formula="of:=[.A947]/1000/(60*60*24)" office:value-type="time" office:time-value="PT04H11M58.043S" calcext:value-type="time">
            <text:p>04:11:58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006.82" calcext:value-type="float">
            <text:p>1006.82</text:p>
          </table:table-cell>
          <table:table-cell office:value-type="float" office:value="1217.51" calcext:value-type="float">
            <text:p>1217.51</text:p>
          </table:table-cell>
        </table:table-row>
        <table:table-row table:style-name="ro1">
          <table:table-cell office:value-type="float" office:value="15134043" calcext:value-type="float">
            <text:p>15134043</text:p>
          </table:table-cell>
          <table:table-cell table:formula="of:=[.A948]/1000/(60*60*24)" office:value-type="time" office:time-value="PT04H12M14.043S" calcext:value-type="time">
            <text:p>04:12:14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007.87" calcext:value-type="float">
            <text:p>1007.87</text:p>
          </table:table-cell>
          <table:table-cell office:value-type="float" office:value="1218.77" calcext:value-type="float">
            <text:p>1218.77</text:p>
          </table:table-cell>
        </table:table-row>
        <table:table-row table:style-name="ro1">
          <table:table-cell office:value-type="float" office:value="15150043" calcext:value-type="float">
            <text:p>15150043</text:p>
          </table:table-cell>
          <table:table-cell table:formula="of:=[.A949]/1000/(60*60*24)" office:value-type="time" office:time-value="PT04H12M30.043S" calcext:value-type="time">
            <text:p>04:12:30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008.93" calcext:value-type="float">
            <text:p>1008.93</text:p>
          </table:table-cell>
          <table:table-cell office:value-type="float" office:value="1220.03" calcext:value-type="float">
            <text:p>1220.03</text:p>
          </table:table-cell>
        </table:table-row>
        <table:table-row table:style-name="ro1">
          <table:table-cell office:value-type="float" office:value="15166043" calcext:value-type="float">
            <text:p>15166043</text:p>
          </table:table-cell>
          <table:table-cell table:formula="of:=[.A950]/1000/(60*60*24)" office:value-type="time" office:time-value="PT04H12M46.043S" calcext:value-type="time">
            <text:p>04:12:46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009.98" calcext:value-type="float">
            <text:p>1009.98</text:p>
          </table:table-cell>
          <table:table-cell office:value-type="float" office:value="1221.29" calcext:value-type="float">
            <text:p>1221.29</text:p>
          </table:table-cell>
        </table:table-row>
        <table:table-row table:style-name="ro1">
          <table:table-cell office:value-type="float" office:value="15182043" calcext:value-type="float">
            <text:p>15182043</text:p>
          </table:table-cell>
          <table:table-cell table:formula="of:=[.A951]/1000/(60*60*24)" office:value-type="time" office:time-value="PT04H13M02.043S" calcext:value-type="time">
            <text:p>04:13:02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011.04" calcext:value-type="float">
            <text:p>1011.04</text:p>
          </table:table-cell>
          <table:table-cell office:value-type="float" office:value="1222.55" calcext:value-type="float">
            <text:p>1222.55</text:p>
          </table:table-cell>
        </table:table-row>
        <table:table-row table:style-name="ro1">
          <table:table-cell office:value-type="float" office:value="15198041" calcext:value-type="float">
            <text:p>15198041</text:p>
          </table:table-cell>
          <table:table-cell table:formula="of:=[.A952]/1000/(60*60*24)" office:value-type="time" office:time-value="PT04H13M18.041S" calcext:value-type="time">
            <text:p>04:13:18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012.09" calcext:value-type="float">
            <text:p>1012.09</text:p>
          </table:table-cell>
          <table:table-cell office:value-type="float" office:value="1223.81" calcext:value-type="float">
            <text:p>1223.81</text:p>
          </table:table-cell>
        </table:table-row>
        <table:table-row table:style-name="ro1">
          <table:table-cell office:value-type="float" office:value="15214043" calcext:value-type="float">
            <text:p>15214043</text:p>
          </table:table-cell>
          <table:table-cell table:formula="of:=[.A953]/1000/(60*60*24)" office:value-type="time" office:time-value="PT04H13M34.043S" calcext:value-type="time">
            <text:p>04:13:3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013.14" calcext:value-type="float">
            <text:p>1013.14</text:p>
          </table:table-cell>
          <table:table-cell office:value-type="float" office:value="1225.07" calcext:value-type="float">
            <text:p>1225.07</text:p>
          </table:table-cell>
        </table:table-row>
        <table:table-row table:style-name="ro1">
          <table:table-cell office:value-type="float" office:value="15230043" calcext:value-type="float">
            <text:p>15230043</text:p>
          </table:table-cell>
          <table:table-cell table:formula="of:=[.A954]/1000/(60*60*24)" office:value-type="time" office:time-value="PT04H13M50.043S" calcext:value-type="time">
            <text:p>04:13:5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014.2" calcext:value-type="float">
            <text:p>1014.2</text:p>
          </table:table-cell>
          <table:table-cell office:value-type="float" office:value="1226.33" calcext:value-type="float">
            <text:p>1226.33</text:p>
          </table:table-cell>
        </table:table-row>
        <table:table-row table:style-name="ro1">
          <table:table-cell office:value-type="float" office:value="15246043" calcext:value-type="float">
            <text:p>15246043</text:p>
          </table:table-cell>
          <table:table-cell table:formula="of:=[.A955]/1000/(60*60*24)" office:value-type="time" office:time-value="PT04H14M06.043S" calcext:value-type="time">
            <text:p>04:14:06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015.25" calcext:value-type="float">
            <text:p>1015.25</text:p>
          </table:table-cell>
          <table:table-cell office:value-type="float" office:value="1227.59" calcext:value-type="float">
            <text:p>1227.59</text:p>
          </table:table-cell>
        </table:table-row>
        <table:table-row table:style-name="ro1">
          <table:table-cell office:value-type="float" office:value="15262043" calcext:value-type="float">
            <text:p>15262043</text:p>
          </table:table-cell>
          <table:table-cell table:formula="of:=[.A956]/1000/(60*60*24)" office:value-type="time" office:time-value="PT04H14M22.043S" calcext:value-type="time">
            <text:p>04:14:22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016.31" calcext:value-type="float">
            <text:p>1016.31</text:p>
          </table:table-cell>
          <table:table-cell office:value-type="float" office:value="1228.85" calcext:value-type="float">
            <text:p>1228.85</text:p>
          </table:table-cell>
        </table:table-row>
        <table:table-row table:style-name="ro1">
          <table:table-cell office:value-type="float" office:value="15278043" calcext:value-type="float">
            <text:p>15278043</text:p>
          </table:table-cell>
          <table:table-cell table:formula="of:=[.A957]/1000/(60*60*24)" office:value-type="time" office:time-value="PT04H14M38.043S" calcext:value-type="time">
            <text:p>04:14:38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017.36" calcext:value-type="float">
            <text:p>1017.36</text:p>
          </table:table-cell>
          <table:table-cell office:value-type="float" office:value="1230.11" calcext:value-type="float">
            <text:p>1230.11</text:p>
          </table:table-cell>
        </table:table-row>
        <table:table-row table:style-name="ro1">
          <table:table-cell office:value-type="float" office:value="15294043" calcext:value-type="float">
            <text:p>15294043</text:p>
          </table:table-cell>
          <table:table-cell table:formula="of:=[.A958]/1000/(60*60*24)" office:value-type="time" office:time-value="PT04H14M54.043S" calcext:value-type="time">
            <text:p>04:14:5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018.42" calcext:value-type="float">
            <text:p>1018.42</text:p>
          </table:table-cell>
          <table:table-cell office:value-type="float" office:value="1231.37" calcext:value-type="float">
            <text:p>1231.37</text:p>
          </table:table-cell>
        </table:table-row>
        <table:table-row table:style-name="ro1">
          <table:table-cell office:value-type="float" office:value="15310043" calcext:value-type="float">
            <text:p>15310043</text:p>
          </table:table-cell>
          <table:table-cell table:formula="of:=[.A959]/1000/(60*60*24)" office:value-type="time" office:time-value="PT04H15M10.043S" calcext:value-type="time">
            <text:p>04:15:1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019.47" calcext:value-type="float">
            <text:p>1019.47</text:p>
          </table:table-cell>
          <table:table-cell office:value-type="float" office:value="1232.63" calcext:value-type="float">
            <text:p>1232.63</text:p>
          </table:table-cell>
        </table:table-row>
        <table:table-row table:style-name="ro1">
          <table:table-cell office:value-type="float" office:value="15326043" calcext:value-type="float">
            <text:p>15326043</text:p>
          </table:table-cell>
          <table:table-cell table:formula="of:=[.A960]/1000/(60*60*24)" office:value-type="time" office:time-value="PT04H15M26.043S" calcext:value-type="time">
            <text:p>04:15:26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020.53" calcext:value-type="float">
            <text:p>1020.53</text:p>
          </table:table-cell>
          <table:table-cell office:value-type="float" office:value="1233.89" calcext:value-type="float">
            <text:p>1233.89</text:p>
          </table:table-cell>
        </table:table-row>
        <table:table-row table:style-name="ro1">
          <table:table-cell office:value-type="float" office:value="15342043" calcext:value-type="float">
            <text:p>15342043</text:p>
          </table:table-cell>
          <table:table-cell table:formula="of:=[.A961]/1000/(60*60*24)" office:value-type="time" office:time-value="PT04H15M42.043S" calcext:value-type="time">
            <text:p>04:15:42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021.58" calcext:value-type="float">
            <text:p>1021.58</text:p>
          </table:table-cell>
          <table:table-cell office:value-type="float" office:value="1235.15" calcext:value-type="float">
            <text:p>1235.15</text:p>
          </table:table-cell>
        </table:table-row>
        <table:table-row table:style-name="ro1">
          <table:table-cell office:value-type="float" office:value="15358043" calcext:value-type="float">
            <text:p>15358043</text:p>
          </table:table-cell>
          <table:table-cell table:formula="of:=[.A962]/1000/(60*60*24)" office:value-type="time" office:time-value="PT04H15M58.043S" calcext:value-type="time">
            <text:p>04:15:58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022.63" calcext:value-type="float">
            <text:p>1022.63</text:p>
          </table:table-cell>
          <table:table-cell office:value-type="float" office:value="1236.41" calcext:value-type="float">
            <text:p>1236.41</text:p>
          </table:table-cell>
        </table:table-row>
        <table:table-row table:style-name="ro1">
          <table:table-cell office:value-type="float" office:value="15374043" calcext:value-type="float">
            <text:p>15374043</text:p>
          </table:table-cell>
          <table:table-cell table:formula="of:=[.A963]/1000/(60*60*24)" office:value-type="time" office:time-value="PT04H16M14.043S" calcext:value-type="time">
            <text:p>04:16:14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023.69" calcext:value-type="float">
            <text:p>1023.69</text:p>
          </table:table-cell>
          <table:table-cell office:value-type="float" office:value="1237.67" calcext:value-type="float">
            <text:p>1237.67</text:p>
          </table:table-cell>
        </table:table-row>
        <table:table-row table:style-name="ro1">
          <table:table-cell office:value-type="float" office:value="15390043" calcext:value-type="float">
            <text:p>15390043</text:p>
          </table:table-cell>
          <table:table-cell table:formula="of:=[.A964]/1000/(60*60*24)" office:value-type="time" office:time-value="PT04H16M30.043S" calcext:value-type="time">
            <text:p>04:16:30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024.74" calcext:value-type="float">
            <text:p>1024.74</text:p>
          </table:table-cell>
          <table:table-cell office:value-type="float" office:value="1238.93" calcext:value-type="float">
            <text:p>1238.93</text:p>
          </table:table-cell>
        </table:table-row>
        <table:table-row table:style-name="ro1">
          <table:table-cell office:value-type="float" office:value="15406043" calcext:value-type="float">
            <text:p>15406043</text:p>
          </table:table-cell>
          <table:table-cell table:formula="of:=[.A965]/1000/(60*60*24)" office:value-type="time" office:time-value="PT04H16M46.043S" calcext:value-type="time">
            <text:p>04:16:46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025.8" calcext:value-type="float">
            <text:p>1025.8</text:p>
          </table:table-cell>
          <table:table-cell office:value-type="float" office:value="1240.19" calcext:value-type="float">
            <text:p>1240.19</text:p>
          </table:table-cell>
        </table:table-row>
        <table:table-row table:style-name="ro1">
          <table:table-cell office:value-type="float" office:value="15422043" calcext:value-type="float">
            <text:p>15422043</text:p>
          </table:table-cell>
          <table:table-cell table:formula="of:=[.A966]/1000/(60*60*24)" office:value-type="time" office:time-value="PT04H17M02.043S" calcext:value-type="time">
            <text:p>04:17:02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026.85" calcext:value-type="float">
            <text:p>1026.85</text:p>
          </table:table-cell>
          <table:table-cell office:value-type="float" office:value="1241.45" calcext:value-type="float">
            <text:p>1241.45</text:p>
          </table:table-cell>
        </table:table-row>
        <table:table-row table:style-name="ro1">
          <table:table-cell office:value-type="float" office:value="15438043" calcext:value-type="float">
            <text:p>15438043</text:p>
          </table:table-cell>
          <table:table-cell table:formula="of:=[.A967]/1000/(60*60*24)" office:value-type="time" office:time-value="PT04H17M18.043S" calcext:value-type="time">
            <text:p>04:17:18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027.91" calcext:value-type="float">
            <text:p>1027.91</text:p>
          </table:table-cell>
          <table:table-cell office:value-type="float" office:value="1242.71" calcext:value-type="float">
            <text:p>1242.71</text:p>
          </table:table-cell>
        </table:table-row>
        <table:table-row table:style-name="ro1">
          <table:table-cell office:value-type="float" office:value="15454043" calcext:value-type="float">
            <text:p>15454043</text:p>
          </table:table-cell>
          <table:table-cell table:formula="of:=[.A968]/1000/(60*60*24)" office:value-type="time" office:time-value="PT04H17M34.043S" calcext:value-type="time">
            <text:p>04:17:3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028.96" calcext:value-type="float">
            <text:p>1028.96</text:p>
          </table:table-cell>
          <table:table-cell office:value-type="float" office:value="1243.97" calcext:value-type="float">
            <text:p>1243.97</text:p>
          </table:table-cell>
        </table:table-row>
        <table:table-row table:style-name="ro1">
          <table:table-cell office:value-type="float" office:value="15470043" calcext:value-type="float">
            <text:p>15470043</text:p>
          </table:table-cell>
          <table:table-cell table:formula="of:=[.A969]/1000/(60*60*24)" office:value-type="time" office:time-value="PT04H17M50.043S" calcext:value-type="time">
            <text:p>04:17:50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030.01" calcext:value-type="float">
            <text:p>1030.01</text:p>
          </table:table-cell>
          <table:table-cell office:value-type="float" office:value="1245.23" calcext:value-type="float">
            <text:p>1245.23</text:p>
          </table:table-cell>
        </table:table-row>
        <table:table-row table:style-name="ro1">
          <table:table-cell office:value-type="float" office:value="15486043" calcext:value-type="float">
            <text:p>15486043</text:p>
          </table:table-cell>
          <table:table-cell table:formula="of:=[.A970]/1000/(60*60*24)" office:value-type="time" office:time-value="PT04H18M06.043S" calcext:value-type="time">
            <text:p>04:18:06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031.07" calcext:value-type="float">
            <text:p>1031.07</text:p>
          </table:table-cell>
          <table:table-cell office:value-type="float" office:value="1246.49" calcext:value-type="float">
            <text:p>1246.49</text:p>
          </table:table-cell>
        </table:table-row>
        <table:table-row table:style-name="ro1">
          <table:table-cell office:value-type="float" office:value="15502043" calcext:value-type="float">
            <text:p>15502043</text:p>
          </table:table-cell>
          <table:table-cell table:formula="of:=[.A971]/1000/(60*60*24)" office:value-type="time" office:time-value="PT04H18M22.043S" calcext:value-type="time">
            <text:p>04:18:22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032.12" calcext:value-type="float">
            <text:p>1032.12</text:p>
          </table:table-cell>
          <table:table-cell office:value-type="float" office:value="1247.75" calcext:value-type="float">
            <text:p>1247.75</text:p>
          </table:table-cell>
        </table:table-row>
        <table:table-row table:style-name="ro1">
          <table:table-cell office:value-type="float" office:value="15518043" calcext:value-type="float">
            <text:p>15518043</text:p>
          </table:table-cell>
          <table:table-cell table:formula="of:=[.A972]/1000/(60*60*24)" office:value-type="time" office:time-value="PT04H18M38.043S" calcext:value-type="time">
            <text:p>04:18:38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033.18" calcext:value-type="float">
            <text:p>1033.18</text:p>
          </table:table-cell>
          <table:table-cell office:value-type="float" office:value="1249.01" calcext:value-type="float">
            <text:p>1249.01</text:p>
          </table:table-cell>
        </table:table-row>
        <table:table-row table:style-name="ro1">
          <table:table-cell office:value-type="float" office:value="15534043" calcext:value-type="float">
            <text:p>15534043</text:p>
          </table:table-cell>
          <table:table-cell table:formula="of:=[.A973]/1000/(60*60*24)" office:value-type="time" office:time-value="PT04H18M54.043S" calcext:value-type="time">
            <text:p>04:18:54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034.23" calcext:value-type="float">
            <text:p>1034.23</text:p>
          </table:table-cell>
          <table:table-cell office:value-type="float" office:value="1250.27" calcext:value-type="float">
            <text:p>1250.27</text:p>
          </table:table-cell>
        </table:table-row>
        <table:table-row table:style-name="ro1">
          <table:table-cell office:value-type="float" office:value="15550043" calcext:value-type="float">
            <text:p>15550043</text:p>
          </table:table-cell>
          <table:table-cell table:formula="of:=[.A974]/1000/(60*60*24)" office:value-type="time" office:time-value="PT04H19M10.043S" calcext:value-type="time">
            <text:p>04:19:10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035.29" calcext:value-type="float">
            <text:p>1035.29</text:p>
          </table:table-cell>
          <table:table-cell office:value-type="float" office:value="1251.53" calcext:value-type="float">
            <text:p>1251.53</text:p>
          </table:table-cell>
        </table:table-row>
        <table:table-row table:style-name="ro1">
          <table:table-cell office:value-type="float" office:value="15566043" calcext:value-type="float">
            <text:p>15566043</text:p>
          </table:table-cell>
          <table:table-cell table:formula="of:=[.A975]/1000/(60*60*24)" office:value-type="time" office:time-value="PT04H19M26.043S" calcext:value-type="time">
            <text:p>04:19:26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036.34" calcext:value-type="float">
            <text:p>1036.34</text:p>
          </table:table-cell>
          <table:table-cell office:value-type="float" office:value="1252.79" calcext:value-type="float">
            <text:p>1252.79</text:p>
          </table:table-cell>
        </table:table-row>
        <table:table-row table:style-name="ro1">
          <table:table-cell office:value-type="float" office:value="15582043" calcext:value-type="float">
            <text:p>15582043</text:p>
          </table:table-cell>
          <table:table-cell table:formula="of:=[.A976]/1000/(60*60*24)" office:value-type="time" office:time-value="PT04H19M42.043S" calcext:value-type="time">
            <text:p>04:19:42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037.39" calcext:value-type="float">
            <text:p>1037.39</text:p>
          </table:table-cell>
          <table:table-cell office:value-type="float" office:value="1254.05" calcext:value-type="float">
            <text:p>1254.05</text:p>
          </table:table-cell>
        </table:table-row>
        <table:table-row table:style-name="ro1">
          <table:table-cell office:value-type="float" office:value="15598043" calcext:value-type="float">
            <text:p>15598043</text:p>
          </table:table-cell>
          <table:table-cell table:formula="of:=[.A977]/1000/(60*60*24)" office:value-type="time" office:time-value="PT04H19M58.043S" calcext:value-type="time">
            <text:p>04:19:58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038.45" calcext:value-type="float">
            <text:p>1038.45</text:p>
          </table:table-cell>
          <table:table-cell office:value-type="float" office:value="1255.31" calcext:value-type="float">
            <text:p>1255.31</text:p>
          </table:table-cell>
        </table:table-row>
        <table:table-row table:style-name="ro1">
          <table:table-cell office:value-type="float" office:value="15614043" calcext:value-type="float">
            <text:p>15614043</text:p>
          </table:table-cell>
          <table:table-cell table:formula="of:=[.A978]/1000/(60*60*24)" office:value-type="time" office:time-value="PT04H20M14.043S" calcext:value-type="time">
            <text:p>04:20:14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039.5" calcext:value-type="float">
            <text:p>1039.5</text:p>
          </table:table-cell>
          <table:table-cell office:value-type="float" office:value="1256.57" calcext:value-type="float">
            <text:p>1256.57</text:p>
          </table:table-cell>
        </table:table-row>
        <table:table-row table:style-name="ro1">
          <table:table-cell office:value-type="float" office:value="15630043" calcext:value-type="float">
            <text:p>15630043</text:p>
          </table:table-cell>
          <table:table-cell table:formula="of:=[.A979]/1000/(60*60*24)" office:value-type="time" office:time-value="PT04H20M30.043S" calcext:value-type="time">
            <text:p>04:20:30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040.55" calcext:value-type="float">
            <text:p>1040.55</text:p>
          </table:table-cell>
          <table:table-cell office:value-type="float" office:value="1257.83" calcext:value-type="float">
            <text:p>1257.83</text:p>
          </table:table-cell>
        </table:table-row>
        <table:table-row table:style-name="ro1">
          <table:table-cell office:value-type="float" office:value="15646043" calcext:value-type="float">
            <text:p>15646043</text:p>
          </table:table-cell>
          <table:table-cell table:formula="of:=[.A980]/1000/(60*60*24)" office:value-type="time" office:time-value="PT04H20M46.043S" calcext:value-type="time">
            <text:p>04:20:46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041.6" calcext:value-type="float">
            <text:p>1041.6</text:p>
          </table:table-cell>
          <table:table-cell office:value-type="float" office:value="1259.09" calcext:value-type="float">
            <text:p>1259.09</text:p>
          </table:table-cell>
        </table:table-row>
        <table:table-row table:style-name="ro1">
          <table:table-cell office:value-type="float" office:value="15662043" calcext:value-type="float">
            <text:p>15662043</text:p>
          </table:table-cell>
          <table:table-cell table:formula="of:=[.A981]/1000/(60*60*24)" office:value-type="time" office:time-value="PT04H21M02.043S" calcext:value-type="time">
            <text:p>04:21:02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042.66" calcext:value-type="float">
            <text:p>1042.66</text:p>
          </table:table-cell>
          <table:table-cell office:value-type="float" office:value="1260.35" calcext:value-type="float">
            <text:p>1260.35</text:p>
          </table:table-cell>
        </table:table-row>
        <table:table-row table:style-name="ro1">
          <table:table-cell office:value-type="float" office:value="15678043" calcext:value-type="float">
            <text:p>15678043</text:p>
          </table:table-cell>
          <table:table-cell table:formula="of:=[.A982]/1000/(60*60*24)" office:value-type="time" office:time-value="PT04H21M18.043S" calcext:value-type="time">
            <text:p>04:21:18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043.71" calcext:value-type="float">
            <text:p>1043.71</text:p>
          </table:table-cell>
          <table:table-cell office:value-type="float" office:value="1261.6" calcext:value-type="float">
            <text:p>1261.6</text:p>
          </table:table-cell>
        </table:table-row>
        <table:table-row table:style-name="ro1">
          <table:table-cell office:value-type="float" office:value="15694043" calcext:value-type="float">
            <text:p>15694043</text:p>
          </table:table-cell>
          <table:table-cell table:formula="of:=[.A983]/1000/(60*60*24)" office:value-type="time" office:time-value="PT04H21M34.043S" calcext:value-type="time">
            <text:p>04:21:34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044.76" calcext:value-type="float">
            <text:p>1044.76</text:p>
          </table:table-cell>
          <table:table-cell office:value-type="float" office:value="1262.86" calcext:value-type="float">
            <text:p>1262.86</text:p>
          </table:table-cell>
        </table:table-row>
        <table:table-row table:style-name="ro1">
          <table:table-cell office:value-type="float" office:value="15710043" calcext:value-type="float">
            <text:p>15710043</text:p>
          </table:table-cell>
          <table:table-cell table:formula="of:=[.A984]/1000/(60*60*24)" office:value-type="time" office:time-value="PT04H21M50.043S" calcext:value-type="time">
            <text:p>04:21:50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045.82" calcext:value-type="float">
            <text:p>1045.82</text:p>
          </table:table-cell>
          <table:table-cell office:value-type="float" office:value="1264.12" calcext:value-type="float">
            <text:p>1264.12</text:p>
          </table:table-cell>
        </table:table-row>
        <table:table-row table:style-name="ro1">
          <table:table-cell office:value-type="float" office:value="15726043" calcext:value-type="float">
            <text:p>15726043</text:p>
          </table:table-cell>
          <table:table-cell table:formula="of:=[.A985]/1000/(60*60*24)" office:value-type="time" office:time-value="PT04H22M06.043S" calcext:value-type="time">
            <text:p>04:22:06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046.87" calcext:value-type="float">
            <text:p>1046.87</text:p>
          </table:table-cell>
          <table:table-cell office:value-type="float" office:value="1265.38" calcext:value-type="float">
            <text:p>1265.38</text:p>
          </table:table-cell>
        </table:table-row>
        <table:table-row table:style-name="ro1">
          <table:table-cell office:value-type="float" office:value="15742043" calcext:value-type="float">
            <text:p>15742043</text:p>
          </table:table-cell>
          <table:table-cell table:formula="of:=[.A986]/1000/(60*60*24)" office:value-type="time" office:time-value="PT04H22M22.043S" calcext:value-type="time">
            <text:p>04:22:22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047.92" calcext:value-type="float">
            <text:p>1047.92</text:p>
          </table:table-cell>
          <table:table-cell office:value-type="float" office:value="1266.64" calcext:value-type="float">
            <text:p>1266.64</text:p>
          </table:table-cell>
        </table:table-row>
        <table:table-row table:style-name="ro1">
          <table:table-cell office:value-type="float" office:value="15758043" calcext:value-type="float">
            <text:p>15758043</text:p>
          </table:table-cell>
          <table:table-cell table:formula="of:=[.A987]/1000/(60*60*24)" office:value-type="time" office:time-value="PT04H22M38.043S" calcext:value-type="time">
            <text:p>04:22:38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048.98" calcext:value-type="float">
            <text:p>1048.98</text:p>
          </table:table-cell>
          <table:table-cell office:value-type="float" office:value="1267.9" calcext:value-type="float">
            <text:p>1267.9</text:p>
          </table:table-cell>
        </table:table-row>
        <table:table-row table:style-name="ro1">
          <table:table-cell office:value-type="float" office:value="15774043" calcext:value-type="float">
            <text:p>15774043</text:p>
          </table:table-cell>
          <table:table-cell table:formula="of:=[.A988]/1000/(60*60*24)" office:value-type="time" office:time-value="PT04H22M54.043S" calcext:value-type="time">
            <text:p>04:22:54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050.03" calcext:value-type="float">
            <text:p>1050.03</text:p>
          </table:table-cell>
          <table:table-cell office:value-type="float" office:value="1269.16" calcext:value-type="float">
            <text:p>1269.16</text:p>
          </table:table-cell>
        </table:table-row>
        <table:table-row table:style-name="ro1">
          <table:table-cell office:value-type="float" office:value="15790043" calcext:value-type="float">
            <text:p>15790043</text:p>
          </table:table-cell>
          <table:table-cell table:formula="of:=[.A989]/1000/(60*60*24)" office:value-type="time" office:time-value="PT04H23M10.043S" calcext:value-type="time">
            <text:p>04:23:10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051.08" calcext:value-type="float">
            <text:p>1051.08</text:p>
          </table:table-cell>
          <table:table-cell office:value-type="float" office:value="1270.42" calcext:value-type="float">
            <text:p>1270.42</text:p>
          </table:table-cell>
        </table:table-row>
        <table:table-row table:style-name="ro1">
          <table:table-cell office:value-type="float" office:value="15806043" calcext:value-type="float">
            <text:p>15806043</text:p>
          </table:table-cell>
          <table:table-cell table:formula="of:=[.A990]/1000/(60*60*24)" office:value-type="time" office:time-value="PT04H23M26.043S" calcext:value-type="time">
            <text:p>04:23:26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052.13" calcext:value-type="float">
            <text:p>1052.13</text:p>
          </table:table-cell>
          <table:table-cell office:value-type="float" office:value="1271.68" calcext:value-type="float">
            <text:p>1271.68</text:p>
          </table:table-cell>
        </table:table-row>
        <table:table-row table:style-name="ro1">
          <table:table-cell office:value-type="float" office:value="15822043" calcext:value-type="float">
            <text:p>15822043</text:p>
          </table:table-cell>
          <table:table-cell table:formula="of:=[.A991]/1000/(60*60*24)" office:value-type="time" office:time-value="PT04H23M42.043S" calcext:value-type="time">
            <text:p>04:23:42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053.19" calcext:value-type="float">
            <text:p>1053.19</text:p>
          </table:table-cell>
          <table:table-cell office:value-type="float" office:value="1272.94" calcext:value-type="float">
            <text:p>1272.94</text:p>
          </table:table-cell>
        </table:table-row>
        <table:table-row table:style-name="ro1">
          <table:table-cell office:value-type="float" office:value="15838043" calcext:value-type="float">
            <text:p>15838043</text:p>
          </table:table-cell>
          <table:table-cell table:formula="of:=[.A992]/1000/(60*60*24)" office:value-type="time" office:time-value="PT04H23M58.043S" calcext:value-type="time">
            <text:p>04:23:58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054.24" calcext:value-type="float">
            <text:p>1054.24</text:p>
          </table:table-cell>
          <table:table-cell office:value-type="float" office:value="1274.2" calcext:value-type="float">
            <text:p>1274.2</text:p>
          </table:table-cell>
        </table:table-row>
        <table:table-row table:style-name="ro1">
          <table:table-cell office:value-type="float" office:value="15854043" calcext:value-type="float">
            <text:p>15854043</text:p>
          </table:table-cell>
          <table:table-cell table:formula="of:=[.A993]/1000/(60*60*24)" office:value-type="time" office:time-value="PT04H24M14.043S" calcext:value-type="time">
            <text:p>04:24:14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055.29" calcext:value-type="float">
            <text:p>1055.29</text:p>
          </table:table-cell>
          <table:table-cell office:value-type="float" office:value="1275.46" calcext:value-type="float">
            <text:p>1275.46</text:p>
          </table:table-cell>
        </table:table-row>
        <table:table-row table:style-name="ro1">
          <table:table-cell office:value-type="float" office:value="15870043" calcext:value-type="float">
            <text:p>15870043</text:p>
          </table:table-cell>
          <table:table-cell table:formula="of:=[.A994]/1000/(60*60*24)" office:value-type="time" office:time-value="PT04H24M30.043S" calcext:value-type="time">
            <text:p>04:24:30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056.35" calcext:value-type="float">
            <text:p>1056.35</text:p>
          </table:table-cell>
          <table:table-cell office:value-type="float" office:value="1276.72" calcext:value-type="float">
            <text:p>1276.72</text:p>
          </table:table-cell>
        </table:table-row>
        <table:table-row table:style-name="ro1">
          <table:table-cell office:value-type="float" office:value="15886043" calcext:value-type="float">
            <text:p>15886043</text:p>
          </table:table-cell>
          <table:table-cell table:formula="of:=[.A995]/1000/(60*60*24)" office:value-type="time" office:time-value="PT04H24M46.043S" calcext:value-type="time">
            <text:p>04:24:46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057.4" calcext:value-type="float">
            <text:p>1057.4</text:p>
          </table:table-cell>
          <table:table-cell office:value-type="float" office:value="1277.98" calcext:value-type="float">
            <text:p>1277.98</text:p>
          </table:table-cell>
        </table:table-row>
        <table:table-row table:style-name="ro1">
          <table:table-cell office:value-type="float" office:value="15902043" calcext:value-type="float">
            <text:p>15902043</text:p>
          </table:table-cell>
          <table:table-cell table:formula="of:=[.A996]/1000/(60*60*24)" office:value-type="time" office:time-value="PT04H25M02.043S" calcext:value-type="time">
            <text:p>04:25:02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058.45" calcext:value-type="float">
            <text:p>1058.45</text:p>
          </table:table-cell>
          <table:table-cell office:value-type="float" office:value="1279.23" calcext:value-type="float">
            <text:p>1279.23</text:p>
          </table:table-cell>
        </table:table-row>
        <table:table-row table:style-name="ro1">
          <table:table-cell office:value-type="float" office:value="15918043" calcext:value-type="float">
            <text:p>15918043</text:p>
          </table:table-cell>
          <table:table-cell table:formula="of:=[.A997]/1000/(60*60*24)" office:value-type="time" office:time-value="PT04H25M18.043S" calcext:value-type="time">
            <text:p>04:25:18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059.51" calcext:value-type="float">
            <text:p>1059.51</text:p>
          </table:table-cell>
          <table:table-cell office:value-type="float" office:value="1280.49" calcext:value-type="float">
            <text:p>1280.49</text:p>
          </table:table-cell>
        </table:table-row>
        <table:table-row table:style-name="ro1">
          <table:table-cell office:value-type="float" office:value="15934043" calcext:value-type="float">
            <text:p>15934043</text:p>
          </table:table-cell>
          <table:table-cell table:formula="of:=[.A998]/1000/(60*60*24)" office:value-type="time" office:time-value="PT04H25M34.043S" calcext:value-type="time">
            <text:p>04:25:34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060.56" calcext:value-type="float">
            <text:p>1060.56</text:p>
          </table:table-cell>
          <table:table-cell office:value-type="float" office:value="1281.75" calcext:value-type="float">
            <text:p>1281.75</text:p>
          </table:table-cell>
        </table:table-row>
        <table:table-row table:style-name="ro1">
          <table:table-cell office:value-type="float" office:value="15950043" calcext:value-type="float">
            <text:p>15950043</text:p>
          </table:table-cell>
          <table:table-cell table:formula="of:=[.A999]/1000/(60*60*24)" office:value-type="time" office:time-value="PT04H25M50.043S" calcext:value-type="time">
            <text:p>04:25:50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061.61" calcext:value-type="float">
            <text:p>1061.61</text:p>
          </table:table-cell>
          <table:table-cell office:value-type="float" office:value="1283.01" calcext:value-type="float">
            <text:p>1283.01</text:p>
          </table:table-cell>
        </table:table-row>
        <table:table-row table:style-name="ro1">
          <table:table-cell office:value-type="float" office:value="15966043" calcext:value-type="float">
            <text:p>15966043</text:p>
          </table:table-cell>
          <table:table-cell table:formula="of:=[.A1000]/1000/(60*60*24)" office:value-type="time" office:time-value="PT04H26M06.043S" calcext:value-type="time">
            <text:p>04:26:06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062.66" calcext:value-type="float">
            <text:p>1062.66</text:p>
          </table:table-cell>
          <table:table-cell office:value-type="float" office:value="1284.27" calcext:value-type="float">
            <text:p>1284.27</text:p>
          </table:table-cell>
        </table:table-row>
        <table:table-row table:style-name="ro1">
          <table:table-cell office:value-type="float" office:value="15982043" calcext:value-type="float">
            <text:p>15982043</text:p>
          </table:table-cell>
          <table:table-cell table:formula="of:=[.A1001]/1000/(60*60*24)" office:value-type="time" office:time-value="PT04H26M22.043S" calcext:value-type="time">
            <text:p>04:26:22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063.72" calcext:value-type="float">
            <text:p>1063.72</text:p>
          </table:table-cell>
          <table:table-cell office:value-type="float" office:value="1285.53" calcext:value-type="float">
            <text:p>1285.53</text:p>
          </table:table-cell>
        </table:table-row>
        <table:table-row table:style-name="ro1">
          <table:table-cell office:value-type="float" office:value="15998043" calcext:value-type="float">
            <text:p>15998043</text:p>
          </table:table-cell>
          <table:table-cell table:formula="of:=[.A1002]/1000/(60*60*24)" office:value-type="time" office:time-value="PT04H26M38.043S" calcext:value-type="time">
            <text:p>04:26:38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064.77" calcext:value-type="float">
            <text:p>1064.77</text:p>
          </table:table-cell>
          <table:table-cell office:value-type="float" office:value="1286.79" calcext:value-type="float">
            <text:p>1286.79</text:p>
          </table:table-cell>
        </table:table-row>
        <table:table-row table:style-name="ro1">
          <table:table-cell office:value-type="float" office:value="16014043" calcext:value-type="float">
            <text:p>16014043</text:p>
          </table:table-cell>
          <table:table-cell table:formula="of:=[.A1003]/1000/(60*60*24)" office:value-type="time" office:time-value="PT04H26M54.043S" calcext:value-type="time">
            <text:p>04:26:54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065.82" calcext:value-type="float">
            <text:p>1065.82</text:p>
          </table:table-cell>
          <table:table-cell office:value-type="float" office:value="1288.05" calcext:value-type="float">
            <text:p>1288.05</text:p>
          </table:table-cell>
        </table:table-row>
        <table:table-row table:style-name="ro1">
          <table:table-cell office:value-type="float" office:value="16030043" calcext:value-type="float">
            <text:p>16030043</text:p>
          </table:table-cell>
          <table:table-cell table:formula="of:=[.A1004]/1000/(60*60*24)" office:value-type="time" office:time-value="PT04H27M10.043S" calcext:value-type="time">
            <text:p>04:27:10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066.88" calcext:value-type="float">
            <text:p>1066.88</text:p>
          </table:table-cell>
          <table:table-cell office:value-type="float" office:value="1289.31" calcext:value-type="float">
            <text:p>1289.31</text:p>
          </table:table-cell>
        </table:table-row>
        <table:table-row table:style-name="ro1">
          <table:table-cell office:value-type="float" office:value="16046043" calcext:value-type="float">
            <text:p>16046043</text:p>
          </table:table-cell>
          <table:table-cell table:formula="of:=[.A1005]/1000/(60*60*24)" office:value-type="time" office:time-value="PT04H27M26.043S" calcext:value-type="time">
            <text:p>04:27:26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067.93" calcext:value-type="float">
            <text:p>1067.93</text:p>
          </table:table-cell>
          <table:table-cell office:value-type="float" office:value="1290.56" calcext:value-type="float">
            <text:p>1290.56</text:p>
          </table:table-cell>
        </table:table-row>
        <table:table-row table:style-name="ro1">
          <table:table-cell office:value-type="float" office:value="16062043" calcext:value-type="float">
            <text:p>16062043</text:p>
          </table:table-cell>
          <table:table-cell table:formula="of:=[.A1006]/1000/(60*60*24)" office:value-type="time" office:time-value="PT04H27M42.043S" calcext:value-type="time">
            <text:p>04:27:42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068.98" calcext:value-type="float">
            <text:p>1068.98</text:p>
          </table:table-cell>
          <table:table-cell office:value-type="float" office:value="1291.82" calcext:value-type="float">
            <text:p>1291.82</text:p>
          </table:table-cell>
        </table:table-row>
        <table:table-row table:style-name="ro1">
          <table:table-cell office:value-type="float" office:value="16078043" calcext:value-type="float">
            <text:p>16078043</text:p>
          </table:table-cell>
          <table:table-cell table:formula="of:=[.A1007]/1000/(60*60*24)" office:value-type="time" office:time-value="PT04H27M58.043S" calcext:value-type="time">
            <text:p>04:27:58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070.03" calcext:value-type="float">
            <text:p>1070.03</text:p>
          </table:table-cell>
          <table:table-cell office:value-type="float" office:value="1293.08" calcext:value-type="float">
            <text:p>1293.08</text:p>
          </table:table-cell>
        </table:table-row>
        <table:table-row table:style-name="ro1">
          <table:table-cell office:value-type="float" office:value="16094043" calcext:value-type="float">
            <text:p>16094043</text:p>
          </table:table-cell>
          <table:table-cell table:formula="of:=[.A1008]/1000/(60*60*24)" office:value-type="time" office:time-value="PT04H28M14.043S" calcext:value-type="time">
            <text:p>04:28:14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071.09" calcext:value-type="float">
            <text:p>1071.09</text:p>
          </table:table-cell>
          <table:table-cell office:value-type="float" office:value="1294.34" calcext:value-type="float">
            <text:p>1294.34</text:p>
          </table:table-cell>
        </table:table-row>
        <table:table-row table:style-name="ro1">
          <table:table-cell office:value-type="float" office:value="16110043" calcext:value-type="float">
            <text:p>16110043</text:p>
          </table:table-cell>
          <table:table-cell table:formula="of:=[.A1009]/1000/(60*60*24)" office:value-type="time" office:time-value="PT04H28M30.043S" calcext:value-type="time">
            <text:p>04:28:30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072.14" calcext:value-type="float">
            <text:p>1072.14</text:p>
          </table:table-cell>
          <table:table-cell office:value-type="float" office:value="1295.59" calcext:value-type="float">
            <text:p>1295.59</text:p>
          </table:table-cell>
        </table:table-row>
        <table:table-row table:style-name="ro1">
          <table:table-cell office:value-type="float" office:value="16126043" calcext:value-type="float">
            <text:p>16126043</text:p>
          </table:table-cell>
          <table:table-cell table:formula="of:=[.A1010]/1000/(60*60*24)" office:value-type="time" office:time-value="PT04H28M46.043S" calcext:value-type="time">
            <text:p>04:28:46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073.19" calcext:value-type="float">
            <text:p>1073.19</text:p>
          </table:table-cell>
          <table:table-cell office:value-type="float" office:value="1296.85" calcext:value-type="float">
            <text:p>1296.85</text:p>
          </table:table-cell>
        </table:table-row>
        <table:table-row table:style-name="ro1">
          <table:table-cell office:value-type="float" office:value="16142043" calcext:value-type="float">
            <text:p>16142043</text:p>
          </table:table-cell>
          <table:table-cell table:formula="of:=[.A1011]/1000/(60*60*24)" office:value-type="time" office:time-value="PT04H29M02.043S" calcext:value-type="time">
            <text:p>04:29:02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074.24" calcext:value-type="float">
            <text:p>1074.24</text:p>
          </table:table-cell>
          <table:table-cell office:value-type="float" office:value="1298.11" calcext:value-type="float">
            <text:p>1298.11</text:p>
          </table:table-cell>
        </table:table-row>
        <table:table-row table:style-name="ro1">
          <table:table-cell office:value-type="float" office:value="16158043" calcext:value-type="float">
            <text:p>16158043</text:p>
          </table:table-cell>
          <table:table-cell table:formula="of:=[.A1012]/1000/(60*60*24)" office:value-type="time" office:time-value="PT04H29M18.043S" calcext:value-type="time">
            <text:p>04:29:18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075.3" calcext:value-type="float">
            <text:p>1075.3</text:p>
          </table:table-cell>
          <table:table-cell office:value-type="float" office:value="1299.36" calcext:value-type="float">
            <text:p>1299.36</text:p>
          </table:table-cell>
        </table:table-row>
        <table:table-row table:style-name="ro1">
          <table:table-cell office:value-type="float" office:value="16174043" calcext:value-type="float">
            <text:p>16174043</text:p>
          </table:table-cell>
          <table:table-cell table:formula="of:=[.A1013]/1000/(60*60*24)" office:value-type="time" office:time-value="PT04H29M34.043S" calcext:value-type="time">
            <text:p>04:29:34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076.35" calcext:value-type="float">
            <text:p>1076.35</text:p>
          </table:table-cell>
          <table:table-cell office:value-type="float" office:value="1300.62" calcext:value-type="float">
            <text:p>1300.62</text:p>
          </table:table-cell>
        </table:table-row>
        <table:table-row table:style-name="ro1">
          <table:table-cell office:value-type="float" office:value="16190043" calcext:value-type="float">
            <text:p>16190043</text:p>
          </table:table-cell>
          <table:table-cell table:formula="of:=[.A1014]/1000/(60*60*24)" office:value-type="time" office:time-value="PT04H29M50.043S" calcext:value-type="time">
            <text:p>04:29:50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077.4" calcext:value-type="float">
            <text:p>1077.4</text:p>
          </table:table-cell>
          <table:table-cell office:value-type="float" office:value="1301.88" calcext:value-type="float">
            <text:p>1301.88</text:p>
          </table:table-cell>
        </table:table-row>
        <table:table-row table:style-name="ro1">
          <table:table-cell office:value-type="float" office:value="16206043" calcext:value-type="float">
            <text:p>16206043</text:p>
          </table:table-cell>
          <table:table-cell table:formula="of:=[.A1015]/1000/(60*60*24)" office:value-type="time" office:time-value="PT04H30M06.043S" calcext:value-type="time">
            <text:p>04:30:06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078.45" calcext:value-type="float">
            <text:p>1078.45</text:p>
          </table:table-cell>
          <table:table-cell office:value-type="float" office:value="1303.14" calcext:value-type="float">
            <text:p>1303.14</text:p>
          </table:table-cell>
        </table:table-row>
        <table:table-row table:style-name="ro1">
          <table:table-cell office:value-type="float" office:value="16222041" calcext:value-type="float">
            <text:p>16222041</text:p>
          </table:table-cell>
          <table:table-cell table:formula="of:=[.A1016]/1000/(60*60*24)" office:value-type="time" office:time-value="PT04H30M22.041S" calcext:value-type="time">
            <text:p>04:30:22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079.51" calcext:value-type="float">
            <text:p>1079.51</text:p>
          </table:table-cell>
          <table:table-cell office:value-type="float" office:value="1304.39" calcext:value-type="float">
            <text:p>1304.39</text:p>
          </table:table-cell>
        </table:table-row>
        <table:table-row table:style-name="ro1">
          <table:table-cell office:value-type="float" office:value="16238043" calcext:value-type="float">
            <text:p>16238043</text:p>
          </table:table-cell>
          <table:table-cell table:formula="of:=[.A1017]/1000/(60*60*24)" office:value-type="time" office:time-value="PT04H30M38.043S" calcext:value-type="time">
            <text:p>04:30:38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080.56" calcext:value-type="float">
            <text:p>1080.56</text:p>
          </table:table-cell>
          <table:table-cell office:value-type="float" office:value="1305.65" calcext:value-type="float">
            <text:p>1305.65</text:p>
          </table:table-cell>
        </table:table-row>
        <table:table-row table:style-name="ro1">
          <table:table-cell office:value-type="float" office:value="16254043" calcext:value-type="float">
            <text:p>16254043</text:p>
          </table:table-cell>
          <table:table-cell table:formula="of:=[.A1018]/1000/(60*60*24)" office:value-type="time" office:time-value="PT04H30M54.043S" calcext:value-type="time">
            <text:p>04:30:54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081.61" calcext:value-type="float">
            <text:p>1081.61</text:p>
          </table:table-cell>
          <table:table-cell office:value-type="float" office:value="1306.9" calcext:value-type="float">
            <text:p>1306.9</text:p>
          </table:table-cell>
        </table:table-row>
        <table:table-row table:style-name="ro1">
          <table:table-cell office:value-type="float" office:value="16270043" calcext:value-type="float">
            <text:p>16270043</text:p>
          </table:table-cell>
          <table:table-cell table:formula="of:=[.A1019]/1000/(60*60*24)" office:value-type="time" office:time-value="PT04H31M10.043S" calcext:value-type="time">
            <text:p>04:31:10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082.66" calcext:value-type="float">
            <text:p>1082.66</text:p>
          </table:table-cell>
          <table:table-cell office:value-type="float" office:value="1308.16" calcext:value-type="float">
            <text:p>1308.16</text:p>
          </table:table-cell>
        </table:table-row>
        <table:table-row table:style-name="ro1">
          <table:table-cell office:value-type="float" office:value="16286043" calcext:value-type="float">
            <text:p>16286043</text:p>
          </table:table-cell>
          <table:table-cell table:formula="of:=[.A1020]/1000/(60*60*24)" office:value-type="time" office:time-value="PT04H31M26.043S" calcext:value-type="time">
            <text:p>04:31:26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083.72" calcext:value-type="float">
            <text:p>1083.72</text:p>
          </table:table-cell>
          <table:table-cell office:value-type="float" office:value="1309.41" calcext:value-type="float">
            <text:p>1309.41</text:p>
          </table:table-cell>
        </table:table-row>
        <table:table-row table:style-name="ro1">
          <table:table-cell office:value-type="float" office:value="16302043" calcext:value-type="float">
            <text:p>16302043</text:p>
          </table:table-cell>
          <table:table-cell table:formula="of:=[.A1021]/1000/(60*60*24)" office:value-type="time" office:time-value="PT04H31M42.043S" calcext:value-type="time">
            <text:p>04:31:42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084.77" calcext:value-type="float">
            <text:p>1084.77</text:p>
          </table:table-cell>
          <table:table-cell office:value-type="float" office:value="1310.67" calcext:value-type="float">
            <text:p>1310.67</text:p>
          </table:table-cell>
        </table:table-row>
        <table:table-row table:style-name="ro1">
          <table:table-cell office:value-type="float" office:value="16318043" calcext:value-type="float">
            <text:p>16318043</text:p>
          </table:table-cell>
          <table:table-cell table:formula="of:=[.A1022]/1000/(60*60*24)" office:value-type="time" office:time-value="PT04H31M58.043S" calcext:value-type="time">
            <text:p>04:31:58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085.82" calcext:value-type="float">
            <text:p>1085.82</text:p>
          </table:table-cell>
          <table:table-cell office:value-type="float" office:value="1311.92" calcext:value-type="float">
            <text:p>1311.92</text:p>
          </table:table-cell>
        </table:table-row>
        <table:table-row table:style-name="ro1">
          <table:table-cell office:value-type="float" office:value="16334043" calcext:value-type="float">
            <text:p>16334043</text:p>
          </table:table-cell>
          <table:table-cell table:formula="of:=[.A1023]/1000/(60*60*24)" office:value-type="time" office:time-value="PT04H32M14.043S" calcext:value-type="time">
            <text:p>04:32:14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086.87" calcext:value-type="float">
            <text:p>1086.87</text:p>
          </table:table-cell>
          <table:table-cell office:value-type="float" office:value="1313.18" calcext:value-type="float">
            <text:p>1313.18</text:p>
          </table:table-cell>
        </table:table-row>
        <table:table-row table:style-name="ro1">
          <table:table-cell office:value-type="float" office:value="16350043" calcext:value-type="float">
            <text:p>16350043</text:p>
          </table:table-cell>
          <table:table-cell table:formula="of:=[.A1024]/1000/(60*60*24)" office:value-type="time" office:time-value="PT04H32M30.043S" calcext:value-type="time">
            <text:p>04:32:30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087.93" calcext:value-type="float">
            <text:p>1087.93</text:p>
          </table:table-cell>
          <table:table-cell office:value-type="float" office:value="1314.44" calcext:value-type="float">
            <text:p>1314.44</text:p>
          </table:table-cell>
        </table:table-row>
        <table:table-row table:style-name="ro1">
          <table:table-cell office:value-type="float" office:value="16366043" calcext:value-type="float">
            <text:p>16366043</text:p>
          </table:table-cell>
          <table:table-cell table:formula="of:=[.A1025]/1000/(60*60*24)" office:value-type="time" office:time-value="PT04H32M46.043S" calcext:value-type="time">
            <text:p>04:32:46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088.98" calcext:value-type="float">
            <text:p>1088.98</text:p>
          </table:table-cell>
          <table:table-cell office:value-type="float" office:value="1315.69" calcext:value-type="float">
            <text:p>1315.69</text:p>
          </table:table-cell>
        </table:table-row>
        <table:table-row table:style-name="ro1">
          <table:table-cell office:value-type="float" office:value="16382043" calcext:value-type="float">
            <text:p>16382043</text:p>
          </table:table-cell>
          <table:table-cell table:formula="of:=[.A1026]/1000/(60*60*24)" office:value-type="time" office:time-value="PT04H33M02.043S" calcext:value-type="time">
            <text:p>04:33:02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090.03" calcext:value-type="float">
            <text:p>1090.03</text:p>
          </table:table-cell>
          <table:table-cell office:value-type="float" office:value="1316.95" calcext:value-type="float">
            <text:p>1316.95</text:p>
          </table:table-cell>
        </table:table-row>
        <table:table-row table:style-name="ro1">
          <table:table-cell office:value-type="float" office:value="16398043" calcext:value-type="float">
            <text:p>16398043</text:p>
          </table:table-cell>
          <table:table-cell table:formula="of:=[.A1027]/1000/(60*60*24)" office:value-type="time" office:time-value="PT04H33M18.043S" calcext:value-type="time">
            <text:p>04:33:18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091.08" calcext:value-type="float">
            <text:p>1091.08</text:p>
          </table:table-cell>
          <table:table-cell office:value-type="float" office:value="1318.2" calcext:value-type="float">
            <text:p>1318.2</text:p>
          </table:table-cell>
        </table:table-row>
        <table:table-row table:style-name="ro1">
          <table:table-cell office:value-type="float" office:value="16414043" calcext:value-type="float">
            <text:p>16414043</text:p>
          </table:table-cell>
          <table:table-cell table:formula="of:=[.A1028]/1000/(60*60*24)" office:value-type="time" office:time-value="PT04H33M34.043S" calcext:value-type="time">
            <text:p>04:33:34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1" calcext:value-type="float">
            <text:p>283.01</text:p>
          </table:table-cell>
          <table:table-cell office:value-type="float" office:value="1092.14" calcext:value-type="float">
            <text:p>1092.14</text:p>
          </table:table-cell>
          <table:table-cell office:value-type="float" office:value="1319.46" calcext:value-type="float">
            <text:p>1319.46</text:p>
          </table:table-cell>
        </table:table-row>
        <table:table-row table:style-name="ro1">
          <table:table-cell office:value-type="float" office:value="16430043" calcext:value-type="float">
            <text:p>16430043</text:p>
          </table:table-cell>
          <table:table-cell table:formula="of:=[.A1029]/1000/(60*60*24)" office:value-type="time" office:time-value="PT04H33M50.043S" calcext:value-type="time">
            <text:p>04:33:50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093.19" calcext:value-type="float">
            <text:p>1093.19</text:p>
          </table:table-cell>
          <table:table-cell office:value-type="float" office:value="1320.71" calcext:value-type="float">
            <text:p>1320.71</text:p>
          </table:table-cell>
        </table:table-row>
        <table:table-row table:style-name="ro1">
          <table:table-cell office:value-type="float" office:value="16446043" calcext:value-type="float">
            <text:p>16446043</text:p>
          </table:table-cell>
          <table:table-cell table:formula="of:=[.A1030]/1000/(60*60*24)" office:value-type="time" office:time-value="PT04H34M06.043S" calcext:value-type="time">
            <text:p>04:34:06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094.24" calcext:value-type="float">
            <text:p>1094.24</text:p>
          </table:table-cell>
          <table:table-cell office:value-type="float" office:value="1321.97" calcext:value-type="float">
            <text:p>1321.97</text:p>
          </table:table-cell>
        </table:table-row>
        <table:table-row table:style-name="ro1">
          <table:table-cell office:value-type="float" office:value="16462043" calcext:value-type="float">
            <text:p>16462043</text:p>
          </table:table-cell>
          <table:table-cell table:formula="of:=[.A1031]/1000/(60*60*24)" office:value-type="time" office:time-value="PT04H34M22.043S" calcext:value-type="time">
            <text:p>04:34:22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095.29" calcext:value-type="float">
            <text:p>1095.29</text:p>
          </table:table-cell>
          <table:table-cell office:value-type="float" office:value="1323.22" calcext:value-type="float">
            <text:p>1323.22</text:p>
          </table:table-cell>
        </table:table-row>
        <table:table-row table:style-name="ro1">
          <table:table-cell office:value-type="float" office:value="16478043" calcext:value-type="float">
            <text:p>16478043</text:p>
          </table:table-cell>
          <table:table-cell table:formula="of:=[.A1032]/1000/(60*60*24)" office:value-type="time" office:time-value="PT04H34M38.043S" calcext:value-type="time">
            <text:p>04:34:38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096.34" calcext:value-type="float">
            <text:p>1096.34</text:p>
          </table:table-cell>
          <table:table-cell office:value-type="float" office:value="1324.48" calcext:value-type="float">
            <text:p>1324.48</text:p>
          </table:table-cell>
        </table:table-row>
        <table:table-row table:style-name="ro1">
          <table:table-cell office:value-type="float" office:value="16494043" calcext:value-type="float">
            <text:p>16494043</text:p>
          </table:table-cell>
          <table:table-cell table:formula="of:=[.A1033]/1000/(60*60*24)" office:value-type="time" office:time-value="PT04H34M54.043S" calcext:value-type="time">
            <text:p>04:34:54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097.39" calcext:value-type="float">
            <text:p>1097.39</text:p>
          </table:table-cell>
          <table:table-cell office:value-type="float" office:value="1325.73" calcext:value-type="float">
            <text:p>1325.73</text:p>
          </table:table-cell>
        </table:table-row>
        <table:table-row table:style-name="ro1">
          <table:table-cell office:value-type="float" office:value="16510043" calcext:value-type="float">
            <text:p>16510043</text:p>
          </table:table-cell>
          <table:table-cell table:formula="of:=[.A1034]/1000/(60*60*24)" office:value-type="time" office:time-value="PT04H35M10.043S" calcext:value-type="time">
            <text:p>04:35:10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098.44" calcext:value-type="float">
            <text:p>1098.44</text:p>
          </table:table-cell>
          <table:table-cell office:value-type="float" office:value="1326.99" calcext:value-type="float">
            <text:p>1326.99</text:p>
          </table:table-cell>
        </table:table-row>
        <table:table-row table:style-name="ro1">
          <table:table-cell office:value-type="float" office:value="16526043" calcext:value-type="float">
            <text:p>16526043</text:p>
          </table:table-cell>
          <table:table-cell table:formula="of:=[.A1035]/1000/(60*60*24)" office:value-type="time" office:time-value="PT04H35M26.043S" calcext:value-type="time">
            <text:p>04:35:26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099.5" calcext:value-type="float">
            <text:p>1099.5</text:p>
          </table:table-cell>
          <table:table-cell office:value-type="float" office:value="1328.24" calcext:value-type="float">
            <text:p>1328.24</text:p>
          </table:table-cell>
        </table:table-row>
        <table:table-row table:style-name="ro1">
          <table:table-cell office:value-type="float" office:value="16542043" calcext:value-type="float">
            <text:p>16542043</text:p>
          </table:table-cell>
          <table:table-cell table:formula="of:=[.A1036]/1000/(60*60*24)" office:value-type="time" office:time-value="PT04H35M42.043S" calcext:value-type="time">
            <text:p>04:35:42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100.55" calcext:value-type="float">
            <text:p>1100.55</text:p>
          </table:table-cell>
          <table:table-cell office:value-type="float" office:value="1329.49" calcext:value-type="float">
            <text:p>1329.49</text:p>
          </table:table-cell>
        </table:table-row>
        <table:table-row table:style-name="ro1">
          <table:table-cell office:value-type="float" office:value="16558043" calcext:value-type="float">
            <text:p>16558043</text:p>
          </table:table-cell>
          <table:table-cell table:formula="of:=[.A1037]/1000/(60*60*24)" office:value-type="time" office:time-value="PT04H35M58.043S" calcext:value-type="time">
            <text:p>04:35:58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101.6" calcext:value-type="float">
            <text:p>1101.6</text:p>
          </table:table-cell>
          <table:table-cell office:value-type="float" office:value="1330.75" calcext:value-type="float">
            <text:p>1330.75</text:p>
          </table:table-cell>
        </table:table-row>
        <table:table-row table:style-name="ro1">
          <table:table-cell office:value-type="float" office:value="16574043" calcext:value-type="float">
            <text:p>16574043</text:p>
          </table:table-cell>
          <table:table-cell table:formula="of:=[.A1038]/1000/(60*60*24)" office:value-type="time" office:time-value="PT04H36M14.043S" calcext:value-type="time">
            <text:p>04:36:14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102.65" calcext:value-type="float">
            <text:p>1102.65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16590043" calcext:value-type="float">
            <text:p>16590043</text:p>
          </table:table-cell>
          <table:table-cell table:formula="of:=[.A1039]/1000/(60*60*24)" office:value-type="time" office:time-value="PT04H36M30.043S" calcext:value-type="time">
            <text:p>04:36:3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103.7" calcext:value-type="float">
            <text:p>1103.7</text:p>
          </table:table-cell>
          <table:table-cell office:value-type="float" office:value="1333.26" calcext:value-type="float">
            <text:p>1333.26</text:p>
          </table:table-cell>
        </table:table-row>
        <table:table-row table:style-name="ro1">
          <table:table-cell office:value-type="float" office:value="16606043" calcext:value-type="float">
            <text:p>16606043</text:p>
          </table:table-cell>
          <table:table-cell table:formula="of:=[.A1040]/1000/(60*60*24)" office:value-type="time" office:time-value="PT04H36M46.043S" calcext:value-type="time">
            <text:p>04:36:46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104.75" calcext:value-type="float">
            <text:p>1104.75</text:p>
          </table:table-cell>
          <table:table-cell office:value-type="float" office:value="1334.51" calcext:value-type="float">
            <text:p>1334.51</text:p>
          </table:table-cell>
        </table:table-row>
        <table:table-row table:style-name="ro1">
          <table:table-cell office:value-type="float" office:value="16622043" calcext:value-type="float">
            <text:p>16622043</text:p>
          </table:table-cell>
          <table:table-cell table:formula="of:=[.A1041]/1000/(60*60*24)" office:value-type="time" office:time-value="PT04H37M02.043S" calcext:value-type="time">
            <text:p>04:37:02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4" calcext:value-type="float">
            <text:p>281.94</text:p>
          </table:table-cell>
          <table:table-cell office:value-type="float" office:value="1105.8" calcext:value-type="float">
            <text:p>1105.8</text:p>
          </table:table-cell>
          <table:table-cell office:value-type="float" office:value="1335.76" calcext:value-type="float">
            <text:p>1335.76</text:p>
          </table:table-cell>
        </table:table-row>
        <table:table-row table:style-name="ro1">
          <table:table-cell office:value-type="float" office:value="16638043" calcext:value-type="float">
            <text:p>16638043</text:p>
          </table:table-cell>
          <table:table-cell table:formula="of:=[.A1042]/1000/(60*60*24)" office:value-type="time" office:time-value="PT04H37M18.043S" calcext:value-type="time">
            <text:p>04:37:18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106.85" calcext:value-type="float">
            <text:p>1106.85</text:p>
          </table:table-cell>
          <table:table-cell office:value-type="float" office:value="1337.02" calcext:value-type="float">
            <text:p>1337.02</text:p>
          </table:table-cell>
        </table:table-row>
        <table:table-row table:style-name="ro1">
          <table:table-cell office:value-type="float" office:value="16654043" calcext:value-type="float">
            <text:p>16654043</text:p>
          </table:table-cell>
          <table:table-cell table:formula="of:=[.A1043]/1000/(60*60*24)" office:value-type="time" office:time-value="PT04H37M34.043S" calcext:value-type="time">
            <text:p>04:37:34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4" calcext:value-type="float">
            <text:p>281.94</text:p>
          </table:table-cell>
          <table:table-cell office:value-type="float" office:value="1107.9" calcext:value-type="float">
            <text:p>1107.9</text:p>
          </table:table-cell>
          <table:table-cell office:value-type="float" office:value="1338.27" calcext:value-type="float">
            <text:p>1338.27</text:p>
          </table:table-cell>
        </table:table-row>
        <table:table-row table:style-name="ro1">
          <table:table-cell office:value-type="float" office:value="16670043" calcext:value-type="float">
            <text:p>16670043</text:p>
          </table:table-cell>
          <table:table-cell table:formula="of:=[.A1044]/1000/(60*60*24)" office:value-type="time" office:time-value="PT04H37M50.043S" calcext:value-type="time">
            <text:p>04:37:50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4" calcext:value-type="float">
            <text:p>281.94</text:p>
          </table:table-cell>
          <table:table-cell office:value-type="float" office:value="1108.95" calcext:value-type="float">
            <text:p>1108.95</text:p>
          </table:table-cell>
          <table:table-cell office:value-type="float" office:value="1339.52" calcext:value-type="float">
            <text:p>1339.52</text:p>
          </table:table-cell>
        </table:table-row>
        <table:table-row table:style-name="ro1">
          <table:table-cell office:value-type="float" office:value="16686043" calcext:value-type="float">
            <text:p>16686043</text:p>
          </table:table-cell>
          <table:table-cell table:formula="of:=[.A1045]/1000/(60*60*24)" office:value-type="time" office:time-value="PT04H38M06.043S" calcext:value-type="time">
            <text:p>04:38:0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110.01" calcext:value-type="float">
            <text:p>1110.01</text:p>
          </table:table-cell>
          <table:table-cell office:value-type="float" office:value="1340.78" calcext:value-type="float">
            <text:p>1340.78</text:p>
          </table:table-cell>
        </table:table-row>
        <table:table-row table:style-name="ro1">
          <table:table-cell office:value-type="float" office:value="16702043" calcext:value-type="float">
            <text:p>16702043</text:p>
          </table:table-cell>
          <table:table-cell table:formula="of:=[.A1046]/1000/(60*60*24)" office:value-type="time" office:time-value="PT04H38M22.043S" calcext:value-type="time">
            <text:p>04:38:2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111.06" calcext:value-type="float">
            <text:p>1111.06</text:p>
          </table:table-cell>
          <table:table-cell office:value-type="float" office:value="1342.03" calcext:value-type="float">
            <text:p>1342.03</text:p>
          </table:table-cell>
        </table:table-row>
        <table:table-row table:style-name="ro1">
          <table:table-cell office:value-type="float" office:value="16718043" calcext:value-type="float">
            <text:p>16718043</text:p>
          </table:table-cell>
          <table:table-cell table:formula="of:=[.A1047]/1000/(60*60*24)" office:value-type="time" office:time-value="PT04H38M38.043S" calcext:value-type="time">
            <text:p>04:38:38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112.11" calcext:value-type="float">
            <text:p>1112.11</text:p>
          </table:table-cell>
          <table:table-cell office:value-type="float" office:value="1343.28" calcext:value-type="float">
            <text:p>1343.28</text:p>
          </table:table-cell>
        </table:table-row>
        <table:table-row table:style-name="ro1">
          <table:table-cell office:value-type="float" office:value="16734043" calcext:value-type="float">
            <text:p>16734043</text:p>
          </table:table-cell>
          <table:table-cell table:formula="of:=[.A1048]/1000/(60*60*24)" office:value-type="time" office:time-value="PT04H38M54.043S" calcext:value-type="time">
            <text:p>04:38:54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113.16" calcext:value-type="float">
            <text:p>1113.16</text:p>
          </table:table-cell>
          <table:table-cell office:value-type="float" office:value="1344.53" calcext:value-type="float">
            <text:p>1344.53</text:p>
          </table:table-cell>
        </table:table-row>
        <table:table-row table:style-name="ro1">
          <table:table-cell office:value-type="float" office:value="16750043" calcext:value-type="float">
            <text:p>16750043</text:p>
          </table:table-cell>
          <table:table-cell table:formula="of:=[.A1049]/1000/(60*60*24)" office:value-type="time" office:time-value="PT04H39M10.043S" calcext:value-type="time">
            <text:p>04:39:1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114.21" calcext:value-type="float">
            <text:p>1114.21</text:p>
          </table:table-cell>
          <table:table-cell office:value-type="float" office:value="1345.79" calcext:value-type="float">
            <text:p>1345.79</text:p>
          </table:table-cell>
        </table:table-row>
        <table:table-row table:style-name="ro1">
          <table:table-cell office:value-type="float" office:value="16766043" calcext:value-type="float">
            <text:p>16766043</text:p>
          </table:table-cell>
          <table:table-cell table:formula="of:=[.A1050]/1000/(60*60*24)" office:value-type="time" office:time-value="PT04H39M26.043S" calcext:value-type="time">
            <text:p>04:39:2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115.26" calcext:value-type="float">
            <text:p>1115.26</text:p>
          </table:table-cell>
          <table:table-cell office:value-type="float" office:value="1347.04" calcext:value-type="float">
            <text:p>1347.04</text:p>
          </table:table-cell>
        </table:table-row>
        <table:table-row table:style-name="ro1">
          <table:table-cell office:value-type="float" office:value="16782043" calcext:value-type="float">
            <text:p>16782043</text:p>
          </table:table-cell>
          <table:table-cell table:formula="of:=[.A1051]/1000/(60*60*24)" office:value-type="time" office:time-value="PT04H39M42.043S" calcext:value-type="time">
            <text:p>04:39:4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116.31" calcext:value-type="float">
            <text:p>1116.31</text:p>
          </table:table-cell>
          <table:table-cell office:value-type="float" office:value="1348.29" calcext:value-type="float">
            <text:p>1348.29</text:p>
          </table:table-cell>
        </table:table-row>
        <table:table-row table:style-name="ro1">
          <table:table-cell office:value-type="float" office:value="16798043" calcext:value-type="float">
            <text:p>16798043</text:p>
          </table:table-cell>
          <table:table-cell table:formula="of:=[.A1052]/1000/(60*60*24)" office:value-type="time" office:time-value="PT04H39M58.043S" calcext:value-type="time">
            <text:p>04:39:58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117.36" calcext:value-type="float">
            <text:p>1117.36</text:p>
          </table:table-cell>
          <table:table-cell office:value-type="float" office:value="1349.54" calcext:value-type="float">
            <text:p>1349.54</text:p>
          </table:table-cell>
        </table:table-row>
        <table:table-row table:style-name="ro1">
          <table:table-cell office:value-type="float" office:value="16814043" calcext:value-type="float">
            <text:p>16814043</text:p>
          </table:table-cell>
          <table:table-cell table:formula="of:=[.A1053]/1000/(60*60*24)" office:value-type="time" office:time-value="PT04H40M14.043S" calcext:value-type="time">
            <text:p>04:40:1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118.41" calcext:value-type="float">
            <text:p>1118.41</text:p>
          </table:table-cell>
          <table:table-cell office:value-type="float" office:value="1350.8" calcext:value-type="float">
            <text:p>1350.8</text:p>
          </table:table-cell>
        </table:table-row>
        <table:table-row table:style-name="ro1">
          <table:table-cell office:value-type="float" office:value="16830043" calcext:value-type="float">
            <text:p>16830043</text:p>
          </table:table-cell>
          <table:table-cell table:formula="of:=[.A1054]/1000/(60*60*24)" office:value-type="time" office:time-value="PT04H40M30.043S" calcext:value-type="time">
            <text:p>04:40:3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119.46" calcext:value-type="float">
            <text:p>1119.46</text:p>
          </table:table-cell>
          <table:table-cell office:value-type="float" office:value="1352.05" calcext:value-type="float">
            <text:p>1352.05</text:p>
          </table:table-cell>
        </table:table-row>
        <table:table-row table:style-name="ro1">
          <table:table-cell office:value-type="float" office:value="16846043" calcext:value-type="float">
            <text:p>16846043</text:p>
          </table:table-cell>
          <table:table-cell table:formula="of:=[.A1055]/1000/(60*60*24)" office:value-type="time" office:time-value="PT04H40M46.043S" calcext:value-type="time">
            <text:p>04:40:4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120.51" calcext:value-type="float">
            <text:p>1120.51</text:p>
          </table:table-cell>
          <table:table-cell office:value-type="float" office:value="1353.3" calcext:value-type="float">
            <text:p>1353.3</text:p>
          </table:table-cell>
        </table:table-row>
        <table:table-row table:style-name="ro1">
          <table:table-cell office:value-type="float" office:value="16862043" calcext:value-type="float">
            <text:p>16862043</text:p>
          </table:table-cell>
          <table:table-cell table:formula="of:=[.A1056]/1000/(60*60*24)" office:value-type="time" office:time-value="PT04H41M02.043S" calcext:value-type="time">
            <text:p>04:41:0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121.57" calcext:value-type="float">
            <text:p>1121.57</text:p>
          </table:table-cell>
          <table:table-cell office:value-type="float" office:value="1354.55" calcext:value-type="float">
            <text:p>1354.55</text:p>
          </table:table-cell>
        </table:table-row>
        <table:table-row table:style-name="ro1">
          <table:table-cell office:value-type="float" office:value="16878043" calcext:value-type="float">
            <text:p>16878043</text:p>
          </table:table-cell>
          <table:table-cell table:formula="of:=[.A1057]/1000/(60*60*24)" office:value-type="time" office:time-value="PT04H41M18.043S" calcext:value-type="time">
            <text:p>04:41:1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122.62" calcext:value-type="float">
            <text:p>1122.62</text:p>
          </table:table-cell>
          <table:table-cell office:value-type="float" office:value="1355.81" calcext:value-type="float">
            <text:p>1355.81</text:p>
          </table:table-cell>
        </table:table-row>
        <table:table-row table:style-name="ro1">
          <table:table-cell office:value-type="float" office:value="16894043" calcext:value-type="float">
            <text:p>16894043</text:p>
          </table:table-cell>
          <table:table-cell table:formula="of:=[.A1058]/1000/(60*60*24)" office:value-type="time" office:time-value="PT04H41M34.043S" calcext:value-type="time">
            <text:p>04:41:3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123.67" calcext:value-type="float">
            <text:p>1123.67</text:p>
          </table:table-cell>
          <table:table-cell office:value-type="float" office:value="1357.06" calcext:value-type="float">
            <text:p>1357.06</text:p>
          </table:table-cell>
        </table:table-row>
        <table:table-row table:style-name="ro1">
          <table:table-cell office:value-type="float" office:value="16910043" calcext:value-type="float">
            <text:p>16910043</text:p>
          </table:table-cell>
          <table:table-cell table:formula="of:=[.A1059]/1000/(60*60*24)" office:value-type="time" office:time-value="PT04H41M50.043S" calcext:value-type="time">
            <text:p>04:41:5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124.72" calcext:value-type="float">
            <text:p>1124.72</text:p>
          </table:table-cell>
          <table:table-cell office:value-type="float" office:value="1358.31" calcext:value-type="float">
            <text:p>1358.31</text:p>
          </table:table-cell>
        </table:table-row>
        <table:table-row table:style-name="ro1">
          <table:table-cell office:value-type="float" office:value="16926043" calcext:value-type="float">
            <text:p>16926043</text:p>
          </table:table-cell>
          <table:table-cell table:formula="of:=[.A1060]/1000/(60*60*24)" office:value-type="time" office:time-value="PT04H42M06.043S" calcext:value-type="time">
            <text:p>04:42:0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125.77" calcext:value-type="float">
            <text:p>1125.77</text:p>
          </table:table-cell>
          <table:table-cell office:value-type="float" office:value="1359.56" calcext:value-type="float">
            <text:p>1359.56</text:p>
          </table:table-cell>
        </table:table-row>
        <table:table-row table:style-name="ro1">
          <table:table-cell office:value-type="float" office:value="16942043" calcext:value-type="float">
            <text:p>16942043</text:p>
          </table:table-cell>
          <table:table-cell table:formula="of:=[.A1061]/1000/(60*60*24)" office:value-type="time" office:time-value="PT04H42M22.043S" calcext:value-type="time">
            <text:p>04:42:2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126.82" calcext:value-type="float">
            <text:p>1126.82</text:p>
          </table:table-cell>
          <table:table-cell office:value-type="float" office:value="1360.81" calcext:value-type="float">
            <text:p>1360.81</text:p>
          </table:table-cell>
        </table:table-row>
        <table:table-row table:style-name="ro1">
          <table:table-cell office:value-type="float" office:value="16958043" calcext:value-type="float">
            <text:p>16958043</text:p>
          </table:table-cell>
          <table:table-cell table:formula="of:=[.A1062]/1000/(60*60*24)" office:value-type="time" office:time-value="PT04H42M38.043S" calcext:value-type="time">
            <text:p>04:42:3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127.87" calcext:value-type="float">
            <text:p>1127.87</text:p>
          </table:table-cell>
          <table:table-cell office:value-type="float" office:value="1362.07" calcext:value-type="float">
            <text:p>1362.07</text:p>
          </table:table-cell>
        </table:table-row>
        <table:table-row table:style-name="ro1">
          <table:table-cell office:value-type="float" office:value="16974043" calcext:value-type="float">
            <text:p>16974043</text:p>
          </table:table-cell>
          <table:table-cell table:formula="of:=[.A1063]/1000/(60*60*24)" office:value-type="time" office:time-value="PT04H42M54.043S" calcext:value-type="time">
            <text:p>04:42:5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128.92" calcext:value-type="float">
            <text:p>1128.92</text:p>
          </table:table-cell>
          <table:table-cell office:value-type="float" office:value="1363.32" calcext:value-type="float">
            <text:p>1363.32</text:p>
          </table:table-cell>
        </table:table-row>
        <table:table-row table:style-name="ro1">
          <table:table-cell office:value-type="float" office:value="16990043" calcext:value-type="float">
            <text:p>16990043</text:p>
          </table:table-cell>
          <table:table-cell table:formula="of:=[.A1064]/1000/(60*60*24)" office:value-type="time" office:time-value="PT04H43M10.043S" calcext:value-type="time">
            <text:p>04:43:1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129.97" calcext:value-type="float">
            <text:p>1129.97</text:p>
          </table:table-cell>
          <table:table-cell office:value-type="float" office:value="1364.57" calcext:value-type="float">
            <text:p>1364.57</text:p>
          </table:table-cell>
        </table:table-row>
        <table:table-row table:style-name="ro1">
          <table:table-cell office:value-type="float" office:value="17006043" calcext:value-type="float">
            <text:p>17006043</text:p>
          </table:table-cell>
          <table:table-cell table:formula="of:=[.A1065]/1000/(60*60*24)" office:value-type="time" office:time-value="PT04H43M26.043S" calcext:value-type="time">
            <text:p>04:43:2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131.02" calcext:value-type="float">
            <text:p>1131.02</text:p>
          </table:table-cell>
          <table:table-cell office:value-type="float" office:value="1365.82" calcext:value-type="float">
            <text:p>1365.82</text:p>
          </table:table-cell>
        </table:table-row>
        <table:table-row table:style-name="ro1">
          <table:table-cell office:value-type="float" office:value="17022043" calcext:value-type="float">
            <text:p>17022043</text:p>
          </table:table-cell>
          <table:table-cell table:formula="of:=[.A1066]/1000/(60*60*24)" office:value-type="time" office:time-value="PT04H43M42.043S" calcext:value-type="time">
            <text:p>04:43:4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132.07" calcext:value-type="float">
            <text:p>1132.07</text:p>
          </table:table-cell>
          <table:table-cell office:value-type="float" office:value="1367.08" calcext:value-type="float">
            <text:p>1367.08</text:p>
          </table:table-cell>
        </table:table-row>
        <table:table-row table:style-name="ro1">
          <table:table-cell office:value-type="float" office:value="17038043" calcext:value-type="float">
            <text:p>17038043</text:p>
          </table:table-cell>
          <table:table-cell table:formula="of:=[.A1067]/1000/(60*60*24)" office:value-type="time" office:time-value="PT04H43M58.043S" calcext:value-type="time">
            <text:p>04:43:5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133.12" calcext:value-type="float">
            <text:p>1133.12</text:p>
          </table:table-cell>
          <table:table-cell office:value-type="float" office:value="1368.33" calcext:value-type="float">
            <text:p>1368.33</text:p>
          </table:table-cell>
        </table:table-row>
        <table:table-row table:style-name="ro1">
          <table:table-cell office:value-type="float" office:value="17054043" calcext:value-type="float">
            <text:p>17054043</text:p>
          </table:table-cell>
          <table:table-cell table:formula="of:=[.A1068]/1000/(60*60*24)" office:value-type="time" office:time-value="PT04H44M14.043S" calcext:value-type="time">
            <text:p>04:44:1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134.17" calcext:value-type="float">
            <text:p>1134.17</text:p>
          </table:table-cell>
          <table:table-cell office:value-type="float" office:value="1369.58" calcext:value-type="float">
            <text:p>1369.58</text:p>
          </table:table-cell>
        </table:table-row>
        <table:table-row table:style-name="ro1">
          <table:table-cell office:value-type="float" office:value="17070043" calcext:value-type="float">
            <text:p>17070043</text:p>
          </table:table-cell>
          <table:table-cell table:formula="of:=[.A1069]/1000/(60*60*24)" office:value-type="time" office:time-value="PT04H44M30.043S" calcext:value-type="time">
            <text:p>04:44:30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135.22" calcext:value-type="float">
            <text:p>1135.22</text:p>
          </table:table-cell>
          <table:table-cell office:value-type="float" office:value="1370.83" calcext:value-type="float">
            <text:p>1370.83</text:p>
          </table:table-cell>
        </table:table-row>
        <table:table-row table:style-name="ro1">
          <table:table-cell office:value-type="float" office:value="17086043" calcext:value-type="float">
            <text:p>17086043</text:p>
          </table:table-cell>
          <table:table-cell table:formula="of:=[.A1070]/1000/(60*60*24)" office:value-type="time" office:time-value="PT04H44M46.043S" calcext:value-type="time">
            <text:p>04:44:4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136.27" calcext:value-type="float">
            <text:p>1136.27</text:p>
          </table:table-cell>
          <table:table-cell office:value-type="float" office:value="1372.08" calcext:value-type="float">
            <text:p>1372.08</text:p>
          </table:table-cell>
        </table:table-row>
        <table:table-row table:style-name="ro1">
          <table:table-cell office:value-type="float" office:value="17102043" calcext:value-type="float">
            <text:p>17102043</text:p>
          </table:table-cell>
          <table:table-cell table:formula="of:=[.A1071]/1000/(60*60*24)" office:value-type="time" office:time-value="PT04H45M02.043S" calcext:value-type="time">
            <text:p>04:45:0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137.32" calcext:value-type="float">
            <text:p>1137.32</text:p>
          </table:table-cell>
          <table:table-cell office:value-type="float" office:value="1373.33" calcext:value-type="float">
            <text:p>1373.33</text:p>
          </table:table-cell>
        </table:table-row>
        <table:table-row table:style-name="ro1">
          <table:table-cell office:value-type="float" office:value="17118043" calcext:value-type="float">
            <text:p>17118043</text:p>
          </table:table-cell>
          <table:table-cell table:formula="of:=[.A1072]/1000/(60*60*24)" office:value-type="time" office:time-value="PT04H45M18.043S" calcext:value-type="time">
            <text:p>04:45:1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138.37" calcext:value-type="float">
            <text:p>1138.37</text:p>
          </table:table-cell>
          <table:table-cell office:value-type="float" office:value="1374.59" calcext:value-type="float">
            <text:p>1374.59</text:p>
          </table:table-cell>
        </table:table-row>
        <table:table-row table:style-name="ro1">
          <table:table-cell office:value-type="float" office:value="17134043" calcext:value-type="float">
            <text:p>17134043</text:p>
          </table:table-cell>
          <table:table-cell table:formula="of:=[.A1073]/1000/(60*60*24)" office:value-type="time" office:time-value="PT04H45M34.043S" calcext:value-type="time">
            <text:p>04:45:3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139.42" calcext:value-type="float">
            <text:p>1139.42</text:p>
          </table:table-cell>
          <table:table-cell office:value-type="float" office:value="1375.84" calcext:value-type="float">
            <text:p>1375.84</text:p>
          </table:table-cell>
        </table:table-row>
        <table:table-row table:style-name="ro1">
          <table:table-cell office:value-type="float" office:value="17150043" calcext:value-type="float">
            <text:p>17150043</text:p>
          </table:table-cell>
          <table:table-cell table:formula="of:=[.A1074]/1000/(60*60*24)" office:value-type="time" office:time-value="PT04H45M50.043S" calcext:value-type="time">
            <text:p>04:45:50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140.47" calcext:value-type="float">
            <text:p>1140.47</text:p>
          </table:table-cell>
          <table:table-cell office:value-type="float" office:value="1377.09" calcext:value-type="float">
            <text:p>1377.09</text:p>
          </table:table-cell>
        </table:table-row>
        <table:table-row table:style-name="ro1">
          <table:table-cell office:value-type="float" office:value="17166043" calcext:value-type="float">
            <text:p>17166043</text:p>
          </table:table-cell>
          <table:table-cell table:formula="of:=[.A1075]/1000/(60*60*24)" office:value-type="time" office:time-value="PT04H46M06.043S" calcext:value-type="time">
            <text:p>04:46:0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141.52" calcext:value-type="float">
            <text:p>1141.52</text:p>
          </table:table-cell>
          <table:table-cell office:value-type="float" office:value="1378.34" calcext:value-type="float">
            <text:p>1378.34</text:p>
          </table:table-cell>
        </table:table-row>
        <table:table-row table:style-name="ro1">
          <table:table-cell office:value-type="float" office:value="17182043" calcext:value-type="float">
            <text:p>17182043</text:p>
          </table:table-cell>
          <table:table-cell table:formula="of:=[.A1076]/1000/(60*60*24)" office:value-type="time" office:time-value="PT04H46M22.043S" calcext:value-type="time">
            <text:p>04:46:2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142.57" calcext:value-type="float">
            <text:p>1142.57</text:p>
          </table:table-cell>
          <table:table-cell office:value-type="float" office:value="1379.59" calcext:value-type="float">
            <text:p>1379.59</text:p>
          </table:table-cell>
        </table:table-row>
        <table:table-row table:style-name="ro1">
          <table:table-cell office:value-type="float" office:value="17198043" calcext:value-type="float">
            <text:p>17198043</text:p>
          </table:table-cell>
          <table:table-cell table:formula="of:=[.A1077]/1000/(60*60*24)" office:value-type="time" office:time-value="PT04H46M38.043S" calcext:value-type="time">
            <text:p>04:46:3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143.62" calcext:value-type="float">
            <text:p>1143.62</text:p>
          </table:table-cell>
          <table:table-cell office:value-type="float" office:value="1380.84" calcext:value-type="float">
            <text:p>1380.84</text:p>
          </table:table-cell>
        </table:table-row>
        <table:table-row table:style-name="ro1">
          <table:table-cell office:value-type="float" office:value="17214043" calcext:value-type="float">
            <text:p>17214043</text:p>
          </table:table-cell>
          <table:table-cell table:formula="of:=[.A1078]/1000/(60*60*24)" office:value-type="time" office:time-value="PT04H46M54.043S" calcext:value-type="time">
            <text:p>04:46:5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144.67" calcext:value-type="float">
            <text:p>1144.67</text:p>
          </table:table-cell>
          <table:table-cell office:value-type="float" office:value="1382.09" calcext:value-type="float">
            <text:p>1382.09</text:p>
          </table:table-cell>
        </table:table-row>
        <table:table-row table:style-name="ro1">
          <table:table-cell office:value-type="float" office:value="17230043" calcext:value-type="float">
            <text:p>17230043</text:p>
          </table:table-cell>
          <table:table-cell table:formula="of:=[.A1079]/1000/(60*60*24)" office:value-type="time" office:time-value="PT04H47M10.043S" calcext:value-type="time">
            <text:p>04:47:1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145.72" calcext:value-type="float">
            <text:p>1145.72</text:p>
          </table:table-cell>
          <table:table-cell office:value-type="float" office:value="1383.34" calcext:value-type="float">
            <text:p>1383.34</text:p>
          </table:table-cell>
        </table:table-row>
        <table:table-row table:style-name="ro1">
          <table:table-cell office:value-type="float" office:value="17246043" calcext:value-type="float">
            <text:p>17246043</text:p>
          </table:table-cell>
          <table:table-cell table:formula="of:=[.A1080]/1000/(60*60*24)" office:value-type="time" office:time-value="PT04H47M26.043S" calcext:value-type="time">
            <text:p>04:47:2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146.77" calcext:value-type="float">
            <text:p>1146.77</text:p>
          </table:table-cell>
          <table:table-cell office:value-type="float" office:value="1384.59" calcext:value-type="float">
            <text:p>1384.59</text:p>
          </table:table-cell>
        </table:table-row>
        <table:table-row table:style-name="ro1">
          <table:table-cell office:value-type="float" office:value="17262043" calcext:value-type="float">
            <text:p>17262043</text:p>
          </table:table-cell>
          <table:table-cell table:formula="of:=[.A1081]/1000/(60*60*24)" office:value-type="time" office:time-value="PT04H47M42.043S" calcext:value-type="time">
            <text:p>04:47:4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147.82" calcext:value-type="float">
            <text:p>1147.82</text:p>
          </table:table-cell>
          <table:table-cell office:value-type="float" office:value="1385.84" calcext:value-type="float">
            <text:p>1385.84</text:p>
          </table:table-cell>
        </table:table-row>
        <table:table-row table:style-name="ro1">
          <table:table-cell office:value-type="float" office:value="17278043" calcext:value-type="float">
            <text:p>17278043</text:p>
          </table:table-cell>
          <table:table-cell table:formula="of:=[.A1082]/1000/(60*60*24)" office:value-type="time" office:time-value="PT04H47M58.043S" calcext:value-type="time">
            <text:p>04:47:5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148.87" calcext:value-type="float">
            <text:p>1148.87</text:p>
          </table:table-cell>
          <table:table-cell office:value-type="float" office:value="1387.09" calcext:value-type="float">
            <text:p>1387.09</text:p>
          </table:table-cell>
        </table:table-row>
        <table:table-row table:style-name="ro1">
          <table:table-cell office:value-type="float" office:value="17294043" calcext:value-type="float">
            <text:p>17294043</text:p>
          </table:table-cell>
          <table:table-cell table:formula="of:=[.A1083]/1000/(60*60*24)" office:value-type="time" office:time-value="PT04H48M14.043S" calcext:value-type="time">
            <text:p>04:48:1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149.92" calcext:value-type="float">
            <text:p>1149.92</text:p>
          </table:table-cell>
          <table:table-cell office:value-type="float" office:value="1388.34" calcext:value-type="float">
            <text:p>1388.34</text:p>
          </table:table-cell>
        </table:table-row>
        <table:table-row table:style-name="ro1">
          <table:table-cell office:value-type="float" office:value="17310043" calcext:value-type="float">
            <text:p>17310043</text:p>
          </table:table-cell>
          <table:table-cell table:formula="of:=[.A1084]/1000/(60*60*24)" office:value-type="time" office:time-value="PT04H48M30.043S" calcext:value-type="time">
            <text:p>04:48:3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150.97" calcext:value-type="float">
            <text:p>1150.97</text:p>
          </table:table-cell>
          <table:table-cell office:value-type="float" office:value="1389.6" calcext:value-type="float">
            <text:p>1389.6</text:p>
          </table:table-cell>
        </table:table-row>
        <table:table-row table:style-name="ro1">
          <table:table-cell office:value-type="float" office:value="17326043" calcext:value-type="float">
            <text:p>17326043</text:p>
          </table:table-cell>
          <table:table-cell table:formula="of:=[.A1085]/1000/(60*60*24)" office:value-type="time" office:time-value="PT04H48M46.043S" calcext:value-type="time">
            <text:p>04:48:4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152.02" calcext:value-type="float">
            <text:p>1152.02</text:p>
          </table:table-cell>
          <table:table-cell office:value-type="float" office:value="1390.85" calcext:value-type="float">
            <text:p>1390.85</text:p>
          </table:table-cell>
        </table:table-row>
        <table:table-row table:style-name="ro1">
          <table:table-cell office:value-type="float" office:value="17342043" calcext:value-type="float">
            <text:p>17342043</text:p>
          </table:table-cell>
          <table:table-cell table:formula="of:=[.A1086]/1000/(60*60*24)" office:value-type="time" office:time-value="PT04H49M02.043S" calcext:value-type="time">
            <text:p>04:49:0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153.07" calcext:value-type="float">
            <text:p>1153.07</text:p>
          </table:table-cell>
          <table:table-cell office:value-type="float" office:value="1392.1" calcext:value-type="float">
            <text:p>1392.1</text:p>
          </table:table-cell>
        </table:table-row>
        <table:table-row table:style-name="ro1">
          <table:table-cell office:value-type="float" office:value="17358043" calcext:value-type="float">
            <text:p>17358043</text:p>
          </table:table-cell>
          <table:table-cell table:formula="of:=[.A1087]/1000/(60*60*24)" office:value-type="time" office:time-value="PT04H49M18.043S" calcext:value-type="time">
            <text:p>04:49:1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154.12" calcext:value-type="float">
            <text:p>1154.12</text:p>
          </table:table-cell>
          <table:table-cell office:value-type="float" office:value="1393.35" calcext:value-type="float">
            <text:p>1393.35</text:p>
          </table:table-cell>
        </table:table-row>
        <table:table-row table:style-name="ro1">
          <table:table-cell office:value-type="float" office:value="17374043" calcext:value-type="float">
            <text:p>17374043</text:p>
          </table:table-cell>
          <table:table-cell table:formula="of:=[.A1088]/1000/(60*60*24)" office:value-type="time" office:time-value="PT04H49M34.043S" calcext:value-type="time">
            <text:p>04:49:3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155.17" calcext:value-type="float">
            <text:p>1155.17</text:p>
          </table:table-cell>
          <table:table-cell office:value-type="float" office:value="1394.6" calcext:value-type="float">
            <text:p>1394.6</text:p>
          </table:table-cell>
        </table:table-row>
        <table:table-row table:style-name="ro1">
          <table:table-cell office:value-type="float" office:value="17390043" calcext:value-type="float">
            <text:p>17390043</text:p>
          </table:table-cell>
          <table:table-cell table:formula="of:=[.A1089]/1000/(60*60*24)" office:value-type="time" office:time-value="PT04H49M50.043S" calcext:value-type="time">
            <text:p>04:49:5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156.22" calcext:value-type="float">
            <text:p>1156.22</text:p>
          </table:table-cell>
          <table:table-cell office:value-type="float" office:value="1395.85" calcext:value-type="float">
            <text:p>1395.85</text:p>
          </table:table-cell>
        </table:table-row>
        <table:table-row table:style-name="ro1">
          <table:table-cell office:value-type="float" office:value="17406043" calcext:value-type="float">
            <text:p>17406043</text:p>
          </table:table-cell>
          <table:table-cell table:formula="of:=[.A1090]/1000/(60*60*24)" office:value-type="time" office:time-value="PT04H50M06.043S" calcext:value-type="time">
            <text:p>04:50:0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157.26" calcext:value-type="float">
            <text:p>1157.26</text:p>
          </table:table-cell>
          <table:table-cell office:value-type="float" office:value="1397.1" calcext:value-type="float">
            <text:p>1397.1</text:p>
          </table:table-cell>
        </table:table-row>
        <table:table-row table:style-name="ro1">
          <table:table-cell office:value-type="float" office:value="17422043" calcext:value-type="float">
            <text:p>17422043</text:p>
          </table:table-cell>
          <table:table-cell table:formula="of:=[.A1091]/1000/(60*60*24)" office:value-type="time" office:time-value="PT04H50M22.043S" calcext:value-type="time">
            <text:p>04:50:2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158.31" calcext:value-type="float">
            <text:p>1158.31</text:p>
          </table:table-cell>
          <table:table-cell office:value-type="float" office:value="1398.34" calcext:value-type="float">
            <text:p>1398.34</text:p>
          </table:table-cell>
        </table:table-row>
        <table:table-row table:style-name="ro1">
          <table:table-cell office:value-type="float" office:value="17438043" calcext:value-type="float">
            <text:p>17438043</text:p>
          </table:table-cell>
          <table:table-cell table:formula="of:=[.A1092]/1000/(60*60*24)" office:value-type="time" office:time-value="PT04H50M38.043S" calcext:value-type="time">
            <text:p>04:50:3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159.36" calcext:value-type="float">
            <text:p>1159.36</text:p>
          </table:table-cell>
          <table:table-cell office:value-type="float" office:value="1399.59" calcext:value-type="float">
            <text:p>1399.59</text:p>
          </table:table-cell>
        </table:table-row>
        <table:table-row table:style-name="ro1">
          <table:table-cell office:value-type="float" office:value="17454043" calcext:value-type="float">
            <text:p>17454043</text:p>
          </table:table-cell>
          <table:table-cell table:formula="of:=[.A1093]/1000/(60*60*24)" office:value-type="time" office:time-value="PT04H50M54.043S" calcext:value-type="time">
            <text:p>04:50:5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160.41" calcext:value-type="float">
            <text:p>1160.41</text:p>
          </table:table-cell>
          <table:table-cell office:value-type="float" office:value="1400.84" calcext:value-type="float">
            <text:p>1400.84</text:p>
          </table:table-cell>
        </table:table-row>
        <table:table-row table:style-name="ro1">
          <table:table-cell office:value-type="float" office:value="17470043" calcext:value-type="float">
            <text:p>17470043</text:p>
          </table:table-cell>
          <table:table-cell table:formula="of:=[.A1094]/1000/(60*60*24)" office:value-type="time" office:time-value="PT04H51M10.043S" calcext:value-type="time">
            <text:p>04:51:1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161.46" calcext:value-type="float">
            <text:p>1161.46</text:p>
          </table:table-cell>
          <table:table-cell office:value-type="float" office:value="1402.09" calcext:value-type="float">
            <text:p>1402.09</text:p>
          </table:table-cell>
        </table:table-row>
        <table:table-row table:style-name="ro1">
          <table:table-cell office:value-type="float" office:value="17486043" calcext:value-type="float">
            <text:p>17486043</text:p>
          </table:table-cell>
          <table:table-cell table:formula="of:=[.A1095]/1000/(60*60*24)" office:value-type="time" office:time-value="PT04H51M26.043S" calcext:value-type="time">
            <text:p>04:51:2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162.51" calcext:value-type="float">
            <text:p>1162.51</text:p>
          </table:table-cell>
          <table:table-cell office:value-type="float" office:value="1403.34" calcext:value-type="float">
            <text:p>1403.34</text:p>
          </table:table-cell>
        </table:table-row>
        <table:table-row table:style-name="ro1">
          <table:table-cell office:value-type="float" office:value="17502043" calcext:value-type="float">
            <text:p>17502043</text:p>
          </table:table-cell>
          <table:table-cell table:formula="of:=[.A1096]/1000/(60*60*24)" office:value-type="time" office:time-value="PT04H51M42.043S" calcext:value-type="time">
            <text:p>04:51:4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163.56" calcext:value-type="float">
            <text:p>1163.56</text:p>
          </table:table-cell>
          <table:table-cell office:value-type="float" office:value="1404.59" calcext:value-type="float">
            <text:p>1404.59</text:p>
          </table:table-cell>
        </table:table-row>
        <table:table-row table:style-name="ro1">
          <table:table-cell office:value-type="float" office:value="17518043" calcext:value-type="float">
            <text:p>17518043</text:p>
          </table:table-cell>
          <table:table-cell table:formula="of:=[.A1097]/1000/(60*60*24)" office:value-type="time" office:time-value="PT04H51M58.043S" calcext:value-type="time">
            <text:p>04:51:5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164.61" calcext:value-type="float">
            <text:p>1164.61</text:p>
          </table:table-cell>
          <table:table-cell office:value-type="float" office:value="1405.84" calcext:value-type="float">
            <text:p>1405.84</text:p>
          </table:table-cell>
        </table:table-row>
        <table:table-row table:style-name="ro1">
          <table:table-cell office:value-type="float" office:value="17534043" calcext:value-type="float">
            <text:p>17534043</text:p>
          </table:table-cell>
          <table:table-cell table:formula="of:=[.A1098]/1000/(60*60*24)" office:value-type="time" office:time-value="PT04H52M14.043S" calcext:value-type="time">
            <text:p>04:52:1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165.66" calcext:value-type="float">
            <text:p>1165.66</text:p>
          </table:table-cell>
          <table:table-cell office:value-type="float" office:value="1407.09" calcext:value-type="float">
            <text:p>1407.09</text:p>
          </table:table-cell>
        </table:table-row>
        <table:table-row table:style-name="ro1">
          <table:table-cell office:value-type="float" office:value="17550043" calcext:value-type="float">
            <text:p>17550043</text:p>
          </table:table-cell>
          <table:table-cell table:formula="of:=[.A1099]/1000/(60*60*24)" office:value-type="time" office:time-value="PT04H52M30.043S" calcext:value-type="time">
            <text:p>04:52:3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166.71" calcext:value-type="float">
            <text:p>1166.71</text:p>
          </table:table-cell>
          <table:table-cell office:value-type="float" office:value="1408.34" calcext:value-type="float">
            <text:p>1408.34</text:p>
          </table:table-cell>
        </table:table-row>
        <table:table-row table:style-name="ro1">
          <table:table-cell office:value-type="float" office:value="17566043" calcext:value-type="float">
            <text:p>17566043</text:p>
          </table:table-cell>
          <table:table-cell table:formula="of:=[.A1100]/1000/(60*60*24)" office:value-type="time" office:time-value="PT04H52M46.043S" calcext:value-type="time">
            <text:p>04:52:4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167.76" calcext:value-type="float">
            <text:p>1167.76</text:p>
          </table:table-cell>
          <table:table-cell office:value-type="float" office:value="1409.59" calcext:value-type="float">
            <text:p>1409.59</text:p>
          </table:table-cell>
        </table:table-row>
        <table:table-row table:style-name="ro1">
          <table:table-cell office:value-type="float" office:value="17582043" calcext:value-type="float">
            <text:p>17582043</text:p>
          </table:table-cell>
          <table:table-cell table:formula="of:=[.A1101]/1000/(60*60*24)" office:value-type="time" office:time-value="PT04H53M02.043S" calcext:value-type="time">
            <text:p>04:53:0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168.8" calcext:value-type="float">
            <text:p>1168.8</text:p>
          </table:table-cell>
          <table:table-cell office:value-type="float" office:value="1410.84" calcext:value-type="float">
            <text:p>1410.84</text:p>
          </table:table-cell>
        </table:table-row>
        <table:table-row table:style-name="ro1">
          <table:table-cell office:value-type="float" office:value="17598043" calcext:value-type="float">
            <text:p>17598043</text:p>
          </table:table-cell>
          <table:table-cell table:formula="of:=[.A1102]/1000/(60*60*24)" office:value-type="time" office:time-value="PT04H53M18.043S" calcext:value-type="time">
            <text:p>04:53:1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69.85" calcext:value-type="float">
            <text:p>1169.85</text:p>
          </table:table-cell>
          <table:table-cell office:value-type="float" office:value="1412.09" calcext:value-type="float">
            <text:p>1412.09</text:p>
          </table:table-cell>
        </table:table-row>
        <table:table-row table:style-name="ro1">
          <table:table-cell office:value-type="float" office:value="17614043" calcext:value-type="float">
            <text:p>17614043</text:p>
          </table:table-cell>
          <table:table-cell table:formula="of:=[.A1103]/1000/(60*60*24)" office:value-type="time" office:time-value="PT04H53M34.043S" calcext:value-type="time">
            <text:p>04:53:3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170.9" calcext:value-type="float">
            <text:p>1170.9</text:p>
          </table:table-cell>
          <table:table-cell office:value-type="float" office:value="1413.33" calcext:value-type="float">
            <text:p>1413.33</text:p>
          </table:table-cell>
        </table:table-row>
        <table:table-row table:style-name="ro1">
          <table:table-cell office:value-type="float" office:value="17630043" calcext:value-type="float">
            <text:p>17630043</text:p>
          </table:table-cell>
          <table:table-cell table:formula="of:=[.A1104]/1000/(60*60*24)" office:value-type="time" office:time-value="PT04H53M50.043S" calcext:value-type="time">
            <text:p>04:53:5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71.95" calcext:value-type="float">
            <text:p>1171.95</text:p>
          </table:table-cell>
          <table:table-cell office:value-type="float" office:value="1414.58" calcext:value-type="float">
            <text:p>1414.58</text:p>
          </table:table-cell>
        </table:table-row>
        <table:table-row table:style-name="ro1">
          <table:table-cell office:value-type="float" office:value="17646043" calcext:value-type="float">
            <text:p>17646043</text:p>
          </table:table-cell>
          <table:table-cell table:formula="of:=[.A1105]/1000/(60*60*24)" office:value-type="time" office:time-value="PT04H54M06.043S" calcext:value-type="time">
            <text:p>04:54:0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73" calcext:value-type="float">
            <text:p>1173</text:p>
          </table:table-cell>
          <table:table-cell office:value-type="float" office:value="1415.83" calcext:value-type="float">
            <text:p>1415.83</text:p>
          </table:table-cell>
        </table:table-row>
        <table:table-row table:style-name="ro1">
          <table:table-cell office:value-type="float" office:value="17662043" calcext:value-type="float">
            <text:p>17662043</text:p>
          </table:table-cell>
          <table:table-cell table:formula="of:=[.A1106]/1000/(60*60*24)" office:value-type="time" office:time-value="PT04H54M22.043S" calcext:value-type="time">
            <text:p>04:54:2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74.05" calcext:value-type="float">
            <text:p>1174.05</text:p>
          </table:table-cell>
          <table:table-cell office:value-type="float" office:value="1417.08" calcext:value-type="float">
            <text:p>1417.08</text:p>
          </table:table-cell>
        </table:table-row>
        <table:table-row table:style-name="ro1">
          <table:table-cell office:value-type="float" office:value="17678043" calcext:value-type="float">
            <text:p>17678043</text:p>
          </table:table-cell>
          <table:table-cell table:formula="of:=[.A1107]/1000/(60*60*24)" office:value-type="time" office:time-value="PT04H54M38.043S" calcext:value-type="time">
            <text:p>04:54:3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75.1" calcext:value-type="float">
            <text:p>1175.1</text:p>
          </table:table-cell>
          <table:table-cell office:value-type="float" office:value="1418.33" calcext:value-type="float">
            <text:p>1418.33</text:p>
          </table:table-cell>
        </table:table-row>
        <table:table-row table:style-name="ro1">
          <table:table-cell office:value-type="float" office:value="17694043" calcext:value-type="float">
            <text:p>17694043</text:p>
          </table:table-cell>
          <table:table-cell table:formula="of:=[.A1108]/1000/(60*60*24)" office:value-type="time" office:time-value="PT04H54M54.043S" calcext:value-type="time">
            <text:p>04:54:5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176.15" calcext:value-type="float">
            <text:p>1176.15</text:p>
          </table:table-cell>
          <table:table-cell office:value-type="float" office:value="1419.57" calcext:value-type="float">
            <text:p>1419.57</text:p>
          </table:table-cell>
        </table:table-row>
        <table:table-row table:style-name="ro1">
          <table:table-cell office:value-type="float" office:value="17710043" calcext:value-type="float">
            <text:p>17710043</text:p>
          </table:table-cell>
          <table:table-cell table:formula="of:=[.A1109]/1000/(60*60*24)" office:value-type="time" office:time-value="PT04H55M10.043S" calcext:value-type="time">
            <text:p>04:55:1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77.2" calcext:value-type="float">
            <text:p>1177.2</text:p>
          </table:table-cell>
          <table:table-cell office:value-type="float" office:value="1420.82" calcext:value-type="float">
            <text:p>1420.82</text:p>
          </table:table-cell>
        </table:table-row>
        <table:table-row table:style-name="ro1">
          <table:table-cell office:value-type="float" office:value="17726043" calcext:value-type="float">
            <text:p>17726043</text:p>
          </table:table-cell>
          <table:table-cell table:formula="of:=[.A1110]/1000/(60*60*24)" office:value-type="time" office:time-value="PT04H55M26.043S" calcext:value-type="time">
            <text:p>04:55:2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78.24" calcext:value-type="float">
            <text:p>1178.24</text:p>
          </table:table-cell>
          <table:table-cell office:value-type="float" office:value="1422.07" calcext:value-type="float">
            <text:p>1422.07</text:p>
          </table:table-cell>
        </table:table-row>
        <table:table-row table:style-name="ro1">
          <table:table-cell office:value-type="float" office:value="17742043" calcext:value-type="float">
            <text:p>17742043</text:p>
          </table:table-cell>
          <table:table-cell table:formula="of:=[.A1111]/1000/(60*60*24)" office:value-type="time" office:time-value="PT04H55M42.043S" calcext:value-type="time">
            <text:p>04:55:4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179.29" calcext:value-type="float">
            <text:p>1179.29</text:p>
          </table:table-cell>
          <table:table-cell office:value-type="float" office:value="1423.32" calcext:value-type="float">
            <text:p>1423.32</text:p>
          </table:table-cell>
        </table:table-row>
        <table:table-row table:style-name="ro1">
          <table:table-cell office:value-type="float" office:value="17758043" calcext:value-type="float">
            <text:p>17758043</text:p>
          </table:table-cell>
          <table:table-cell table:formula="of:=[.A1112]/1000/(60*60*24)" office:value-type="time" office:time-value="PT04H55M58.043S" calcext:value-type="time">
            <text:p>04:55:5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80.34" calcext:value-type="float">
            <text:p>1180.34</text:p>
          </table:table-cell>
          <table:table-cell office:value-type="float" office:value="1424.57" calcext:value-type="float">
            <text:p>1424.57</text:p>
          </table:table-cell>
        </table:table-row>
        <table:table-row table:style-name="ro1">
          <table:table-cell office:value-type="float" office:value="17774043" calcext:value-type="float">
            <text:p>17774043</text:p>
          </table:table-cell>
          <table:table-cell table:formula="of:=[.A1113]/1000/(60*60*24)" office:value-type="time" office:time-value="PT04H56M14.043S" calcext:value-type="time">
            <text:p>04:56:1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181.39" calcext:value-type="float">
            <text:p>1181.39</text:p>
          </table:table-cell>
          <table:table-cell office:value-type="float" office:value="1425.81" calcext:value-type="float">
            <text:p>1425.81</text:p>
          </table:table-cell>
        </table:table-row>
        <table:table-row table:style-name="ro1">
          <table:table-cell office:value-type="float" office:value="17790043" calcext:value-type="float">
            <text:p>17790043</text:p>
          </table:table-cell>
          <table:table-cell table:formula="of:=[.A1114]/1000/(60*60*24)" office:value-type="time" office:time-value="PT04H56M30.043S" calcext:value-type="time">
            <text:p>04:56:30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82.44" calcext:value-type="float">
            <text:p>1182.44</text:p>
          </table:table-cell>
          <table:table-cell office:value-type="float" office:value="1427.06" calcext:value-type="float">
            <text:p>1427.06</text:p>
          </table:table-cell>
        </table:table-row>
        <table:table-row table:style-name="ro1">
          <table:table-cell office:value-type="float" office:value="17806043" calcext:value-type="float">
            <text:p>17806043</text:p>
          </table:table-cell>
          <table:table-cell table:formula="of:=[.A1115]/1000/(60*60*24)" office:value-type="time" office:time-value="PT04H56M46.043S" calcext:value-type="time">
            <text:p>04:56:4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83.49" calcext:value-type="float">
            <text:p>1183.49</text:p>
          </table:table-cell>
          <table:table-cell office:value-type="float" office:value="1428.31" calcext:value-type="float">
            <text:p>1428.31</text:p>
          </table:table-cell>
        </table:table-row>
        <table:table-row table:style-name="ro1">
          <table:table-cell office:value-type="float" office:value="17822043" calcext:value-type="float">
            <text:p>17822043</text:p>
          </table:table-cell>
          <table:table-cell table:formula="of:=[.A1116]/1000/(60*60*24)" office:value-type="time" office:time-value="PT04H57M02.043S" calcext:value-type="time">
            <text:p>04:57:0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84.54" calcext:value-type="float">
            <text:p>1184.54</text:p>
          </table:table-cell>
          <table:table-cell office:value-type="float" office:value="1429.55" calcext:value-type="float">
            <text:p>1429.55</text:p>
          </table:table-cell>
        </table:table-row>
        <table:table-row table:style-name="ro1">
          <table:table-cell office:value-type="float" office:value="17838043" calcext:value-type="float">
            <text:p>17838043</text:p>
          </table:table-cell>
          <table:table-cell table:formula="of:=[.A1117]/1000/(60*60*24)" office:value-type="time" office:time-value="PT04H57M18.043S" calcext:value-type="time">
            <text:p>04:57:1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85.58" calcext:value-type="float">
            <text:p>1185.58</text:p>
          </table:table-cell>
          <table:table-cell office:value-type="float" office:value="1430.8" calcext:value-type="float">
            <text:p>1430.8</text:p>
          </table:table-cell>
        </table:table-row>
        <table:table-row table:style-name="ro1">
          <table:table-cell office:value-type="float" office:value="17854043" calcext:value-type="float">
            <text:p>17854043</text:p>
          </table:table-cell>
          <table:table-cell table:formula="of:=[.A1118]/1000/(60*60*24)" office:value-type="time" office:time-value="PT04H57M34.043S" calcext:value-type="time">
            <text:p>04:57:34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186.63" calcext:value-type="float">
            <text:p>1186.63</text:p>
          </table:table-cell>
          <table:table-cell office:value-type="float" office:value="1432.05" calcext:value-type="float">
            <text:p>1432.05</text:p>
          </table:table-cell>
        </table:table-row>
        <table:table-row table:style-name="ro1">
          <table:table-cell office:value-type="float" office:value="17870043" calcext:value-type="float">
            <text:p>17870043</text:p>
          </table:table-cell>
          <table:table-cell table:formula="of:=[.A1119]/1000/(60*60*24)" office:value-type="time" office:time-value="PT04H57M50.043S" calcext:value-type="time">
            <text:p>04:57:50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87.68" calcext:value-type="float">
            <text:p>1187.68</text:p>
          </table:table-cell>
          <table:table-cell office:value-type="float" office:value="1433.29" calcext:value-type="float">
            <text:p>1433.29</text:p>
          </table:table-cell>
        </table:table-row>
        <table:table-row table:style-name="ro1">
          <table:table-cell office:value-type="float" office:value="17886043" calcext:value-type="float">
            <text:p>17886043</text:p>
          </table:table-cell>
          <table:table-cell table:formula="of:=[.A1120]/1000/(60*60*24)" office:value-type="time" office:time-value="PT04H58M06.043S" calcext:value-type="time">
            <text:p>04:58:06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188.73" calcext:value-type="float">
            <text:p>1188.73</text:p>
          </table:table-cell>
          <table:table-cell office:value-type="float" office:value="1434.54" calcext:value-type="float">
            <text:p>1434.54</text:p>
          </table:table-cell>
        </table:table-row>
        <table:table-row table:style-name="ro1">
          <table:table-cell office:value-type="float" office:value="17902041" calcext:value-type="float">
            <text:p>17902041</text:p>
          </table:table-cell>
          <table:table-cell table:formula="of:=[.A1121]/1000/(60*60*24)" office:value-type="time" office:time-value="PT04H58M22.041S" calcext:value-type="time">
            <text:p>04:58:2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09" calcext:value-type="float">
            <text:p>281.09</text:p>
          </table:table-cell>
          <table:table-cell office:value-type="float" office:value="1189.78" calcext:value-type="float">
            <text:p>1189.78</text:p>
          </table:table-cell>
          <table:table-cell office:value-type="float" office:value="1435.79" calcext:value-type="float">
            <text:p>1435.79</text:p>
          </table:table-cell>
        </table:table-row>
        <table:table-row table:style-name="ro1">
          <table:table-cell office:value-type="float" office:value="17918043" calcext:value-type="float">
            <text:p>17918043</text:p>
          </table:table-cell>
          <table:table-cell table:formula="of:=[.A1122]/1000/(60*60*24)" office:value-type="time" office:time-value="PT04H58M38.043S" calcext:value-type="time">
            <text:p>04:58:3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8" calcext:value-type="float">
            <text:p>280.98</text:p>
          </table:table-cell>
          <table:table-cell office:value-type="float" office:value="1190.83" calcext:value-type="float">
            <text:p>1190.83</text:p>
          </table:table-cell>
          <table:table-cell office:value-type="float" office:value="1437.03" calcext:value-type="float">
            <text:p>1437.03</text:p>
          </table:table-cell>
        </table:table-row>
        <table:table-row table:style-name="ro1">
          <table:table-cell office:value-type="float" office:value="17934043" calcext:value-type="float">
            <text:p>17934043</text:p>
          </table:table-cell>
          <table:table-cell table:formula="of:=[.A1123]/1000/(60*60*24)" office:value-type="time" office:time-value="PT04H58M54.043S" calcext:value-type="time">
            <text:p>04:58:54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7" calcext:value-type="float">
            <text:p>280.97</text:p>
          </table:table-cell>
          <table:table-cell office:value-type="float" office:value="1191.88" calcext:value-type="float">
            <text:p>1191.88</text:p>
          </table:table-cell>
          <table:table-cell office:value-type="float" office:value="1438.28" calcext:value-type="float">
            <text:p>1438.28</text:p>
          </table:table-cell>
        </table:table-row>
        <table:table-row table:style-name="ro1">
          <table:table-cell office:value-type="float" office:value="17950043" calcext:value-type="float">
            <text:p>17950043</text:p>
          </table:table-cell>
          <table:table-cell table:formula="of:=[.A1124]/1000/(60*60*24)" office:value-type="time" office:time-value="PT04H59M10.043S" calcext:value-type="time">
            <text:p>04:59:10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7" calcext:value-type="float">
            <text:p>280.97</text:p>
          </table:table-cell>
          <table:table-cell office:value-type="float" office:value="1192.92" calcext:value-type="float">
            <text:p>1192.92</text:p>
          </table:table-cell>
          <table:table-cell office:value-type="float" office:value="1439.52" calcext:value-type="float">
            <text:p>1439.52</text:p>
          </table:table-cell>
        </table:table-row>
        <table:table-row table:style-name="ro1">
          <table:table-cell office:value-type="float" office:value="17966043" calcext:value-type="float">
            <text:p>17966043</text:p>
          </table:table-cell>
          <table:table-cell table:formula="of:=[.A1125]/1000/(60*60*24)" office:value-type="time" office:time-value="PT04H59M26.043S" calcext:value-type="time">
            <text:p>04:59:26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193.97" calcext:value-type="float">
            <text:p>1193.97</text:p>
          </table:table-cell>
          <table:table-cell office:value-type="float" office:value="1440.77" calcext:value-type="float">
            <text:p>1440.77</text:p>
          </table:table-cell>
        </table:table-row>
        <table:table-row table:style-name="ro1">
          <table:table-cell office:value-type="float" office:value="17982041" calcext:value-type="float">
            <text:p>17982041</text:p>
          </table:table-cell>
          <table:table-cell table:formula="of:=[.A1126]/1000/(60*60*24)" office:value-type="time" office:time-value="PT04H59M42.041S" calcext:value-type="time">
            <text:p>04:59:4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195.02" calcext:value-type="float">
            <text:p>1195.02</text:p>
          </table:table-cell>
          <table:table-cell office:value-type="float" office:value="1442.02" calcext:value-type="float">
            <text:p>1442.02</text:p>
          </table:table-cell>
        </table:table-row>
        <table:table-row table:style-name="ro1">
          <table:table-cell office:value-type="float" office:value="17998043" calcext:value-type="float">
            <text:p>17998043</text:p>
          </table:table-cell>
          <table:table-cell table:formula="of:=[.A1127]/1000/(60*60*24)" office:value-type="time" office:time-value="PT04H59M58.043S" calcext:value-type="time">
            <text:p>04:59:5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7" calcext:value-type="float">
            <text:p>280.97</text:p>
          </table:table-cell>
          <table:table-cell office:value-type="float" office:value="1196.07" calcext:value-type="float">
            <text:p>1196.07</text:p>
          </table:table-cell>
          <table:table-cell office:value-type="float" office:value="1443.26" calcext:value-type="float">
            <text:p>1443.26</text:p>
          </table:table-cell>
        </table:table-row>
        <table:table-row table:style-name="ro1">
          <table:table-cell office:value-type="float" office:value="18014043" calcext:value-type="float">
            <text:p>18014043</text:p>
          </table:table-cell>
          <table:table-cell table:formula="of:=[.A1128]/1000/(60*60*24)" office:value-type="time" office:time-value="PT05H00M14.043S" calcext:value-type="time">
            <text:p>05:00:14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80.86" calcext:value-type="float">
            <text:p>280.86</text:p>
          </table:table-cell>
          <table:table-cell office:value-type="float" office:value="1197.12" calcext:value-type="float">
            <text:p>1197.12</text:p>
          </table:table-cell>
          <table:table-cell office:value-type="float" office:value="1444.51" calcext:value-type="float">
            <text:p>1444.51</text:p>
          </table:table-cell>
        </table:table-row>
        <table:table-row table:style-name="ro1">
          <table:table-cell office:value-type="float" office:value="18030043" calcext:value-type="float">
            <text:p>18030043</text:p>
          </table:table-cell>
          <table:table-cell table:formula="of:=[.A1129]/1000/(60*60*24)" office:value-type="time" office:time-value="PT05H00M30.043S" calcext:value-type="time">
            <text:p>05:00:3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198.17" calcext:value-type="float">
            <text:p>1198.17</text:p>
          </table:table-cell>
          <table:table-cell office:value-type="float" office:value="1445.75" calcext:value-type="float">
            <text:p>1445.75</text:p>
          </table:table-cell>
        </table:table-row>
        <table:table-row table:style-name="ro1">
          <table:table-cell office:value-type="float" office:value="18046043" calcext:value-type="float">
            <text:p>18046043</text:p>
          </table:table-cell>
          <table:table-cell table:formula="of:=[.A1130]/1000/(60*60*24)" office:value-type="time" office:time-value="PT05H00M46.043S" calcext:value-type="time">
            <text:p>05:00:46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199.22" calcext:value-type="float">
            <text:p>1199.22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18062043" calcext:value-type="float">
            <text:p>18062043</text:p>
          </table:table-cell>
          <table:table-cell table:formula="of:=[.A1131]/1000/(60*60*24)" office:value-type="time" office:time-value="PT05H01M02.043S" calcext:value-type="time">
            <text:p>05:01:0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200.26" calcext:value-type="float">
            <text:p>1200.26</text:p>
          </table:table-cell>
          <table:table-cell office:value-type="float" office:value="1448.24" calcext:value-type="float">
            <text:p>1448.24</text:p>
          </table:table-cell>
        </table:table-row>
        <table:table-row table:style-name="ro1">
          <table:table-cell office:value-type="float" office:value="18078043" calcext:value-type="float">
            <text:p>18078043</text:p>
          </table:table-cell>
          <table:table-cell table:formula="of:=[.A1132]/1000/(60*60*24)" office:value-type="time" office:time-value="PT05H01M18.043S" calcext:value-type="time">
            <text:p>05:01:18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80.85" calcext:value-type="float">
            <text:p>280.85</text:p>
          </table:table-cell>
          <table:table-cell office:value-type="float" office:value="1201.31" calcext:value-type="float">
            <text:p>1201.31</text:p>
          </table:table-cell>
          <table:table-cell office:value-type="float" office:value="1449.49" calcext:value-type="float">
            <text:p>1449.49</text:p>
          </table:table-cell>
        </table:table-row>
        <table:table-row table:style-name="ro1">
          <table:table-cell office:value-type="float" office:value="18094043" calcext:value-type="float">
            <text:p>18094043</text:p>
          </table:table-cell>
          <table:table-cell table:formula="of:=[.A1133]/1000/(60*60*24)" office:value-type="time" office:time-value="PT05H01M34.043S" calcext:value-type="time">
            <text:p>05:01:34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202.36" calcext:value-type="float">
            <text:p>1202.36</text:p>
          </table:table-cell>
          <table:table-cell office:value-type="float" office:value="1450.73" calcext:value-type="float">
            <text:p>1450.73</text:p>
          </table:table-cell>
        </table:table-row>
        <table:table-row table:style-name="ro1">
          <table:table-cell office:value-type="float" office:value="18110043" calcext:value-type="float">
            <text:p>18110043</text:p>
          </table:table-cell>
          <table:table-cell table:formula="of:=[.A1134]/1000/(60*60*24)" office:value-type="time" office:time-value="PT05H01M50.043S" calcext:value-type="time">
            <text:p>05:01:50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7" calcext:value-type="float">
            <text:p>280.97</text:p>
          </table:table-cell>
          <table:table-cell office:value-type="float" office:value="1203.41" calcext:value-type="float">
            <text:p>1203.41</text:p>
          </table:table-cell>
          <table:table-cell office:value-type="float" office:value="1451.98" calcext:value-type="float">
            <text:p>1451.98</text:p>
          </table:table-cell>
        </table:table-row>
        <table:table-row table:style-name="ro1">
          <table:table-cell office:value-type="float" office:value="18126043" calcext:value-type="float">
            <text:p>18126043</text:p>
          </table:table-cell>
          <table:table-cell table:formula="of:=[.A1135]/1000/(60*60*24)" office:value-type="time" office:time-value="PT05H02M06.043S" calcext:value-type="time">
            <text:p>05:02:06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204.45" calcext:value-type="float">
            <text:p>1204.45</text:p>
          </table:table-cell>
          <table:table-cell office:value-type="float" office:value="1453.22" calcext:value-type="float">
            <text:p>1453.22</text:p>
          </table:table-cell>
        </table:table-row>
        <table:table-row table:style-name="ro1">
          <table:table-cell office:value-type="float" office:value="18142043" calcext:value-type="float">
            <text:p>18142043</text:p>
          </table:table-cell>
          <table:table-cell table:formula="of:=[.A1136]/1000/(60*60*24)" office:value-type="time" office:time-value="PT05H02M22.043S" calcext:value-type="time">
            <text:p>05:02:22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80.85" calcext:value-type="float">
            <text:p>280.85</text:p>
          </table:table-cell>
          <table:table-cell office:value-type="float" office:value="1205.5" calcext:value-type="float">
            <text:p>1205.5</text:p>
          </table:table-cell>
          <table:table-cell office:value-type="float" office:value="1454.47" calcext:value-type="float">
            <text:p>1454.47</text:p>
          </table:table-cell>
        </table:table-row>
        <table:table-row table:style-name="ro1">
          <table:table-cell office:value-type="float" office:value="18158043" calcext:value-type="float">
            <text:p>18158043</text:p>
          </table:table-cell>
          <table:table-cell table:formula="of:=[.A1137]/1000/(60*60*24)" office:value-type="time" office:time-value="PT05H02M38.043S" calcext:value-type="time">
            <text:p>05:02:38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206.55" calcext:value-type="float">
            <text:p>1206.55</text:p>
          </table:table-cell>
          <table:table-cell office:value-type="float" office:value="1455.71" calcext:value-type="float">
            <text:p>1455.71</text:p>
          </table:table-cell>
        </table:table-row>
        <table:table-row table:style-name="ro1">
          <table:table-cell office:value-type="float" office:value="18174043" calcext:value-type="float">
            <text:p>18174043</text:p>
          </table:table-cell>
          <table:table-cell table:formula="of:=[.A1138]/1000/(60*60*24)" office:value-type="time" office:time-value="PT05H02M54.043S" calcext:value-type="time">
            <text:p>05:02:54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207.59" calcext:value-type="float">
            <text:p>1207.59</text:p>
          </table:table-cell>
          <table:table-cell office:value-type="float" office:value="1456.96" calcext:value-type="float">
            <text:p>1456.96</text:p>
          </table:table-cell>
        </table:table-row>
        <table:table-row table:style-name="ro1">
          <table:table-cell office:value-type="float" office:value="18190043" calcext:value-type="float">
            <text:p>18190043</text:p>
          </table:table-cell>
          <table:table-cell table:formula="of:=[.A1139]/1000/(60*60*24)" office:value-type="time" office:time-value="PT05H03M10.043S" calcext:value-type="time">
            <text:p>05:03:1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208.64" calcext:value-type="float">
            <text:p>1208.64</text:p>
          </table:table-cell>
          <table:table-cell office:value-type="float" office:value="1458.2" calcext:value-type="float">
            <text:p>1458.2</text:p>
          </table:table-cell>
        </table:table-row>
        <table:table-row table:style-name="ro1">
          <table:table-cell office:value-type="float" office:value="18206043" calcext:value-type="float">
            <text:p>18206043</text:p>
          </table:table-cell>
          <table:table-cell table:formula="of:=[.A1140]/1000/(60*60*24)" office:value-type="time" office:time-value="PT05H03M26.043S" calcext:value-type="time">
            <text:p>05:03:26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209.69" calcext:value-type="float">
            <text:p>1209.69</text:p>
          </table:table-cell>
          <table:table-cell office:value-type="float" office:value="1459.44" calcext:value-type="float">
            <text:p>1459.44</text:p>
          </table:table-cell>
        </table:table-row>
        <table:table-row table:style-name="ro1">
          <table:table-cell office:value-type="float" office:value="18222043" calcext:value-type="float">
            <text:p>18222043</text:p>
          </table:table-cell>
          <table:table-cell table:formula="of:=[.A1141]/1000/(60*60*24)" office:value-type="time" office:time-value="PT05H03M42.043S" calcext:value-type="time">
            <text:p>05:03:42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210.74" calcext:value-type="float">
            <text:p>1210.74</text:p>
          </table:table-cell>
          <table:table-cell office:value-type="float" office:value="1460.69" calcext:value-type="float">
            <text:p>1460.69</text:p>
          </table:table-cell>
        </table:table-row>
        <table:table-row table:style-name="ro1">
          <table:table-cell office:value-type="float" office:value="18238043" calcext:value-type="float">
            <text:p>18238043</text:p>
          </table:table-cell>
          <table:table-cell table:formula="of:=[.A1142]/1000/(60*60*24)" office:value-type="time" office:time-value="PT05H03M58.043S" calcext:value-type="time">
            <text:p>05:03:58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211.78" calcext:value-type="float">
            <text:p>1211.78</text:p>
          </table:table-cell>
          <table:table-cell office:value-type="float" office:value="1461.93" calcext:value-type="float">
            <text:p>1461.93</text:p>
          </table:table-cell>
        </table:table-row>
        <table:table-row table:style-name="ro1">
          <table:table-cell office:value-type="float" office:value="18254043" calcext:value-type="float">
            <text:p>18254043</text:p>
          </table:table-cell>
          <table:table-cell table:formula="of:=[.A1143]/1000/(60*60*24)" office:value-type="time" office:time-value="PT05H04M14.043S" calcext:value-type="time">
            <text:p>05:04:14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212.83" calcext:value-type="float">
            <text:p>1212.83</text:p>
          </table:table-cell>
          <table:table-cell office:value-type="float" office:value="1463.18" calcext:value-type="float">
            <text:p>1463.18</text:p>
          </table:table-cell>
        </table:table-row>
        <table:table-row table:style-name="ro1">
          <table:table-cell office:value-type="float" office:value="18270043" calcext:value-type="float">
            <text:p>18270043</text:p>
          </table:table-cell>
          <table:table-cell table:formula="of:=[.A1144]/1000/(60*60*24)" office:value-type="time" office:time-value="PT05H04M30.043S" calcext:value-type="time">
            <text:p>05:04:30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213.88" calcext:value-type="float">
            <text:p>1213.88</text:p>
          </table:table-cell>
          <table:table-cell office:value-type="float" office:value="1464.42" calcext:value-type="float">
            <text:p>1464.42</text:p>
          </table:table-cell>
        </table:table-row>
        <table:table-row table:style-name="ro1">
          <table:table-cell office:value-type="float" office:value="18286043" calcext:value-type="float">
            <text:p>18286043</text:p>
          </table:table-cell>
          <table:table-cell table:formula="of:=[.A1145]/1000/(60*60*24)" office:value-type="time" office:time-value="PT05H04M46.043S" calcext:value-type="time">
            <text:p>05:04:46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214.92" calcext:value-type="float">
            <text:p>1214.92</text:p>
          </table:table-cell>
          <table:table-cell office:value-type="float" office:value="1465.66" calcext:value-type="float">
            <text:p>1465.66</text:p>
          </table:table-cell>
        </table:table-row>
        <table:table-row table:style-name="ro1">
          <table:table-cell office:value-type="float" office:value="18302043" calcext:value-type="float">
            <text:p>18302043</text:p>
          </table:table-cell>
          <table:table-cell table:formula="of:=[.A1146]/1000/(60*60*24)" office:value-type="time" office:time-value="PT05H05M02.043S" calcext:value-type="time">
            <text:p>05:05:02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215.97" calcext:value-type="float">
            <text:p>1215.97</text:p>
          </table:table-cell>
          <table:table-cell office:value-type="float" office:value="1466.91" calcext:value-type="float">
            <text:p>1466.91</text:p>
          </table:table-cell>
        </table:table-row>
        <table:table-row table:style-name="ro1">
          <table:table-cell office:value-type="float" office:value="18318043" calcext:value-type="float">
            <text:p>18318043</text:p>
          </table:table-cell>
          <table:table-cell table:formula="of:=[.A1147]/1000/(60*60*24)" office:value-type="time" office:time-value="PT05H05M18.043S" calcext:value-type="time">
            <text:p>05:05:18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217.02" calcext:value-type="float">
            <text:p>1217.02</text:p>
          </table:table-cell>
          <table:table-cell office:value-type="float" office:value="1468.15" calcext:value-type="float">
            <text:p>1468.15</text:p>
          </table:table-cell>
        </table:table-row>
        <table:table-row table:style-name="ro1">
          <table:table-cell office:value-type="float" office:value="18334043" calcext:value-type="float">
            <text:p>18334043</text:p>
          </table:table-cell>
          <table:table-cell table:formula="of:=[.A1148]/1000/(60*60*24)" office:value-type="time" office:time-value="PT05H05M34.043S" calcext:value-type="time">
            <text:p>05:05:34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218.07" calcext:value-type="float">
            <text:p>1218.07</text:p>
          </table:table-cell>
          <table:table-cell office:value-type="float" office:value="1469.4" calcext:value-type="float">
            <text:p>1469.4</text:p>
          </table:table-cell>
        </table:table-row>
        <table:table-row table:style-name="ro1">
          <table:table-cell office:value-type="float" office:value="18350043" calcext:value-type="float">
            <text:p>18350043</text:p>
          </table:table-cell>
          <table:table-cell table:formula="of:=[.A1149]/1000/(60*60*24)" office:value-type="time" office:time-value="PT05H05M50.043S" calcext:value-type="time">
            <text:p>05:05:50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219.11" calcext:value-type="float">
            <text:p>1219.11</text:p>
          </table:table-cell>
          <table:table-cell office:value-type="float" office:value="1470.64" calcext:value-type="float">
            <text:p>1470.64</text:p>
          </table:table-cell>
        </table:table-row>
        <table:table-row table:style-name="ro1">
          <table:table-cell office:value-type="float" office:value="18366043" calcext:value-type="float">
            <text:p>18366043</text:p>
          </table:table-cell>
          <table:table-cell table:formula="of:=[.A1150]/1000/(60*60*24)" office:value-type="time" office:time-value="PT05H06M06.043S" calcext:value-type="time">
            <text:p>05:06:06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220.16" calcext:value-type="float">
            <text:p>1220.16</text:p>
          </table:table-cell>
          <table:table-cell office:value-type="float" office:value="1471.88" calcext:value-type="float">
            <text:p>1471.88</text:p>
          </table:table-cell>
        </table:table-row>
        <table:table-row table:style-name="ro1">
          <table:table-cell office:value-type="float" office:value="18382043" calcext:value-type="float">
            <text:p>18382043</text:p>
          </table:table-cell>
          <table:table-cell table:formula="of:=[.A1151]/1000/(60*60*24)" office:value-type="time" office:time-value="PT05H06M22.043S" calcext:value-type="time">
            <text:p>05:06:22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221.21" calcext:value-type="float">
            <text:p>1221.21</text:p>
          </table:table-cell>
          <table:table-cell office:value-type="float" office:value="1473.13" calcext:value-type="float">
            <text:p>1473.13</text:p>
          </table:table-cell>
        </table:table-row>
        <table:table-row table:style-name="ro1">
          <table:table-cell office:value-type="float" office:value="18398043" calcext:value-type="float">
            <text:p>18398043</text:p>
          </table:table-cell>
          <table:table-cell table:formula="of:=[.A1152]/1000/(60*60*24)" office:value-type="time" office:time-value="PT05H06M38.043S" calcext:value-type="time">
            <text:p>05:06:38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222.25" calcext:value-type="float">
            <text:p>1222.25</text:p>
          </table:table-cell>
          <table:table-cell office:value-type="float" office:value="1474.37" calcext:value-type="float">
            <text:p>1474.37</text:p>
          </table:table-cell>
        </table:table-row>
        <table:table-row table:style-name="ro1">
          <table:table-cell office:value-type="float" office:value="18414043" calcext:value-type="float">
            <text:p>18414043</text:p>
          </table:table-cell>
          <table:table-cell table:formula="of:=[.A1153]/1000/(60*60*24)" office:value-type="time" office:time-value="PT05H06M54.043S" calcext:value-type="time">
            <text:p>05:06:54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223.3" calcext:value-type="float">
            <text:p>1223.3</text:p>
          </table:table-cell>
          <table:table-cell office:value-type="float" office:value="1475.61" calcext:value-type="float">
            <text:p>1475.61</text:p>
          </table:table-cell>
        </table:table-row>
        <table:table-row table:style-name="ro1">
          <table:table-cell office:value-type="float" office:value="18430043" calcext:value-type="float">
            <text:p>18430043</text:p>
          </table:table-cell>
          <table:table-cell table:formula="of:=[.A1154]/1000/(60*60*24)" office:value-type="time" office:time-value="PT05H07M10.043S" calcext:value-type="time">
            <text:p>05:07:10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224.35" calcext:value-type="float">
            <text:p>1224.35</text:p>
          </table:table-cell>
          <table:table-cell office:value-type="float" office:value="1476.86" calcext:value-type="float">
            <text:p>1476.86</text:p>
          </table:table-cell>
        </table:table-row>
        <table:table-row table:style-name="ro1">
          <table:table-cell office:value-type="float" office:value="18446043" calcext:value-type="float">
            <text:p>18446043</text:p>
          </table:table-cell>
          <table:table-cell table:formula="of:=[.A1155]/1000/(60*60*24)" office:value-type="time" office:time-value="PT05H07M26.043S" calcext:value-type="time">
            <text:p>05:07:26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225.39" calcext:value-type="float">
            <text:p>1225.39</text:p>
          </table:table-cell>
          <table:table-cell office:value-type="float" office:value="1478.1" calcext:value-type="float">
            <text:p>1478.1</text:p>
          </table:table-cell>
        </table:table-row>
        <table:table-row table:style-name="ro1">
          <table:table-cell office:value-type="float" office:value="18462043" calcext:value-type="float">
            <text:p>18462043</text:p>
          </table:table-cell>
          <table:table-cell table:formula="of:=[.A1156]/1000/(60*60*24)" office:value-type="time" office:time-value="PT05H07M42.043S" calcext:value-type="time">
            <text:p>05:07:42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226.44" calcext:value-type="float">
            <text:p>1226.44</text:p>
          </table:table-cell>
          <table:table-cell office:value-type="float" office:value="1479.34" calcext:value-type="float">
            <text:p>1479.34</text:p>
          </table:table-cell>
        </table:table-row>
        <table:table-row table:style-name="ro1">
          <table:table-cell office:value-type="float" office:value="18478043" calcext:value-type="float">
            <text:p>18478043</text:p>
          </table:table-cell>
          <table:table-cell table:formula="of:=[.A1157]/1000/(60*60*24)" office:value-type="time" office:time-value="PT05H07M58.043S" calcext:value-type="time">
            <text:p>05:07:58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227.49" calcext:value-type="float">
            <text:p>1227.49</text:p>
          </table:table-cell>
          <table:table-cell office:value-type="float" office:value="1480.58" calcext:value-type="float">
            <text:p>1480.58</text:p>
          </table:table-cell>
        </table:table-row>
        <table:table-row table:style-name="ro1">
          <table:table-cell office:value-type="float" office:value="18494043" calcext:value-type="float">
            <text:p>18494043</text:p>
          </table:table-cell>
          <table:table-cell table:formula="of:=[.A1158]/1000/(60*60*24)" office:value-type="time" office:time-value="PT05H08M14.043S" calcext:value-type="time">
            <text:p>05:08:14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228.53" calcext:value-type="float">
            <text:p>1228.53</text:p>
          </table:table-cell>
          <table:table-cell office:value-type="float" office:value="1481.82" calcext:value-type="float">
            <text:p>1481.82</text:p>
          </table:table-cell>
        </table:table-row>
        <table:table-row table:style-name="ro1">
          <table:table-cell office:value-type="float" office:value="18510043" calcext:value-type="float">
            <text:p>18510043</text:p>
          </table:table-cell>
          <table:table-cell table:formula="of:=[.A1159]/1000/(60*60*24)" office:value-type="time" office:time-value="PT05H08M30.043S" calcext:value-type="time">
            <text:p>05:08:30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229.58" calcext:value-type="float">
            <text:p>1229.58</text:p>
          </table:table-cell>
          <table:table-cell office:value-type="float" office:value="1483.07" calcext:value-type="float">
            <text:p>1483.07</text:p>
          </table:table-cell>
        </table:table-row>
        <table:table-row table:style-name="ro1">
          <table:table-cell office:value-type="float" office:value="18526043" calcext:value-type="float">
            <text:p>18526043</text:p>
          </table:table-cell>
          <table:table-cell table:formula="of:=[.A1160]/1000/(60*60*24)" office:value-type="time" office:time-value="PT05H08M46.043S" calcext:value-type="time">
            <text:p>05:08:46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230.63" calcext:value-type="float">
            <text:p>1230.63</text:p>
          </table:table-cell>
          <table:table-cell office:value-type="float" office:value="1484.31" calcext:value-type="float">
            <text:p>1484.31</text:p>
          </table:table-cell>
        </table:table-row>
        <table:table-row table:style-name="ro1">
          <table:table-cell office:value-type="float" office:value="18542043" calcext:value-type="float">
            <text:p>18542043</text:p>
          </table:table-cell>
          <table:table-cell table:formula="of:=[.A1161]/1000/(60*60*24)" office:value-type="time" office:time-value="PT05H09M02.043S" calcext:value-type="time">
            <text:p>05:09:02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231.67" calcext:value-type="float">
            <text:p>1231.67</text:p>
          </table:table-cell>
          <table:table-cell office:value-type="float" office:value="1485.55" calcext:value-type="float">
            <text:p>1485.55</text:p>
          </table:table-cell>
        </table:table-row>
        <table:table-row table:style-name="ro1">
          <table:table-cell office:value-type="float" office:value="18558043" calcext:value-type="float">
            <text:p>18558043</text:p>
          </table:table-cell>
          <table:table-cell table:formula="of:=[.A1162]/1000/(60*60*24)" office:value-type="time" office:time-value="PT05H09M18.043S" calcext:value-type="time">
            <text:p>05:09:18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232.72" calcext:value-type="float">
            <text:p>1232.72</text:p>
          </table:table-cell>
          <table:table-cell office:value-type="float" office:value="1486.79" calcext:value-type="float">
            <text:p>1486.79</text:p>
          </table:table-cell>
        </table:table-row>
        <table:table-row table:style-name="ro1">
          <table:table-cell office:value-type="float" office:value="18574043" calcext:value-type="float">
            <text:p>18574043</text:p>
          </table:table-cell>
          <table:table-cell table:formula="of:=[.A1163]/1000/(60*60*24)" office:value-type="time" office:time-value="PT05H09M34.043S" calcext:value-type="time">
            <text:p>05:09:34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233.77" calcext:value-type="float">
            <text:p>1233.77</text:p>
          </table:table-cell>
          <table:table-cell office:value-type="float" office:value="1488.04" calcext:value-type="float">
            <text:p>1488.04</text:p>
          </table:table-cell>
        </table:table-row>
        <table:table-row table:style-name="ro1">
          <table:table-cell office:value-type="float" office:value="18590043" calcext:value-type="float">
            <text:p>18590043</text:p>
          </table:table-cell>
          <table:table-cell table:formula="of:=[.A1164]/1000/(60*60*24)" office:value-type="time" office:time-value="PT05H09M50.043S" calcext:value-type="time">
            <text:p>05:09:50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234.81" calcext:value-type="float">
            <text:p>1234.81</text:p>
          </table:table-cell>
          <table:table-cell office:value-type="float" office:value="1489.28" calcext:value-type="float">
            <text:p>1489.28</text:p>
          </table:table-cell>
        </table:table-row>
        <table:table-row table:style-name="ro1">
          <table:table-cell office:value-type="float" office:value="18606043" calcext:value-type="float">
            <text:p>18606043</text:p>
          </table:table-cell>
          <table:table-cell table:formula="of:=[.A1165]/1000/(60*60*24)" office:value-type="time" office:time-value="PT05H10M06.043S" calcext:value-type="time">
            <text:p>05:10:06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235.86" calcext:value-type="float">
            <text:p>1235.86</text:p>
          </table:table-cell>
          <table:table-cell office:value-type="float" office:value="1490.52" calcext:value-type="float">
            <text:p>1490.52</text:p>
          </table:table-cell>
        </table:table-row>
        <table:table-row table:style-name="ro1">
          <table:table-cell office:value-type="float" office:value="18622043" calcext:value-type="float">
            <text:p>18622043</text:p>
          </table:table-cell>
          <table:table-cell table:formula="of:=[.A1166]/1000/(60*60*24)" office:value-type="time" office:time-value="PT05H10M22.043S" calcext:value-type="time">
            <text:p>05:10:22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236.91" calcext:value-type="float">
            <text:p>1236.91</text:p>
          </table:table-cell>
          <table:table-cell office:value-type="float" office:value="1491.76" calcext:value-type="float">
            <text:p>1491.76</text:p>
          </table:table-cell>
        </table:table-row>
        <table:table-row table:style-name="ro1">
          <table:table-cell office:value-type="float" office:value="18638043" calcext:value-type="float">
            <text:p>18638043</text:p>
          </table:table-cell>
          <table:table-cell table:formula="of:=[.A1167]/1000/(60*60*24)" office:value-type="time" office:time-value="PT05H10M38.043S" calcext:value-type="time">
            <text:p>05:10:38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237.95" calcext:value-type="float">
            <text:p>1237.95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18654043" calcext:value-type="float">
            <text:p>18654043</text:p>
          </table:table-cell>
          <table:table-cell table:formula="of:=[.A1168]/1000/(60*60*24)" office:value-type="time" office:time-value="PT05H10M54.043S" calcext:value-type="time">
            <text:p>05:10:54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239" calcext:value-type="float">
            <text:p>1239</text:p>
          </table:table-cell>
          <table:table-cell office:value-type="float" office:value="1494.24" calcext:value-type="float">
            <text:p>1494.24</text:p>
          </table:table-cell>
        </table:table-row>
        <table:table-row table:style-name="ro1">
          <table:table-cell office:value-type="float" office:value="18670043" calcext:value-type="float">
            <text:p>18670043</text:p>
          </table:table-cell>
          <table:table-cell table:formula="of:=[.A1169]/1000/(60*60*24)" office:value-type="time" office:time-value="PT05H11M10.043S" calcext:value-type="time">
            <text:p>05:11:10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240.05" calcext:value-type="float">
            <text:p>1240.05</text:p>
          </table:table-cell>
          <table:table-cell office:value-type="float" office:value="1495.49" calcext:value-type="float">
            <text:p>1495.49</text:p>
          </table:table-cell>
        </table:table-row>
        <table:table-row table:style-name="ro1">
          <table:table-cell office:value-type="float" office:value="18686043" calcext:value-type="float">
            <text:p>18686043</text:p>
          </table:table-cell>
          <table:table-cell table:formula="of:=[.A1170]/1000/(60*60*24)" office:value-type="time" office:time-value="PT05H11M26.043S" calcext:value-type="time">
            <text:p>05:11:26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4" calcext:value-type="float">
            <text:p>279.54</text:p>
          </table:table-cell>
          <table:table-cell office:value-type="float" office:value="1241.09" calcext:value-type="float">
            <text:p>1241.09</text:p>
          </table:table-cell>
          <table:table-cell office:value-type="float" office:value="1496.73" calcext:value-type="float">
            <text:p>1496.73</text:p>
          </table:table-cell>
        </table:table-row>
        <table:table-row table:style-name="ro1">
          <table:table-cell office:value-type="float" office:value="18702043" calcext:value-type="float">
            <text:p>18702043</text:p>
          </table:table-cell>
          <table:table-cell table:formula="of:=[.A1171]/1000/(60*60*24)" office:value-type="time" office:time-value="PT05H11M42.043S" calcext:value-type="time">
            <text:p>05:11:42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242.14" calcext:value-type="float">
            <text:p>1242.14</text:p>
          </table:table-cell>
          <table:table-cell office:value-type="float" office:value="1497.97" calcext:value-type="float">
            <text:p>1497.97</text:p>
          </table:table-cell>
        </table:table-row>
        <table:table-row table:style-name="ro1">
          <table:table-cell office:value-type="float" office:value="18718043" calcext:value-type="float">
            <text:p>18718043</text:p>
          </table:table-cell>
          <table:table-cell table:formula="of:=[.A1172]/1000/(60*60*24)" office:value-type="time" office:time-value="PT05H11M58.043S" calcext:value-type="time">
            <text:p>05:11:58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243.18" calcext:value-type="float">
            <text:p>1243.18</text:p>
          </table:table-cell>
          <table:table-cell office:value-type="float" office:value="1499.21" calcext:value-type="float">
            <text:p>1499.21</text:p>
          </table:table-cell>
        </table:table-row>
        <table:table-row table:style-name="ro1">
          <table:table-cell office:value-type="float" office:value="18734043" calcext:value-type="float">
            <text:p>18734043</text:p>
          </table:table-cell>
          <table:table-cell table:formula="of:=[.A1173]/1000/(60*60*24)" office:value-type="time" office:time-value="PT05H12M14.043S" calcext:value-type="time">
            <text:p>05:12:14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244.23" calcext:value-type="float">
            <text:p>1244.23</text:p>
          </table:table-cell>
          <table:table-cell office:value-type="float" office:value="1500.45" calcext:value-type="float">
            <text:p>1500.45</text:p>
          </table:table-cell>
        </table:table-row>
        <table:table-row table:style-name="ro1">
          <table:table-cell office:value-type="float" office:value="18750043" calcext:value-type="float">
            <text:p>18750043</text:p>
          </table:table-cell>
          <table:table-cell table:formula="of:=[.A1174]/1000/(60*60*24)" office:value-type="time" office:time-value="PT05H12M30.043S" calcext:value-type="time">
            <text:p>05:12:30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245.27" calcext:value-type="float">
            <text:p>1245.27</text:p>
          </table:table-cell>
          <table:table-cell office:value-type="float" office:value="1501.69" calcext:value-type="float">
            <text:p>1501.69</text:p>
          </table:table-cell>
        </table:table-row>
        <table:table-row table:style-name="ro1">
          <table:table-cell office:value-type="float" office:value="18766043" calcext:value-type="float">
            <text:p>18766043</text:p>
          </table:table-cell>
          <table:table-cell table:formula="of:=[.A1175]/1000/(60*60*24)" office:value-type="time" office:time-value="PT05H12M46.043S" calcext:value-type="time">
            <text:p>05:12:46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246.32" calcext:value-type="float">
            <text:p>1246.32</text:p>
          </table:table-cell>
          <table:table-cell office:value-type="float" office:value="1502.93" calcext:value-type="float">
            <text:p>1502.93</text:p>
          </table:table-cell>
        </table:table-row>
        <table:table-row table:style-name="ro1">
          <table:table-cell office:value-type="float" office:value="18782043" calcext:value-type="float">
            <text:p>18782043</text:p>
          </table:table-cell>
          <table:table-cell table:formula="of:=[.A1176]/1000/(60*60*24)" office:value-type="time" office:time-value="PT05H13M02.043S" calcext:value-type="time">
            <text:p>05:13:02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247.36" calcext:value-type="float">
            <text:p>1247.36</text:p>
          </table:table-cell>
          <table:table-cell office:value-type="float" office:value="1504.18" calcext:value-type="float">
            <text:p>1504.18</text:p>
          </table:table-cell>
        </table:table-row>
        <table:table-row table:style-name="ro1">
          <table:table-cell office:value-type="float" office:value="18798043" calcext:value-type="float">
            <text:p>18798043</text:p>
          </table:table-cell>
          <table:table-cell table:formula="of:=[.A1177]/1000/(60*60*24)" office:value-type="time" office:time-value="PT05H13M18.043S" calcext:value-type="time">
            <text:p>05:13:18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248.41" calcext:value-type="float">
            <text:p>1248.41</text:p>
          </table:table-cell>
          <table:table-cell office:value-type="float" office:value="1505.42" calcext:value-type="float">
            <text:p>1505.42</text:p>
          </table:table-cell>
        </table:table-row>
        <table:table-row table:style-name="ro1">
          <table:table-cell office:value-type="float" office:value="18814043" calcext:value-type="float">
            <text:p>18814043</text:p>
          </table:table-cell>
          <table:table-cell table:formula="of:=[.A1178]/1000/(60*60*24)" office:value-type="time" office:time-value="PT05H13M34.043S" calcext:value-type="time">
            <text:p>05:13:34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2" calcext:value-type="float">
            <text:p>279.42</text:p>
          </table:table-cell>
          <table:table-cell office:value-type="float" office:value="1249.45" calcext:value-type="float">
            <text:p>1249.45</text:p>
          </table:table-cell>
          <table:table-cell office:value-type="float" office:value="1506.66" calcext:value-type="float">
            <text:p>1506.66</text:p>
          </table:table-cell>
        </table:table-row>
        <table:table-row table:style-name="ro1">
          <table:table-cell office:value-type="float" office:value="18830043" calcext:value-type="float">
            <text:p>18830043</text:p>
          </table:table-cell>
          <table:table-cell table:formula="of:=[.A1179]/1000/(60*60*24)" office:value-type="time" office:time-value="PT05H13M50.043S" calcext:value-type="time">
            <text:p>05:13:50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250.5" calcext:value-type="float">
            <text:p>1250.5</text:p>
          </table:table-cell>
          <table:table-cell office:value-type="float" office:value="1507.9" calcext:value-type="float">
            <text:p>1507.9</text:p>
          </table:table-cell>
        </table:table-row>
        <table:table-row table:style-name="ro1">
          <table:table-cell office:value-type="float" office:value="18846043" calcext:value-type="float">
            <text:p>18846043</text:p>
          </table:table-cell>
          <table:table-cell table:formula="of:=[.A1180]/1000/(60*60*24)" office:value-type="time" office:time-value="PT05H14M06.043S" calcext:value-type="time">
            <text:p>05:14:06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251.54" calcext:value-type="float">
            <text:p>1251.54</text:p>
          </table:table-cell>
          <table:table-cell office:value-type="float" office:value="1509.14" calcext:value-type="float">
            <text:p>1509.14</text:p>
          </table:table-cell>
        </table:table-row>
        <table:table-row table:style-name="ro1">
          <table:table-cell office:value-type="float" office:value="18862043" calcext:value-type="float">
            <text:p>18862043</text:p>
          </table:table-cell>
          <table:table-cell table:formula="of:=[.A1181]/1000/(60*60*24)" office:value-type="time" office:time-value="PT05H14M22.043S" calcext:value-type="time">
            <text:p>05:14:22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252.59" calcext:value-type="float">
            <text:p>1252.59</text:p>
          </table:table-cell>
          <table:table-cell office:value-type="float" office:value="1510.37" calcext:value-type="float">
            <text:p>1510.37</text:p>
          </table:table-cell>
        </table:table-row>
        <table:table-row table:style-name="ro1">
          <table:table-cell office:value-type="float" office:value="18878043" calcext:value-type="float">
            <text:p>18878043</text:p>
          </table:table-cell>
          <table:table-cell table:formula="of:=[.A1182]/1000/(60*60*24)" office:value-type="time" office:time-value="PT05H14M38.043S" calcext:value-type="time">
            <text:p>05:14:38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253.63" calcext:value-type="float">
            <text:p>1253.63</text:p>
          </table:table-cell>
          <table:table-cell office:value-type="float" office:value="1511.61" calcext:value-type="float">
            <text:p>1511.61</text:p>
          </table:table-cell>
        </table:table-row>
        <table:table-row table:style-name="ro1">
          <table:table-cell office:value-type="float" office:value="18894043" calcext:value-type="float">
            <text:p>18894043</text:p>
          </table:table-cell>
          <table:table-cell table:formula="of:=[.A1183]/1000/(60*60*24)" office:value-type="time" office:time-value="PT05H14M54.043S" calcext:value-type="time">
            <text:p>05:14:54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9" calcext:value-type="float">
            <text:p>279.19</text:p>
          </table:table-cell>
          <table:table-cell office:value-type="float" office:value="1254.68" calcext:value-type="float">
            <text:p>1254.68</text:p>
          </table:table-cell>
          <table:table-cell office:value-type="float" office:value="1512.85" calcext:value-type="float">
            <text:p>1512.85</text:p>
          </table:table-cell>
        </table:table-row>
        <table:table-row table:style-name="ro1">
          <table:table-cell office:value-type="float" office:value="18910043" calcext:value-type="float">
            <text:p>18910043</text:p>
          </table:table-cell>
          <table:table-cell table:formula="of:=[.A1184]/1000/(60*60*24)" office:value-type="time" office:time-value="PT05H15M10.043S" calcext:value-type="time">
            <text:p>05:15:10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255.72" calcext:value-type="float">
            <text:p>1255.72</text:p>
          </table:table-cell>
          <table:table-cell office:value-type="float" office:value="1514.09" calcext:value-type="float">
            <text:p>1514.09</text:p>
          </table:table-cell>
        </table:table-row>
        <table:table-row table:style-name="ro1">
          <table:table-cell office:value-type="float" office:value="18926043" calcext:value-type="float">
            <text:p>18926043</text:p>
          </table:table-cell>
          <table:table-cell table:formula="of:=[.A1185]/1000/(60*60*24)" office:value-type="time" office:time-value="PT05H15M26.043S" calcext:value-type="time">
            <text:p>05:15:26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9" calcext:value-type="float">
            <text:p>279.19</text:p>
          </table:table-cell>
          <table:table-cell office:value-type="float" office:value="1256.77" calcext:value-type="float">
            <text:p>1256.77</text:p>
          </table:table-cell>
          <table:table-cell office:value-type="float" office:value="1515.33" calcext:value-type="float">
            <text:p>1515.33</text:p>
          </table:table-cell>
        </table:table-row>
        <table:table-row table:style-name="ro1">
          <table:table-cell office:value-type="float" office:value="18942043" calcext:value-type="float">
            <text:p>18942043</text:p>
          </table:table-cell>
          <table:table-cell table:formula="of:=[.A1186]/1000/(60*60*24)" office:value-type="time" office:time-value="PT05H15M42.043S" calcext:value-type="time">
            <text:p>05:15:42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5" calcext:value-type="float">
            <text:p>278.25</text:p>
          </table:table-cell>
          <table:table-cell office:value-type="float" office:value="1257.81" calcext:value-type="float">
            <text:p>1257.81</text:p>
          </table:table-cell>
          <table:table-cell office:value-type="float" office:value="1516.57" calcext:value-type="float">
            <text:p>1516.57</text:p>
          </table:table-cell>
        </table:table-row>
        <table:table-row table:style-name="ro1">
          <table:table-cell office:value-type="float" office:value="18958043" calcext:value-type="float">
            <text:p>18958043</text:p>
          </table:table-cell>
          <table:table-cell table:formula="of:=[.A1187]/1000/(60*60*24)" office:value-type="time" office:time-value="PT05H15M58.043S" calcext:value-type="time">
            <text:p>05:15:58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258.86" calcext:value-type="float">
            <text:p>1258.86</text:p>
          </table:table-cell>
          <table:table-cell office:value-type="float" office:value="1517.81" calcext:value-type="float">
            <text:p>1517.81</text:p>
          </table:table-cell>
        </table:table-row>
        <table:table-row table:style-name="ro1">
          <table:table-cell office:value-type="float" office:value="18974043" calcext:value-type="float">
            <text:p>18974043</text:p>
          </table:table-cell>
          <table:table-cell table:formula="of:=[.A1188]/1000/(60*60*24)" office:value-type="time" office:time-value="PT05H16M14.043S" calcext:value-type="time">
            <text:p>05:16:14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259.9" calcext:value-type="float">
            <text:p>1259.9</text:p>
          </table:table-cell>
          <table:table-cell office:value-type="float" office:value="1519.05" calcext:value-type="float">
            <text:p>1519.05</text:p>
          </table:table-cell>
        </table:table-row>
        <table:table-row table:style-name="ro1">
          <table:table-cell office:value-type="float" office:value="18990043" calcext:value-type="float">
            <text:p>18990043</text:p>
          </table:table-cell>
          <table:table-cell table:formula="of:=[.A1189]/1000/(60*60*24)" office:value-type="time" office:time-value="PT05H16M30.043S" calcext:value-type="time">
            <text:p>05:16:30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260.95" calcext:value-type="float">
            <text:p>1260.95</text:p>
          </table:table-cell>
          <table:table-cell office:value-type="float" office:value="1520.29" calcext:value-type="float">
            <text:p>1520.29</text:p>
          </table:table-cell>
        </table:table-row>
        <table:table-row table:style-name="ro1">
          <table:table-cell office:value-type="float" office:value="19006043" calcext:value-type="float">
            <text:p>19006043</text:p>
          </table:table-cell>
          <table:table-cell table:formula="of:=[.A1190]/1000/(60*60*24)" office:value-type="time" office:time-value="PT05H16M46.043S" calcext:value-type="time">
            <text:p>05:16:46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261.99" calcext:value-type="float">
            <text:p>1261.99</text:p>
          </table:table-cell>
          <table:table-cell office:value-type="float" office:value="1521.52" calcext:value-type="float">
            <text:p>1521.52</text:p>
          </table:table-cell>
        </table:table-row>
        <table:table-row table:style-name="ro1">
          <table:table-cell office:value-type="float" office:value="19022043" calcext:value-type="float">
            <text:p>19022043</text:p>
          </table:table-cell>
          <table:table-cell table:formula="of:=[.A1191]/1000/(60*60*24)" office:value-type="time" office:time-value="PT05H17M02.043S" calcext:value-type="time">
            <text:p>05:17:02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263.04" calcext:value-type="float">
            <text:p>1263.04</text:p>
          </table:table-cell>
          <table:table-cell office:value-type="float" office:value="1522.76" calcext:value-type="float">
            <text:p>1522.76</text:p>
          </table:table-cell>
        </table:table-row>
        <table:table-row table:style-name="ro1">
          <table:table-cell office:value-type="float" office:value="19038043" calcext:value-type="float">
            <text:p>19038043</text:p>
          </table:table-cell>
          <table:table-cell table:formula="of:=[.A1192]/1000/(60*60*24)" office:value-type="time" office:time-value="PT05H17M18.043S" calcext:value-type="time">
            <text:p>05:17:18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264.08" calcext:value-type="float">
            <text:p>1264.08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19054043" calcext:value-type="float">
            <text:p>19054043</text:p>
          </table:table-cell>
          <table:table-cell table:formula="of:=[.A1193]/1000/(60*60*24)" office:value-type="time" office:time-value="PT05H17M34.043S" calcext:value-type="time">
            <text:p>05:17:34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265.13" calcext:value-type="float">
            <text:p>1265.13</text:p>
          </table:table-cell>
          <table:table-cell office:value-type="float" office:value="1525.24" calcext:value-type="float">
            <text:p>1525.24</text:p>
          </table:table-cell>
        </table:table-row>
        <table:table-row table:style-name="ro1">
          <table:table-cell office:value-type="float" office:value="19070043" calcext:value-type="float">
            <text:p>19070043</text:p>
          </table:table-cell>
          <table:table-cell table:formula="of:=[.A1194]/1000/(60*60*24)" office:value-type="time" office:time-value="PT05H17M50.043S" calcext:value-type="time">
            <text:p>05:17:50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266.17" calcext:value-type="float">
            <text:p>1266.17</text:p>
          </table:table-cell>
          <table:table-cell office:value-type="float" office:value="1526.48" calcext:value-type="float">
            <text:p>1526.48</text:p>
          </table:table-cell>
        </table:table-row>
        <table:table-row table:style-name="ro1">
          <table:table-cell office:value-type="float" office:value="19086043" calcext:value-type="float">
            <text:p>19086043</text:p>
          </table:table-cell>
          <table:table-cell table:formula="of:=[.A1195]/1000/(60*60*24)" office:value-type="time" office:time-value="PT05H18M06.043S" calcext:value-type="time">
            <text:p>05:18:06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267.22" calcext:value-type="float">
            <text:p>1267.22</text:p>
          </table:table-cell>
          <table:table-cell office:value-type="float" office:value="1527.72" calcext:value-type="float">
            <text:p>1527.72</text:p>
          </table:table-cell>
        </table:table-row>
        <table:table-row table:style-name="ro1">
          <table:table-cell office:value-type="float" office:value="19102043" calcext:value-type="float">
            <text:p>19102043</text:p>
          </table:table-cell>
          <table:table-cell table:formula="of:=[.A1196]/1000/(60*60*24)" office:value-type="time" office:time-value="PT05H18M22.043S" calcext:value-type="time">
            <text:p>05:18:22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268.26" calcext:value-type="float">
            <text:p>1268.26</text:p>
          </table:table-cell>
          <table:table-cell office:value-type="float" office:value="1528.95" calcext:value-type="float">
            <text:p>1528.95</text:p>
          </table:table-cell>
        </table:table-row>
        <table:table-row table:style-name="ro1">
          <table:table-cell office:value-type="float" office:value="19118041" calcext:value-type="float">
            <text:p>19118041</text:p>
          </table:table-cell>
          <table:table-cell table:formula="of:=[.A1197]/1000/(60*60*24)" office:value-type="time" office:time-value="PT05H18M38.041S" calcext:value-type="time">
            <text:p>05:18:38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269.31" calcext:value-type="float">
            <text:p>1269.31</text:p>
          </table:table-cell>
          <table:table-cell office:value-type="float" office:value="1530.19" calcext:value-type="float">
            <text:p>1530.19</text:p>
          </table:table-cell>
        </table:table-row>
        <table:table-row table:style-name="ro1">
          <table:table-cell office:value-type="float" office:value="19134043" calcext:value-type="float">
            <text:p>19134043</text:p>
          </table:table-cell>
          <table:table-cell table:formula="of:=[.A1198]/1000/(60*60*24)" office:value-type="time" office:time-value="PT05H18M54.043S" calcext:value-type="time">
            <text:p>05:18:54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270.35" calcext:value-type="float">
            <text:p>1270.35</text:p>
          </table:table-cell>
          <table:table-cell office:value-type="float" office:value="1531.43" calcext:value-type="float">
            <text:p>1531.43</text:p>
          </table:table-cell>
        </table:table-row>
        <table:table-row table:style-name="ro1">
          <table:table-cell office:value-type="float" office:value="19150043" calcext:value-type="float">
            <text:p>19150043</text:p>
          </table:table-cell>
          <table:table-cell table:formula="of:=[.A1199]/1000/(60*60*24)" office:value-type="time" office:time-value="PT05H19M10.043S" calcext:value-type="time">
            <text:p>05:19:10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271.4" calcext:value-type="float">
            <text:p>1271.4</text:p>
          </table:table-cell>
          <table:table-cell office:value-type="float" office:value="1532.67" calcext:value-type="float">
            <text:p>1532.67</text:p>
          </table:table-cell>
        </table:table-row>
        <table:table-row table:style-name="ro1">
          <table:table-cell office:value-type="float" office:value="19166043" calcext:value-type="float">
            <text:p>19166043</text:p>
          </table:table-cell>
          <table:table-cell table:formula="of:=[.A1200]/1000/(60*60*24)" office:value-type="time" office:time-value="PT05H19M26.043S" calcext:value-type="time">
            <text:p>05:19:26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272.44" calcext:value-type="float">
            <text:p>1272.44</text:p>
          </table:table-cell>
          <table:table-cell office:value-type="float" office:value="1533.91" calcext:value-type="float">
            <text:p>1533.91</text:p>
          </table:table-cell>
        </table:table-row>
        <table:table-row table:style-name="ro1">
          <table:table-cell office:value-type="float" office:value="19182043" calcext:value-type="float">
            <text:p>19182043</text:p>
          </table:table-cell>
          <table:table-cell table:formula="of:=[.A1201]/1000/(60*60*24)" office:value-type="time" office:time-value="PT05H19M42.043S" calcext:value-type="time">
            <text:p>05:19:42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273.49" calcext:value-type="float">
            <text:p>1273.49</text:p>
          </table:table-cell>
          <table:table-cell office:value-type="float" office:value="1535.14" calcext:value-type="float">
            <text:p>1535.14</text:p>
          </table:table-cell>
        </table:table-row>
        <table:table-row table:style-name="ro1">
          <table:table-cell office:value-type="float" office:value="19198043" calcext:value-type="float">
            <text:p>19198043</text:p>
          </table:table-cell>
          <table:table-cell table:formula="of:=[.A1202]/1000/(60*60*24)" office:value-type="time" office:time-value="PT05H19M58.043S" calcext:value-type="time">
            <text:p>05:19:58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274.53" calcext:value-type="float">
            <text:p>1274.53</text:p>
          </table:table-cell>
          <table:table-cell office:value-type="float" office:value="1536.38" calcext:value-type="float">
            <text:p>1536.38</text:p>
          </table:table-cell>
        </table:table-row>
        <table:table-row table:style-name="ro1">
          <table:table-cell office:value-type="float" office:value="19214043" calcext:value-type="float">
            <text:p>19214043</text:p>
          </table:table-cell>
          <table:table-cell table:formula="of:=[.A1203]/1000/(60*60*24)" office:value-type="time" office:time-value="PT05H20M14.043S" calcext:value-type="time">
            <text:p>05:20:14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275.58" calcext:value-type="float">
            <text:p>1275.58</text:p>
          </table:table-cell>
          <table:table-cell office:value-type="float" office:value="1537.62" calcext:value-type="float">
            <text:p>1537.62</text:p>
          </table:table-cell>
        </table:table-row>
        <table:table-row table:style-name="ro1">
          <table:table-cell office:value-type="float" office:value="19230043" calcext:value-type="float">
            <text:p>19230043</text:p>
          </table:table-cell>
          <table:table-cell table:formula="of:=[.A1204]/1000/(60*60*24)" office:value-type="time" office:time-value="PT05H20M30.043S" calcext:value-type="time">
            <text:p>05:20:30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276.62" calcext:value-type="float">
            <text:p>1276.62</text:p>
          </table:table-cell>
          <table:table-cell office:value-type="float" office:value="1538.85" calcext:value-type="float">
            <text:p>1538.85</text:p>
          </table:table-cell>
        </table:table-row>
        <table:table-row table:style-name="ro1">
          <table:table-cell office:value-type="float" office:value="19246043" calcext:value-type="float">
            <text:p>19246043</text:p>
          </table:table-cell>
          <table:table-cell table:formula="of:=[.A1205]/1000/(60*60*24)" office:value-type="time" office:time-value="PT05H20M46.043S" calcext:value-type="time">
            <text:p>05:20:46</text:p>
          </table:table-cell>
          <table:table-cell office:value-type="float" office:value="1.19" calcext:value-type="float">
            <text:p>1.19</text:p>
          </table:table-cell>
          <table:table-cell office:value-type="float" office:value="234.9" calcext:value-type="float">
            <text:p>234.9</text:p>
          </table:table-cell>
          <table:table-cell office:value-type="float" office:value="278.94" calcext:value-type="float">
            <text:p>278.94</text:p>
          </table:table-cell>
          <table:table-cell office:value-type="float" office:value="1277.67" calcext:value-type="float">
            <text:p>1277.67</text:p>
          </table:table-cell>
          <table:table-cell office:value-type="float" office:value="1540.09" calcext:value-type="float">
            <text:p>1540.09</text:p>
          </table:table-cell>
        </table:table-row>
        <table:table-row table:style-name="ro1">
          <table:table-cell office:value-type="float" office:value="19262043" calcext:value-type="float">
            <text:p>19262043</text:p>
          </table:table-cell>
          <table:table-cell table:formula="of:=[.A1206]/1000/(60*60*24)" office:value-type="time" office:time-value="PT05H21M02.043S" calcext:value-type="time">
            <text:p>05:21:02</text:p>
          </table:table-cell>
          <table:table-cell office:value-type="float" office:value="1.19" calcext:value-type="float">
            <text:p>1.19</text:p>
          </table:table-cell>
          <table:table-cell office:value-type="float" office:value="234.9" calcext:value-type="float">
            <text:p>234.9</text:p>
          </table:table-cell>
          <table:table-cell office:value-type="float" office:value="278.94" calcext:value-type="float">
            <text:p>278.94</text:p>
          </table:table-cell>
          <table:table-cell office:value-type="float" office:value="1278.71" calcext:value-type="float">
            <text:p>1278.71</text:p>
          </table:table-cell>
          <table:table-cell office:value-type="float" office:value="1541.33" calcext:value-type="float">
            <text:p>1541.33</text:p>
          </table:table-cell>
        </table:table-row>
        <table:table-row table:style-name="ro1">
          <table:table-cell office:value-type="float" office:value="19278043" calcext:value-type="float">
            <text:p>19278043</text:p>
          </table:table-cell>
          <table:table-cell table:formula="of:=[.A1207]/1000/(60*60*24)" office:value-type="time" office:time-value="PT05H21M18.043S" calcext:value-type="time">
            <text:p>05:21:18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279.75" calcext:value-type="float">
            <text:p>1279.75</text:p>
          </table:table-cell>
          <table:table-cell office:value-type="float" office:value="1542.56" calcext:value-type="float">
            <text:p>1542.56</text:p>
          </table:table-cell>
        </table:table-row>
        <table:table-row table:style-name="ro1">
          <table:table-cell office:value-type="float" office:value="19294043" calcext:value-type="float">
            <text:p>19294043</text:p>
          </table:table-cell>
          <table:table-cell table:formula="of:=[.A1208]/1000/(60*60*24)" office:value-type="time" office:time-value="PT05H21M34.043S" calcext:value-type="time">
            <text:p>05:21:34</text:p>
          </table:table-cell>
          <table:table-cell office:value-type="float" office:value="1.19" calcext:value-type="float">
            <text:p>1.19</text:p>
          </table:table-cell>
          <table:table-cell office:value-type="float" office:value="234.9" calcext:value-type="float">
            <text:p>234.9</text:p>
          </table:table-cell>
          <table:table-cell office:value-type="float" office:value="278.94" calcext:value-type="float">
            <text:p>278.94</text:p>
          </table:table-cell>
          <table:table-cell office:value-type="float" office:value="1280.8" calcext:value-type="float">
            <text:p>1280.8</text:p>
          </table:table-cell>
          <table:table-cell office:value-type="float" office:value="1543.8" calcext:value-type="float">
            <text:p>1543.8</text:p>
          </table:table-cell>
        </table:table-row>
        <table:table-row table:style-name="ro1">
          <table:table-cell office:value-type="float" office:value="19310041" calcext:value-type="float">
            <text:p>19310041</text:p>
          </table:table-cell>
          <table:table-cell table:formula="of:=[.A1209]/1000/(60*60*24)" office:value-type="time" office:time-value="PT05H21M50.041S" calcext:value-type="time">
            <text:p>05:21:50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281.84" calcext:value-type="float">
            <text:p>1281.84</text:p>
          </table:table-cell>
          <table:table-cell office:value-type="float" office:value="1545.04" calcext:value-type="float">
            <text:p>1545.04</text:p>
          </table:table-cell>
        </table:table-row>
        <table:table-row table:style-name="ro1">
          <table:table-cell office:value-type="float" office:value="19326043" calcext:value-type="float">
            <text:p>19326043</text:p>
          </table:table-cell>
          <table:table-cell table:formula="of:=[.A1210]/1000/(60*60*24)" office:value-type="time" office:time-value="PT05H22M06.043S" calcext:value-type="time">
            <text:p>05:22:06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282.89" calcext:value-type="float">
            <text:p>1282.89</text:p>
          </table:table-cell>
          <table:table-cell office:value-type="float" office:value="1546.27" calcext:value-type="float">
            <text:p>1546.27</text:p>
          </table:table-cell>
        </table:table-row>
        <table:table-row table:style-name="ro1">
          <table:table-cell office:value-type="float" office:value="19342043" calcext:value-type="float">
            <text:p>19342043</text:p>
          </table:table-cell>
          <table:table-cell table:formula="of:=[.A1211]/1000/(60*60*24)" office:value-type="time" office:time-value="PT05H22M22.043S" calcext:value-type="time">
            <text:p>05:22:22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283.93" calcext:value-type="float">
            <text:p>1283.93</text:p>
          </table:table-cell>
          <table:table-cell office:value-type="float" office:value="1547.51" calcext:value-type="float">
            <text:p>1547.51</text:p>
          </table:table-cell>
        </table:table-row>
        <table:table-row table:style-name="ro1">
          <table:table-cell office:value-type="float" office:value="19358043" calcext:value-type="float">
            <text:p>19358043</text:p>
          </table:table-cell>
          <table:table-cell table:formula="of:=[.A1212]/1000/(60*60*24)" office:value-type="time" office:time-value="PT05H22M38.043S" calcext:value-type="time">
            <text:p>05:22:38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284.98" calcext:value-type="float">
            <text:p>1284.98</text:p>
          </table:table-cell>
          <table:table-cell office:value-type="float" office:value="1548.75" calcext:value-type="float">
            <text:p>1548.75</text:p>
          </table:table-cell>
        </table:table-row>
        <table:table-row table:style-name="ro1">
          <table:table-cell office:value-type="float" office:value="19374043" calcext:value-type="float">
            <text:p>19374043</text:p>
          </table:table-cell>
          <table:table-cell table:formula="of:=[.A1213]/1000/(60*60*24)" office:value-type="time" office:time-value="PT05H22M54.043S" calcext:value-type="time">
            <text:p>05:22:54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286.02" calcext:value-type="float">
            <text:p>1286.02</text:p>
          </table:table-cell>
          <table:table-cell office:value-type="float" office:value="1549.98" calcext:value-type="float">
            <text:p>1549.98</text:p>
          </table:table-cell>
        </table:table-row>
        <table:table-row table:style-name="ro1">
          <table:table-cell office:value-type="float" office:value="19390043" calcext:value-type="float">
            <text:p>19390043</text:p>
          </table:table-cell>
          <table:table-cell table:formula="of:=[.A1214]/1000/(60*60*24)" office:value-type="time" office:time-value="PT05H23M10.043S" calcext:value-type="time">
            <text:p>05:23:10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287.06" calcext:value-type="float">
            <text:p>1287.06</text:p>
          </table:table-cell>
          <table:table-cell office:value-type="float" office:value="1551.22" calcext:value-type="float">
            <text:p>1551.22</text:p>
          </table:table-cell>
        </table:table-row>
        <table:table-row table:style-name="ro1">
          <table:table-cell office:value-type="float" office:value="19406043" calcext:value-type="float">
            <text:p>19406043</text:p>
          </table:table-cell>
          <table:table-cell table:formula="of:=[.A1215]/1000/(60*60*24)" office:value-type="time" office:time-value="PT05H23M26.043S" calcext:value-type="time">
            <text:p>05:23:2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288.11" calcext:value-type="float">
            <text:p>1288.11</text:p>
          </table:table-cell>
          <table:table-cell office:value-type="float" office:value="1552.45" calcext:value-type="float">
            <text:p>1552.45</text:p>
          </table:table-cell>
        </table:table-row>
        <table:table-row table:style-name="ro1">
          <table:table-cell office:value-type="float" office:value="19422043" calcext:value-type="float">
            <text:p>19422043</text:p>
          </table:table-cell>
          <table:table-cell table:formula="of:=[.A1216]/1000/(60*60*24)" office:value-type="time" office:time-value="PT05H23M42.043S" calcext:value-type="time">
            <text:p>05:23:4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289.15" calcext:value-type="float">
            <text:p>1289.15</text:p>
          </table:table-cell>
          <table:table-cell office:value-type="float" office:value="1553.69" calcext:value-type="float">
            <text:p>1553.69</text:p>
          </table:table-cell>
        </table:table-row>
        <table:table-row table:style-name="ro1">
          <table:table-cell office:value-type="float" office:value="19438043" calcext:value-type="float">
            <text:p>19438043</text:p>
          </table:table-cell>
          <table:table-cell table:formula="of:=[.A1217]/1000/(60*60*24)" office:value-type="time" office:time-value="PT05H23M58.043S" calcext:value-type="time">
            <text:p>05:23:58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290.19" calcext:value-type="float">
            <text:p>1290.19</text:p>
          </table:table-cell>
          <table:table-cell office:value-type="float" office:value="1554.92" calcext:value-type="float">
            <text:p>1554.92</text:p>
          </table:table-cell>
        </table:table-row>
        <table:table-row table:style-name="ro1">
          <table:table-cell office:value-type="float" office:value="19454043" calcext:value-type="float">
            <text:p>19454043</text:p>
          </table:table-cell>
          <table:table-cell table:formula="of:=[.A1218]/1000/(60*60*24)" office:value-type="time" office:time-value="PT05H24M14.043S" calcext:value-type="time">
            <text:p>05:24:1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291.24" calcext:value-type="float">
            <text:p>1291.24</text:p>
          </table:table-cell>
          <table:table-cell office:value-type="float" office:value="1556.16" calcext:value-type="float">
            <text:p>1556.16</text:p>
          </table:table-cell>
        </table:table-row>
        <table:table-row table:style-name="ro1">
          <table:table-cell office:value-type="float" office:value="19470043" calcext:value-type="float">
            <text:p>19470043</text:p>
          </table:table-cell>
          <table:table-cell table:formula="of:=[.A1219]/1000/(60*60*24)" office:value-type="time" office:time-value="PT05H24M30.043S" calcext:value-type="time">
            <text:p>05:24:30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292.28" calcext:value-type="float">
            <text:p>1292.28</text:p>
          </table:table-cell>
          <table:table-cell office:value-type="float" office:value="1557.39" calcext:value-type="float">
            <text:p>1557.39</text:p>
          </table:table-cell>
        </table:table-row>
        <table:table-row table:style-name="ro1">
          <table:table-cell office:value-type="float" office:value="19486043" calcext:value-type="float">
            <text:p>19486043</text:p>
          </table:table-cell>
          <table:table-cell table:formula="of:=[.A1220]/1000/(60*60*24)" office:value-type="time" office:time-value="PT05H24M46.043S" calcext:value-type="time">
            <text:p>05:24:4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293.32" calcext:value-type="float">
            <text:p>1293.32</text:p>
          </table:table-cell>
          <table:table-cell office:value-type="float" office:value="1558.63" calcext:value-type="float">
            <text:p>1558.63</text:p>
          </table:table-cell>
        </table:table-row>
        <table:table-row table:style-name="ro1">
          <table:table-cell office:value-type="float" office:value="19502043" calcext:value-type="float">
            <text:p>19502043</text:p>
          </table:table-cell>
          <table:table-cell table:formula="of:=[.A1221]/1000/(60*60*24)" office:value-type="time" office:time-value="PT05H25M02.043S" calcext:value-type="time">
            <text:p>05:25:0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294.37" calcext:value-type="float">
            <text:p>1294.37</text:p>
          </table:table-cell>
          <table:table-cell office:value-type="float" office:value="1559.86" calcext:value-type="float">
            <text:p>1559.86</text:p>
          </table:table-cell>
        </table:table-row>
        <table:table-row table:style-name="ro1">
          <table:table-cell office:value-type="float" office:value="19518043" calcext:value-type="float">
            <text:p>19518043</text:p>
          </table:table-cell>
          <table:table-cell table:formula="of:=[.A1222]/1000/(60*60*24)" office:value-type="time" office:time-value="PT05H25M18.043S" calcext:value-type="time">
            <text:p>05:25:18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295.41" calcext:value-type="float">
            <text:p>1295.41</text:p>
          </table:table-cell>
          <table:table-cell office:value-type="float" office:value="1561.09" calcext:value-type="float">
            <text:p>1561.09</text:p>
          </table:table-cell>
        </table:table-row>
        <table:table-row table:style-name="ro1">
          <table:table-cell office:value-type="float" office:value="19534043" calcext:value-type="float">
            <text:p>19534043</text:p>
          </table:table-cell>
          <table:table-cell table:formula="of:=[.A1223]/1000/(60*60*24)" office:value-type="time" office:time-value="PT05H25M34.043S" calcext:value-type="time">
            <text:p>05:25:3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296.45" calcext:value-type="float">
            <text:p>1296.45</text:p>
          </table:table-cell>
          <table:table-cell office:value-type="float" office:value="1562.33" calcext:value-type="float">
            <text:p>1562.33</text:p>
          </table:table-cell>
        </table:table-row>
        <table:table-row table:style-name="ro1">
          <table:table-cell office:value-type="float" office:value="19550043" calcext:value-type="float">
            <text:p>19550043</text:p>
          </table:table-cell>
          <table:table-cell table:formula="of:=[.A1224]/1000/(60*60*24)" office:value-type="time" office:time-value="PT05H25M50.043S" calcext:value-type="time">
            <text:p>05:25:50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297.5" calcext:value-type="float">
            <text:p>1297.5</text:p>
          </table:table-cell>
          <table:table-cell office:value-type="float" office:value="1563.56" calcext:value-type="float">
            <text:p>1563.56</text:p>
          </table:table-cell>
        </table:table-row>
        <table:table-row table:style-name="ro1">
          <table:table-cell office:value-type="float" office:value="19566043" calcext:value-type="float">
            <text:p>19566043</text:p>
          </table:table-cell>
          <table:table-cell table:formula="of:=[.A1225]/1000/(60*60*24)" office:value-type="time" office:time-value="PT05H26M06.043S" calcext:value-type="time">
            <text:p>05:26:06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298.54" calcext:value-type="float">
            <text:p>1298.54</text:p>
          </table:table-cell>
          <table:table-cell office:value-type="float" office:value="1564.8" calcext:value-type="float">
            <text:p>1564.8</text:p>
          </table:table-cell>
        </table:table-row>
        <table:table-row table:style-name="ro1">
          <table:table-cell office:value-type="float" office:value="19582043" calcext:value-type="float">
            <text:p>19582043</text:p>
          </table:table-cell>
          <table:table-cell table:formula="of:=[.A1226]/1000/(60*60*24)" office:value-type="time" office:time-value="PT05H26M22.043S" calcext:value-type="time">
            <text:p>05:26:2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299.58" calcext:value-type="float">
            <text:p>1299.58</text:p>
          </table:table-cell>
          <table:table-cell office:value-type="float" office:value="1566.03" calcext:value-type="float">
            <text:p>1566.03</text:p>
          </table:table-cell>
        </table:table-row>
        <table:table-row table:style-name="ro1">
          <table:table-cell office:value-type="float" office:value="19598043" calcext:value-type="float">
            <text:p>19598043</text:p>
          </table:table-cell>
          <table:table-cell table:formula="of:=[.A1227]/1000/(60*60*24)" office:value-type="time" office:time-value="PT05H26M38.043S" calcext:value-type="time">
            <text:p>05:26:3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300.63" calcext:value-type="float">
            <text:p>1300.63</text:p>
          </table:table-cell>
          <table:table-cell office:value-type="float" office:value="1567.26" calcext:value-type="float">
            <text:p>1567.26</text:p>
          </table:table-cell>
        </table:table-row>
        <table:table-row table:style-name="ro1">
          <table:table-cell office:value-type="float" office:value="19614043" calcext:value-type="float">
            <text:p>19614043</text:p>
          </table:table-cell>
          <table:table-cell table:formula="of:=[.A1228]/1000/(60*60*24)" office:value-type="time" office:time-value="PT05H26M54.043S" calcext:value-type="time">
            <text:p>05:26:5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301.67" calcext:value-type="float">
            <text:p>1301.67</text:p>
          </table:table-cell>
          <table:table-cell office:value-type="float" office:value="1568.5" calcext:value-type="float">
            <text:p>1568.5</text:p>
          </table:table-cell>
        </table:table-row>
        <table:table-row table:style-name="ro1">
          <table:table-cell office:value-type="float" office:value="19630043" calcext:value-type="float">
            <text:p>19630043</text:p>
          </table:table-cell>
          <table:table-cell table:formula="of:=[.A1229]/1000/(60*60*24)" office:value-type="time" office:time-value="PT05H27M10.043S" calcext:value-type="time">
            <text:p>05:27:10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302.71" calcext:value-type="float">
            <text:p>1302.71</text:p>
          </table:table-cell>
          <table:table-cell office:value-type="float" office:value="1569.73" calcext:value-type="float">
            <text:p>1569.73</text:p>
          </table:table-cell>
        </table:table-row>
        <table:table-row table:style-name="ro1">
          <table:table-cell office:value-type="float" office:value="19646043" calcext:value-type="float">
            <text:p>19646043</text:p>
          </table:table-cell>
          <table:table-cell table:formula="of:=[.A1230]/1000/(60*60*24)" office:value-type="time" office:time-value="PT05H27M26.043S" calcext:value-type="time">
            <text:p>05:27:2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303.76" calcext:value-type="float">
            <text:p>1303.76</text:p>
          </table:table-cell>
          <table:table-cell office:value-type="float" office:value="1570.97" calcext:value-type="float">
            <text:p>1570.97</text:p>
          </table:table-cell>
        </table:table-row>
        <table:table-row table:style-name="ro1">
          <table:table-cell office:value-type="float" office:value="19662043" calcext:value-type="float">
            <text:p>19662043</text:p>
          </table:table-cell>
          <table:table-cell table:formula="of:=[.A1231]/1000/(60*60*24)" office:value-type="time" office:time-value="PT05H27M42.043S" calcext:value-type="time">
            <text:p>05:27:4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304.8" calcext:value-type="float">
            <text:p>1304.8</text:p>
          </table:table-cell>
          <table:table-cell office:value-type="float" office:value="1572.2" calcext:value-type="float">
            <text:p>1572.2</text:p>
          </table:table-cell>
        </table:table-row>
        <table:table-row table:style-name="ro1">
          <table:table-cell office:value-type="float" office:value="19678043" calcext:value-type="float">
            <text:p>19678043</text:p>
          </table:table-cell>
          <table:table-cell table:formula="of:=[.A1232]/1000/(60*60*24)" office:value-type="time" office:time-value="PT05H27M58.043S" calcext:value-type="time">
            <text:p>05:27:5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305.84" calcext:value-type="float">
            <text:p>1305.84</text:p>
          </table:table-cell>
          <table:table-cell office:value-type="float" office:value="1573.43" calcext:value-type="float">
            <text:p>1573.43</text:p>
          </table:table-cell>
        </table:table-row>
        <table:table-row table:style-name="ro1">
          <table:table-cell office:value-type="float" office:value="19694043" calcext:value-type="float">
            <text:p>19694043</text:p>
          </table:table-cell>
          <table:table-cell table:formula="of:=[.A1233]/1000/(60*60*24)" office:value-type="time" office:time-value="PT05H28M14.043S" calcext:value-type="time">
            <text:p>05:28:1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306.88" calcext:value-type="float">
            <text:p>1306.88</text:p>
          </table:table-cell>
          <table:table-cell office:value-type="float" office:value="1574.67" calcext:value-type="float">
            <text:p>1574.67</text:p>
          </table:table-cell>
        </table:table-row>
        <table:table-row table:style-name="ro1">
          <table:table-cell office:value-type="float" office:value="19710043" calcext:value-type="float">
            <text:p>19710043</text:p>
          </table:table-cell>
          <table:table-cell table:formula="of:=[.A1234]/1000/(60*60*24)" office:value-type="time" office:time-value="PT05H28M30.043S" calcext:value-type="time">
            <text:p>05:28:3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307.93" calcext:value-type="float">
            <text:p>1307.93</text:p>
          </table:table-cell>
          <table:table-cell office:value-type="float" office:value="1575.9" calcext:value-type="float">
            <text:p>1575.9</text:p>
          </table:table-cell>
        </table:table-row>
        <table:table-row table:style-name="ro1">
          <table:table-cell office:value-type="float" office:value="19726043" calcext:value-type="float">
            <text:p>19726043</text:p>
          </table:table-cell>
          <table:table-cell table:formula="of:=[.A1235]/1000/(60*60*24)" office:value-type="time" office:time-value="PT05H28M46.043S" calcext:value-type="time">
            <text:p>05:28:4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08.97" calcext:value-type="float">
            <text:p>1308.97</text:p>
          </table:table-cell>
          <table:table-cell office:value-type="float" office:value="1577.13" calcext:value-type="float">
            <text:p>1577.13</text:p>
          </table:table-cell>
        </table:table-row>
        <table:table-row table:style-name="ro1">
          <table:table-cell office:value-type="float" office:value="19742043" calcext:value-type="float">
            <text:p>19742043</text:p>
          </table:table-cell>
          <table:table-cell table:formula="of:=[.A1236]/1000/(60*60*24)" office:value-type="time" office:time-value="PT05H29M02.043S" calcext:value-type="time">
            <text:p>05:29:0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10.01" calcext:value-type="float">
            <text:p>1310.01</text:p>
          </table:table-cell>
          <table:table-cell office:value-type="float" office:value="1578.37" calcext:value-type="float">
            <text:p>1578.37</text:p>
          </table:table-cell>
        </table:table-row>
        <table:table-row table:style-name="ro1">
          <table:table-cell office:value-type="float" office:value="19758043" calcext:value-type="float">
            <text:p>19758043</text:p>
          </table:table-cell>
          <table:table-cell table:formula="of:=[.A1237]/1000/(60*60*24)" office:value-type="time" office:time-value="PT05H29M18.043S" calcext:value-type="time">
            <text:p>05:29:1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311.05" calcext:value-type="float">
            <text:p>1311.05</text:p>
          </table:table-cell>
          <table:table-cell office:value-type="float" office:value="1579.6" calcext:value-type="float">
            <text:p>1579.6</text:p>
          </table:table-cell>
        </table:table-row>
        <table:table-row table:style-name="ro1">
          <table:table-cell office:value-type="float" office:value="19774043" calcext:value-type="float">
            <text:p>19774043</text:p>
          </table:table-cell>
          <table:table-cell table:formula="of:=[.A1238]/1000/(60*60*24)" office:value-type="time" office:time-value="PT05H29M34.043S" calcext:value-type="time">
            <text:p>05:29:3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312.1" calcext:value-type="float">
            <text:p>1312.1</text:p>
          </table:table-cell>
          <table:table-cell office:value-type="float" office:value="1580.83" calcext:value-type="float">
            <text:p>1580.83</text:p>
          </table:table-cell>
        </table:table-row>
        <table:table-row table:style-name="ro1">
          <table:table-cell office:value-type="float" office:value="19790043" calcext:value-type="float">
            <text:p>19790043</text:p>
          </table:table-cell>
          <table:table-cell table:formula="of:=[.A1239]/1000/(60*60*24)" office:value-type="time" office:time-value="PT05H29M50.043S" calcext:value-type="time">
            <text:p>05:29:5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13.14" calcext:value-type="float">
            <text:p>1313.14</text:p>
          </table:table-cell>
          <table:table-cell office:value-type="float" office:value="1582.06" calcext:value-type="float">
            <text:p>1582.06</text:p>
          </table:table-cell>
        </table:table-row>
        <table:table-row table:style-name="ro1">
          <table:table-cell office:value-type="float" office:value="19806043" calcext:value-type="float">
            <text:p>19806043</text:p>
          </table:table-cell>
          <table:table-cell table:formula="of:=[.A1240]/1000/(60*60*24)" office:value-type="time" office:time-value="PT05H30M06.043S" calcext:value-type="time">
            <text:p>05:30:0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14.18" calcext:value-type="float">
            <text:p>1314.18</text:p>
          </table:table-cell>
          <table:table-cell office:value-type="float" office:value="1583.3" calcext:value-type="float">
            <text:p>1583.3</text:p>
          </table:table-cell>
        </table:table-row>
        <table:table-row table:style-name="ro1">
          <table:table-cell office:value-type="float" office:value="19822043" calcext:value-type="float">
            <text:p>19822043</text:p>
          </table:table-cell>
          <table:table-cell table:formula="of:=[.A1241]/1000/(60*60*24)" office:value-type="time" office:time-value="PT05H30M22.043S" calcext:value-type="time">
            <text:p>05:30:2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15.22" calcext:value-type="float">
            <text:p>1315.22</text:p>
          </table:table-cell>
          <table:table-cell office:value-type="float" office:value="1584.53" calcext:value-type="float">
            <text:p>1584.53</text:p>
          </table:table-cell>
        </table:table-row>
        <table:table-row table:style-name="ro1">
          <table:table-cell office:value-type="float" office:value="19838043" calcext:value-type="float">
            <text:p>19838043</text:p>
          </table:table-cell>
          <table:table-cell table:formula="of:=[.A1242]/1000/(60*60*24)" office:value-type="time" office:time-value="PT05H30M38.043S" calcext:value-type="time">
            <text:p>05:30:3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16.27" calcext:value-type="float">
            <text:p>1316.27</text:p>
          </table:table-cell>
          <table:table-cell office:value-type="float" office:value="1585.76" calcext:value-type="float">
            <text:p>1585.76</text:p>
          </table:table-cell>
        </table:table-row>
        <table:table-row table:style-name="ro1">
          <table:table-cell office:value-type="float" office:value="19854043" calcext:value-type="float">
            <text:p>19854043</text:p>
          </table:table-cell>
          <table:table-cell table:formula="of:=[.A1243]/1000/(60*60*24)" office:value-type="time" office:time-value="PT05H30M54.043S" calcext:value-type="time">
            <text:p>05:30:5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17.31" calcext:value-type="float">
            <text:p>1317.31</text:p>
          </table:table-cell>
          <table:table-cell office:value-type="float" office:value="1586.99" calcext:value-type="float">
            <text:p>1586.99</text:p>
          </table:table-cell>
        </table:table-row>
        <table:table-row table:style-name="ro1">
          <table:table-cell office:value-type="float" office:value="19870043" calcext:value-type="float">
            <text:p>19870043</text:p>
          </table:table-cell>
          <table:table-cell table:formula="of:=[.A1244]/1000/(60*60*24)" office:value-type="time" office:time-value="PT05H31M10.043S" calcext:value-type="time">
            <text:p>05:31:1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318.35" calcext:value-type="float">
            <text:p>1318.35</text:p>
          </table:table-cell>
          <table:table-cell office:value-type="float" office:value="1588.22" calcext:value-type="float">
            <text:p>1588.22</text:p>
          </table:table-cell>
        </table:table-row>
        <table:table-row table:style-name="ro1">
          <table:table-cell office:value-type="float" office:value="19886043" calcext:value-type="float">
            <text:p>19886043</text:p>
          </table:table-cell>
          <table:table-cell table:formula="of:=[.A1245]/1000/(60*60*24)" office:value-type="time" office:time-value="PT05H31M26.043S" calcext:value-type="time">
            <text:p>05:31:2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319.39" calcext:value-type="float">
            <text:p>1319.39</text:p>
          </table:table-cell>
          <table:table-cell office:value-type="float" office:value="1589.46" calcext:value-type="float">
            <text:p>1589.46</text:p>
          </table:table-cell>
        </table:table-row>
        <table:table-row table:style-name="ro1">
          <table:table-cell office:value-type="float" office:value="19902043" calcext:value-type="float">
            <text:p>19902043</text:p>
          </table:table-cell>
          <table:table-cell table:formula="of:=[.A1246]/1000/(60*60*24)" office:value-type="time" office:time-value="PT05H31M42.043S" calcext:value-type="time">
            <text:p>05:31:4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20.44" calcext:value-type="float">
            <text:p>1320.44</text:p>
          </table:table-cell>
          <table:table-cell office:value-type="float" office:value="1590.69" calcext:value-type="float">
            <text:p>1590.69</text:p>
          </table:table-cell>
        </table:table-row>
        <table:table-row table:style-name="ro1">
          <table:table-cell office:value-type="float" office:value="19918043" calcext:value-type="float">
            <text:p>19918043</text:p>
          </table:table-cell>
          <table:table-cell table:formula="of:=[.A1247]/1000/(60*60*24)" office:value-type="time" office:time-value="PT05H31M58.043S" calcext:value-type="time">
            <text:p>05:31:5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21.48" calcext:value-type="float">
            <text:p>1321.48</text:p>
          </table:table-cell>
          <table:table-cell office:value-type="float" office:value="1591.92" calcext:value-type="float">
            <text:p>1591.92</text:p>
          </table:table-cell>
        </table:table-row>
        <table:table-row table:style-name="ro1">
          <table:table-cell office:value-type="float" office:value="19934043" calcext:value-type="float">
            <text:p>19934043</text:p>
          </table:table-cell>
          <table:table-cell table:formula="of:=[.A1248]/1000/(60*60*24)" office:value-type="time" office:time-value="PT05H32M14.043S" calcext:value-type="time">
            <text:p>05:32:1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322.52" calcext:value-type="float">
            <text:p>1322.52</text:p>
          </table:table-cell>
          <table:table-cell office:value-type="float" office:value="1593.15" calcext:value-type="float">
            <text:p>1593.15</text:p>
          </table:table-cell>
        </table:table-row>
        <table:table-row table:style-name="ro1">
          <table:table-cell office:value-type="float" office:value="19950043" calcext:value-type="float">
            <text:p>19950043</text:p>
          </table:table-cell>
          <table:table-cell table:formula="of:=[.A1249]/1000/(60*60*24)" office:value-type="time" office:time-value="PT05H32M30.043S" calcext:value-type="time">
            <text:p>05:32:3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23.56" calcext:value-type="float">
            <text:p>1323.56</text:p>
          </table:table-cell>
          <table:table-cell office:value-type="float" office:value="1594.38" calcext:value-type="float">
            <text:p>1594.38</text:p>
          </table:table-cell>
        </table:table-row>
        <table:table-row table:style-name="ro1">
          <table:table-cell office:value-type="float" office:value="19966043" calcext:value-type="float">
            <text:p>19966043</text:p>
          </table:table-cell>
          <table:table-cell table:formula="of:=[.A1250]/1000/(60*60*24)" office:value-type="time" office:time-value="PT05H32M46.043S" calcext:value-type="time">
            <text:p>05:32:46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324.6" calcext:value-type="float">
            <text:p>1324.6</text:p>
          </table:table-cell>
          <table:table-cell office:value-type="float" office:value="1595.61" calcext:value-type="float">
            <text:p>1595.61</text:p>
          </table:table-cell>
        </table:table-row>
        <table:table-row table:style-name="ro1">
          <table:table-cell office:value-type="float" office:value="19982043" calcext:value-type="float">
            <text:p>19982043</text:p>
          </table:table-cell>
          <table:table-cell table:formula="of:=[.A1251]/1000/(60*60*24)" office:value-type="time" office:time-value="PT05H33M02.043S" calcext:value-type="time">
            <text:p>05:33:0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25.64" calcext:value-type="float">
            <text:p>1325.64</text:p>
          </table:table-cell>
          <table:table-cell office:value-type="float" office:value="1596.84" calcext:value-type="float">
            <text:p>1596.84</text:p>
          </table:table-cell>
        </table:table-row>
        <table:table-row table:style-name="ro1">
          <table:table-cell office:value-type="float" office:value="19998043" calcext:value-type="float">
            <text:p>19998043</text:p>
          </table:table-cell>
          <table:table-cell table:formula="of:=[.A1252]/1000/(60*60*24)" office:value-type="time" office:time-value="PT05H33M18.043S" calcext:value-type="time">
            <text:p>05:33:18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26.68" calcext:value-type="float">
            <text:p>1326.68</text:p>
          </table:table-cell>
          <table:table-cell office:value-type="float" office:value="1598.07" calcext:value-type="float">
            <text:p>1598.07</text:p>
          </table:table-cell>
        </table:table-row>
        <table:table-row table:style-name="ro1">
          <table:table-cell office:value-type="float" office:value="20014043" calcext:value-type="float">
            <text:p>20014043</text:p>
          </table:table-cell>
          <table:table-cell table:formula="of:=[.A1253]/1000/(60*60*24)" office:value-type="time" office:time-value="PT05H33M34.043S" calcext:value-type="time">
            <text:p>05:33:3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27.72" calcext:value-type="float">
            <text:p>1327.72</text:p>
          </table:table-cell>
          <table:table-cell office:value-type="float" office:value="1599.29" calcext:value-type="float">
            <text:p>1599.29</text:p>
          </table:table-cell>
        </table:table-row>
        <table:table-row table:style-name="ro1">
          <table:table-cell office:value-type="float" office:value="20030043" calcext:value-type="float">
            <text:p>20030043</text:p>
          </table:table-cell>
          <table:table-cell table:formula="of:=[.A1254]/1000/(60*60*24)" office:value-type="time" office:time-value="PT05H33M50.043S" calcext:value-type="time">
            <text:p>05:33:5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328.77" calcext:value-type="float">
            <text:p>1328.77</text:p>
          </table:table-cell>
          <table:table-cell office:value-type="float" office:value="1600.52" calcext:value-type="float">
            <text:p>1600.52</text:p>
          </table:table-cell>
        </table:table-row>
        <table:table-row table:style-name="ro1">
          <table:table-cell office:value-type="float" office:value="20046043" calcext:value-type="float">
            <text:p>20046043</text:p>
          </table:table-cell>
          <table:table-cell table:formula="of:=[.A1255]/1000/(60*60*24)" office:value-type="time" office:time-value="PT05H34M06.043S" calcext:value-type="time">
            <text:p>05:34:0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329.81" calcext:value-type="float">
            <text:p>1329.81</text:p>
          </table:table-cell>
          <table:table-cell office:value-type="float" office:value="1601.75" calcext:value-type="float">
            <text:p>1601.75</text:p>
          </table:table-cell>
        </table:table-row>
        <table:table-row table:style-name="ro1">
          <table:table-cell office:value-type="float" office:value="20062043" calcext:value-type="float">
            <text:p>20062043</text:p>
          </table:table-cell>
          <table:table-cell table:formula="of:=[.A1256]/1000/(60*60*24)" office:value-type="time" office:time-value="PT05H34M22.043S" calcext:value-type="time">
            <text:p>05:34:22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330.85" calcext:value-type="float">
            <text:p>1330.85</text:p>
          </table:table-cell>
          <table:table-cell office:value-type="float" office:value="1602.98" calcext:value-type="float">
            <text:p>1602.98</text:p>
          </table:table-cell>
        </table:table-row>
        <table:table-row table:style-name="ro1">
          <table:table-cell office:value-type="float" office:value="20078043" calcext:value-type="float">
            <text:p>20078043</text:p>
          </table:table-cell>
          <table:table-cell table:formula="of:=[.A1257]/1000/(60*60*24)" office:value-type="time" office:time-value="PT05H34M38.043S" calcext:value-type="time">
            <text:p>05:34:38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331.89" calcext:value-type="float">
            <text:p>1331.89</text:p>
          </table:table-cell>
          <table:table-cell office:value-type="float" office:value="1604.21" calcext:value-type="float">
            <text:p>1604.21</text:p>
          </table:table-cell>
        </table:table-row>
        <table:table-row table:style-name="ro1">
          <table:table-cell office:value-type="float" office:value="20094043" calcext:value-type="float">
            <text:p>20094043</text:p>
          </table:table-cell>
          <table:table-cell table:formula="of:=[.A1258]/1000/(60*60*24)" office:value-type="time" office:time-value="PT05H34M54.043S" calcext:value-type="time">
            <text:p>05:34:54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332.93" calcext:value-type="float">
            <text:p>1332.93</text:p>
          </table:table-cell>
          <table:table-cell office:value-type="float" office:value="1605.44" calcext:value-type="float">
            <text:p>1605.44</text:p>
          </table:table-cell>
        </table:table-row>
        <table:table-row table:style-name="ro1">
          <table:table-cell office:value-type="float" office:value="20110043" calcext:value-type="float">
            <text:p>20110043</text:p>
          </table:table-cell>
          <table:table-cell table:formula="of:=[.A1259]/1000/(60*60*24)" office:value-type="time" office:time-value="PT05H35M10.043S" calcext:value-type="time">
            <text:p>05:35:10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333.97" calcext:value-type="float">
            <text:p>1333.97</text:p>
          </table:table-cell>
          <table:table-cell office:value-type="float" office:value="1606.67" calcext:value-type="float">
            <text:p>1606.67</text:p>
          </table:table-cell>
        </table:table-row>
        <table:table-row table:style-name="ro1">
          <table:table-cell office:value-type="float" office:value="20126043" calcext:value-type="float">
            <text:p>20126043</text:p>
          </table:table-cell>
          <table:table-cell table:formula="of:=[.A1260]/1000/(60*60*24)" office:value-type="time" office:time-value="PT05H35M26.043S" calcext:value-type="time">
            <text:p>05:35:26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335.01" calcext:value-type="float">
            <text:p>1335.01</text:p>
          </table:table-cell>
          <table:table-cell office:value-type="float" office:value="1607.9" calcext:value-type="float">
            <text:p>1607.9</text:p>
          </table:table-cell>
        </table:table-row>
        <table:table-row table:style-name="ro1">
          <table:table-cell office:value-type="float" office:value="20142043" calcext:value-type="float">
            <text:p>20142043</text:p>
          </table:table-cell>
          <table:table-cell table:formula="of:=[.A1261]/1000/(60*60*24)" office:value-type="time" office:time-value="PT05H35M42.043S" calcext:value-type="time">
            <text:p>05:35:42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336.05" calcext:value-type="float">
            <text:p>1336.05</text:p>
          </table:table-cell>
          <table:table-cell office:value-type="float" office:value="1609.13" calcext:value-type="float">
            <text:p>1609.13</text:p>
          </table:table-cell>
        </table:table-row>
        <table:table-row table:style-name="ro1">
          <table:table-cell office:value-type="float" office:value="20158043" calcext:value-type="float">
            <text:p>20158043</text:p>
          </table:table-cell>
          <table:table-cell table:formula="of:=[.A1262]/1000/(60*60*24)" office:value-type="time" office:time-value="PT05H35M58.043S" calcext:value-type="time">
            <text:p>05:35:58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337.09" calcext:value-type="float">
            <text:p>1337.09</text:p>
          </table:table-cell>
          <table:table-cell office:value-type="float" office:value="1610.35" calcext:value-type="float">
            <text:p>1610.35</text:p>
          </table:table-cell>
        </table:table-row>
        <table:table-row table:style-name="ro1">
          <table:table-cell office:value-type="float" office:value="20174043" calcext:value-type="float">
            <text:p>20174043</text:p>
          </table:table-cell>
          <table:table-cell table:formula="of:=[.A1263]/1000/(60*60*24)" office:value-type="time" office:time-value="PT05H36M14.043S" calcext:value-type="time">
            <text:p>05:36:14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338.14" calcext:value-type="float">
            <text:p>1338.14</text:p>
          </table:table-cell>
          <table:table-cell office:value-type="float" office:value="1611.58" calcext:value-type="float">
            <text:p>1611.58</text:p>
          </table:table-cell>
        </table:table-row>
        <table:table-row table:style-name="ro1">
          <table:table-cell office:value-type="float" office:value="20190043" calcext:value-type="float">
            <text:p>20190043</text:p>
          </table:table-cell>
          <table:table-cell table:formula="of:=[.A1264]/1000/(60*60*24)" office:value-type="time" office:time-value="PT05H36M30.043S" calcext:value-type="time">
            <text:p>05:36:30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339.18" calcext:value-type="float">
            <text:p>1339.18</text:p>
          </table:table-cell>
          <table:table-cell office:value-type="float" office:value="1612.81" calcext:value-type="float">
            <text:p>1612.81</text:p>
          </table:table-cell>
        </table:table-row>
        <table:table-row table:style-name="ro1">
          <table:table-cell office:value-type="float" office:value="20206043" calcext:value-type="float">
            <text:p>20206043</text:p>
          </table:table-cell>
          <table:table-cell table:formula="of:=[.A1265]/1000/(60*60*24)" office:value-type="time" office:time-value="PT05H36M46.043S" calcext:value-type="time">
            <text:p>05:36:46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7.04" calcext:value-type="float">
            <text:p>277.04</text:p>
          </table:table-cell>
          <table:table-cell office:value-type="float" office:value="1340.22" calcext:value-type="float">
            <text:p>1340.22</text:p>
          </table:table-cell>
          <table:table-cell office:value-type="float" office:value="1614.04" calcext:value-type="float">
            <text:p>1614.04</text:p>
          </table:table-cell>
        </table:table-row>
        <table:table-row table:style-name="ro1">
          <table:table-cell office:value-type="float" office:value="20222043" calcext:value-type="float">
            <text:p>20222043</text:p>
          </table:table-cell>
          <table:table-cell table:formula="of:=[.A1266]/1000/(60*60*24)" office:value-type="time" office:time-value="PT05H37M02.043S" calcext:value-type="time">
            <text:p>05:37:02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341.26" calcext:value-type="float">
            <text:p>1341.26</text:p>
          </table:table-cell>
          <table:table-cell office:value-type="float" office:value="1615.27" calcext:value-type="float">
            <text:p>1615.27</text:p>
          </table:table-cell>
        </table:table-row>
        <table:table-row table:style-name="ro1">
          <table:table-cell office:value-type="float" office:value="20238043" calcext:value-type="float">
            <text:p>20238043</text:p>
          </table:table-cell>
          <table:table-cell table:formula="of:=[.A1267]/1000/(60*60*24)" office:value-type="time" office:time-value="PT05H37M18.043S" calcext:value-type="time">
            <text:p>05:37:18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342.3" calcext:value-type="float">
            <text:p>1342.3</text:p>
          </table:table-cell>
          <table:table-cell office:value-type="float" office:value="1616.5" calcext:value-type="float">
            <text:p>1616.5</text:p>
          </table:table-cell>
        </table:table-row>
        <table:table-row table:style-name="ro1">
          <table:table-cell office:value-type="float" office:value="20254043" calcext:value-type="float">
            <text:p>20254043</text:p>
          </table:table-cell>
          <table:table-cell table:formula="of:=[.A1268]/1000/(60*60*24)" office:value-type="time" office:time-value="PT05H37M34.043S" calcext:value-type="time">
            <text:p>05:37:34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343.34" calcext:value-type="float">
            <text:p>1343.34</text:p>
          </table:table-cell>
          <table:table-cell office:value-type="float" office:value="1617.73" calcext:value-type="float">
            <text:p>1617.73</text:p>
          </table:table-cell>
        </table:table-row>
        <table:table-row table:style-name="ro1">
          <table:table-cell office:value-type="float" office:value="20270043" calcext:value-type="float">
            <text:p>20270043</text:p>
          </table:table-cell>
          <table:table-cell table:formula="of:=[.A1269]/1000/(60*60*24)" office:value-type="time" office:time-value="PT05H37M50.043S" calcext:value-type="time">
            <text:p>05:37:50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344.38" calcext:value-type="float">
            <text:p>1344.38</text:p>
          </table:table-cell>
          <table:table-cell office:value-type="float" office:value="1618.95" calcext:value-type="float">
            <text:p>1618.95</text:p>
          </table:table-cell>
        </table:table-row>
        <table:table-row table:style-name="ro1">
          <table:table-cell office:value-type="float" office:value="20286043" calcext:value-type="float">
            <text:p>20286043</text:p>
          </table:table-cell>
          <table:table-cell table:formula="of:=[.A1270]/1000/(60*60*24)" office:value-type="time" office:time-value="PT05H38M06.043S" calcext:value-type="time">
            <text:p>05:38:06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345.42" calcext:value-type="float">
            <text:p>1345.42</text:p>
          </table:table-cell>
          <table:table-cell office:value-type="float" office:value="1620.18" calcext:value-type="float">
            <text:p>1620.18</text:p>
          </table:table-cell>
        </table:table-row>
        <table:table-row table:style-name="ro1">
          <table:table-cell office:value-type="float" office:value="20302043" calcext:value-type="float">
            <text:p>20302043</text:p>
          </table:table-cell>
          <table:table-cell table:formula="of:=[.A1271]/1000/(60*60*24)" office:value-type="time" office:time-value="PT05H38M22.043S" calcext:value-type="time">
            <text:p>05:38:22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346.46" calcext:value-type="float">
            <text:p>1346.46</text:p>
          </table:table-cell>
          <table:table-cell office:value-type="float" office:value="1621.41" calcext:value-type="float">
            <text:p>1621.41</text:p>
          </table:table-cell>
        </table:table-row>
        <table:table-row table:style-name="ro1">
          <table:table-cell office:value-type="float" office:value="20318043" calcext:value-type="float">
            <text:p>20318043</text:p>
          </table:table-cell>
          <table:table-cell table:formula="of:=[.A1272]/1000/(60*60*24)" office:value-type="time" office:time-value="PT05H38M38.043S" calcext:value-type="time">
            <text:p>05:38:38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347.5" calcext:value-type="float">
            <text:p>1347.5</text:p>
          </table:table-cell>
          <table:table-cell office:value-type="float" office:value="1622.63" calcext:value-type="float">
            <text:p>1622.63</text:p>
          </table:table-cell>
        </table:table-row>
        <table:table-row table:style-name="ro1">
          <table:table-cell office:value-type="float" office:value="20334043" calcext:value-type="float">
            <text:p>20334043</text:p>
          </table:table-cell>
          <table:table-cell table:formula="of:=[.A1273]/1000/(60*60*24)" office:value-type="time" office:time-value="PT05H38M54.043S" calcext:value-type="time">
            <text:p>05:38:54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348.54" calcext:value-type="float">
            <text:p>1348.54</text:p>
          </table:table-cell>
          <table:table-cell office:value-type="float" office:value="1623.86" calcext:value-type="float">
            <text:p>1623.86</text:p>
          </table:table-cell>
        </table:table-row>
        <table:table-row table:style-name="ro1">
          <table:table-cell office:value-type="float" office:value="20350043" calcext:value-type="float">
            <text:p>20350043</text:p>
          </table:table-cell>
          <table:table-cell table:formula="of:=[.A1274]/1000/(60*60*24)" office:value-type="time" office:time-value="PT05H39M10.043S" calcext:value-type="time">
            <text:p>05:39:10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349.58" calcext:value-type="float">
            <text:p>1349.58</text:p>
          </table:table-cell>
          <table:table-cell office:value-type="float" office:value="1625.09" calcext:value-type="float">
            <text:p>1625.09</text:p>
          </table:table-cell>
        </table:table-row>
        <table:table-row table:style-name="ro1">
          <table:table-cell office:value-type="float" office:value="20366043" calcext:value-type="float">
            <text:p>20366043</text:p>
          </table:table-cell>
          <table:table-cell table:formula="of:=[.A1275]/1000/(60*60*24)" office:value-type="time" office:time-value="PT05H39M26.043S" calcext:value-type="time">
            <text:p>05:39:26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350.62" calcext:value-type="float">
            <text:p>1350.62</text:p>
          </table:table-cell>
          <table:table-cell office:value-type="float" office:value="1626.31" calcext:value-type="float">
            <text:p>1626.31</text:p>
          </table:table-cell>
        </table:table-row>
        <table:table-row table:style-name="ro1">
          <table:table-cell office:value-type="float" office:value="20382043" calcext:value-type="float">
            <text:p>20382043</text:p>
          </table:table-cell>
          <table:table-cell table:formula="of:=[.A1276]/1000/(60*60*24)" office:value-type="time" office:time-value="PT05H39M42.043S" calcext:value-type="time">
            <text:p>05:39:42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351.66" calcext:value-type="float">
            <text:p>1351.66</text:p>
          </table:table-cell>
          <table:table-cell office:value-type="float" office:value="1627.54" calcext:value-type="float">
            <text:p>1627.54</text:p>
          </table:table-cell>
        </table:table-row>
        <table:table-row table:style-name="ro1">
          <table:table-cell office:value-type="float" office:value="20398043" calcext:value-type="float">
            <text:p>20398043</text:p>
          </table:table-cell>
          <table:table-cell table:formula="of:=[.A1277]/1000/(60*60*24)" office:value-type="time" office:time-value="PT05H39M58.043S" calcext:value-type="time">
            <text:p>05:39:58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352.7" calcext:value-type="float">
            <text:p>1352.7</text:p>
          </table:table-cell>
          <table:table-cell office:value-type="float" office:value="1628.77" calcext:value-type="float">
            <text:p>1628.77</text:p>
          </table:table-cell>
        </table:table-row>
        <table:table-row table:style-name="ro1">
          <table:table-cell office:value-type="float" office:value="20414043" calcext:value-type="float">
            <text:p>20414043</text:p>
          </table:table-cell>
          <table:table-cell table:formula="of:=[.A1278]/1000/(60*60*24)" office:value-type="time" office:time-value="PT05H40M14.043S" calcext:value-type="time">
            <text:p>05:40:14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353.74" calcext:value-type="float">
            <text:p>1353.74</text:p>
          </table:table-cell>
          <table:table-cell office:value-type="float" office:value="1629.99" calcext:value-type="float">
            <text:p>1629.99</text:p>
          </table:table-cell>
        </table:table-row>
        <table:table-row table:style-name="ro1">
          <table:table-cell office:value-type="float" office:value="20430043" calcext:value-type="float">
            <text:p>20430043</text:p>
          </table:table-cell>
          <table:table-cell table:formula="of:=[.A1279]/1000/(60*60*24)" office:value-type="time" office:time-value="PT05H40M30.043S" calcext:value-type="time">
            <text:p>05:40:3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354.78" calcext:value-type="float">
            <text:p>1354.78</text:p>
          </table:table-cell>
          <table:table-cell office:value-type="float" office:value="1631.22" calcext:value-type="float">
            <text:p>1631.22</text:p>
          </table:table-cell>
        </table:table-row>
        <table:table-row table:style-name="ro1">
          <table:table-cell office:value-type="float" office:value="20446043" calcext:value-type="float">
            <text:p>20446043</text:p>
          </table:table-cell>
          <table:table-cell table:formula="of:=[.A1280]/1000/(60*60*24)" office:value-type="time" office:time-value="PT05H40M46.043S" calcext:value-type="time">
            <text:p>05:40:46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355.82" calcext:value-type="float">
            <text:p>1355.82</text:p>
          </table:table-cell>
          <table:table-cell office:value-type="float" office:value="1632.45" calcext:value-type="float">
            <text:p>1632.45</text:p>
          </table:table-cell>
        </table:table-row>
        <table:table-row table:style-name="ro1">
          <table:table-cell office:value-type="float" office:value="20462043" calcext:value-type="float">
            <text:p>20462043</text:p>
          </table:table-cell>
          <table:table-cell table:formula="of:=[.A1281]/1000/(60*60*24)" office:value-type="time" office:time-value="PT05H41M02.043S" calcext:value-type="time">
            <text:p>05:41:02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356.86" calcext:value-type="float">
            <text:p>1356.86</text:p>
          </table:table-cell>
          <table:table-cell office:value-type="float" office:value="1633.67" calcext:value-type="float">
            <text:p>1633.67</text:p>
          </table:table-cell>
        </table:table-row>
        <table:table-row table:style-name="ro1">
          <table:table-cell office:value-type="float" office:value="20478043" calcext:value-type="float">
            <text:p>20478043</text:p>
          </table:table-cell>
          <table:table-cell table:formula="of:=[.A1282]/1000/(60*60*24)" office:value-type="time" office:time-value="PT05H41M18.043S" calcext:value-type="time">
            <text:p>05:41:18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357.9" calcext:value-type="float">
            <text:p>1357.9</text:p>
          </table:table-cell>
          <table:table-cell office:value-type="float" office:value="1634.9" calcext:value-type="float">
            <text:p>1634.9</text:p>
          </table:table-cell>
        </table:table-row>
        <table:table-row table:style-name="ro1">
          <table:table-cell office:value-type="float" office:value="20494043" calcext:value-type="float">
            <text:p>20494043</text:p>
          </table:table-cell>
          <table:table-cell table:formula="of:=[.A1283]/1000/(60*60*24)" office:value-type="time" office:time-value="PT05H41M34.043S" calcext:value-type="time">
            <text:p>05:41:34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358.94" calcext:value-type="float">
            <text:p>1358.94</text:p>
          </table:table-cell>
          <table:table-cell office:value-type="float" office:value="1636.13" calcext:value-type="float">
            <text:p>1636.13</text:p>
          </table:table-cell>
        </table:table-row>
        <table:table-row table:style-name="ro1">
          <table:table-cell office:value-type="float" office:value="20510043" calcext:value-type="float">
            <text:p>20510043</text:p>
          </table:table-cell>
          <table:table-cell table:formula="of:=[.A1284]/1000/(60*60*24)" office:value-type="time" office:time-value="PT05H41M50.043S" calcext:value-type="time">
            <text:p>05:41:5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359.98" calcext:value-type="float">
            <text:p>1359.98</text:p>
          </table:table-cell>
          <table:table-cell office:value-type="float" office:value="1637.35" calcext:value-type="float">
            <text:p>1637.35</text:p>
          </table:table-cell>
        </table:table-row>
        <table:table-row table:style-name="ro1">
          <table:table-cell office:value-type="float" office:value="20526043" calcext:value-type="float">
            <text:p>20526043</text:p>
          </table:table-cell>
          <table:table-cell table:formula="of:=[.A1285]/1000/(60*60*24)" office:value-type="time" office:time-value="PT05H42M06.043S" calcext:value-type="time">
            <text:p>05:42:06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361.02" calcext:value-type="float">
            <text:p>1361.02</text:p>
          </table:table-cell>
          <table:table-cell office:value-type="float" office:value="1638.58" calcext:value-type="float">
            <text:p>1638.58</text:p>
          </table:table-cell>
        </table:table-row>
        <table:table-row table:style-name="ro1">
          <table:table-cell office:value-type="float" office:value="20542043" calcext:value-type="float">
            <text:p>20542043</text:p>
          </table:table-cell>
          <table:table-cell table:formula="of:=[.A1286]/1000/(60*60*24)" office:value-type="time" office:time-value="PT05H42M22.043S" calcext:value-type="time">
            <text:p>05:42:22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362.05" calcext:value-type="float">
            <text:p>1362.05</text:p>
          </table:table-cell>
          <table:table-cell office:value-type="float" office:value="1639.8" calcext:value-type="float">
            <text:p>1639.8</text:p>
          </table:table-cell>
        </table:table-row>
        <table:table-row table:style-name="ro1">
          <table:table-cell office:value-type="float" office:value="20558043" calcext:value-type="float">
            <text:p>20558043</text:p>
          </table:table-cell>
          <table:table-cell table:formula="of:=[.A1287]/1000/(60*60*24)" office:value-type="time" office:time-value="PT05H42M38.043S" calcext:value-type="time">
            <text:p>05:42:38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363.09" calcext:value-type="float">
            <text:p>1363.09</text:p>
          </table:table-cell>
          <table:table-cell office:value-type="float" office:value="1641.03" calcext:value-type="float">
            <text:p>1641.03</text:p>
          </table:table-cell>
        </table:table-row>
        <table:table-row table:style-name="ro1">
          <table:table-cell office:value-type="float" office:value="20574043" calcext:value-type="float">
            <text:p>20574043</text:p>
          </table:table-cell>
          <table:table-cell table:formula="of:=[.A1288]/1000/(60*60*24)" office:value-type="time" office:time-value="PT05H42M54.043S" calcext:value-type="time">
            <text:p>05:42:54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364.13" calcext:value-type="float">
            <text:p>1364.13</text:p>
          </table:table-cell>
          <table:table-cell office:value-type="float" office:value="1642.26" calcext:value-type="float">
            <text:p>1642.26</text:p>
          </table:table-cell>
        </table:table-row>
        <table:table-row table:style-name="ro1">
          <table:table-cell office:value-type="float" office:value="20590043" calcext:value-type="float">
            <text:p>20590043</text:p>
          </table:table-cell>
          <table:table-cell table:formula="of:=[.A1289]/1000/(60*60*24)" office:value-type="time" office:time-value="PT05H43M10.043S" calcext:value-type="time">
            <text:p>05:43:1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365.17" calcext:value-type="float">
            <text:p>1365.17</text:p>
          </table:table-cell>
          <table:table-cell office:value-type="float" office:value="1643.48" calcext:value-type="float">
            <text:p>1643.48</text:p>
          </table:table-cell>
        </table:table-row>
        <table:table-row table:style-name="ro1">
          <table:table-cell office:value-type="float" office:value="20606043" calcext:value-type="float">
            <text:p>20606043</text:p>
          </table:table-cell>
          <table:table-cell table:formula="of:=[.A1290]/1000/(60*60*24)" office:value-type="time" office:time-value="PT05H43M26.043S" calcext:value-type="time">
            <text:p>05:43:26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366.21" calcext:value-type="float">
            <text:p>1366.21</text:p>
          </table:table-cell>
          <table:table-cell office:value-type="float" office:value="1644.71" calcext:value-type="float">
            <text:p>1644.71</text:p>
          </table:table-cell>
        </table:table-row>
        <table:table-row table:style-name="ro1">
          <table:table-cell office:value-type="float" office:value="20622043" calcext:value-type="float">
            <text:p>20622043</text:p>
          </table:table-cell>
          <table:table-cell table:formula="of:=[.A1291]/1000/(60*60*24)" office:value-type="time" office:time-value="PT05H43M42.043S" calcext:value-type="time">
            <text:p>05:43:42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367.25" calcext:value-type="float">
            <text:p>1367.25</text:p>
          </table:table-cell>
          <table:table-cell office:value-type="float" office:value="1645.93" calcext:value-type="float">
            <text:p>1645.93</text:p>
          </table:table-cell>
        </table:table-row>
        <table:table-row table:style-name="ro1">
          <table:table-cell office:value-type="float" office:value="20638043" calcext:value-type="float">
            <text:p>20638043</text:p>
          </table:table-cell>
          <table:table-cell table:formula="of:=[.A1292]/1000/(60*60*24)" office:value-type="time" office:time-value="PT05H43M58.043S" calcext:value-type="time">
            <text:p>05:43:58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368.29" calcext:value-type="float">
            <text:p>1368.29</text:p>
          </table:table-cell>
          <table:table-cell office:value-type="float" office:value="1647.16" calcext:value-type="float">
            <text:p>1647.16</text:p>
          </table:table-cell>
        </table:table-row>
        <table:table-row table:style-name="ro1">
          <table:table-cell office:value-type="float" office:value="20654043" calcext:value-type="float">
            <text:p>20654043</text:p>
          </table:table-cell>
          <table:table-cell table:formula="of:=[.A1293]/1000/(60*60*24)" office:value-type="time" office:time-value="PT05H44M14.043S" calcext:value-type="time">
            <text:p>05:44:14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369.33" calcext:value-type="float">
            <text:p>1369.33</text:p>
          </table:table-cell>
          <table:table-cell office:value-type="float" office:value="1648.38" calcext:value-type="float">
            <text:p>1648.38</text:p>
          </table:table-cell>
        </table:table-row>
        <table:table-row table:style-name="ro1">
          <table:table-cell office:value-type="float" office:value="20670043" calcext:value-type="float">
            <text:p>20670043</text:p>
          </table:table-cell>
          <table:table-cell table:formula="of:=[.A1294]/1000/(60*60*24)" office:value-type="time" office:time-value="PT05H44M30.043S" calcext:value-type="time">
            <text:p>05:44:30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370.37" calcext:value-type="float">
            <text:p>1370.37</text:p>
          </table:table-cell>
          <table:table-cell office:value-type="float" office:value="1649.61" calcext:value-type="float">
            <text:p>1649.61</text:p>
          </table:table-cell>
        </table:table-row>
        <table:table-row table:style-name="ro1">
          <table:table-cell office:value-type="float" office:value="20686043" calcext:value-type="float">
            <text:p>20686043</text:p>
          </table:table-cell>
          <table:table-cell table:formula="of:=[.A1295]/1000/(60*60*24)" office:value-type="time" office:time-value="PT05H44M46.043S" calcext:value-type="time">
            <text:p>05:44:46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371.41" calcext:value-type="float">
            <text:p>1371.41</text:p>
          </table:table-cell>
          <table:table-cell office:value-type="float" office:value="1650.83" calcext:value-type="float">
            <text:p>1650.83</text:p>
          </table:table-cell>
        </table:table-row>
        <table:table-row table:style-name="ro1">
          <table:table-cell office:value-type="float" office:value="20702043" calcext:value-type="float">
            <text:p>20702043</text:p>
          </table:table-cell>
          <table:table-cell table:formula="of:=[.A1296]/1000/(60*60*24)" office:value-type="time" office:time-value="PT05H45M02.043S" calcext:value-type="time">
            <text:p>05:45:02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372.45" calcext:value-type="float">
            <text:p>1372.45</text:p>
          </table:table-cell>
          <table:table-cell office:value-type="float" office:value="1652.05" calcext:value-type="float">
            <text:p>1652.05</text:p>
          </table:table-cell>
        </table:table-row>
        <table:table-row table:style-name="ro1">
          <table:table-cell office:value-type="float" office:value="20718043" calcext:value-type="float">
            <text:p>20718043</text:p>
          </table:table-cell>
          <table:table-cell table:formula="of:=[.A1297]/1000/(60*60*24)" office:value-type="time" office:time-value="PT05H45M18.043S" calcext:value-type="time">
            <text:p>05:45:18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373.48" calcext:value-type="float">
            <text:p>1373.48</text:p>
          </table:table-cell>
          <table:table-cell office:value-type="float" office:value="1653.28" calcext:value-type="float">
            <text:p>1653.28</text:p>
          </table:table-cell>
        </table:table-row>
        <table:table-row table:style-name="ro1">
          <table:table-cell office:value-type="float" office:value="20734043" calcext:value-type="float">
            <text:p>20734043</text:p>
          </table:table-cell>
          <table:table-cell table:formula="of:=[.A1298]/1000/(60*60*24)" office:value-type="time" office:time-value="PT05H45M34.043S" calcext:value-type="time">
            <text:p>05:45:34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374.52" calcext:value-type="float">
            <text:p>1374.52</text:p>
          </table:table-cell>
          <table:table-cell office:value-type="float" office:value="1654.5" calcext:value-type="float">
            <text:p>1654.5</text:p>
          </table:table-cell>
        </table:table-row>
        <table:table-row table:style-name="ro1">
          <table:table-cell office:value-type="float" office:value="20750043" calcext:value-type="float">
            <text:p>20750043</text:p>
          </table:table-cell>
          <table:table-cell table:formula="of:=[.A1299]/1000/(60*60*24)" office:value-type="time" office:time-value="PT05H45M50.043S" calcext:value-type="time">
            <text:p>05:45:50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375.56" calcext:value-type="float">
            <text:p>1375.56</text:p>
          </table:table-cell>
          <table:table-cell office:value-type="float" office:value="1655.73" calcext:value-type="float">
            <text:p>1655.73</text:p>
          </table:table-cell>
        </table:table-row>
        <table:table-row table:style-name="ro1">
          <table:table-cell office:value-type="float" office:value="20766043" calcext:value-type="float">
            <text:p>20766043</text:p>
          </table:table-cell>
          <table:table-cell table:formula="of:=[.A1300]/1000/(60*60*24)" office:value-type="time" office:time-value="PT05H46M06.043S" calcext:value-type="time">
            <text:p>05:46:06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376.6" calcext:value-type="float">
            <text:p>1376.6</text:p>
          </table:table-cell>
          <table:table-cell office:value-type="float" office:value="1656.95" calcext:value-type="float">
            <text:p>1656.95</text:p>
          </table:table-cell>
        </table:table-row>
        <table:table-row table:style-name="ro1">
          <table:table-cell office:value-type="float" office:value="20782043" calcext:value-type="float">
            <text:p>20782043</text:p>
          </table:table-cell>
          <table:table-cell table:formula="of:=[.A1301]/1000/(60*60*24)" office:value-type="time" office:time-value="PT05H46M22.043S" calcext:value-type="time">
            <text:p>05:46:22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377.64" calcext:value-type="float">
            <text:p>1377.64</text:p>
          </table:table-cell>
          <table:table-cell office:value-type="float" office:value="1658.17" calcext:value-type="float">
            <text:p>1658.17</text:p>
          </table:table-cell>
        </table:table-row>
        <table:table-row table:style-name="ro1">
          <table:table-cell office:value-type="float" office:value="20798043" calcext:value-type="float">
            <text:p>20798043</text:p>
          </table:table-cell>
          <table:table-cell table:formula="of:=[.A1302]/1000/(60*60*24)" office:value-type="time" office:time-value="PT05H46M38.043S" calcext:value-type="time">
            <text:p>05:46:38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378.68" calcext:value-type="float">
            <text:p>1378.68</text:p>
          </table:table-cell>
          <table:table-cell office:value-type="float" office:value="1659.4" calcext:value-type="float">
            <text:p>1659.4</text:p>
          </table:table-cell>
        </table:table-row>
        <table:table-row table:style-name="ro1">
          <table:table-cell office:value-type="float" office:value="20814043" calcext:value-type="float">
            <text:p>20814043</text:p>
          </table:table-cell>
          <table:table-cell table:formula="of:=[.A1303]/1000/(60*60*24)" office:value-type="time" office:time-value="PT05H46M54.043S" calcext:value-type="time">
            <text:p>05:46:54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379.72" calcext:value-type="float">
            <text:p>1379.72</text:p>
          </table:table-cell>
          <table:table-cell office:value-type="float" office:value="1660.62" calcext:value-type="float">
            <text:p>1660.62</text:p>
          </table:table-cell>
        </table:table-row>
        <table:table-row table:style-name="ro1">
          <table:table-cell office:value-type="float" office:value="20830043" calcext:value-type="float">
            <text:p>20830043</text:p>
          </table:table-cell>
          <table:table-cell table:formula="of:=[.A1304]/1000/(60*60*24)" office:value-type="time" office:time-value="PT05H47M10.043S" calcext:value-type="time">
            <text:p>05:47:10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380.76" calcext:value-type="float">
            <text:p>1380.76</text:p>
          </table:table-cell>
          <table:table-cell office:value-type="float" office:value="1661.85" calcext:value-type="float">
            <text:p>1661.85</text:p>
          </table:table-cell>
        </table:table-row>
        <table:table-row table:style-name="ro1">
          <table:table-cell office:value-type="float" office:value="20846043" calcext:value-type="float">
            <text:p>20846043</text:p>
          </table:table-cell>
          <table:table-cell table:formula="of:=[.A1305]/1000/(60*60*24)" office:value-type="time" office:time-value="PT05H47M26.043S" calcext:value-type="time">
            <text:p>05:47:26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381.79" calcext:value-type="float">
            <text:p>1381.79</text:p>
          </table:table-cell>
          <table:table-cell office:value-type="float" office:value="1663.07" calcext:value-type="float">
            <text:p>1663.07</text:p>
          </table:table-cell>
        </table:table-row>
        <table:table-row table:style-name="ro1">
          <table:table-cell office:value-type="float" office:value="20862043" calcext:value-type="float">
            <text:p>20862043</text:p>
          </table:table-cell>
          <table:table-cell table:formula="of:=[.A1306]/1000/(60*60*24)" office:value-type="time" office:time-value="PT05H47M42.043S" calcext:value-type="time">
            <text:p>05:47:42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382.83" calcext:value-type="float">
            <text:p>1382.83</text:p>
          </table:table-cell>
          <table:table-cell office:value-type="float" office:value="1664.29" calcext:value-type="float">
            <text:p>1664.29</text:p>
          </table:table-cell>
        </table:table-row>
        <table:table-row table:style-name="ro1">
          <table:table-cell office:value-type="float" office:value="20878043" calcext:value-type="float">
            <text:p>20878043</text:p>
          </table:table-cell>
          <table:table-cell table:formula="of:=[.A1307]/1000/(60*60*24)" office:value-type="time" office:time-value="PT05H47M58.043S" calcext:value-type="time">
            <text:p>05:47:58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383.87" calcext:value-type="float">
            <text:p>1383.87</text:p>
          </table:table-cell>
          <table:table-cell office:value-type="float" office:value="1665.51" calcext:value-type="float">
            <text:p>1665.51</text:p>
          </table:table-cell>
        </table:table-row>
        <table:table-row table:style-name="ro1">
          <table:table-cell office:value-type="float" office:value="20894043" calcext:value-type="float">
            <text:p>20894043</text:p>
          </table:table-cell>
          <table:table-cell table:formula="of:=[.A1308]/1000/(60*60*24)" office:value-type="time" office:time-value="PT05H48M14.043S" calcext:value-type="time">
            <text:p>05:48:14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5" calcext:value-type="float">
            <text:p>274.45</text:p>
          </table:table-cell>
          <table:table-cell office:value-type="float" office:value="1384.91" calcext:value-type="float">
            <text:p>1384.91</text:p>
          </table:table-cell>
          <table:table-cell office:value-type="float" office:value="1666.74" calcext:value-type="float">
            <text:p>1666.74</text:p>
          </table:table-cell>
        </table:table-row>
        <table:table-row table:style-name="ro1">
          <table:table-cell office:value-type="float" office:value="20910043" calcext:value-type="float">
            <text:p>20910043</text:p>
          </table:table-cell>
          <table:table-cell table:formula="of:=[.A1309]/1000/(60*60*24)" office:value-type="time" office:time-value="PT05H48M30.043S" calcext:value-type="time">
            <text:p>05:48:30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1385.95" calcext:value-type="float">
            <text:p>1385.95</text:p>
          </table:table-cell>
          <table:table-cell office:value-type="float" office:value="1667.96" calcext:value-type="float">
            <text:p>1667.96</text:p>
          </table:table-cell>
        </table:table-row>
        <table:table-row table:style-name="ro1">
          <table:table-cell office:value-type="float" office:value="20926043" calcext:value-type="float">
            <text:p>20926043</text:p>
          </table:table-cell>
          <table:table-cell table:formula="of:=[.A1310]/1000/(60*60*24)" office:value-type="time" office:time-value="PT05H48M46.043S" calcext:value-type="time">
            <text:p>05:48:46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386.99" calcext:value-type="float">
            <text:p>1386.99</text:p>
          </table:table-cell>
          <table:table-cell office:value-type="float" office:value="1669.18" calcext:value-type="float">
            <text:p>1669.18</text:p>
          </table:table-cell>
        </table:table-row>
        <table:table-row table:style-name="ro1">
          <table:table-cell office:value-type="float" office:value="20942043" calcext:value-type="float">
            <text:p>20942043</text:p>
          </table:table-cell>
          <table:table-cell table:formula="of:=[.A1311]/1000/(60*60*24)" office:value-type="time" office:time-value="PT05H49M02.043S" calcext:value-type="time">
            <text:p>05:49:02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1388.03" calcext:value-type="float">
            <text:p>1388.03</text:p>
          </table:table-cell>
          <table:table-cell office:value-type="float" office:value="1670.4" calcext:value-type="float">
            <text:p>1670.4</text:p>
          </table:table-cell>
        </table:table-row>
        <table:table-row table:style-name="ro1">
          <table:table-cell office:value-type="float" office:value="20958043" calcext:value-type="float">
            <text:p>20958043</text:p>
          </table:table-cell>
          <table:table-cell table:formula="of:=[.A1312]/1000/(60*60*24)" office:value-type="time" office:time-value="PT05H49M18.043S" calcext:value-type="time">
            <text:p>05:49:18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389.06" calcext:value-type="float">
            <text:p>1389.06</text:p>
          </table:table-cell>
          <table:table-cell office:value-type="float" office:value="1671.62" calcext:value-type="float">
            <text:p>1671.62</text:p>
          </table:table-cell>
        </table:table-row>
        <table:table-row table:style-name="ro1">
          <table:table-cell office:value-type="float" office:value="20974043" calcext:value-type="float">
            <text:p>20974043</text:p>
          </table:table-cell>
          <table:table-cell table:formula="of:=[.A1313]/1000/(60*60*24)" office:value-type="time" office:time-value="PT05H49M34.043S" calcext:value-type="time">
            <text:p>05:49:34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390.1" calcext:value-type="float">
            <text:p>1390.1</text:p>
          </table:table-cell>
          <table:table-cell office:value-type="float" office:value="1672.85" calcext:value-type="float">
            <text:p>1672.85</text:p>
          </table:table-cell>
        </table:table-row>
        <table:table-row table:style-name="ro1">
          <table:table-cell office:value-type="float" office:value="20990043" calcext:value-type="float">
            <text:p>20990043</text:p>
          </table:table-cell>
          <table:table-cell table:formula="of:=[.A1314]/1000/(60*60*24)" office:value-type="time" office:time-value="PT05H49M50.043S" calcext:value-type="time">
            <text:p>05:49:50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391.14" calcext:value-type="float">
            <text:p>1391.14</text:p>
          </table:table-cell>
          <table:table-cell office:value-type="float" office:value="1674.07" calcext:value-type="float">
            <text:p>1674.07</text:p>
          </table:table-cell>
        </table:table-row>
        <table:table-row table:style-name="ro1">
          <table:table-cell office:value-type="float" office:value="21006043" calcext:value-type="float">
            <text:p>21006043</text:p>
          </table:table-cell>
          <table:table-cell table:formula="of:=[.A1315]/1000/(60*60*24)" office:value-type="time" office:time-value="PT05H50M06.043S" calcext:value-type="time">
            <text:p>05:50:06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392.17" calcext:value-type="float">
            <text:p>1392.17</text:p>
          </table:table-cell>
          <table:table-cell office:value-type="float" office:value="1675.29" calcext:value-type="float">
            <text:p>1675.29</text:p>
          </table:table-cell>
        </table:table-row>
        <table:table-row table:style-name="ro1">
          <table:table-cell office:value-type="float" office:value="21022043" calcext:value-type="float">
            <text:p>21022043</text:p>
          </table:table-cell>
          <table:table-cell table:formula="of:=[.A1316]/1000/(60*60*24)" office:value-type="time" office:time-value="PT05H50M22.043S" calcext:value-type="time">
            <text:p>05:50:22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393.21" calcext:value-type="float">
            <text:p>1393.21</text:p>
          </table:table-cell>
          <table:table-cell office:value-type="float" office:value="1676.51" calcext:value-type="float">
            <text:p>1676.51</text:p>
          </table:table-cell>
        </table:table-row>
        <table:table-row table:style-name="ro1">
          <table:table-cell office:value-type="float" office:value="21038043" calcext:value-type="float">
            <text:p>21038043</text:p>
          </table:table-cell>
          <table:table-cell table:formula="of:=[.A1317]/1000/(60*60*24)" office:value-type="time" office:time-value="PT05H50M38.043S" calcext:value-type="time">
            <text:p>05:50:38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394.25" calcext:value-type="float">
            <text:p>1394.25</text:p>
          </table:table-cell>
          <table:table-cell office:value-type="float" office:value="1677.73" calcext:value-type="float">
            <text:p>1677.73</text:p>
          </table:table-cell>
        </table:table-row>
        <table:table-row table:style-name="ro1">
          <table:table-cell office:value-type="float" office:value="21054043" calcext:value-type="float">
            <text:p>21054043</text:p>
          </table:table-cell>
          <table:table-cell table:formula="of:=[.A1318]/1000/(60*60*24)" office:value-type="time" office:time-value="PT05H50M54.043S" calcext:value-type="time">
            <text:p>05:50:54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5.26" calcext:value-type="float">
            <text:p>275.26</text:p>
          </table:table-cell>
          <table:table-cell office:value-type="float" office:value="1395.29" calcext:value-type="float">
            <text:p>1395.29</text:p>
          </table:table-cell>
          <table:table-cell office:value-type="float" office:value="1678.95" calcext:value-type="float">
            <text:p>1678.95</text:p>
          </table:table-cell>
        </table:table-row>
        <table:table-row table:style-name="ro1">
          <table:table-cell office:value-type="float" office:value="21070043" calcext:value-type="float">
            <text:p>21070043</text:p>
          </table:table-cell>
          <table:table-cell table:formula="of:=[.A1319]/1000/(60*60*24)" office:value-type="time" office:time-value="PT05H51M10.043S" calcext:value-type="time">
            <text:p>05:51:10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396.32" calcext:value-type="float">
            <text:p>1396.32</text:p>
          </table:table-cell>
          <table:table-cell office:value-type="float" office:value="1680.17" calcext:value-type="float">
            <text:p>1680.17</text:p>
          </table:table-cell>
        </table:table-row>
        <table:table-row table:style-name="ro1">
          <table:table-cell office:value-type="float" office:value="21086043" calcext:value-type="float">
            <text:p>21086043</text:p>
          </table:table-cell>
          <table:table-cell table:formula="of:=[.A1320]/1000/(60*60*24)" office:value-type="time" office:time-value="PT05H51M26.043S" calcext:value-type="time">
            <text:p>05:51:26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397.36" calcext:value-type="float">
            <text:p>1397.36</text:p>
          </table:table-cell>
          <table:table-cell office:value-type="float" office:value="1681.39" calcext:value-type="float">
            <text:p>1681.39</text:p>
          </table:table-cell>
        </table:table-row>
        <table:table-row table:style-name="ro1">
          <table:table-cell office:value-type="float" office:value="21102043" calcext:value-type="float">
            <text:p>21102043</text:p>
          </table:table-cell>
          <table:table-cell table:formula="of:=[.A1321]/1000/(60*60*24)" office:value-type="time" office:time-value="PT05H51M42.043S" calcext:value-type="time">
            <text:p>05:51:42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398.4" calcext:value-type="float">
            <text:p>1398.4</text:p>
          </table:table-cell>
          <table:table-cell office:value-type="float" office:value="1682.61" calcext:value-type="float">
            <text:p>1682.61</text:p>
          </table:table-cell>
        </table:table-row>
        <table:table-row table:style-name="ro1">
          <table:table-cell office:value-type="float" office:value="21118043" calcext:value-type="float">
            <text:p>21118043</text:p>
          </table:table-cell>
          <table:table-cell table:formula="of:=[.A1322]/1000/(60*60*24)" office:value-type="time" office:time-value="PT05H51M58.043S" calcext:value-type="time">
            <text:p>05:51:58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399.44" calcext:value-type="float">
            <text:p>1399.44</text:p>
          </table:table-cell>
          <table:table-cell office:value-type="float" office:value="1683.83" calcext:value-type="float">
            <text:p>1683.83</text:p>
          </table:table-cell>
        </table:table-row>
        <table:table-row table:style-name="ro1">
          <table:table-cell office:value-type="float" office:value="21134043" calcext:value-type="float">
            <text:p>21134043</text:p>
          </table:table-cell>
          <table:table-cell table:formula="of:=[.A1323]/1000/(60*60*24)" office:value-type="time" office:time-value="PT05H52M14.043S" calcext:value-type="time">
            <text:p>05:52:14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5.14" calcext:value-type="float">
            <text:p>275.14</text:p>
          </table:table-cell>
          <table:table-cell office:value-type="float" office:value="1400.47" calcext:value-type="float">
            <text:p>1400.47</text:p>
          </table:table-cell>
          <table:table-cell office:value-type="float" office:value="1685.05" calcext:value-type="float">
            <text:p>1685.05</text:p>
          </table:table-cell>
        </table:table-row>
        <table:table-row table:style-name="ro1">
          <table:table-cell office:value-type="float" office:value="21150043" calcext:value-type="float">
            <text:p>21150043</text:p>
          </table:table-cell>
          <table:table-cell table:formula="of:=[.A1324]/1000/(60*60*24)" office:value-type="time" office:time-value="PT05H52M30.043S" calcext:value-type="time">
            <text:p>05:52:30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401.51" calcext:value-type="float">
            <text:p>1401.51</text:p>
          </table:table-cell>
          <table:table-cell office:value-type="float" office:value="1686.26" calcext:value-type="float">
            <text:p>1686.26</text:p>
          </table:table-cell>
        </table:table-row>
        <table:table-row table:style-name="ro1">
          <table:table-cell office:value-type="float" office:value="21166043" calcext:value-type="float">
            <text:p>21166043</text:p>
          </table:table-cell>
          <table:table-cell table:formula="of:=[.A1325]/1000/(60*60*24)" office:value-type="time" office:time-value="PT05H52M46.043S" calcext:value-type="time">
            <text:p>05:52:46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402.55" calcext:value-type="float">
            <text:p>1402.55</text:p>
          </table:table-cell>
          <table:table-cell office:value-type="float" office:value="1687.48" calcext:value-type="float">
            <text:p>1687.48</text:p>
          </table:table-cell>
        </table:table-row>
        <table:table-row table:style-name="ro1">
          <table:table-cell office:value-type="float" office:value="21182043" calcext:value-type="float">
            <text:p>21182043</text:p>
          </table:table-cell>
          <table:table-cell table:formula="of:=[.A1326]/1000/(60*60*24)" office:value-type="time" office:time-value="PT05H53M02.043S" calcext:value-type="time">
            <text:p>05:53:02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9" calcext:value-type="float">
            <text:p>274.09</text:p>
          </table:table-cell>
          <table:table-cell office:value-type="float" office:value="1403.58" calcext:value-type="float">
            <text:p>1403.58</text:p>
          </table:table-cell>
          <table:table-cell office:value-type="float" office:value="1688.7" calcext:value-type="float">
            <text:p>1688.7</text:p>
          </table:table-cell>
        </table:table-row>
        <table:table-row table:style-name="ro1">
          <table:table-cell office:value-type="float" office:value="21198043" calcext:value-type="float">
            <text:p>21198043</text:p>
          </table:table-cell>
          <table:table-cell table:formula="of:=[.A1327]/1000/(60*60*24)" office:value-type="time" office:time-value="PT05H53M18.043S" calcext:value-type="time">
            <text:p>05:53:18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404.62" calcext:value-type="float">
            <text:p>1404.62</text:p>
          </table:table-cell>
          <table:table-cell office:value-type="float" office:value="1689.92" calcext:value-type="float">
            <text:p>1689.92</text:p>
          </table:table-cell>
        </table:table-row>
        <table:table-row table:style-name="ro1">
          <table:table-cell office:value-type="float" office:value="21214043" calcext:value-type="float">
            <text:p>21214043</text:p>
          </table:table-cell>
          <table:table-cell table:formula="of:=[.A1328]/1000/(60*60*24)" office:value-type="time" office:time-value="PT05H53M34.043S" calcext:value-type="time">
            <text:p>05:53:34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5.14" calcext:value-type="float">
            <text:p>275.14</text:p>
          </table:table-cell>
          <table:table-cell office:value-type="float" office:value="1405.66" calcext:value-type="float">
            <text:p>1405.66</text:p>
          </table:table-cell>
          <table:table-cell office:value-type="float" office:value="1691.14" calcext:value-type="float">
            <text:p>1691.14</text:p>
          </table:table-cell>
        </table:table-row>
        <table:table-row table:style-name="ro1">
          <table:table-cell office:value-type="float" office:value="21230043" calcext:value-type="float">
            <text:p>21230043</text:p>
          </table:table-cell>
          <table:table-cell table:formula="of:=[.A1329]/1000/(60*60*24)" office:value-type="time" office:time-value="PT05H53M50.043S" calcext:value-type="time">
            <text:p>05:53:50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5.14" calcext:value-type="float">
            <text:p>275.14</text:p>
          </table:table-cell>
          <table:table-cell office:value-type="float" office:value="1406.69" calcext:value-type="float">
            <text:p>1406.69</text:p>
          </table:table-cell>
          <table:table-cell office:value-type="float" office:value="1692.36" calcext:value-type="float">
            <text:p>1692.36</text:p>
          </table:table-cell>
        </table:table-row>
        <table:table-row table:style-name="ro1">
          <table:table-cell office:value-type="float" office:value="21246043" calcext:value-type="float">
            <text:p>21246043</text:p>
          </table:table-cell>
          <table:table-cell table:formula="of:=[.A1330]/1000/(60*60*24)" office:value-type="time" office:time-value="PT05H54M06.043S" calcext:value-type="time">
            <text:p>05:54:06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5.02" calcext:value-type="float">
            <text:p>275.02</text:p>
          </table:table-cell>
          <table:table-cell office:value-type="float" office:value="1407.73" calcext:value-type="float">
            <text:p>1407.73</text:p>
          </table:table-cell>
          <table:table-cell office:value-type="float" office:value="1693.58" calcext:value-type="float">
            <text:p>1693.58</text:p>
          </table:table-cell>
        </table:table-row>
        <table:table-row table:style-name="ro1">
          <table:table-cell office:value-type="float" office:value="21262043" calcext:value-type="float">
            <text:p>21262043</text:p>
          </table:table-cell>
          <table:table-cell table:formula="of:=[.A1331]/1000/(60*60*24)" office:value-type="time" office:time-value="PT05H54M22.043S" calcext:value-type="time">
            <text:p>05:54:22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9" calcext:value-type="float">
            <text:p>274.09</text:p>
          </table:table-cell>
          <table:table-cell office:value-type="float" office:value="1408.77" calcext:value-type="float">
            <text:p>1408.77</text:p>
          </table:table-cell>
          <table:table-cell office:value-type="float" office:value="1694.8" calcext:value-type="float">
            <text:p>1694.8</text:p>
          </table:table-cell>
        </table:table-row>
        <table:table-row table:style-name="ro1">
          <table:table-cell office:value-type="float" office:value="21278043" calcext:value-type="float">
            <text:p>21278043</text:p>
          </table:table-cell>
          <table:table-cell table:formula="of:=[.A1332]/1000/(60*60*24)" office:value-type="time" office:time-value="PT05H54M38.043S" calcext:value-type="time">
            <text:p>05:54:38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409.81" calcext:value-type="float">
            <text:p>1409.81</text:p>
          </table:table-cell>
          <table:table-cell office:value-type="float" office:value="1696.02" calcext:value-type="float">
            <text:p>1696.02</text:p>
          </table:table-cell>
        </table:table-row>
        <table:table-row table:style-name="ro1">
          <table:table-cell office:value-type="float" office:value="21294043" calcext:value-type="float">
            <text:p>21294043</text:p>
          </table:table-cell>
          <table:table-cell table:formula="of:=[.A1333]/1000/(60*60*24)" office:value-type="time" office:time-value="PT05H54M54.043S" calcext:value-type="time">
            <text:p>05:54:54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410.84" calcext:value-type="float">
            <text:p>1410.84</text:p>
          </table:table-cell>
          <table:table-cell office:value-type="float" office:value="1697.24" calcext:value-type="float">
            <text:p>1697.24</text:p>
          </table:table-cell>
        </table:table-row>
        <table:table-row table:style-name="ro1">
          <table:table-cell office:value-type="float" office:value="21310043" calcext:value-type="float">
            <text:p>21310043</text:p>
          </table:table-cell>
          <table:table-cell table:formula="of:=[.A1334]/1000/(60*60*24)" office:value-type="time" office:time-value="PT05H55M10.043S" calcext:value-type="time">
            <text:p>05:55:10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411.88" calcext:value-type="float">
            <text:p>1411.88</text:p>
          </table:table-cell>
          <table:table-cell office:value-type="float" office:value="1698.45" calcext:value-type="float">
            <text:p>1698.45</text:p>
          </table:table-cell>
        </table:table-row>
        <table:table-row table:style-name="ro1">
          <table:table-cell office:value-type="float" office:value="21326043" calcext:value-type="float">
            <text:p>21326043</text:p>
          </table:table-cell>
          <table:table-cell table:formula="of:=[.A1335]/1000/(60*60*24)" office:value-type="time" office:time-value="PT05H55M26.043S" calcext:value-type="time">
            <text:p>05:55:26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412.92" calcext:value-type="float">
            <text:p>1412.92</text:p>
          </table:table-cell>
          <table:table-cell office:value-type="float" office:value="1699.67" calcext:value-type="float">
            <text:p>1699.67</text:p>
          </table:table-cell>
        </table:table-row>
        <table:table-row table:style-name="ro1">
          <table:table-cell office:value-type="float" office:value="21342043" calcext:value-type="float">
            <text:p>21342043</text:p>
          </table:table-cell>
          <table:table-cell table:formula="of:=[.A1336]/1000/(60*60*24)" office:value-type="time" office:time-value="PT05H55M42.043S" calcext:value-type="time">
            <text:p>05:55:42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413.95" calcext:value-type="float">
            <text:p>1413.95</text:p>
          </table:table-cell>
          <table:table-cell office:value-type="float" office:value="1700.89" calcext:value-type="float">
            <text:p>1700.89</text:p>
          </table:table-cell>
        </table:table-row>
        <table:table-row table:style-name="ro1">
          <table:table-cell office:value-type="float" office:value="21358043" calcext:value-type="float">
            <text:p>21358043</text:p>
          </table:table-cell>
          <table:table-cell table:formula="of:=[.A1337]/1000/(60*60*24)" office:value-type="time" office:time-value="PT05H55M58.043S" calcext:value-type="time">
            <text:p>05:55:58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414.99" calcext:value-type="float">
            <text:p>1414.99</text:p>
          </table:table-cell>
          <table:table-cell office:value-type="float" office:value="1702.11" calcext:value-type="float">
            <text:p>1702.11</text:p>
          </table:table-cell>
        </table:table-row>
        <table:table-row table:style-name="ro1">
          <table:table-cell office:value-type="float" office:value="21374043" calcext:value-type="float">
            <text:p>21374043</text:p>
          </table:table-cell>
          <table:table-cell table:formula="of:=[.A1338]/1000/(60*60*24)" office:value-type="time" office:time-value="PT05H56M14.043S" calcext:value-type="time">
            <text:p>05:56:14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416.02" calcext:value-type="float">
            <text:p>1416.02</text:p>
          </table:table-cell>
          <table:table-cell office:value-type="float" office:value="1703.32" calcext:value-type="float">
            <text:p>1703.32</text:p>
          </table:table-cell>
        </table:table-row>
        <table:table-row table:style-name="ro1">
          <table:table-cell office:value-type="float" office:value="21390043" calcext:value-type="float">
            <text:p>21390043</text:p>
          </table:table-cell>
          <table:table-cell table:formula="of:=[.A1339]/1000/(60*60*24)" office:value-type="time" office:time-value="PT05H56M30.043S" calcext:value-type="time">
            <text:p>05:56:30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417.06" calcext:value-type="float">
            <text:p>1417.06</text:p>
          </table:table-cell>
          <table:table-cell office:value-type="float" office:value="1704.54" calcext:value-type="float">
            <text:p>1704.54</text:p>
          </table:table-cell>
        </table:table-row>
        <table:table-row table:style-name="ro1">
          <table:table-cell office:value-type="float" office:value="21406043" calcext:value-type="float">
            <text:p>21406043</text:p>
          </table:table-cell>
          <table:table-cell table:formula="of:=[.A1340]/1000/(60*60*24)" office:value-type="time" office:time-value="PT05H56M46.043S" calcext:value-type="time">
            <text:p>05:56:46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418.09" calcext:value-type="float">
            <text:p>1418.09</text:p>
          </table:table-cell>
          <table:table-cell office:value-type="float" office:value="1705.76" calcext:value-type="float">
            <text:p>1705.76</text:p>
          </table:table-cell>
        </table:table-row>
        <table:table-row table:style-name="ro1">
          <table:table-cell office:value-type="float" office:value="21422043" calcext:value-type="float">
            <text:p>21422043</text:p>
          </table:table-cell>
          <table:table-cell table:formula="of:=[.A1341]/1000/(60*60*24)" office:value-type="time" office:time-value="PT05H57M02.043S" calcext:value-type="time">
            <text:p>05:57:02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5" calcext:value-type="float">
            <text:p>273.85</text:p>
          </table:table-cell>
          <table:table-cell office:value-type="float" office:value="1419.13" calcext:value-type="float">
            <text:p>1419.13</text:p>
          </table:table-cell>
          <table:table-cell office:value-type="float" office:value="1706.98" calcext:value-type="float">
            <text:p>1706.98</text:p>
          </table:table-cell>
        </table:table-row>
        <table:table-row table:style-name="ro1">
          <table:table-cell office:value-type="float" office:value="21438043" calcext:value-type="float">
            <text:p>21438043</text:p>
          </table:table-cell>
          <table:table-cell table:formula="of:=[.A1342]/1000/(60*60*24)" office:value-type="time" office:time-value="PT05H57M18.043S" calcext:value-type="time">
            <text:p>05:57:18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420.16" calcext:value-type="float">
            <text:p>1420.16</text:p>
          </table:table-cell>
          <table:table-cell office:value-type="float" office:value="1708.19" calcext:value-type="float">
            <text:p>1708.19</text:p>
          </table:table-cell>
        </table:table-row>
        <table:table-row table:style-name="ro1">
          <table:table-cell office:value-type="float" office:value="21454043" calcext:value-type="float">
            <text:p>21454043</text:p>
          </table:table-cell>
          <table:table-cell table:formula="of:=[.A1343]/1000/(60*60*24)" office:value-type="time" office:time-value="PT05H57M34.043S" calcext:value-type="time">
            <text:p>05:57:34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421.2" calcext:value-type="float">
            <text:p>1421.2</text:p>
          </table:table-cell>
          <table:table-cell office:value-type="float" office:value="1709.41" calcext:value-type="float">
            <text:p>1709.41</text:p>
          </table:table-cell>
        </table:table-row>
        <table:table-row table:style-name="ro1">
          <table:table-cell office:value-type="float" office:value="21470043" calcext:value-type="float">
            <text:p>21470043</text:p>
          </table:table-cell>
          <table:table-cell table:formula="of:=[.A1344]/1000/(60*60*24)" office:value-type="time" office:time-value="PT05H57M50.043S" calcext:value-type="time">
            <text:p>05:57:50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422.23" calcext:value-type="float">
            <text:p>1422.23</text:p>
          </table:table-cell>
          <table:table-cell office:value-type="float" office:value="1710.63" calcext:value-type="float">
            <text:p>1710.63</text:p>
          </table:table-cell>
        </table:table-row>
        <table:table-row table:style-name="ro1">
          <table:table-cell office:value-type="float" office:value="21486043" calcext:value-type="float">
            <text:p>21486043</text:p>
          </table:table-cell>
          <table:table-cell table:formula="of:=[.A1345]/1000/(60*60*24)" office:value-type="time" office:time-value="PT05H58M06.043S" calcext:value-type="time">
            <text:p>05:58:06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423.27" calcext:value-type="float">
            <text:p>1423.27</text:p>
          </table:table-cell>
          <table:table-cell office:value-type="float" office:value="1711.84" calcext:value-type="float">
            <text:p>1711.84</text:p>
          </table:table-cell>
        </table:table-row>
        <table:table-row table:style-name="ro1">
          <table:table-cell office:value-type="float" office:value="21502043" calcext:value-type="float">
            <text:p>21502043</text:p>
          </table:table-cell>
          <table:table-cell table:formula="of:=[.A1346]/1000/(60*60*24)" office:value-type="time" office:time-value="PT05H58M22.043S" calcext:value-type="time">
            <text:p>05:58:22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424.31" calcext:value-type="float">
            <text:p>1424.31</text:p>
          </table:table-cell>
          <table:table-cell office:value-type="float" office:value="1713.06" calcext:value-type="float">
            <text:p>1713.06</text:p>
          </table:table-cell>
        </table:table-row>
        <table:table-row table:style-name="ro1">
          <table:table-cell office:value-type="float" office:value="21518043" calcext:value-type="float">
            <text:p>21518043</text:p>
          </table:table-cell>
          <table:table-cell table:formula="of:=[.A1347]/1000/(60*60*24)" office:value-type="time" office:time-value="PT05H58M38.043S" calcext:value-type="time">
            <text:p>05:58:38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425.34" calcext:value-type="float">
            <text:p>1425.34</text:p>
          </table:table-cell>
          <table:table-cell office:value-type="float" office:value="1714.28" calcext:value-type="float">
            <text:p>1714.28</text:p>
          </table:table-cell>
        </table:table-row>
        <table:table-row table:style-name="ro1">
          <table:table-cell office:value-type="float" office:value="21534043" calcext:value-type="float">
            <text:p>21534043</text:p>
          </table:table-cell>
          <table:table-cell table:formula="of:=[.A1348]/1000/(60*60*24)" office:value-type="time" office:time-value="PT05H58M54.043S" calcext:value-type="time">
            <text:p>05:58:54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426.38" calcext:value-type="float">
            <text:p>1426.38</text:p>
          </table:table-cell>
          <table:table-cell office:value-type="float" office:value="1715.49" calcext:value-type="float">
            <text:p>1715.49</text:p>
          </table:table-cell>
        </table:table-row>
        <table:table-row table:style-name="ro1">
          <table:table-cell office:value-type="float" office:value="21550043" calcext:value-type="float">
            <text:p>21550043</text:p>
          </table:table-cell>
          <table:table-cell table:formula="of:=[.A1349]/1000/(60*60*24)" office:value-type="time" office:time-value="PT05H59M10.043S" calcext:value-type="time">
            <text:p>05:59:10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427.41" calcext:value-type="float">
            <text:p>1427.41</text:p>
          </table:table-cell>
          <table:table-cell office:value-type="float" office:value="1716.71" calcext:value-type="float">
            <text:p>1716.71</text:p>
          </table:table-cell>
        </table:table-row>
        <table:table-row table:style-name="ro1">
          <table:table-cell office:value-type="float" office:value="21566043" calcext:value-type="float">
            <text:p>21566043</text:p>
          </table:table-cell>
          <table:table-cell table:formula="of:=[.A1350]/1000/(60*60*24)" office:value-type="time" office:time-value="PT05H59M26.043S" calcext:value-type="time">
            <text:p>05:59:26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428.45" calcext:value-type="float">
            <text:p>1428.45</text:p>
          </table:table-cell>
          <table:table-cell office:value-type="float" office:value="1717.93" calcext:value-type="float">
            <text:p>1717.93</text:p>
          </table:table-cell>
        </table:table-row>
        <table:table-row table:style-name="ro1">
          <table:table-cell office:value-type="float" office:value="21582043" calcext:value-type="float">
            <text:p>21582043</text:p>
          </table:table-cell>
          <table:table-cell table:formula="of:=[.A1351]/1000/(60*60*24)" office:value-type="time" office:time-value="PT05H59M42.043S" calcext:value-type="time">
            <text:p>05:59:42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429.48" calcext:value-type="float">
            <text:p>1429.48</text:p>
          </table:table-cell>
          <table:table-cell office:value-type="float" office:value="1719.14" calcext:value-type="float">
            <text:p>1719.14</text:p>
          </table:table-cell>
        </table:table-row>
        <table:table-row table:style-name="ro1">
          <table:table-cell office:value-type="float" office:value="21598043" calcext:value-type="float">
            <text:p>21598043</text:p>
          </table:table-cell>
          <table:table-cell table:formula="of:=[.A1352]/1000/(60*60*24)" office:value-type="time" office:time-value="PT05H59M58.043S" calcext:value-type="time">
            <text:p>05:59:58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430.52" calcext:value-type="float">
            <text:p>1430.52</text:p>
          </table:table-cell>
          <table:table-cell office:value-type="float" office:value="1720.36" calcext:value-type="float">
            <text:p>1720.36</text:p>
          </table:table-cell>
        </table:table-row>
        <table:table-row table:style-name="ro1">
          <table:table-cell office:value-type="float" office:value="21614043" calcext:value-type="float">
            <text:p>21614043</text:p>
          </table:table-cell>
          <table:table-cell table:formula="of:=[.A1353]/1000/(60*60*24)" office:value-type="time" office:time-value="PT06H00M14.043S" calcext:value-type="time">
            <text:p>06:00:14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2" calcext:value-type="float">
            <text:p>273.72</text:p>
          </table:table-cell>
          <table:table-cell office:value-type="float" office:value="1431.55" calcext:value-type="float">
            <text:p>1431.55</text:p>
          </table:table-cell>
          <table:table-cell office:value-type="float" office:value="1721.58" calcext:value-type="float">
            <text:p>1721.58</text:p>
          </table:table-cell>
        </table:table-row>
        <table:table-row table:style-name="ro1">
          <table:table-cell office:value-type="float" office:value="21630043" calcext:value-type="float">
            <text:p>21630043</text:p>
          </table:table-cell>
          <table:table-cell table:formula="of:=[.A1354]/1000/(60*60*24)" office:value-type="time" office:time-value="PT06H00M30.043S" calcext:value-type="time">
            <text:p>06:00:30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432.59" calcext:value-type="float">
            <text:p>1432.59</text:p>
          </table:table-cell>
          <table:table-cell office:value-type="float" office:value="1722.79" calcext:value-type="float">
            <text:p>1722.79</text:p>
          </table:table-cell>
        </table:table-row>
        <table:table-row table:style-name="ro1">
          <table:table-cell office:value-type="float" office:value="21646043" calcext:value-type="float">
            <text:p>21646043</text:p>
          </table:table-cell>
          <table:table-cell table:formula="of:=[.A1355]/1000/(60*60*24)" office:value-type="time" office:time-value="PT06H00M46.043S" calcext:value-type="time">
            <text:p>06:00:46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433.62" calcext:value-type="float">
            <text:p>1433.62</text:p>
          </table:table-cell>
          <table:table-cell office:value-type="float" office:value="1724.01" calcext:value-type="float">
            <text:p>1724.01</text:p>
          </table:table-cell>
        </table:table-row>
        <table:table-row table:style-name="ro1">
          <table:table-cell office:value-type="float" office:value="21662043" calcext:value-type="float">
            <text:p>21662043</text:p>
          </table:table-cell>
          <table:table-cell table:formula="of:=[.A1356]/1000/(60*60*24)" office:value-type="time" office:time-value="PT06H01M02.043S" calcext:value-type="time">
            <text:p>06:01:02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434.66" calcext:value-type="float">
            <text:p>1434.66</text:p>
          </table:table-cell>
          <table:table-cell office:value-type="float" office:value="1725.22" calcext:value-type="float">
            <text:p>1725.22</text:p>
          </table:table-cell>
        </table:table-row>
        <table:table-row table:style-name="ro1">
          <table:table-cell office:value-type="float" office:value="21678043" calcext:value-type="float">
            <text:p>21678043</text:p>
          </table:table-cell>
          <table:table-cell table:formula="of:=[.A1357]/1000/(60*60*24)" office:value-type="time" office:time-value="PT06H01M18.043S" calcext:value-type="time">
            <text:p>06:01:18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435.69" calcext:value-type="float">
            <text:p>1435.69</text:p>
          </table:table-cell>
          <table:table-cell office:value-type="float" office:value="1726.43" calcext:value-type="float">
            <text:p>1726.43</text:p>
          </table:table-cell>
        </table:table-row>
        <table:table-row table:style-name="ro1">
          <table:table-cell office:value-type="float" office:value="21694043" calcext:value-type="float">
            <text:p>21694043</text:p>
          </table:table-cell>
          <table:table-cell table:formula="of:=[.A1358]/1000/(60*60*24)" office:value-type="time" office:time-value="PT06H01M34.043S" calcext:value-type="time">
            <text:p>06:01:34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436.73" calcext:value-type="float">
            <text:p>1436.73</text:p>
          </table:table-cell>
          <table:table-cell office:value-type="float" office:value="1727.65" calcext:value-type="float">
            <text:p>1727.65</text:p>
          </table:table-cell>
        </table:table-row>
        <table:table-row table:style-name="ro1">
          <table:table-cell office:value-type="float" office:value="21710041" calcext:value-type="float">
            <text:p>21710041</text:p>
          </table:table-cell>
          <table:table-cell table:formula="of:=[.A1359]/1000/(60*60*24)" office:value-type="time" office:time-value="PT06H01M50.041S" calcext:value-type="time">
            <text:p>06:01:50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437.76" calcext:value-type="float">
            <text:p>1437.76</text:p>
          </table:table-cell>
          <table:table-cell office:value-type="float" office:value="1728.86" calcext:value-type="float">
            <text:p>1728.86</text:p>
          </table:table-cell>
        </table:table-row>
        <table:table-row table:style-name="ro1">
          <table:table-cell office:value-type="float" office:value="21726043" calcext:value-type="float">
            <text:p>21726043</text:p>
          </table:table-cell>
          <table:table-cell table:formula="of:=[.A1360]/1000/(60*60*24)" office:value-type="time" office:time-value="PT06H02M06.043S" calcext:value-type="time">
            <text:p>06:02:06</text:p>
          </table:table-cell>
          <table:table-cell office:value-type="float" office:value="1.18" calcext:value-type="float">
            <text:p>1.18</text:p>
          </table:table-cell>
          <table:table-cell office:value-type="float" office:value="232.7" calcext:value-type="float">
            <text:p>232.7</text:p>
          </table:table-cell>
          <table:table-cell office:value-type="float" office:value="273.49" calcext:value-type="float">
            <text:p>273.49</text:p>
          </table:table-cell>
          <table:table-cell office:value-type="float" office:value="1438.8" calcext:value-type="float">
            <text:p>1438.8</text:p>
          </table:table-cell>
          <table:table-cell office:value-type="float" office:value="1730.07" calcext:value-type="float">
            <text:p>1730.07</text:p>
          </table:table-cell>
        </table:table-row>
        <table:table-row table:style-name="ro1">
          <table:table-cell office:value-type="float" office:value="21742043" calcext:value-type="float">
            <text:p>21742043</text:p>
          </table:table-cell>
          <table:table-cell table:formula="of:=[.A1361]/1000/(60*60*24)" office:value-type="time" office:time-value="PT06H02M22.043S" calcext:value-type="time">
            <text:p>06:02:22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439.83" calcext:value-type="float">
            <text:p>1439.83</text:p>
          </table:table-cell>
          <table:table-cell office:value-type="float" office:value="1731.29" calcext:value-type="float">
            <text:p>1731.29</text:p>
          </table:table-cell>
        </table:table-row>
        <table:table-row table:style-name="ro1">
          <table:table-cell office:value-type="float" office:value="21758043" calcext:value-type="float">
            <text:p>21758043</text:p>
          </table:table-cell>
          <table:table-cell table:formula="of:=[.A1362]/1000/(60*60*24)" office:value-type="time" office:time-value="PT06H02M38.043S" calcext:value-type="time">
            <text:p>06:02:38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440.87" calcext:value-type="float">
            <text:p>1440.87</text:p>
          </table:table-cell>
          <table:table-cell office:value-type="float" office:value="1732.5" calcext:value-type="float">
            <text:p>1732.5</text:p>
          </table:table-cell>
        </table:table-row>
        <table:table-row table:style-name="ro1">
          <table:table-cell office:value-type="float" office:value="21774043" calcext:value-type="float">
            <text:p>21774043</text:p>
          </table:table-cell>
          <table:table-cell table:formula="of:=[.A1363]/1000/(60*60*24)" office:value-type="time" office:time-value="PT06H02M54.043S" calcext:value-type="time">
            <text:p>06:02:54</text:p>
          </table:table-cell>
          <table:table-cell office:value-type="float" office:value="1.18" calcext:value-type="float">
            <text:p>1.18</text:p>
          </table:table-cell>
          <table:table-cell office:value-type="float" office:value="232.7" calcext:value-type="float">
            <text:p>232.7</text:p>
          </table:table-cell>
          <table:table-cell office:value-type="float" office:value="273.49" calcext:value-type="float">
            <text:p>273.49</text:p>
          </table:table-cell>
          <table:table-cell office:value-type="float" office:value="1441.9" calcext:value-type="float">
            <text:p>1441.9</text:p>
          </table:table-cell>
          <table:table-cell office:value-type="float" office:value="1733.72" calcext:value-type="float">
            <text:p>1733.72</text:p>
          </table:table-cell>
        </table:table-row>
        <table:table-row table:style-name="ro1">
          <table:table-cell office:value-type="float" office:value="21790043" calcext:value-type="float">
            <text:p>21790043</text:p>
          </table:table-cell>
          <table:table-cell table:formula="of:=[.A1364]/1000/(60*60*24)" office:value-type="time" office:time-value="PT06H03M10.043S" calcext:value-type="time">
            <text:p>06:03:10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442.94" calcext:value-type="float">
            <text:p>1442.94</text:p>
          </table:table-cell>
          <table:table-cell office:value-type="float" office:value="1734.93" calcext:value-type="float">
            <text:p>1734.93</text:p>
          </table:table-cell>
        </table:table-row>
        <table:table-row table:style-name="ro1">
          <table:table-cell office:value-type="float" office:value="21806043" calcext:value-type="float">
            <text:p>21806043</text:p>
          </table:table-cell>
          <table:table-cell table:formula="of:=[.A1365]/1000/(60*60*24)" office:value-type="time" office:time-value="PT06H03M26.043S" calcext:value-type="time">
            <text:p>06:03:26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443.97" calcext:value-type="float">
            <text:p>1443.97</text:p>
          </table:table-cell>
          <table:table-cell office:value-type="float" office:value="1736.14" calcext:value-type="float">
            <text:p>1736.14</text:p>
          </table:table-cell>
        </table:table-row>
        <table:table-row table:style-name="ro1">
          <table:table-cell office:value-type="float" office:value="21822043" calcext:value-type="float">
            <text:p>21822043</text:p>
          </table:table-cell>
          <table:table-cell table:formula="of:=[.A1366]/1000/(60*60*24)" office:value-type="time" office:time-value="PT06H03M42.043S" calcext:value-type="time">
            <text:p>06:03:42</text:p>
          </table:table-cell>
          <table:table-cell office:value-type="float" office:value="1.18" calcext:value-type="float">
            <text:p>1.18</text:p>
          </table:table-cell>
          <table:table-cell office:value-type="float" office:value="232.6" calcext:value-type="float">
            <text:p>232.6</text:p>
          </table:table-cell>
          <table:table-cell office:value-type="float" office:value="273.37" calcext:value-type="float">
            <text:p>273.37</text:p>
          </table:table-cell>
          <table:table-cell office:value-type="float" office:value="1445" calcext:value-type="float">
            <text:p>1445</text:p>
          </table:table-cell>
          <table:table-cell office:value-type="float" office:value="1737.35" calcext:value-type="float">
            <text:p>1737.35</text:p>
          </table:table-cell>
        </table:table-row>
        <table:table-row table:style-name="ro1">
          <table:table-cell office:value-type="float" office:value="21838043" calcext:value-type="float">
            <text:p>21838043</text:p>
          </table:table-cell>
          <table:table-cell table:formula="of:=[.A1367]/1000/(60*60*24)" office:value-type="time" office:time-value="PT06H03M58.043S" calcext:value-type="time">
            <text:p>06:03:58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446.04" calcext:value-type="float">
            <text:p>1446.04</text:p>
          </table:table-cell>
          <table:table-cell office:value-type="float" office:value="1738.56" calcext:value-type="float">
            <text:p>1738.56</text:p>
          </table:table-cell>
        </table:table-row>
        <table:table-row table:style-name="ro1">
          <table:table-cell office:value-type="float" office:value="21854043" calcext:value-type="float">
            <text:p>21854043</text:p>
          </table:table-cell>
          <table:table-cell table:formula="of:=[.A1368]/1000/(60*60*24)" office:value-type="time" office:time-value="PT06H04M14.043S" calcext:value-type="time">
            <text:p>06:04:14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447.07" calcext:value-type="float">
            <text:p>1447.07</text:p>
          </table:table-cell>
          <table:table-cell office:value-type="float" office:value="1739.78" calcext:value-type="float">
            <text:p>1739.78</text:p>
          </table:table-cell>
        </table:table-row>
        <table:table-row table:style-name="ro1">
          <table:table-cell office:value-type="float" office:value="21870043" calcext:value-type="float">
            <text:p>21870043</text:p>
          </table:table-cell>
          <table:table-cell table:formula="of:=[.A1369]/1000/(60*60*24)" office:value-type="time" office:time-value="PT06H04M30.043S" calcext:value-type="time">
            <text:p>06:04:30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448.11" calcext:value-type="float">
            <text:p>1448.11</text:p>
          </table:table-cell>
          <table:table-cell office:value-type="float" office:value="1740.99" calcext:value-type="float">
            <text:p>1740.99</text:p>
          </table:table-cell>
        </table:table-row>
        <table:table-row table:style-name="ro1">
          <table:table-cell office:value-type="float" office:value="21886043" calcext:value-type="float">
            <text:p>21886043</text:p>
          </table:table-cell>
          <table:table-cell table:formula="of:=[.A1370]/1000/(60*60*24)" office:value-type="time" office:time-value="PT06H04M46.043S" calcext:value-type="time">
            <text:p>06:04:46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449.14" calcext:value-type="float">
            <text:p>1449.14</text:p>
          </table:table-cell>
          <table:table-cell office:value-type="float" office:value="1742.2" calcext:value-type="float">
            <text:p>1742.2</text:p>
          </table:table-cell>
        </table:table-row>
        <table:table-row table:style-name="ro1">
          <table:table-cell office:value-type="float" office:value="21902043" calcext:value-type="float">
            <text:p>21902043</text:p>
          </table:table-cell>
          <table:table-cell table:formula="of:=[.A1371]/1000/(60*60*24)" office:value-type="time" office:time-value="PT06H05M02.043S" calcext:value-type="time">
            <text:p>06:05:02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450.17" calcext:value-type="float">
            <text:p>1450.17</text:p>
          </table:table-cell>
          <table:table-cell office:value-type="float" office:value="1743.41" calcext:value-type="float">
            <text:p>1743.41</text:p>
          </table:table-cell>
        </table:table-row>
        <table:table-row table:style-name="ro1">
          <table:table-cell office:value-type="float" office:value="21918041" calcext:value-type="float">
            <text:p>21918041</text:p>
          </table:table-cell>
          <table:table-cell table:formula="of:=[.A1372]/1000/(60*60*24)" office:value-type="time" office:time-value="PT06H05M18.041S" calcext:value-type="time">
            <text:p>06:05:18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451.21" calcext:value-type="float">
            <text:p>1451.21</text:p>
          </table:table-cell>
          <table:table-cell office:value-type="float" office:value="1744.62" calcext:value-type="float">
            <text:p>1744.62</text:p>
          </table:table-cell>
        </table:table-row>
        <table:table-row table:style-name="ro1">
          <table:table-cell office:value-type="float" office:value="21934043" calcext:value-type="float">
            <text:p>21934043</text:p>
          </table:table-cell>
          <table:table-cell table:formula="of:=[.A1373]/1000/(60*60*24)" office:value-type="time" office:time-value="PT06H05M34.043S" calcext:value-type="time">
            <text:p>06:05:34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452.24" calcext:value-type="float">
            <text:p>1452.24</text:p>
          </table:table-cell>
          <table:table-cell office:value-type="float" office:value="1745.83" calcext:value-type="float">
            <text:p>1745.83</text:p>
          </table:table-cell>
        </table:table-row>
        <table:table-row table:style-name="ro1">
          <table:table-cell office:value-type="float" office:value="21950043" calcext:value-type="float">
            <text:p>21950043</text:p>
          </table:table-cell>
          <table:table-cell table:formula="of:=[.A1374]/1000/(60*60*24)" office:value-type="time" office:time-value="PT06H05M50.043S" calcext:value-type="time">
            <text:p>06:05:50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453.27" calcext:value-type="float">
            <text:p>1453.27</text:p>
          </table:table-cell>
          <table:table-cell office:value-type="float" office:value="1747.04" calcext:value-type="float">
            <text:p>1747.04</text:p>
          </table:table-cell>
        </table:table-row>
        <table:table-row table:style-name="ro1">
          <table:table-cell office:value-type="float" office:value="21966043" calcext:value-type="float">
            <text:p>21966043</text:p>
          </table:table-cell>
          <table:table-cell table:formula="of:=[.A1375]/1000/(60*60*24)" office:value-type="time" office:time-value="PT06H06M06.043S" calcext:value-type="time">
            <text:p>06:06:06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454.31" calcext:value-type="float">
            <text:p>1454.31</text:p>
          </table:table-cell>
          <table:table-cell office:value-type="float" office:value="1748.26" calcext:value-type="float">
            <text:p>1748.26</text:p>
          </table:table-cell>
        </table:table-row>
        <table:table-row table:style-name="ro1">
          <table:table-cell office:value-type="float" office:value="21982043" calcext:value-type="float">
            <text:p>21982043</text:p>
          </table:table-cell>
          <table:table-cell table:formula="of:=[.A1376]/1000/(60*60*24)" office:value-type="time" office:time-value="PT06H06M22.043S" calcext:value-type="time">
            <text:p>06:06:22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455.34" calcext:value-type="float">
            <text:p>1455.34</text:p>
          </table:table-cell>
          <table:table-cell office:value-type="float" office:value="1749.47" calcext:value-type="float">
            <text:p>1749.47</text:p>
          </table:table-cell>
        </table:table-row>
        <table:table-row table:style-name="ro1">
          <table:table-cell office:value-type="float" office:value="21998043" calcext:value-type="float">
            <text:p>21998043</text:p>
          </table:table-cell>
          <table:table-cell table:formula="of:=[.A1377]/1000/(60*60*24)" office:value-type="time" office:time-value="PT06H06M38.043S" calcext:value-type="time">
            <text:p>06:06:38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456.37" calcext:value-type="float">
            <text:p>1456.37</text:p>
          </table:table-cell>
          <table:table-cell office:value-type="float" office:value="1750.68" calcext:value-type="float">
            <text:p>1750.68</text:p>
          </table:table-cell>
        </table:table-row>
        <table:table-row table:style-name="ro1">
          <table:table-cell office:value-type="float" office:value="22014043" calcext:value-type="float">
            <text:p>22014043</text:p>
          </table:table-cell>
          <table:table-cell table:formula="of:=[.A1378]/1000/(60*60*24)" office:value-type="time" office:time-value="PT06H06M54.043S" calcext:value-type="time">
            <text:p>06:06:54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1" calcext:value-type="float">
            <text:p>272.31</text:p>
          </table:table-cell>
          <table:table-cell office:value-type="float" office:value="1457.41" calcext:value-type="float">
            <text:p>1457.41</text:p>
          </table:table-cell>
          <table:table-cell office:value-type="float" office:value="1751.89" calcext:value-type="float">
            <text:p>1751.89</text:p>
          </table:table-cell>
        </table:table-row>
        <table:table-row table:style-name="ro1">
          <table:table-cell office:value-type="float" office:value="22030043" calcext:value-type="float">
            <text:p>22030043</text:p>
          </table:table-cell>
          <table:table-cell table:formula="of:=[.A1379]/1000/(60*60*24)" office:value-type="time" office:time-value="PT06H07M10.043S" calcext:value-type="time">
            <text:p>06:07:10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458.44" calcext:value-type="float">
            <text:p>1458.44</text:p>
          </table:table-cell>
          <table:table-cell office:value-type="float" office:value="1753.1" calcext:value-type="float">
            <text:p>1753.1</text:p>
          </table:table-cell>
        </table:table-row>
        <table:table-row table:style-name="ro1">
          <table:table-cell office:value-type="float" office:value="22046043" calcext:value-type="float">
            <text:p>22046043</text:p>
          </table:table-cell>
          <table:table-cell table:formula="of:=[.A1380]/1000/(60*60*24)" office:value-type="time" office:time-value="PT06H07M26.043S" calcext:value-type="time">
            <text:p>06:07:26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459.47" calcext:value-type="float">
            <text:p>1459.47</text:p>
          </table:table-cell>
          <table:table-cell office:value-type="float" office:value="1754.31" calcext:value-type="float">
            <text:p>1754.31</text:p>
          </table:table-cell>
        </table:table-row>
        <table:table-row table:style-name="ro1">
          <table:table-cell office:value-type="float" office:value="22062043" calcext:value-type="float">
            <text:p>22062043</text:p>
          </table:table-cell>
          <table:table-cell table:formula="of:=[.A1381]/1000/(60*60*24)" office:value-type="time" office:time-value="PT06H07M42.043S" calcext:value-type="time">
            <text:p>06:07:42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460.51" calcext:value-type="float">
            <text:p>1460.51</text:p>
          </table:table-cell>
          <table:table-cell office:value-type="float" office:value="1755.51" calcext:value-type="float">
            <text:p>1755.51</text:p>
          </table:table-cell>
        </table:table-row>
        <table:table-row table:style-name="ro1">
          <table:table-cell office:value-type="float" office:value="22078043" calcext:value-type="float">
            <text:p>22078043</text:p>
          </table:table-cell>
          <table:table-cell table:formula="of:=[.A1382]/1000/(60*60*24)" office:value-type="time" office:time-value="PT06H07M58.043S" calcext:value-type="time">
            <text:p>06:07:58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461.54" calcext:value-type="float">
            <text:p>1461.54</text:p>
          </table:table-cell>
          <table:table-cell office:value-type="float" office:value="1756.72" calcext:value-type="float">
            <text:p>1756.72</text:p>
          </table:table-cell>
        </table:table-row>
        <table:table-row table:style-name="ro1">
          <table:table-cell office:value-type="float" office:value="22094043" calcext:value-type="float">
            <text:p>22094043</text:p>
          </table:table-cell>
          <table:table-cell table:formula="of:=[.A1383]/1000/(60*60*24)" office:value-type="time" office:time-value="PT06H08M14.043S" calcext:value-type="time">
            <text:p>06:08:14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19" calcext:value-type="float">
            <text:p>272.19</text:p>
          </table:table-cell>
          <table:table-cell office:value-type="float" office:value="1462.57" calcext:value-type="float">
            <text:p>1462.57</text:p>
          </table:table-cell>
          <table:table-cell office:value-type="float" office:value="1757.93" calcext:value-type="float">
            <text:p>1757.93</text:p>
          </table:table-cell>
        </table:table-row>
        <table:table-row table:style-name="ro1">
          <table:table-cell office:value-type="float" office:value="22110043" calcext:value-type="float">
            <text:p>22110043</text:p>
          </table:table-cell>
          <table:table-cell table:formula="of:=[.A1384]/1000/(60*60*24)" office:value-type="time" office:time-value="PT06H08M30.043S" calcext:value-type="time">
            <text:p>06:08:30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19" calcext:value-type="float">
            <text:p>272.19</text:p>
          </table:table-cell>
          <table:table-cell office:value-type="float" office:value="1463.61" calcext:value-type="float">
            <text:p>1463.61</text:p>
          </table:table-cell>
          <table:table-cell office:value-type="float" office:value="1759.14" calcext:value-type="float">
            <text:p>1759.14</text:p>
          </table:table-cell>
        </table:table-row>
        <table:table-row table:style-name="ro1">
          <table:table-cell office:value-type="float" office:value="22126043" calcext:value-type="float">
            <text:p>22126043</text:p>
          </table:table-cell>
          <table:table-cell table:formula="of:=[.A1385]/1000/(60*60*24)" office:value-type="time" office:time-value="PT06H08M46.043S" calcext:value-type="time">
            <text:p>06:08:46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464.64" calcext:value-type="float">
            <text:p>1464.64</text:p>
          </table:table-cell>
          <table:table-cell office:value-type="float" office:value="1760.35" calcext:value-type="float">
            <text:p>1760.35</text:p>
          </table:table-cell>
        </table:table-row>
        <table:table-row table:style-name="ro1">
          <table:table-cell office:value-type="float" office:value="22142043" calcext:value-type="float">
            <text:p>22142043</text:p>
          </table:table-cell>
          <table:table-cell table:formula="of:=[.A1386]/1000/(60*60*24)" office:value-type="time" office:time-value="PT06H09M02.043S" calcext:value-type="time">
            <text:p>06:09:02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465.67" calcext:value-type="float">
            <text:p>1465.67</text:p>
          </table:table-cell>
          <table:table-cell office:value-type="float" office:value="1761.56" calcext:value-type="float">
            <text:p>1761.56</text:p>
          </table:table-cell>
        </table:table-row>
        <table:table-row table:style-name="ro1">
          <table:table-cell office:value-type="float" office:value="22158043" calcext:value-type="float">
            <text:p>22158043</text:p>
          </table:table-cell>
          <table:table-cell table:formula="of:=[.A1387]/1000/(60*60*24)" office:value-type="time" office:time-value="PT06H09M18.043S" calcext:value-type="time">
            <text:p>06:09:18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466.7" calcext:value-type="float">
            <text:p>1466.7</text:p>
          </table:table-cell>
          <table:table-cell office:value-type="float" office:value="1762.77" calcext:value-type="float">
            <text:p>1762.77</text:p>
          </table:table-cell>
        </table:table-row>
        <table:table-row table:style-name="ro1">
          <table:table-cell office:value-type="float" office:value="22174043" calcext:value-type="float">
            <text:p>22174043</text:p>
          </table:table-cell>
          <table:table-cell table:formula="of:=[.A1388]/1000/(60*60*24)" office:value-type="time" office:time-value="PT06H09M34.043S" calcext:value-type="time">
            <text:p>06:09:34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7" calcext:value-type="float">
            <text:p>272.07</text:p>
          </table:table-cell>
          <table:table-cell office:value-type="float" office:value="1467.74" calcext:value-type="float">
            <text:p>1467.74</text:p>
          </table:table-cell>
          <table:table-cell office:value-type="float" office:value="1763.98" calcext:value-type="float">
            <text:p>1763.98</text:p>
          </table:table-cell>
        </table:table-row>
        <table:table-row table:style-name="ro1">
          <table:table-cell office:value-type="float" office:value="22190043" calcext:value-type="float">
            <text:p>22190043</text:p>
          </table:table-cell>
          <table:table-cell table:formula="of:=[.A1389]/1000/(60*60*24)" office:value-type="time" office:time-value="PT06H09M50.043S" calcext:value-type="time">
            <text:p>06:09:50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468.77" calcext:value-type="float">
            <text:p>1468.77</text:p>
          </table:table-cell>
          <table:table-cell office:value-type="float" office:value="1765.19" calcext:value-type="float">
            <text:p>1765.19</text:p>
          </table:table-cell>
        </table:table-row>
        <table:table-row table:style-name="ro1">
          <table:table-cell office:value-type="float" office:value="22206043" calcext:value-type="float">
            <text:p>22206043</text:p>
          </table:table-cell>
          <table:table-cell table:formula="of:=[.A1390]/1000/(60*60*24)" office:value-type="time" office:time-value="PT06H10M06.043S" calcext:value-type="time">
            <text:p>06:10:06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469.8" calcext:value-type="float">
            <text:p>1469.8</text:p>
          </table:table-cell>
          <table:table-cell office:value-type="float" office:value="1766.4" calcext:value-type="float">
            <text:p>1766.4</text:p>
          </table:table-cell>
        </table:table-row>
        <table:table-row table:style-name="ro1">
          <table:table-cell office:value-type="float" office:value="22222043" calcext:value-type="float">
            <text:p>22222043</text:p>
          </table:table-cell>
          <table:table-cell table:formula="of:=[.A1391]/1000/(60*60*24)" office:value-type="time" office:time-value="PT06H10M22.043S" calcext:value-type="time">
            <text:p>06:10:22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470.83" calcext:value-type="float">
            <text:p>1470.83</text:p>
          </table:table-cell>
          <table:table-cell office:value-type="float" office:value="1767.6" calcext:value-type="float">
            <text:p>1767.6</text:p>
          </table:table-cell>
        </table:table-row>
        <table:table-row table:style-name="ro1">
          <table:table-cell office:value-type="float" office:value="22238043" calcext:value-type="float">
            <text:p>22238043</text:p>
          </table:table-cell>
          <table:table-cell table:formula="of:=[.A1392]/1000/(60*60*24)" office:value-type="time" office:time-value="PT06H10M38.043S" calcext:value-type="time">
            <text:p>06:10:38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471.86" calcext:value-type="float">
            <text:p>1471.86</text:p>
          </table:table-cell>
          <table:table-cell office:value-type="float" office:value="1768.81" calcext:value-type="float">
            <text:p>1768.81</text:p>
          </table:table-cell>
        </table:table-row>
        <table:table-row table:style-name="ro1">
          <table:table-cell office:value-type="float" office:value="22254043" calcext:value-type="float">
            <text:p>22254043</text:p>
          </table:table-cell>
          <table:table-cell table:formula="of:=[.A1393]/1000/(60*60*24)" office:value-type="time" office:time-value="PT06H10M54.043S" calcext:value-type="time">
            <text:p>06:10:54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472.9" calcext:value-type="float">
            <text:p>1472.9</text:p>
          </table:table-cell>
          <table:table-cell office:value-type="float" office:value="1770.02" calcext:value-type="float">
            <text:p>1770.02</text:p>
          </table:table-cell>
        </table:table-row>
        <table:table-row table:style-name="ro1">
          <table:table-cell office:value-type="float" office:value="22270043" calcext:value-type="float">
            <text:p>22270043</text:p>
          </table:table-cell>
          <table:table-cell table:formula="of:=[.A1394]/1000/(60*60*24)" office:value-type="time" office:time-value="PT06H11M10.043S" calcext:value-type="time">
            <text:p>06:11:10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473.93" calcext:value-type="float">
            <text:p>1473.93</text:p>
          </table:table-cell>
          <table:table-cell office:value-type="float" office:value="1771.23" calcext:value-type="float">
            <text:p>1771.23</text:p>
          </table:table-cell>
        </table:table-row>
        <table:table-row table:style-name="ro1">
          <table:table-cell office:value-type="float" office:value="22286041" calcext:value-type="float">
            <text:p>22286041</text:p>
          </table:table-cell>
          <table:table-cell table:formula="of:=[.A1395]/1000/(60*60*24)" office:value-type="time" office:time-value="PT06H11M26.041S" calcext:value-type="time">
            <text:p>06:11:26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474.96" calcext:value-type="float">
            <text:p>1474.96</text:p>
          </table:table-cell>
          <table:table-cell office:value-type="float" office:value="1772.44" calcext:value-type="float">
            <text:p>1772.44</text:p>
          </table:table-cell>
        </table:table-row>
        <table:table-row table:style-name="ro1">
          <table:table-cell office:value-type="float" office:value="22302043" calcext:value-type="float">
            <text:p>22302043</text:p>
          </table:table-cell>
          <table:table-cell table:formula="of:=[.A1396]/1000/(60*60*24)" office:value-type="time" office:time-value="PT06H11M42.043S" calcext:value-type="time">
            <text:p>06:11:42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475.99" calcext:value-type="float">
            <text:p>1475.99</text:p>
          </table:table-cell>
          <table:table-cell office:value-type="float" office:value="1773.64" calcext:value-type="float">
            <text:p>1773.64</text:p>
          </table:table-cell>
        </table:table-row>
        <table:table-row table:style-name="ro1">
          <table:table-cell office:value-type="float" office:value="22318043" calcext:value-type="float">
            <text:p>22318043</text:p>
          </table:table-cell>
          <table:table-cell table:formula="of:=[.A1397]/1000/(60*60*24)" office:value-type="time" office:time-value="PT06H11M58.043S" calcext:value-type="time">
            <text:p>06:11:58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477.02" calcext:value-type="float">
            <text:p>1477.02</text:p>
          </table:table-cell>
          <table:table-cell office:value-type="float" office:value="1774.85" calcext:value-type="float">
            <text:p>1774.85</text:p>
          </table:table-cell>
        </table:table-row>
        <table:table-row table:style-name="ro1">
          <table:table-cell office:value-type="float" office:value="22334043" calcext:value-type="float">
            <text:p>22334043</text:p>
          </table:table-cell>
          <table:table-cell table:formula="of:=[.A1398]/1000/(60*60*24)" office:value-type="time" office:time-value="PT06H12M14.043S" calcext:value-type="time">
            <text:p>06:12:14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478.05" calcext:value-type="float">
            <text:p>1478.05</text:p>
          </table:table-cell>
          <table:table-cell office:value-type="float" office:value="1776.06" calcext:value-type="float">
            <text:p>1776.06</text:p>
          </table:table-cell>
        </table:table-row>
        <table:table-row table:style-name="ro1">
          <table:table-cell office:value-type="float" office:value="22350043" calcext:value-type="float">
            <text:p>22350043</text:p>
          </table:table-cell>
          <table:table-cell table:formula="of:=[.A1399]/1000/(60*60*24)" office:value-type="time" office:time-value="PT06H12M30.043S" calcext:value-type="time">
            <text:p>06:12:30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479.08" calcext:value-type="float">
            <text:p>1479.08</text:p>
          </table:table-cell>
          <table:table-cell office:value-type="float" office:value="1777.27" calcext:value-type="float">
            <text:p>1777.27</text:p>
          </table:table-cell>
        </table:table-row>
        <table:table-row table:style-name="ro1">
          <table:table-cell office:value-type="float" office:value="22366043" calcext:value-type="float">
            <text:p>22366043</text:p>
          </table:table-cell>
          <table:table-cell table:formula="of:=[.A1400]/1000/(60*60*24)" office:value-type="time" office:time-value="PT06H12M46.043S" calcext:value-type="time">
            <text:p>06:12:46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1480.12" calcext:value-type="float">
            <text:p>1480.12</text:p>
          </table:table-cell>
          <table:table-cell office:value-type="float" office:value="1778.48" calcext:value-type="float">
            <text:p>1778.48</text:p>
          </table:table-cell>
        </table:table-row>
        <table:table-row table:style-name="ro1">
          <table:table-cell office:value-type="float" office:value="22382043" calcext:value-type="float">
            <text:p>22382043</text:p>
          </table:table-cell>
          <table:table-cell table:formula="of:=[.A1401]/1000/(60*60*24)" office:value-type="time" office:time-value="PT06H13M02.043S" calcext:value-type="time">
            <text:p>06:13:02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1481.15" calcext:value-type="float">
            <text:p>1481.15</text:p>
          </table:table-cell>
          <table:table-cell office:value-type="float" office:value="1779.68" calcext:value-type="float">
            <text:p>1779.68</text:p>
          </table:table-cell>
        </table:table-row>
        <table:table-row table:style-name="ro1">
          <table:table-cell office:value-type="float" office:value="22398043" calcext:value-type="float">
            <text:p>22398043</text:p>
          </table:table-cell>
          <table:table-cell table:formula="of:=[.A1402]/1000/(60*60*24)" office:value-type="time" office:time-value="PT06H13M18.043S" calcext:value-type="time">
            <text:p>06:13:18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1482.18" calcext:value-type="float">
            <text:p>1482.18</text:p>
          </table:table-cell>
          <table:table-cell office:value-type="float" office:value="1780.89" calcext:value-type="float">
            <text:p>1780.89</text:p>
          </table:table-cell>
        </table:table-row>
        <table:table-row table:style-name="ro1">
          <table:table-cell office:value-type="float" office:value="22414043" calcext:value-type="float">
            <text:p>22414043</text:p>
          </table:table-cell>
          <table:table-cell table:formula="of:=[.A1403]/1000/(60*60*24)" office:value-type="time" office:time-value="PT06H13M34.043S" calcext:value-type="time">
            <text:p>06:13:34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1483.21" calcext:value-type="float">
            <text:p>1483.21</text:p>
          </table:table-cell>
          <table:table-cell office:value-type="float" office:value="1782.1" calcext:value-type="float">
            <text:p>1782.1</text:p>
          </table:table-cell>
        </table:table-row>
        <table:table-row table:style-name="ro1">
          <table:table-cell office:value-type="float" office:value="22430043" calcext:value-type="float">
            <text:p>22430043</text:p>
          </table:table-cell>
          <table:table-cell table:formula="of:=[.A1404]/1000/(60*60*24)" office:value-type="time" office:time-value="PT06H13M50.043S" calcext:value-type="time">
            <text:p>06:13:50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484.24" calcext:value-type="float">
            <text:p>1484.24</text:p>
          </table:table-cell>
          <table:table-cell office:value-type="float" office:value="1783.3" calcext:value-type="float">
            <text:p>1783.3</text:p>
          </table:table-cell>
        </table:table-row>
        <table:table-row table:style-name="ro1">
          <table:table-cell office:value-type="float" office:value="22446043" calcext:value-type="float">
            <text:p>22446043</text:p>
          </table:table-cell>
          <table:table-cell table:formula="of:=[.A1405]/1000/(60*60*24)" office:value-type="time" office:time-value="PT06H14M06.043S" calcext:value-type="time">
            <text:p>06:14:06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485.27" calcext:value-type="float">
            <text:p>1485.27</text:p>
          </table:table-cell>
          <table:table-cell office:value-type="float" office:value="1784.51" calcext:value-type="float">
            <text:p>1784.51</text:p>
          </table:table-cell>
        </table:table-row>
        <table:table-row table:style-name="ro1">
          <table:table-cell office:value-type="float" office:value="22462043" calcext:value-type="float">
            <text:p>22462043</text:p>
          </table:table-cell>
          <table:table-cell table:formula="of:=[.A1406]/1000/(60*60*24)" office:value-type="time" office:time-value="PT06H14M22.043S" calcext:value-type="time">
            <text:p>06:14:22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1.6" calcext:value-type="float">
            <text:p>271.6</text:p>
          </table:table-cell>
          <table:table-cell office:value-type="float" office:value="1486.3" calcext:value-type="float">
            <text:p>1486.3</text:p>
          </table:table-cell>
          <table:table-cell office:value-type="float" office:value="1785.71" calcext:value-type="float">
            <text:p>1785.71</text:p>
          </table:table-cell>
        </table:table-row>
        <table:table-row table:style-name="ro1">
          <table:table-cell office:value-type="float" office:value="22478043" calcext:value-type="float">
            <text:p>22478043</text:p>
          </table:table-cell>
          <table:table-cell table:formula="of:=[.A1407]/1000/(60*60*24)" office:value-type="time" office:time-value="PT06H14M38.043S" calcext:value-type="time">
            <text:p>06:14:38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487.33" calcext:value-type="float">
            <text:p>1487.33</text:p>
          </table:table-cell>
          <table:table-cell office:value-type="float" office:value="1786.92" calcext:value-type="float">
            <text:p>1786.92</text:p>
          </table:table-cell>
        </table:table-row>
        <table:table-row table:style-name="ro1">
          <table:table-cell office:value-type="float" office:value="22494043" calcext:value-type="float">
            <text:p>22494043</text:p>
          </table:table-cell>
          <table:table-cell table:formula="of:=[.A1408]/1000/(60*60*24)" office:value-type="time" office:time-value="PT06H14M54.043S" calcext:value-type="time">
            <text:p>06:14:54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1.6" calcext:value-type="float">
            <text:p>271.6</text:p>
          </table:table-cell>
          <table:table-cell office:value-type="float" office:value="1488.36" calcext:value-type="float">
            <text:p>1488.36</text:p>
          </table:table-cell>
          <table:table-cell office:value-type="float" office:value="1788.12" calcext:value-type="float">
            <text:p>1788.12</text:p>
          </table:table-cell>
        </table:table-row>
        <table:table-row table:style-name="ro1">
          <table:table-cell office:value-type="float" office:value="22510043" calcext:value-type="float">
            <text:p>22510043</text:p>
          </table:table-cell>
          <table:table-cell table:formula="of:=[.A1409]/1000/(60*60*24)" office:value-type="time" office:time-value="PT06H15M10.043S" calcext:value-type="time">
            <text:p>06:15:10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489.4" calcext:value-type="float">
            <text:p>1489.4</text:p>
          </table:table-cell>
          <table:table-cell office:value-type="float" office:value="1789.33" calcext:value-type="float">
            <text:p>1789.33</text:p>
          </table:table-cell>
        </table:table-row>
        <table:table-row table:style-name="ro1">
          <table:table-cell office:value-type="float" office:value="22526043" calcext:value-type="float">
            <text:p>22526043</text:p>
          </table:table-cell>
          <table:table-cell table:formula="of:=[.A1410]/1000/(60*60*24)" office:value-type="time" office:time-value="PT06H15M26.043S" calcext:value-type="time">
            <text:p>06:15:26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490.43" calcext:value-type="float">
            <text:p>1490.43</text:p>
          </table:table-cell>
          <table:table-cell office:value-type="float" office:value="1790.53" calcext:value-type="float">
            <text:p>1790.53</text:p>
          </table:table-cell>
        </table:table-row>
        <table:table-row table:style-name="ro1">
          <table:table-cell office:value-type="float" office:value="22542043" calcext:value-type="float">
            <text:p>22542043</text:p>
          </table:table-cell>
          <table:table-cell table:formula="of:=[.A1411]/1000/(60*60*24)" office:value-type="time" office:time-value="PT06H15M42.043S" calcext:value-type="time">
            <text:p>06:15:42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491.46" calcext:value-type="float">
            <text:p>1491.46</text:p>
          </table:table-cell>
          <table:table-cell office:value-type="float" office:value="1791.74" calcext:value-type="float">
            <text:p>1791.74</text:p>
          </table:table-cell>
        </table:table-row>
        <table:table-row table:style-name="ro1">
          <table:table-cell office:value-type="float" office:value="22558043" calcext:value-type="float">
            <text:p>22558043</text:p>
          </table:table-cell>
          <table:table-cell table:formula="of:=[.A1412]/1000/(60*60*24)" office:value-type="time" office:time-value="PT06H15M58.043S" calcext:value-type="time">
            <text:p>06:15:58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492.49" calcext:value-type="float">
            <text:p>1492.49</text:p>
          </table:table-cell>
          <table:table-cell office:value-type="float" office:value="1792.94" calcext:value-type="float">
            <text:p>1792.94</text:p>
          </table:table-cell>
        </table:table-row>
        <table:table-row table:style-name="ro1">
          <table:table-cell office:value-type="float" office:value="22574043" calcext:value-type="float">
            <text:p>22574043</text:p>
          </table:table-cell>
          <table:table-cell table:formula="of:=[.A1413]/1000/(60*60*24)" office:value-type="time" office:time-value="PT06H16M14.043S" calcext:value-type="time">
            <text:p>06:16:14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493.52" calcext:value-type="float">
            <text:p>1493.52</text:p>
          </table:table-cell>
          <table:table-cell office:value-type="float" office:value="1794.15" calcext:value-type="float">
            <text:p>1794.15</text:p>
          </table:table-cell>
        </table:table-row>
        <table:table-row table:style-name="ro1">
          <table:table-cell office:value-type="float" office:value="22590043" calcext:value-type="float">
            <text:p>22590043</text:p>
          </table:table-cell>
          <table:table-cell table:formula="of:=[.A1414]/1000/(60*60*24)" office:value-type="time" office:time-value="PT06H16M30.043S" calcext:value-type="time">
            <text:p>06:16:30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494.55" calcext:value-type="float">
            <text:p>1494.55</text:p>
          </table:table-cell>
          <table:table-cell office:value-type="float" office:value="1795.35" calcext:value-type="float">
            <text:p>1795.35</text:p>
          </table:table-cell>
        </table:table-row>
        <table:table-row table:style-name="ro1">
          <table:table-cell office:value-type="float" office:value="22606043" calcext:value-type="float">
            <text:p>22606043</text:p>
          </table:table-cell>
          <table:table-cell table:formula="of:=[.A1415]/1000/(60*60*24)" office:value-type="time" office:time-value="PT06H16M46.043S" calcext:value-type="time">
            <text:p>06:16:46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1.36" calcext:value-type="float">
            <text:p>271.36</text:p>
          </table:table-cell>
          <table:table-cell office:value-type="float" office:value="1495.58" calcext:value-type="float">
            <text:p>1495.58</text:p>
          </table:table-cell>
          <table:table-cell office:value-type="float" office:value="1796.55" calcext:value-type="float">
            <text:p>1796.55</text:p>
          </table:table-cell>
        </table:table-row>
        <table:table-row table:style-name="ro1">
          <table:table-cell office:value-type="float" office:value="22622043" calcext:value-type="float">
            <text:p>22622043</text:p>
          </table:table-cell>
          <table:table-cell table:formula="of:=[.A1416]/1000/(60*60*24)" office:value-type="time" office:time-value="PT06H17M02.043S" calcext:value-type="time">
            <text:p>06:17:02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4" calcext:value-type="float">
            <text:p>270.44</text:p>
          </table:table-cell>
          <table:table-cell office:value-type="float" office:value="1496.6" calcext:value-type="float">
            <text:p>1496.6</text:p>
          </table:table-cell>
          <table:table-cell office:value-type="float" office:value="1797.76" calcext:value-type="float">
            <text:p>1797.76</text:p>
          </table:table-cell>
        </table:table-row>
        <table:table-row table:style-name="ro1">
          <table:table-cell office:value-type="float" office:value="22638043" calcext:value-type="float">
            <text:p>22638043</text:p>
          </table:table-cell>
          <table:table-cell table:formula="of:=[.A1417]/1000/(60*60*24)" office:value-type="time" office:time-value="PT06H17M18.043S" calcext:value-type="time">
            <text:p>06:17:18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497.63" calcext:value-type="float">
            <text:p>1497.63</text:p>
          </table:table-cell>
          <table:table-cell office:value-type="float" office:value="1798.96" calcext:value-type="float">
            <text:p>1798.96</text:p>
          </table:table-cell>
        </table:table-row>
        <table:table-row table:style-name="ro1">
          <table:table-cell office:value-type="float" office:value="22654043" calcext:value-type="float">
            <text:p>22654043</text:p>
          </table:table-cell>
          <table:table-cell table:formula="of:=[.A1418]/1000/(60*60*24)" office:value-type="time" office:time-value="PT06H17M34.043S" calcext:value-type="time">
            <text:p>06:17:34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498.66" calcext:value-type="float">
            <text:p>1498.66</text:p>
          </table:table-cell>
          <table:table-cell office:value-type="float" office:value="1800.16" calcext:value-type="float">
            <text:p>1800.16</text:p>
          </table:table-cell>
        </table:table-row>
        <table:table-row table:style-name="ro1">
          <table:table-cell office:value-type="float" office:value="22670043" calcext:value-type="float">
            <text:p>22670043</text:p>
          </table:table-cell>
          <table:table-cell table:formula="of:=[.A1419]/1000/(60*60*24)" office:value-type="time" office:time-value="PT06H17M50.043S" calcext:value-type="time">
            <text:p>06:17:50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499.69" calcext:value-type="float">
            <text:p>1499.69</text:p>
          </table:table-cell>
          <table:table-cell office:value-type="float" office:value="1801.36" calcext:value-type="float">
            <text:p>1801.36</text:p>
          </table:table-cell>
        </table:table-row>
        <table:table-row table:style-name="ro1">
          <table:table-cell office:value-type="float" office:value="22686043" calcext:value-type="float">
            <text:p>22686043</text:p>
          </table:table-cell>
          <table:table-cell table:formula="of:=[.A1420]/1000/(60*60*24)" office:value-type="time" office:time-value="PT06H18M06.043S" calcext:value-type="time">
            <text:p>06:18:06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500.72" calcext:value-type="float">
            <text:p>1500.72</text:p>
          </table:table-cell>
          <table:table-cell office:value-type="float" office:value="1802.56" calcext:value-type="float">
            <text:p>1802.56</text:p>
          </table:table-cell>
        </table:table-row>
        <table:table-row table:style-name="ro1">
          <table:table-cell office:value-type="float" office:value="22702043" calcext:value-type="float">
            <text:p>22702043</text:p>
          </table:table-cell>
          <table:table-cell table:formula="of:=[.A1421]/1000/(60*60*24)" office:value-type="time" office:time-value="PT06H18M22.043S" calcext:value-type="time">
            <text:p>06:18:22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2" calcext:value-type="float">
            <text:p>270.32</text:p>
          </table:table-cell>
          <table:table-cell office:value-type="float" office:value="1501.75" calcext:value-type="float">
            <text:p>1501.75</text:p>
          </table:table-cell>
          <table:table-cell office:value-type="float" office:value="1803.76" calcext:value-type="float">
            <text:p>1803.76</text:p>
          </table:table-cell>
        </table:table-row>
        <table:table-row table:style-name="ro1">
          <table:table-cell office:value-type="float" office:value="22718043" calcext:value-type="float">
            <text:p>22718043</text:p>
          </table:table-cell>
          <table:table-cell table:formula="of:=[.A1422]/1000/(60*60*24)" office:value-type="time" office:time-value="PT06H18M38.043S" calcext:value-type="time">
            <text:p>06:18:38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2" calcext:value-type="float">
            <text:p>270.32</text:p>
          </table:table-cell>
          <table:table-cell office:value-type="float" office:value="1502.78" calcext:value-type="float">
            <text:p>1502.78</text:p>
          </table:table-cell>
          <table:table-cell office:value-type="float" office:value="1804.97" calcext:value-type="float">
            <text:p>1804.97</text:p>
          </table:table-cell>
        </table:table-row>
        <table:table-row table:style-name="ro1">
          <table:table-cell office:value-type="float" office:value="22734043" calcext:value-type="float">
            <text:p>22734043</text:p>
          </table:table-cell>
          <table:table-cell table:formula="of:=[.A1423]/1000/(60*60*24)" office:value-type="time" office:time-value="PT06H18M54.043S" calcext:value-type="time">
            <text:p>06:18:54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503.81" calcext:value-type="float">
            <text:p>1503.81</text:p>
          </table:table-cell>
          <table:table-cell office:value-type="float" office:value="1806.17" calcext:value-type="float">
            <text:p>1806.17</text:p>
          </table:table-cell>
        </table:table-row>
        <table:table-row table:style-name="ro1">
          <table:table-cell office:value-type="float" office:value="22750043" calcext:value-type="float">
            <text:p>22750043</text:p>
          </table:table-cell>
          <table:table-cell table:formula="of:=[.A1424]/1000/(60*60*24)" office:value-type="time" office:time-value="PT06H19M10.043S" calcext:value-type="time">
            <text:p>06:19:10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504.84" calcext:value-type="float">
            <text:p>1504.84</text:p>
          </table:table-cell>
          <table:table-cell office:value-type="float" office:value="1807.37" calcext:value-type="float">
            <text:p>1807.37</text:p>
          </table:table-cell>
        </table:table-row>
        <table:table-row table:style-name="ro1">
          <table:table-cell office:value-type="float" office:value="22766043" calcext:value-type="float">
            <text:p>22766043</text:p>
          </table:table-cell>
          <table:table-cell table:formula="of:=[.A1425]/1000/(60*60*24)" office:value-type="time" office:time-value="PT06H19M26.043S" calcext:value-type="time">
            <text:p>06:19:26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505.87" calcext:value-type="float">
            <text:p>1505.87</text:p>
          </table:table-cell>
          <table:table-cell office:value-type="float" office:value="1808.57" calcext:value-type="float">
            <text:p>1808.57</text:p>
          </table:table-cell>
        </table:table-row>
        <table:table-row table:style-name="ro1">
          <table:table-cell office:value-type="float" office:value="22782043" calcext:value-type="float">
            <text:p>22782043</text:p>
          </table:table-cell>
          <table:table-cell table:formula="of:=[.A1426]/1000/(60*60*24)" office:value-type="time" office:time-value="PT06H19M42.043S" calcext:value-type="time">
            <text:p>06:19:42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506.9" calcext:value-type="float">
            <text:p>1506.9</text:p>
          </table:table-cell>
          <table:table-cell office:value-type="float" office:value="1809.77" calcext:value-type="float">
            <text:p>1809.77</text:p>
          </table:table-cell>
        </table:table-row>
        <table:table-row table:style-name="ro1">
          <table:table-cell office:value-type="float" office:value="22798043" calcext:value-type="float">
            <text:p>22798043</text:p>
          </table:table-cell>
          <table:table-cell table:formula="of:=[.A1427]/1000/(60*60*24)" office:value-type="time" office:time-value="PT06H19M58.043S" calcext:value-type="time">
            <text:p>06:19:58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507.93" calcext:value-type="float">
            <text:p>1507.93</text:p>
          </table:table-cell>
          <table:table-cell office:value-type="float" office:value="1810.97" calcext:value-type="float">
            <text:p>1810.97</text:p>
          </table:table-cell>
        </table:table-row>
        <table:table-row table:style-name="ro1">
          <table:table-cell office:value-type="float" office:value="22814043" calcext:value-type="float">
            <text:p>22814043</text:p>
          </table:table-cell>
          <table:table-cell table:formula="of:=[.A1428]/1000/(60*60*24)" office:value-type="time" office:time-value="PT06H20M14.043S" calcext:value-type="time">
            <text:p>06:20:14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508.96" calcext:value-type="float">
            <text:p>1508.96</text:p>
          </table:table-cell>
          <table:table-cell office:value-type="float" office:value="1812.17" calcext:value-type="float">
            <text:p>1812.17</text:p>
          </table:table-cell>
        </table:table-row>
        <table:table-row table:style-name="ro1">
          <table:table-cell office:value-type="float" office:value="22830043" calcext:value-type="float">
            <text:p>22830043</text:p>
          </table:table-cell>
          <table:table-cell table:formula="of:=[.A1429]/1000/(60*60*24)" office:value-type="time" office:time-value="PT06H20M30.043S" calcext:value-type="time">
            <text:p>06:20:30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509.99" calcext:value-type="float">
            <text:p>1509.99</text:p>
          </table:table-cell>
          <table:table-cell office:value-type="float" office:value="1813.37" calcext:value-type="float">
            <text:p>1813.37</text:p>
          </table:table-cell>
        </table:table-row>
        <table:table-row table:style-name="ro1">
          <table:table-cell office:value-type="float" office:value="22846043" calcext:value-type="float">
            <text:p>22846043</text:p>
          </table:table-cell>
          <table:table-cell table:formula="of:=[.A1430]/1000/(60*60*24)" office:value-type="time" office:time-value="PT06H20M46.043S" calcext:value-type="time">
            <text:p>06:20:46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511.02" calcext:value-type="float">
            <text:p>1511.02</text:p>
          </table:table-cell>
          <table:table-cell office:value-type="float" office:value="1814.58" calcext:value-type="float">
            <text:p>1814.58</text:p>
          </table:table-cell>
        </table:table-row>
        <table:table-row table:style-name="ro1">
          <table:table-cell office:value-type="float" office:value="22862043" calcext:value-type="float">
            <text:p>22862043</text:p>
          </table:table-cell>
          <table:table-cell table:formula="of:=[.A1431]/1000/(60*60*24)" office:value-type="time" office:time-value="PT06H21M02.043S" calcext:value-type="time">
            <text:p>06:21:02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512.04" calcext:value-type="float">
            <text:p>1512.04</text:p>
          </table:table-cell>
          <table:table-cell office:value-type="float" office:value="1815.78" calcext:value-type="float">
            <text:p>1815.78</text:p>
          </table:table-cell>
        </table:table-row>
        <table:table-row table:style-name="ro1">
          <table:table-cell office:value-type="float" office:value="22878043" calcext:value-type="float">
            <text:p>22878043</text:p>
          </table:table-cell>
          <table:table-cell table:formula="of:=[.A1432]/1000/(60*60*24)" office:value-type="time" office:time-value="PT06H21M18.043S" calcext:value-type="time">
            <text:p>06:21:18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513.07" calcext:value-type="float">
            <text:p>1513.07</text:p>
          </table:table-cell>
          <table:table-cell office:value-type="float" office:value="1816.98" calcext:value-type="float">
            <text:p>1816.98</text:p>
          </table:table-cell>
        </table:table-row>
        <table:table-row table:style-name="ro1">
          <table:table-cell office:value-type="float" office:value="22894043" calcext:value-type="float">
            <text:p>22894043</text:p>
          </table:table-cell>
          <table:table-cell table:formula="of:=[.A1433]/1000/(60*60*24)" office:value-type="time" office:time-value="PT06H21M34.043S" calcext:value-type="time">
            <text:p>06:21:34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514.1" calcext:value-type="float">
            <text:p>1514.1</text:p>
          </table:table-cell>
          <table:table-cell office:value-type="float" office:value="1818.18" calcext:value-type="float">
            <text:p>1818.18</text:p>
          </table:table-cell>
        </table:table-row>
        <table:table-row table:style-name="ro1">
          <table:table-cell office:value-type="float" office:value="22910043" calcext:value-type="float">
            <text:p>22910043</text:p>
          </table:table-cell>
          <table:table-cell table:formula="of:=[.A1434]/1000/(60*60*24)" office:value-type="time" office:time-value="PT06H21M50.043S" calcext:value-type="time">
            <text:p>06:21:50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515.13" calcext:value-type="float">
            <text:p>1515.13</text:p>
          </table:table-cell>
          <table:table-cell office:value-type="float" office:value="1819.38" calcext:value-type="float">
            <text:p>1819.38</text:p>
          </table:table-cell>
        </table:table-row>
        <table:table-row table:style-name="ro1">
          <table:table-cell office:value-type="float" office:value="22926043" calcext:value-type="float">
            <text:p>22926043</text:p>
          </table:table-cell>
          <table:table-cell table:formula="of:=[.A1435]/1000/(60*60*24)" office:value-type="time" office:time-value="PT06H22M06.043S" calcext:value-type="time">
            <text:p>06:22:06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516.16" calcext:value-type="float">
            <text:p>1516.16</text:p>
          </table:table-cell>
          <table:table-cell office:value-type="float" office:value="1820.58" calcext:value-type="float">
            <text:p>1820.58</text:p>
          </table:table-cell>
        </table:table-row>
        <table:table-row table:style-name="ro1">
          <table:table-cell office:value-type="float" office:value="22942043" calcext:value-type="float">
            <text:p>22942043</text:p>
          </table:table-cell>
          <table:table-cell table:formula="of:=[.A1436]/1000/(60*60*24)" office:value-type="time" office:time-value="PT06H22M22.043S" calcext:value-type="time">
            <text:p>06:22:22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517.19" calcext:value-type="float">
            <text:p>1517.19</text:p>
          </table:table-cell>
          <table:table-cell office:value-type="float" office:value="1821.78" calcext:value-type="float">
            <text:p>1821.78</text:p>
          </table:table-cell>
        </table:table-row>
        <table:table-row table:style-name="ro1">
          <table:table-cell office:value-type="float" office:value="22958043" calcext:value-type="float">
            <text:p>22958043</text:p>
          </table:table-cell>
          <table:table-cell table:formula="of:=[.A1437]/1000/(60*60*24)" office:value-type="time" office:time-value="PT06H22M38.043S" calcext:value-type="time">
            <text:p>06:22:38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518.22" calcext:value-type="float">
            <text:p>1518.22</text:p>
          </table:table-cell>
          <table:table-cell office:value-type="float" office:value="1822.98" calcext:value-type="float">
            <text:p>1822.98</text:p>
          </table:table-cell>
        </table:table-row>
        <table:table-row table:style-name="ro1">
          <table:table-cell office:value-type="float" office:value="22974043" calcext:value-type="float">
            <text:p>22974043</text:p>
          </table:table-cell>
          <table:table-cell table:formula="of:=[.A1438]/1000/(60*60*24)" office:value-type="time" office:time-value="PT06H22M54.043S" calcext:value-type="time">
            <text:p>06:22:54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519.25" calcext:value-type="float">
            <text:p>1519.25</text:p>
          </table:table-cell>
          <table:table-cell office:value-type="float" office:value="1824.18" calcext:value-type="float">
            <text:p>1824.18</text:p>
          </table:table-cell>
        </table:table-row>
        <table:table-row table:style-name="ro1">
          <table:table-cell office:value-type="float" office:value="22990043" calcext:value-type="float">
            <text:p>22990043</text:p>
          </table:table-cell>
          <table:table-cell table:formula="of:=[.A1439]/1000/(60*60*24)" office:value-type="time" office:time-value="PT06H23M10.043S" calcext:value-type="time">
            <text:p>06:23:10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520.27" calcext:value-type="float">
            <text:p>1520.27</text:p>
          </table:table-cell>
          <table:table-cell office:value-type="float" office:value="1825.38" calcext:value-type="float">
            <text:p>1825.38</text:p>
          </table:table-cell>
        </table:table-row>
        <table:table-row table:style-name="ro1">
          <table:table-cell office:value-type="float" office:value="23006041" calcext:value-type="float">
            <text:p>23006041</text:p>
          </table:table-cell>
          <table:table-cell table:formula="of:=[.A1440]/1000/(60*60*24)" office:value-type="time" office:time-value="PT06H23M26.041S" calcext:value-type="time">
            <text:p>06:23:26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2" calcext:value-type="float">
            <text:p>268.92</text:p>
          </table:table-cell>
          <table:table-cell office:value-type="float" office:value="1521.3" calcext:value-type="float">
            <text:p>1521.3</text:p>
          </table:table-cell>
          <table:table-cell office:value-type="float" office:value="1826.57" calcext:value-type="float">
            <text:p>1826.57</text:p>
          </table:table-cell>
        </table:table-row>
        <table:table-row table:style-name="ro1">
          <table:table-cell office:value-type="float" office:value="23022043" calcext:value-type="float">
            <text:p>23022043</text:p>
          </table:table-cell>
          <table:table-cell table:formula="of:=[.A1441]/1000/(60*60*24)" office:value-type="time" office:time-value="PT06H23M42.043S" calcext:value-type="time">
            <text:p>06:23:42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2" calcext:value-type="float">
            <text:p>268.92</text:p>
          </table:table-cell>
          <table:table-cell office:value-type="float" office:value="1522.33" calcext:value-type="float">
            <text:p>1522.33</text:p>
          </table:table-cell>
          <table:table-cell office:value-type="float" office:value="1827.77" calcext:value-type="float">
            <text:p>1827.77</text:p>
          </table:table-cell>
        </table:table-row>
        <table:table-row table:style-name="ro1">
          <table:table-cell office:value-type="float" office:value="23038043" calcext:value-type="float">
            <text:p>23038043</text:p>
          </table:table-cell>
          <table:table-cell table:formula="of:=[.A1442]/1000/(60*60*24)" office:value-type="time" office:time-value="PT06H23M58.043S" calcext:value-type="time">
            <text:p>06:23:58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523.36" calcext:value-type="float">
            <text:p>1523.36</text:p>
          </table:table-cell>
          <table:table-cell office:value-type="float" office:value="1828.97" calcext:value-type="float">
            <text:p>1828.97</text:p>
          </table:table-cell>
        </table:table-row>
        <table:table-row table:style-name="ro1">
          <table:table-cell office:value-type="float" office:value="23054043" calcext:value-type="float">
            <text:p>23054043</text:p>
          </table:table-cell>
          <table:table-cell table:formula="of:=[.A1443]/1000/(60*60*24)" office:value-type="time" office:time-value="PT06H24M14.043S" calcext:value-type="time">
            <text:p>06:24:14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1524.38" calcext:value-type="float">
            <text:p>1524.38</text:p>
          </table:table-cell>
          <table:table-cell office:value-type="float" office:value="1830.17" calcext:value-type="float">
            <text:p>1830.17</text:p>
          </table:table-cell>
        </table:table-row>
        <table:table-row table:style-name="ro1">
          <table:table-cell office:value-type="float" office:value="23070043" calcext:value-type="float">
            <text:p>23070043</text:p>
          </table:table-cell>
          <table:table-cell table:formula="of:=[.A1444]/1000/(60*60*24)" office:value-type="time" office:time-value="PT06H24M30.043S" calcext:value-type="time">
            <text:p>06:24:30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1525.41" calcext:value-type="float">
            <text:p>1525.41</text:p>
          </table:table-cell>
          <table:table-cell office:value-type="float" office:value="1831.36" calcext:value-type="float">
            <text:p>1831.36</text:p>
          </table:table-cell>
        </table:table-row>
        <table:table-row table:style-name="ro1">
          <table:table-cell office:value-type="float" office:value="23086043" calcext:value-type="float">
            <text:p>23086043</text:p>
          </table:table-cell>
          <table:table-cell table:formula="of:=[.A1445]/1000/(60*60*24)" office:value-type="time" office:time-value="PT06H24M46.043S" calcext:value-type="time">
            <text:p>06:24:46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526.44" calcext:value-type="float">
            <text:p>1526.44</text:p>
          </table:table-cell>
          <table:table-cell office:value-type="float" office:value="1832.56" calcext:value-type="float">
            <text:p>1832.56</text:p>
          </table:table-cell>
        </table:table-row>
        <table:table-row table:style-name="ro1">
          <table:table-cell office:value-type="float" office:value="23102043" calcext:value-type="float">
            <text:p>23102043</text:p>
          </table:table-cell>
          <table:table-cell table:formula="of:=[.A1446]/1000/(60*60*24)" office:value-type="time" office:time-value="PT06H25M02.043S" calcext:value-type="time">
            <text:p>06:25:02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8" calcext:value-type="float">
            <text:p>268.8</text:p>
          </table:table-cell>
          <table:table-cell office:value-type="float" office:value="1527.47" calcext:value-type="float">
            <text:p>1527.47</text:p>
          </table:table-cell>
          <table:table-cell office:value-type="float" office:value="1833.76" calcext:value-type="float">
            <text:p>1833.76</text:p>
          </table:table-cell>
        </table:table-row>
        <table:table-row table:style-name="ro1">
          <table:table-cell office:value-type="float" office:value="23118043" calcext:value-type="float">
            <text:p>23118043</text:p>
          </table:table-cell>
          <table:table-cell table:formula="of:=[.A1447]/1000/(60*60*24)" office:value-type="time" office:time-value="PT06H25M18.043S" calcext:value-type="time">
            <text:p>06:25:18</text:p>
          </table:table-cell>
          <table:table-cell office:value-type="float" office:value="1.17" calcext:value-type="float">
            <text:p>1.17</text:p>
          </table:table-cell>
          <table:table-cell office:value-type="float" office:value="231.1" calcext:value-type="float">
            <text:p>231.1</text:p>
          </table:table-cell>
          <table:table-cell office:value-type="float" office:value="269.72" calcext:value-type="float">
            <text:p>269.72</text:p>
          </table:table-cell>
          <table:table-cell office:value-type="float" office:value="1528.49" calcext:value-type="float">
            <text:p>1528.49</text:p>
          </table:table-cell>
          <table:table-cell office:value-type="float" office:value="1834.96" calcext:value-type="float">
            <text:p>1834.96</text:p>
          </table:table-cell>
        </table:table-row>
        <table:table-row table:style-name="ro1">
          <table:table-cell office:value-type="float" office:value="23134043" calcext:value-type="float">
            <text:p>23134043</text:p>
          </table:table-cell>
          <table:table-cell table:formula="of:=[.A1448]/1000/(60*60*24)" office:value-type="time" office:time-value="PT06H25M34.043S" calcext:value-type="time">
            <text:p>06:25:34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529.52" calcext:value-type="float">
            <text:p>1529.52</text:p>
          </table:table-cell>
          <table:table-cell office:value-type="float" office:value="1836.15" calcext:value-type="float">
            <text:p>1836.15</text:p>
          </table:table-cell>
        </table:table-row>
        <table:table-row table:style-name="ro1">
          <table:table-cell office:value-type="float" office:value="23150043" calcext:value-type="float">
            <text:p>23150043</text:p>
          </table:table-cell>
          <table:table-cell table:formula="of:=[.A1449]/1000/(60*60*24)" office:value-type="time" office:time-value="PT06H25M50.043S" calcext:value-type="time">
            <text:p>06:25:50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530.55" calcext:value-type="float">
            <text:p>1530.55</text:p>
          </table:table-cell>
          <table:table-cell office:value-type="float" office:value="1837.35" calcext:value-type="float">
            <text:p>1837.35</text:p>
          </table:table-cell>
        </table:table-row>
        <table:table-row table:style-name="ro1">
          <table:table-cell office:value-type="float" office:value="23166043" calcext:value-type="float">
            <text:p>23166043</text:p>
          </table:table-cell>
          <table:table-cell table:formula="of:=[.A1450]/1000/(60*60*24)" office:value-type="time" office:time-value="PT06H26M06.043S" calcext:value-type="time">
            <text:p>06:26:06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531.58" calcext:value-type="float">
            <text:p>1531.58</text:p>
          </table:table-cell>
          <table:table-cell office:value-type="float" office:value="1838.54" calcext:value-type="float">
            <text:p>1838.54</text:p>
          </table:table-cell>
        </table:table-row>
        <table:table-row table:style-name="ro1">
          <table:table-cell office:value-type="float" office:value="23182043" calcext:value-type="float">
            <text:p>23182043</text:p>
          </table:table-cell>
          <table:table-cell table:formula="of:=[.A1451]/1000/(60*60*24)" office:value-type="time" office:time-value="PT06H26M22.043S" calcext:value-type="time">
            <text:p>06:26:22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532.6" calcext:value-type="float">
            <text:p>1532.6</text:p>
          </table:table-cell>
          <table:table-cell office:value-type="float" office:value="1839.74" calcext:value-type="float">
            <text:p>1839.74</text:p>
          </table:table-cell>
        </table:table-row>
        <table:table-row table:style-name="ro1">
          <table:table-cell office:value-type="float" office:value="23198043" calcext:value-type="float">
            <text:p>23198043</text:p>
          </table:table-cell>
          <table:table-cell table:formula="of:=[.A1452]/1000/(60*60*24)" office:value-type="time" office:time-value="PT06H26M38.043S" calcext:value-type="time">
            <text:p>06:26:38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533.63" calcext:value-type="float">
            <text:p>1533.63</text:p>
          </table:table-cell>
          <table:table-cell office:value-type="float" office:value="1840.94" calcext:value-type="float">
            <text:p>1840.94</text:p>
          </table:table-cell>
        </table:table-row>
        <table:table-row table:style-name="ro1">
          <table:table-cell office:value-type="float" office:value="23214043" calcext:value-type="float">
            <text:p>23214043</text:p>
          </table:table-cell>
          <table:table-cell table:formula="of:=[.A1453]/1000/(60*60*24)" office:value-type="time" office:time-value="PT06H26M54.043S" calcext:value-type="time">
            <text:p>06:26:54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534.66" calcext:value-type="float">
            <text:p>1534.66</text:p>
          </table:table-cell>
          <table:table-cell office:value-type="float" office:value="1842.13" calcext:value-type="float">
            <text:p>1842.13</text:p>
          </table:table-cell>
        </table:table-row>
        <table:table-row table:style-name="ro1">
          <table:table-cell office:value-type="float" office:value="23230043" calcext:value-type="float">
            <text:p>23230043</text:p>
          </table:table-cell>
          <table:table-cell table:formula="of:=[.A1454]/1000/(60*60*24)" office:value-type="time" office:time-value="PT06H27M10.043S" calcext:value-type="time">
            <text:p>06:27:10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535.68" calcext:value-type="float">
            <text:p>1535.68</text:p>
          </table:table-cell>
          <table:table-cell office:value-type="float" office:value="1843.32" calcext:value-type="float">
            <text:p>1843.32</text:p>
          </table:table-cell>
        </table:table-row>
        <table:table-row table:style-name="ro1">
          <table:table-cell office:value-type="float" office:value="23246043" calcext:value-type="float">
            <text:p>23246043</text:p>
          </table:table-cell>
          <table:table-cell table:formula="of:=[.A1455]/1000/(60*60*24)" office:value-type="time" office:time-value="PT06H27M26.043S" calcext:value-type="time">
            <text:p>06:27:26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536.71" calcext:value-type="float">
            <text:p>1536.71</text:p>
          </table:table-cell>
          <table:table-cell office:value-type="float" office:value="1844.52" calcext:value-type="float">
            <text:p>1844.52</text:p>
          </table:table-cell>
        </table:table-row>
        <table:table-row table:style-name="ro1">
          <table:table-cell office:value-type="float" office:value="23262043" calcext:value-type="float">
            <text:p>23262043</text:p>
          </table:table-cell>
          <table:table-cell table:formula="of:=[.A1456]/1000/(60*60*24)" office:value-type="time" office:time-value="PT06H27M42.043S" calcext:value-type="time">
            <text:p>06:27:42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537.74" calcext:value-type="float">
            <text:p>1537.74</text:p>
          </table:table-cell>
          <table:table-cell office:value-type="float" office:value="1845.71" calcext:value-type="float">
            <text:p>1845.71</text:p>
          </table:table-cell>
        </table:table-row>
        <table:table-row table:style-name="ro1">
          <table:table-cell office:value-type="float" office:value="23278043" calcext:value-type="float">
            <text:p>23278043</text:p>
          </table:table-cell>
          <table:table-cell table:formula="of:=[.A1457]/1000/(60*60*24)" office:value-type="time" office:time-value="PT06H27M58.043S" calcext:value-type="time">
            <text:p>06:27:58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538.77" calcext:value-type="float">
            <text:p>1538.77</text:p>
          </table:table-cell>
          <table:table-cell office:value-type="float" office:value="1846.91" calcext:value-type="float">
            <text:p>1846.91</text:p>
          </table:table-cell>
        </table:table-row>
        <table:table-row table:style-name="ro1">
          <table:table-cell office:value-type="float" office:value="23294043" calcext:value-type="float">
            <text:p>23294043</text:p>
          </table:table-cell>
          <table:table-cell table:formula="of:=[.A1458]/1000/(60*60*24)" office:value-type="time" office:time-value="PT06H28M14.043S" calcext:value-type="time">
            <text:p>06:28:14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7" calcext:value-type="float">
            <text:p>268.67</text:p>
          </table:table-cell>
          <table:table-cell office:value-type="float" office:value="1539.79" calcext:value-type="float">
            <text:p>1539.79</text:p>
          </table:table-cell>
          <table:table-cell office:value-type="float" office:value="1848.1" calcext:value-type="float">
            <text:p>1848.1</text:p>
          </table:table-cell>
        </table:table-row>
        <table:table-row table:style-name="ro1">
          <table:table-cell office:value-type="float" office:value="23310043" calcext:value-type="float">
            <text:p>23310043</text:p>
          </table:table-cell>
          <table:table-cell table:formula="of:=[.A1459]/1000/(60*60*24)" office:value-type="time" office:time-value="PT06H28M30.043S" calcext:value-type="time">
            <text:p>06:28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540.82" calcext:value-type="float">
            <text:p>1540.82</text:p>
          </table:table-cell>
          <table:table-cell office:value-type="float" office:value="1849.29" calcext:value-type="float">
            <text:p>1849.29</text:p>
          </table:table-cell>
        </table:table-row>
        <table:table-row table:style-name="ro1">
          <table:table-cell office:value-type="float" office:value="23326043" calcext:value-type="float">
            <text:p>23326043</text:p>
          </table:table-cell>
          <table:table-cell table:formula="of:=[.A1460]/1000/(60*60*24)" office:value-type="time" office:time-value="PT06H28M46.043S" calcext:value-type="time">
            <text:p>06:28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541.84" calcext:value-type="float">
            <text:p>1541.84</text:p>
          </table:table-cell>
          <table:table-cell office:value-type="float" office:value="1850.49" calcext:value-type="float">
            <text:p>1850.49</text:p>
          </table:table-cell>
        </table:table-row>
        <table:table-row table:style-name="ro1">
          <table:table-cell office:value-type="float" office:value="23342043" calcext:value-type="float">
            <text:p>23342043</text:p>
          </table:table-cell>
          <table:table-cell table:formula="of:=[.A1461]/1000/(60*60*24)" office:value-type="time" office:time-value="PT06H29M02.043S" calcext:value-type="time">
            <text:p>06:29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542.87" calcext:value-type="float">
            <text:p>1542.87</text:p>
          </table:table-cell>
          <table:table-cell office:value-type="float" office:value="1851.68" calcext:value-type="float">
            <text:p>1851.68</text:p>
          </table:table-cell>
        </table:table-row>
        <table:table-row table:style-name="ro1">
          <table:table-cell office:value-type="float" office:value="23358043" calcext:value-type="float">
            <text:p>23358043</text:p>
          </table:table-cell>
          <table:table-cell table:formula="of:=[.A1462]/1000/(60*60*24)" office:value-type="time" office:time-value="PT06H29M18.043S" calcext:value-type="time">
            <text:p>06:29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543.9" calcext:value-type="float">
            <text:p>1543.9</text:p>
          </table:table-cell>
          <table:table-cell office:value-type="float" office:value="1852.88" calcext:value-type="float">
            <text:p>1852.88</text:p>
          </table:table-cell>
        </table:table-row>
        <table:table-row table:style-name="ro1">
          <table:table-cell office:value-type="float" office:value="23374043" calcext:value-type="float">
            <text:p>23374043</text:p>
          </table:table-cell>
          <table:table-cell table:formula="of:=[.A1463]/1000/(60*60*24)" office:value-type="time" office:time-value="PT06H29M34.043S" calcext:value-type="time">
            <text:p>06:29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544.92" calcext:value-type="float">
            <text:p>1544.92</text:p>
          </table:table-cell>
          <table:table-cell office:value-type="float" office:value="1854.07" calcext:value-type="float">
            <text:p>1854.07</text:p>
          </table:table-cell>
        </table:table-row>
        <table:table-row table:style-name="ro1">
          <table:table-cell office:value-type="float" office:value="23390043" calcext:value-type="float">
            <text:p>23390043</text:p>
          </table:table-cell>
          <table:table-cell table:formula="of:=[.A1464]/1000/(60*60*24)" office:value-type="time" office:time-value="PT06H29M50.043S" calcext:value-type="time">
            <text:p>06:29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545.95" calcext:value-type="float">
            <text:p>1545.95</text:p>
          </table:table-cell>
          <table:table-cell office:value-type="float" office:value="1855.26" calcext:value-type="float">
            <text:p>1855.26</text:p>
          </table:table-cell>
        </table:table-row>
        <table:table-row table:style-name="ro1">
          <table:table-cell office:value-type="float" office:value="23406043" calcext:value-type="float">
            <text:p>23406043</text:p>
          </table:table-cell>
          <table:table-cell table:formula="of:=[.A1465]/1000/(60*60*24)" office:value-type="time" office:time-value="PT06H30M06.043S" calcext:value-type="time">
            <text:p>06:30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546.97" calcext:value-type="float">
            <text:p>1546.97</text:p>
          </table:table-cell>
          <table:table-cell office:value-type="float" office:value="1856.45" calcext:value-type="float">
            <text:p>1856.45</text:p>
          </table:table-cell>
        </table:table-row>
        <table:table-row table:style-name="ro1">
          <table:table-cell office:value-type="float" office:value="23422043" calcext:value-type="float">
            <text:p>23422043</text:p>
          </table:table-cell>
          <table:table-cell table:formula="of:=[.A1466]/1000/(60*60*24)" office:value-type="time" office:time-value="PT06H30M22.043S" calcext:value-type="time">
            <text:p>06:30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548" calcext:value-type="float">
            <text:p>1548</text:p>
          </table:table-cell>
          <table:table-cell office:value-type="float" office:value="1857.65" calcext:value-type="float">
            <text:p>1857.65</text:p>
          </table:table-cell>
        </table:table-row>
        <table:table-row table:style-name="ro1">
          <table:table-cell office:value-type="float" office:value="23438043" calcext:value-type="float">
            <text:p>23438043</text:p>
          </table:table-cell>
          <table:table-cell table:formula="of:=[.A1467]/1000/(60*60*24)" office:value-type="time" office:time-value="PT06H30M38.043S" calcext:value-type="time">
            <text:p>06:30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549.02" calcext:value-type="float">
            <text:p>1549.02</text:p>
          </table:table-cell>
          <table:table-cell office:value-type="float" office:value="1858.84" calcext:value-type="float">
            <text:p>1858.84</text:p>
          </table:table-cell>
        </table:table-row>
        <table:table-row table:style-name="ro1">
          <table:table-cell office:value-type="float" office:value="23454043" calcext:value-type="float">
            <text:p>23454043</text:p>
          </table:table-cell>
          <table:table-cell table:formula="of:=[.A1468]/1000/(60*60*24)" office:value-type="time" office:time-value="PT06H30M54.043S" calcext:value-type="time">
            <text:p>06:30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550.05" calcext:value-type="float">
            <text:p>1550.05</text:p>
          </table:table-cell>
          <table:table-cell office:value-type="float" office:value="1860.03" calcext:value-type="float">
            <text:p>1860.03</text:p>
          </table:table-cell>
        </table:table-row>
        <table:table-row table:style-name="ro1">
          <table:table-cell office:value-type="float" office:value="23470043" calcext:value-type="float">
            <text:p>23470043</text:p>
          </table:table-cell>
          <table:table-cell table:formula="of:=[.A1469]/1000/(60*60*24)" office:value-type="time" office:time-value="PT06H31M10.043S" calcext:value-type="time">
            <text:p>06:31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551.07" calcext:value-type="float">
            <text:p>1551.07</text:p>
          </table:table-cell>
          <table:table-cell office:value-type="float" office:value="1861.23" calcext:value-type="float">
            <text:p>1861.23</text:p>
          </table:table-cell>
        </table:table-row>
        <table:table-row table:style-name="ro1">
          <table:table-cell office:value-type="float" office:value="23486043" calcext:value-type="float">
            <text:p>23486043</text:p>
          </table:table-cell>
          <table:table-cell table:formula="of:=[.A1470]/1000/(60*60*24)" office:value-type="time" office:time-value="PT06H31M26.043S" calcext:value-type="time">
            <text:p>06:31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552.1" calcext:value-type="float">
            <text:p>1552.1</text:p>
          </table:table-cell>
          <table:table-cell office:value-type="float" office:value="1862.42" calcext:value-type="float">
            <text:p>1862.42</text:p>
          </table:table-cell>
        </table:table-row>
        <table:table-row table:style-name="ro1">
          <table:table-cell office:value-type="float" office:value="23502043" calcext:value-type="float">
            <text:p>23502043</text:p>
          </table:table-cell>
          <table:table-cell table:formula="of:=[.A1471]/1000/(60*60*24)" office:value-type="time" office:time-value="PT06H31M42.043S" calcext:value-type="time">
            <text:p>06:31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553.12" calcext:value-type="float">
            <text:p>1553.12</text:p>
          </table:table-cell>
          <table:table-cell office:value-type="float" office:value="1863.61" calcext:value-type="float">
            <text:p>1863.61</text:p>
          </table:table-cell>
        </table:table-row>
        <table:table-row table:style-name="ro1">
          <table:table-cell office:value-type="float" office:value="23518043" calcext:value-type="float">
            <text:p>23518043</text:p>
          </table:table-cell>
          <table:table-cell table:formula="of:=[.A1472]/1000/(60*60*24)" office:value-type="time" office:time-value="PT06H31M58.043S" calcext:value-type="time">
            <text:p>06:31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554.15" calcext:value-type="float">
            <text:p>1554.15</text:p>
          </table:table-cell>
          <table:table-cell office:value-type="float" office:value="1864.81" calcext:value-type="float">
            <text:p>1864.81</text:p>
          </table:table-cell>
        </table:table-row>
        <table:table-row table:style-name="ro1">
          <table:table-cell office:value-type="float" office:value="23534043" calcext:value-type="float">
            <text:p>23534043</text:p>
          </table:table-cell>
          <table:table-cell table:formula="of:=[.A1473]/1000/(60*60*24)" office:value-type="time" office:time-value="PT06H32M14.043S" calcext:value-type="time">
            <text:p>06:32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555.17" calcext:value-type="float">
            <text:p>1555.17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23550043" calcext:value-type="float">
            <text:p>23550043</text:p>
          </table:table-cell>
          <table:table-cell table:formula="of:=[.A1474]/1000/(60*60*24)" office:value-type="time" office:time-value="PT06H32M30.043S" calcext:value-type="time">
            <text:p>06:32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556.2" calcext:value-type="float">
            <text:p>1556.2</text:p>
          </table:table-cell>
          <table:table-cell office:value-type="float" office:value="1867.19" calcext:value-type="float">
            <text:p>1867.19</text:p>
          </table:table-cell>
        </table:table-row>
        <table:table-row table:style-name="ro1">
          <table:table-cell office:value-type="float" office:value="23566043" calcext:value-type="float">
            <text:p>23566043</text:p>
          </table:table-cell>
          <table:table-cell table:formula="of:=[.A1475]/1000/(60*60*24)" office:value-type="time" office:time-value="PT06H32M46.043S" calcext:value-type="time">
            <text:p>06:32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557.22" calcext:value-type="float">
            <text:p>1557.22</text:p>
          </table:table-cell>
          <table:table-cell office:value-type="float" office:value="1868.38" calcext:value-type="float">
            <text:p>1868.38</text:p>
          </table:table-cell>
        </table:table-row>
        <table:table-row table:style-name="ro1">
          <table:table-cell office:value-type="float" office:value="23582043" calcext:value-type="float">
            <text:p>23582043</text:p>
          </table:table-cell>
          <table:table-cell table:formula="of:=[.A1476]/1000/(60*60*24)" office:value-type="time" office:time-value="PT06H33M02.043S" calcext:value-type="time">
            <text:p>06:33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558.25" calcext:value-type="float">
            <text:p>1558.25</text:p>
          </table:table-cell>
          <table:table-cell office:value-type="float" office:value="1869.57" calcext:value-type="float">
            <text:p>1869.57</text:p>
          </table:table-cell>
        </table:table-row>
        <table:table-row table:style-name="ro1">
          <table:table-cell office:value-type="float" office:value="23598043" calcext:value-type="float">
            <text:p>23598043</text:p>
          </table:table-cell>
          <table:table-cell table:formula="of:=[.A1477]/1000/(60*60*24)" office:value-type="time" office:time-value="PT06H33M18.043S" calcext:value-type="time">
            <text:p>06:33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9" calcext:value-type="float">
            <text:p>268.09</text:p>
          </table:table-cell>
          <table:table-cell office:value-type="float" office:value="1559.27" calcext:value-type="float">
            <text:p>1559.27</text:p>
          </table:table-cell>
          <table:table-cell office:value-type="float" office:value="1870.76" calcext:value-type="float">
            <text:p>1870.76</text:p>
          </table:table-cell>
        </table:table-row>
        <table:table-row table:style-name="ro1">
          <table:table-cell office:value-type="float" office:value="23614043" calcext:value-type="float">
            <text:p>23614043</text:p>
          </table:table-cell>
          <table:table-cell table:formula="of:=[.A1478]/1000/(60*60*24)" office:value-type="time" office:time-value="PT06H33M34.043S" calcext:value-type="time">
            <text:p>06:33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560.3" calcext:value-type="float">
            <text:p>1560.3</text:p>
          </table:table-cell>
          <table:table-cell office:value-type="float" office:value="1871.95" calcext:value-type="float">
            <text:p>1871.95</text:p>
          </table:table-cell>
        </table:table-row>
        <table:table-row table:style-name="ro1">
          <table:table-cell office:value-type="float" office:value="23630043" calcext:value-type="float">
            <text:p>23630043</text:p>
          </table:table-cell>
          <table:table-cell table:formula="of:=[.A1479]/1000/(60*60*24)" office:value-type="time" office:time-value="PT06H33M50.043S" calcext:value-type="time">
            <text:p>06:33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8" calcext:value-type="float">
            <text:p>268.08</text:p>
          </table:table-cell>
          <table:table-cell office:value-type="float" office:value="1561.32" calcext:value-type="float">
            <text:p>1561.32</text:p>
          </table:table-cell>
          <table:table-cell office:value-type="float" office:value="1873.14" calcext:value-type="float">
            <text:p>1873.14</text:p>
          </table:table-cell>
        </table:table-row>
        <table:table-row table:style-name="ro1">
          <table:table-cell office:value-type="float" office:value="23646043" calcext:value-type="float">
            <text:p>23646043</text:p>
          </table:table-cell>
          <table:table-cell table:formula="of:=[.A1480]/1000/(60*60*24)" office:value-type="time" office:time-value="PT06H34M06.043S" calcext:value-type="time">
            <text:p>06:34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8" calcext:value-type="float">
            <text:p>268.08</text:p>
          </table:table-cell>
          <table:table-cell office:value-type="float" office:value="1562.35" calcext:value-type="float">
            <text:p>1562.35</text:p>
          </table:table-cell>
          <table:table-cell office:value-type="float" office:value="1874.34" calcext:value-type="float">
            <text:p>1874.34</text:p>
          </table:table-cell>
        </table:table-row>
        <table:table-row table:style-name="ro1">
          <table:table-cell office:value-type="float" office:value="23662043" calcext:value-type="float">
            <text:p>23662043</text:p>
          </table:table-cell>
          <table:table-cell table:formula="of:=[.A1481]/1000/(60*60*24)" office:value-type="time" office:time-value="PT06H34M22.043S" calcext:value-type="time">
            <text:p>06:34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97" calcext:value-type="float">
            <text:p>267.97</text:p>
          </table:table-cell>
          <table:table-cell office:value-type="float" office:value="1563.37" calcext:value-type="float">
            <text:p>1563.37</text:p>
          </table:table-cell>
          <table:table-cell office:value-type="float" office:value="1875.53" calcext:value-type="float">
            <text:p>1875.53</text:p>
          </table:table-cell>
        </table:table-row>
        <table:table-row table:style-name="ro1">
          <table:table-cell office:value-type="float" office:value="23678043" calcext:value-type="float">
            <text:p>23678043</text:p>
          </table:table-cell>
          <table:table-cell table:formula="of:=[.A1482]/1000/(60*60*24)" office:value-type="time" office:time-value="PT06H34M38.043S" calcext:value-type="time">
            <text:p>06:34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96" calcext:value-type="float">
            <text:p>267.96</text:p>
          </table:table-cell>
          <table:table-cell office:value-type="float" office:value="1564.4" calcext:value-type="float">
            <text:p>1564.4</text:p>
          </table:table-cell>
          <table:table-cell office:value-type="float" office:value="1876.72" calcext:value-type="float">
            <text:p>1876.72</text:p>
          </table:table-cell>
        </table:table-row>
        <table:table-row table:style-name="ro1">
          <table:table-cell office:value-type="float" office:value="23694043" calcext:value-type="float">
            <text:p>23694043</text:p>
          </table:table-cell>
          <table:table-cell table:formula="of:=[.A1483]/1000/(60*60*24)" office:value-type="time" office:time-value="PT06H34M54.043S" calcext:value-type="time">
            <text:p>06:34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96" calcext:value-type="float">
            <text:p>267.96</text:p>
          </table:table-cell>
          <table:table-cell office:value-type="float" office:value="1565.42" calcext:value-type="float">
            <text:p>1565.42</text:p>
          </table:table-cell>
          <table:table-cell office:value-type="float" office:value="1877.91" calcext:value-type="float">
            <text:p>1877.91</text:p>
          </table:table-cell>
        </table:table-row>
        <table:table-row table:style-name="ro1">
          <table:table-cell office:value-type="float" office:value="23710043" calcext:value-type="float">
            <text:p>23710043</text:p>
          </table:table-cell>
          <table:table-cell table:formula="of:=[.A1484]/1000/(60*60*24)" office:value-type="time" office:time-value="PT06H35M10.043S" calcext:value-type="time">
            <text:p>06:35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96" calcext:value-type="float">
            <text:p>267.96</text:p>
          </table:table-cell>
          <table:table-cell office:value-type="float" office:value="1566.45" calcext:value-type="float">
            <text:p>1566.45</text:p>
          </table:table-cell>
          <table:table-cell office:value-type="float" office:value="1879.1" calcext:value-type="float">
            <text:p>1879.1</text:p>
          </table:table-cell>
        </table:table-row>
        <table:table-row table:style-name="ro1">
          <table:table-cell office:value-type="float" office:value="23726043" calcext:value-type="float">
            <text:p>23726043</text:p>
          </table:table-cell>
          <table:table-cell table:formula="of:=[.A1485]/1000/(60*60*24)" office:value-type="time" office:time-value="PT06H35M26.043S" calcext:value-type="time">
            <text:p>06:35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567.47" calcext:value-type="float">
            <text:p>1567.47</text:p>
          </table:table-cell>
          <table:table-cell office:value-type="float" office:value="1880.29" calcext:value-type="float">
            <text:p>1880.29</text:p>
          </table:table-cell>
        </table:table-row>
        <table:table-row table:style-name="ro1">
          <table:table-cell office:value-type="float" office:value="23742043" calcext:value-type="float">
            <text:p>23742043</text:p>
          </table:table-cell>
          <table:table-cell table:formula="of:=[.A1486]/1000/(60*60*24)" office:value-type="time" office:time-value="PT06H35M42.043S" calcext:value-type="time">
            <text:p>06:35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7.85" calcext:value-type="float">
            <text:p>267.85</text:p>
          </table:table-cell>
          <table:table-cell office:value-type="float" office:value="1568.49" calcext:value-type="float">
            <text:p>1568.49</text:p>
          </table:table-cell>
          <table:table-cell office:value-type="float" office:value="1881.48" calcext:value-type="float">
            <text:p>1881.48</text:p>
          </table:table-cell>
        </table:table-row>
        <table:table-row table:style-name="ro1">
          <table:table-cell office:value-type="float" office:value="23758043" calcext:value-type="float">
            <text:p>23758043</text:p>
          </table:table-cell>
          <table:table-cell table:formula="of:=[.A1487]/1000/(60*60*24)" office:value-type="time" office:time-value="PT06H35M58.043S" calcext:value-type="time">
            <text:p>06:35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3" calcext:value-type="float">
            <text:p>266.93</text:p>
          </table:table-cell>
          <table:table-cell office:value-type="float" office:value="1569.52" calcext:value-type="float">
            <text:p>1569.52</text:p>
          </table:table-cell>
          <table:table-cell office:value-type="float" office:value="1882.66" calcext:value-type="float">
            <text:p>1882.66</text:p>
          </table:table-cell>
        </table:table-row>
        <table:table-row table:style-name="ro1">
          <table:table-cell office:value-type="float" office:value="23774043" calcext:value-type="float">
            <text:p>23774043</text:p>
          </table:table-cell>
          <table:table-cell table:formula="of:=[.A1488]/1000/(60*60*24)" office:value-type="time" office:time-value="PT06H36M14.043S" calcext:value-type="time">
            <text:p>06:36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7.85" calcext:value-type="float">
            <text:p>267.85</text:p>
          </table:table-cell>
          <table:table-cell office:value-type="float" office:value="1570.54" calcext:value-type="float">
            <text:p>1570.54</text:p>
          </table:table-cell>
          <table:table-cell office:value-type="float" office:value="1883.85" calcext:value-type="float">
            <text:p>1883.85</text:p>
          </table:table-cell>
        </table:table-row>
        <table:table-row table:style-name="ro1">
          <table:table-cell office:value-type="float" office:value="23790043" calcext:value-type="float">
            <text:p>23790043</text:p>
          </table:table-cell>
          <table:table-cell table:formula="of:=[.A1489]/1000/(60*60*24)" office:value-type="time" office:time-value="PT06H36M30.043S" calcext:value-type="time">
            <text:p>06:36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571.56" calcext:value-type="float">
            <text:p>1571.56</text:p>
          </table:table-cell>
          <table:table-cell office:value-type="float" office:value="1885.04" calcext:value-type="float">
            <text:p>1885.04</text:p>
          </table:table-cell>
        </table:table-row>
        <table:table-row table:style-name="ro1">
          <table:table-cell office:value-type="float" office:value="23806043" calcext:value-type="float">
            <text:p>23806043</text:p>
          </table:table-cell>
          <table:table-cell table:formula="of:=[.A1490]/1000/(60*60*24)" office:value-type="time" office:time-value="PT06H36M46.043S" calcext:value-type="time">
            <text:p>06:36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7.85" calcext:value-type="float">
            <text:p>267.85</text:p>
          </table:table-cell>
          <table:table-cell office:value-type="float" office:value="1572.59" calcext:value-type="float">
            <text:p>1572.59</text:p>
          </table:table-cell>
          <table:table-cell office:value-type="float" office:value="1886.23" calcext:value-type="float">
            <text:p>1886.23</text:p>
          </table:table-cell>
        </table:table-row>
        <table:table-row table:style-name="ro1">
          <table:table-cell office:value-type="float" office:value="23822043" calcext:value-type="float">
            <text:p>23822043</text:p>
          </table:table-cell>
          <table:table-cell table:formula="of:=[.A1491]/1000/(60*60*24)" office:value-type="time" office:time-value="PT06H37M02.043S" calcext:value-type="time">
            <text:p>06:37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573.61" calcext:value-type="float">
            <text:p>1573.61</text:p>
          </table:table-cell>
          <table:table-cell office:value-type="float" office:value="1887.41" calcext:value-type="float">
            <text:p>1887.41</text:p>
          </table:table-cell>
        </table:table-row>
        <table:table-row table:style-name="ro1">
          <table:table-cell office:value-type="float" office:value="23838043" calcext:value-type="float">
            <text:p>23838043</text:p>
          </table:table-cell>
          <table:table-cell table:formula="of:=[.A1492]/1000/(60*60*24)" office:value-type="time" office:time-value="PT06H37M18.043S" calcext:value-type="time">
            <text:p>06:37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574.64" calcext:value-type="float">
            <text:p>1574.64</text:p>
          </table:table-cell>
          <table:table-cell office:value-type="float" office:value="1888.6" calcext:value-type="float">
            <text:p>1888.6</text:p>
          </table:table-cell>
        </table:table-row>
        <table:table-row table:style-name="ro1">
          <table:table-cell office:value-type="float" office:value="23854043" calcext:value-type="float">
            <text:p>23854043</text:p>
          </table:table-cell>
          <table:table-cell table:formula="of:=[.A1493]/1000/(60*60*24)" office:value-type="time" office:time-value="PT06H37M34.043S" calcext:value-type="time">
            <text:p>06:37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575.66" calcext:value-type="float">
            <text:p>1575.66</text:p>
          </table:table-cell>
          <table:table-cell office:value-type="float" office:value="1889.78" calcext:value-type="float">
            <text:p>1889.78</text:p>
          </table:table-cell>
        </table:table-row>
        <table:table-row table:style-name="ro1">
          <table:table-cell office:value-type="float" office:value="23870043" calcext:value-type="float">
            <text:p>23870043</text:p>
          </table:table-cell>
          <table:table-cell table:formula="of:=[.A1494]/1000/(60*60*24)" office:value-type="time" office:time-value="PT06H37M50.043S" calcext:value-type="time">
            <text:p>06:37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" calcext:value-type="float">
            <text:p>266.8</text:p>
          </table:table-cell>
          <table:table-cell office:value-type="float" office:value="1576.68" calcext:value-type="float">
            <text:p>1576.68</text:p>
          </table:table-cell>
          <table:table-cell office:value-type="float" office:value="1890.97" calcext:value-type="float">
            <text:p>1890.97</text:p>
          </table:table-cell>
        </table:table-row>
        <table:table-row table:style-name="ro1">
          <table:table-cell office:value-type="float" office:value="23886043" calcext:value-type="float">
            <text:p>23886043</text:p>
          </table:table-cell>
          <table:table-cell table:formula="of:=[.A1495]/1000/(60*60*24)" office:value-type="time" office:time-value="PT06H38M06.043S" calcext:value-type="time">
            <text:p>06:38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577.7" calcext:value-type="float">
            <text:p>1577.7</text:p>
          </table:table-cell>
          <table:table-cell office:value-type="float" office:value="1892.16" calcext:value-type="float">
            <text:p>1892.16</text:p>
          </table:table-cell>
        </table:table-row>
        <table:table-row table:style-name="ro1">
          <table:table-cell office:value-type="float" office:value="23902043" calcext:value-type="float">
            <text:p>23902043</text:p>
          </table:table-cell>
          <table:table-cell table:formula="of:=[.A1496]/1000/(60*60*24)" office:value-type="time" office:time-value="PT06H38M22.043S" calcext:value-type="time">
            <text:p>06:38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578.73" calcext:value-type="float">
            <text:p>1578.73</text:p>
          </table:table-cell>
          <table:table-cell office:value-type="float" office:value="1893.34" calcext:value-type="float">
            <text:p>1893.34</text:p>
          </table:table-cell>
        </table:table-row>
        <table:table-row table:style-name="ro1">
          <table:table-cell office:value-type="float" office:value="23918043" calcext:value-type="float">
            <text:p>23918043</text:p>
          </table:table-cell>
          <table:table-cell table:formula="of:=[.A1497]/1000/(60*60*24)" office:value-type="time" office:time-value="PT06H38M38.043S" calcext:value-type="time">
            <text:p>06:38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579.75" calcext:value-type="float">
            <text:p>1579.75</text:p>
          </table:table-cell>
          <table:table-cell office:value-type="float" office:value="1894.53" calcext:value-type="float">
            <text:p>1894.53</text:p>
          </table:table-cell>
        </table:table-row>
        <table:table-row table:style-name="ro1">
          <table:table-cell office:value-type="float" office:value="23934043" calcext:value-type="float">
            <text:p>23934043</text:p>
          </table:table-cell>
          <table:table-cell table:formula="of:=[.A1498]/1000/(60*60*24)" office:value-type="time" office:time-value="PT06H38M54.043S" calcext:value-type="time">
            <text:p>06:38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580.77" calcext:value-type="float">
            <text:p>1580.77</text:p>
          </table:table-cell>
          <table:table-cell office:value-type="float" office:value="1895.71" calcext:value-type="float">
            <text:p>1895.71</text:p>
          </table:table-cell>
        </table:table-row>
        <table:table-row table:style-name="ro1">
          <table:table-cell office:value-type="float" office:value="23950043" calcext:value-type="float">
            <text:p>23950043</text:p>
          </table:table-cell>
          <table:table-cell table:formula="of:=[.A1499]/1000/(60*60*24)" office:value-type="time" office:time-value="PT06H39M10.043S" calcext:value-type="time">
            <text:p>06:39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581.8" calcext:value-type="float">
            <text:p>1581.8</text:p>
          </table:table-cell>
          <table:table-cell office:value-type="float" office:value="1896.9" calcext:value-type="float">
            <text:p>1896.9</text:p>
          </table:table-cell>
        </table:table-row>
        <table:table-row table:style-name="ro1">
          <table:table-cell office:value-type="float" office:value="23966043" calcext:value-type="float">
            <text:p>23966043</text:p>
          </table:table-cell>
          <table:table-cell table:formula="of:=[.A1500]/1000/(60*60*24)" office:value-type="time" office:time-value="PT06H39M26.043S" calcext:value-type="time">
            <text:p>06:39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582.82" calcext:value-type="float">
            <text:p>1582.82</text:p>
          </table:table-cell>
          <table:table-cell office:value-type="float" office:value="1898.09" calcext:value-type="float">
            <text:p>1898.09</text:p>
          </table:table-cell>
        </table:table-row>
        <table:table-row table:style-name="ro1">
          <table:table-cell office:value-type="float" office:value="23982043" calcext:value-type="float">
            <text:p>23982043</text:p>
          </table:table-cell>
          <table:table-cell table:formula="of:=[.A1501]/1000/(60*60*24)" office:value-type="time" office:time-value="PT06H39M42.043S" calcext:value-type="time">
            <text:p>06:39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583.84" calcext:value-type="float">
            <text:p>1583.84</text:p>
          </table:table-cell>
          <table:table-cell office:value-type="float" office:value="1899.27" calcext:value-type="float">
            <text:p>1899.27</text:p>
          </table:table-cell>
        </table:table-row>
        <table:table-row table:style-name="ro1">
          <table:table-cell office:value-type="float" office:value="23998043" calcext:value-type="float">
            <text:p>23998043</text:p>
          </table:table-cell>
          <table:table-cell table:formula="of:=[.A1502]/1000/(60*60*24)" office:value-type="time" office:time-value="PT06H39M58.043S" calcext:value-type="time">
            <text:p>06:39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584.86" calcext:value-type="float">
            <text:p>1584.86</text:p>
          </table:table-cell>
          <table:table-cell office:value-type="float" office:value="1900.46" calcext:value-type="float">
            <text:p>1900.46</text:p>
          </table:table-cell>
        </table:table-row>
        <table:table-row table:style-name="ro1">
          <table:table-cell office:value-type="float" office:value="24014043" calcext:value-type="float">
            <text:p>24014043</text:p>
          </table:table-cell>
          <table:table-cell table:formula="of:=[.A1503]/1000/(60*60*24)" office:value-type="time" office:time-value="PT06H40M14.043S" calcext:value-type="time">
            <text:p>06:40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585.89" calcext:value-type="float">
            <text:p>1585.89</text:p>
          </table:table-cell>
          <table:table-cell office:value-type="float" office:value="1901.64" calcext:value-type="float">
            <text:p>1901.64</text:p>
          </table:table-cell>
        </table:table-row>
        <table:table-row table:style-name="ro1">
          <table:table-cell office:value-type="float" office:value="24030043" calcext:value-type="float">
            <text:p>24030043</text:p>
          </table:table-cell>
          <table:table-cell table:formula="of:=[.A1504]/1000/(60*60*24)" office:value-type="time" office:time-value="PT06H40M30.043S" calcext:value-type="time">
            <text:p>06:40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586.91" calcext:value-type="float">
            <text:p>1586.91</text:p>
          </table:table-cell>
          <table:table-cell office:value-type="float" office:value="1902.83" calcext:value-type="float">
            <text:p>1902.83</text:p>
          </table:table-cell>
        </table:table-row>
        <table:table-row table:style-name="ro1">
          <table:table-cell office:value-type="float" office:value="24046043" calcext:value-type="float">
            <text:p>24046043</text:p>
          </table:table-cell>
          <table:table-cell table:formula="of:=[.A1505]/1000/(60*60*24)" office:value-type="time" office:time-value="PT06H40M46.043S" calcext:value-type="time">
            <text:p>06:40:46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587.93" calcext:value-type="float">
            <text:p>1587.93</text:p>
          </table:table-cell>
          <table:table-cell office:value-type="float" office:value="1904.01" calcext:value-type="float">
            <text:p>1904.01</text:p>
          </table:table-cell>
        </table:table-row>
        <table:table-row table:style-name="ro1">
          <table:table-cell office:value-type="float" office:value="24062043" calcext:value-type="float">
            <text:p>24062043</text:p>
          </table:table-cell>
          <table:table-cell table:formula="of:=[.A1506]/1000/(60*60*24)" office:value-type="time" office:time-value="PT06H41M02.043S" calcext:value-type="time">
            <text:p>06:41:02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588.95" calcext:value-type="float">
            <text:p>1588.95</text:p>
          </table:table-cell>
          <table:table-cell office:value-type="float" office:value="1905.19" calcext:value-type="float">
            <text:p>1905.19</text:p>
          </table:table-cell>
        </table:table-row>
        <table:table-row table:style-name="ro1">
          <table:table-cell office:value-type="float" office:value="24078043" calcext:value-type="float">
            <text:p>24078043</text:p>
          </table:table-cell>
          <table:table-cell table:formula="of:=[.A1507]/1000/(60*60*24)" office:value-type="time" office:time-value="PT06H41M18.043S" calcext:value-type="time">
            <text:p>06:41:18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589.97" calcext:value-type="float">
            <text:p>1589.97</text:p>
          </table:table-cell>
          <table:table-cell office:value-type="float" office:value="1906.38" calcext:value-type="float">
            <text:p>1906.38</text:p>
          </table:table-cell>
        </table:table-row>
        <table:table-row table:style-name="ro1">
          <table:table-cell office:value-type="float" office:value="24094043" calcext:value-type="float">
            <text:p>24094043</text:p>
          </table:table-cell>
          <table:table-cell table:formula="of:=[.A1508]/1000/(60*60*24)" office:value-type="time" office:time-value="PT06H41M34.043S" calcext:value-type="time">
            <text:p>06:41:34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590.99" calcext:value-type="float">
            <text:p>1590.99</text:p>
          </table:table-cell>
          <table:table-cell office:value-type="float" office:value="1907.56" calcext:value-type="float">
            <text:p>1907.56</text:p>
          </table:table-cell>
        </table:table-row>
        <table:table-row table:style-name="ro1">
          <table:table-cell office:value-type="float" office:value="24110043" calcext:value-type="float">
            <text:p>24110043</text:p>
          </table:table-cell>
          <table:table-cell table:formula="of:=[.A1509]/1000/(60*60*24)" office:value-type="time" office:time-value="PT06H41M50.043S" calcext:value-type="time">
            <text:p>06:41:50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592.02" calcext:value-type="float">
            <text:p>1592.02</text:p>
          </table:table-cell>
          <table:table-cell office:value-type="float" office:value="1908.75" calcext:value-type="float">
            <text:p>1908.75</text:p>
          </table:table-cell>
        </table:table-row>
        <table:table-row table:style-name="ro1">
          <table:table-cell office:value-type="float" office:value="24126043" calcext:value-type="float">
            <text:p>24126043</text:p>
          </table:table-cell>
          <table:table-cell table:formula="of:=[.A1510]/1000/(60*60*24)" office:value-type="time" office:time-value="PT06H42M06.043S" calcext:value-type="time">
            <text:p>06:42:06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593.04" calcext:value-type="float">
            <text:p>1593.04</text:p>
          </table:table-cell>
          <table:table-cell office:value-type="float" office:value="1909.93" calcext:value-type="float">
            <text:p>1909.93</text:p>
          </table:table-cell>
        </table:table-row>
        <table:table-row table:style-name="ro1">
          <table:table-cell office:value-type="float" office:value="24142043" calcext:value-type="float">
            <text:p>24142043</text:p>
          </table:table-cell>
          <table:table-cell table:formula="of:=[.A1511]/1000/(60*60*24)" office:value-type="time" office:time-value="PT06H42M22.043S" calcext:value-type="time">
            <text:p>06:42:22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4" calcext:value-type="float">
            <text:p>266.34</text:p>
          </table:table-cell>
          <table:table-cell office:value-type="float" office:value="1594.06" calcext:value-type="float">
            <text:p>1594.06</text:p>
          </table:table-cell>
          <table:table-cell office:value-type="float" office:value="1911.11" calcext:value-type="float">
            <text:p>1911.11</text:p>
          </table:table-cell>
        </table:table-row>
        <table:table-row table:style-name="ro1">
          <table:table-cell office:value-type="float" office:value="24158043" calcext:value-type="float">
            <text:p>24158043</text:p>
          </table:table-cell>
          <table:table-cell table:formula="of:=[.A1512]/1000/(60*60*24)" office:value-type="time" office:time-value="PT06H42M38.043S" calcext:value-type="time">
            <text:p>06:42:38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595.08" calcext:value-type="float">
            <text:p>1595.08</text:p>
          </table:table-cell>
          <table:table-cell office:value-type="float" office:value="1912.3" calcext:value-type="float">
            <text:p>1912.3</text:p>
          </table:table-cell>
        </table:table-row>
        <table:table-row table:style-name="ro1">
          <table:table-cell office:value-type="float" office:value="24174043" calcext:value-type="float">
            <text:p>24174043</text:p>
          </table:table-cell>
          <table:table-cell table:formula="of:=[.A1513]/1000/(60*60*24)" office:value-type="time" office:time-value="PT06H42M54.043S" calcext:value-type="time">
            <text:p>06:42:54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596.1" calcext:value-type="float">
            <text:p>1596.1</text:p>
          </table:table-cell>
          <table:table-cell office:value-type="float" office:value="1913.48" calcext:value-type="float">
            <text:p>1913.48</text:p>
          </table:table-cell>
        </table:table-row>
        <table:table-row table:style-name="ro1">
          <table:table-cell office:value-type="float" office:value="24190043" calcext:value-type="float">
            <text:p>24190043</text:p>
          </table:table-cell>
          <table:table-cell table:formula="of:=[.A1514]/1000/(60*60*24)" office:value-type="time" office:time-value="PT06H43M10.043S" calcext:value-type="time">
            <text:p>06:43:10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2" calcext:value-type="float">
            <text:p>266.22</text:p>
          </table:table-cell>
          <table:table-cell office:value-type="float" office:value="1597.12" calcext:value-type="float">
            <text:p>1597.12</text:p>
          </table:table-cell>
          <table:table-cell office:value-type="float" office:value="1914.66" calcext:value-type="float">
            <text:p>1914.66</text:p>
          </table:table-cell>
        </table:table-row>
        <table:table-row table:style-name="ro1">
          <table:table-cell office:value-type="float" office:value="24206043" calcext:value-type="float">
            <text:p>24206043</text:p>
          </table:table-cell>
          <table:table-cell table:formula="of:=[.A1515]/1000/(60*60*24)" office:value-type="time" office:time-value="PT06H43M26.043S" calcext:value-type="time">
            <text:p>06:43:26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2" calcext:value-type="float">
            <text:p>266.22</text:p>
          </table:table-cell>
          <table:table-cell office:value-type="float" office:value="1598.14" calcext:value-type="float">
            <text:p>1598.14</text:p>
          </table:table-cell>
          <table:table-cell office:value-type="float" office:value="1915.84" calcext:value-type="float">
            <text:p>1915.84</text:p>
          </table:table-cell>
        </table:table-row>
        <table:table-row table:style-name="ro1">
          <table:table-cell office:value-type="float" office:value="24222043" calcext:value-type="float">
            <text:p>24222043</text:p>
          </table:table-cell>
          <table:table-cell table:formula="of:=[.A1516]/1000/(60*60*24)" office:value-type="time" office:time-value="PT06H43M42.043S" calcext:value-type="time">
            <text:p>06:43:42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2" calcext:value-type="float">
            <text:p>266.22</text:p>
          </table:table-cell>
          <table:table-cell office:value-type="float" office:value="1599.17" calcext:value-type="float">
            <text:p>1599.17</text:p>
          </table:table-cell>
          <table:table-cell office:value-type="float" office:value="1917.03" calcext:value-type="float">
            <text:p>1917.03</text:p>
          </table:table-cell>
        </table:table-row>
        <table:table-row table:style-name="ro1">
          <table:table-cell office:value-type="float" office:value="24238043" calcext:value-type="float">
            <text:p>24238043</text:p>
          </table:table-cell>
          <table:table-cell table:formula="of:=[.A1517]/1000/(60*60*24)" office:value-type="time" office:time-value="PT06H43M58.043S" calcext:value-type="time">
            <text:p>06:43:58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1" calcext:value-type="float">
            <text:p>266.21</text:p>
          </table:table-cell>
          <table:table-cell office:value-type="float" office:value="1600.19" calcext:value-type="float">
            <text:p>1600.19</text:p>
          </table:table-cell>
          <table:table-cell office:value-type="float" office:value="1918.21" calcext:value-type="float">
            <text:p>1918.21</text:p>
          </table:table-cell>
        </table:table-row>
        <table:table-row table:style-name="ro1">
          <table:table-cell office:value-type="float" office:value="24254043" calcext:value-type="float">
            <text:p>24254043</text:p>
          </table:table-cell>
          <table:table-cell table:formula="of:=[.A1518]/1000/(60*60*24)" office:value-type="time" office:time-value="PT06H44M14.043S" calcext:value-type="time">
            <text:p>06:44:14</text:p>
          </table:table-cell>
          <table:table-cell office:value-type="float" office:value="1.16" calcext:value-type="float">
            <text:p>1.16</text:p>
          </table:table-cell>
          <table:table-cell office:value-type="float" office:value="229.6" calcext:value-type="float">
            <text:p>229.6</text:p>
          </table:table-cell>
          <table:table-cell office:value-type="float" office:value="266.1" calcext:value-type="float">
            <text:p>266.1</text:p>
          </table:table-cell>
          <table:table-cell office:value-type="float" office:value="1601.21" calcext:value-type="float">
            <text:p>1601.21</text:p>
          </table:table-cell>
          <table:table-cell office:value-type="float" office:value="1919.39" calcext:value-type="float">
            <text:p>1919.39</text:p>
          </table:table-cell>
        </table:table-row>
        <table:table-row table:style-name="ro1">
          <table:table-cell office:value-type="float" office:value="24270043" calcext:value-type="float">
            <text:p>24270043</text:p>
          </table:table-cell>
          <table:table-cell table:formula="of:=[.A1519]/1000/(60*60*24)" office:value-type="time" office:time-value="PT06H44M30.043S" calcext:value-type="time">
            <text:p>06:44:30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29" calcext:value-type="float">
            <text:p>265.29</text:p>
          </table:table-cell>
          <table:table-cell office:value-type="float" office:value="1602.23" calcext:value-type="float">
            <text:p>1602.23</text:p>
          </table:table-cell>
          <table:table-cell office:value-type="float" office:value="1920.57" calcext:value-type="float">
            <text:p>1920.57</text:p>
          </table:table-cell>
        </table:table-row>
        <table:table-row table:style-name="ro1">
          <table:table-cell office:value-type="float" office:value="24286043" calcext:value-type="float">
            <text:p>24286043</text:p>
          </table:table-cell>
          <table:table-cell table:formula="of:=[.A1520]/1000/(60*60*24)" office:value-type="time" office:time-value="PT06H44M46.043S" calcext:value-type="time">
            <text:p>06:44:46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603.25" calcext:value-type="float">
            <text:p>1603.25</text:p>
          </table:table-cell>
          <table:table-cell office:value-type="float" office:value="1921.75" calcext:value-type="float">
            <text:p>1921.75</text:p>
          </table:table-cell>
        </table:table-row>
        <table:table-row table:style-name="ro1">
          <table:table-cell office:value-type="float" office:value="24302043" calcext:value-type="float">
            <text:p>24302043</text:p>
          </table:table-cell>
          <table:table-cell table:formula="of:=[.A1521]/1000/(60*60*24)" office:value-type="time" office:time-value="PT06H45M02.043S" calcext:value-type="time">
            <text:p>06:45:02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604.27" calcext:value-type="float">
            <text:p>1604.27</text:p>
          </table:table-cell>
          <table:table-cell office:value-type="float" office:value="1922.93" calcext:value-type="float">
            <text:p>1922.93</text:p>
          </table:table-cell>
        </table:table-row>
        <table:table-row table:style-name="ro1">
          <table:table-cell office:value-type="float" office:value="24318043" calcext:value-type="float">
            <text:p>24318043</text:p>
          </table:table-cell>
          <table:table-cell table:formula="of:=[.A1522]/1000/(60*60*24)" office:value-type="time" office:time-value="PT06H45M18.043S" calcext:value-type="time">
            <text:p>06:45:18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605.29" calcext:value-type="float">
            <text:p>1605.29</text:p>
          </table:table-cell>
          <table:table-cell office:value-type="float" office:value="1924.11" calcext:value-type="float">
            <text:p>1924.11</text:p>
          </table:table-cell>
        </table:table-row>
        <table:table-row table:style-name="ro1">
          <table:table-cell office:value-type="float" office:value="24334043" calcext:value-type="float">
            <text:p>24334043</text:p>
          </table:table-cell>
          <table:table-cell table:formula="of:=[.A1523]/1000/(60*60*24)" office:value-type="time" office:time-value="PT06H45M34.043S" calcext:value-type="time">
            <text:p>06:45:34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606.31" calcext:value-type="float">
            <text:p>1606.31</text:p>
          </table:table-cell>
          <table:table-cell office:value-type="float" office:value="1925.29" calcext:value-type="float">
            <text:p>1925.29</text:p>
          </table:table-cell>
        </table:table-row>
        <table:table-row table:style-name="ro1">
          <table:table-cell office:value-type="float" office:value="24350043" calcext:value-type="float">
            <text:p>24350043</text:p>
          </table:table-cell>
          <table:table-cell table:formula="of:=[.A1524]/1000/(60*60*24)" office:value-type="time" office:time-value="PT06H45M50.043S" calcext:value-type="time">
            <text:p>06:45:50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607.33" calcext:value-type="float">
            <text:p>1607.33</text:p>
          </table:table-cell>
          <table:table-cell office:value-type="float" office:value="1926.47" calcext:value-type="float">
            <text:p>1926.47</text:p>
          </table:table-cell>
        </table:table-row>
        <table:table-row table:style-name="ro1">
          <table:table-cell office:value-type="float" office:value="24366043" calcext:value-type="float">
            <text:p>24366043</text:p>
          </table:table-cell>
          <table:table-cell table:formula="of:=[.A1525]/1000/(60*60*24)" office:value-type="time" office:time-value="PT06H46M06.043S" calcext:value-type="time">
            <text:p>06:46:06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608.35" calcext:value-type="float">
            <text:p>1608.35</text:p>
          </table:table-cell>
          <table:table-cell office:value-type="float" office:value="1927.64" calcext:value-type="float">
            <text:p>1927.64</text:p>
          </table:table-cell>
        </table:table-row>
        <table:table-row table:style-name="ro1">
          <table:table-cell office:value-type="float" office:value="24382043" calcext:value-type="float">
            <text:p>24382043</text:p>
          </table:table-cell>
          <table:table-cell table:formula="of:=[.A1526]/1000/(60*60*24)" office:value-type="time" office:time-value="PT06H46M22.043S" calcext:value-type="time">
            <text:p>06:46:22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609.37" calcext:value-type="float">
            <text:p>1609.37</text:p>
          </table:table-cell>
          <table:table-cell office:value-type="float" office:value="1928.82" calcext:value-type="float">
            <text:p>1928.82</text:p>
          </table:table-cell>
        </table:table-row>
        <table:table-row table:style-name="ro1">
          <table:table-cell office:value-type="float" office:value="24398043" calcext:value-type="float">
            <text:p>24398043</text:p>
          </table:table-cell>
          <table:table-cell table:formula="of:=[.A1527]/1000/(60*60*24)" office:value-type="time" office:time-value="PT06H46M38.043S" calcext:value-type="time">
            <text:p>06:46:38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610.39" calcext:value-type="float">
            <text:p>1610.39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24414041" calcext:value-type="float">
            <text:p>24414041</text:p>
          </table:table-cell>
          <table:table-cell table:formula="of:=[.A1528]/1000/(60*60*24)" office:value-type="time" office:time-value="PT06H46M54.041S" calcext:value-type="time">
            <text:p>06:46:54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611.41" calcext:value-type="float">
            <text:p>1611.41</text:p>
          </table:table-cell>
          <table:table-cell office:value-type="float" office:value="1931.18" calcext:value-type="float">
            <text:p>1931.18</text:p>
          </table:table-cell>
        </table:table-row>
        <table:table-row table:style-name="ro1">
          <table:table-cell office:value-type="float" office:value="24430043" calcext:value-type="float">
            <text:p>24430043</text:p>
          </table:table-cell>
          <table:table-cell table:formula="of:=[.A1529]/1000/(60*60*24)" office:value-type="time" office:time-value="PT06H47M10.043S" calcext:value-type="time">
            <text:p>06:47:10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1612.42" calcext:value-type="float">
            <text:p>1612.42</text:p>
          </table:table-cell>
          <table:table-cell office:value-type="float" office:value="1932.36" calcext:value-type="float">
            <text:p>1932.36</text:p>
          </table:table-cell>
        </table:table-row>
        <table:table-row table:style-name="ro1">
          <table:table-cell office:value-type="float" office:value="24446043" calcext:value-type="float">
            <text:p>24446043</text:p>
          </table:table-cell>
          <table:table-cell table:formula="of:=[.A1530]/1000/(60*60*24)" office:value-type="time" office:time-value="PT06H47M26.043S" calcext:value-type="time">
            <text:p>06:47:26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613.44" calcext:value-type="float">
            <text:p>1613.44</text:p>
          </table:table-cell>
          <table:table-cell office:value-type="float" office:value="1933.53" calcext:value-type="float">
            <text:p>1933.53</text:p>
          </table:table-cell>
        </table:table-row>
        <table:table-row table:style-name="ro1">
          <table:table-cell office:value-type="float" office:value="24462043" calcext:value-type="float">
            <text:p>24462043</text:p>
          </table:table-cell>
          <table:table-cell table:formula="of:=[.A1531]/1000/(60*60*24)" office:value-type="time" office:time-value="PT06H47M42.043S" calcext:value-type="time">
            <text:p>06:47:42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1614.46" calcext:value-type="float">
            <text:p>1614.46</text:p>
          </table:table-cell>
          <table:table-cell office:value-type="float" office:value="1934.71" calcext:value-type="float">
            <text:p>1934.71</text:p>
          </table:table-cell>
        </table:table-row>
        <table:table-row table:style-name="ro1">
          <table:table-cell office:value-type="float" office:value="24478043" calcext:value-type="float">
            <text:p>24478043</text:p>
          </table:table-cell>
          <table:table-cell table:formula="of:=[.A1532]/1000/(60*60*24)" office:value-type="time" office:time-value="PT06H47M58.043S" calcext:value-type="time">
            <text:p>06:47:58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1615.48" calcext:value-type="float">
            <text:p>1615.48</text:p>
          </table:table-cell>
          <table:table-cell office:value-type="float" office:value="1935.89" calcext:value-type="float">
            <text:p>1935.89</text:p>
          </table:table-cell>
        </table:table-row>
        <table:table-row table:style-name="ro1">
          <table:table-cell office:value-type="float" office:value="24494043" calcext:value-type="float">
            <text:p>24494043</text:p>
          </table:table-cell>
          <table:table-cell table:formula="of:=[.A1533]/1000/(60*60*24)" office:value-type="time" office:time-value="PT06H48M14.043S" calcext:value-type="time">
            <text:p>06:48:14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1616.5" calcext:value-type="float">
            <text:p>1616.5</text:p>
          </table:table-cell>
          <table:table-cell office:value-type="float" office:value="1937.07" calcext:value-type="float">
            <text:p>1937.07</text:p>
          </table:table-cell>
        </table:table-row>
        <table:table-row table:style-name="ro1">
          <table:table-cell office:value-type="float" office:value="24510043" calcext:value-type="float">
            <text:p>24510043</text:p>
          </table:table-cell>
          <table:table-cell table:formula="of:=[.A1534]/1000/(60*60*24)" office:value-type="time" office:time-value="PT06H48M30.043S" calcext:value-type="time">
            <text:p>06:48:30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1617.52" calcext:value-type="float">
            <text:p>1617.52</text:p>
          </table:table-cell>
          <table:table-cell office:value-type="float" office:value="1938.24" calcext:value-type="float">
            <text:p>1938.24</text:p>
          </table:table-cell>
        </table:table-row>
        <table:table-row table:style-name="ro1">
          <table:table-cell office:value-type="float" office:value="24526043" calcext:value-type="float">
            <text:p>24526043</text:p>
          </table:table-cell>
          <table:table-cell table:formula="of:=[.A1535]/1000/(60*60*24)" office:value-type="time" office:time-value="PT06H48M46.043S" calcext:value-type="time">
            <text:p>06:48:46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618.54" calcext:value-type="float">
            <text:p>1618.54</text:p>
          </table:table-cell>
          <table:table-cell office:value-type="float" office:value="1939.42" calcext:value-type="float">
            <text:p>1939.42</text:p>
          </table:table-cell>
        </table:table-row>
        <table:table-row table:style-name="ro1">
          <table:table-cell office:value-type="float" office:value="24542043" calcext:value-type="float">
            <text:p>24542043</text:p>
          </table:table-cell>
          <table:table-cell table:formula="of:=[.A1536]/1000/(60*60*24)" office:value-type="time" office:time-value="PT06H49M02.043S" calcext:value-type="time">
            <text:p>06:49:02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619.56" calcext:value-type="float">
            <text:p>1619.56</text:p>
          </table:table-cell>
          <table:table-cell office:value-type="float" office:value="1940.6" calcext:value-type="float">
            <text:p>1940.6</text:p>
          </table:table-cell>
        </table:table-row>
        <table:table-row table:style-name="ro1">
          <table:table-cell office:value-type="float" office:value="24558043" calcext:value-type="float">
            <text:p>24558043</text:p>
          </table:table-cell>
          <table:table-cell table:formula="of:=[.A1537]/1000/(60*60*24)" office:value-type="time" office:time-value="PT06H49M18.043S" calcext:value-type="time">
            <text:p>06:49:18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620.58" calcext:value-type="float">
            <text:p>1620.58</text:p>
          </table:table-cell>
          <table:table-cell office:value-type="float" office:value="1941.77" calcext:value-type="float">
            <text:p>1941.77</text:p>
          </table:table-cell>
        </table:table-row>
        <table:table-row table:style-name="ro1">
          <table:table-cell office:value-type="float" office:value="24574043" calcext:value-type="float">
            <text:p>24574043</text:p>
          </table:table-cell>
          <table:table-cell table:formula="of:=[.A1538]/1000/(60*60*24)" office:value-type="time" office:time-value="PT06H49M34.043S" calcext:value-type="time">
            <text:p>06:49:34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621.6" calcext:value-type="float">
            <text:p>1621.6</text:p>
          </table:table-cell>
          <table:table-cell office:value-type="float" office:value="1942.95" calcext:value-type="float">
            <text:p>1942.95</text:p>
          </table:table-cell>
        </table:table-row>
        <table:table-row table:style-name="ro1">
          <table:table-cell office:value-type="float" office:value="24590043" calcext:value-type="float">
            <text:p>24590043</text:p>
          </table:table-cell>
          <table:table-cell table:formula="of:=[.A1539]/1000/(60*60*24)" office:value-type="time" office:time-value="PT06H49M50.043S" calcext:value-type="time">
            <text:p>06:49:50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622.62" calcext:value-type="float">
            <text:p>1622.62</text:p>
          </table:table-cell>
          <table:table-cell office:value-type="float" office:value="1944.12" calcext:value-type="float">
            <text:p>1944.12</text:p>
          </table:table-cell>
        </table:table-row>
        <table:table-row table:style-name="ro1">
          <table:table-cell office:value-type="float" office:value="24606043" calcext:value-type="float">
            <text:p>24606043</text:p>
          </table:table-cell>
          <table:table-cell table:formula="of:=[.A1540]/1000/(60*60*24)" office:value-type="time" office:time-value="PT06H50M06.043S" calcext:value-type="time">
            <text:p>06:50:06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623.64" calcext:value-type="float">
            <text:p>1623.64</text:p>
          </table:table-cell>
          <table:table-cell office:value-type="float" office:value="1945.3" calcext:value-type="float">
            <text:p>1945.3</text:p>
          </table:table-cell>
        </table:table-row>
        <table:table-row table:style-name="ro1">
          <table:table-cell office:value-type="float" office:value="24622043" calcext:value-type="float">
            <text:p>24622043</text:p>
          </table:table-cell>
          <table:table-cell table:formula="of:=[.A1541]/1000/(60*60*24)" office:value-type="time" office:time-value="PT06H50M22.043S" calcext:value-type="time">
            <text:p>06:50:22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624.65" calcext:value-type="float">
            <text:p>1624.65</text:p>
          </table:table-cell>
          <table:table-cell office:value-type="float" office:value="1946.48" calcext:value-type="float">
            <text:p>1946.48</text:p>
          </table:table-cell>
        </table:table-row>
        <table:table-row table:style-name="ro1">
          <table:table-cell office:value-type="float" office:value="24638043" calcext:value-type="float">
            <text:p>24638043</text:p>
          </table:table-cell>
          <table:table-cell table:formula="of:=[.A1542]/1000/(60*60*24)" office:value-type="time" office:time-value="PT06H50M38.043S" calcext:value-type="time">
            <text:p>06:50:38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625.67" calcext:value-type="float">
            <text:p>1625.67</text:p>
          </table:table-cell>
          <table:table-cell office:value-type="float" office:value="1947.65" calcext:value-type="float">
            <text:p>1947.65</text:p>
          </table:table-cell>
        </table:table-row>
        <table:table-row table:style-name="ro1">
          <table:table-cell office:value-type="float" office:value="24654043" calcext:value-type="float">
            <text:p>24654043</text:p>
          </table:table-cell>
          <table:table-cell table:formula="of:=[.A1543]/1000/(60*60*24)" office:value-type="time" office:time-value="PT06H50M54.043S" calcext:value-type="time">
            <text:p>06:50:54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626.69" calcext:value-type="float">
            <text:p>1626.69</text:p>
          </table:table-cell>
          <table:table-cell office:value-type="float" office:value="1948.83" calcext:value-type="float">
            <text:p>1948.83</text:p>
          </table:table-cell>
        </table:table-row>
        <table:table-row table:style-name="ro1">
          <table:table-cell office:value-type="float" office:value="24670043" calcext:value-type="float">
            <text:p>24670043</text:p>
          </table:table-cell>
          <table:table-cell table:formula="of:=[.A1544]/1000/(60*60*24)" office:value-type="time" office:time-value="PT06H51M10.043S" calcext:value-type="time">
            <text:p>06:51:10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1627.71" calcext:value-type="float">
            <text:p>1627.71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24686043" calcext:value-type="float">
            <text:p>24686043</text:p>
          </table:table-cell>
          <table:table-cell table:formula="of:=[.A1545]/1000/(60*60*24)" office:value-type="time" office:time-value="PT06H51M26.043S" calcext:value-type="time">
            <text:p>06:51:26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1628.72" calcext:value-type="float">
            <text:p>1628.72</text:p>
          </table:table-cell>
          <table:table-cell office:value-type="float" office:value="1951.18" calcext:value-type="float">
            <text:p>1951.18</text:p>
          </table:table-cell>
        </table:table-row>
        <table:table-row table:style-name="ro1">
          <table:table-cell office:value-type="float" office:value="24702043" calcext:value-type="float">
            <text:p>24702043</text:p>
          </table:table-cell>
          <table:table-cell table:formula="of:=[.A1546]/1000/(60*60*24)" office:value-type="time" office:time-value="PT06H51M42.043S" calcext:value-type="time">
            <text:p>06:51:42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1629.74" calcext:value-type="float">
            <text:p>1629.74</text:p>
          </table:table-cell>
          <table:table-cell office:value-type="float" office:value="1952.35" calcext:value-type="float">
            <text:p>1952.35</text:p>
          </table:table-cell>
        </table:table-row>
        <table:table-row table:style-name="ro1">
          <table:table-cell office:value-type="float" office:value="24718043" calcext:value-type="float">
            <text:p>24718043</text:p>
          </table:table-cell>
          <table:table-cell table:formula="of:=[.A1547]/1000/(60*60*24)" office:value-type="time" office:time-value="PT06H51M58.043S" calcext:value-type="time">
            <text:p>06:51:58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4.35" calcext:value-type="float">
            <text:p>264.35</text:p>
          </table:table-cell>
          <table:table-cell office:value-type="float" office:value="1630.76" calcext:value-type="float">
            <text:p>1630.76</text:p>
          </table:table-cell>
          <table:table-cell office:value-type="float" office:value="1953.53" calcext:value-type="float">
            <text:p>1953.53</text:p>
          </table:table-cell>
        </table:table-row>
        <table:table-row table:style-name="ro1">
          <table:table-cell office:value-type="float" office:value="24734043" calcext:value-type="float">
            <text:p>24734043</text:p>
          </table:table-cell>
          <table:table-cell table:formula="of:=[.A1548]/1000/(60*60*24)" office:value-type="time" office:time-value="PT06H52M14.043S" calcext:value-type="time">
            <text:p>06:52:14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4.35" calcext:value-type="float">
            <text:p>264.35</text:p>
          </table:table-cell>
          <table:table-cell office:value-type="float" office:value="1631.78" calcext:value-type="float">
            <text:p>1631.78</text:p>
          </table:table-cell>
          <table:table-cell office:value-type="float" office:value="1954.7" calcext:value-type="float">
            <text:p>1954.7</text:p>
          </table:table-cell>
        </table:table-row>
        <table:table-row table:style-name="ro1">
          <table:table-cell office:value-type="float" office:value="24750043" calcext:value-type="float">
            <text:p>24750043</text:p>
          </table:table-cell>
          <table:table-cell table:formula="of:=[.A1549]/1000/(60*60*24)" office:value-type="time" office:time-value="PT06H52M30.043S" calcext:value-type="time">
            <text:p>06:52:30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4.35" calcext:value-type="float">
            <text:p>264.35</text:p>
          </table:table-cell>
          <table:table-cell office:value-type="float" office:value="1632.79" calcext:value-type="float">
            <text:p>1632.79</text:p>
          </table:table-cell>
          <table:table-cell office:value-type="float" office:value="1955.88" calcext:value-type="float">
            <text:p>1955.88</text:p>
          </table:table-cell>
        </table:table-row>
        <table:table-row table:style-name="ro1">
          <table:table-cell office:value-type="float" office:value="24766043" calcext:value-type="float">
            <text:p>24766043</text:p>
          </table:table-cell>
          <table:table-cell table:formula="of:=[.A1550]/1000/(60*60*24)" office:value-type="time" office:time-value="PT06H52M46.043S" calcext:value-type="time">
            <text:p>06:52:46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633.81" calcext:value-type="float">
            <text:p>1633.81</text:p>
          </table:table-cell>
          <table:table-cell office:value-type="float" office:value="1957.05" calcext:value-type="float">
            <text:p>1957.05</text:p>
          </table:table-cell>
        </table:table-row>
        <table:table-row table:style-name="ro1">
          <table:table-cell office:value-type="float" office:value="24782043" calcext:value-type="float">
            <text:p>24782043</text:p>
          </table:table-cell>
          <table:table-cell table:formula="of:=[.A1551]/1000/(60*60*24)" office:value-type="time" office:time-value="PT06H53M02.043S" calcext:value-type="time">
            <text:p>06:53:02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634.83" calcext:value-type="float">
            <text:p>1634.83</text:p>
          </table:table-cell>
          <table:table-cell office:value-type="float" office:value="1958.22" calcext:value-type="float">
            <text:p>1958.22</text:p>
          </table:table-cell>
        </table:table-row>
        <table:table-row table:style-name="ro1">
          <table:table-cell office:value-type="float" office:value="24798043" calcext:value-type="float">
            <text:p>24798043</text:p>
          </table:table-cell>
          <table:table-cell table:formula="of:=[.A1552]/1000/(60*60*24)" office:value-type="time" office:time-value="PT06H53M18.043S" calcext:value-type="time">
            <text:p>06:53:18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4.24" calcext:value-type="float">
            <text:p>264.24</text:p>
          </table:table-cell>
          <table:table-cell office:value-type="float" office:value="1635.85" calcext:value-type="float">
            <text:p>1635.85</text:p>
          </table:table-cell>
          <table:table-cell office:value-type="float" office:value="1959.4" calcext:value-type="float">
            <text:p>1959.4</text:p>
          </table:table-cell>
        </table:table-row>
        <table:table-row table:style-name="ro1">
          <table:table-cell office:value-type="float" office:value="24814043" calcext:value-type="float">
            <text:p>24814043</text:p>
          </table:table-cell>
          <table:table-cell table:formula="of:=[.A1553]/1000/(60*60*24)" office:value-type="time" office:time-value="PT06H53M34.043S" calcext:value-type="time">
            <text:p>06:53:34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4.12" calcext:value-type="float">
            <text:p>264.12</text:p>
          </table:table-cell>
          <table:table-cell office:value-type="float" office:value="1636.86" calcext:value-type="float">
            <text:p>1636.86</text:p>
          </table:table-cell>
          <table:table-cell office:value-type="float" office:value="1960.57" calcext:value-type="float">
            <text:p>1960.57</text:p>
          </table:table-cell>
        </table:table-row>
        <table:table-row table:style-name="ro1">
          <table:table-cell office:value-type="float" office:value="24830041" calcext:value-type="float">
            <text:p>24830041</text:p>
          </table:table-cell>
          <table:table-cell table:formula="of:=[.A1554]/1000/(60*60*24)" office:value-type="time" office:time-value="PT06H53M50.041S" calcext:value-type="time">
            <text:p>06:53:50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4.23" calcext:value-type="float">
            <text:p>264.23</text:p>
          </table:table-cell>
          <table:table-cell office:value-type="float" office:value="1637.88" calcext:value-type="float">
            <text:p>1637.88</text:p>
          </table:table-cell>
          <table:table-cell office:value-type="float" office:value="1961.74" calcext:value-type="float">
            <text:p>1961.74</text:p>
          </table:table-cell>
        </table:table-row>
        <table:table-row table:style-name="ro1">
          <table:table-cell office:value-type="float" office:value="24846043" calcext:value-type="float">
            <text:p>24846043</text:p>
          </table:table-cell>
          <table:table-cell table:formula="of:=[.A1555]/1000/(60*60*24)" office:value-type="time" office:time-value="PT06H54M06.043S" calcext:value-type="time">
            <text:p>06:54:06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638.9" calcext:value-type="float">
            <text:p>1638.9</text:p>
          </table:table-cell>
          <table:table-cell office:value-type="float" office:value="1962.91" calcext:value-type="float">
            <text:p>1962.91</text:p>
          </table:table-cell>
        </table:table-row>
        <table:table-row table:style-name="ro1">
          <table:table-cell office:value-type="float" office:value="24862043" calcext:value-type="float">
            <text:p>24862043</text:p>
          </table:table-cell>
          <table:table-cell table:formula="of:=[.A1556]/1000/(60*60*24)" office:value-type="time" office:time-value="PT06H54M22.043S" calcext:value-type="time">
            <text:p>06:54:22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4.12" calcext:value-type="float">
            <text:p>264.12</text:p>
          </table:table-cell>
          <table:table-cell office:value-type="float" office:value="1639.91" calcext:value-type="float">
            <text:p>1639.91</text:p>
          </table:table-cell>
          <table:table-cell office:value-type="float" office:value="1964.08" calcext:value-type="float">
            <text:p>1964.08</text:p>
          </table:table-cell>
        </table:table-row>
        <table:table-row table:style-name="ro1">
          <table:table-cell office:value-type="float" office:value="24878043" calcext:value-type="float">
            <text:p>24878043</text:p>
          </table:table-cell>
          <table:table-cell table:formula="of:=[.A1557]/1000/(60*60*24)" office:value-type="time" office:time-value="PT06H54M38.043S" calcext:value-type="time">
            <text:p>06:54:38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1640.93" calcext:value-type="float">
            <text:p>1640.93</text:p>
          </table:table-cell>
          <table:table-cell office:value-type="float" office:value="1965.26" calcext:value-type="float">
            <text:p>1965.26</text:p>
          </table:table-cell>
        </table:table-row>
        <table:table-row table:style-name="ro1">
          <table:table-cell office:value-type="float" office:value="24894043" calcext:value-type="float">
            <text:p>24894043</text:p>
          </table:table-cell>
          <table:table-cell table:formula="of:=[.A1558]/1000/(60*60*24)" office:value-type="time" office:time-value="PT06H54M54.043S" calcext:value-type="time">
            <text:p>06:54:54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1641.95" calcext:value-type="float">
            <text:p>1641.95</text:p>
          </table:table-cell>
          <table:table-cell office:value-type="float" office:value="1966.43" calcext:value-type="float">
            <text:p>1966.43</text:p>
          </table:table-cell>
        </table:table-row>
        <table:table-row table:style-name="ro1">
          <table:table-cell office:value-type="float" office:value="24910043" calcext:value-type="float">
            <text:p>24910043</text:p>
          </table:table-cell>
          <table:table-cell table:formula="of:=[.A1559]/1000/(60*60*24)" office:value-type="time" office:time-value="PT06H55M10.043S" calcext:value-type="time">
            <text:p>06:55:10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1642.96" calcext:value-type="float">
            <text:p>1642.96</text:p>
          </table:table-cell>
          <table:table-cell office:value-type="float" office:value="1967.6" calcext:value-type="float">
            <text:p>1967.6</text:p>
          </table:table-cell>
        </table:table-row>
        <table:table-row table:style-name="ro1">
          <table:table-cell office:value-type="float" office:value="24926043" calcext:value-type="float">
            <text:p>24926043</text:p>
          </table:table-cell>
          <table:table-cell table:formula="of:=[.A1560]/1000/(60*60*24)" office:value-type="time" office:time-value="PT06H55M26.043S" calcext:value-type="time">
            <text:p>06:55:26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643.98" calcext:value-type="float">
            <text:p>1643.98</text:p>
          </table:table-cell>
          <table:table-cell office:value-type="float" office:value="1968.77" calcext:value-type="float">
            <text:p>1968.77</text:p>
          </table:table-cell>
        </table:table-row>
        <table:table-row table:style-name="ro1">
          <table:table-cell office:value-type="float" office:value="24942043" calcext:value-type="float">
            <text:p>24942043</text:p>
          </table:table-cell>
          <table:table-cell table:formula="of:=[.A1561]/1000/(60*60*24)" office:value-type="time" office:time-value="PT06H55M42.043S" calcext:value-type="time">
            <text:p>06:55:42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644.99" calcext:value-type="float">
            <text:p>1644.99</text:p>
          </table:table-cell>
          <table:table-cell office:value-type="float" office:value="1969.94" calcext:value-type="float">
            <text:p>1969.94</text:p>
          </table:table-cell>
        </table:table-row>
        <table:table-row table:style-name="ro1">
          <table:table-cell office:value-type="float" office:value="24958043" calcext:value-type="float">
            <text:p>24958043</text:p>
          </table:table-cell>
          <table:table-cell table:formula="of:=[.A1562]/1000/(60*60*24)" office:value-type="time" office:time-value="PT06H55M58.043S" calcext:value-type="time">
            <text:p>06:55:58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646.01" calcext:value-type="float">
            <text:p>1646.01</text:p>
          </table:table-cell>
          <table:table-cell office:value-type="float" office:value="1971.11" calcext:value-type="float">
            <text:p>1971.11</text:p>
          </table:table-cell>
        </table:table-row>
        <table:table-row table:style-name="ro1">
          <table:table-cell office:value-type="float" office:value="24974043" calcext:value-type="float">
            <text:p>24974043</text:p>
          </table:table-cell>
          <table:table-cell table:formula="of:=[.A1563]/1000/(60*60*24)" office:value-type="time" office:time-value="PT06H56M14.043S" calcext:value-type="time">
            <text:p>06:56:14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1647.03" calcext:value-type="float">
            <text:p>1647.03</text:p>
          </table:table-cell>
          <table:table-cell office:value-type="float" office:value="1972.28" calcext:value-type="float">
            <text:p>1972.28</text:p>
          </table:table-cell>
        </table:table-row>
        <table:table-row table:style-name="ro1">
          <table:table-cell office:value-type="float" office:value="24990043" calcext:value-type="float">
            <text:p>24990043</text:p>
          </table:table-cell>
          <table:table-cell table:formula="of:=[.A1564]/1000/(60*60*24)" office:value-type="time" office:time-value="PT06H56M30.043S" calcext:value-type="time">
            <text:p>06:56:30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8" calcext:value-type="float">
            <text:p>263.08</text:p>
          </table:table-cell>
          <table:table-cell office:value-type="float" office:value="1648.04" calcext:value-type="float">
            <text:p>1648.04</text:p>
          </table:table-cell>
          <table:table-cell office:value-type="float" office:value="1973.44" calcext:value-type="float">
            <text:p>1973.44</text:p>
          </table:table-cell>
        </table:table-row>
        <table:table-row table:style-name="ro1">
          <table:table-cell office:value-type="float" office:value="25006041" calcext:value-type="float">
            <text:p>25006041</text:p>
          </table:table-cell>
          <table:table-cell table:formula="of:=[.A1565]/1000/(60*60*24)" office:value-type="time" office:time-value="PT06H56M46.041S" calcext:value-type="time">
            <text:p>06:56:46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1649.06" calcext:value-type="float">
            <text:p>1649.06</text:p>
          </table:table-cell>
          <table:table-cell office:value-type="float" office:value="1974.61" calcext:value-type="float">
            <text:p>1974.61</text:p>
          </table:table-cell>
        </table:table-row>
        <table:table-row table:style-name="ro1">
          <table:table-cell office:value-type="float" office:value="25022043" calcext:value-type="float">
            <text:p>25022043</text:p>
          </table:table-cell>
          <table:table-cell table:formula="of:=[.A1566]/1000/(60*60*24)" office:value-type="time" office:time-value="PT06H57M02.043S" calcext:value-type="time">
            <text:p>06:57:02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1650.07" calcext:value-type="float">
            <text:p>1650.07</text:p>
          </table:table-cell>
          <table:table-cell office:value-type="float" office:value="1975.78" calcext:value-type="float">
            <text:p>1975.78</text:p>
          </table:table-cell>
        </table:table-row>
        <table:table-row table:style-name="ro1">
          <table:table-cell office:value-type="float" office:value="25038043" calcext:value-type="float">
            <text:p>25038043</text:p>
          </table:table-cell>
          <table:table-cell table:formula="of:=[.A1567]/1000/(60*60*24)" office:value-type="time" office:time-value="PT06H57M18.043S" calcext:value-type="time">
            <text:p>06:57:18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3.88" calcext:value-type="float">
            <text:p>263.88</text:p>
          </table:table-cell>
          <table:table-cell office:value-type="float" office:value="1651.09" calcext:value-type="float">
            <text:p>1651.09</text:p>
          </table:table-cell>
          <table:table-cell office:value-type="float" office:value="1976.95" calcext:value-type="float">
            <text:p>1976.95</text:p>
          </table:table-cell>
        </table:table-row>
        <table:table-row table:style-name="ro1">
          <table:table-cell office:value-type="float" office:value="25054043" calcext:value-type="float">
            <text:p>25054043</text:p>
          </table:table-cell>
          <table:table-cell table:formula="of:=[.A1568]/1000/(60*60*24)" office:value-type="time" office:time-value="PT06H57M34.043S" calcext:value-type="time">
            <text:p>06:57:34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652.1" calcext:value-type="float">
            <text:p>1652.1</text:p>
          </table:table-cell>
          <table:table-cell office:value-type="float" office:value="1978.12" calcext:value-type="float">
            <text:p>1978.12</text:p>
          </table:table-cell>
        </table:table-row>
        <table:table-row table:style-name="ro1">
          <table:table-cell office:value-type="float" office:value="25070043" calcext:value-type="float">
            <text:p>25070043</text:p>
          </table:table-cell>
          <table:table-cell table:formula="of:=[.A1569]/1000/(60*60*24)" office:value-type="time" office:time-value="PT06H57M50.043S" calcext:value-type="time">
            <text:p>06:57:50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653.12" calcext:value-type="float">
            <text:p>1653.12</text:p>
          </table:table-cell>
          <table:table-cell office:value-type="float" office:value="1979.29" calcext:value-type="float">
            <text:p>1979.29</text:p>
          </table:table-cell>
        </table:table-row>
        <table:table-row table:style-name="ro1">
          <table:table-cell office:value-type="float" office:value="25086043" calcext:value-type="float">
            <text:p>25086043</text:p>
          </table:table-cell>
          <table:table-cell table:formula="of:=[.A1570]/1000/(60*60*24)" office:value-type="time" office:time-value="PT06H58M06.043S" calcext:value-type="time">
            <text:p>06:58:06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654.13" calcext:value-type="float">
            <text:p>1654.13</text:p>
          </table:table-cell>
          <table:table-cell office:value-type="float" office:value="1980.45" calcext:value-type="float">
            <text:p>1980.45</text:p>
          </table:table-cell>
        </table:table-row>
        <table:table-row table:style-name="ro1">
          <table:table-cell office:value-type="float" office:value="25102043" calcext:value-type="float">
            <text:p>25102043</text:p>
          </table:table-cell>
          <table:table-cell table:formula="of:=[.A1571]/1000/(60*60*24)" office:value-type="time" office:time-value="PT06H58M22.043S" calcext:value-type="time">
            <text:p>06:58:22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655.15" calcext:value-type="float">
            <text:p>1655.15</text:p>
          </table:table-cell>
          <table:table-cell office:value-type="float" office:value="1981.62" calcext:value-type="float">
            <text:p>1981.62</text:p>
          </table:table-cell>
        </table:table-row>
        <table:table-row table:style-name="ro1">
          <table:table-cell office:value-type="float" office:value="25118043" calcext:value-type="float">
            <text:p>25118043</text:p>
          </table:table-cell>
          <table:table-cell table:formula="of:=[.A1572]/1000/(60*60*24)" office:value-type="time" office:time-value="PT06H58M38.043S" calcext:value-type="time">
            <text:p>06:58:38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656.16" calcext:value-type="float">
            <text:p>1656.16</text:p>
          </table:table-cell>
          <table:table-cell office:value-type="float" office:value="1982.79" calcext:value-type="float">
            <text:p>1982.79</text:p>
          </table:table-cell>
        </table:table-row>
        <table:table-row table:style-name="ro1">
          <table:table-cell office:value-type="float" office:value="25134043" calcext:value-type="float">
            <text:p>25134043</text:p>
          </table:table-cell>
          <table:table-cell table:formula="of:=[.A1573]/1000/(60*60*24)" office:value-type="time" office:time-value="PT06H58M54.043S" calcext:value-type="time">
            <text:p>06:58:54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1657.18" calcext:value-type="float">
            <text:p>1657.18</text:p>
          </table:table-cell>
          <table:table-cell office:value-type="float" office:value="1983.96" calcext:value-type="float">
            <text:p>1983.96</text:p>
          </table:table-cell>
        </table:table-row>
        <table:table-row table:style-name="ro1">
          <table:table-cell office:value-type="float" office:value="25150043" calcext:value-type="float">
            <text:p>25150043</text:p>
          </table:table-cell>
          <table:table-cell table:formula="of:=[.A1574]/1000/(60*60*24)" office:value-type="time" office:time-value="PT06H59M10.043S" calcext:value-type="time">
            <text:p>06:59:10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1658.2" calcext:value-type="float">
            <text:p>1658.2</text:p>
          </table:table-cell>
          <table:table-cell office:value-type="float" office:value="1985.13" calcext:value-type="float">
            <text:p>1985.13</text:p>
          </table:table-cell>
        </table:table-row>
        <table:table-row table:style-name="ro1">
          <table:table-cell office:value-type="float" office:value="25166043" calcext:value-type="float">
            <text:p>25166043</text:p>
          </table:table-cell>
          <table:table-cell table:formula="of:=[.A1575]/1000/(60*60*24)" office:value-type="time" office:time-value="PT06H59M26.043S" calcext:value-type="time">
            <text:p>06:59:26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1659.21" calcext:value-type="float">
            <text:p>1659.21</text:p>
          </table:table-cell>
          <table:table-cell office:value-type="float" office:value="1986.29" calcext:value-type="float">
            <text:p>1986.29</text:p>
          </table:table-cell>
        </table:table-row>
        <table:table-row table:style-name="ro1">
          <table:table-cell office:value-type="float" office:value="25182043" calcext:value-type="float">
            <text:p>25182043</text:p>
          </table:table-cell>
          <table:table-cell table:formula="of:=[.A1576]/1000/(60*60*24)" office:value-type="time" office:time-value="PT06H59M42.043S" calcext:value-type="time">
            <text:p>06:59:42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1660.22" calcext:value-type="float">
            <text:p>1660.22</text:p>
          </table:table-cell>
          <table:table-cell office:value-type="float" office:value="1987.46" calcext:value-type="float">
            <text:p>1987.46</text:p>
          </table:table-cell>
        </table:table-row>
        <table:table-row table:style-name="ro1">
          <table:table-cell office:value-type="float" office:value="25198043" calcext:value-type="float">
            <text:p>25198043</text:p>
          </table:table-cell>
          <table:table-cell table:formula="of:=[.A1577]/1000/(60*60*24)" office:value-type="time" office:time-value="PT06H59M58.043S" calcext:value-type="time">
            <text:p>06:59:58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1661.24" calcext:value-type="float">
            <text:p>1661.24</text:p>
          </table:table-cell>
          <table:table-cell office:value-type="float" office:value="1988.63" calcext:value-type="float">
            <text:p>1988.63</text:p>
          </table:table-cell>
        </table:table-row>
        <table:table-row table:style-name="ro1">
          <table:table-cell office:value-type="float" office:value="25214043" calcext:value-type="float">
            <text:p>25214043</text:p>
          </table:table-cell>
          <table:table-cell table:formula="of:=[.A1578]/1000/(60*60*24)" office:value-type="time" office:time-value="PT07H00M14.043S" calcext:value-type="time">
            <text:p>07:00:14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1662.25" calcext:value-type="float">
            <text:p>1662.25</text:p>
          </table:table-cell>
          <table:table-cell office:value-type="float" office:value="1989.8" calcext:value-type="float">
            <text:p>1989.8</text:p>
          </table:table-cell>
        </table:table-row>
        <table:table-row table:style-name="ro1">
          <table:table-cell office:value-type="float" office:value="25230043" calcext:value-type="float">
            <text:p>25230043</text:p>
          </table:table-cell>
          <table:table-cell table:formula="of:=[.A1579]/1000/(60*60*24)" office:value-type="time" office:time-value="PT07H00M30.043S" calcext:value-type="time">
            <text:p>07:00:30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1663.27" calcext:value-type="float">
            <text:p>1663.27</text:p>
          </table:table-cell>
          <table:table-cell office:value-type="float" office:value="1990.96" calcext:value-type="float">
            <text:p>1990.96</text:p>
          </table:table-cell>
        </table:table-row>
        <table:table-row table:style-name="ro1">
          <table:table-cell office:value-type="float" office:value="25246043" calcext:value-type="float">
            <text:p>25246043</text:p>
          </table:table-cell>
          <table:table-cell table:formula="of:=[.A1580]/1000/(60*60*24)" office:value-type="time" office:time-value="PT07H00M46.043S" calcext:value-type="time">
            <text:p>07:00:46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1664.28" calcext:value-type="float">
            <text:p>1664.28</text:p>
          </table:table-cell>
          <table:table-cell office:value-type="float" office:value="1992.13" calcext:value-type="float">
            <text:p>1992.13</text:p>
          </table:table-cell>
        </table:table-row>
        <table:table-row table:style-name="ro1">
          <table:table-cell office:value-type="float" office:value="25262043" calcext:value-type="float">
            <text:p>25262043</text:p>
          </table:table-cell>
          <table:table-cell table:formula="of:=[.A1581]/1000/(60*60*24)" office:value-type="time" office:time-value="PT07H01M02.043S" calcext:value-type="time">
            <text:p>07:01:02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2.5" calcext:value-type="float">
            <text:p>262.5</text:p>
          </table:table-cell>
          <table:table-cell office:value-type="float" office:value="1665.29" calcext:value-type="float">
            <text:p>1665.29</text:p>
          </table:table-cell>
          <table:table-cell office:value-type="float" office:value="1993.29" calcext:value-type="float">
            <text:p>1993.29</text:p>
          </table:table-cell>
        </table:table-row>
        <table:table-row table:style-name="ro1">
          <table:table-cell office:value-type="float" office:value="25278043" calcext:value-type="float">
            <text:p>25278043</text:p>
          </table:table-cell>
          <table:table-cell table:formula="of:=[.A1582]/1000/(60*60*24)" office:value-type="time" office:time-value="PT07H01M18.043S" calcext:value-type="time">
            <text:p>07:01:18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1666.31" calcext:value-type="float">
            <text:p>1666.31</text:p>
          </table:table-cell>
          <table:table-cell office:value-type="float" office:value="1994.46" calcext:value-type="float">
            <text:p>1994.46</text:p>
          </table:table-cell>
        </table:table-row>
        <table:table-row table:style-name="ro1">
          <table:table-cell office:value-type="float" office:value="25294043" calcext:value-type="float">
            <text:p>25294043</text:p>
          </table:table-cell>
          <table:table-cell table:formula="of:=[.A1583]/1000/(60*60*24)" office:value-type="time" office:time-value="PT07H01M34.043S" calcext:value-type="time">
            <text:p>07:01:34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2.38" calcext:value-type="float">
            <text:p>262.38</text:p>
          </table:table-cell>
          <table:table-cell office:value-type="float" office:value="1667.32" calcext:value-type="float">
            <text:p>1667.32</text:p>
          </table:table-cell>
          <table:table-cell office:value-type="float" office:value="1995.62" calcext:value-type="float">
            <text:p>1995.62</text:p>
          </table:table-cell>
        </table:table-row>
        <table:table-row table:style-name="ro1">
          <table:table-cell office:value-type="float" office:value="25310043" calcext:value-type="float">
            <text:p>25310043</text:p>
          </table:table-cell>
          <table:table-cell table:formula="of:=[.A1584]/1000/(60*60*24)" office:value-type="time" office:time-value="PT07H01M50.043S" calcext:value-type="time">
            <text:p>07:01:50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668.34" calcext:value-type="float">
            <text:p>1668.34</text:p>
          </table:table-cell>
          <table:table-cell office:value-type="float" office:value="1996.79" calcext:value-type="float">
            <text:p>1996.79</text:p>
          </table:table-cell>
        </table:table-row>
        <table:table-row table:style-name="ro1">
          <table:table-cell office:value-type="float" office:value="25326043" calcext:value-type="float">
            <text:p>25326043</text:p>
          </table:table-cell>
          <table:table-cell table:formula="of:=[.A1585]/1000/(60*60*24)" office:value-type="time" office:time-value="PT07H02M06.043S" calcext:value-type="time">
            <text:p>07:02:06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669.35" calcext:value-type="float">
            <text:p>1669.35</text:p>
          </table:table-cell>
          <table:table-cell office:value-type="float" office:value="1997.95" calcext:value-type="float">
            <text:p>1997.95</text:p>
          </table:table-cell>
        </table:table-row>
        <table:table-row table:style-name="ro1">
          <table:table-cell office:value-type="float" office:value="25342043" calcext:value-type="float">
            <text:p>25342043</text:p>
          </table:table-cell>
          <table:table-cell table:formula="of:=[.A1586]/1000/(60*60*24)" office:value-type="time" office:time-value="PT07H02M22.043S" calcext:value-type="time">
            <text:p>07:02:22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670.36" calcext:value-type="float">
            <text:p>1670.36</text:p>
          </table:table-cell>
          <table:table-cell office:value-type="float" office:value="1999.11" calcext:value-type="float">
            <text:p>1999.11</text:p>
          </table:table-cell>
        </table:table-row>
        <table:table-row table:style-name="ro1">
          <table:table-cell office:value-type="float" office:value="25358043" calcext:value-type="float">
            <text:p>25358043</text:p>
          </table:table-cell>
          <table:table-cell table:formula="of:=[.A1587]/1000/(60*60*24)" office:value-type="time" office:time-value="PT07H02M38.043S" calcext:value-type="time">
            <text:p>07:02:38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6" calcext:value-type="float">
            <text:p>261.36</text:p>
          </table:table-cell>
          <table:table-cell office:value-type="float" office:value="1671.38" calcext:value-type="float">
            <text:p>1671.38</text:p>
          </table:table-cell>
          <table:table-cell office:value-type="float" office:value="2000.27" calcext:value-type="float">
            <text:p>2000.27</text:p>
          </table:table-cell>
        </table:table-row>
        <table:table-row table:style-name="ro1">
          <table:table-cell office:value-type="float" office:value="25374043" calcext:value-type="float">
            <text:p>25374043</text:p>
          </table:table-cell>
          <table:table-cell table:formula="of:=[.A1588]/1000/(60*60*24)" office:value-type="time" office:time-value="PT07H02M54.043S" calcext:value-type="time">
            <text:p>07:02:54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1672.39" calcext:value-type="float">
            <text:p>1672.39</text:p>
          </table:table-cell>
          <table:table-cell office:value-type="float" office:value="2001.44" calcext:value-type="float">
            <text:p>2001.44</text:p>
          </table:table-cell>
        </table:table-row>
        <table:table-row table:style-name="ro1">
          <table:table-cell office:value-type="float" office:value="25390043" calcext:value-type="float">
            <text:p>25390043</text:p>
          </table:table-cell>
          <table:table-cell table:formula="of:=[.A1589]/1000/(60*60*24)" office:value-type="time" office:time-value="PT07H03M10.043S" calcext:value-type="time">
            <text:p>07:03:10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2.27" calcext:value-type="float">
            <text:p>262.27</text:p>
          </table:table-cell>
          <table:table-cell office:value-type="float" office:value="1673.4" calcext:value-type="float">
            <text:p>1673.4</text:p>
          </table:table-cell>
          <table:table-cell office:value-type="float" office:value="2002.6" calcext:value-type="float">
            <text:p>2002.6</text:p>
          </table:table-cell>
        </table:table-row>
        <table:table-row table:style-name="ro1">
          <table:table-cell office:value-type="float" office:value="25406043" calcext:value-type="float">
            <text:p>25406043</text:p>
          </table:table-cell>
          <table:table-cell table:formula="of:=[.A1590]/1000/(60*60*24)" office:value-type="time" office:time-value="PT07H03M26.043S" calcext:value-type="time">
            <text:p>07:03:26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1674.42" calcext:value-type="float">
            <text:p>1674.42</text:p>
          </table:table-cell>
          <table:table-cell office:value-type="float" office:value="2003.76" calcext:value-type="float">
            <text:p>2003.76</text:p>
          </table:table-cell>
        </table:table-row>
        <table:table-row table:style-name="ro1">
          <table:table-cell office:value-type="float" office:value="25422043" calcext:value-type="float">
            <text:p>25422043</text:p>
          </table:table-cell>
          <table:table-cell table:formula="of:=[.A1591]/1000/(60*60*24)" office:value-type="time" office:time-value="PT07H03M42.043S" calcext:value-type="time">
            <text:p>07:03:42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1675.43" calcext:value-type="float">
            <text:p>1675.43</text:p>
          </table:table-cell>
          <table:table-cell office:value-type="float" office:value="2004.92" calcext:value-type="float">
            <text:p>2004.92</text:p>
          </table:table-cell>
        </table:table-row>
        <table:table-row table:style-name="ro1">
          <table:table-cell office:value-type="float" office:value="25438043" calcext:value-type="float">
            <text:p>25438043</text:p>
          </table:table-cell>
          <table:table-cell table:formula="of:=[.A1592]/1000/(60*60*24)" office:value-type="time" office:time-value="PT07H03M58.043S" calcext:value-type="time">
            <text:p>07:03:58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1676.44" calcext:value-type="float">
            <text:p>1676.44</text:p>
          </table:table-cell>
          <table:table-cell office:value-type="float" office:value="2006.08" calcext:value-type="float">
            <text:p>2006.08</text:p>
          </table:table-cell>
        </table:table-row>
        <table:table-row table:style-name="ro1">
          <table:table-cell office:value-type="float" office:value="25454043" calcext:value-type="float">
            <text:p>25454043</text:p>
          </table:table-cell>
          <table:table-cell table:formula="of:=[.A1593]/1000/(60*60*24)" office:value-type="time" office:time-value="PT07H04M14.043S" calcext:value-type="time">
            <text:p>07:04:14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1677.45" calcext:value-type="float">
            <text:p>1677.45</text:p>
          </table:table-cell>
          <table:table-cell office:value-type="float" office:value="2007.24" calcext:value-type="float">
            <text:p>2007.24</text:p>
          </table:table-cell>
        </table:table-row>
        <table:table-row table:style-name="ro1">
          <table:table-cell office:value-type="float" office:value="25470043" calcext:value-type="float">
            <text:p>25470043</text:p>
          </table:table-cell>
          <table:table-cell table:formula="of:=[.A1594]/1000/(60*60*24)" office:value-type="time" office:time-value="PT07H04M30.043S" calcext:value-type="time">
            <text:p>07:04:30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1678.47" calcext:value-type="float">
            <text:p>1678.47</text:p>
          </table:table-cell>
          <table:table-cell office:value-type="float" office:value="2008.4" calcext:value-type="float">
            <text:p>2008.4</text:p>
          </table:table-cell>
        </table:table-row>
        <table:table-row table:style-name="ro1">
          <table:table-cell office:value-type="float" office:value="25486043" calcext:value-type="float">
            <text:p>25486043</text:p>
          </table:table-cell>
          <table:table-cell table:formula="of:=[.A1595]/1000/(60*60*24)" office:value-type="time" office:time-value="PT07H04M46.043S" calcext:value-type="time">
            <text:p>07:04:46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1679.48" calcext:value-type="float">
            <text:p>1679.48</text:p>
          </table:table-cell>
          <table:table-cell office:value-type="float" office:value="2009.57" calcext:value-type="float">
            <text:p>2009.57</text:p>
          </table:table-cell>
        </table:table-row>
        <table:table-row table:style-name="ro1">
          <table:table-cell office:value-type="float" office:value="25502043" calcext:value-type="float">
            <text:p>25502043</text:p>
          </table:table-cell>
          <table:table-cell table:formula="of:=[.A1596]/1000/(60*60*24)" office:value-type="time" office:time-value="PT07H05M02.043S" calcext:value-type="time">
            <text:p>07:05:02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3" calcext:value-type="float">
            <text:p>261.23</text:p>
          </table:table-cell>
          <table:table-cell office:value-type="float" office:value="1680.49" calcext:value-type="float">
            <text:p>1680.49</text:p>
          </table:table-cell>
          <table:table-cell office:value-type="float" office:value="2010.73" calcext:value-type="float">
            <text:p>2010.73</text:p>
          </table:table-cell>
        </table:table-row>
        <table:table-row table:style-name="ro1">
          <table:table-cell office:value-type="float" office:value="25518043" calcext:value-type="float">
            <text:p>25518043</text:p>
          </table:table-cell>
          <table:table-cell table:formula="of:=[.A1597]/1000/(60*60*24)" office:value-type="time" office:time-value="PT07H05M18.043S" calcext:value-type="time">
            <text:p>07:05:18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681.5" calcext:value-type="float">
            <text:p>1681.5</text:p>
          </table:table-cell>
          <table:table-cell office:value-type="float" office:value="2011.89" calcext:value-type="float">
            <text:p>2011.89</text:p>
          </table:table-cell>
        </table:table-row>
        <table:table-row table:style-name="ro1">
          <table:table-cell office:value-type="float" office:value="25534043" calcext:value-type="float">
            <text:p>25534043</text:p>
          </table:table-cell>
          <table:table-cell table:formula="of:=[.A1598]/1000/(60*60*24)" office:value-type="time" office:time-value="PT07H05M34.043S" calcext:value-type="time">
            <text:p>07:05:34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1682.51" calcext:value-type="float">
            <text:p>1682.51</text:p>
          </table:table-cell>
          <table:table-cell office:value-type="float" office:value="2013.05" calcext:value-type="float">
            <text:p>2013.05</text:p>
          </table:table-cell>
        </table:table-row>
        <table:table-row table:style-name="ro1">
          <table:table-cell office:value-type="float" office:value="25550041" calcext:value-type="float">
            <text:p>25550041</text:p>
          </table:table-cell>
          <table:table-cell table:formula="of:=[.A1599]/1000/(60*60*24)" office:value-type="time" office:time-value="PT07H05M50.041S" calcext:value-type="time">
            <text:p>07:05:50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1683.52" calcext:value-type="float">
            <text:p>1683.52</text:p>
          </table:table-cell>
          <table:table-cell office:value-type="float" office:value="2014.21" calcext:value-type="float">
            <text:p>2014.21</text:p>
          </table:table-cell>
        </table:table-row>
        <table:table-row table:style-name="ro1">
          <table:table-cell office:value-type="float" office:value="25566043" calcext:value-type="float">
            <text:p>25566043</text:p>
          </table:table-cell>
          <table:table-cell table:formula="of:=[.A1600]/1000/(60*60*24)" office:value-type="time" office:time-value="PT07H06M06.043S" calcext:value-type="time">
            <text:p>07:06:06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1684.54" calcext:value-type="float">
            <text:p>1684.54</text:p>
          </table:table-cell>
          <table:table-cell office:value-type="float" office:value="2015.37" calcext:value-type="float">
            <text:p>2015.37</text:p>
          </table:table-cell>
        </table:table-row>
        <table:table-row table:style-name="ro1">
          <table:table-cell office:value-type="float" office:value="25582043" calcext:value-type="float">
            <text:p>25582043</text:p>
          </table:table-cell>
          <table:table-cell table:formula="of:=[.A1601]/1000/(60*60*24)" office:value-type="time" office:time-value="PT07H06M22.043S" calcext:value-type="time">
            <text:p>07:06:22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1685.55" calcext:value-type="float">
            <text:p>1685.55</text:p>
          </table:table-cell>
          <table:table-cell office:value-type="float" office:value="2016.53" calcext:value-type="float">
            <text:p>2016.53</text:p>
          </table:table-cell>
        </table:table-row>
        <table:table-row table:style-name="ro1">
          <table:table-cell office:value-type="float" office:value="25598043" calcext:value-type="float">
            <text:p>25598043</text:p>
          </table:table-cell>
          <table:table-cell table:formula="of:=[.A1602]/1000/(60*60*24)" office:value-type="time" office:time-value="PT07H06M38.043S" calcext:value-type="time">
            <text:p>07:06:38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1686.56" calcext:value-type="float">
            <text:p>1686.56</text:p>
          </table:table-cell>
          <table:table-cell office:value-type="float" office:value="2017.69" calcext:value-type="float">
            <text:p>2017.69</text:p>
          </table:table-cell>
        </table:table-row>
        <table:table-row table:style-name="ro1">
          <table:table-cell office:value-type="float" office:value="25614041" calcext:value-type="float">
            <text:p>25614041</text:p>
          </table:table-cell>
          <table:table-cell table:formula="of:=[.A1603]/1000/(60*60*24)" office:value-type="time" office:time-value="PT07H06M54.041S" calcext:value-type="time">
            <text:p>07:06:54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1687.57" calcext:value-type="float">
            <text:p>1687.57</text:p>
          </table:table-cell>
          <table:table-cell office:value-type="float" office:value="2018.84" calcext:value-type="float">
            <text:p>2018.84</text:p>
          </table:table-cell>
        </table:table-row>
        <table:table-row table:style-name="ro1">
          <table:table-cell office:value-type="float" office:value="25630043" calcext:value-type="float">
            <text:p>25630043</text:p>
          </table:table-cell>
          <table:table-cell table:formula="of:=[.A1604]/1000/(60*60*24)" office:value-type="time" office:time-value="PT07H07M10.043S" calcext:value-type="time">
            <text:p>07:07:10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1688.58" calcext:value-type="float">
            <text:p>1688.5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25646043" calcext:value-type="float">
            <text:p>25646043</text:p>
          </table:table-cell>
          <table:table-cell table:formula="of:=[.A1605]/1000/(60*60*24)" office:value-type="time" office:time-value="PT07H07M26.043S" calcext:value-type="time">
            <text:p>07:07:26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1689.59" calcext:value-type="float">
            <text:p>1689.59</text:p>
          </table:table-cell>
          <table:table-cell office:value-type="float" office:value="2021.16" calcext:value-type="float">
            <text:p>2021.16</text:p>
          </table:table-cell>
        </table:table-row>
        <table:table-row table:style-name="ro1">
          <table:table-cell office:value-type="float" office:value="25662043" calcext:value-type="float">
            <text:p>25662043</text:p>
          </table:table-cell>
          <table:table-cell table:formula="of:=[.A1606]/1000/(60*60*24)" office:value-type="time" office:time-value="PT07H07M42.043S" calcext:value-type="time">
            <text:p>07:07:42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1690.6" calcext:value-type="float">
            <text:p>1690.6</text:p>
          </table:table-cell>
          <table:table-cell office:value-type="float" office:value="2022.32" calcext:value-type="float">
            <text:p>2022.32</text:p>
          </table:table-cell>
        </table:table-row>
        <table:table-row table:style-name="ro1">
          <table:table-cell office:value-type="float" office:value="25678043" calcext:value-type="float">
            <text:p>25678043</text:p>
          </table:table-cell>
          <table:table-cell table:formula="of:=[.A1607]/1000/(60*60*24)" office:value-type="time" office:time-value="PT07H07M58.043S" calcext:value-type="time">
            <text:p>07:07:58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1691.61" calcext:value-type="float">
            <text:p>1691.61</text:p>
          </table:table-cell>
          <table:table-cell office:value-type="float" office:value="2023.48" calcext:value-type="float">
            <text:p>2023.48</text:p>
          </table:table-cell>
        </table:table-row>
        <table:table-row table:style-name="ro1">
          <table:table-cell office:value-type="float" office:value="25694043" calcext:value-type="float">
            <text:p>25694043</text:p>
          </table:table-cell>
          <table:table-cell table:formula="of:=[.A1608]/1000/(60*60*24)" office:value-type="time" office:time-value="PT07H08M14.043S" calcext:value-type="time">
            <text:p>07:08:14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692.63" calcext:value-type="float">
            <text:p>1692.63</text:p>
          </table:table-cell>
          <table:table-cell office:value-type="float" office:value="2024.64" calcext:value-type="float">
            <text:p>2024.64</text:p>
          </table:table-cell>
        </table:table-row>
        <table:table-row table:style-name="ro1">
          <table:table-cell office:value-type="float" office:value="25710043" calcext:value-type="float">
            <text:p>25710043</text:p>
          </table:table-cell>
          <table:table-cell table:formula="of:=[.A1609]/1000/(60*60*24)" office:value-type="time" office:time-value="PT07H08M30.043S" calcext:value-type="time">
            <text:p>07:08:30</text:p>
          </table:table-cell>
          <table:table-cell office:value-type="float" office:value="1.15" calcext:value-type="float">
            <text:p>1.15</text:p>
          </table:table-cell>
          <table:table-cell office:value-type="float" office:value="227.3" calcext:value-type="float">
            <text:p>227.3</text:p>
          </table:table-cell>
          <table:table-cell office:value-type="float" office:value="260.65" calcext:value-type="float">
            <text:p>260.65</text:p>
          </table:table-cell>
          <table:table-cell office:value-type="float" office:value="1693.64" calcext:value-type="float">
            <text:p>1693.64</text:p>
          </table:table-cell>
          <table:table-cell office:value-type="float" office:value="2025.79" calcext:value-type="float">
            <text:p>2025.79</text:p>
          </table:table-cell>
        </table:table-row>
        <table:table-row table:style-name="ro1">
          <table:table-cell office:value-type="float" office:value="25726043" calcext:value-type="float">
            <text:p>25726043</text:p>
          </table:table-cell>
          <table:table-cell table:formula="of:=[.A1610]/1000/(60*60*24)" office:value-type="time" office:time-value="PT07H08M46.043S" calcext:value-type="time">
            <text:p>07:08:46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694.65" calcext:value-type="float">
            <text:p>1694.65</text:p>
          </table:table-cell>
          <table:table-cell office:value-type="float" office:value="2026.95" calcext:value-type="float">
            <text:p>2026.95</text:p>
          </table:table-cell>
        </table:table-row>
        <table:table-row table:style-name="ro1">
          <table:table-cell office:value-type="float" office:value="25742043" calcext:value-type="float">
            <text:p>25742043</text:p>
          </table:table-cell>
          <table:table-cell table:formula="of:=[.A1611]/1000/(60*60*24)" office:value-type="time" office:time-value="PT07H09M02.043S" calcext:value-type="time">
            <text:p>07:09:02</text:p>
          </table:table-cell>
          <table:table-cell office:value-type="float" office:value="1.15" calcext:value-type="float">
            <text:p>1.15</text:p>
          </table:table-cell>
          <table:table-cell office:value-type="float" office:value="227.3" calcext:value-type="float">
            <text:p>227.3</text:p>
          </table:table-cell>
          <table:table-cell office:value-type="float" office:value="260.65" calcext:value-type="float">
            <text:p>260.65</text:p>
          </table:table-cell>
          <table:table-cell office:value-type="float" office:value="1695.66" calcext:value-type="float">
            <text:p>1695.66</text:p>
          </table:table-cell>
          <table:table-cell office:value-type="float" office:value="2028.11" calcext:value-type="float">
            <text:p>2028.11</text:p>
          </table:table-cell>
        </table:table-row>
        <table:table-row table:style-name="ro1">
          <table:table-cell office:value-type="float" office:value="25758043" calcext:value-type="float">
            <text:p>25758043</text:p>
          </table:table-cell>
          <table:table-cell table:formula="of:=[.A1612]/1000/(60*60*24)" office:value-type="time" office:time-value="PT07H09M18.043S" calcext:value-type="time">
            <text:p>07:09:18</text:p>
          </table:table-cell>
          <table:table-cell office:value-type="float" office:value="1.15" calcext:value-type="float">
            <text:p>1.15</text:p>
          </table:table-cell>
          <table:table-cell office:value-type="float" office:value="227.2" calcext:value-type="float">
            <text:p>227.2</text:p>
          </table:table-cell>
          <table:table-cell office:value-type="float" office:value="260.54" calcext:value-type="float">
            <text:p>260.54</text:p>
          </table:table-cell>
          <table:table-cell office:value-type="float" office:value="1696.67" calcext:value-type="float">
            <text:p>1696.67</text:p>
          </table:table-cell>
          <table:table-cell office:value-type="float" office:value="2029.26" calcext:value-type="float">
            <text:p>2029.26</text:p>
          </table:table-cell>
        </table:table-row>
        <table:table-row table:style-name="ro1">
          <table:table-cell office:value-type="float" office:value="25774043" calcext:value-type="float">
            <text:p>25774043</text:p>
          </table:table-cell>
          <table:table-cell table:formula="of:=[.A1613]/1000/(60*60*24)" office:value-type="time" office:time-value="PT07H09M34.043S" calcext:value-type="time">
            <text:p>07:09:34</text:p>
          </table:table-cell>
          <table:table-cell office:value-type="float" office:value="1.15" calcext:value-type="float">
            <text:p>1.15</text:p>
          </table:table-cell>
          <table:table-cell office:value-type="float" office:value="227.2" calcext:value-type="float">
            <text:p>227.2</text:p>
          </table:table-cell>
          <table:table-cell office:value-type="float" office:value="260.53" calcext:value-type="float">
            <text:p>260.53</text:p>
          </table:table-cell>
          <table:table-cell office:value-type="float" office:value="1697.68" calcext:value-type="float">
            <text:p>1697.68</text:p>
          </table:table-cell>
          <table:table-cell office:value-type="float" office:value="2030.42" calcext:value-type="float">
            <text:p>2030.42</text:p>
          </table:table-cell>
        </table:table-row>
        <table:table-row table:style-name="ro1">
          <table:table-cell office:value-type="float" office:value="25790043" calcext:value-type="float">
            <text:p>25790043</text:p>
          </table:table-cell>
          <table:table-cell table:formula="of:=[.A1614]/1000/(60*60*24)" office:value-type="time" office:time-value="PT07H09M50.043S" calcext:value-type="time">
            <text:p>07:09:50</text:p>
          </table:table-cell>
          <table:table-cell office:value-type="float" office:value="1.15" calcext:value-type="float">
            <text:p>1.15</text:p>
          </table:table-cell>
          <table:table-cell office:value-type="float" office:value="227.2" calcext:value-type="float">
            <text:p>227.2</text:p>
          </table:table-cell>
          <table:table-cell office:value-type="float" office:value="260.53" calcext:value-type="float">
            <text:p>260.53</text:p>
          </table:table-cell>
          <table:table-cell office:value-type="float" office:value="1698.68" calcext:value-type="float">
            <text:p>1698.68</text:p>
          </table:table-cell>
          <table:table-cell office:value-type="float" office:value="2031.58" calcext:value-type="float">
            <text:p>2031.58</text:p>
          </table:table-cell>
        </table:table-row>
        <table:table-row table:style-name="ro1">
          <table:table-cell office:value-type="float" office:value="25806043" calcext:value-type="float">
            <text:p>25806043</text:p>
          </table:table-cell>
          <table:table-cell table:formula="of:=[.A1615]/1000/(60*60*24)" office:value-type="time" office:time-value="PT07H10M06.043S" calcext:value-type="time">
            <text:p>07:10:06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3" calcext:value-type="float">
            <text:p>259.63</text:p>
          </table:table-cell>
          <table:table-cell office:value-type="float" office:value="1699.69" calcext:value-type="float">
            <text:p>1699.69</text:p>
          </table:table-cell>
          <table:table-cell office:value-type="float" office:value="2032.73" calcext:value-type="float">
            <text:p>2032.73</text:p>
          </table:table-cell>
        </table:table-row>
        <table:table-row table:style-name="ro1">
          <table:table-cell office:value-type="float" office:value="25822043" calcext:value-type="float">
            <text:p>25822043</text:p>
          </table:table-cell>
          <table:table-cell table:formula="of:=[.A1616]/1000/(60*60*24)" office:value-type="time" office:time-value="PT07H10M22.043S" calcext:value-type="time">
            <text:p>07:10:22</text:p>
          </table:table-cell>
          <table:table-cell office:value-type="float" office:value="1.15" calcext:value-type="float">
            <text:p>1.15</text:p>
          </table:table-cell>
          <table:table-cell office:value-type="float" office:value="227.1" calcext:value-type="float">
            <text:p>227.1</text:p>
          </table:table-cell>
          <table:table-cell office:value-type="float" office:value="260.42" calcext:value-type="float">
            <text:p>260.42</text:p>
          </table:table-cell>
          <table:table-cell office:value-type="float" office:value="1700.7" calcext:value-type="float">
            <text:p>1700.7</text:p>
          </table:table-cell>
          <table:table-cell office:value-type="float" office:value="2033.89" calcext:value-type="float">
            <text:p>2033.89</text:p>
          </table:table-cell>
        </table:table-row>
        <table:table-row table:style-name="ro1">
          <table:table-cell office:value-type="float" office:value="25838043" calcext:value-type="float">
            <text:p>25838043</text:p>
          </table:table-cell>
          <table:table-cell table:formula="of:=[.A1617]/1000/(60*60*24)" office:value-type="time" office:time-value="PT07H10M38.043S" calcext:value-type="time">
            <text:p>07:10:38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1701.71" calcext:value-type="float">
            <text:p>1701.71</text:p>
          </table:table-cell>
          <table:table-cell office:value-type="float" office:value="2035.04" calcext:value-type="float">
            <text:p>2035.04</text:p>
          </table:table-cell>
        </table:table-row>
        <table:table-row table:style-name="ro1">
          <table:table-cell office:value-type="float" office:value="25854043" calcext:value-type="float">
            <text:p>25854043</text:p>
          </table:table-cell>
          <table:table-cell table:formula="of:=[.A1618]/1000/(60*60*24)" office:value-type="time" office:time-value="PT07H10M54.043S" calcext:value-type="time">
            <text:p>07:10:54</text:p>
          </table:table-cell>
          <table:table-cell office:value-type="float" office:value="1.15" calcext:value-type="float">
            <text:p>1.15</text:p>
          </table:table-cell>
          <table:table-cell office:value-type="float" office:value="227.1" calcext:value-type="float">
            <text:p>227.1</text:p>
          </table:table-cell>
          <table:table-cell office:value-type="float" office:value="260.42" calcext:value-type="float">
            <text:p>260.42</text:p>
          </table:table-cell>
          <table:table-cell office:value-type="float" office:value="1702.72" calcext:value-type="float">
            <text:p>1702.72</text:p>
          </table:table-cell>
          <table:table-cell office:value-type="float" office:value="2036.2" calcext:value-type="float">
            <text:p>2036.2</text:p>
          </table:table-cell>
        </table:table-row>
        <table:table-row table:style-name="ro1">
          <table:table-cell office:value-type="float" office:value="25870043" calcext:value-type="float">
            <text:p>25870043</text:p>
          </table:table-cell>
          <table:table-cell table:formula="of:=[.A1619]/1000/(60*60*24)" office:value-type="time" office:time-value="PT07H11M10.043S" calcext:value-type="time">
            <text:p>07:11:10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1703.73" calcext:value-type="float">
            <text:p>1703.73</text:p>
          </table:table-cell>
          <table:table-cell office:value-type="float" office:value="2037.35" calcext:value-type="float">
            <text:p>2037.35</text:p>
          </table:table-cell>
        </table:table-row>
        <table:table-row table:style-name="ro1">
          <table:table-cell office:value-type="float" office:value="25886043" calcext:value-type="float">
            <text:p>25886043</text:p>
          </table:table-cell>
          <table:table-cell table:formula="of:=[.A1620]/1000/(60*60*24)" office:value-type="time" office:time-value="PT07H11M26.043S" calcext:value-type="time">
            <text:p>07:11:26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1704.74" calcext:value-type="float">
            <text:p>1704.74</text:p>
          </table:table-cell>
          <table:table-cell office:value-type="float" office:value="2038.51" calcext:value-type="float">
            <text:p>2038.51</text:p>
          </table:table-cell>
        </table:table-row>
        <table:table-row table:style-name="ro1">
          <table:table-cell office:value-type="float" office:value="25902043" calcext:value-type="float">
            <text:p>25902043</text:p>
          </table:table-cell>
          <table:table-cell table:formula="of:=[.A1621]/1000/(60*60*24)" office:value-type="time" office:time-value="PT07H11M42.043S" calcext:value-type="time">
            <text:p>07:11:42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1705.75" calcext:value-type="float">
            <text:p>1705.75</text:p>
          </table:table-cell>
          <table:table-cell office:value-type="float" office:value="2039.66" calcext:value-type="float">
            <text:p>2039.66</text:p>
          </table:table-cell>
        </table:table-row>
        <table:table-row table:style-name="ro1">
          <table:table-cell office:value-type="float" office:value="25918043" calcext:value-type="float">
            <text:p>25918043</text:p>
          </table:table-cell>
          <table:table-cell table:formula="of:=[.A1622]/1000/(60*60*24)" office:value-type="time" office:time-value="PT07H11M58.043S" calcext:value-type="time">
            <text:p>07:11:58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1706.76" calcext:value-type="float">
            <text:p>1706.76</text:p>
          </table:table-cell>
          <table:table-cell office:value-type="float" office:value="2040.81" calcext:value-type="float">
            <text:p>2040.81</text:p>
          </table:table-cell>
        </table:table-row>
        <table:table-row table:style-name="ro1">
          <table:table-cell office:value-type="float" office:value="25934043" calcext:value-type="float">
            <text:p>25934043</text:p>
          </table:table-cell>
          <table:table-cell table:formula="of:=[.A1623]/1000/(60*60*24)" office:value-type="time" office:time-value="PT07H12M14.043S" calcext:value-type="time">
            <text:p>07:12:14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1707.77" calcext:value-type="float">
            <text:p>1707.77</text:p>
          </table:table-cell>
          <table:table-cell office:value-type="float" office:value="2041.96" calcext:value-type="float">
            <text:p>2041.96</text:p>
          </table:table-cell>
        </table:table-row>
        <table:table-row table:style-name="ro1">
          <table:table-cell office:value-type="float" office:value="25950043" calcext:value-type="float">
            <text:p>25950043</text:p>
          </table:table-cell>
          <table:table-cell table:formula="of:=[.A1624]/1000/(60*60*24)" office:value-type="time" office:time-value="PT07H12M30.043S" calcext:value-type="time">
            <text:p>07:12:30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1708.78" calcext:value-type="float">
            <text:p>1708.78</text:p>
          </table:table-cell>
          <table:table-cell office:value-type="float" office:value="2043.12" calcext:value-type="float">
            <text:p>2043.12</text:p>
          </table:table-cell>
        </table:table-row>
        <table:table-row table:style-name="ro1">
          <table:table-cell office:value-type="float" office:value="25966043" calcext:value-type="float">
            <text:p>25966043</text:p>
          </table:table-cell>
          <table:table-cell table:formula="of:=[.A1625]/1000/(60*60*24)" office:value-type="time" office:time-value="PT07H12M46.043S" calcext:value-type="time">
            <text:p>07:12:46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1709.79" calcext:value-type="float">
            <text:p>1709.79</text:p>
          </table:table-cell>
          <table:table-cell office:value-type="float" office:value="2044.27" calcext:value-type="float">
            <text:p>2044.27</text:p>
          </table:table-cell>
        </table:table-row>
        <table:table-row table:style-name="ro1">
          <table:table-cell office:value-type="float" office:value="25982043" calcext:value-type="float">
            <text:p>25982043</text:p>
          </table:table-cell>
          <table:table-cell table:formula="of:=[.A1626]/1000/(60*60*24)" office:value-type="time" office:time-value="PT07H13M02.043S" calcext:value-type="time">
            <text:p>07:13:02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1710.79" calcext:value-type="float">
            <text:p>1710.79</text:p>
          </table:table-cell>
          <table:table-cell office:value-type="float" office:value="2045.42" calcext:value-type="float">
            <text:p>2045.42</text:p>
          </table:table-cell>
        </table:table-row>
        <table:table-row table:style-name="ro1">
          <table:table-cell office:value-type="float" office:value="25998043" calcext:value-type="float">
            <text:p>25998043</text:p>
          </table:table-cell>
          <table:table-cell table:formula="of:=[.A1627]/1000/(60*60*24)" office:value-type="time" office:time-value="PT07H13M18.043S" calcext:value-type="time">
            <text:p>07:13:18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1711.8" calcext:value-type="float">
            <text:p>1711.8</text:p>
          </table:table-cell>
          <table:table-cell office:value-type="float" office:value="2046.57" calcext:value-type="float">
            <text:p>2046.57</text:p>
          </table:table-cell>
        </table:table-row>
        <table:table-row table:style-name="ro1">
          <table:table-cell office:value-type="float" office:value="26014043" calcext:value-type="float">
            <text:p>26014043</text:p>
          </table:table-cell>
          <table:table-cell table:formula="of:=[.A1628]/1000/(60*60*24)" office:value-type="time" office:time-value="PT07H13M34.043S" calcext:value-type="time">
            <text:p>07:13:34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5" calcext:value-type="float">
            <text:p>259.05</text:p>
          </table:table-cell>
          <table:table-cell office:value-type="float" office:value="1712.81" calcext:value-type="float">
            <text:p>1712.81</text:p>
          </table:table-cell>
          <table:table-cell office:value-type="float" office:value="2047.73" calcext:value-type="float">
            <text:p>2047.73</text:p>
          </table:table-cell>
        </table:table-row>
        <table:table-row table:style-name="ro1">
          <table:table-cell office:value-type="float" office:value="26030043" calcext:value-type="float">
            <text:p>26030043</text:p>
          </table:table-cell>
          <table:table-cell table:formula="of:=[.A1629]/1000/(60*60*24)" office:value-type="time" office:time-value="PT07H13M50.043S" calcext:value-type="time">
            <text:p>07:13:50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1713.82" calcext:value-type="float">
            <text:p>1713.82</text:p>
          </table:table-cell>
          <table:table-cell office:value-type="float" office:value="2048.88" calcext:value-type="float">
            <text:p>2048.88</text:p>
          </table:table-cell>
        </table:table-row>
        <table:table-row table:style-name="ro1">
          <table:table-cell office:value-type="float" office:value="26046043" calcext:value-type="float">
            <text:p>26046043</text:p>
          </table:table-cell>
          <table:table-cell table:formula="of:=[.A1630]/1000/(60*60*24)" office:value-type="time" office:time-value="PT07H14M06.043S" calcext:value-type="time">
            <text:p>07:14:06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1714.83" calcext:value-type="float">
            <text:p>1714.83</text:p>
          </table:table-cell>
          <table:table-cell office:value-type="float" office:value="2050.03" calcext:value-type="float">
            <text:p>2050.03</text:p>
          </table:table-cell>
        </table:table-row>
        <table:table-row table:style-name="ro1">
          <table:table-cell office:value-type="float" office:value="26062043" calcext:value-type="float">
            <text:p>26062043</text:p>
          </table:table-cell>
          <table:table-cell table:formula="of:=[.A1631]/1000/(60*60*24)" office:value-type="time" office:time-value="PT07H14M22.043S" calcext:value-type="time">
            <text:p>07:14:22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1715.83" calcext:value-type="float">
            <text:p>1715.83</text:p>
          </table:table-cell>
          <table:table-cell office:value-type="float" office:value="2051.18" calcext:value-type="float">
            <text:p>2051.18</text:p>
          </table:table-cell>
        </table:table-row>
        <table:table-row table:style-name="ro1">
          <table:table-cell office:value-type="float" office:value="26078043" calcext:value-type="float">
            <text:p>26078043</text:p>
          </table:table-cell>
          <table:table-cell table:formula="of:=[.A1632]/1000/(60*60*24)" office:value-type="time" office:time-value="PT07H14M38.043S" calcext:value-type="time">
            <text:p>07:14:38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1716.84" calcext:value-type="float">
            <text:p>1716.84</text:p>
          </table:table-cell>
          <table:table-cell office:value-type="float" office:value="2052.33" calcext:value-type="float">
            <text:p>2052.33</text:p>
          </table:table-cell>
        </table:table-row>
        <table:table-row table:style-name="ro1">
          <table:table-cell office:value-type="float" office:value="26094043" calcext:value-type="float">
            <text:p>26094043</text:p>
          </table:table-cell>
          <table:table-cell table:formula="of:=[.A1633]/1000/(60*60*24)" office:value-type="time" office:time-value="PT07H14M54.043S" calcext:value-type="time">
            <text:p>07:14:54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3" calcext:value-type="float">
            <text:p>258.13</text:p>
          </table:table-cell>
          <table:table-cell office:value-type="float" office:value="1717.85" calcext:value-type="float">
            <text:p>1717.85</text:p>
          </table:table-cell>
          <table:table-cell office:value-type="float" office:value="2053.48" calcext:value-type="float">
            <text:p>2053.48</text:p>
          </table:table-cell>
        </table:table-row>
        <table:table-row table:style-name="ro1">
          <table:table-cell office:value-type="float" office:value="26110043" calcext:value-type="float">
            <text:p>26110043</text:p>
          </table:table-cell>
          <table:table-cell table:formula="of:=[.A1634]/1000/(60*60*24)" office:value-type="time" office:time-value="PT07H15M10.043S" calcext:value-type="time">
            <text:p>07:15:10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93" calcext:value-type="float">
            <text:p>258.93</text:p>
          </table:table-cell>
          <table:table-cell office:value-type="float" office:value="1718.86" calcext:value-type="float">
            <text:p>1718.86</text:p>
          </table:table-cell>
          <table:table-cell office:value-type="float" office:value="2054.64" calcext:value-type="float">
            <text:p>2054.64</text:p>
          </table:table-cell>
        </table:table-row>
        <table:table-row table:style-name="ro1">
          <table:table-cell office:value-type="float" office:value="26126043" calcext:value-type="float">
            <text:p>26126043</text:p>
          </table:table-cell>
          <table:table-cell table:formula="of:=[.A1635]/1000/(60*60*24)" office:value-type="time" office:time-value="PT07H15M26.043S" calcext:value-type="time">
            <text:p>07:15:26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719.86" calcext:value-type="float">
            <text:p>1719.86</text:p>
          </table:table-cell>
          <table:table-cell office:value-type="float" office:value="2055.79" calcext:value-type="float">
            <text:p>2055.79</text:p>
          </table:table-cell>
        </table:table-row>
        <table:table-row table:style-name="ro1">
          <table:table-cell office:value-type="float" office:value="26142043" calcext:value-type="float">
            <text:p>26142043</text:p>
          </table:table-cell>
          <table:table-cell table:formula="of:=[.A1636]/1000/(60*60*24)" office:value-type="time" office:time-value="PT07H15M42.043S" calcext:value-type="time">
            <text:p>07:15:42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8.81" calcext:value-type="float">
            <text:p>258.81</text:p>
          </table:table-cell>
          <table:table-cell office:value-type="float" office:value="1720.87" calcext:value-type="float">
            <text:p>1720.87</text:p>
          </table:table-cell>
          <table:table-cell office:value-type="float" office:value="2056.94" calcext:value-type="float">
            <text:p>2056.94</text:p>
          </table:table-cell>
        </table:table-row>
        <table:table-row table:style-name="ro1">
          <table:table-cell office:value-type="float" office:value="26158043" calcext:value-type="float">
            <text:p>26158043</text:p>
          </table:table-cell>
          <table:table-cell table:formula="of:=[.A1637]/1000/(60*60*24)" office:value-type="time" office:time-value="PT07H15M58.043S" calcext:value-type="time">
            <text:p>07:15:58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8.81" calcext:value-type="float">
            <text:p>258.81</text:p>
          </table:table-cell>
          <table:table-cell office:value-type="float" office:value="1721.88" calcext:value-type="float">
            <text:p>1721.88</text:p>
          </table:table-cell>
          <table:table-cell office:value-type="float" office:value="2058.08" calcext:value-type="float">
            <text:p>2058.08</text:p>
          </table:table-cell>
        </table:table-row>
        <table:table-row table:style-name="ro1">
          <table:table-cell office:value-type="float" office:value="26174043" calcext:value-type="float">
            <text:p>26174043</text:p>
          </table:table-cell>
          <table:table-cell table:formula="of:=[.A1638]/1000/(60*60*24)" office:value-type="time" office:time-value="PT07H16M14.043S" calcext:value-type="time">
            <text:p>07:16:14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8.81" calcext:value-type="float">
            <text:p>258.81</text:p>
          </table:table-cell>
          <table:table-cell office:value-type="float" office:value="1722.88" calcext:value-type="float">
            <text:p>1722.88</text:p>
          </table:table-cell>
          <table:table-cell office:value-type="float" office:value="2059.23" calcext:value-type="float">
            <text:p>2059.23</text:p>
          </table:table-cell>
        </table:table-row>
        <table:table-row table:style-name="ro1">
          <table:table-cell office:value-type="float" office:value="26190043" calcext:value-type="float">
            <text:p>26190043</text:p>
          </table:table-cell>
          <table:table-cell table:formula="of:=[.A1639]/1000/(60*60*24)" office:value-type="time" office:time-value="PT07H16M30.043S" calcext:value-type="time">
            <text:p>07:16:30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8.81" calcext:value-type="float">
            <text:p>258.81</text:p>
          </table:table-cell>
          <table:table-cell office:value-type="float" office:value="1723.89" calcext:value-type="float">
            <text:p>1723.89</text:p>
          </table:table-cell>
          <table:table-cell office:value-type="float" office:value="2060.38" calcext:value-type="float">
            <text:p>2060.38</text:p>
          </table:table-cell>
        </table:table-row>
        <table:table-row table:style-name="ro1">
          <table:table-cell office:value-type="float" office:value="26206043" calcext:value-type="float">
            <text:p>26206043</text:p>
          </table:table-cell>
          <table:table-cell table:formula="of:=[.A1640]/1000/(60*60*24)" office:value-type="time" office:time-value="PT07H16M46.043S" calcext:value-type="time">
            <text:p>07:16:46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1724.9" calcext:value-type="float">
            <text:p>1724.9</text:p>
          </table:table-cell>
          <table:table-cell office:value-type="float" office:value="2061.53" calcext:value-type="float">
            <text:p>2061.53</text:p>
          </table:table-cell>
        </table:table-row>
        <table:table-row table:style-name="ro1">
          <table:table-cell office:value-type="float" office:value="26222043" calcext:value-type="float">
            <text:p>26222043</text:p>
          </table:table-cell>
          <table:table-cell table:formula="of:=[.A1641]/1000/(60*60*24)" office:value-type="time" office:time-value="PT07H17M02.043S" calcext:value-type="time">
            <text:p>07:17:02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8.69" calcext:value-type="float">
            <text:p>258.69</text:p>
          </table:table-cell>
          <table:table-cell office:value-type="float" office:value="1725.9" calcext:value-type="float">
            <text:p>1725.9</text:p>
          </table:table-cell>
          <table:table-cell office:value-type="float" office:value="2062.67" calcext:value-type="float">
            <text:p>2062.67</text:p>
          </table:table-cell>
        </table:table-row>
        <table:table-row table:style-name="ro1">
          <table:table-cell office:value-type="float" office:value="26238043" calcext:value-type="float">
            <text:p>26238043</text:p>
          </table:table-cell>
          <table:table-cell table:formula="of:=[.A1642]/1000/(60*60*24)" office:value-type="time" office:time-value="PT07H17M18.043S" calcext:value-type="time">
            <text:p>07:17:18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1726.91" calcext:value-type="float">
            <text:p>1726.91</text:p>
          </table:table-cell>
          <table:table-cell office:value-type="float" office:value="2063.82" calcext:value-type="float">
            <text:p>2063.82</text:p>
          </table:table-cell>
        </table:table-row>
        <table:table-row table:style-name="ro1">
          <table:table-cell office:value-type="float" office:value="26254043" calcext:value-type="float">
            <text:p>26254043</text:p>
          </table:table-cell>
          <table:table-cell table:formula="of:=[.A1643]/1000/(60*60*24)" office:value-type="time" office:time-value="PT07H17M34.043S" calcext:value-type="time">
            <text:p>07:17:34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1727.91" calcext:value-type="float">
            <text:p>1727.91</text:p>
          </table:table-cell>
          <table:table-cell office:value-type="float" office:value="2064.96" calcext:value-type="float">
            <text:p>2064.96</text:p>
          </table:table-cell>
        </table:table-row>
        <table:table-row table:style-name="ro1">
          <table:table-cell office:value-type="float" office:value="26270043" calcext:value-type="float">
            <text:p>26270043</text:p>
          </table:table-cell>
          <table:table-cell table:formula="of:=[.A1644]/1000/(60*60*24)" office:value-type="time" office:time-value="PT07H17M50.043S" calcext:value-type="time">
            <text:p>07:17:50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1728.92" calcext:value-type="float">
            <text:p>1728.92</text:p>
          </table:table-cell>
          <table:table-cell office:value-type="float" office:value="2066.11" calcext:value-type="float">
            <text:p>2066.11</text:p>
          </table:table-cell>
        </table:table-row>
        <table:table-row table:style-name="ro1">
          <table:table-cell office:value-type="float" office:value="26286043" calcext:value-type="float">
            <text:p>26286043</text:p>
          </table:table-cell>
          <table:table-cell table:formula="of:=[.A1645]/1000/(60*60*24)" office:value-type="time" office:time-value="PT07H18M06.043S" calcext:value-type="time">
            <text:p>07:18:06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1729.92" calcext:value-type="float">
            <text:p>1729.92</text:p>
          </table:table-cell>
          <table:table-cell office:value-type="float" office:value="2067.25" calcext:value-type="float">
            <text:p>2067.25</text:p>
          </table:table-cell>
        </table:table-row>
        <table:table-row table:style-name="ro1">
          <table:table-cell office:value-type="float" office:value="26302043" calcext:value-type="float">
            <text:p>26302043</text:p>
          </table:table-cell>
          <table:table-cell table:formula="of:=[.A1646]/1000/(60*60*24)" office:value-type="time" office:time-value="PT07H18M22.043S" calcext:value-type="time">
            <text:p>07:18:22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1730.93" calcext:value-type="float">
            <text:p>1730.93</text:p>
          </table:table-cell>
          <table:table-cell office:value-type="float" office:value="2068.4" calcext:value-type="float">
            <text:p>2068.4</text:p>
          </table:table-cell>
        </table:table-row>
        <table:table-row table:style-name="ro1">
          <table:table-cell office:value-type="float" office:value="26318043" calcext:value-type="float">
            <text:p>26318043</text:p>
          </table:table-cell>
          <table:table-cell table:formula="of:=[.A1647]/1000/(60*60*24)" office:value-type="time" office:time-value="PT07H18M38.043S" calcext:value-type="time">
            <text:p>07:18:38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1731.94" calcext:value-type="float">
            <text:p>1731.94</text:p>
          </table:table-cell>
          <table:table-cell office:value-type="float" office:value="2069.54" calcext:value-type="float">
            <text:p>2069.54</text:p>
          </table:table-cell>
        </table:table-row>
        <table:table-row table:style-name="ro1">
          <table:table-cell office:value-type="float" office:value="26334043" calcext:value-type="float">
            <text:p>26334043</text:p>
          </table:table-cell>
          <table:table-cell table:formula="of:=[.A1648]/1000/(60*60*24)" office:value-type="time" office:time-value="PT07H18M54.043S" calcext:value-type="time">
            <text:p>07:18:54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1732.94" calcext:value-type="float">
            <text:p>1732.94</text:p>
          </table:table-cell>
          <table:table-cell office:value-type="float" office:value="2070.69" calcext:value-type="float">
            <text:p>2070.69</text:p>
          </table:table-cell>
        </table:table-row>
        <table:table-row table:style-name="ro1">
          <table:table-cell office:value-type="float" office:value="26350043" calcext:value-type="float">
            <text:p>26350043</text:p>
          </table:table-cell>
          <table:table-cell table:formula="of:=[.A1649]/1000/(60*60*24)" office:value-type="time" office:time-value="PT07H19M10.043S" calcext:value-type="time">
            <text:p>07:19:10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1733.95" calcext:value-type="float">
            <text:p>1733.95</text:p>
          </table:table-cell>
          <table:table-cell office:value-type="float" office:value="2071.83" calcext:value-type="float">
            <text:p>2071.83</text:p>
          </table:table-cell>
        </table:table-row>
        <table:table-row table:style-name="ro1">
          <table:table-cell office:value-type="float" office:value="26366043" calcext:value-type="float">
            <text:p>26366043</text:p>
          </table:table-cell>
          <table:table-cell table:formula="of:=[.A1650]/1000/(60*60*24)" office:value-type="time" office:time-value="PT07H19M26.043S" calcext:value-type="time">
            <text:p>07:19:26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1734.95" calcext:value-type="float">
            <text:p>1734.95</text:p>
          </table:table-cell>
          <table:table-cell office:value-type="float" office:value="2072.98" calcext:value-type="float">
            <text:p>2072.98</text:p>
          </table:table-cell>
        </table:table-row>
        <table:table-row table:style-name="ro1">
          <table:table-cell office:value-type="float" office:value="26382043" calcext:value-type="float">
            <text:p>26382043</text:p>
          </table:table-cell>
          <table:table-cell table:formula="of:=[.A1651]/1000/(60*60*24)" office:value-type="time" office:time-value="PT07H19M42.043S" calcext:value-type="time">
            <text:p>07:19:42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1735.96" calcext:value-type="float">
            <text:p>1735.96</text:p>
          </table:table-cell>
          <table:table-cell office:value-type="float" office:value="2074.12" calcext:value-type="float">
            <text:p>2074.12</text:p>
          </table:table-cell>
        </table:table-row>
        <table:table-row table:style-name="ro1">
          <table:table-cell office:value-type="float" office:value="26398043" calcext:value-type="float">
            <text:p>26398043</text:p>
          </table:table-cell>
          <table:table-cell table:formula="of:=[.A1652]/1000/(60*60*24)" office:value-type="time" office:time-value="PT07H19M58.043S" calcext:value-type="time">
            <text:p>07:19:58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1736.96" calcext:value-type="float">
            <text:p>1736.96</text:p>
          </table:table-cell>
          <table:table-cell office:value-type="float" office:value="2075.27" calcext:value-type="float">
            <text:p>2075.27</text:p>
          </table:table-cell>
        </table:table-row>
        <table:table-row table:style-name="ro1">
          <table:table-cell office:value-type="float" office:value="26414043" calcext:value-type="float">
            <text:p>26414043</text:p>
          </table:table-cell>
          <table:table-cell table:formula="of:=[.A1653]/1000/(60*60*24)" office:value-type="time" office:time-value="PT07H20M14.043S" calcext:value-type="time">
            <text:p>07:20:14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1737.97" calcext:value-type="float">
            <text:p>1737.97</text:p>
          </table:table-cell>
          <table:table-cell office:value-type="float" office:value="2076.41" calcext:value-type="float">
            <text:p>2076.41</text:p>
          </table:table-cell>
        </table:table-row>
        <table:table-row table:style-name="ro1">
          <table:table-cell office:value-type="float" office:value="26430043" calcext:value-type="float">
            <text:p>26430043</text:p>
          </table:table-cell>
          <table:table-cell table:formula="of:=[.A1654]/1000/(60*60*24)" office:value-type="time" office:time-value="PT07H20M30.043S" calcext:value-type="time">
            <text:p>07:20:30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1738.97" calcext:value-type="float">
            <text:p>1738.97</text:p>
          </table:table-cell>
          <table:table-cell office:value-type="float" office:value="2077.55" calcext:value-type="float">
            <text:p>2077.55</text:p>
          </table:table-cell>
        </table:table-row>
        <table:table-row table:style-name="ro1">
          <table:table-cell office:value-type="float" office:value="26446043" calcext:value-type="float">
            <text:p>26446043</text:p>
          </table:table-cell>
          <table:table-cell table:formula="of:=[.A1655]/1000/(60*60*24)" office:value-type="time" office:time-value="PT07H20M46.043S" calcext:value-type="time">
            <text:p>07:20:46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1739.98" calcext:value-type="float">
            <text:p>1739.98</text:p>
          </table:table-cell>
          <table:table-cell office:value-type="float" office:value="2078.7" calcext:value-type="float">
            <text:p>2078.7</text:p>
          </table:table-cell>
        </table:table-row>
        <table:table-row table:style-name="ro1">
          <table:table-cell office:value-type="float" office:value="26462043" calcext:value-type="float">
            <text:p>26462043</text:p>
          </table:table-cell>
          <table:table-cell table:formula="of:=[.A1656]/1000/(60*60*24)" office:value-type="time" office:time-value="PT07H21M02.043S" calcext:value-type="time">
            <text:p>07:21:02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1740.98" calcext:value-type="float">
            <text:p>1740.98</text:p>
          </table:table-cell>
          <table:table-cell office:value-type="float" office:value="2079.84" calcext:value-type="float">
            <text:p>2079.84</text:p>
          </table:table-cell>
        </table:table-row>
        <table:table-row table:style-name="ro1">
          <table:table-cell office:value-type="float" office:value="26478043" calcext:value-type="float">
            <text:p>26478043</text:p>
          </table:table-cell>
          <table:table-cell table:formula="of:=[.A1657]/1000/(60*60*24)" office:value-type="time" office:time-value="PT07H21M18.043S" calcext:value-type="time">
            <text:p>07:21:18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1741.98" calcext:value-type="float">
            <text:p>1741.98</text:p>
          </table:table-cell>
          <table:table-cell office:value-type="float" office:value="2080.98" calcext:value-type="float">
            <text:p>2080.98</text:p>
          </table:table-cell>
        </table:table-row>
        <table:table-row table:style-name="ro1">
          <table:table-cell office:value-type="float" office:value="26494043" calcext:value-type="float">
            <text:p>26494043</text:p>
          </table:table-cell>
          <table:table-cell table:formula="of:=[.A1658]/1000/(60*60*24)" office:value-type="time" office:time-value="PT07H21M34.043S" calcext:value-type="time">
            <text:p>07:21:34</text:p>
          </table:table-cell>
          <table:table-cell office:value-type="float" office:value="1.14" calcext:value-type="float">
            <text:p>1.14</text:p>
          </table:table-cell>
          <table:table-cell office:value-type="float" office:value="225.8" calcext:value-type="float">
            <text:p>225.8</text:p>
          </table:table-cell>
          <table:table-cell office:value-type="float" office:value="257.09" calcext:value-type="float">
            <text:p>257.09</text:p>
          </table:table-cell>
          <table:table-cell office:value-type="float" office:value="1742.99" calcext:value-type="float">
            <text:p>1742.99</text:p>
          </table:table-cell>
          <table:table-cell office:value-type="float" office:value="2082.12" calcext:value-type="float">
            <text:p>2082.12</text:p>
          </table:table-cell>
        </table:table-row>
        <table:table-row table:style-name="ro1">
          <table:table-cell office:value-type="float" office:value="26510043" calcext:value-type="float">
            <text:p>26510043</text:p>
          </table:table-cell>
          <table:table-cell table:formula="of:=[.A1659]/1000/(60*60*24)" office:value-type="time" office:time-value="PT07H21M50.043S" calcext:value-type="time">
            <text:p>07:21:50</text:p>
          </table:table-cell>
          <table:table-cell office:value-type="float" office:value="1.14" calcext:value-type="float">
            <text:p>1.14</text:p>
          </table:table-cell>
          <table:table-cell office:value-type="float" office:value="225.8" calcext:value-type="float">
            <text:p>225.8</text:p>
          </table:table-cell>
          <table:table-cell office:value-type="float" office:value="257.09" calcext:value-type="float">
            <text:p>257.09</text:p>
          </table:table-cell>
          <table:table-cell office:value-type="float" office:value="1743.99" calcext:value-type="float">
            <text:p>1743.99</text:p>
          </table:table-cell>
          <table:table-cell office:value-type="float" office:value="2083.26" calcext:value-type="float">
            <text:p>2083.26</text:p>
          </table:table-cell>
        </table:table-row>
        <table:table-row table:style-name="ro1">
          <table:table-cell office:value-type="float" office:value="26526043" calcext:value-type="float">
            <text:p>26526043</text:p>
          </table:table-cell>
          <table:table-cell table:formula="of:=[.A1660]/1000/(60*60*24)" office:value-type="time" office:time-value="PT07H22M06.043S" calcext:value-type="time">
            <text:p>07:22:06</text:p>
          </table:table-cell>
          <table:table-cell office:value-type="float" office:value="1.14" calcext:value-type="float">
            <text:p>1.14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98" calcext:value-type="float">
            <text:p>256.98</text:p>
          </table:table-cell>
          <table:table-cell office:value-type="float" office:value="1744.99" calcext:value-type="float">
            <text:p>1744.99</text:p>
          </table:table-cell>
          <table:table-cell office:value-type="float" office:value="2084.41" calcext:value-type="float">
            <text:p>2084.41</text:p>
          </table:table-cell>
        </table:table-row>
        <table:table-row table:style-name="ro1">
          <table:table-cell office:value-type="float" office:value="26542043" calcext:value-type="float">
            <text:p>26542043</text:p>
          </table:table-cell>
          <table:table-cell table:formula="of:=[.A1661]/1000/(60*60*24)" office:value-type="time" office:time-value="PT07H22M22.043S" calcext:value-type="time">
            <text:p>07:22:22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1746" calcext:value-type="float">
            <text:p>1746</text:p>
          </table:table-cell>
          <table:table-cell office:value-type="float" office:value="2085.54" calcext:value-type="float">
            <text:p>2085.54</text:p>
          </table:table-cell>
        </table:table-row>
        <table:table-row table:style-name="ro1">
          <table:table-cell office:value-type="float" office:value="26558043" calcext:value-type="float">
            <text:p>26558043</text:p>
          </table:table-cell>
          <table:table-cell table:formula="of:=[.A1662]/1000/(60*60*24)" office:value-type="time" office:time-value="PT07H22M38.043S" calcext:value-type="time">
            <text:p>07:22:38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1747" calcext:value-type="float">
            <text:p>1747</text:p>
          </table:table-cell>
          <table:table-cell office:value-type="float" office:value="2086.68" calcext:value-type="float">
            <text:p>2086.68</text:p>
          </table:table-cell>
        </table:table-row>
        <table:table-row table:style-name="ro1">
          <table:table-cell office:value-type="float" office:value="26574043" calcext:value-type="float">
            <text:p>26574043</text:p>
          </table:table-cell>
          <table:table-cell table:formula="of:=[.A1663]/1000/(60*60*24)" office:value-type="time" office:time-value="PT07H22M54.043S" calcext:value-type="time">
            <text:p>07:22:54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1748" calcext:value-type="float">
            <text:p>1748</text:p>
          </table:table-cell>
          <table:table-cell office:value-type="float" office:value="2087.82" calcext:value-type="float">
            <text:p>2087.82</text:p>
          </table:table-cell>
        </table:table-row>
        <table:table-row table:style-name="ro1">
          <table:table-cell office:value-type="float" office:value="26590043" calcext:value-type="float">
            <text:p>26590043</text:p>
          </table:table-cell>
          <table:table-cell table:formula="of:=[.A1664]/1000/(60*60*24)" office:value-type="time" office:time-value="PT07H23M10.043S" calcext:value-type="time">
            <text:p>07:23:10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1749.01" calcext:value-type="float">
            <text:p>1749.01</text:p>
          </table:table-cell>
          <table:table-cell office:value-type="float" office:value="2088.96" calcext:value-type="float">
            <text:p>2088.96</text:p>
          </table:table-cell>
        </table:table-row>
        <table:table-row table:style-name="ro1">
          <table:table-cell office:value-type="float" office:value="26606043" calcext:value-type="float">
            <text:p>26606043</text:p>
          </table:table-cell>
          <table:table-cell table:formula="of:=[.A1665]/1000/(60*60*24)" office:value-type="time" office:time-value="PT07H23M26.043S" calcext:value-type="time">
            <text:p>07:23:26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1750.01" calcext:value-type="float">
            <text:p>1750.01</text:p>
          </table:table-cell>
          <table:table-cell office:value-type="float" office:value="2090.09" calcext:value-type="float">
            <text:p>2090.09</text:p>
          </table:table-cell>
        </table:table-row>
        <table:table-row table:style-name="ro1">
          <table:table-cell office:value-type="float" office:value="26622043" calcext:value-type="float">
            <text:p>26622043</text:p>
          </table:table-cell>
          <table:table-cell table:formula="of:=[.A1666]/1000/(60*60*24)" office:value-type="time" office:time-value="PT07H23M42.043S" calcext:value-type="time">
            <text:p>07:23:42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1751.01" calcext:value-type="float">
            <text:p>1751.01</text:p>
          </table:table-cell>
          <table:table-cell office:value-type="float" office:value="2091.23" calcext:value-type="float">
            <text:p>2091.23</text:p>
          </table:table-cell>
        </table:table-row>
        <table:table-row table:style-name="ro1">
          <table:table-cell office:value-type="float" office:value="26638043" calcext:value-type="float">
            <text:p>26638043</text:p>
          </table:table-cell>
          <table:table-cell table:formula="of:=[.A1667]/1000/(60*60*24)" office:value-type="time" office:time-value="PT07H23M58.043S" calcext:value-type="time">
            <text:p>07:23:58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1752.01" calcext:value-type="float">
            <text:p>1752.01</text:p>
          </table:table-cell>
          <table:table-cell office:value-type="float" office:value="2092.37" calcext:value-type="float">
            <text:p>2092.37</text:p>
          </table:table-cell>
        </table:table-row>
        <table:table-row table:style-name="ro1">
          <table:table-cell office:value-type="float" office:value="26654043" calcext:value-type="float">
            <text:p>26654043</text:p>
          </table:table-cell>
          <table:table-cell table:formula="of:=[.A1668]/1000/(60*60*24)" office:value-type="time" office:time-value="PT07H24M14.043S" calcext:value-type="time">
            <text:p>07:24:14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1753.01" calcext:value-type="float">
            <text:p>1753.01</text:p>
          </table:table-cell>
          <table:table-cell office:value-type="float" office:value="2093.51" calcext:value-type="float">
            <text:p>2093.51</text:p>
          </table:table-cell>
        </table:table-row>
        <table:table-row table:style-name="ro1">
          <table:table-cell office:value-type="float" office:value="26670043" calcext:value-type="float">
            <text:p>26670043</text:p>
          </table:table-cell>
          <table:table-cell table:formula="of:=[.A1669]/1000/(60*60*24)" office:value-type="time" office:time-value="PT07H24M30.043S" calcext:value-type="time">
            <text:p>07:24:30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1754.02" calcext:value-type="float">
            <text:p>1754.02</text:p>
          </table:table-cell>
          <table:table-cell office:value-type="float" office:value="2094.64" calcext:value-type="float">
            <text:p>2094.64</text:p>
          </table:table-cell>
        </table:table-row>
        <table:table-row table:style-name="ro1">
          <table:table-cell office:value-type="float" office:value="26686043" calcext:value-type="float">
            <text:p>26686043</text:p>
          </table:table-cell>
          <table:table-cell table:formula="of:=[.A1670]/1000/(60*60*24)" office:value-type="time" office:time-value="PT07H24M46.043S" calcext:value-type="time">
            <text:p>07:24:46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1755.02" calcext:value-type="float">
            <text:p>1755.02</text:p>
          </table:table-cell>
          <table:table-cell office:value-type="float" office:value="2095.78" calcext:value-type="float">
            <text:p>2095.78</text:p>
          </table:table-cell>
        </table:table-row>
        <table:table-row table:style-name="ro1">
          <table:table-cell office:value-type="float" office:value="26702043" calcext:value-type="float">
            <text:p>26702043</text:p>
          </table:table-cell>
          <table:table-cell table:formula="of:=[.A1671]/1000/(60*60*24)" office:value-type="time" office:time-value="PT07H25M02.043S" calcext:value-type="time">
            <text:p>07:25:02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1756.02" calcext:value-type="float">
            <text:p>1756.02</text:p>
          </table:table-cell>
          <table:table-cell office:value-type="float" office:value="2096.92" calcext:value-type="float">
            <text:p>2096.92</text:p>
          </table:table-cell>
        </table:table-row>
        <table:table-row table:style-name="ro1">
          <table:table-cell office:value-type="float" office:value="26718043" calcext:value-type="float">
            <text:p>26718043</text:p>
          </table:table-cell>
          <table:table-cell table:formula="of:=[.A1672]/1000/(60*60*24)" office:value-type="time" office:time-value="PT07H25M18.043S" calcext:value-type="time">
            <text:p>07:25:18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5" calcext:value-type="float">
            <text:p>255.5</text:p>
          </table:table-cell>
          <table:table-cell office:value-type="float" office:value="1757.02" calcext:value-type="float">
            <text:p>1757.02</text:p>
          </table:table-cell>
          <table:table-cell office:value-type="float" office:value="2098.05" calcext:value-type="float">
            <text:p>2098.05</text:p>
          </table:table-cell>
        </table:table-row>
        <table:table-row table:style-name="ro1">
          <table:table-cell office:value-type="float" office:value="26734043" calcext:value-type="float">
            <text:p>26734043</text:p>
          </table:table-cell>
          <table:table-cell table:formula="of:=[.A1673]/1000/(60*60*24)" office:value-type="time" office:time-value="PT07H25M34.043S" calcext:value-type="time">
            <text:p>07:25:34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1758.02" calcext:value-type="float">
            <text:p>1758.02</text:p>
          </table:table-cell>
          <table:table-cell office:value-type="float" office:value="2099.19" calcext:value-type="float">
            <text:p>2099.19</text:p>
          </table:table-cell>
        </table:table-row>
        <table:table-row table:style-name="ro1">
          <table:table-cell office:value-type="float" office:value="26750043" calcext:value-type="float">
            <text:p>26750043</text:p>
          </table:table-cell>
          <table:table-cell table:formula="of:=[.A1674]/1000/(60*60*24)" office:value-type="time" office:time-value="PT07H25M50.043S" calcext:value-type="time">
            <text:p>07:25:50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49" calcext:value-type="float">
            <text:p>255.49</text:p>
          </table:table-cell>
          <table:table-cell office:value-type="float" office:value="1759.02" calcext:value-type="float">
            <text:p>1759.02</text:p>
          </table:table-cell>
          <table:table-cell office:value-type="float" office:value="2100.32" calcext:value-type="float">
            <text:p>2100.32</text:p>
          </table:table-cell>
        </table:table-row>
        <table:table-row table:style-name="ro1">
          <table:table-cell office:value-type="float" office:value="26766043" calcext:value-type="float">
            <text:p>26766043</text:p>
          </table:table-cell>
          <table:table-cell table:formula="of:=[.A1675]/1000/(60*60*24)" office:value-type="time" office:time-value="PT07H26M06.043S" calcext:value-type="time">
            <text:p>07:26:06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760.02" calcext:value-type="float">
            <text:p>1760.02</text:p>
          </table:table-cell>
          <table:table-cell office:value-type="float" office:value="2101.46" calcext:value-type="float">
            <text:p>2101.46</text:p>
          </table:table-cell>
        </table:table-row>
        <table:table-row table:style-name="ro1">
          <table:table-cell office:value-type="float" office:value="26782043" calcext:value-type="float">
            <text:p>26782043</text:p>
          </table:table-cell>
          <table:table-cell table:formula="of:=[.A1676]/1000/(60*60*24)" office:value-type="time" office:time-value="PT07H26M22.043S" calcext:value-type="time">
            <text:p>07:26:22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49" calcext:value-type="float">
            <text:p>255.49</text:p>
          </table:table-cell>
          <table:table-cell office:value-type="float" office:value="1761.02" calcext:value-type="float">
            <text:p>1761.02</text:p>
          </table:table-cell>
          <table:table-cell office:value-type="float" office:value="2102.6" calcext:value-type="float">
            <text:p>2102.6</text:p>
          </table:table-cell>
        </table:table-row>
        <table:table-row table:style-name="ro1">
          <table:table-cell office:value-type="float" office:value="26798043" calcext:value-type="float">
            <text:p>26798043</text:p>
          </table:table-cell>
          <table:table-cell table:formula="of:=[.A1677]/1000/(60*60*24)" office:value-type="time" office:time-value="PT07H26M38.043S" calcext:value-type="time">
            <text:p>07:26:38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762.02" calcext:value-type="float">
            <text:p>1762.02</text:p>
          </table:table-cell>
          <table:table-cell office:value-type="float" office:value="2103.73" calcext:value-type="float">
            <text:p>2103.73</text:p>
          </table:table-cell>
        </table:table-row>
        <table:table-row table:style-name="ro1">
          <table:table-cell office:value-type="float" office:value="26814043" calcext:value-type="float">
            <text:p>26814043</text:p>
          </table:table-cell>
          <table:table-cell table:formula="of:=[.A1678]/1000/(60*60*24)" office:value-type="time" office:time-value="PT07H26M54.043S" calcext:value-type="time">
            <text:p>07:26:54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5.26" calcext:value-type="float">
            <text:p>255.26</text:p>
          </table:table-cell>
          <table:table-cell office:value-type="float" office:value="1763.02" calcext:value-type="float">
            <text:p>1763.02</text:p>
          </table:table-cell>
          <table:table-cell office:value-type="float" office:value="2104.86" calcext:value-type="float">
            <text:p>2104.86</text:p>
          </table:table-cell>
        </table:table-row>
        <table:table-row table:style-name="ro1">
          <table:table-cell office:value-type="float" office:value="26830043" calcext:value-type="float">
            <text:p>26830043</text:p>
          </table:table-cell>
          <table:table-cell table:formula="of:=[.A1679]/1000/(60*60*24)" office:value-type="time" office:time-value="PT07H27M10.043S" calcext:value-type="time">
            <text:p>07:27:10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5.26" calcext:value-type="float">
            <text:p>255.26</text:p>
          </table:table-cell>
          <table:table-cell office:value-type="float" office:value="1764.02" calcext:value-type="float">
            <text:p>1764.02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26846043" calcext:value-type="float">
            <text:p>26846043</text:p>
          </table:table-cell>
          <table:table-cell table:formula="of:=[.A1680]/1000/(60*60*24)" office:value-type="time" office:time-value="PT07H27M26.043S" calcext:value-type="time">
            <text:p>07:27:26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1765.02" calcext:value-type="float">
            <text:p>1765.02</text:p>
          </table:table-cell>
          <table:table-cell office:value-type="float" office:value="2107.13" calcext:value-type="float">
            <text:p>2107.13</text:p>
          </table:table-cell>
        </table:table-row>
        <table:table-row table:style-name="ro1">
          <table:table-cell office:value-type="float" office:value="26862043" calcext:value-type="float">
            <text:p>26862043</text:p>
          </table:table-cell>
          <table:table-cell table:formula="of:=[.A1681]/1000/(60*60*24)" office:value-type="time" office:time-value="PT07H27M42.043S" calcext:value-type="time">
            <text:p>07:27:42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1766.02" calcext:value-type="float">
            <text:p>1766.02</text:p>
          </table:table-cell>
          <table:table-cell office:value-type="float" office:value="2108.26" calcext:value-type="float">
            <text:p>2108.26</text:p>
          </table:table-cell>
        </table:table-row>
        <table:table-row table:style-name="ro1">
          <table:table-cell office:value-type="float" office:value="26878043" calcext:value-type="float">
            <text:p>26878043</text:p>
          </table:table-cell>
          <table:table-cell table:formula="of:=[.A1682]/1000/(60*60*24)" office:value-type="time" office:time-value="PT07H27M58.043S" calcext:value-type="time">
            <text:p>07:27:58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1767.02" calcext:value-type="float">
            <text:p>1767.02</text:p>
          </table:table-cell>
          <table:table-cell office:value-type="float" office:value="2109.39" calcext:value-type="float">
            <text:p>2109.39</text:p>
          </table:table-cell>
        </table:table-row>
        <table:table-row table:style-name="ro1">
          <table:table-cell office:value-type="float" office:value="26894043" calcext:value-type="float">
            <text:p>26894043</text:p>
          </table:table-cell>
          <table:table-cell table:formula="of:=[.A1683]/1000/(60*60*24)" office:value-type="time" office:time-value="PT07H28M14.043S" calcext:value-type="time">
            <text:p>07:28:14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1768.02" calcext:value-type="float">
            <text:p>1768.02</text:p>
          </table:table-cell>
          <table:table-cell office:value-type="float" office:value="2110.52" calcext:value-type="float">
            <text:p>2110.52</text:p>
          </table:table-cell>
        </table:table-row>
        <table:table-row table:style-name="ro1">
          <table:table-cell office:value-type="float" office:value="26910043" calcext:value-type="float">
            <text:p>26910043</text:p>
          </table:table-cell>
          <table:table-cell table:formula="of:=[.A1684]/1000/(60*60*24)" office:value-type="time" office:time-value="PT07H28M30.043S" calcext:value-type="time">
            <text:p>07:28:30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1769.02" calcext:value-type="float">
            <text:p>1769.02</text:p>
          </table:table-cell>
          <table:table-cell office:value-type="float" office:value="2111.65" calcext:value-type="float">
            <text:p>2111.65</text:p>
          </table:table-cell>
        </table:table-row>
        <table:table-row table:style-name="ro1">
          <table:table-cell office:value-type="float" office:value="26926043" calcext:value-type="float">
            <text:p>26926043</text:p>
          </table:table-cell>
          <table:table-cell table:formula="of:=[.A1685]/1000/(60*60*24)" office:value-type="time" office:time-value="PT07H28M46.043S" calcext:value-type="time">
            <text:p>07:28:46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1770.02" calcext:value-type="float">
            <text:p>1770.02</text:p>
          </table:table-cell>
          <table:table-cell office:value-type="float" office:value="2112.78" calcext:value-type="float">
            <text:p>2112.78</text:p>
          </table:table-cell>
        </table:table-row>
        <table:table-row table:style-name="ro1">
          <table:table-cell office:value-type="float" office:value="26942043" calcext:value-type="float">
            <text:p>26942043</text:p>
          </table:table-cell>
          <table:table-cell table:formula="of:=[.A1686]/1000/(60*60*24)" office:value-type="time" office:time-value="PT07H29M02.043S" calcext:value-type="time">
            <text:p>07:29:02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1" calcext:value-type="float">
            <text:p>254.01</text:p>
          </table:table-cell>
          <table:table-cell office:value-type="float" office:value="1771.02" calcext:value-type="float">
            <text:p>1771.02</text:p>
          </table:table-cell>
          <table:table-cell office:value-type="float" office:value="2113.91" calcext:value-type="float">
            <text:p>2113.91</text:p>
          </table:table-cell>
        </table:table-row>
        <table:table-row table:style-name="ro1">
          <table:table-cell office:value-type="float" office:value="26958043" calcext:value-type="float">
            <text:p>26958043</text:p>
          </table:table-cell>
          <table:table-cell table:formula="of:=[.A1687]/1000/(60*60*24)" office:value-type="time" office:time-value="PT07H29M18.043S" calcext:value-type="time">
            <text:p>07:29:18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1772.02" calcext:value-type="float">
            <text:p>1772.02</text:p>
          </table:table-cell>
          <table:table-cell office:value-type="float" office:value="2115.04" calcext:value-type="float">
            <text:p>2115.04</text:p>
          </table:table-cell>
        </table:table-row>
        <table:table-row table:style-name="ro1">
          <table:table-cell office:value-type="float" office:value="26974043" calcext:value-type="float">
            <text:p>26974043</text:p>
          </table:table-cell>
          <table:table-cell table:formula="of:=[.A1688]/1000/(60*60*24)" office:value-type="time" office:time-value="PT07H29M34.043S" calcext:value-type="time">
            <text:p>07:29:34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1773.02" calcext:value-type="float">
            <text:p>1773.02</text:p>
          </table:table-cell>
          <table:table-cell office:value-type="float" office:value="2116.17" calcext:value-type="float">
            <text:p>2116.17</text:p>
          </table:table-cell>
        </table:table-row>
        <table:table-row table:style-name="ro1">
          <table:table-cell office:value-type="float" office:value="26990043" calcext:value-type="float">
            <text:p>26990043</text:p>
          </table:table-cell>
          <table:table-cell table:formula="of:=[.A1689]/1000/(60*60*24)" office:value-type="time" office:time-value="PT07H29M50.043S" calcext:value-type="time">
            <text:p>07:29:50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1774.01" calcext:value-type="float">
            <text:p>1774.01</text:p>
          </table:table-cell>
          <table:table-cell office:value-type="float" office:value="2117.3" calcext:value-type="float">
            <text:p>2117.3</text:p>
          </table:table-cell>
        </table:table-row>
        <table:table-row table:style-name="ro1">
          <table:table-cell office:value-type="float" office:value="27006043" calcext:value-type="float">
            <text:p>27006043</text:p>
          </table:table-cell>
          <table:table-cell table:formula="of:=[.A1690]/1000/(60*60*24)" office:value-type="time" office:time-value="PT07H30M06.043S" calcext:value-type="time">
            <text:p>07:30:06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3.79" calcext:value-type="float">
            <text:p>253.79</text:p>
          </table:table-cell>
          <table:table-cell office:value-type="float" office:value="1775.01" calcext:value-type="float">
            <text:p>1775.01</text:p>
          </table:table-cell>
          <table:table-cell office:value-type="float" office:value="2118.43" calcext:value-type="float">
            <text:p>2118.43</text:p>
          </table:table-cell>
        </table:table-row>
        <table:table-row table:style-name="ro1">
          <table:table-cell office:value-type="float" office:value="27022043" calcext:value-type="float">
            <text:p>27022043</text:p>
          </table:table-cell>
          <table:table-cell table:formula="of:=[.A1691]/1000/(60*60*24)" office:value-type="time" office:time-value="PT07H30M22.043S" calcext:value-type="time">
            <text:p>07:30:22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1776.01" calcext:value-type="float">
            <text:p>1776.01</text:p>
          </table:table-cell>
          <table:table-cell office:value-type="float" office:value="2119.56" calcext:value-type="float">
            <text:p>2119.56</text:p>
          </table:table-cell>
        </table:table-row>
        <table:table-row table:style-name="ro1">
          <table:table-cell office:value-type="float" office:value="27038043" calcext:value-type="float">
            <text:p>27038043</text:p>
          </table:table-cell>
          <table:table-cell table:formula="of:=[.A1692]/1000/(60*60*24)" office:value-type="time" office:time-value="PT07H30M38.043S" calcext:value-type="time">
            <text:p>07:30:38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1777.01" calcext:value-type="float">
            <text:p>1777.01</text:p>
          </table:table-cell>
          <table:table-cell office:value-type="float" office:value="2120.68" calcext:value-type="float">
            <text:p>2120.68</text:p>
          </table:table-cell>
        </table:table-row>
        <table:table-row table:style-name="ro1">
          <table:table-cell office:value-type="float" office:value="27054043" calcext:value-type="float">
            <text:p>27054043</text:p>
          </table:table-cell>
          <table:table-cell table:formula="of:=[.A1693]/1000/(60*60*24)" office:value-type="time" office:time-value="PT07H30M54.043S" calcext:value-type="time">
            <text:p>07:30:54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1778" calcext:value-type="float">
            <text:p>1778</text:p>
          </table:table-cell>
          <table:table-cell office:value-type="float" office:value="2121.81" calcext:value-type="float">
            <text:p>2121.81</text:p>
          </table:table-cell>
        </table:table-row>
        <table:table-row table:style-name="ro1">
          <table:table-cell office:value-type="float" office:value="27070043" calcext:value-type="float">
            <text:p>27070043</text:p>
          </table:table-cell>
          <table:table-cell table:formula="of:=[.A1694]/1000/(60*60*24)" office:value-type="time" office:time-value="PT07H31M10.043S" calcext:value-type="time">
            <text:p>07:31:10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3.56" calcext:value-type="float">
            <text:p>253.56</text:p>
          </table:table-cell>
          <table:table-cell office:value-type="float" office:value="1779" calcext:value-type="float">
            <text:p>1779</text:p>
          </table:table-cell>
          <table:table-cell office:value-type="float" office:value="2122.94" calcext:value-type="float">
            <text:p>2122.94</text:p>
          </table:table-cell>
        </table:table-row>
        <table:table-row table:style-name="ro1">
          <table:table-cell office:value-type="float" office:value="27086043" calcext:value-type="float">
            <text:p>27086043</text:p>
          </table:table-cell>
          <table:table-cell table:formula="of:=[.A1695]/1000/(60*60*24)" office:value-type="time" office:time-value="PT07H31M26.043S" calcext:value-type="time">
            <text:p>07:31:26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3.44" calcext:value-type="float">
            <text:p>253.44</text:p>
          </table:table-cell>
          <table:table-cell office:value-type="float" office:value="1780" calcext:value-type="float">
            <text:p>1780</text:p>
          </table:table-cell>
          <table:table-cell office:value-type="float" office:value="2124.06" calcext:value-type="float">
            <text:p>2124.06</text:p>
          </table:table-cell>
        </table:table-row>
        <table:table-row table:style-name="ro1">
          <table:table-cell office:value-type="float" office:value="27102043" calcext:value-type="float">
            <text:p>27102043</text:p>
          </table:table-cell>
          <table:table-cell table:formula="of:=[.A1696]/1000/(60*60*24)" office:value-type="time" office:time-value="PT07H31M42.043S" calcext:value-type="time">
            <text:p>07:31:42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3.44" calcext:value-type="float">
            <text:p>253.44</text:p>
          </table:table-cell>
          <table:table-cell office:value-type="float" office:value="1780.99" calcext:value-type="float">
            <text:p>1780.99</text:p>
          </table:table-cell>
          <table:table-cell office:value-type="float" office:value="2125.19" calcext:value-type="float">
            <text:p>2125.19</text:p>
          </table:table-cell>
        </table:table-row>
        <table:table-row table:style-name="ro1">
          <table:table-cell office:value-type="float" office:value="27118043" calcext:value-type="float">
            <text:p>27118043</text:p>
          </table:table-cell>
          <table:table-cell table:formula="of:=[.A1697]/1000/(60*60*24)" office:value-type="time" office:time-value="PT07H31M58.043S" calcext:value-type="time">
            <text:p>07:31:58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3.32" calcext:value-type="float">
            <text:p>253.32</text:p>
          </table:table-cell>
          <table:table-cell office:value-type="float" office:value="1781.99" calcext:value-type="float">
            <text:p>1781.99</text:p>
          </table:table-cell>
          <table:table-cell office:value-type="float" office:value="2126.31" calcext:value-type="float">
            <text:p>2126.31</text:p>
          </table:table-cell>
        </table:table-row>
        <table:table-row table:style-name="ro1">
          <table:table-cell office:value-type="float" office:value="27134043" calcext:value-type="float">
            <text:p>27134043</text:p>
          </table:table-cell>
          <table:table-cell table:formula="of:=[.A1698]/1000/(60*60*24)" office:value-type="time" office:time-value="PT07H32M14.043S" calcext:value-type="time">
            <text:p>07:32:14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3.32" calcext:value-type="float">
            <text:p>253.32</text:p>
          </table:table-cell>
          <table:table-cell office:value-type="float" office:value="1782.98" calcext:value-type="float">
            <text:p>1782.98</text:p>
          </table:table-cell>
          <table:table-cell office:value-type="float" office:value="2127.44" calcext:value-type="float">
            <text:p>2127.44</text:p>
          </table:table-cell>
        </table:table-row>
        <table:table-row table:style-name="ro1">
          <table:table-cell office:value-type="float" office:value="27150043" calcext:value-type="float">
            <text:p>27150043</text:p>
          </table:table-cell>
          <table:table-cell table:formula="of:=[.A1699]/1000/(60*60*24)" office:value-type="time" office:time-value="PT07H32M30.043S" calcext:value-type="time">
            <text:p>07:32:30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3.21" calcext:value-type="float">
            <text:p>253.21</text:p>
          </table:table-cell>
          <table:table-cell office:value-type="float" office:value="1783.98" calcext:value-type="float">
            <text:p>1783.98</text:p>
          </table:table-cell>
          <table:table-cell office:value-type="float" office:value="2128.56" calcext:value-type="float">
            <text:p>2128.56</text:p>
          </table:table-cell>
        </table:table-row>
        <table:table-row table:style-name="ro1">
          <table:table-cell office:value-type="float" office:value="27166043" calcext:value-type="float">
            <text:p>27166043</text:p>
          </table:table-cell>
          <table:table-cell table:formula="of:=[.A1700]/1000/(60*60*24)" office:value-type="time" office:time-value="PT07H32M46.043S" calcext:value-type="time">
            <text:p>07:32:46</text:p>
          </table:table-cell>
          <table:table-cell office:value-type="float" office:value="1.13" calcext:value-type="float">
            <text:p>1.13</text:p>
          </table:table-cell>
          <table:table-cell office:value-type="float" office:value="223.9" calcext:value-type="float">
            <text:p>223.9</text:p>
          </table:table-cell>
          <table:table-cell office:value-type="float" office:value="253.1" calcext:value-type="float">
            <text:p>253.1</text:p>
          </table:table-cell>
          <table:table-cell office:value-type="float" office:value="1784.98" calcext:value-type="float">
            <text:p>1784.98</text:p>
          </table:table-cell>
          <table:table-cell office:value-type="float" office:value="2129.68" calcext:value-type="float">
            <text:p>2129.68</text:p>
          </table:table-cell>
        </table:table-row>
        <table:table-row table:style-name="ro1">
          <table:table-cell office:value-type="float" office:value="27182043" calcext:value-type="float">
            <text:p>27182043</text:p>
          </table:table-cell>
          <table:table-cell table:formula="of:=[.A1701]/1000/(60*60*24)" office:value-type="time" office:time-value="PT07H33M02.043S" calcext:value-type="time">
            <text:p>07:33:02</text:p>
          </table:table-cell>
          <table:table-cell office:value-type="float" office:value="1.13" calcext:value-type="float">
            <text:p>1.13</text:p>
          </table:table-cell>
          <table:table-cell office:value-type="float" office:value="223.9" calcext:value-type="float">
            <text:p>223.9</text:p>
          </table:table-cell>
          <table:table-cell office:value-type="float" office:value="253.09" calcext:value-type="float">
            <text:p>253.09</text:p>
          </table:table-cell>
          <table:table-cell office:value-type="float" office:value="1785.97" calcext:value-type="float">
            <text:p>1785.97</text:p>
          </table:table-cell>
          <table:table-cell office:value-type="float" office:value="2130.81" calcext:value-type="float">
            <text:p>2130.81</text:p>
          </table:table-cell>
        </table:table-row>
        <table:table-row table:style-name="ro1">
          <table:table-cell office:value-type="float" office:value="27198043" calcext:value-type="float">
            <text:p>27198043</text:p>
          </table:table-cell>
          <table:table-cell table:formula="of:=[.A1702]/1000/(60*60*24)" office:value-type="time" office:time-value="PT07H33M18.043S" calcext:value-type="time">
            <text:p>07:33:18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1786.97" calcext:value-type="float">
            <text:p>1786.97</text:p>
          </table:table-cell>
          <table:table-cell office:value-type="float" office:value="2131.93" calcext:value-type="float">
            <text:p>2131.93</text:p>
          </table:table-cell>
        </table:table-row>
        <table:table-row table:style-name="ro1">
          <table:table-cell office:value-type="float" office:value="27214043" calcext:value-type="float">
            <text:p>27214043</text:p>
          </table:table-cell>
          <table:table-cell table:formula="of:=[.A1703]/1000/(60*60*24)" office:value-type="time" office:time-value="PT07H33M34.043S" calcext:value-type="time">
            <text:p>07:33:34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1787.96" calcext:value-type="float">
            <text:p>1787.96</text:p>
          </table:table-cell>
          <table:table-cell office:value-type="float" office:value="2133.05" calcext:value-type="float">
            <text:p>2133.05</text:p>
          </table:table-cell>
        </table:table-row>
        <table:table-row table:style-name="ro1">
          <table:table-cell office:value-type="float" office:value="27230043" calcext:value-type="float">
            <text:p>27230043</text:p>
          </table:table-cell>
          <table:table-cell table:formula="of:=[.A1704]/1000/(60*60*24)" office:value-type="time" office:time-value="PT07H33M50.043S" calcext:value-type="time">
            <text:p>07:33:50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1788.95" calcext:value-type="float">
            <text:p>1788.95</text:p>
          </table:table-cell>
          <table:table-cell office:value-type="float" office:value="2134.17" calcext:value-type="float">
            <text:p>2134.17</text:p>
          </table:table-cell>
        </table:table-row>
        <table:table-row table:style-name="ro1">
          <table:table-cell office:value-type="float" office:value="27246043" calcext:value-type="float">
            <text:p>27246043</text:p>
          </table:table-cell>
          <table:table-cell table:formula="of:=[.A1705]/1000/(60*60*24)" office:value-type="time" office:time-value="PT07H34M06.043S" calcext:value-type="time">
            <text:p>07:34:06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1789.95" calcext:value-type="float">
            <text:p>1789.95</text:p>
          </table:table-cell>
          <table:table-cell office:value-type="float" office:value="2135.29" calcext:value-type="float">
            <text:p>2135.29</text:p>
          </table:table-cell>
        </table:table-row>
        <table:table-row table:style-name="ro1">
          <table:table-cell office:value-type="float" office:value="27262043" calcext:value-type="float">
            <text:p>27262043</text:p>
          </table:table-cell>
          <table:table-cell table:formula="of:=[.A1706]/1000/(60*60*24)" office:value-type="time" office:time-value="PT07H34M22.043S" calcext:value-type="time">
            <text:p>07:34:22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1790.94" calcext:value-type="float">
            <text:p>1790.94</text:p>
          </table:table-cell>
          <table:table-cell office:value-type="float" office:value="2136.41" calcext:value-type="float">
            <text:p>2136.41</text:p>
          </table:table-cell>
        </table:table-row>
        <table:table-row table:style-name="ro1">
          <table:table-cell office:value-type="float" office:value="27278043" calcext:value-type="float">
            <text:p>27278043</text:p>
          </table:table-cell>
          <table:table-cell table:formula="of:=[.A1707]/1000/(60*60*24)" office:value-type="time" office:time-value="PT07H34M38.043S" calcext:value-type="time">
            <text:p>07:34:38</text:p>
          </table:table-cell>
          <table:table-cell office:value-type="float" office:value="1.13" calcext:value-type="float">
            <text:p>1.13</text:p>
          </table:table-cell>
          <table:table-cell office:value-type="float" office:value="223.6" calcext:value-type="float">
            <text:p>223.6</text:p>
          </table:table-cell>
          <table:table-cell office:value-type="float" office:value="251.85" calcext:value-type="float">
            <text:p>251.85</text:p>
          </table:table-cell>
          <table:table-cell office:value-type="float" office:value="1791.94" calcext:value-type="float">
            <text:p>1791.94</text:p>
          </table:table-cell>
          <table:table-cell office:value-type="float" office:value="2137.53" calcext:value-type="float">
            <text:p>2137.53</text:p>
          </table:table-cell>
        </table:table-row>
        <table:table-row table:style-name="ro1">
          <table:table-cell office:value-type="float" office:value="27294043" calcext:value-type="float">
            <text:p>27294043</text:p>
          </table:table-cell>
          <table:table-cell table:formula="of:=[.A1708]/1000/(60*60*24)" office:value-type="time" office:time-value="PT07H34M54.043S" calcext:value-type="time">
            <text:p>07:34:54</text:p>
          </table:table-cell>
          <table:table-cell office:value-type="float" office:value="1.13" calcext:value-type="float">
            <text:p>1.13</text:p>
          </table:table-cell>
          <table:table-cell office:value-type="float" office:value="223.5" calcext:value-type="float">
            <text:p>223.5</text:p>
          </table:table-cell>
          <table:table-cell office:value-type="float" office:value="251.74" calcext:value-type="float">
            <text:p>251.74</text:p>
          </table:table-cell>
          <table:table-cell office:value-type="float" office:value="1792.93" calcext:value-type="float">
            <text:p>1792.93</text:p>
          </table:table-cell>
          <table:table-cell office:value-type="float" office:value="2138.65" calcext:value-type="float">
            <text:p>2138.65</text:p>
          </table:table-cell>
        </table:table-row>
        <table:table-row table:style-name="ro1">
          <table:table-cell office:value-type="float" office:value="27310043" calcext:value-type="float">
            <text:p>27310043</text:p>
          </table:table-cell>
          <table:table-cell table:formula="of:=[.A1709]/1000/(60*60*24)" office:value-type="time" office:time-value="PT07H35M10.043S" calcext:value-type="time">
            <text:p>07:35:10</text:p>
          </table:table-cell>
          <table:table-cell office:value-type="float" office:value="1.13" calcext:value-type="float">
            <text:p>1.13</text:p>
          </table:table-cell>
          <table:table-cell office:value-type="float" office:value="223.4" calcext:value-type="float">
            <text:p>223.4</text:p>
          </table:table-cell>
          <table:table-cell office:value-type="float" office:value="251.62" calcext:value-type="float">
            <text:p>251.62</text:p>
          </table:table-cell>
          <table:table-cell office:value-type="float" office:value="1793.92" calcext:value-type="float">
            <text:p>1793.92</text:p>
          </table:table-cell>
          <table:table-cell office:value-type="float" office:value="2139.77" calcext:value-type="float">
            <text:p>2139.77</text:p>
          </table:table-cell>
        </table:table-row>
        <table:table-row table:style-name="ro1">
          <table:table-cell office:value-type="float" office:value="27326043" calcext:value-type="float">
            <text:p>27326043</text:p>
          </table:table-cell>
          <table:table-cell table:formula="of:=[.A1710]/1000/(60*60*24)" office:value-type="time" office:time-value="PT07H35M26.043S" calcext:value-type="time">
            <text:p>07:35:26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1794.92" calcext:value-type="float">
            <text:p>1794.92</text:p>
          </table:table-cell>
          <table:table-cell office:value-type="float" office:value="2140.88" calcext:value-type="float">
            <text:p>2140.88</text:p>
          </table:table-cell>
        </table:table-row>
        <table:table-row table:style-name="ro1">
          <table:table-cell office:value-type="float" office:value="27342043" calcext:value-type="float">
            <text:p>27342043</text:p>
          </table:table-cell>
          <table:table-cell table:formula="of:=[.A1711]/1000/(60*60*24)" office:value-type="time" office:time-value="PT07H35M42.043S" calcext:value-type="time">
            <text:p>07:35:42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2" calcext:value-type="float">
            <text:p>250.62</text:p>
          </table:table-cell>
          <table:table-cell office:value-type="float" office:value="1795.91" calcext:value-type="float">
            <text:p>1795.91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27358043" calcext:value-type="float">
            <text:p>27358043</text:p>
          </table:table-cell>
          <table:table-cell table:formula="of:=[.A1712]/1000/(60*60*24)" office:value-type="time" office:time-value="PT07H35M58.043S" calcext:value-type="time">
            <text:p>07:35:58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1" calcext:value-type="float">
            <text:p>250.61</text:p>
          </table:table-cell>
          <table:table-cell office:value-type="float" office:value="1796.9" calcext:value-type="float">
            <text:p>1796.9</text:p>
          </table:table-cell>
          <table:table-cell office:value-type="float" office:value="2143.11" calcext:value-type="float">
            <text:p>2143.11</text:p>
          </table:table-cell>
        </table:table-row>
        <table:table-row table:style-name="ro1">
          <table:table-cell office:value-type="float" office:value="27374043" calcext:value-type="float">
            <text:p>27374043</text:p>
          </table:table-cell>
          <table:table-cell table:formula="of:=[.A1713]/1000/(60*60*24)" office:value-type="time" office:time-value="PT07H36M14.043S" calcext:value-type="time">
            <text:p>07:36:14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50.5" calcext:value-type="float">
            <text:p>250.5</text:p>
          </table:table-cell>
          <table:table-cell office:value-type="float" office:value="1797.89" calcext:value-type="float">
            <text:p>1797.89</text:p>
          </table:table-cell>
          <table:table-cell office:value-type="float" office:value="2144.23" calcext:value-type="float">
            <text:p>2144.23</text:p>
          </table:table-cell>
        </table:table-row>
        <table:table-row table:style-name="ro1">
          <table:table-cell office:value-type="float" office:value="27390043" calcext:value-type="float">
            <text:p>27390043</text:p>
          </table:table-cell>
          <table:table-cell table:formula="of:=[.A1714]/1000/(60*60*24)" office:value-type="time" office:time-value="PT07H36M30.043S" calcext:value-type="time">
            <text:p>07:36:30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1798.89" calcext:value-type="float">
            <text:p>1798.89</text:p>
          </table:table-cell>
          <table:table-cell office:value-type="float" office:value="2145.34" calcext:value-type="float">
            <text:p>2145.34</text:p>
          </table:table-cell>
        </table:table-row>
        <table:table-row table:style-name="ro1">
          <table:table-cell office:value-type="float" office:value="27406043" calcext:value-type="float">
            <text:p>27406043</text:p>
          </table:table-cell>
          <table:table-cell table:formula="of:=[.A1715]/1000/(60*60*24)" office:value-type="time" office:time-value="PT07H36M46.043S" calcext:value-type="time">
            <text:p>07:36:46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50.27" calcext:value-type="float">
            <text:p>250.27</text:p>
          </table:table-cell>
          <table:table-cell office:value-type="float" office:value="1799.88" calcext:value-type="float">
            <text:p>1799.88</text:p>
          </table:table-cell>
          <table:table-cell office:value-type="float" office:value="2146.45" calcext:value-type="float">
            <text:p>2146.45</text:p>
          </table:table-cell>
        </table:table-row>
        <table:table-row table:style-name="ro1">
          <table:table-cell office:value-type="float" office:value="27422043" calcext:value-type="float">
            <text:p>27422043</text:p>
          </table:table-cell>
          <table:table-cell table:formula="of:=[.A1716]/1000/(60*60*24)" office:value-type="time" office:time-value="PT07H37M02.043S" calcext:value-type="time">
            <text:p>07:37:02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50.16" calcext:value-type="float">
            <text:p>250.16</text:p>
          </table:table-cell>
          <table:table-cell office:value-type="float" office:value="1800.87" calcext:value-type="float">
            <text:p>1800.87</text:p>
          </table:table-cell>
          <table:table-cell office:value-type="float" office:value="2147.57" calcext:value-type="float">
            <text:p>2147.57</text:p>
          </table:table-cell>
        </table:table-row>
        <table:table-row table:style-name="ro1">
          <table:table-cell office:value-type="float" office:value="27438043" calcext:value-type="float">
            <text:p>27438043</text:p>
          </table:table-cell>
          <table:table-cell table:formula="of:=[.A1717]/1000/(60*60*24)" office:value-type="time" office:time-value="PT07H37M18.043S" calcext:value-type="time">
            <text:p>07:37:18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50.05" calcext:value-type="float">
            <text:p>250.05</text:p>
          </table:table-cell>
          <table:table-cell office:value-type="float" office:value="1801.86" calcext:value-type="float">
            <text:p>1801.86</text:p>
          </table:table-cell>
          <table:table-cell office:value-type="float" office:value="2148.68" calcext:value-type="float">
            <text:p>2148.68</text:p>
          </table:table-cell>
        </table:table-row>
        <table:table-row table:style-name="ro1">
          <table:table-cell office:value-type="float" office:value="27454043" calcext:value-type="float">
            <text:p>27454043</text:p>
          </table:table-cell>
          <table:table-cell table:formula="of:=[.A1718]/1000/(60*60*24)" office:value-type="time" office:time-value="PT07H37M34.043S" calcext:value-type="time">
            <text:p>07:37:34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50.04" calcext:value-type="float">
            <text:p>250.04</text:p>
          </table:table-cell>
          <table:table-cell office:value-type="float" office:value="1802.85" calcext:value-type="float">
            <text:p>1802.85</text:p>
          </table:table-cell>
          <table:table-cell office:value-type="float" office:value="2149.79" calcext:value-type="float">
            <text:p>2149.79</text:p>
          </table:table-cell>
        </table:table-row>
        <table:table-row table:style-name="ro1">
          <table:table-cell office:value-type="float" office:value="27470043" calcext:value-type="float">
            <text:p>27470043</text:p>
          </table:table-cell>
          <table:table-cell table:formula="of:=[.A1719]/1000/(60*60*24)" office:value-type="time" office:time-value="PT07H37M50.043S" calcext:value-type="time">
            <text:p>07:37:50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93" calcext:value-type="float">
            <text:p>249.93</text:p>
          </table:table-cell>
          <table:table-cell office:value-type="float" office:value="1803.84" calcext:value-type="float">
            <text:p>1803.84</text:p>
          </table:table-cell>
          <table:table-cell office:value-type="float" office:value="2150.9" calcext:value-type="float">
            <text:p>2150.9</text:p>
          </table:table-cell>
        </table:table-row>
        <table:table-row table:style-name="ro1">
          <table:table-cell office:value-type="float" office:value="27486043" calcext:value-type="float">
            <text:p>27486043</text:p>
          </table:table-cell>
          <table:table-cell table:formula="of:=[.A1720]/1000/(60*60*24)" office:value-type="time" office:time-value="PT07H38M06.043S" calcext:value-type="time">
            <text:p>07:38:06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9.82" calcext:value-type="float">
            <text:p>249.82</text:p>
          </table:table-cell>
          <table:table-cell office:value-type="float" office:value="1804.83" calcext:value-type="float">
            <text:p>1804.83</text:p>
          </table:table-cell>
          <table:table-cell office:value-type="float" office:value="2152.01" calcext:value-type="float">
            <text:p>2152.01</text:p>
          </table:table-cell>
        </table:table-row>
        <table:table-row table:style-name="ro1">
          <table:table-cell office:value-type="float" office:value="27502043" calcext:value-type="float">
            <text:p>27502043</text:p>
          </table:table-cell>
          <table:table-cell table:formula="of:=[.A1721]/1000/(60*60*24)" office:value-type="time" office:time-value="PT07H38M22.043S" calcext:value-type="time">
            <text:p>07:38:22</text:p>
          </table:table-cell>
          <table:table-cell office:value-type="float" office:value="1.12" calcext:value-type="float">
            <text:p>1.12</text:p>
          </table:table-cell>
          <table:table-cell office:value-type="float" office:value="222.5" calcext:value-type="float">
            <text:p>222.5</text:p>
          </table:table-cell>
          <table:table-cell office:value-type="float" office:value="249.7" calcext:value-type="float">
            <text:p>249.7</text:p>
          </table:table-cell>
          <table:table-cell office:value-type="float" office:value="1805.82" calcext:value-type="float">
            <text:p>1805.82</text:p>
          </table:table-cell>
          <table:table-cell office:value-type="float" office:value="2153.12" calcext:value-type="float">
            <text:p>2153.12</text:p>
          </table:table-cell>
        </table:table-row>
        <table:table-row table:style-name="ro1">
          <table:table-cell office:value-type="float" office:value="27518043" calcext:value-type="float">
            <text:p>27518043</text:p>
          </table:table-cell>
          <table:table-cell table:formula="of:=[.A1722]/1000/(60*60*24)" office:value-type="time" office:time-value="PT07H38M38.043S" calcext:value-type="time">
            <text:p>07:38:38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8.7" calcext:value-type="float">
            <text:p>248.7</text:p>
          </table:table-cell>
          <table:table-cell office:value-type="float" office:value="1806.81" calcext:value-type="float">
            <text:p>1806.81</text:p>
          </table:table-cell>
          <table:table-cell office:value-type="float" office:value="2154.23" calcext:value-type="float">
            <text:p>2154.23</text:p>
          </table:table-cell>
        </table:table-row>
        <table:table-row table:style-name="ro1">
          <table:table-cell office:value-type="float" office:value="27534043" calcext:value-type="float">
            <text:p>27534043</text:p>
          </table:table-cell>
          <table:table-cell table:formula="of:=[.A1723]/1000/(60*60*24)" office:value-type="time" office:time-value="PT07H38M54.043S" calcext:value-type="time">
            <text:p>07:38:54</text:p>
          </table:table-cell>
          <table:table-cell office:value-type="float" office:value="1.12" calcext:value-type="float">
            <text:p>1.12</text:p>
          </table:table-cell>
          <table:table-cell office:value-type="float" office:value="222.3" calcext:value-type="float">
            <text:p>222.3</text:p>
          </table:table-cell>
          <table:table-cell office:value-type="float" office:value="248.58" calcext:value-type="float">
            <text:p>248.58</text:p>
          </table:table-cell>
          <table:table-cell office:value-type="float" office:value="1807.79" calcext:value-type="float">
            <text:p>1807.79</text:p>
          </table:table-cell>
          <table:table-cell office:value-type="float" office:value="2155.33" calcext:value-type="float">
            <text:p>2155.33</text:p>
          </table:table-cell>
        </table:table-row>
        <table:table-row table:style-name="ro1">
          <table:table-cell office:value-type="float" office:value="27550043" calcext:value-type="float">
            <text:p>27550043</text:p>
          </table:table-cell>
          <table:table-cell table:formula="of:=[.A1724]/1000/(60*60*24)" office:value-type="time" office:time-value="PT07H39M10.043S" calcext:value-type="time">
            <text:p>07:39:10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1808.78" calcext:value-type="float">
            <text:p>1808.78</text:p>
          </table:table-cell>
          <table:table-cell office:value-type="float" office:value="2156.44" calcext:value-type="float">
            <text:p>2156.44</text:p>
          </table:table-cell>
        </table:table-row>
        <table:table-row table:style-name="ro1">
          <table:table-cell office:value-type="float" office:value="27566043" calcext:value-type="float">
            <text:p>27566043</text:p>
          </table:table-cell>
          <table:table-cell table:formula="of:=[.A1725]/1000/(60*60*24)" office:value-type="time" office:time-value="PT07H39M26.043S" calcext:value-type="time">
            <text:p>07:39:26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1809.77" calcext:value-type="float">
            <text:p>1809.77</text:p>
          </table:table-cell>
          <table:table-cell office:value-type="float" office:value="2157.54" calcext:value-type="float">
            <text:p>2157.54</text:p>
          </table:table-cell>
        </table:table-row>
        <table:table-row table:style-name="ro1">
          <table:table-cell office:value-type="float" office:value="27582043" calcext:value-type="float">
            <text:p>27582043</text:p>
          </table:table-cell>
          <table:table-cell table:formula="of:=[.A1726]/1000/(60*60*24)" office:value-type="time" office:time-value="PT07H39M42.043S" calcext:value-type="time">
            <text:p>07:39:42</text:p>
          </table:table-cell>
          <table:table-cell office:value-type="float" office:value="1.12" calcext:value-type="float">
            <text:p>1.12</text:p>
          </table:table-cell>
          <table:table-cell office:value-type="float" office:value="222.1" calcext:value-type="float">
            <text:p>222.1</text:p>
          </table:table-cell>
          <table:table-cell office:value-type="float" office:value="248.35" calcext:value-type="float">
            <text:p>248.35</text:p>
          </table:table-cell>
          <table:table-cell office:value-type="float" office:value="1810.76" calcext:value-type="float">
            <text:p>1810.76</text:p>
          </table:table-cell>
          <table:table-cell office:value-type="float" office:value="2158.65" calcext:value-type="float">
            <text:p>2158.65</text:p>
          </table:table-cell>
        </table:table-row>
        <table:table-row table:style-name="ro1">
          <table:table-cell office:value-type="float" office:value="27598043" calcext:value-type="float">
            <text:p>27598043</text:p>
          </table:table-cell>
          <table:table-cell table:formula="of:=[.A1727]/1000/(60*60*24)" office:value-type="time" office:time-value="PT07H39M58.043S" calcext:value-type="time">
            <text:p>07:39:58</text:p>
          </table:table-cell>
          <table:table-cell office:value-type="float" office:value="1.12" calcext:value-type="float">
            <text:p>1.12</text:p>
          </table:table-cell>
          <table:table-cell office:value-type="float" office:value="221.9" calcext:value-type="float">
            <text:p>221.9</text:p>
          </table:table-cell>
          <table:table-cell office:value-type="float" office:value="248.13" calcext:value-type="float">
            <text:p>248.13</text:p>
          </table:table-cell>
          <table:table-cell office:value-type="float" office:value="1811.74" calcext:value-type="float">
            <text:p>1811.74</text:p>
          </table:table-cell>
          <table:table-cell office:value-type="float" office:value="2159.75" calcext:value-type="float">
            <text:p>2159.75</text:p>
          </table:table-cell>
        </table:table-row>
        <table:table-row table:style-name="ro1">
          <table:table-cell office:value-type="float" office:value="27614043" calcext:value-type="float">
            <text:p>27614043</text:p>
          </table:table-cell>
          <table:table-cell table:formula="of:=[.A1728]/1000/(60*60*24)" office:value-type="time" office:time-value="PT07H40M14.043S" calcext:value-type="time">
            <text:p>07:40:14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01" calcext:value-type="float">
            <text:p>247.01</text:p>
          </table:table-cell>
          <table:table-cell office:value-type="float" office:value="1812.73" calcext:value-type="float">
            <text:p>1812.73</text:p>
          </table:table-cell>
          <table:table-cell office:value-type="float" office:value="2160.85" calcext:value-type="float">
            <text:p>2160.85</text:p>
          </table:table-cell>
        </table:table-row>
        <table:table-row table:style-name="ro1">
          <table:table-cell office:value-type="float" office:value="27630043" calcext:value-type="float">
            <text:p>27630043</text:p>
          </table:table-cell>
          <table:table-cell table:formula="of:=[.A1729]/1000/(60*60*24)" office:value-type="time" office:time-value="PT07H40M30.043S" calcext:value-type="time">
            <text:p>07:40:30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9" calcext:value-type="float">
            <text:p>246.9</text:p>
          </table:table-cell>
          <table:table-cell office:value-type="float" office:value="1813.71" calcext:value-type="float">
            <text:p>1813.71</text:p>
          </table:table-cell>
          <table:table-cell office:value-type="float" office:value="2161.95" calcext:value-type="float">
            <text:p>2161.95</text:p>
          </table:table-cell>
        </table:table-row>
        <table:table-row table:style-name="ro1">
          <table:table-cell office:value-type="float" office:value="27646043" calcext:value-type="float">
            <text:p>27646043</text:p>
          </table:table-cell>
          <table:table-cell table:formula="of:=[.A1730]/1000/(60*60*24)" office:value-type="time" office:time-value="PT07H40M46.043S" calcext:value-type="time">
            <text:p>07:40:46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6.79" calcext:value-type="float">
            <text:p>246.79</text:p>
          </table:table-cell>
          <table:table-cell office:value-type="float" office:value="1814.7" calcext:value-type="float">
            <text:p>1814.7</text:p>
          </table:table-cell>
          <table:table-cell office:value-type="float" office:value="2163.04" calcext:value-type="float">
            <text:p>2163.04</text:p>
          </table:table-cell>
        </table:table-row>
        <table:table-row table:style-name="ro1">
          <table:table-cell office:value-type="float" office:value="27662043" calcext:value-type="float">
            <text:p>27662043</text:p>
          </table:table-cell>
          <table:table-cell table:formula="of:=[.A1731]/1000/(60*60*24)" office:value-type="time" office:time-value="PT07H41M02.043S" calcext:value-type="time">
            <text:p>07:41:02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6.67" calcext:value-type="float">
            <text:p>246.67</text:p>
          </table:table-cell>
          <table:table-cell office:value-type="float" office:value="1815.68" calcext:value-type="float">
            <text:p>1815.68</text:p>
          </table:table-cell>
          <table:table-cell office:value-type="float" office:value="2164.14" calcext:value-type="float">
            <text:p>2164.14</text:p>
          </table:table-cell>
        </table:table-row>
        <table:table-row table:style-name="ro1">
          <table:table-cell office:value-type="float" office:value="27678043" calcext:value-type="float">
            <text:p>27678043</text:p>
          </table:table-cell>
          <table:table-cell table:formula="of:=[.A1732]/1000/(60*60*24)" office:value-type="time" office:time-value="PT07H41M18.043S" calcext:value-type="time">
            <text:p>07:41:18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6.44" calcext:value-type="float">
            <text:p>246.44</text:p>
          </table:table-cell>
          <table:table-cell office:value-type="float" office:value="1816.67" calcext:value-type="float">
            <text:p>1816.67</text:p>
          </table:table-cell>
          <table:table-cell office:value-type="float" office:value="2165.24" calcext:value-type="float">
            <text:p>2165.24</text:p>
          </table:table-cell>
        </table:table-row>
        <table:table-row table:style-name="ro1">
          <table:table-cell office:value-type="float" office:value="27694043" calcext:value-type="float">
            <text:p>27694043</text:p>
          </table:table-cell>
          <table:table-cell table:formula="of:=[.A1733]/1000/(60*60*24)" office:value-type="time" office:time-value="PT07H41M34.043S" calcext:value-type="time">
            <text:p>07:41:34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6.33" calcext:value-type="float">
            <text:p>246.33</text:p>
          </table:table-cell>
          <table:table-cell office:value-type="float" office:value="1817.65" calcext:value-type="float">
            <text:p>1817.65</text:p>
          </table:table-cell>
          <table:table-cell office:value-type="float" office:value="2166.33" calcext:value-type="float">
            <text:p>2166.33</text:p>
          </table:table-cell>
        </table:table-row>
        <table:table-row table:style-name="ro1">
          <table:table-cell office:value-type="float" office:value="27710043" calcext:value-type="float">
            <text:p>27710043</text:p>
          </table:table-cell>
          <table:table-cell table:formula="of:=[.A1734]/1000/(60*60*24)" office:value-type="time" office:time-value="PT07H41M50.043S" calcext:value-type="time">
            <text:p>07:41:50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5.22" calcext:value-type="float">
            <text:p>245.22</text:p>
          </table:table-cell>
          <table:table-cell office:value-type="float" office:value="1818.63" calcext:value-type="float">
            <text:p>1818.63</text:p>
          </table:table-cell>
          <table:table-cell office:value-type="float" office:value="2167.43" calcext:value-type="float">
            <text:p>2167.43</text:p>
          </table:table-cell>
        </table:table-row>
        <table:table-row table:style-name="ro1">
          <table:table-cell office:value-type="float" office:value="27726043" calcext:value-type="float">
            <text:p>27726043</text:p>
          </table:table-cell>
          <table:table-cell table:formula="of:=[.A1735]/1000/(60*60*24)" office:value-type="time" office:time-value="PT07H42M06.043S" calcext:value-type="time">
            <text:p>07:42:06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99" calcext:value-type="float">
            <text:p>244.99</text:p>
          </table:table-cell>
          <table:table-cell office:value-type="float" office:value="1819.61" calcext:value-type="float">
            <text:p>1819.61</text:p>
          </table:table-cell>
          <table:table-cell office:value-type="float" office:value="2168.52" calcext:value-type="float">
            <text:p>2168.52</text:p>
          </table:table-cell>
        </table:table-row>
        <table:table-row table:style-name="ro1">
          <table:table-cell office:value-type="float" office:value="27742043" calcext:value-type="float">
            <text:p>27742043</text:p>
          </table:table-cell>
          <table:table-cell table:formula="of:=[.A1736]/1000/(60*60*24)" office:value-type="time" office:time-value="PT07H42M22.043S" calcext:value-type="time">
            <text:p>07:42:22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4.77" calcext:value-type="float">
            <text:p>244.77</text:p>
          </table:table-cell>
          <table:table-cell office:value-type="float" office:value="1820.59" calcext:value-type="float">
            <text:p>1820.59</text:p>
          </table:table-cell>
          <table:table-cell office:value-type="float" office:value="2169.6" calcext:value-type="float">
            <text:p>2169.6</text:p>
          </table:table-cell>
        </table:table-row>
        <table:table-row table:style-name="ro1">
          <table:table-cell office:value-type="float" office:value="27758043" calcext:value-type="float">
            <text:p>27758043</text:p>
          </table:table-cell>
          <table:table-cell table:formula="of:=[.A1737]/1000/(60*60*24)" office:value-type="time" office:time-value="PT07H42M38.043S" calcext:value-type="time">
            <text:p>07:42:38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4.54" calcext:value-type="float">
            <text:p>244.54</text:p>
          </table:table-cell>
          <table:table-cell office:value-type="float" office:value="1821.57" calcext:value-type="float">
            <text:p>1821.57</text:p>
          </table:table-cell>
          <table:table-cell office:value-type="float" office:value="2170.69" calcext:value-type="float">
            <text:p>2170.69</text:p>
          </table:table-cell>
        </table:table-row>
        <table:table-row table:style-name="ro1">
          <table:table-cell office:value-type="float" office:value="27774043" calcext:value-type="float">
            <text:p>27774043</text:p>
          </table:table-cell>
          <table:table-cell table:formula="of:=[.A1738]/1000/(60*60*24)" office:value-type="time" office:time-value="PT07H42M54.043S" calcext:value-type="time">
            <text:p>07:42:54</text:p>
          </table:table-cell>
          <table:table-cell office:value-type="float" office:value="1.11" calcext:value-type="float">
            <text:p>1.11</text:p>
          </table:table-cell>
          <table:table-cell office:value-type="float" office:value="220" calcext:value-type="float">
            <text:p>220</text:p>
          </table:table-cell>
          <table:table-cell office:value-type="float" office:value="243.32" calcext:value-type="float">
            <text:p>243.32</text:p>
          </table:table-cell>
          <table:table-cell office:value-type="float" office:value="1822.55" calcext:value-type="float">
            <text:p>1822.55</text:p>
          </table:table-cell>
          <table:table-cell office:value-type="float" office:value="2171.77" calcext:value-type="float">
            <text:p>2171.77</text:p>
          </table:table-cell>
        </table:table-row>
        <table:table-row table:style-name="ro1">
          <table:table-cell office:value-type="float" office:value="27790043" calcext:value-type="float">
            <text:p>27790043</text:p>
          </table:table-cell>
          <table:table-cell table:formula="of:=[.A1739]/1000/(60*60*24)" office:value-type="time" office:time-value="PT07H43M10.043S" calcext:value-type="time">
            <text:p>07:43:10</text:p>
          </table:table-cell>
          <table:table-cell office:value-type="float" office:value="1.11" calcext:value-type="float">
            <text:p>1.11</text:p>
          </table:table-cell>
          <table:table-cell office:value-type="float" office:value="219.8" calcext:value-type="float">
            <text:p>219.8</text:p>
          </table:table-cell>
          <table:table-cell office:value-type="float" office:value="243.09" calcext:value-type="float">
            <text:p>243.09</text:p>
          </table:table-cell>
          <table:table-cell office:value-type="float" office:value="1823.53" calcext:value-type="float">
            <text:p>1823.53</text:p>
          </table:table-cell>
          <table:table-cell office:value-type="float" office:value="2172.85" calcext:value-type="float">
            <text:p>2172.85</text:p>
          </table:table-cell>
        </table:table-row>
        <table:table-row table:style-name="ro1">
          <table:table-cell office:value-type="float" office:value="27806043" calcext:value-type="float">
            <text:p>27806043</text:p>
          </table:table-cell>
          <table:table-cell table:formula="of:=[.A1740]/1000/(60*60*24)" office:value-type="time" office:time-value="PT07H43M26.043S" calcext:value-type="time">
            <text:p>07:43:26</text:p>
          </table:table-cell>
          <table:table-cell office:value-type="float" office:value="1.1" calcext:value-type="float">
            <text:p>1.1</text:p>
          </table:table-cell>
          <table:table-cell office:value-type="float" office:value="219.5" calcext:value-type="float">
            <text:p>219.5</text:p>
          </table:table-cell>
          <table:table-cell office:value-type="float" office:value="241.88" calcext:value-type="float">
            <text:p>241.88</text:p>
          </table:table-cell>
          <table:table-cell office:value-type="float" office:value="1824.5" calcext:value-type="float">
            <text:p>1824.5</text:p>
          </table:table-cell>
          <table:table-cell office:value-type="float" office:value="2173.93" calcext:value-type="float">
            <text:p>2173.93</text:p>
          </table:table-cell>
        </table:table-row>
        <table:table-row table:style-name="ro1">
          <table:table-cell office:value-type="float" office:value="27822043" calcext:value-type="float">
            <text:p>27822043</text:p>
          </table:table-cell>
          <table:table-cell table:formula="of:=[.A1741]/1000/(60*60*24)" office:value-type="time" office:time-value="PT07H43M42.043S" calcext:value-type="time">
            <text:p>07:43:42</text:p>
          </table:table-cell>
          <table:table-cell office:value-type="float" office:value="1.1" calcext:value-type="float">
            <text:p>1.1</text:p>
          </table:table-cell>
          <table:table-cell office:value-type="float" office:value="219.2" calcext:value-type="float">
            <text:p>219.2</text:p>
          </table:table-cell>
          <table:table-cell office:value-type="float" office:value="241.54" calcext:value-type="float">
            <text:p>241.54</text:p>
          </table:table-cell>
          <table:table-cell office:value-type="float" office:value="1825.48" calcext:value-type="float">
            <text:p>1825.48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27838043" calcext:value-type="float">
            <text:p>27838043</text:p>
          </table:table-cell>
          <table:table-cell table:formula="of:=[.A1742]/1000/(60*60*24)" office:value-type="time" office:time-value="PT07H43M58.043S" calcext:value-type="time">
            <text:p>07:43:58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1.09" calcext:value-type="float">
            <text:p>241.09</text:p>
          </table:table-cell>
          <table:table-cell office:value-type="float" office:value="1826.45" calcext:value-type="float">
            <text:p>1826.45</text:p>
          </table:table-cell>
          <table:table-cell office:value-type="float" office:value="2176.08" calcext:value-type="float">
            <text:p>2176.08</text:p>
          </table:table-cell>
        </table:table-row>
        <table:table-row table:style-name="ro1">
          <table:table-cell office:value-type="float" office:value="27854043" calcext:value-type="float">
            <text:p>27854043</text:p>
          </table:table-cell>
          <table:table-cell table:formula="of:=[.A1743]/1000/(60*60*24)" office:value-type="time" office:time-value="PT07H44M14.043S" calcext:value-type="time">
            <text:p>07:44:14</text:p>
          </table:table-cell>
          <table:table-cell office:value-type="float" office:value="1.1" calcext:value-type="float">
            <text:p>1.1</text:p>
          </table:table-cell>
          <table:table-cell office:value-type="float" office:value="218.3" calcext:value-type="float">
            <text:p>218.3</text:p>
          </table:table-cell>
          <table:table-cell office:value-type="float" office:value="239.66" calcext:value-type="float">
            <text:p>239.66</text:p>
          </table:table-cell>
          <table:table-cell office:value-type="float" office:value="1827.42" calcext:value-type="float">
            <text:p>1827.42</text:p>
          </table:table-cell>
          <table:table-cell office:value-type="float" office:value="2177.14" calcext:value-type="float">
            <text:p>2177.14</text:p>
          </table:table-cell>
        </table:table-row>
        <table:table-row table:style-name="ro1">
          <table:table-cell office:value-type="float" office:value="27870043" calcext:value-type="float">
            <text:p>27870043</text:p>
          </table:table-cell>
          <table:table-cell table:formula="of:=[.A1744]/1000/(60*60*24)" office:value-type="time" office:time-value="PT07H44M30.043S" calcext:value-type="time">
            <text:p>07:44:30</text:p>
          </table:table-cell>
          <table:table-cell office:value-type="float" office:value="1.1" calcext:value-type="float">
            <text:p>1.1</text:p>
          </table:table-cell>
          <table:table-cell office:value-type="float" office:value="217.7" calcext:value-type="float">
            <text:p>217.7</text:p>
          </table:table-cell>
          <table:table-cell office:value-type="float" office:value="238.98" calcext:value-type="float">
            <text:p>238.98</text:p>
          </table:table-cell>
          <table:table-cell office:value-type="float" office:value="1828.39" calcext:value-type="float">
            <text:p>1828.39</text:p>
          </table:table-cell>
          <table:table-cell office:value-type="float" office:value="2178.2" calcext:value-type="float">
            <text:p>2178.2</text:p>
          </table:table-cell>
        </table:table-row>
        <table:table-row table:style-name="ro1">
          <table:table-cell office:value-type="float" office:value="27886043" calcext:value-type="float">
            <text:p>27886043</text:p>
          </table:table-cell>
          <table:table-cell table:formula="of:=[.A1745]/1000/(60*60*24)" office:value-type="time" office:time-value="PT07H44M46.043S" calcext:value-type="time">
            <text:p>07:44:46</text:p>
          </table:table-cell>
          <table:table-cell office:value-type="float" office:value="1.09" calcext:value-type="float">
            <text:p>1.09</text:p>
          </table:table-cell>
          <table:table-cell office:value-type="float" office:value="217" calcext:value-type="float">
            <text:p>217</text:p>
          </table:table-cell>
          <table:table-cell office:value-type="float" office:value="237.34" calcext:value-type="float">
            <text:p>237.34</text:p>
          </table:table-cell>
          <table:table-cell office:value-type="float" office:value="1829.36" calcext:value-type="float">
            <text:p>1829.36</text:p>
          </table:table-cell>
          <table:table-cell office:value-type="float" office:value="2179.26" calcext:value-type="float">
            <text:p>2179.26</text:p>
          </table:table-cell>
        </table:table-row>
        <table:table-row table:style-name="ro1">
          <table:table-cell office:value-type="float" office:value="27902043" calcext:value-type="float">
            <text:p>27902043</text:p>
          </table:table-cell>
          <table:table-cell table:formula="of:=[.A1746]/1000/(60*60*24)" office:value-type="time" office:time-value="PT07H45M02.043S" calcext:value-type="time">
            <text:p>07:45:02</text:p>
          </table:table-cell>
          <table:table-cell office:value-type="float" office:value="1.09" calcext:value-type="float">
            <text:p>1.09</text:p>
          </table:table-cell>
          <table:table-cell office:value-type="float" office:value="216.3" calcext:value-type="float">
            <text:p>216.3</text:p>
          </table:table-cell>
          <table:table-cell office:value-type="float" office:value="235.69" calcext:value-type="float">
            <text:p>235.69</text:p>
          </table:table-cell>
          <table:table-cell office:value-type="float" office:value="1830.32" calcext:value-type="float">
            <text:p>1830.32</text:p>
          </table:table-cell>
          <table:table-cell office:value-type="float" office:value="2180.31" calcext:value-type="float">
            <text:p>2180.31</text:p>
          </table:table-cell>
        </table:table-row>
        <table:table-row table:style-name="ro1">
          <table:table-cell office:value-type="float" office:value="27918043" calcext:value-type="float">
            <text:p>27918043</text:p>
          </table:table-cell>
          <table:table-cell table:formula="of:=[.A1747]/1000/(60*60*24)" office:value-type="time" office:time-value="PT07H45M18.043S" calcext:value-type="time">
            <text:p>07:45:18</text:p>
          </table:table-cell>
          <table:table-cell office:value-type="float" office:value="1.08" calcext:value-type="float">
            <text:p>1.08</text:p>
          </table:table-cell>
          <table:table-cell office:value-type="float" office:value="215.4" calcext:value-type="float">
            <text:p>215.4</text:p>
          </table:table-cell>
          <table:table-cell office:value-type="float" office:value="232.96" calcext:value-type="float">
            <text:p>232.96</text:p>
          </table:table-cell>
          <table:table-cell office:value-type="float" office:value="1831.28" calcext:value-type="float">
            <text:p>1831.28</text:p>
          </table:table-cell>
          <table:table-cell office:value-type="float" office:value="2181.35" calcext:value-type="float">
            <text:p>2181.35</text:p>
          </table:table-cell>
        </table:table-row>
        <table:table-row table:style-name="ro1">
          <table:table-cell office:value-type="float" office:value="27934043" calcext:value-type="float">
            <text:p>27934043</text:p>
          </table:table-cell>
          <table:table-cell table:formula="of:=[.A1748]/1000/(60*60*24)" office:value-type="time" office:time-value="PT07H45M34.043S" calcext:value-type="time">
            <text:p>07:45:34</text:p>
          </table:table-cell>
          <table:table-cell office:value-type="float" office:value="1.08" calcext:value-type="float">
            <text:p>1.08</text:p>
          </table:table-cell>
          <table:table-cell office:value-type="float" office:value="214.1" calcext:value-type="float">
            <text:p>214.1</text:p>
          </table:table-cell>
          <table:table-cell office:value-type="float" office:value="230.67" calcext:value-type="float">
            <text:p>230.67</text:p>
          </table:table-cell>
          <table:table-cell office:value-type="float" office:value="1832.23" calcext:value-type="float">
            <text:p>1832.23</text:p>
          </table:table-cell>
          <table:table-cell office:value-type="float" office:value="2182.38" calcext:value-type="float">
            <text:p>2182.38</text:p>
          </table:table-cell>
        </table:table-row>
        <table:table-row table:style-name="ro1">
          <table:table-cell office:value-type="float" office:value="27950043" calcext:value-type="float">
            <text:p>27950043</text:p>
          </table:table-cell>
          <table:table-cell table:formula="of:=[.A1749]/1000/(60*60*24)" office:value-type="time" office:time-value="PT07H45M50.043S" calcext:value-type="time">
            <text:p>07:45:50</text:p>
          </table:table-cell>
          <table:table-cell office:value-type="float" office:value="1.07" calcext:value-type="float">
            <text:p>1.07</text:p>
          </table:table-cell>
          <table:table-cell office:value-type="float" office:value="212.8" calcext:value-type="float">
            <text:p>212.8</text:p>
          </table:table-cell>
          <table:table-cell office:value-type="float" office:value="227.54" calcext:value-type="float">
            <text:p>227.54</text:p>
          </table:table-cell>
          <table:table-cell office:value-type="float" office:value="1833.18" calcext:value-type="float">
            <text:p>1833.18</text:p>
          </table:table-cell>
          <table:table-cell office:value-type="float" office:value="2183.4" calcext:value-type="float">
            <text:p>2183.4</text:p>
          </table:table-cell>
        </table:table-row>
        <table:table-row table:style-name="ro1">
          <table:table-cell office:value-type="float" office:value="27966043" calcext:value-type="float">
            <text:p>27966043</text:p>
          </table:table-cell>
          <table:table-cell table:formula="of:=[.A1750]/1000/(60*60*24)" office:value-type="time" office:time-value="PT07H46M06.043S" calcext:value-type="time">
            <text:p>07:46:06</text:p>
          </table:table-cell>
          <table:table-cell office:value-type="float" office:value="1.06" calcext:value-type="float">
            <text:p>1.06</text:p>
          </table:table-cell>
          <table:table-cell office:value-type="float" office:value="211.1" calcext:value-type="float">
            <text:p>211.1</text:p>
          </table:table-cell>
          <table:table-cell office:value-type="float" office:value="224" calcext:value-type="float">
            <text:p>224</text:p>
          </table:table-cell>
          <table:table-cell office:value-type="float" office:value="1834.13" calcext:value-type="float">
            <text:p>1834.13</text:p>
          </table:table-cell>
          <table:table-cell office:value-type="float" office:value="2184.4" calcext:value-type="float">
            <text:p>2184.4</text:p>
          </table:table-cell>
        </table:table-row>
        <table:table-row table:style-name="ro1">
          <table:table-cell office:value-type="float" office:value="27982043" calcext:value-type="float">
            <text:p>27982043</text:p>
          </table:table-cell>
          <table:table-cell table:formula="of:=[.A1751]/1000/(60*60*24)" office:value-type="time" office:time-value="PT07H46M22.043S" calcext:value-type="time">
            <text:p>07:46:22</text:p>
          </table:table-cell>
          <table:table-cell office:value-type="float" office:value="1.05" calcext:value-type="float">
            <text:p>1.05</text:p>
          </table:table-cell>
          <table:table-cell office:value-type="float" office:value="209.3" calcext:value-type="float">
            <text:p>209.3</text:p>
          </table:table-cell>
          <table:table-cell office:value-type="float" office:value="220.38" calcext:value-type="float">
            <text:p>220.38</text:p>
          </table:table-cell>
          <table:table-cell office:value-type="float" office:value="1835.06" calcext:value-type="float">
            <text:p>1835.06</text:p>
          </table:table-cell>
          <table:table-cell office:value-type="float" office:value="2185.39" calcext:value-type="float">
            <text:p>2185.39</text:p>
          </table:table-cell>
        </table:table-row>
        <table:table-row table:style-name="ro1">
          <table:table-cell office:value-type="float" office:value="27998043" calcext:value-type="float">
            <text:p>27998043</text:p>
          </table:table-cell>
          <table:table-cell table:formula="of:=[.A1752]/1000/(60*60*24)" office:value-type="time" office:time-value="PT07H46M38.043S" calcext:value-type="time">
            <text:p>07:46:38</text:p>
          </table:table-cell>
          <table:table-cell office:value-type="float" office:value="1.04" calcext:value-type="float">
            <text:p>1.04</text:p>
          </table:table-cell>
          <table:table-cell office:value-type="float" office:value="207.3" calcext:value-type="float">
            <text:p>207.3</text:p>
          </table:table-cell>
          <table:table-cell office:value-type="float" office:value="215.74" calcext:value-type="float">
            <text:p>215.74</text:p>
          </table:table-cell>
          <table:table-cell office:value-type="float" office:value="1835.98" calcext:value-type="float">
            <text:p>1835.98</text:p>
          </table:table-cell>
          <table:table-cell office:value-type="float" office:value="2186.36" calcext:value-type="float">
            <text:p>2186.36</text:p>
          </table:table-cell>
        </table:table-row>
        <table:table-row table:style-name="ro1">
          <table:table-cell office:value-type="float" office:value="28014043" calcext:value-type="float">
            <text:p>28014043</text:p>
          </table:table-cell>
          <table:table-cell table:formula="of:=[.A1753]/1000/(60*60*24)" office:value-type="time" office:time-value="PT07H46M54.043S" calcext:value-type="time">
            <text:p>07:46:54</text:p>
          </table:table-cell>
          <table:table-cell office:value-type="float" office:value="1.03" calcext:value-type="float">
            <text:p>1.03</text:p>
          </table:table-cell>
          <table:table-cell office:value-type="float" office:value="205" calcext:value-type="float">
            <text:p>205</text:p>
          </table:table-cell>
          <table:table-cell office:value-type="float" office:value="210.84" calcext:value-type="float">
            <text:p>210.84</text:p>
          </table:table-cell>
          <table:table-cell office:value-type="float" office:value="1836.9" calcext:value-type="float">
            <text:p>1836.9</text:p>
          </table:table-cell>
          <table:table-cell office:value-type="float" office:value="2187.31" calcext:value-type="float">
            <text:p>2187.31</text:p>
          </table:table-cell>
        </table:table-row>
        <table:table-row table:style-name="ro1">
          <table:table-cell office:value-type="float" office:value="28030041" calcext:value-type="float">
            <text:p>28030041</text:p>
          </table:table-cell>
          <table:table-cell table:formula="of:=[.A1754]/1000/(60*60*24)" office:value-type="time" office:time-value="PT07H47M10.041S" calcext:value-type="time">
            <text:p>07:47:10</text:p>
          </table:table-cell>
          <table:table-cell office:value-type="float" office:value="1.02" calcext:value-type="float">
            <text:p>1.02</text:p>
          </table:table-cell>
          <table:table-cell office:value-type="float" office:value="202.6" calcext:value-type="float">
            <text:p>202.6</text:p>
          </table:table-cell>
          <table:table-cell office:value-type="float" office:value="205.89" calcext:value-type="float">
            <text:p>205.89</text:p>
          </table:table-cell>
          <table:table-cell office:value-type="float" office:value="1837.81" calcext:value-type="float">
            <text:p>1837.81</text:p>
          </table:table-cell>
          <table:table-cell office:value-type="float" office:value="2188.23" calcext:value-type="float">
            <text:p>2188.23</text:p>
          </table:table-cell>
        </table:table-row>
        <table:table-row table:style-name="ro1">
          <table:table-cell office:value-type="float" office:value="28046043" calcext:value-type="float">
            <text:p>28046043</text:p>
          </table:table-cell>
          <table:table-cell table:formula="of:=[.A1755]/1000/(60*60*24)" office:value-type="time" office:time-value="PT07H47M26.043S" calcext:value-type="time">
            <text:p>07:47:26</text:p>
          </table:table-cell>
          <table:table-cell office:value-type="float" office:value="1" calcext:value-type="float">
            <text:p>1</text:p>
          </table:table-cell>
          <table:table-cell office:value-type="float" office:value="199.9" calcext:value-type="float">
            <text:p>199.9</text:p>
          </table:table-cell>
          <table:table-cell office:value-type="float" office:value="200.7" calcext:value-type="float">
            <text:p>200.7</text:p>
          </table:table-cell>
          <table:table-cell office:value-type="float" office:value="1838.7" calcext:value-type="float">
            <text:p>1838.7</text:p>
          </table:table-cell>
          <table:table-cell office:value-type="float" office:value="2189.13" calcext:value-type="float">
            <text:p>2189.13</text:p>
          </table:table-cell>
        </table:table-row>
        <table:table-row table:style-name="ro1">
          <table:table-cell office:value-type="float" office:value="28049042" calcext:value-type="float">
            <text:p>28049042</text:p>
          </table:table-cell>
          <table:table-cell table:formula="of:=[.A1756]/1000/(60*60*24)" office:value-type="time" office:time-value="PT07H47M29.042S" calcext:value-type="time">
            <text:p>07:47:29</text:p>
          </table:table-cell>
          <table:table-cell office:value-type="float" office:value="1" calcext:value-type="float">
            <text:p>1</text:p>
          </table:table-cell>
          <table:table-cell office:value-type="float" office:value="199.5" calcext:value-type="float">
            <text:p>199.5</text:p>
          </table:table-cell>
          <table:table-cell office:value-type="float" office:value="199.49" calcext:value-type="float">
            <text:p>199.49</text:p>
          </table:table-cell>
          <table:table-cell office:value-type="float" office:value="1838.87" calcext:value-type="float">
            <text:p>1838.87</text:p>
          </table:table-cell>
          <table:table-cell office:value-type="float" office:value="2189.3" calcext:value-type="float">
            <text:p>2189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0T12:03:52.971000000</dc:date>
    <meta:editing-duration>PT8M2S</meta:editing-duration>
    <meta:editing-cycles>3</meta:editing-cycles>
    <meta:generator>LibreOffice/6.3.4.2$Windows_X86_64 LibreOffice_project/60da17e045e08f1793c57c00ba83cdfce946d0aa</meta:generator>
    <meta:document-statistic meta:table-count="1" meta:cell-count="1229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67cm" svg:height="15.175cm" xlink:href=".." xlink:type="simple" chart:class="chart:line" chart:style-name="ch1">
        <chart:title svg:x="11.362cm" svg:y="0.439cm" chart:style-name="ch2">
          <text:p>Conrad @ 5 Ohm #4</text:p>
        </chart:title>
        <chart:legend chart:legend-position="end" svg:x="24.512cm" svg:y="7.288cm" style:legend-expansion="high" chart:style-name="ch3"/>
        <chart:plot-area chart:style-name="ch4" table:cell-range-address="LOGGER03.B1:LOGGER03.C1756" chart:data-source-has-labels="both" svg:x="0.539cm" svg:y="1.521cm" svg:width="23.434cm" svg:height="13.351cm">
          <chartooo:coordinate-region svg:x="1.451cm" svg:y="1.521cm" svg:width="22.522cm" svg:height="12.022cm"/>
          <chart:axis chart:dimension="x" chart:name="primary-x" chart:style-name="ch5" chartooo:axis-type="auto">
            <chartooo:date-scale/>
            <chart:categories table:cell-range-address="LOGGER03.B2:LOGGER03.B175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3.C2:LOGGER03.C1756" chart:label-cell-address="LOGGER03.C1:LOGGER03.C1" chart:class="chart:line">
            <chart:data-point chart:repeated="17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3.C1:LOGGER03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3.B2:LOGGER03.B1756</svg:desc>
                </draw:g>
              </table:table-cell>
              <table:table-cell office:value-type="float" office:value="1.24">
                <text:p>1.24</text:p>
                <draw:g>
                  <svg:desc>LOGGER03.C2:LOGGER03.C1756</svg:desc>
                </draw:g>
              </table:table-cell>
            </table:table-row>
            <table:table-row>
              <table:table-cell office:value-type="float" office:value="0.000174097222222222">
                <text:p>0.00017409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0359282407407407">
                <text:p>0.00035928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0544467592592593">
                <text:p>0.00054446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0729652777777778">
                <text:p>0.00072965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0914837962962963">
                <text:p>0.00091483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110002314814815">
                <text:p>0.001100023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128520833333333">
                <text:p>0.00128520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147039351851852">
                <text:p>0.00147039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16555787037037">
                <text:p>0.00165557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184076388888889">
                <text:p>0.00184076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02594907407407">
                <text:p>0.00202594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21113425925926">
                <text:p>0.00221113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239631944444444">
                <text:p>0.00239631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258150462962963">
                <text:p>0.0025815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76668981481481">
                <text:p>0.00276668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951875">
                <text:p>0.002951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313706018518518">
                <text:p>0.00313706018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332224537037037">
                <text:p>0.00332224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350743055555556">
                <text:p>0.00350743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369261574074074">
                <text:p>0.00369261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387780092592593">
                <text:p>0.00387780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06298611111111">
                <text:p>0.00406298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2481712962963">
                <text:p>0.00424817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43335648148148">
                <text:p>0.00443335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61854166666667">
                <text:p>0.00461854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80372685185185">
                <text:p>0.00480372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98891203703704">
                <text:p>0.00498891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17409722222222">
                <text:p>0.00517409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35928240740741">
                <text:p>0.00535928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54446759259259">
                <text:p>0.00554446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72965277777778">
                <text:p>0.00572965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91483796296296">
                <text:p>0.00591483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10002314814815">
                <text:p>0.00610002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628519675925926">
                <text:p>0.00628519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647039351851852">
                <text:p>0.00647039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65556712962963">
                <text:p>0.00665556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684076388888889">
                <text:p>0.00684076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02594907407407">
                <text:p>0.00702594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21113425925926">
                <text:p>0.00721113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39631944444445">
                <text:p>0.00739631944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58150462962963">
                <text:p>0.0075815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76668981481481">
                <text:p>0.00776668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951875">
                <text:p>0.00795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13706018518518">
                <text:p>0.0081370601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32224537037037">
                <text:p>0.0083222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50743055555556">
                <text:p>0.00850743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69261574074074">
                <text:p>0.00869261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87780092592593">
                <text:p>0.00887780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06298611111111">
                <text:p>0.00906298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2481712962963">
                <text:p>0.0092481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43335648148148">
                <text:p>0.00943335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61854166666667">
                <text:p>0.00961854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80372685185185">
                <text:p>0.00980372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98891203703704">
                <text:p>0.00998891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1740972222222">
                <text:p>0.0101740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3592824074074">
                <text:p>0.0103592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5444675925926">
                <text:p>0.0105444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7296527777778">
                <text:p>0.0107296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914837962963">
                <text:p>0.010914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1000115740741">
                <text:p>0.0111000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2852083333333">
                <text:p>0.0112852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4703935185185">
                <text:p>0.0114703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6555787037037">
                <text:p>0.0116555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8407638888889">
                <text:p>0.0118407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0259490740741">
                <text:p>0.0120259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2111342592593">
                <text:p>0.0122111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3963194444444">
                <text:p>0.0123963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5815046296296">
                <text:p>0.0125815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7666898148148">
                <text:p>0.0127666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951875">
                <text:p>0.01295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1370601851852">
                <text:p>0.0131370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3222453703704">
                <text:p>0.0133222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5074305555556">
                <text:p>0.0135074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6926157407407">
                <text:p>0.0136926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8778009259259">
                <text:p>0.0138778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0629861111111">
                <text:p>0.0140629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2481712962963">
                <text:p>0.0142481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4333564814815">
                <text:p>0.0144333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6185416666667">
                <text:p>0.0146185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8037268518519">
                <text:p>0.0148037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988912037037">
                <text:p>0.014988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1740972222222">
                <text:p>0.0151740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3592824074074">
                <text:p>0.0153592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5444675925926">
                <text:p>0.0155444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7296527777778">
                <text:p>0.0157296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914837962963">
                <text:p>0.015914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1000231481481">
                <text:p>0.01610002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2852083333333">
                <text:p>0.0162852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4703935185185">
                <text:p>0.0164703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6555787037037">
                <text:p>0.0166555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8407638888889">
                <text:p>0.0168407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0259490740741">
                <text:p>0.0170259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2111342592593">
                <text:p>0.0172111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3963194444444">
                <text:p>0.0173963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5815046296296">
                <text:p>0.0175815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7666898148148">
                <text:p>0.0177666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951875">
                <text:p>0.01795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1370601851852">
                <text:p>0.0181370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3222453703704">
                <text:p>0.0183222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5074305555556">
                <text:p>0.0185074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6926157407407">
                <text:p>0.0186926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8778009259259">
                <text:p>0.0188778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0629861111111">
                <text:p>0.0190629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2481712962963">
                <text:p>0.0192481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4333564814815">
                <text:p>0.0194333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6185416666667">
                <text:p>0.0196185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8037268518519">
                <text:p>0.0198037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988912037037">
                <text:p>0.019988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1740972222222">
                <text:p>0.0201740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3592824074074">
                <text:p>0.0203592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5444675925926">
                <text:p>0.0205444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7296527777778">
                <text:p>0.0207296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914837962963">
                <text:p>0.020914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1000231481481">
                <text:p>0.02110002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2852083333333">
                <text:p>0.0212852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4703935185185">
                <text:p>0.0214703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6555787037037">
                <text:p>0.0216555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8407638888889">
                <text:p>0.0218407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0259490740741">
                <text:p>0.0220259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2111342592593">
                <text:p>0.0222111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3963194444444">
                <text:p>0.0223963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5815046296296">
                <text:p>0.0225815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7666898148148">
                <text:p>0.0227666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951875">
                <text:p>0.02295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31370601851852">
                <text:p>0.0231370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33222453703704">
                <text:p>0.0233222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35074305555556">
                <text:p>0.0235074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36926157407407">
                <text:p>0.0236926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38778009259259">
                <text:p>0.0238778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40629861111111">
                <text:p>0.0240629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42481712962963">
                <text:p>0.0242481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44333564814815">
                <text:p>0.0244333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46185416666667">
                <text:p>0.0246185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48037268518518">
                <text:p>0.024803726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4988912037037">
                <text:p>0.024988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51740972222222">
                <text:p>0.0251740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53592824074074">
                <text:p>0.0253592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55444675925926">
                <text:p>0.0255444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57296527777778">
                <text:p>0.0257296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5914837962963">
                <text:p>0.025914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61000231481481">
                <text:p>0.02610002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62852083333333">
                <text:p>0.0262852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64703935185185">
                <text:p>0.0264703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66555787037037">
                <text:p>0.0266555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68407638888889">
                <text:p>0.0268407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70259490740741">
                <text:p>0.0270259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72111342592593">
                <text:p>0.0272111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73963194444444">
                <text:p>0.0273963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75815046296296">
                <text:p>0.0275815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77666898148148">
                <text:p>0.0277666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7951875">
                <text:p>0.02795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81370601851852">
                <text:p>0.0281370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83222453703704">
                <text:p>0.0283222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85074305555556">
                <text:p>0.0285074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86926157407407">
                <text:p>0.0286926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88778009259259">
                <text:p>0.0288778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90629861111111">
                <text:p>0.0290629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92481712962963">
                <text:p>0.0292481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94333564814815">
                <text:p>0.0294333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96185416666667">
                <text:p>0.0296185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98037268518518">
                <text:p>0.029803726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9988912037037">
                <text:p>0.0299889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01740972222222">
                <text:p>0.0301740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03592824074074">
                <text:p>0.0303592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05444675925926">
                <text:p>0.0305444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07296527777778">
                <text:p>0.0307296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0914837962963">
                <text:p>0.030914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11000231481481">
                <text:p>0.03110002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12852083333333">
                <text:p>0.0312852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14703935185185">
                <text:p>0.0314703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16555787037037">
                <text:p>0.0316555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18407638888889">
                <text:p>0.0318407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0259490740741">
                <text:p>0.0320259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2111342592593">
                <text:p>0.0322111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3963194444444">
                <text:p>0.0323963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5815046296296">
                <text:p>0.0325815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7666898148148">
                <text:p>0.0327666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951875">
                <text:p>0.03295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1370601851852">
                <text:p>0.0331370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3222453703704">
                <text:p>0.0333222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5074305555556">
                <text:p>0.0335074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6926157407407">
                <text:p>0.0336926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8778009259259">
                <text:p>0.0338778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0629861111111">
                <text:p>0.0340629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2481712962963">
                <text:p>0.0342481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4333564814815">
                <text:p>0.0344333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6185416666667">
                <text:p>0.0346185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8037268518518">
                <text:p>0.034803726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988912037037">
                <text:p>0.034988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51740972222222">
                <text:p>0.0351740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53592824074074">
                <text:p>0.0353592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55444675925926">
                <text:p>0.0355444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57296527777778">
                <text:p>0.0357296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5914837962963">
                <text:p>0.035914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61000231481481">
                <text:p>0.03610002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62852083333333">
                <text:p>0.0362852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64703935185185">
                <text:p>0.0364703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66555787037037">
                <text:p>0.0366555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68407638888889">
                <text:p>0.0368407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0259490740741">
                <text:p>0.0370259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2111342592593">
                <text:p>0.0372111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3963194444444">
                <text:p>0.0373963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5815046296296">
                <text:p>0.0375815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7666898148148">
                <text:p>0.0377666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7951875">
                <text:p>0.03795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1370601851852">
                <text:p>0.0381370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3222453703704">
                <text:p>0.0383222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5074305555556">
                <text:p>0.0385074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6926157407407">
                <text:p>0.0386926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8778009259259">
                <text:p>0.0388778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0629861111111">
                <text:p>0.0390629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2481712962963">
                <text:p>0.0392481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94333564814815">
                <text:p>0.0394333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6185416666667">
                <text:p>0.0396185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8037268518518">
                <text:p>0.039803726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988912037037">
                <text:p>0.039988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1740972222222">
                <text:p>0.0401740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03592824074074">
                <text:p>0.0403592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5444675925926">
                <text:p>0.0405444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7296527777778">
                <text:p>0.0407296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914837962963">
                <text:p>0.0409148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11000231481482">
                <text:p>0.041100023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2852083333333">
                <text:p>0.0412852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4703935185185">
                <text:p>0.0414703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6555787037037">
                <text:p>0.0416555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8407638888889">
                <text:p>0.0418407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0259490740741">
                <text:p>0.0420259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22111342592593">
                <text:p>0.0422111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23963194444444">
                <text:p>0.0423963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5815046296296">
                <text:p>0.0425815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7666898148148">
                <text:p>0.0427666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951875">
                <text:p>0.04295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1370601851852">
                <text:p>0.0431370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3222453703704">
                <text:p>0.0433222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5074305555556">
                <text:p>0.0435074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36926157407407">
                <text:p>0.0436926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38778009259259">
                <text:p>0.0438778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40629861111111">
                <text:p>0.0440629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2481712962963">
                <text:p>0.0442481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44333564814815">
                <text:p>0.0444333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46185416666667">
                <text:p>0.0446185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48037268518519">
                <text:p>0.0448037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988912037037">
                <text:p>0.044988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1740972222222">
                <text:p>0.0451740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3592824074074">
                <text:p>0.0453592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55444675925926">
                <text:p>0.0455444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7296527777778">
                <text:p>0.0457296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5914837962963">
                <text:p>0.0459148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61000231481482">
                <text:p>0.046100023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62852083333333">
                <text:p>0.0462852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64703935185185">
                <text:p>0.0464703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66555787037037">
                <text:p>0.0466555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68407638888889">
                <text:p>0.0468407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70259490740741">
                <text:p>0.0470259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2111342592593">
                <text:p>0.0472111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3963194444444">
                <text:p>0.0473963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75815046296296">
                <text:p>0.0475815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77666898148148">
                <text:p>0.0477666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7951875">
                <text:p>0.047951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81370601851852">
                <text:p>0.0481370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3222453703704">
                <text:p>0.0483222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85074305555556">
                <text:p>0.0485074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86926157407407">
                <text:p>0.0486926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88778009259259">
                <text:p>0.0488778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90629861111111">
                <text:p>0.0490629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92481712962963">
                <text:p>0.0492481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94333564814815">
                <text:p>0.0494333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96185416666667">
                <text:p>0.0496185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98037268518519">
                <text:p>0.0498037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988912037037">
                <text:p>0.0499889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01740972222222">
                <text:p>0.0501740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03592824074074">
                <text:p>0.0503592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05444675925926">
                <text:p>0.0505444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7296527777778">
                <text:p>0.0507296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0914837962963">
                <text:p>0.0509148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11000231481482">
                <text:p>0.051100023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12852083333333">
                <text:p>0.0512852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14703935185185">
                <text:p>0.0514703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16555787037037">
                <text:p>0.0516555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18407638888889">
                <text:p>0.0518407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0259490740741">
                <text:p>0.0520259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22111342592593">
                <text:p>0.0522111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23963194444444">
                <text:p>0.0523963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25815046296296">
                <text:p>0.0525815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27666898148148">
                <text:p>0.0527666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2951875">
                <text:p>0.052951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31370601851852">
                <text:p>0.0531370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3222453703704">
                <text:p>0.0533222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35074305555556">
                <text:p>0.0535074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36926157407407">
                <text:p>0.0536926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38778009259259">
                <text:p>0.0538778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40629861111111">
                <text:p>0.0540629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42481712962963">
                <text:p>0.0542481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44333564814815">
                <text:p>0.0544333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46185416666667">
                <text:p>0.0546185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48037268518519">
                <text:p>0.05480372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4988912037037">
                <text:p>0.0549889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51740972222222">
                <text:p>0.0551740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53592824074074">
                <text:p>0.0553592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55444675925926">
                <text:p>0.0555444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57296527777778">
                <text:p>0.0557296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5914837962963">
                <text:p>0.0559148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61000231481482">
                <text:p>0.056100023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62852083333333">
                <text:p>0.0562852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64703935185185">
                <text:p>0.0564703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66555787037037">
                <text:p>0.0566555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68407638888889">
                <text:p>0.0568407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70259490740741">
                <text:p>0.0570259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72111342592593">
                <text:p>0.0572111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73963194444444">
                <text:p>0.0573963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75815046296296">
                <text:p>0.0575815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77666898148148">
                <text:p>0.0577666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7951875">
                <text:p>0.057951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81370601851852">
                <text:p>0.0581370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83222453703704">
                <text:p>0.0583222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85074305555556">
                <text:p>0.0585074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86926157407407">
                <text:p>0.0586926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88778009259259">
                <text:p>0.0588778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90629861111111">
                <text:p>0.0590629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92481712962963">
                <text:p>0.0592481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94333564814815">
                <text:p>0.0594333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96185416666667">
                <text:p>0.0596185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98037268518519">
                <text:p>0.05980372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9988912037037">
                <text:p>0.0599889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01740972222222">
                <text:p>0.0601740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03592824074074">
                <text:p>0.0603592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05444675925926">
                <text:p>0.0605444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07296527777778">
                <text:p>0.0607296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0903275462963">
                <text:p>0.060903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10884606481481">
                <text:p>0.061088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12736458333333">
                <text:p>0.061273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14588310185185">
                <text:p>0.061458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16440162037037">
                <text:p>0.061644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18292013888889">
                <text:p>0.061829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20143865740741">
                <text:p>0.062014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21995717592593">
                <text:p>0.062199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23847569444444">
                <text:p>0.062384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25699421296296">
                <text:p>0.062569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27551273148148">
                <text:p>0.062755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29403125">
                <text:p>0.062940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31254976851852">
                <text:p>0.063125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33106828703704">
                <text:p>0.063310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34958680555556">
                <text:p>0.063495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36810532407407">
                <text:p>0.063681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38662384259259">
                <text:p>0.063866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0514236111111">
                <text:p>0.064051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2366087962963">
                <text:p>0.064236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4217939814815">
                <text:p>0.064421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6069791666667">
                <text:p>0.064606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7921643518519">
                <text:p>0.064792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977349537037">
                <text:p>0.064977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1625347222222">
                <text:p>0.065162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3477199074074">
                <text:p>0.065347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5329050925926">
                <text:p>0.065532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7180902777778">
                <text:p>0.065718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903275462963">
                <text:p>0.065903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0884606481481">
                <text:p>0.066088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2736458333333">
                <text:p>0.066273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4588310185185">
                <text:p>0.066458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6440162037037">
                <text:p>0.066644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8292013888889">
                <text:p>0.066829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0143865740741">
                <text:p>0.067014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1995717592593">
                <text:p>0.067199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3847569444444">
                <text:p>0.067384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5699421296296">
                <text:p>0.067569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7551273148148">
                <text:p>0.067755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9403125">
                <text:p>0.067940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1254976851852">
                <text:p>0.068125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3106828703704">
                <text:p>0.068310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4958680555555">
                <text:p>0.06849586805555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6810532407407">
                <text:p>0.068681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8662384259259">
                <text:p>0.068866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0514236111111">
                <text:p>0.069051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2366087962963">
                <text:p>0.069236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4217939814815">
                <text:p>0.069421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6069791666667">
                <text:p>0.069606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7921643518518">
                <text:p>0.0697921643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977349537037">
                <text:p>0.069977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1625347222222">
                <text:p>0.070162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3477199074074">
                <text:p>0.070347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5329050925926">
                <text:p>0.070532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7180902777778">
                <text:p>0.070718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903275462963">
                <text:p>0.070903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0884606481481">
                <text:p>0.071088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2736226851852">
                <text:p>0.071273622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4588310185185">
                <text:p>0.071458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6440162037037">
                <text:p>0.071644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8292013888889">
                <text:p>0.071829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0143865740741">
                <text:p>0.072014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1995717592593">
                <text:p>0.072199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3847569444444">
                <text:p>0.072384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5699421296296">
                <text:p>0.072569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7551273148148">
                <text:p>0.072755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9403125">
                <text:p>0.072940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1254976851852">
                <text:p>0.073125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3106828703704">
                <text:p>0.073310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4958680555556">
                <text:p>0.073495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6810532407407">
                <text:p>0.073681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8662384259259">
                <text:p>0.073866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0514236111111">
                <text:p>0.074051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2366087962963">
                <text:p>0.074236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4217939814815">
                <text:p>0.074421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6069791666667">
                <text:p>0.074606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7921643518519">
                <text:p>0.074792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977349537037">
                <text:p>0.074977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1625347222222">
                <text:p>0.075162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3477199074074">
                <text:p>0.075347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5329050925926">
                <text:p>0.075532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7180902777778">
                <text:p>0.075718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903275462963">
                <text:p>0.075903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0884606481481">
                <text:p>0.076088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2736458333333">
                <text:p>0.076273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4588310185185">
                <text:p>0.076458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6440162037037">
                <text:p>0.076644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8292013888889">
                <text:p>0.076829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0143865740741">
                <text:p>0.077014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1995717592593">
                <text:p>0.077199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3847569444444">
                <text:p>0.077384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5699421296296">
                <text:p>0.077569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7551273148148">
                <text:p>0.077755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9403125">
                <text:p>0.077940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1254976851852">
                <text:p>0.078125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3106828703704">
                <text:p>0.078310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4958680555556">
                <text:p>0.078495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6810532407407">
                <text:p>0.078681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8662384259259">
                <text:p>0.078866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0514236111111">
                <text:p>0.079051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2366087962963">
                <text:p>0.079236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4217939814815">
                <text:p>0.079421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6069791666667">
                <text:p>0.079606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7921643518519">
                <text:p>0.079792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977349537037">
                <text:p>0.079977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1625347222222">
                <text:p>0.080162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3477199074074">
                <text:p>0.080347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5329050925926">
                <text:p>0.080532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7180902777778">
                <text:p>0.080718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903275462963">
                <text:p>0.080903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0884606481481">
                <text:p>0.081088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2736458333333">
                <text:p>0.081273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4588310185185">
                <text:p>0.081458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6440162037037">
                <text:p>0.081644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8292013888889">
                <text:p>0.081829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0143865740741">
                <text:p>0.082014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1995717592593">
                <text:p>0.082199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3847569444444">
                <text:p>0.082384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5699421296296">
                <text:p>0.082569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7551273148148">
                <text:p>0.082755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9403125">
                <text:p>0.082940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1254976851852">
                <text:p>0.083125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3106828703704">
                <text:p>0.083310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4958680555556">
                <text:p>0.083495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6810532407407">
                <text:p>0.083681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8662384259259">
                <text:p>0.083866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0514236111111">
                <text:p>0.084051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2366087962963">
                <text:p>0.084236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4217939814815">
                <text:p>0.084421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6069791666667">
                <text:p>0.084606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7921643518519">
                <text:p>0.084792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977349537037">
                <text:p>0.084977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1625347222222">
                <text:p>0.085162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3477199074074">
                <text:p>0.085347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5329050925926">
                <text:p>0.085532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7180902777778">
                <text:p>0.085718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903275462963">
                <text:p>0.085903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0884606481481">
                <text:p>0.086088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2736458333333">
                <text:p>0.086273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4588310185185">
                <text:p>0.086458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6440162037037">
                <text:p>0.086644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8292013888889">
                <text:p>0.086829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0143865740741">
                <text:p>0.087014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1995717592593">
                <text:p>0.087199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3847569444444">
                <text:p>0.087384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5699421296296">
                <text:p>0.087569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7551273148148">
                <text:p>0.087755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9403125">
                <text:p>0.087940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1254976851852">
                <text:p>0.088125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3106828703704">
                <text:p>0.088310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4958680555556">
                <text:p>0.088495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6810532407407">
                <text:p>0.088681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8662384259259">
                <text:p>0.088866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0514236111111">
                <text:p>0.089051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2366087962963">
                <text:p>0.089236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4217939814815">
                <text:p>0.089421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6069791666667">
                <text:p>0.089606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7921643518519">
                <text:p>0.089792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977349537037">
                <text:p>0.089977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1625347222222">
                <text:p>0.090162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3477199074074">
                <text:p>0.090347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5329050925926">
                <text:p>0.090532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7180902777778">
                <text:p>0.090718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903275462963">
                <text:p>0.090903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0884606481481">
                <text:p>0.091088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2736458333333">
                <text:p>0.091273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4588310185185">
                <text:p>0.091458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6440162037037">
                <text:p>0.091644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8292013888889">
                <text:p>0.091829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0143865740741">
                <text:p>0.092014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1995717592593">
                <text:p>0.092199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3847569444444">
                <text:p>0.092384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5699421296296">
                <text:p>0.092569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7551273148148">
                <text:p>0.092755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9403125">
                <text:p>0.092940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1254976851852">
                <text:p>0.093125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3106828703704">
                <text:p>0.093310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4958680555556">
                <text:p>0.093495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6810532407407">
                <text:p>0.093681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8662384259259">
                <text:p>0.093866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0514236111111">
                <text:p>0.094051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2366087962963">
                <text:p>0.094236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4217939814815">
                <text:p>0.094421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6069791666667">
                <text:p>0.094606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7921643518519">
                <text:p>0.094792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977349537037">
                <text:p>0.094977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1625347222222">
                <text:p>0.095162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3477199074074">
                <text:p>0.095347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5329050925926">
                <text:p>0.095532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7180902777778">
                <text:p>0.095718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903275462963">
                <text:p>0.095903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0884606481481">
                <text:p>0.096088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2736458333333">
                <text:p>0.096273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4588310185185">
                <text:p>0.096458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6440162037037">
                <text:p>0.096644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8292013888889">
                <text:p>0.096829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0143865740741">
                <text:p>0.097014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1995717592593">
                <text:p>0.097199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3847569444444">
                <text:p>0.097384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5699421296296">
                <text:p>0.097569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7551273148148">
                <text:p>0.097755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9403125">
                <text:p>0.09794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1254976851852">
                <text:p>0.098125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3106828703704">
                <text:p>0.098310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4958680555556">
                <text:p>0.098495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6810532407407">
                <text:p>0.098681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8662384259259">
                <text:p>0.098866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0514236111111">
                <text:p>0.099051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2366087962963">
                <text:p>0.099236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4217939814815">
                <text:p>0.099421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6069791666667">
                <text:p>0.099606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7921643518519">
                <text:p>0.099792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977349537037">
                <text:p>0.099977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162534722222">
                <text:p>0.1001625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347719907407">
                <text:p>0.1003477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532905092593">
                <text:p>0.1005329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71806712963">
                <text:p>0.1007180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903275462963">
                <text:p>0.100903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088460648148">
                <text:p>0.10108846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273645833333">
                <text:p>0.101273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458831018519">
                <text:p>0.10145883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644016203704">
                <text:p>0.1016440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829201388889">
                <text:p>0.10182920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014363425926">
                <text:p>0.102014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199571759259">
                <text:p>0.102199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384756944444">
                <text:p>0.1023847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56994212963">
                <text:p>0.10256994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755127314815">
                <text:p>0.1027551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9403125">
                <text:p>0.102940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125497685185">
                <text:p>0.1031254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31068287037">
                <text:p>0.10331068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495868055556">
                <text:p>0.10349586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681053240741">
                <text:p>0.1036810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866238425926">
                <text:p>0.1038662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051423611111">
                <text:p>0.10405142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236608796296">
                <text:p>0.1042366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421793981481">
                <text:p>0.1044217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606979166667">
                <text:p>0.1046069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792141203704">
                <text:p>0.1047921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977349537037">
                <text:p>0.104977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162511574074">
                <text:p>0.105162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347719907407">
                <text:p>0.1053477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532905092593">
                <text:p>0.1055329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718090277778">
                <text:p>0.105718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903275462963">
                <text:p>0.10590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088460648148">
                <text:p>0.106088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273645833333">
                <text:p>0.10627364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458831018519">
                <text:p>0.106458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644016203704">
                <text:p>0.1066440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829201388889">
                <text:p>0.106829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014386574074">
                <text:p>0.107014386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199571759259">
                <text:p>0.107199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384756944444">
                <text:p>0.1073847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56994212963">
                <text:p>0.10756994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755127314815">
                <text:p>0.107755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9403125">
                <text:p>0.10794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125497685185">
                <text:p>0.108125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31068287037">
                <text:p>0.108310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495868055556">
                <text:p>0.108495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681053240741">
                <text:p>0.108681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866238425926">
                <text:p>0.1088662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051423611111">
                <text:p>0.1090514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236608796296">
                <text:p>0.1092366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421793981481">
                <text:p>0.10942179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606979166667">
                <text:p>0.1096069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792164351852">
                <text:p>0.1097921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977349537037">
                <text:p>0.10997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162534722222">
                <text:p>0.1101625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347719907407">
                <text:p>0.1103477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532905092593">
                <text:p>0.1105329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718090277778">
                <text:p>0.110718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903275462963">
                <text:p>0.11090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088460648148">
                <text:p>0.111088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273645833333">
                <text:p>0.11127364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458831018519">
                <text:p>0.111458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644016203704">
                <text:p>0.1116440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829201388889">
                <text:p>0.111829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014386574074">
                <text:p>0.112014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199571759259">
                <text:p>0.112199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384756944444">
                <text:p>0.1123847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56994212963">
                <text:p>0.112569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755127314815">
                <text:p>0.112755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9403125">
                <text:p>0.11294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125497685185">
                <text:p>0.113125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31068287037">
                <text:p>0.113310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495868055556">
                <text:p>0.113495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681053240741">
                <text:p>0.113681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866238425926">
                <text:p>0.113866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051423611111">
                <text:p>0.1140514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236608796296">
                <text:p>0.1142366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421793981481">
                <text:p>0.1144217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606979166667">
                <text:p>0.1146069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792164351852">
                <text:p>0.1147921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977349537037">
                <text:p>0.11497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162534722222">
                <text:p>0.115162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347719907407">
                <text:p>0.1153477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532905092593">
                <text:p>0.1155329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718090277778">
                <text:p>0.115718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903275462963">
                <text:p>0.11590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088460648148">
                <text:p>0.116088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273645833333">
                <text:p>0.116273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458831018519">
                <text:p>0.116458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644016203704">
                <text:p>0.116644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829201388889">
                <text:p>0.116829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014386574074">
                <text:p>0.117014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199571759259">
                <text:p>0.117199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384756944444">
                <text:p>0.1173847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56994212963">
                <text:p>0.117569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755127314815">
                <text:p>0.117755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9403125">
                <text:p>0.11794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125497685185">
                <text:p>0.118125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31068287037">
                <text:p>0.118310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495868055556">
                <text:p>0.118495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681053240741">
                <text:p>0.1186810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866238425926">
                <text:p>0.118866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051423611111">
                <text:p>0.1190514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236608796296">
                <text:p>0.1192366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421793981481">
                <text:p>0.1194217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606979166667">
                <text:p>0.1196069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792164351852">
                <text:p>0.1197921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977349537037">
                <text:p>0.11997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162534722222">
                <text:p>0.120162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347719907407">
                <text:p>0.1203477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532905092593">
                <text:p>0.1205329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718090277778">
                <text:p>0.120718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903275462963">
                <text:p>0.12090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088460648148">
                <text:p>0.121088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273645833333">
                <text:p>0.121273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458831018519">
                <text:p>0.121458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644016203704">
                <text:p>0.121644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829201388889">
                <text:p>0.121829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014386574074">
                <text:p>0.122014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199571759259">
                <text:p>0.122199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384756944444">
                <text:p>0.1223847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56994212963">
                <text:p>0.122569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755127314815">
                <text:p>0.122755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9403125">
                <text:p>0.12294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125497685185">
                <text:p>0.123125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31068287037">
                <text:p>0.123310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495868055556">
                <text:p>0.123495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681053240741">
                <text:p>0.123681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866238425926">
                <text:p>0.123866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051423611111">
                <text:p>0.1240514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236608796296">
                <text:p>0.1242366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421793981481">
                <text:p>0.1244217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606979166667">
                <text:p>0.1246069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792164351852">
                <text:p>0.12479216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977349537037">
                <text:p>0.12497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162534722222">
                <text:p>0.125162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347719907407">
                <text:p>0.1253477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532905092593">
                <text:p>0.1255329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718090277778">
                <text:p>0.125718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903275462963">
                <text:p>0.12590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088460648148">
                <text:p>0.126088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273645833333">
                <text:p>0.126273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458831018519">
                <text:p>0.126458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644016203704">
                <text:p>0.126644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829201388889">
                <text:p>0.126829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014386574074">
                <text:p>0.127014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199571759259">
                <text:p>0.127199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384756944444">
                <text:p>0.1273847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569918981481">
                <text:p>0.127569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755127314815">
                <text:p>0.127755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9403125">
                <text:p>0.12794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125497685185">
                <text:p>0.128125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31068287037">
                <text:p>0.128310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495868055556">
                <text:p>0.128495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681053240741">
                <text:p>0.128681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866238425926">
                <text:p>0.128866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051423611111">
                <text:p>0.1290514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236608796296">
                <text:p>0.1292366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421793981481">
                <text:p>0.1294217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606979166667">
                <text:p>0.1296069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792164351852">
                <text:p>0.1297921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977349537037">
                <text:p>0.12997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162534722222">
                <text:p>0.130162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347696759259">
                <text:p>0.130347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532905092593">
                <text:p>0.1305329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718090277778">
                <text:p>0.130718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903275462963">
                <text:p>0.13090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088460648148">
                <text:p>0.131088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273645833333">
                <text:p>0.131273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458831018519">
                <text:p>0.131458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644016203704">
                <text:p>0.131644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829201388889">
                <text:p>0.131829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014386574074">
                <text:p>0.132014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199571759259">
                <text:p>0.132199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384756944444">
                <text:p>0.1323847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56994212963">
                <text:p>0.132569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755127314815">
                <text:p>0.132755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9403125">
                <text:p>0.13294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125497685185">
                <text:p>0.133125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31068287037">
                <text:p>0.133310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495868055556">
                <text:p>0.133495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681053240741">
                <text:p>0.133681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866238425926">
                <text:p>0.133866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051423611111">
                <text:p>0.1340514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236608796296">
                <text:p>0.1342366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421770833333">
                <text:p>0.134421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606979166667">
                <text:p>0.1346069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792164351852">
                <text:p>0.1347921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977349537037">
                <text:p>0.13497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162534722222">
                <text:p>0.135162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347719907407">
                <text:p>0.1353477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532905092593">
                <text:p>0.1355329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718090277778">
                <text:p>0.135718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903275462963">
                <text:p>0.13590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088460648148">
                <text:p>0.136088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273645833333">
                <text:p>0.136273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458831018519">
                <text:p>0.136458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644016203704">
                <text:p>0.136644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829201388889">
                <text:p>0.136829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014386574074">
                <text:p>0.137014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199571759259">
                <text:p>0.137199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384756944444">
                <text:p>0.1373847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56994212963">
                <text:p>0.137569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755127314815">
                <text:p>0.137755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9403125">
                <text:p>0.13794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125497685185">
                <text:p>0.138125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31068287037">
                <text:p>0.138310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495868055556">
                <text:p>0.138495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681053240741">
                <text:p>0.138681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866238425926">
                <text:p>0.138866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051423611111">
                <text:p>0.1390514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236608796296">
                <text:p>0.1392366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421793981481">
                <text:p>0.1394217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606979166667">
                <text:p>0.1396069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792164351852">
                <text:p>0.1397921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977349537037">
                <text:p>0.13997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162534722222">
                <text:p>0.140162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347719907407">
                <text:p>0.1403477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532905092593">
                <text:p>0.1405329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718090277778">
                <text:p>0.140718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903275462963">
                <text:p>0.14090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088460648148">
                <text:p>0.141088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273645833333">
                <text:p>0.141273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458831018519">
                <text:p>0.141458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644016203704">
                <text:p>0.141644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829201388889">
                <text:p>0.141829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014386574074">
                <text:p>0.142014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199571759259">
                <text:p>0.142199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384756944444">
                <text:p>0.1423847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56994212963">
                <text:p>0.142569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755127314815">
                <text:p>0.142755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9403125">
                <text:p>0.14294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125497685185">
                <text:p>0.143125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31068287037">
                <text:p>0.143310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495868055556">
                <text:p>0.143495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681053240741">
                <text:p>0.143681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866238425926">
                <text:p>0.143866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051423611111">
                <text:p>0.1440514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236608796296">
                <text:p>0.1442366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421793981481">
                <text:p>0.1444217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606979166667">
                <text:p>0.1446069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792164351852">
                <text:p>0.1447921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977349537037">
                <text:p>0.14497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162511574074">
                <text:p>0.145162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347719907407">
                <text:p>0.1453477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532905092593">
                <text:p>0.1455329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718090277778">
                <text:p>0.145718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903275462963">
                <text:p>0.14590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088460648148">
                <text:p>0.146088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273645833333">
                <text:p>0.146273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458831018518">
                <text:p>0.146458831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644016203704">
                <text:p>0.146644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829201388889">
                <text:p>0.146829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014386574074">
                <text:p>0.147014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199571759259">
                <text:p>0.147199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384756944444">
                <text:p>0.1473847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56994212963">
                <text:p>0.147569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755127314815">
                <text:p>0.147755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9403125">
                <text:p>0.14794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125497685185">
                <text:p>0.148125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31068287037">
                <text:p>0.148310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495868055556">
                <text:p>0.148495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681053240741">
                <text:p>0.148681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866238425926">
                <text:p>0.148866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051423611111">
                <text:p>0.1490514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236608796296">
                <text:p>0.1492366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421793981481">
                <text:p>0.1494217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606979166667">
                <text:p>0.1496069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792164351852">
                <text:p>0.1497921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977349537037">
                <text:p>0.14997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162534722222">
                <text:p>0.150162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347719907407">
                <text:p>0.1503477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532905092593">
                <text:p>0.1505329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718090277778">
                <text:p>0.150718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903275462963">
                <text:p>0.15090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088460648148">
                <text:p>0.151088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273645833333">
                <text:p>0.151273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458831018519">
                <text:p>0.151458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644016203704">
                <text:p>0.151644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829201388889">
                <text:p>0.151829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014386574074">
                <text:p>0.152014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199571759259">
                <text:p>0.152199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384756944444">
                <text:p>0.1523847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56994212963">
                <text:p>0.152569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755127314815">
                <text:p>0.152755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9403125">
                <text:p>0.15294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125497685185">
                <text:p>0.153125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31068287037">
                <text:p>0.153310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495868055556">
                <text:p>0.153495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681053240741">
                <text:p>0.153681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866238425926">
                <text:p>0.153866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051423611111">
                <text:p>0.1540514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236608796296">
                <text:p>0.1542366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421793981481">
                <text:p>0.1544217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606979166667">
                <text:p>0.1546069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792164351852">
                <text:p>0.1547921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977349537037">
                <text:p>0.15497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162534722222">
                <text:p>0.155162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347719907407">
                <text:p>0.1553477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532905092593">
                <text:p>0.1555329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718090277778">
                <text:p>0.155718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903275462963">
                <text:p>0.15590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088460648148">
                <text:p>0.156088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273645833333">
                <text:p>0.156273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458831018519">
                <text:p>0.156458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644016203704">
                <text:p>0.156644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829201388889">
                <text:p>0.156829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014386574074">
                <text:p>0.157014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199571759259">
                <text:p>0.157199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384756944444">
                <text:p>0.1573847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56994212963">
                <text:p>0.157569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755127314815">
                <text:p>0.157755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9403125">
                <text:p>0.15794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125497685185">
                <text:p>0.158125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31068287037">
                <text:p>0.158310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495868055556">
                <text:p>0.158495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681053240741">
                <text:p>0.158681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866238425926">
                <text:p>0.158866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051423611111">
                <text:p>0.1590514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236608796296">
                <text:p>0.1592366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421793981482">
                <text:p>0.1594217939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606979166667">
                <text:p>0.1596069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792164351852">
                <text:p>0.1597921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977349537037">
                <text:p>0.15997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162534722222">
                <text:p>0.160162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347719907407">
                <text:p>0.1603477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532905092593">
                <text:p>0.1605329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718090277778">
                <text:p>0.160718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903275462963">
                <text:p>0.16090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088460648148">
                <text:p>0.161088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273645833333">
                <text:p>0.161273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458831018519">
                <text:p>0.161458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644016203704">
                <text:p>0.161644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829201388889">
                <text:p>0.161829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014386574074">
                <text:p>0.162014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199571759259">
                <text:p>0.162199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384756944444">
                <text:p>0.1623847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56994212963">
                <text:p>0.162569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755127314815">
                <text:p>0.162755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9403125">
                <text:p>0.16294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125497685185">
                <text:p>0.163125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31068287037">
                <text:p>0.163310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495868055556">
                <text:p>0.163495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681053240741">
                <text:p>0.163681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866238425926">
                <text:p>0.163866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051423611111">
                <text:p>0.1640514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236608796296">
                <text:p>0.1642366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421793981482">
                <text:p>0.1644217939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606979166667">
                <text:p>0.1646069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792164351852">
                <text:p>0.1647921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977349537037">
                <text:p>0.16497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162534722222">
                <text:p>0.165162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347719907407">
                <text:p>0.1653477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532905092593">
                <text:p>0.1655329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718090277778">
                <text:p>0.165718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903275462963">
                <text:p>0.16590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088460648148">
                <text:p>0.166088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273645833333">
                <text:p>0.166273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458831018519">
                <text:p>0.166458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644016203704">
                <text:p>0.166644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829201388889">
                <text:p>0.166829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014386574074">
                <text:p>0.167014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199571759259">
                <text:p>0.167199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384756944444">
                <text:p>0.1673847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56994212963">
                <text:p>0.167569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755127314815">
                <text:p>0.167755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9403125">
                <text:p>0.16794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125497685185">
                <text:p>0.168125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31068287037">
                <text:p>0.168310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495868055556">
                <text:p>0.168495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681053240741">
                <text:p>0.168681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866238425926">
                <text:p>0.168866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051423611111">
                <text:p>0.1690514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236608796296">
                <text:p>0.1692366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421793981481">
                <text:p>0.1694217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606979166667">
                <text:p>0.1696069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792164351852">
                <text:p>0.1697921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977349537037">
                <text:p>0.16997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162534722222">
                <text:p>0.170162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347719907407">
                <text:p>0.1703477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532905092593">
                <text:p>0.1705329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718090277778">
                <text:p>0.170718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903275462963">
                <text:p>0.17090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088460648148">
                <text:p>0.171088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273645833333">
                <text:p>0.171273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458831018519">
                <text:p>0.171458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644016203704">
                <text:p>0.171644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829201388889">
                <text:p>0.171829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014386574074">
                <text:p>0.172014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199571759259">
                <text:p>0.172199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384756944444">
                <text:p>0.1723847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56994212963">
                <text:p>0.172569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755127314815">
                <text:p>0.172755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9403125">
                <text:p>0.17294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125497685185">
                <text:p>0.173125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31068287037">
                <text:p>0.173310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495868055556">
                <text:p>0.173495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681053240741">
                <text:p>0.173681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866238425926">
                <text:p>0.173866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051423611111">
                <text:p>0.1740514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236608796296">
                <text:p>0.1742366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421793981481">
                <text:p>0.1744217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606979166667">
                <text:p>0.1746069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792164351852">
                <text:p>0.1747921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977349537037">
                <text:p>0.17497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162534722222">
                <text:p>0.175162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347719907407">
                <text:p>0.1753477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532905092593">
                <text:p>0.1755329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718090277778">
                <text:p>0.175718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903252314815">
                <text:p>0.175903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088460648148">
                <text:p>0.176088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273645833333">
                <text:p>0.176273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458831018519">
                <text:p>0.176458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644016203704">
                <text:p>0.176644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829201388889">
                <text:p>0.176829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014386574074">
                <text:p>0.177014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199571759259">
                <text:p>0.177199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384756944444">
                <text:p>0.1773847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56994212963">
                <text:p>0.177569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755127314815">
                <text:p>0.177755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9403125">
                <text:p>0.17794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125497685185">
                <text:p>0.178125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31068287037">
                <text:p>0.178310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495868055556">
                <text:p>0.178495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681053240741">
                <text:p>0.178681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866238425926">
                <text:p>0.178866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051423611111">
                <text:p>0.1790514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236608796296">
                <text:p>0.1792366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421793981481">
                <text:p>0.1794217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606979166667">
                <text:p>0.1796069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792164351852">
                <text:p>0.1797921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977349537037">
                <text:p>0.17997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162534722222">
                <text:p>0.180162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347719907407">
                <text:p>0.1803477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532905092593">
                <text:p>0.1805329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718090277778">
                <text:p>0.180718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903275462963">
                <text:p>0.18090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088460648148">
                <text:p>0.181088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273645833333">
                <text:p>0.181273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458831018519">
                <text:p>0.181458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644016203704">
                <text:p>0.181644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829201388889">
                <text:p>0.181829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014386574074">
                <text:p>0.182014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199571759259">
                <text:p>0.182199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384756944444">
                <text:p>0.1823847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56994212963">
                <text:p>0.182569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755127314815">
                <text:p>0.182755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9403125">
                <text:p>0.18294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125497685185">
                <text:p>0.183125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31068287037">
                <text:p>0.183310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495868055556">
                <text:p>0.183495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681053240741">
                <text:p>0.183681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866238425926">
                <text:p>0.183866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051423611111">
                <text:p>0.1840514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236608796296">
                <text:p>0.1842366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421793981481">
                <text:p>0.1844217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606979166667">
                <text:p>0.1846069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792164351852">
                <text:p>0.1847921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977349537037">
                <text:p>0.18497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162534722222">
                <text:p>0.185162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347719907407">
                <text:p>0.1853477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532905092593">
                <text:p>0.1855329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718090277778">
                <text:p>0.185718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903275462963">
                <text:p>0.18590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088460648148">
                <text:p>0.186088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273645833333">
                <text:p>0.1862736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458831018519">
                <text:p>0.186458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644016203704">
                <text:p>0.186644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829201388889">
                <text:p>0.1868292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014386574074">
                <text:p>0.187014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199571759259">
                <text:p>0.187199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384756944444">
                <text:p>0.1873847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56994212963">
                <text:p>0.1875699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755104166667">
                <text:p>0.187755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9403125">
                <text:p>0.18794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125497685185">
                <text:p>0.1881254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31068287037">
                <text:p>0.1883106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495868055556">
                <text:p>0.1884958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681053240741">
                <text:p>0.188681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866238425926">
                <text:p>0.188866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051423611111">
                <text:p>0.1890514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236608796296">
                <text:p>0.1892366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421793981481">
                <text:p>0.1894217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606979166667">
                <text:p>0.1896069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792164351852">
                <text:p>0.1897921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977349537037">
                <text:p>0.18997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162534722222">
                <text:p>0.1901625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347719907407">
                <text:p>0.1903477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532905092593">
                <text:p>0.1905329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718090277778">
                <text:p>0.1907180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903275462963">
                <text:p>0.190903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088460648148">
                <text:p>0.1910884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273645833333">
                <text:p>0.191273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458831018519">
                <text:p>0.1914588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644016203704">
                <text:p>0.1916440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829201388889">
                <text:p>0.1918292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014386574074">
                <text:p>0.1920143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199571759259">
                <text:p>0.1921995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384756944444">
                <text:p>0.1923847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56994212963">
                <text:p>0.1925699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755127314815">
                <text:p>0.1927551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9403125">
                <text:p>0.192940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125497685185">
                <text:p>0.1931254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31068287037">
                <text:p>0.1933106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495868055556">
                <text:p>0.1934958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681053240741">
                <text:p>0.1936810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866238425926">
                <text:p>0.1938662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051423611111">
                <text:p>0.1940514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236608796296">
                <text:p>0.1942366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421793981481">
                <text:p>0.1944217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606979166667">
                <text:p>0.1946069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792164351852">
                <text:p>0.1947921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977349537037">
                <text:p>0.194977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162534722222">
                <text:p>0.1951625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347719907407">
                <text:p>0.1953477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532905092593">
                <text:p>0.1955329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718090277778">
                <text:p>0.1957180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903275462963">
                <text:p>0.195903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088460648148">
                <text:p>0.1960884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273645833333">
                <text:p>0.1962736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458831018519">
                <text:p>0.1964588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644016203704">
                <text:p>0.1966440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829201388889">
                <text:p>0.1968292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014386574074">
                <text:p>0.1970143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199571759259">
                <text:p>0.1971995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384756944444">
                <text:p>0.1973847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56994212963">
                <text:p>0.1975699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755127314815">
                <text:p>0.1977551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9403125">
                <text:p>0.197940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125497685185">
                <text:p>0.1981254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31068287037">
                <text:p>0.1983106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495868055556">
                <text:p>0.1984958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681053240741">
                <text:p>0.1986810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866238425926">
                <text:p>0.1988662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051423611111">
                <text:p>0.1990514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236608796296">
                <text:p>0.1992366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421793981481">
                <text:p>0.1994217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606979166667">
                <text:p>0.1996069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792164351852">
                <text:p>0.1997921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977349537037">
                <text:p>0.199977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162534722222">
                <text:p>0.2001625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347719907407">
                <text:p>0.2003477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532905092593">
                <text:p>0.2005329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718090277778">
                <text:p>0.2007180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903275462963">
                <text:p>0.200903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088460648148">
                <text:p>0.2010884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273645833333">
                <text:p>0.2012736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458831018518">
                <text:p>0.201458831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644016203704">
                <text:p>0.2016440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829201388889">
                <text:p>0.2018292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014386574074">
                <text:p>0.2020143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199571759259">
                <text:p>0.2021995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384756944444">
                <text:p>0.2023847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56994212963">
                <text:p>0.2025699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755127314815">
                <text:p>0.2027551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9403125">
                <text:p>0.202940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125497685185">
                <text:p>0.2031254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31068287037">
                <text:p>0.2033106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495868055556">
                <text:p>0.2034958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681053240741">
                <text:p>0.2036810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866238425926">
                <text:p>0.2038662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051423611111">
                <text:p>0.2040514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236608796296">
                <text:p>0.2042366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421793981481">
                <text:p>0.2044217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606979166667">
                <text:p>0.2046069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792164351852">
                <text:p>0.2047921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977349537037">
                <text:p>0.204977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162534722222">
                <text:p>0.2051625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347719907407">
                <text:p>0.2053477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532905092593">
                <text:p>0.2055329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718090277778">
                <text:p>0.2057180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903275462963">
                <text:p>0.205903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088460648148">
                <text:p>0.2060884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273645833333">
                <text:p>0.2062736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458831018519">
                <text:p>0.2064588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644016203704">
                <text:p>0.2066440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829201388889">
                <text:p>0.2068292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014386574074">
                <text:p>0.2070143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199548611111">
                <text:p>0.2071995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384756944444">
                <text:p>0.2073847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56994212963">
                <text:p>0.2075699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755127314815">
                <text:p>0.2077551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9403125">
                <text:p>0.207940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125474537037">
                <text:p>0.208125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31068287037">
                <text:p>0.2083106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495868055556">
                <text:p>0.2084958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681053240741">
                <text:p>0.2086810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866238425926">
                <text:p>0.2088662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051423611111">
                <text:p>0.2090514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236608796296">
                <text:p>0.2092366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421793981481">
                <text:p>0.2094217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606979166667">
                <text:p>0.2096069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792164351852">
                <text:p>0.2097921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977349537037">
                <text:p>0.209977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162534722222">
                <text:p>0.2101625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347719907407">
                <text:p>0.2103477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532905092593">
                <text:p>0.2105329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718090277778">
                <text:p>0.2107180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903275462963">
                <text:p>0.210903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088460648148">
                <text:p>0.2110884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273645833333">
                <text:p>0.2112736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458831018518">
                <text:p>0.211458831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644016203704">
                <text:p>0.2116440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829201388889">
                <text:p>0.2118292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014386574074">
                <text:p>0.2120143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199571759259">
                <text:p>0.2121995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384756944444">
                <text:p>0.2123847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56994212963">
                <text:p>0.2125699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755127314815">
                <text:p>0.2127551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9403125">
                <text:p>0.212940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125497685185">
                <text:p>0.2131254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31068287037">
                <text:p>0.2133106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495868055556">
                <text:p>0.2134958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681053240741">
                <text:p>0.2136810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866238425926">
                <text:p>0.2138662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051423611111">
                <text:p>0.2140514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236608796296">
                <text:p>0.2142366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421793981482">
                <text:p>0.2144217939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606979166667">
                <text:p>0.2146069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792164351852">
                <text:p>0.2147921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977349537037">
                <text:p>0.214977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162534722222">
                <text:p>0.2151625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347719907407">
                <text:p>0.2153477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532905092593">
                <text:p>0.2155329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718090277778">
                <text:p>0.2157180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903275462963">
                <text:p>0.215903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088460648148">
                <text:p>0.2160884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273645833333">
                <text:p>0.2162736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458831018519">
                <text:p>0.2164588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644016203704">
                <text:p>0.2166440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829201388889">
                <text:p>0.2168292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014386574074">
                <text:p>0.2170143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199571759259">
                <text:p>0.2171995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384756944444">
                <text:p>0.2173847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56994212963">
                <text:p>0.2175699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755127314815">
                <text:p>0.2177551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9403125">
                <text:p>0.217940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125497685185">
                <text:p>0.2181254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31068287037">
                <text:p>0.2183106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495868055556">
                <text:p>0.2184958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681053240741">
                <text:p>0.2186810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866238425926">
                <text:p>0.2188662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051423611111">
                <text:p>0.2190514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236608796296">
                <text:p>0.2192366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421793981481">
                <text:p>0.2194217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606979166667">
                <text:p>0.2196069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792164351852">
                <text:p>0.2197921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977349537037">
                <text:p>0.219977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162534722222">
                <text:p>0.2201625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347719907407">
                <text:p>0.2203477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532905092593">
                <text:p>0.2205329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718090277778">
                <text:p>0.2207180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903275462963">
                <text:p>0.220903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088460648148">
                <text:p>0.2210884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273622685185">
                <text:p>0.2212736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458831018518">
                <text:p>0.221458831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644016203704">
                <text:p>0.2216440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829201388889">
                <text:p>0.2218292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014386574074">
                <text:p>0.2220143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199571759259">
                <text:p>0.2221995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384756944444">
                <text:p>0.2223847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56994212963">
                <text:p>0.2225699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755127314815">
                <text:p>0.2227551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9403125">
                <text:p>0.222940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125497685185">
                <text:p>0.2231254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31068287037">
                <text:p>0.2233106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495844907407">
                <text:p>0.2234958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681053240741">
                <text:p>0.2236810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866238425926">
                <text:p>0.2238662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051423611111">
                <text:p>0.2240514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236608796296">
                <text:p>0.2242366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421793981481">
                <text:p>0.2244217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606979166667">
                <text:p>0.2246069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792164351852">
                <text:p>0.2247921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977349537037">
                <text:p>0.224977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162534722222">
                <text:p>0.2251625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347719907407">
                <text:p>0.2253477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532905092593">
                <text:p>0.2255329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718090277778">
                <text:p>0.2257180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903275462963">
                <text:p>0.225903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088460648148">
                <text:p>0.2260884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273645833333">
                <text:p>0.2262736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458831018519">
                <text:p>0.2264588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644016203704">
                <text:p>0.2266440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829201388889">
                <text:p>0.2268292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014386574074">
                <text:p>0.2270143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199571759259">
                <text:p>0.2271995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384756944444">
                <text:p>0.2273847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56994212963">
                <text:p>0.2275699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755127314815">
                <text:p>0.2277551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9403125">
                <text:p>0.227940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125497685185">
                <text:p>0.2281254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31068287037">
                <text:p>0.2283106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495868055556">
                <text:p>0.2284958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681053240741">
                <text:p>0.2286810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866238425926">
                <text:p>0.2288662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051423611111">
                <text:p>0.2290514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236608796296">
                <text:p>0.2292366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421793981481">
                <text:p>0.2294217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606979166667">
                <text:p>0.2296069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792164351852">
                <text:p>0.2297921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977349537037">
                <text:p>0.229977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162534722222">
                <text:p>0.2301625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347719907407">
                <text:p>0.2303477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532905092593">
                <text:p>0.2305329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718090277778">
                <text:p>0.2307180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903275462963">
                <text:p>0.230903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088460648148">
                <text:p>0.2310884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273645833333">
                <text:p>0.2312736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458831018519">
                <text:p>0.2314588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644016203704">
                <text:p>0.2316440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829201388889">
                <text:p>0.2318292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014386574074">
                <text:p>0.2320143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199571759259">
                <text:p>0.2321995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384756944444">
                <text:p>0.2323847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56994212963">
                <text:p>0.2325699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755127314815">
                <text:p>0.2327551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9403125">
                <text:p>0.232940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125497685185">
                <text:p>0.2331254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31068287037">
                <text:p>0.2333106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495868055556">
                <text:p>0.2334958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681053240741">
                <text:p>0.2336810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866238425926">
                <text:p>0.2338662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051423611111">
                <text:p>0.2340514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236608796296">
                <text:p>0.2342366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421793981481">
                <text:p>0.2344217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606979166667">
                <text:p>0.2346069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792164351852">
                <text:p>0.2347921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977349537037">
                <text:p>0.234977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162534722222">
                <text:p>0.2351625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347719907407">
                <text:p>0.2353477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532905092593">
                <text:p>0.2355329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718090277778">
                <text:p>0.2357180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903275462963">
                <text:p>0.235903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088460648148">
                <text:p>0.2360884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273645833333">
                <text:p>0.2362736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458831018518">
                <text:p>0.236458831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644016203704">
                <text:p>0.2366440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829201388889">
                <text:p>0.2368292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014386574074">
                <text:p>0.2370143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199571759259">
                <text:p>0.2371995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384756944444">
                <text:p>0.2373847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56994212963">
                <text:p>0.2375699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755127314815">
                <text:p>0.2377551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9403125">
                <text:p>0.237940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125497685185">
                <text:p>0.2381254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31068287037">
                <text:p>0.2383106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495868055556">
                <text:p>0.2384958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681053240741">
                <text:p>0.2386810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866238425926">
                <text:p>0.2388662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051423611111">
                <text:p>0.2390514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236608796296">
                <text:p>0.2392366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421793981481">
                <text:p>0.2394217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606979166667">
                <text:p>0.2396069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792164351852">
                <text:p>0.2397921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977349537037">
                <text:p>0.239977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162534722222">
                <text:p>0.2401625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347719907407">
                <text:p>0.2403477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532905092593">
                <text:p>0.2405329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718090277778">
                <text:p>0.2407180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903275462963">
                <text:p>0.240903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088460648148">
                <text:p>0.2410884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273645833333">
                <text:p>0.2412736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458831018519">
                <text:p>0.2414588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644016203704">
                <text:p>0.2416440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829201388889">
                <text:p>0.2418292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014386574074">
                <text:p>0.2420143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199571759259">
                <text:p>0.2421995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384756944444">
                <text:p>0.2423847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56994212963">
                <text:p>0.2425699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755127314815">
                <text:p>0.2427551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9403125">
                <text:p>0.242940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125497685185">
                <text:p>0.2431254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31068287037">
                <text:p>0.2433106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495868055556">
                <text:p>0.2434958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681053240741">
                <text:p>0.2436810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866238425926">
                <text:p>0.2438662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051423611111">
                <text:p>0.2440514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236608796296">
                <text:p>0.2442366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421793981481">
                <text:p>0.2444217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606979166667">
                <text:p>0.2446069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792164351852">
                <text:p>0.2447921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977349537037">
                <text:p>0.244977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162534722222">
                <text:p>0.2451625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347719907407">
                <text:p>0.2453477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532905092593">
                <text:p>0.2455329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718090277778">
                <text:p>0.2457180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903275462963">
                <text:p>0.245903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088460648148">
                <text:p>0.2460884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273645833333">
                <text:p>0.2462736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458831018518">
                <text:p>0.246458831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644016203704">
                <text:p>0.2466440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829201388889">
                <text:p>0.2468292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014386574074">
                <text:p>0.2470143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199571759259">
                <text:p>0.2471995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384756944444">
                <text:p>0.2473847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56994212963">
                <text:p>0.2475699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755127314815">
                <text:p>0.2477551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9403125">
                <text:p>0.247940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125497685185">
                <text:p>0.2481254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31068287037">
                <text:p>0.2483106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495868055556">
                <text:p>0.2484958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681053240741">
                <text:p>0.2486810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866238425926">
                <text:p>0.2488662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051423611111">
                <text:p>0.2490514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236608796296">
                <text:p>0.2492366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421793981481">
                <text:p>0.2494217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606979166667">
                <text:p>0.2496069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792164351852">
                <text:p>0.2497921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977349537037">
                <text:p>0.249977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162534722222">
                <text:p>0.2501625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347719907407">
                <text:p>0.2503477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532905092593">
                <text:p>0.25053290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0718090277778">
                <text:p>0.2507180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903275462963">
                <text:p>0.250903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088460648148">
                <text:p>0.25108846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1273622685185">
                <text:p>0.25127362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1458831018518">
                <text:p>0.251458831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644016203704">
                <text:p>0.2516440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829201388889">
                <text:p>0.25182920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2014386574074">
                <text:p>0.2520143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199571759259">
                <text:p>0.25219957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2384756944444">
                <text:p>0.25238475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256994212963">
                <text:p>0.2525699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755127314815">
                <text:p>0.25275512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29403125">
                <text:p>0.2529403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3125497685185">
                <text:p>0.25312549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331068287037">
                <text:p>0.25331068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3495868055556">
                <text:p>0.25349586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3681030092593">
                <text:p>0.25368103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3866238425926">
                <text:p>0.25386623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4051423611111">
                <text:p>0.25405142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4236608796296">
                <text:p>0.254236608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4421793981481">
                <text:p>0.25442179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4606979166667">
                <text:p>0.25460697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4792164351852">
                <text:p>0.254792164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4977349537037">
                <text:p>0.2549773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5162534722222">
                <text:p>0.25516253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5347719907407">
                <text:p>0.25534771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5532905092593">
                <text:p>0.25553290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5718090277778">
                <text:p>0.25571809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5903275462963">
                <text:p>0.255903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6088460648148">
                <text:p>0.25608846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6273645833333">
                <text:p>0.25627364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6458831018519">
                <text:p>0.256458831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6644016203704">
                <text:p>0.25664401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6829201388889">
                <text:p>0.25682920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7014386574074">
                <text:p>0.25701438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7199571759259">
                <text:p>0.25719957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7384756944444">
                <text:p>0.25738475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756994212963">
                <text:p>0.25756994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7755127314815">
                <text:p>0.25775512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7940289351852">
                <text:p>0.25794028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8125497685185">
                <text:p>0.25812549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831068287037">
                <text:p>0.25831068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8495868055556">
                <text:p>0.25849586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8681053240741">
                <text:p>0.25868105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8866238425926">
                <text:p>0.25886623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9051423611111">
                <text:p>0.25905142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9236608796296">
                <text:p>0.259236608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9421793981481">
                <text:p>0.25942179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9606979166667">
                <text:p>0.25960697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9792164351852">
                <text:p>0.259792164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9977349537037">
                <text:p>0.2599773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0162534722222">
                <text:p>0.26016253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0347719907407">
                <text:p>0.26034771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0532905092593">
                <text:p>0.26053290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0718090277778">
                <text:p>0.26071809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0903275462963">
                <text:p>0.260903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1088460648148">
                <text:p>0.26108846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1273645833333">
                <text:p>0.26127364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1458831018518">
                <text:p>0.261458831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1644016203704">
                <text:p>0.26164401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1829201388889">
                <text:p>0.26182920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2014386574074">
                <text:p>0.26201438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2199571759259">
                <text:p>0.26219957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2384756944444">
                <text:p>0.26238475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256994212963">
                <text:p>0.26256994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2755127314815">
                <text:p>0.26275512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29403125">
                <text:p>0.2629403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3125497685185">
                <text:p>0.26312549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331068287037">
                <text:p>0.26331068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3495868055556">
                <text:p>0.26349586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3681053240741">
                <text:p>0.26368105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3866238425926">
                <text:p>0.26386623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4051423611111">
                <text:p>0.26405142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4236608796296">
                <text:p>0.264236608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4421793981482">
                <text:p>0.2644217939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4606979166667">
                <text:p>0.26460697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4792164351852">
                <text:p>0.264792164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4977349537037">
                <text:p>0.2649773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5162534722222">
                <text:p>0.26516253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5347719907407">
                <text:p>0.26534771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5532905092593">
                <text:p>0.26553290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5718090277778">
                <text:p>0.26571809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5903275462963">
                <text:p>0.265903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6088460648148">
                <text:p>0.26608846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6273622685185">
                <text:p>0.2662736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6458831018519">
                <text:p>0.26645883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6644016203704">
                <text:p>0.26664401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6829201388889">
                <text:p>0.2668292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7014386574074">
                <text:p>0.2670143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7199571759259">
                <text:p>0.26719957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7384756944444">
                <text:p>0.2673847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756994212963">
                <text:p>0.26756994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7755127314815">
                <text:p>0.2677551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79403125">
                <text:p>0.2679403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8125497685185">
                <text:p>0.2681254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831068287037">
                <text:p>0.2683106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8495868055556">
                <text:p>0.2684958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8681053240741">
                <text:p>0.2686810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8866238425926">
                <text:p>0.2688662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9051423611111">
                <text:p>0.2690514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9236608796296">
                <text:p>0.2692366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9421793981481">
                <text:p>0.2694217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9606979166667">
                <text:p>0.2696069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9792164351852">
                <text:p>0.2697921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9977349537037">
                <text:p>0.2699773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0162534722222">
                <text:p>0.2701625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0347719907407">
                <text:p>0.2703477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0532905092593">
                <text:p>0.2705329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0718090277778">
                <text:p>0.27071809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0903275462963">
                <text:p>0.2709032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1088460648148">
                <text:p>0.2710884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1273645833333">
                <text:p>0.2712736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1458831018518">
                <text:p>0.271458831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1644016203704">
                <text:p>0.2716440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1829201388889">
                <text:p>0.2718292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2014386574074">
                <text:p>0.2720143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2199571759259">
                <text:p>0.2721995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2384756944444">
                <text:p>0.2723847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256994212963">
                <text:p>0.2725699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2755127314815">
                <text:p>0.2727551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29403125">
                <text:p>0.2729403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3125497685185">
                <text:p>0.2731254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331068287037">
                <text:p>0.2733106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3495868055556">
                <text:p>0.2734958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3681053240741">
                <text:p>0.2736810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3866238425926">
                <text:p>0.2738662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4051423611111">
                <text:p>0.2740514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4236608796296">
                <text:p>0.2742366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4421793981481">
                <text:p>0.2744217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4606979166667">
                <text:p>0.2746069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4792164351852">
                <text:p>0.2747921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4977349537037">
                <text:p>0.2749773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5162534722222">
                <text:p>0.2751625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5347719907407">
                <text:p>0.2753477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5532905092593">
                <text:p>0.2755329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5718090277778">
                <text:p>0.27571809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5903275462963">
                <text:p>0.2759032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6088460648148">
                <text:p>0.2760884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6273645833333">
                <text:p>0.2762736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6458831018519">
                <text:p>0.27645883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6644016203704">
                <text:p>0.2766440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6829201388889">
                <text:p>0.2768292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7014386574074">
                <text:p>0.2770143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7199571759259">
                <text:p>0.2771995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7384756944444">
                <text:p>0.2773847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756994212963">
                <text:p>0.2775699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7755127314815">
                <text:p>0.2777551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79403125">
                <text:p>0.2779403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8125497685185">
                <text:p>0.2781254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831068287037">
                <text:p>0.2783106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8495868055556">
                <text:p>0.2784958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8681053240741">
                <text:p>0.2786810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8866238425926">
                <text:p>0.2788662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9051423611111">
                <text:p>0.2790514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9236608796296">
                <text:p>0.2792366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9421793981481">
                <text:p>0.2794217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9606979166667">
                <text:p>0.2796069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9792164351852">
                <text:p>0.27979216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9977349537037">
                <text:p>0.2799773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0162534722222">
                <text:p>0.2801625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0347719907407">
                <text:p>0.2803477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0532905092593">
                <text:p>0.2805329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0718090277778">
                <text:p>0.28071809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0903275462963">
                <text:p>0.2809032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1088460648148">
                <text:p>0.2810884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1273645833333">
                <text:p>0.2812736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1458831018519">
                <text:p>0.28145883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1644016203704">
                <text:p>0.2816440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1829201388889">
                <text:p>0.2818292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2014386574074">
                <text:p>0.2820143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2199571759259">
                <text:p>0.2821995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2384756944444">
                <text:p>0.2823847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2569918981481">
                <text:p>0.28256991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2755127314815">
                <text:p>0.28275512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29403125">
                <text:p>0.282940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3125497685185">
                <text:p>0.2831254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331068287037">
                <text:p>0.2833106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3495868055556">
                <text:p>0.2834958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3681053240741">
                <text:p>0.2836810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3866238425926">
                <text:p>0.2838662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4051423611111">
                <text:p>0.2840514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4236608796296">
                <text:p>0.2842366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4421793981481">
                <text:p>0.28442179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4606979166667">
                <text:p>0.28460697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4792164351852">
                <text:p>0.28479216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4977349537037">
                <text:p>0.2849773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5162534722222">
                <text:p>0.2851625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5347719907407">
                <text:p>0.28534771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5532905092593">
                <text:p>0.28553290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5718090277778">
                <text:p>0.2857180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5903275462963">
                <text:p>0.2859032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6088460648148">
                <text:p>0.2860884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6273645833333">
                <text:p>0.2862736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6458831018519">
                <text:p>0.28645883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6644016203704">
                <text:p>0.2866440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6829201388889">
                <text:p>0.2868292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7014386574074">
                <text:p>0.2870143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7199571759259">
                <text:p>0.2871995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7384733796296">
                <text:p>0.28738473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756994212963">
                <text:p>0.28756994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7755127314815">
                <text:p>0.28775512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79403125">
                <text:p>0.287940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8125497685185">
                <text:p>0.2881254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831068287037">
                <text:p>0.2883106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8495868055555">
                <text:p>0.28849586805555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8681053240741">
                <text:p>0.2886810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8866238425926">
                <text:p>0.2888662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9051423611111">
                <text:p>0.2890514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9236608796296">
                <text:p>0.2892366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9421770833333">
                <text:p>0.28942177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9606979166667">
                <text:p>0.28960697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9792164351852">
                <text:p>0.28979216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9977349537037">
                <text:p>0.2899773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0162534722222">
                <text:p>0.2901625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0347719907407">
                <text:p>0.29034771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0532905092593">
                <text:p>0.29053290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0718090277778">
                <text:p>0.2907180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0903275462963">
                <text:p>0.2909032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1088460648148">
                <text:p>0.2910884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1273645833333">
                <text:p>0.2912736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1458831018519">
                <text:p>0.29145883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1644016203704">
                <text:p>0.2916440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1829201388889">
                <text:p>0.2918292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2014386574074">
                <text:p>0.2920143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2199571759259">
                <text:p>0.2921995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2384756944444">
                <text:p>0.2923847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256994212963">
                <text:p>0.29256994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2755127314815">
                <text:p>0.29275512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29403125">
                <text:p>0.292940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3125497685185">
                <text:p>0.2931254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331068287037">
                <text:p>0.2933106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3495868055556">
                <text:p>0.2934958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3681053240741">
                <text:p>0.2936810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3866238425926">
                <text:p>0.2938662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4051423611111">
                <text:p>0.2940514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4236608796296">
                <text:p>0.2942366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4421793981481">
                <text:p>0.29442179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4606979166667">
                <text:p>0.29460697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4792164351852">
                <text:p>0.29479216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4977349537037">
                <text:p>0.2949773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5162534722222">
                <text:p>0.2951625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5347719907407">
                <text:p>0.29534771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5532905092593">
                <text:p>0.29553290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571806712963">
                <text:p>0.2957180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5903275462963">
                <text:p>0.2959032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6088460648148">
                <text:p>0.2960884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6273645833333">
                <text:p>0.2962736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645880787037">
                <text:p>0.29645880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6644016203704">
                <text:p>0.2966440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6829201388889">
                <text:p>0.2968292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7014386574074">
                <text:p>0.2970143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7199571759259">
                <text:p>0.2971995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7384756944444">
                <text:p>0.29738475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756994212963">
                <text:p>0.29756994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7755127314815">
                <text:p>0.297755127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79403125">
                <text:p>0.297940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8125497685185">
                <text:p>0.2981254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831068287037">
                <text:p>0.2983106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8495868055556">
                <text:p>0.2984958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8681053240741">
                <text:p>0.298681053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8866238425926">
                <text:p>0.2988662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9051423611111">
                <text:p>0.29905142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9236608796296">
                <text:p>0.2992366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9421793981481">
                <text:p>0.29942179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9606979166667">
                <text:p>0.29960697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9792164351852">
                <text:p>0.299792164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9977349537037">
                <text:p>0.2999773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0162534722222">
                <text:p>0.30016253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0347719907407">
                <text:p>0.30034771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0532905092593">
                <text:p>0.30053290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0718090277778">
                <text:p>0.30071809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0903275462963">
                <text:p>0.3009032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1088460648148">
                <text:p>0.30108846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1273645833333">
                <text:p>0.301273645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1458831018519">
                <text:p>0.301458831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1644016203704">
                <text:p>0.30164401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1829201388889">
                <text:p>0.30182920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2014386574074">
                <text:p>0.302014386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2199571759259">
                <text:p>0.302199571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2384756944444">
                <text:p>0.30238475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256994212963">
                <text:p>0.302569942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2755127314815">
                <text:p>0.302755127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29403125">
                <text:p>0.3029403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3125497685185">
                <text:p>0.303125497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331068287037">
                <text:p>0.303310682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3495868055556">
                <text:p>0.303495868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3681053240741">
                <text:p>0.303681053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3866238425926">
                <text:p>0.303866238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4051423611111">
                <text:p>0.30405142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4236608796296">
                <text:p>0.304236608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4421793981481">
                <text:p>0.30442179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4606979166667">
                <text:p>0.30460697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4792164351852">
                <text:p>0.304792164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4977349537037">
                <text:p>0.3049773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5162534722222">
                <text:p>0.30516253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5347719907407">
                <text:p>0.30534771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5532905092593">
                <text:p>0.30553290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5718090277778">
                <text:p>0.30571809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5903275462963">
                <text:p>0.3059032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6088460648148">
                <text:p>0.30608846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6273645833333">
                <text:p>0.306273645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6458831018519">
                <text:p>0.306458831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6644016203704">
                <text:p>0.30664401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6829201388889">
                <text:p>0.30682920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7014386574074">
                <text:p>0.307014386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7199571759259">
                <text:p>0.307199571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7384756944444">
                <text:p>0.307384756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756994212963">
                <text:p>0.307569942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7755127314815">
                <text:p>0.307755127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79403125">
                <text:p>0.3079403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8125497685185">
                <text:p>0.30812549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831068287037">
                <text:p>0.30831068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8495868055556">
                <text:p>0.308495868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8681053240741">
                <text:p>0.30868105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8866238425926">
                <text:p>0.30886623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9051423611111">
                <text:p>0.309051423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9236608796296">
                <text:p>0.309236608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9421793981481">
                <text:p>0.309421793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9606979166667">
                <text:p>0.309606979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9792164351852">
                <text:p>0.309792164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9977349537037">
                <text:p>0.3099773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0162534722222">
                <text:p>0.31016253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0347719907407">
                <text:p>0.31034771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0532905092593">
                <text:p>0.31053290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0718090277778">
                <text:p>0.31071809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0903275462963">
                <text:p>0.3109032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1088460648148">
                <text:p>0.311088460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1273645833333">
                <text:p>0.311273645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1458831018518">
                <text:p>0.3114588310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1644016203704">
                <text:p>0.311644016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1829201388889">
                <text:p>0.311829201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2014386574074">
                <text:p>0.312014386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2199571759259">
                <text:p>0.312199571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2384756944444">
                <text:p>0.312384756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256994212963">
                <text:p>0.312569942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2755127314815">
                <text:p>0.312755127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29403125">
                <text:p>0.3129403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3125497685185">
                <text:p>0.31312549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331068287037">
                <text:p>0.31331068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3495868055556">
                <text:p>0.313495868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3681053240741">
                <text:p>0.31368105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3866238425926">
                <text:p>0.31386623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4051423611111">
                <text:p>0.314051423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4236608796296">
                <text:p>0.314236608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4421793981482">
                <text:p>0.31442179398148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4606979166667">
                <text:p>0.314606979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4792164351852">
                <text:p>0.314792164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4977349537037">
                <text:p>0.3149773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5162534722222">
                <text:p>0.31516253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5347719907407">
                <text:p>0.31534771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5532905092593">
                <text:p>0.31553290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5718090277778">
                <text:p>0.31571809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5903275462963">
                <text:p>0.3159032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6088460648148">
                <text:p>0.316088460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6273645833333">
                <text:p>0.316273645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6458831018518">
                <text:p>0.3164588310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6644016203704">
                <text:p>0.316644016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6829201388889">
                <text:p>0.316829201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7014386574074">
                <text:p>0.317014386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7199571759259">
                <text:p>0.317199571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7384756944444">
                <text:p>0.317384756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756994212963">
                <text:p>0.317569942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7755127314815">
                <text:p>0.317755127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79403125">
                <text:p>0.3179403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8125497685185">
                <text:p>0.318125497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831068287037">
                <text:p>0.318310682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8495868055556">
                <text:p>0.318495868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8681053240741">
                <text:p>0.318681053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8866238425926">
                <text:p>0.318866238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9051423611111">
                <text:p>0.319051423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9236608796296">
                <text:p>0.319236608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9421793981481">
                <text:p>0.319421793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9606979166667">
                <text:p>0.319606979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9792164351852">
                <text:p>0.319792164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9977349537037">
                <text:p>0.31997734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0162534722222">
                <text:p>0.320162534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0347719907407">
                <text:p>0.320347719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0532905092593">
                <text:p>0.320532905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0718090277778">
                <text:p>0.320718090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0903275462963">
                <text:p>0.320903275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1088460648148">
                <text:p>0.321088460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1273645833333">
                <text:p>0.321273645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1458831018518">
                <text:p>0.3214588310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1644016203704">
                <text:p>0.3216440162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1829201388889">
                <text:p>0.3218292013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2014386574074">
                <text:p>0.322014386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2199571759259">
                <text:p>0.322199571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2384756944444">
                <text:p>0.3223847569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256994212963">
                <text:p>0.322569942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2755127314815">
                <text:p>0.3227551273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229403125">
                <text:p>0.322940312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23125497685185">
                <text:p>0.3231254976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2331068287037">
                <text:p>0.3233106828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23495868055556">
                <text:p>0.3234958680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23681053240741">
                <text:p>0.3236810532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23866238425926">
                <text:p>0.32386623842592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24051423611111">
                <text:p>0.32405142361111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24236608796296">
                <text:p>0.32423660879629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4421770833333">
                <text:p>0.32442177083333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4606979166667">
                <text:p>0.3246069791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4641689814815">
                <text:p>0.32464168981481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